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adornments="Standard" style:font-pitch="variable"/>
    <style:font-face style:name="Open Sans Semibold" svg:font-family="'Open Sans Semibold'" style:font-adornments="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34mm"/>
    </style:style>
    <style:style style:name="co4" style:family="table-column">
      <style:table-column-properties fo:break-before="auto" style:column-width="34.38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47.59mm"/>
    </style:style>
    <style:style style:name="co7" style:family="table-column">
      <style:table-column-properties fo:break-before="page" style:column-width="26.28mm"/>
    </style:style>
    <style:style style:name="co8" style:family="table-column">
      <style:table-column-properties fo:break-before="auto" style:column-width="22.44mm"/>
    </style:style>
    <style:style style:name="co9" style:family="table-column">
      <style:table-column-properties fo:break-before="auto" style:column-width="19.46mm"/>
    </style:style>
    <style:style style:name="co10" style:family="table-column">
      <style:table-column-properties fo:break-before="auto" style:column-width="14.34mm"/>
    </style:style>
    <style:style style:name="co11" style:family="table-column">
      <style:table-column-properties fo:break-before="auto" style:column-width="35.22mm"/>
    </style:style>
    <style:style style:name="co12" style:family="table-column">
      <style:table-column-properties fo:break-before="auto" style:column-width="21.17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45.0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32.24mm"/>
    </style:style>
    <style:style style:name="co17" style:family="table-column">
      <style:table-column-properties fo:break-before="page" style:column-width="44.19mm"/>
    </style:style>
    <style:style style:name="co18" style:family="table-column">
      <style:table-column-properties fo:break-before="auto" style:column-width="28.42mm"/>
    </style:style>
    <style:style style:name="co19" style:family="table-column">
      <style:table-column-properties fo:break-before="auto" style:column-width="39.92mm"/>
    </style:style>
    <style:style style:name="co20" style:family="table-column">
      <style:table-column-properties fo:break-before="auto" style:column-width="25.44mm"/>
    </style:style>
    <style:style style:name="co21" style:family="table-column">
      <style:table-column-properties fo:break-before="auto" style:column-width="31.4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27.99mm"/>
    </style:style>
    <style:style style:name="co24" style:family="table-column">
      <style:table-column-properties fo:break-before="auto" style:column-width="33.53mm"/>
    </style:style>
    <style:style style:name="co25" style:family="table-column">
      <style:table-column-properties fo:break-before="page" style:column-width="41.2mm"/>
    </style:style>
    <style:style style:name="co26" style:family="table-column">
      <style:table-column-properties fo:break-before="auto" style:column-width="43.76mm"/>
    </style:style>
    <style:style style:name="co27" style:family="table-column">
      <style:table-column-properties fo:break-before="auto" style:column-width="27.13mm"/>
    </style:style>
    <style:style style:name="co28" style:family="table-column">
      <style:table-column-properties fo:break-before="auto" style:column-width="42.05mm"/>
    </style:style>
    <style:style style:name="co29" style:family="table-column">
      <style:table-column-properties fo:break-before="auto" style:column-width="56.97mm"/>
    </style:style>
    <style:style style:name="co30" style:family="table-column">
      <style:table-column-properties fo:break-before="auto" style:column-width="34.8mm"/>
    </style:style>
    <style:style style:name="co31" style:family="table-column">
      <style:table-column-properties fo:break-before="page" style:column-width="26.71mm"/>
    </style:style>
    <style:style style:name="co32" style:family="table-column">
      <style:table-column-properties fo:break-before="auto" style:column-width="24.15mm"/>
    </style:style>
    <style:style style:name="co33" style:family="table-column">
      <style:table-column-properties fo:break-before="auto" style:column-width="26.28mm"/>
    </style:style>
    <style:style style:name="co34" style:family="table-column">
      <style:table-column-properties fo:break-before="auto" style:column-width="20.32mm"/>
    </style:style>
    <style:style style:name="co35" style:family="table-column">
      <style:table-column-properties fo:break-before="auto" style:column-width="22.01mm"/>
    </style:style>
    <style:style style:name="co36" style:family="table-column">
      <style:table-column-properties fo:break-before="auto" style:column-width="19.03mm"/>
    </style:style>
    <style:style style:name="co37" style:family="table-column">
      <style:table-column-properties fo:break-before="auto" style:column-width="24.99mm"/>
    </style:style>
    <style:style style:name="co38" style:family="table-column">
      <style:table-column-properties fo:break-before="auto" style:column-width="23.3mm"/>
    </style:style>
    <style:style style:name="co39" style:family="table-column">
      <style:table-column-properties fo:break-before="page" style:column-width="24.57mm"/>
    </style:style>
    <style:style style:name="co40" style:family="table-column">
      <style:table-column-properties fo:break-before="auto" style:column-width="25.86mm"/>
    </style:style>
    <style:style style:name="co41" style:family="table-column">
      <style:table-column-properties fo:break-before="auto" style:column-width="30.55mm"/>
    </style:style>
    <style:style style:name="co42" style:family="table-column">
      <style:table-column-properties fo:break-before="page" style:column-width="27.99mm"/>
    </style:style>
    <style:style style:name="co43" style:family="table-column">
      <style:table-column-properties fo:break-before="auto" style:column-width="33.11mm"/>
    </style:style>
    <style:style style:name="co44" style:family="table-column">
      <style:table-column-properties fo:break-before="auto" style:column-width="22.88mm"/>
    </style:style>
    <style:style style:name="co45" style:family="table-column">
      <style:table-column-properties fo:break-before="auto" style:column-width="39.49mm"/>
    </style:style>
    <style:style style:name="co46" style:family="table-column">
      <style:table-column-properties fo:break-before="auto" style:column-width="39.07mm"/>
    </style:style>
    <style:style style:name="co47" style:family="table-column">
      <style:table-column-properties fo:break-before="page" style:column-width="22.01mm"/>
    </style:style>
    <style:style style:name="co48" style:family="table-column">
      <style:table-column-properties fo:break-before="auto" style:column-width="62.51mm"/>
    </style:style>
    <style:style style:name="co49" style:family="table-column">
      <style:table-column-properties fo:break-before="auto" style:column-width="50.15mm"/>
    </style:style>
    <style:style style:name="co50" style:family="table-column">
      <style:table-column-properties fo:break-before="auto" style:column-width="67.2mm"/>
    </style:style>
    <style:style style:name="co51" style:family="table-column">
      <style:table-column-properties fo:break-before="auto" style:column-width="54.84mm"/>
    </style:style>
    <style:style style:name="co52" style:family="table-column">
      <style:table-column-properties fo:break-before="page" style:column-width="37.78mm"/>
    </style:style>
    <style:style style:name="co53" style:family="table-column">
      <style:table-column-properties fo:break-before="auto" style:column-width="42.47mm"/>
    </style:style>
    <style:style style:name="co54" style:family="table-column">
      <style:table-column-properties fo:break-before="auto" style:column-width="46.74mm"/>
    </style:style>
    <style:style style:name="co55" style:family="table-column">
      <style:table-column-properties fo:break-before="page" style:column-width="18.61mm"/>
    </style:style>
    <style:style style:name="co56" style:family="table-column">
      <style:table-column-properties fo:break-before="auto" style:column-width="27.55mm"/>
    </style:style>
    <style:style style:name="co57" style:family="table-column">
      <style:table-column-properties fo:break-before="auto" style:column-width="18.61mm"/>
    </style:style>
    <style:style style:name="co58" style:family="table-column">
      <style:table-column-properties fo:break-before="auto" style:column-width="21.59mm"/>
    </style:style>
    <style:style style:name="co59" style:family="table-column">
      <style:table-column-properties fo:break-before="auto" style:column-width="24.57mm"/>
    </style:style>
    <style:style style:name="co60" style:family="table-column">
      <style:table-column-properties fo:break-before="page" style:column-width="28.42mm"/>
    </style:style>
    <style:style style:name="co61" style:family="table-column">
      <style:table-column-properties fo:break-before="auto" style:column-width="38.22mm"/>
    </style:style>
    <style:style style:name="co62" style:family="table-column">
      <style:table-column-properties fo:break-before="auto" style:column-width="51.86mm"/>
    </style:style>
    <style:style style:name="co63" style:family="table-column">
      <style:table-column-properties fo:break-before="auto" style:column-width="54.42mm"/>
    </style:style>
    <style:style style:name="co64" style:family="table-column">
      <style:table-column-properties fo:break-before="page" style:column-width="42.05mm"/>
    </style:style>
    <style:style style:name="co65" style:family="table-column">
      <style:table-column-properties fo:break-before="auto" style:column-width="55.69mm"/>
    </style:style>
    <style:style style:name="co66" style:family="table-column">
      <style:table-column-properties fo:break-before="auto" style:column-width="60.38mm"/>
    </style:style>
    <style:style style:name="co67" style:family="table-column">
      <style:table-column-properties fo:break-before="page" style:column-width="46.74mm"/>
    </style:style>
    <style:style style:name="co68" style:family="table-column">
      <style:table-column-properties fo:break-before="auto" style:column-width="48.88mm"/>
    </style:style>
    <style:style style:name="co69" style:family="table-column">
      <style:table-column-properties fo:break-before="auto" style:column-width="30.11mm"/>
    </style:style>
    <style:style style:name="co70" style:family="table-column">
      <style:table-column-properties fo:break-before="auto" style:column-width="66.78mm"/>
    </style:style>
    <style:style style:name="co71" style:family="table-column">
      <style:table-column-properties fo:break-before="auto" style:column-width="15.56mm"/>
    </style:style>
    <style:style style:name="co72" style:family="table-column">
      <style:table-column-properties fo:break-before="auto" style:column-width="51.49mm"/>
    </style:style>
    <style:style style:name="co73" style:family="table-column">
      <style:table-column-properties fo:break-before="auto" style:column-width="40.78mm"/>
    </style:style>
    <style:style style:name="co74" style:family="table-column">
      <style:table-column-properties fo:break-before="auto" style:column-width="85.85mm"/>
    </style:style>
    <style:style style:name="co75" style:family="table-column">
      <style:table-column-properties fo:break-before="auto" style:column-width="225.13mm"/>
    </style:style>
    <style:style style:name="co76" style:family="table-column">
      <style:table-column-properties fo:break-before="auto" style:column-width="39.3mm"/>
    </style:style>
    <style:style style:name="co77" style:family="table-column">
      <style:table-column-properties fo:break-before="auto" style:column-width="79.57mm"/>
    </style:style>
    <style:style style:name="co78" style:family="table-column">
      <style:table-column-properties fo:break-before="auto" style:column-width="67.38mm"/>
    </style:style>
    <style:style style:name="co79" style:family="table-column">
      <style:table-column-properties fo:break-before="auto" style:column-width="15.28mm"/>
    </style:style>
    <style:style style:name="co80" style:family="table-column">
      <style:table-column-properties fo:break-before="auto" style:column-width="14.45mm"/>
    </style:style>
    <style:style style:name="co81" style:family="table-column">
      <style:table-column-properties fo:break-before="auto" style:column-width="38.56mm"/>
    </style:style>
    <style:style style:name="co82" style:family="table-column">
      <style:table-column-properties fo:break-before="auto" style:column-width="31.91mm"/>
    </style:style>
    <style:style style:name="co83" style:family="table-column">
      <style:table-column-properties fo:break-before="auto" style:column-width="36.62mm"/>
    </style:style>
    <style:style style:name="co84" style:family="table-column">
      <style:table-column-properties fo:break-before="auto" style:column-width="59.34mm"/>
    </style:style>
    <style:style style:name="co85" style:family="table-column">
      <style:table-column-properties fo:break-before="auto" style:column-width="59.88mm"/>
    </style:style>
    <style:style style:name="co86" style:family="table-column">
      <style:table-column-properties fo:break-before="auto" style:column-width="16.12mm"/>
    </style:style>
    <style:style style:name="co87" style:family="table-column">
      <style:table-column-properties fo:break-before="auto" style:column-width="11.68mm"/>
    </style:style>
    <style:style style:name="co88" style:family="table-column">
      <style:table-column-properties fo:break-before="auto" style:column-width="9.47mm"/>
    </style:style>
    <style:style style:name="co89" style:family="table-column">
      <style:table-column-properties fo:break-before="auto" style:column-width="18.06mm"/>
    </style:style>
    <style:style style:name="co90" style:family="table-column">
      <style:table-column-properties fo:break-before="auto" style:column-width="17.22mm"/>
    </style:style>
    <style:style style:name="co91" style:family="table-column">
      <style:table-column-properties fo:break-before="auto" style:column-width="59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4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Heading1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bottom" style:vertical-align="automatic"/>
      <style:paragraph-properties fo:text-align="start"/>
      <style:text-properties fo:color="#000000" style:text-outline="false" style:text-line-through-style="none" style:text-line-through-type="none" style:font-name="Open Sans Semibold" fo:font-size="12pt" fo:font-style="normal" fo:text-shadow="none" style:text-underline-style="none" fo:font-weight="600" style:font-size-asian="12pt" style:font-style-asian="normal" style:font-weight-asian="600" style:font-size-complex="12pt" style:font-style-complex="normal" style:font-weight-complex="600" style:text-overline-style="none" style:text-overline-color="font-color"/>
    </style:style>
    <style:style style:name="ce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25"/>
    <style:style style:name="ce16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bottom" style:vertical-align="automatic"/>
      <style:paragraph-properties fo:text-align="start"/>
      <style:text-properties fo:color="#000000" style:text-outline="false" style:text-line-through-style="none" style:text-line-through-type="none" style:font-name="Open Sans Semibold" fo:font-size="12pt" fo:font-style="normal" fo:text-shadow="none" style:text-underline-style="none" fo:font-weight="600" style:font-size-asian="12pt" style:font-style-asian="normal" style:font-weight-asian="600" style:font-size-complex="12pt" style:font-style-complex="normal" style:font-weight-complex="600" style:text-overline-style="none" style:text-overline-color="font-color"/>
    </style:style>
    <style:style style:name="ce29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bottom" style:vertical-align="automatic"/>
      <style:paragraph-properties fo:text-align="start"/>
      <style:text-properties fo:color="#000000" style:text-outline="false" style:text-line-through-style="none" style:text-line-through-type="none" style:font-name="Open Sans Semibold" fo:font-size="12pt" fo:font-style="normal" fo:text-shadow="none" style:text-underline-style="none" fo:font-weight="600" style:font-size-asian="12pt" style:font-style-asian="normal" style:font-weight-asian="600" style:font-size-complex="12pt" style:font-style-complex="normal" style:font-weight-complex="600" style:text-overline-style="none" style:text-overline-color="font-color"/>
    </style:style>
    <style:style style:name="ce36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bottom" style:vertical-align="automatic"/>
      <style:paragraph-properties fo:text-align="start"/>
      <style:text-properties fo:color="#000000" style:text-outline="false" style:text-line-through-style="none" style:text-line-through-type="none" style:font-name="Open Sans Semibold" fo:font-size="12pt" fo:font-style="normal" fo:text-shadow="none" style:text-underline-style="none" fo:font-weight="600" style:font-size-asian="12pt" style:font-style-asian="normal" style:font-weight-asian="600" style:font-size-complex="12pt" style:font-style-complex="normal" style:font-weight-complex="600" style:text-overline-style="none" style:text-overline-color="font-color"/>
    </style:style>
    <style:style style:name="ce54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bottom" style:vertical-align="automatic"/>
      <style:paragraph-properties fo:text-align="start"/>
      <style:text-properties fo:color="#000000" style:text-outline="false" style:text-line-through-style="none" style:text-line-through-type="none" style:font-name="Open Sans Semibold" fo:font-size="12pt" fo:language="de" fo:country="DE" fo:font-style="normal" fo:text-shadow="none" style:text-underline-style="none" fo:font-weight="600" style:text-underline-mode="continuous" style:text-overline-mode="continuous" style:text-line-through-mode="continuous" style:font-size-asian="12pt" style:language-asian="zh" style:country-asian="CN" style:font-style-asian="normal" style:font-weight-asian="600" style:font-size-complex="12pt" style:language-complex="hi" style:country-complex="IN" style:font-style-complex="normal" style:font-weight-complex="600" style:text-emphasize="none" style:font-relief="none" style:text-overline-style="none" style:text-overline-color="font-color"/>
    </style:style>
    <style:style style:name="ce65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bottom" style:vertical-align="automatic"/>
      <style:paragraph-properties fo:text-align="start"/>
      <style:text-properties fo:color="#000000" style:text-outline="false" style:text-line-through-style="none" style:text-line-through-type="none" style:font-name="Open Sans Semibold" fo:font-size="12pt" fo:font-style="normal" fo:text-shadow="none" style:text-underline-style="none" fo:font-weight="600" style:font-size-asian="12pt" style:font-style-asian="normal" style:font-weight-asian="600" style:font-size-complex="12pt" style:font-style-complex="normal" style:font-weight-complex="600" style:text-overline-style="none" style:text-overline-color="font-color"/>
    </style:style>
    <style:style style:name="ce74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bottom" style:vertical-align="automatic"/>
      <style:paragraph-properties fo:text-align="start"/>
      <style:text-properties fo:color="#000000" style:text-outline="false" style:text-line-through-style="none" style:text-line-through-type="none" style:font-name="Open Sans Semibold" fo:font-size="12pt" fo:font-style="normal" fo:text-shadow="none" style:text-underline-style="none" fo:font-weight="600" style:font-size-asian="12pt" style:font-style-asian="normal" style:font-weight-asian="600" style:font-size-complex="12pt" style:font-style-complex="normal" style:font-weight-complex="600" style:text-overline-style="none" style:text-overline-color="font-color"/>
    </style:style>
    <style:style style:name="ce83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bottom" style:vertical-align="automatic"/>
      <style:paragraph-properties fo:text-align="start"/>
      <style:text-properties fo:color="#000000" style:text-outline="false" style:text-line-through-style="none" style:text-line-through-type="none" style:font-name="Open Sans Semibold" fo:font-size="12pt" fo:font-style="normal" fo:text-shadow="none" style:text-underline-style="none" fo:font-weight="600" style:font-size-asian="12pt" style:font-style-asian="normal" style:font-weight-asian="600" style:font-size-complex="12pt" style:font-style-complex="normal" style:font-weight-complex="600" style:text-overline-style="none" style:text-overline-color="font-color"/>
    </style:style>
    <style:style style:name="ce92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bottom" style:vertical-align="automatic"/>
      <style:paragraph-properties fo:text-align="start"/>
      <style:text-properties fo:color="#000000" style:text-outline="false" style:text-line-through-style="none" style:text-line-through-type="none" style:font-name="Open Sans Semibold" fo:font-size="12pt" fo:font-style="normal" fo:text-shadow="none" style:text-underline-style="none" fo:font-weight="600" style:font-size-asian="12pt" style:font-style-asian="normal" style:font-weight-asian="600" style:font-size-complex="12pt" style:font-style-complex="normal" style:font-weight-complex="600" style:text-overline-style="none" style:text-overline-color="font-color"/>
    </style:style>
    <style:style style:name="ce98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bottom" style:vertical-align="automatic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" style:family="table-cell" style:parent-style-name="Default" style:data-style-name="N2"/>
    <style:style style:name="ce46" style:family="table-cell" style:parent-style-name="Default" style:data-style-name="N109"/>
    <style:style style:name="ce47" style:family="table-cell" style:parent-style-name="Default" style:data-style-name="N11"/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font-name="Open Sans" style:font-name-asian="WenQuanYi Micro Hei" style:font-name-complex="Lohit Devanagari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/>
    <style:style style:name="ce38" style:family="table-cell" style:parent-style-name="Default" style:data-style-name="N125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41" style:family="table-cell" style:parent-style-name="Default" style:data-style-name="N1"/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2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14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9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Ope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Grundnahrungsmittel" table:style-name="ta1">
        <office:forms form:automatic-focus="false" form:apply-design-mode="false"/>
        <table:table-header-columns>
          <table:table-column table:style-name="co1" table:default-cell-style-name="ce5"/>
        </table:table-header-columns>
        <table:table-column table:style-name="co2" table:default-cell-style-name="ce5"/>
        <table:table-column table:style-name="co3" table:default-cell-style-name="ce26"/>
        <table:table-column table:style-name="co4" table:default-cell-style-name="ce36"/>
        <table:table-column table:style-name="co4" table:default-cell-style-name="ce44"/>
        <table:table-column table:style-name="co5" table:default-cell-style-name="ce54"/>
        <table:table-column table:style-name="co2" table:default-cell-style-name="ce56"/>
        <table:table-column table:style-name="co6" table:default-cell-style-name="ce5"/>
        <table:table-column table:style-name="co3" table:default-cell-style-name="ce7"/>
        <table:table-column table:style-name="co2" table:default-cell-style-name="ce5"/>
        <table:table-column table:style-name="co7" table:default-cell-style-name="ce7"/>
        <table:table-column table:style-name="co8" table:default-cell-style-name="ce5"/>
        <table:table-column table:style-name="co9" table:default-cell-style-name="ce7"/>
        <table:table-column table:style-name="co10" table:default-cell-style-name="ce5"/>
        <table:table-column table:style-name="co11" table:default-cell-style-name="ce7"/>
        <table:table-column table:style-name="co12" table:default-cell-style-name="ce5"/>
        <table:table-column table:style-name="co13" table:default-cell-style-name="ce67"/>
        <table:table-column table:style-name="co14" table:default-cell-style-name="ce5"/>
        <table:table-column table:style-name="co15" table:default-cell-style-name="ce7"/>
        <table:table-column table:style-name="co16" table:default-cell-style-name="ce5"/>
        <table:table-column table:style-name="co2" table:default-cell-style-name="ce7"/>
        <table:table-column table:style-name="co17" table:default-cell-style-name="ce5"/>
        <table:table-column table:style-name="co18" table:default-cell-style-name="ce7"/>
        <table:table-column table:style-name="co19" table:default-cell-style-name="ce5"/>
        <table:table-column table:style-name="co20" table:default-cell-style-name="ce7"/>
        <table:table-column table:style-name="co21" table:default-cell-style-name="ce5"/>
        <table:table-column table:style-name="co21" table:default-cell-style-name="ce7"/>
        <table:table-column table:style-name="co21" table:default-cell-style-name="ce5"/>
        <table:table-column table:style-name="co22" table:default-cell-style-name="ce7"/>
        <table:table-column table:style-name="co11" table:default-cell-style-name="ce5"/>
        <table:table-column table:style-name="co23" table:default-cell-style-name="ce7"/>
        <table:table-column table:style-name="co24" table:default-cell-style-name="ce5"/>
        <table:table-column table:style-name="co25" table:default-cell-style-name="ce7"/>
        <table:table-column table:style-name="co12" table:default-cell-style-name="ce5"/>
        <table:table-column table:style-name="co16" table:default-cell-style-name="ce7"/>
        <table:table-column table:style-name="co26" table:default-cell-style-name="ce5"/>
        <table:table-column table:style-name="co27" table:default-cell-style-name="ce7"/>
        <table:table-column table:style-name="co28" table:default-cell-style-name="ce5"/>
        <table:table-column table:style-name="co29" table:default-cell-style-name="ce7"/>
        <table:table-column table:style-name="co30" table:default-cell-style-name="ce5"/>
        <table:table-column table:style-name="co2" table:default-cell-style-name="ce7"/>
        <table:table-column table:style-name="co31" table:default-cell-style-name="ce5"/>
        <table:table-column table:style-name="co32" table:default-cell-style-name="ce7"/>
        <table:table-column table:style-name="co16" table:default-cell-style-name="ce5"/>
        <table:table-column table:style-name="co33" table:default-cell-style-name="ce7"/>
        <table:table-column table:style-name="co34" table:default-cell-style-name="ce5"/>
        <table:table-column table:style-name="co22" table:default-cell-style-name="ce7"/>
        <table:table-column table:style-name="co35" table:default-cell-style-name="ce5"/>
        <table:table-column table:style-name="co36" table:default-cell-style-name="ce7"/>
        <table:table-column table:style-name="co37" table:default-cell-style-name="ce5"/>
        <table:table-column table:style-name="co38" table:default-cell-style-name="ce7"/>
        <table:table-column table:style-name="co9" table:default-cell-style-name="ce5"/>
        <table:table-column table:style-name="co9" table:default-cell-style-name="ce7"/>
        <table:table-column table:style-name="co32" table:default-cell-style-name="ce5"/>
        <table:table-column table:style-name="co33" table:default-cell-style-name="ce7"/>
        <table:table-column table:style-name="co2" table:default-cell-style-name="ce5"/>
        <table:table-column table:style-name="co39" table:default-cell-style-name="ce7"/>
        <table:table-column table:style-name="co8" table:default-cell-style-name="ce5"/>
        <table:table-column table:style-name="co40" table:default-cell-style-name="ce7"/>
        <table:table-column table:style-name="co23" table:default-cell-style-name="ce5"/>
        <table:table-column table:style-name="co38" table:default-cell-style-name="ce7"/>
        <table:table-column table:style-name="co34" table:default-cell-style-name="ce5"/>
        <table:table-column table:style-name="co41" table:default-cell-style-name="ce7"/>
        <table:table-column table:style-name="co5" table:default-cell-style-name="ce5"/>
        <table:table-column table:style-name="co42" table:default-cell-style-name="ce7"/>
        <table:table-column table:style-name="co43" table:default-cell-style-name="ce5"/>
        <table:table-column table:style-name="co32" table:default-cell-style-name="ce7"/>
        <table:table-column table:style-name="co34" table:default-cell-style-name="ce5"/>
        <table:table-column table:style-name="co44" table:default-cell-style-name="ce7"/>
        <table:table-column table:style-name="co45" table:default-cell-style-name="ce5"/>
        <table:table-column table:style-name="co46" table:default-cell-style-name="ce7"/>
        <table:table-column table:style-name="co44" table:default-cell-style-name="ce5"/>
        <table:table-column table:style-name="co47" table:default-cell-style-name="ce7"/>
        <table:table-column table:style-name="co34" table:default-cell-style-name="ce5"/>
        <table:table-column table:style-name="co48" table:default-cell-style-name="ce7"/>
        <table:table-column table:style-name="co49" table:default-cell-style-name="ce5"/>
        <table:table-column table:style-name="co50" table:default-cell-style-name="ce7"/>
        <table:table-column table:style-name="co51" table:default-cell-style-name="ce5"/>
        <table:table-column table:style-name="co2" table:default-cell-style-name="ce7"/>
        <table:table-column table:style-name="co52" table:default-cell-style-name="ce70"/>
        <table:table-column table:style-name="co27" table:default-cell-style-name="ce7"/>
        <table:table-column table:style-name="co53" table:default-cell-style-name="ce5"/>
        <table:table-column table:style-name="co54" table:default-cell-style-name="ce7"/>
        <table:table-column table:style-name="co27" table:default-cell-style-name="ce86"/>
        <table:table-column table:style-name="co27" table:default-cell-style-name="ce7"/>
        <table:table-column table:style-name="co27" table:default-cell-style-name="ce5"/>
        <table:table-column table:style-name="co2" table:default-cell-style-name="ce7"/>
        <table:table-column table:style-name="co55" table:default-cell-style-name="ce5"/>
        <table:table-column table:style-name="co35" table:default-cell-style-name="ce7"/>
        <table:table-column table:style-name="co38" table:default-cell-style-name="ce5"/>
        <table:table-column table:style-name="co56" table:default-cell-style-name="ce7"/>
        <table:table-column table:style-name="co12" table:default-cell-style-name="ce5"/>
        <table:table-column table:style-name="co57" table:default-cell-style-name="ce7"/>
        <table:table-column table:style-name="co24" table:default-cell-style-name="ce5"/>
        <table:table-column table:style-name="co58" table:default-cell-style-name="ce7"/>
        <table:table-column table:style-name="co20" table:default-cell-style-name="ce5"/>
        <table:table-column table:style-name="co59" table:default-cell-style-name="ce7"/>
        <table:table-column table:style-name="co60" table:default-cell-style-name="ce5"/>
        <table:table-column table:style-name="co33" table:default-cell-style-name="ce7"/>
        <table:table-column table:style-name="co32" table:default-cell-style-name="ce5"/>
        <table:table-column table:style-name="co61" table:default-cell-style-name="ce7"/>
        <table:table-column table:style-name="co34" table:default-cell-style-name="ce5"/>
        <table:table-column table:style-name="co9" table:default-cell-style-name="ce7"/>
        <table:table-column table:style-name="co62" table:default-cell-style-name="ce5"/>
        <table:table-column table:style-name="co51" table:default-cell-style-name="ce7"/>
        <table:table-column table:style-name="co63" table:default-cell-style-name="ce5"/>
        <table:table-column table:style-name="co64" table:default-cell-style-name="ce7"/>
        <table:table-column table:style-name="co6" table:default-cell-style-name="ce5"/>
        <table:table-column table:style-name="co11" table:default-cell-style-name="ce7"/>
        <table:table-column table:style-name="co65" table:default-cell-style-name="ce5"/>
        <table:table-column table:style-name="co66" table:default-cell-style-name="ce7"/>
        <table:table-column table:style-name="co62" table:default-cell-style-name="ce5"/>
        <table:table-column table:style-name="co45" table:default-cell-style-name="ce7"/>
        <table:table-column table:style-name="co2" table:default-cell-style-name="ce5"/>
        <table:table-column table:style-name="co67" table:default-cell-style-name="ce7"/>
        <table:table-column table:style-name="co68" table:default-cell-style-name="ce5"/>
        <table:table-column table:style-name="co8" table:default-cell-style-name="ce7"/>
        <table:table-column table:style-name="co38" table:default-cell-style-name="ce5"/>
        <table:table-column table:style-name="co69" table:default-cell-style-name="ce7"/>
        <table:table-column table:style-name="co41" table:default-cell-style-name="ce7"/>
        <table:table-column table:style-name="co2" table:number-columns-repeated="857" table:default-cell-style-name="Default"/>
        <table:table-header-rows>
          <table:table-row table:style-name="ro1">
            <table:table-cell table:style-name="ce49" table:number-columns-repeated="10"/>
            <table:table-cell table:style-name="ce61" office:value-type="string" calcext:value-type="string" table:number-columns-spanned="10" table:number-rows-spanned="1">
              <text:p>Grundnährstoffe</text:p>
            </table:table-cell>
            <table:covered-table-cell table:number-columns-repeated="9" table:style-name="ce49"/>
            <table:table-cell table:style-name="ce49"/>
            <table:table-cell table:style-name="ce61" office:value-type="string" calcext:value-type="string" table:number-columns-spanned="19" table:number-rows-spanned="1">
              <text:p>Vitamine</text:p>
            </table:table-cell>
            <table:covered-table-cell table:number-columns-repeated="18" table:style-name="ce49"/>
            <table:table-cell table:style-name="ce49"/>
            <table:table-cell table:style-name="ce61" office:value-type="string" calcext:value-type="string" table:number-columns-spanned="14" table:number-rows-spanned="1">
              <text:p>Mineralstoffe und Spurenelemente</text:p>
            </table:table-cell>
            <table:covered-table-cell table:number-columns-repeated="13" table:style-name="ce49"/>
            <table:table-cell table:style-name="ce49"/>
            <table:table-cell table:style-name="ce61" office:value-type="string" calcext:value-type="string" table:number-columns-spanned="22" table:number-rows-spanned="1">
              <text:p>Aminosäuren</text:p>
            </table:table-cell>
            <table:covered-table-cell table:number-columns-repeated="21" table:style-name="ce49"/>
            <table:table-cell table:style-name="ce49"/>
            <table:table-cell table:style-name="ce61" office:value-type="string" calcext:value-type="string" table:number-columns-spanned="7" table:number-rows-spanned="1">
              <text:p>Fettsäuren</text:p>
            </table:table-cell>
            <table:covered-table-cell table:number-columns-repeated="6" table:style-name="ce49"/>
            <table:table-cell table:style-name="ce49"/>
            <table:table-cell table:style-name="ce61" office:value-type="string" calcext:value-type="string" table:number-columns-spanned="26" table:number-rows-spanned="1">
              <text:p>Kohlenhydrate</text:p>
            </table:table-cell>
            <table:covered-table-cell table:number-columns-repeated="25" table:style-name="ce49"/>
            <table:table-cell table:style-name="ce49"/>
            <table:table-cell table:style-name="ce61" office:value-type="string" calcext:value-type="string" table:number-columns-spanned="6" table:number-rows-spanned="1">
              <text:p>Sonstige</text:p>
            </table:table-cell>
            <table:covered-table-cell table:number-columns-repeated="5" table:style-name="ce49"/>
            <table:table-cell table:number-columns-repeated="857"/>
          </table:table-row>
          <table:table-row table:style-name="ro2">
            <table:table-cell table:style-name="ce49" office:value-type="string" calcext:value-type="string">
              <text:p>Lebensmittel</text:p>
            </table:table-cell>
            <table:table-cell table:style-name="ce49"/>
            <table:table-cell table:style-name="ce49" office:value-type="string" calcext:value-type="string">
              <text:p>Kohlenhydratanteil</text:p>
              <text:p>(ohne Wasser)/%</text:p>
            </table:table-cell>
            <table:table-cell table:style-name="ce49" office:value-type="string" calcext:value-type="string">
              <text:p>Eiweißanteil</text:p>
              <text:p>(ohne Wasser)/%</text:p>
            </table:table-cell>
            <table:table-cell table:style-name="ce49" office:value-type="string" calcext:value-type="string">
              <text:p>Fettanteil</text:p>
              <text:p>(ohne Wasser)/%</text:p>
            </table:table-cell>
            <table:table-cell table:style-name="ce49" office:value-type="string" calcext:value-type="string">
              <text:p>Ballaststoffanteil</text:p>
              <text:p>(ohne Wasser)/%</text:p>
            </table:table-cell>
            <table:table-cell table:style-name="ce49"/>
            <table:table-cell table:style-name="ce49" office:value-type="string" calcext:value-type="string">
              <text:p>Kohlenhydrateinheiten</text:p>
            </table:table-cell>
            <table:table-cell table:style-name="ce49" office:value-type="string" calcext:value-type="string">
              <text:p>Durchschnittliches </text:p>
              <text:p>Gewicht/Stück</text:p>
            </table:table-cell>
            <table:table-cell table:style-name="ce49"/>
            <table:table-cell table:style-name="ce49" office:value-type="string" calcext:value-type="string">
              <text:p>Energie/kcal</text:p>
            </table:table-cell>
            <table:table-cell table:style-name="ce49" office:value-type="string" calcext:value-type="string">
              <text:p>Energie/kJ</text:p>
            </table:table-cell>
            <table:table-cell table:style-name="ce49" office:value-type="string" calcext:value-type="string">
              <text:p>Eiweiß/g</text:p>
            </table:table-cell>
            <table:table-cell table:style-name="ce49" office:value-type="string" calcext:value-type="string">
              <text:p>Fett/g</text:p>
            </table:table-cell>
            <table:table-cell table:style-name="ce49" office:value-type="string" calcext:value-type="string">
              <text:p>Kohlenhydrate/g</text:p>
            </table:table-cell>
            <table:table-cell table:style-name="ce49" office:value-type="string" calcext:value-type="string">
              <text:p>Alkohol/g</text:p>
            </table:table-cell>
            <table:table-cell table:style-name="ce49" office:value-type="string" calcext:value-type="string">
              <text:p>Wasser/g</text:p>
            </table:table-cell>
            <table:table-cell table:style-name="ce49" office:value-type="string" calcext:value-type="string">
              <text:p>Ballaststoffe gesamt/g</text:p>
            </table:table-cell>
            <table:table-cell table:style-name="ce49" office:value-type="string" calcext:value-type="string">
              <text:p>Cholesterin/mg</text:p>
            </table:table-cell>
            <table:table-cell table:style-name="ce49" office:value-type="string" calcext:value-type="string">
              <text:p>Mineralstoffe/g</text:p>
            </table:table-cell>
            <table:table-cell table:style-name="ce49"/>
            <table:table-cell table:style-name="ce49" office:value-type="string" calcext:value-type="string">
              <text:p>Vitamin A Retinol/mg</text:p>
            </table:table-cell>
            <table:table-cell table:style-name="ce49" office:value-type="string" calcext:value-type="string">
              <text:p>Vitamin D/µg</text:p>
            </table:table-cell>
            <table:table-cell table:style-name="ce49" office:value-type="string" calcext:value-type="string">
              <text:p>Vitamin E Aktiv/mg</text:p>
            </table:table-cell>
            <table:table-cell table:style-name="ce49" office:value-type="string" calcext:value-type="string">
              <text:p>Folsäure/µg</text:p>
            </table:table-cell>
            <table:table-cell table:style-name="ce49" office:value-type="string" calcext:value-type="string">
              <text:p>Vitamin B1/mg</text:p>
            </table:table-cell>
            <table:table-cell table:style-name="ce49" office:value-type="string" calcext:value-type="string">
              <text:p>Vitamin B2/mg</text:p>
            </table:table-cell>
            <table:table-cell table:style-name="ce49" office:value-type="string" calcext:value-type="string">
              <text:p>Vitamin B6/mg</text:p>
            </table:table-cell>
            <table:table-cell table:style-name="ce49" office:value-type="string" calcext:value-type="string">
              <text:p>Vitamin C/mg</text:p>
            </table:table-cell>
            <table:table-cell table:style-name="ce49" office:value-type="string" calcext:value-type="string">
              <text:p>a-Tocopherol/mg</text:p>
            </table:table-cell>
            <table:table-cell table:style-name="ce49" office:value-type="string" calcext:value-type="string">
              <text:p>Vitamin K/µg</text:p>
            </table:table-cell>
            <table:table-cell table:style-name="ce49" office:value-type="string" calcext:value-type="string">
              <text:p>Nicotinamid/µg</text:p>
            </table:table-cell>
            <table:table-cell table:style-name="ce49" office:value-type="string" calcext:value-type="string">
              <text:p>Pantothensäure/mg</text:p>
            </table:table-cell>
            <table:table-cell table:style-name="ce49" office:value-type="string" calcext:value-type="string">
              <text:p>Biotin/µg</text:p>
            </table:table-cell>
            <table:table-cell table:style-name="ce49" office:value-type="string" calcext:value-type="string">
              <text:p>Vitamin B12/µg</text:p>
            </table:table-cell>
            <table:table-cell table:style-name="ce49" office:value-type="string" calcext:value-type="string">
              <text:p>Retinoläquivalent/µg</text:p>
            </table:table-cell>
            <table:table-cell table:style-name="ce49" office:value-type="string" calcext:value-type="string">
              <text:p>ß-Carotin/µg</text:p>
            </table:table-cell>
            <table:table-cell table:style-name="ce49" office:value-type="string" calcext:value-type="string">
              <text:p>Niacinäquivalent/µg</text:p>
            </table:table-cell>
            <table:table-cell table:style-name="ce49" office:value-type="string" calcext:value-type="string">
              <text:p>freies Folsäureäquivalent/µg</text:p>
            </table:table-cell>
            <table:table-cell table:style-name="ce49" office:value-type="string" calcext:value-type="string">
              <text:p>freie Folsäure/µg</text:p>
            </table:table-cell>
            <table:table-cell table:style-name="ce49"/>
            <table:table-cell table:style-name="ce49" office:value-type="string" calcext:value-type="string">
              <text:p>Natrium/mg</text:p>
            </table:table-cell>
            <table:table-cell table:style-name="ce49" office:value-type="string" calcext:value-type="string">
              <text:p>Kalium/mg</text:p>
            </table:table-cell>
            <table:table-cell table:style-name="ce49" office:value-type="string" calcext:value-type="string">
              <text:p>Magnesium/mg</text:p>
            </table:table-cell>
            <table:table-cell table:style-name="ce49" office:value-type="string" calcext:value-type="string">
              <text:p>Calcium/mg</text:p>
            </table:table-cell>
            <table:table-cell table:style-name="ce49" office:value-type="string" calcext:value-type="string">
              <text:p>Eisen/mg</text:p>
            </table:table-cell>
            <table:table-cell table:style-name="ce49" office:value-type="string" calcext:value-type="string">
              <text:p>Phosphor/mg</text:p>
            </table:table-cell>
            <table:table-cell table:style-name="ce49" office:value-type="string" calcext:value-type="string">
              <text:p>Kupfer/µg</text:p>
            </table:table-cell>
            <table:table-cell table:style-name="ce49" office:value-type="string" calcext:value-type="string">
              <text:p>Zink/mg</text:p>
            </table:table-cell>
            <table:table-cell table:style-name="ce49" office:value-type="string" calcext:value-type="string">
              <text:p>Chlorid/mg</text:p>
            </table:table-cell>
            <table:table-cell table:style-name="ce49" office:value-type="string" calcext:value-type="string">
              <text:p>Fluorid/µg</text:p>
            </table:table-cell>
            <table:table-cell table:style-name="ce49" office:value-type="string" calcext:value-type="string">
              <text:p>Jodid/µg</text:p>
            </table:table-cell>
            <table:table-cell table:style-name="ce49" office:value-type="string" calcext:value-type="string">
              <text:p>Selen/µg</text:p>
            </table:table-cell>
            <table:table-cell table:style-name="ce49" office:value-type="string" calcext:value-type="string">
              <text:p>Mangan/µg</text:p>
            </table:table-cell>
            <table:table-cell table:style-name="ce49" office:value-type="string" calcext:value-type="string">
              <text:p>Schwefel/µg</text:p>
            </table:table-cell>
            <table:table-cell table:style-name="ce49"/>
            <table:table-cell table:style-name="ce49" office:value-type="string" calcext:value-type="string">
              <text:p>Arginin/mg</text:p>
            </table:table-cell>
            <table:table-cell table:style-name="ce49" office:value-type="string" calcext:value-type="string">
              <text:p>Cystin/mg</text:p>
            </table:table-cell>
            <table:table-cell table:style-name="ce49" office:value-type="string" calcext:value-type="string">
              <text:p>Histidin/mg</text:p>
            </table:table-cell>
            <table:table-cell table:style-name="ce49" office:value-type="string" calcext:value-type="string">
              <text:p>Isoleucin/mg</text:p>
            </table:table-cell>
            <table:table-cell table:style-name="ce49" office:value-type="string" calcext:value-type="string">
              <text:p>Leucin/mg</text:p>
            </table:table-cell>
            <table:table-cell table:style-name="ce49" office:value-type="string" calcext:value-type="string">
              <text:p>Lysin/mg</text:p>
            </table:table-cell>
            <table:table-cell table:style-name="ce49" office:value-type="string" calcext:value-type="string">
              <text:p>Methionin/mg</text:p>
            </table:table-cell>
            <table:table-cell table:style-name="ce49" office:value-type="string" calcext:value-type="string">
              <text:p>Phenylalanin/mg</text:p>
            </table:table-cell>
            <table:table-cell table:style-name="ce49" office:value-type="string" calcext:value-type="string">
              <text:p>Threonin/mg</text:p>
            </table:table-cell>
            <table:table-cell table:style-name="ce49" office:value-type="string" calcext:value-type="string">
              <text:p>Tryptophan/mg</text:p>
            </table:table-cell>
            <table:table-cell table:style-name="ce49" office:value-type="string" calcext:value-type="string">
              <text:p>Tyrosin/mg</text:p>
            </table:table-cell>
            <table:table-cell table:style-name="ce49" office:value-type="string" calcext:value-type="string">
              <text:p>Valin/mg</text:p>
            </table:table-cell>
            <table:table-cell table:style-name="ce49" office:value-type="string" calcext:value-type="string">
              <text:p>Alanin/mg</text:p>
            </table:table-cell>
            <table:table-cell table:style-name="ce49" office:value-type="string" calcext:value-type="string">
              <text:p>Asparaginsäure/mg</text:p>
            </table:table-cell>
            <table:table-cell table:style-name="ce49" office:value-type="string" calcext:value-type="string">
              <text:p>Glutaminsäure/mg</text:p>
            </table:table-cell>
            <table:table-cell table:style-name="ce49" office:value-type="string" calcext:value-type="string">
              <text:p>Glycin/mg</text:p>
            </table:table-cell>
            <table:table-cell table:style-name="ce49" office:value-type="string" calcext:value-type="string">
              <text:p>Prolin/mg</text:p>
            </table:table-cell>
            <table:table-cell table:style-name="ce49" office:value-type="string" calcext:value-type="string">
              <text:p>Serin/mg</text:p>
            </table:table-cell>
            <table:table-cell table:style-name="ce49" office:value-type="string" calcext:value-type="string">
              <text:p>sonst. essent. Aminosäuren/mg</text:p>
            </table:table-cell>
            <table:table-cell table:style-name="ce49" office:value-type="string" calcext:value-type="string">
              <text:p>essent. Aminosäuren/mg</text:p>
            </table:table-cell>
            <table:table-cell table:style-name="ce49" office:value-type="string" calcext:value-type="string">
              <text:p>sonst. n. essent. Aminosäuren/mg</text:p>
            </table:table-cell>
            <table:table-cell table:style-name="ce49" office:value-type="string" calcext:value-type="string">
              <text:p>n. essent. Aminosäuren/mg</text:p>
            </table:table-cell>
            <table:table-cell table:style-name="ce49"/>
            <table:table-cell table:style-name="ce49" office:value-type="string" calcext:value-type="string">
              <text:p>Omega-3/Omega-6</text:p>
            </table:table-cell>
            <table:table-cell table:style-name="ce49" office:value-type="string" calcext:value-type="string">
              <text:p>gesättigte </text:p>
              <text:p>Fettsäuren/g</text:p>
            </table:table-cell>
            <table:table-cell table:style-name="ce49" office:value-type="string" calcext:value-type="string">
              <text:p>einfach ungesättigte </text:p>
              <text:p>Fettsäuren/g</text:p>
            </table:table-cell>
            <table:table-cell table:style-name="ce49" office:value-type="string" calcext:value-type="string">
              <text:p>mehrfach ungesättigte </text:p>
              <text:p>Fettsäuren/g</text:p>
            </table:table-cell>
            <table:table-cell table:style-name="ce49" office:value-type="string" calcext:value-type="string">
              <text:p>Omega-3 </text:p>
              <text:p>Fettsäuren/g</text:p>
            </table:table-cell>
            <table:table-cell table:style-name="ce49" office:value-type="string" calcext:value-type="string">
              <text:p>Omega-6 </text:p>
              <text:p>Fettsäuren/g</text:p>
            </table:table-cell>
            <table:table-cell table:style-name="ce49" office:value-type="string" calcext:value-type="string">
              <text:p>Omega-9 </text:p>
              <text:p>Fettsäuren/g</text:p>
            </table:table-cell>
            <table:table-cell table:style-name="ce49"/>
            <table:table-cell table:style-name="ce49" office:value-type="string" calcext:value-type="string">
              <text:p>Sorbit/g</text:p>
            </table:table-cell>
            <table:table-cell table:style-name="ce49" office:value-type="string" calcext:value-type="string">
              <text:p>Glucose/g</text:p>
            </table:table-cell>
            <table:table-cell table:style-name="ce49" office:value-type="string" calcext:value-type="string">
              <text:p>Fructose/g</text:p>
            </table:table-cell>
            <table:table-cell table:style-name="ce49" office:value-type="string" calcext:value-type="string">
              <text:p>Saccharose/g</text:p>
            </table:table-cell>
            <table:table-cell table:style-name="ce49" office:value-type="string" calcext:value-type="string">
              <text:p>Lactose/g</text:p>
            </table:table-cell>
            <table:table-cell table:style-name="ce49" office:value-type="string" calcext:value-type="string">
              <text:p>Stärke/g</text:p>
            </table:table-cell>
            <table:table-cell table:style-name="ce49" office:value-type="string" calcext:value-type="string">
              <text:p>Gesamtzucker/g</text:p>
            </table:table-cell>
            <table:table-cell table:style-name="ce49" office:value-type="string" calcext:value-type="string">
              <text:p>Maltose/g</text:p>
            </table:table-cell>
            <table:table-cell table:style-name="ce49" office:value-type="string" calcext:value-type="string">
              <text:p>Galactose/g</text:p>
            </table:table-cell>
            <table:table-cell table:style-name="ce49" office:value-type="string" calcext:value-type="string">
              <text:p>Glycogen/g</text:p>
            </table:table-cell>
            <table:table-cell table:style-name="ce49" office:value-type="string" calcext:value-type="string">
              <text:p>Pentosan/mg</text:p>
            </table:table-cell>
            <table:table-cell table:style-name="ce49" office:value-type="string" calcext:value-type="string">
              <text:p>Hexosan/mg</text:p>
            </table:table-cell>
            <table:table-cell table:style-name="ce49" office:value-type="string" calcext:value-type="string">
              <text:p>Cellulose/g</text:p>
            </table:table-cell>
            <table:table-cell table:style-name="ce49" office:value-type="string" calcext:value-type="string">
              <text:p>Polyuronsäure/mg</text:p>
            </table:table-cell>
            <table:table-cell table:style-name="ce49" office:value-type="string" calcext:value-type="string">
              <text:p>Mannit/g</text:p>
            </table:table-cell>
            <table:table-cell table:style-name="ce49" office:value-type="string" calcext:value-type="string">
              <text:p>Xylit/mg</text:p>
            </table:table-cell>
            <table:table-cell table:style-name="ce49" office:value-type="string" calcext:value-type="string">
              <text:p>sonst. Zuckeralkohole/mg</text:p>
            </table:table-cell>
            <table:table-cell table:style-name="ce49" office:value-type="string" calcext:value-type="string">
              <text:p>Summe Zuckeralkohole/mg</text:p>
            </table:table-cell>
            <table:table-cell table:style-name="ce49" office:value-type="string" calcext:value-type="string">
              <text:p>sonst. Monosaccharide/mg</text:p>
            </table:table-cell>
            <table:table-cell table:style-name="ce49" office:value-type="string" calcext:value-type="string">
              <text:p>Monosaccharide/mg</text:p>
            </table:table-cell>
            <table:table-cell table:style-name="ce49" office:value-type="string" calcext:value-type="string">
              <text:p>sonst. Disaccharide/mg</text:p>
            </table:table-cell>
            <table:table-cell table:style-name="ce49" office:value-type="string" calcext:value-type="string">
              <text:p>Disaccharide/mg</text:p>
            </table:table-cell>
            <table:table-cell table:style-name="ce49" office:value-type="string" calcext:value-type="string">
              <text:p>Oligosaccharide resorb./mg</text:p>
            </table:table-cell>
            <table:table-cell table:style-name="ce49" office:value-type="string" calcext:value-type="string">
              <text:p>Oligosaccharide n. resorb./mg</text:p>
            </table:table-cell>
            <table:table-cell table:style-name="ce49" office:value-type="string" calcext:value-type="string">
              <text:p>sonst. Polysaccharide/mg</text:p>
            </table:table-cell>
            <table:table-cell table:style-name="ce49" office:value-type="string" calcext:value-type="string">
              <text:p>Polysaccharide/mg</text:p>
            </table:table-cell>
            <table:table-cell table:style-name="ce49"/>
            <table:table-cell table:style-name="ce49" office:value-type="string" calcext:value-type="string">
              <text:p>Ballaststoffe wasserl./g</text:p>
            </table:table-cell>
            <table:table-cell table:style-name="ce49" office:value-type="string" calcext:value-type="string">
              <text:p>Ballaststoffe w.unlösl./g</text:p>
            </table:table-cell>
            <table:table-cell table:style-name="ce49" office:value-type="string" calcext:value-type="string">
              <text:p>Lignin/mg</text:p>
            </table:table-cell>
            <table:table-cell table:style-name="ce49" office:value-type="string" calcext:value-type="string">
              <text:p>Kochsalz/g</text:p>
            </table:table-cell>
            <table:table-cell table:style-name="ce49" office:value-type="string" calcext:value-type="string">
              <text:p>Harnsäure/mg</text:p>
            </table:table-cell>
            <table:table-cell table:style-name="ce49" office:value-type="string" calcext:value-type="string">
              <text:p>P/S Verhältnis </text:p>
            </table:table-cell>
            <table:table-cell table:number-columns-repeated="857"/>
          </table:table-row>
        </table:table-header-rows>
        <table:table-row table:style-name="ro1">
          <table:table-cell table:style-name="Default" table:number-columns-repeated="2"/>
          <table:table-cell table:style-name="ce3" table:number-columns-repeated="118"/>
          <table:table-cell table:number-columns-repeated="857"/>
        </table:table-row>
        <table:table-row table:style-name="ro3">
          <table:table-cell table:style-name="ce4" office:value-type="string" calcext:value-type="string">
            <text:p>Getreide und Ähnliche/Mehle</text:p>
          </table:table-cell>
          <table:table-cell table:style-name="ce4"/>
          <table:table-cell table:style-name="ce7"/>
          <table:table-cell table:style-name="ce28"/>
          <table:table-cell table:style-name="ce7"/>
          <table:table-cell table:style-name="ce28"/>
          <table:table-cell table:style-name="ce7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style-name="ce7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859"/>
        </table:table-row>
        <table:table-row table:style-name="ro4">
          <table:table-cell office:value-type="string" calcext:value-type="string">
            <office:annotation draw:style-name="gr1" draw:text-style-name="P2" svg:width="42.56mm" svg:height="21.25mm" svg:x="70.75mm" svg:y="2.89mm" draw:caption-point-x="25.75mm" draw:caption-point-y="22.06mm">
              <dc:date>2018-11-18T00:00:00</dc:date>
              <text:p text:style-name="P1"><text:span text:style-name="T1">https://www.rapunzel.de/bio-produkt-hanfmehl--600685.html</text:span></text:p>
            </office:annotation>
            <text:p>Hanfmehl</text:p>
          </table:table-cell>
          <table:table-cell/>
          <table:table-cell table:style-name="ce16" table:formula="of:=([.O5]/(['Allgemeine Informationen'.$B$2]-[.Q5])*['Allgemeine Informationen'.$B$2])" office:value-type="float" office:value="1.62999185004075" calcext:value-type="float">
            <text:p>1,63</text:p>
          </table:table-cell>
          <table:table-cell table:style-name="ce29" table:formula="of:=[.M5]/(['Allgemeine Informationen'.$B$2]-[.Q5])*['Allgemeine Informationen'.$B$2]" office:value-type="float" office:value="34.9167539876586" calcext:value-type="float">
            <text:p>34,92</text:p>
          </table:table-cell>
          <table:table-cell table:style-name="ce42" table:formula="of:=[.N5]/(['Allgemeine Informationen'.$B$2]-[.Q5])*['Allgemeine Informationen'.$B$2]" office:value-type="float" office:value="9.19781115380138" calcext:value-type="float">
            <text:p>9,2</text:p>
          </table:table-cell>
          <table:table-cell table:style-name="ce48" table:formula="of:=[.R5]/(['Allgemeine Informationen'.$B$2]-[.Q5])*['Allgemeine Informationen'.$B$2]" office:value-type="float" office:value="54.2554430084993" calcext:value-type="float">
            <text:p>54,26</text:p>
          </table:table-cell>
          <table:table-cell table:style-name="ce48"/>
          <table:table-cell table:formula="of:=[.O5]/['Allgemeine Informationen'.$B$1]" office:value-type="float" office:value="0.14" calcext:value-type="float">
            <text:p>0,14</text:p>
          </table:table-cell>
          <table:table-cell table:style-name="ce5"/>
          <table:table-cell/>
          <table:table-cell table:style-name="ce5" office:value-type="float" office:value="290" calcext:value-type="float">
            <text:p>290</text:p>
          </table:table-cell>
          <table:table-cell office:value-type="float" office:value="1214" calcext:value-type="float">
            <text:p>1.214</text:p>
          </table:table-cell>
          <table:table-cell table:style-name="ce5" office:value-type="float" office:value="29.99" calcext:value-type="float">
            <text:p>29,99</text:p>
          </table:table-cell>
          <table:table-cell office:value-type="float" office:value="7.9" calcext:value-type="float">
            <text:p>7,9</text:p>
          </table:table-cell>
          <table:table-cell table:style-name="ce5"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4.11" calcext:value-type="float">
            <text:p>14,11</text:p>
          </table:table-cell>
          <table:table-cell office:value-type="float" office:value="46.6" calcext:value-type="float">
            <text:p>46,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style-name="ce5" office:value-type="float" office:value="0.3" calcext:value-type="float">
            <text:p>0,3</text:p>
          </table:table-cell>
          <table:table-cell office:value-type="float" office:value="1.2" calcext:value-type="float">
            <text:p>1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/>
          <table:table-cell table:style-name="ce5"/>
          <table:table-cell/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/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/>
          <table:table-cell table:style-name="ce5" office:value-type="float" office:value="5850" calcext:value-type="float">
            <text:p>5.850</text:p>
          </table:table-cell>
          <table:table-cell office:value-type="float" office:value="670" calcext:value-type="float">
            <text:p>670</text:p>
          </table:table-cell>
          <table:table-cell table:style-name="ce5" office:value-type="float" office:value="1450" calcext:value-type="float">
            <text:p>1.450</text:p>
          </table:table-cell>
          <table:table-cell office:value-type="float" office:value="1590" calcext:value-type="float">
            <text:p>1.590</text:p>
          </table:table-cell>
          <table:table-cell table:style-name="ce5" office:value-type="float" office:value="3050" calcext:value-type="float">
            <text:p>3.050</text:p>
          </table:table-cell>
          <table:table-cell office:value-type="float" office:value="1750" calcext:value-type="float">
            <text:p>1.750</text:p>
          </table:table-cell>
          <table:table-cell table:style-name="ce5" office:value-type="float" office:value="1010" calcext:value-type="float">
            <text:p>1.010</text:p>
          </table:table-cell>
          <table:table-cell office:value-type="float" office:value="2070" calcext:value-type="float">
            <text:p>2.070</text:p>
          </table:table-cell>
          <table:table-cell table:style-name="ce5" office:value-type="float" office:value="1660" calcext:value-type="float">
            <text:p>1.660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1350" calcext:value-type="float">
            <text:p>1.350</text:p>
          </table:table-cell>
          <table:table-cell office:value-type="float" office:value="2080" calcext:value-type="float">
            <text:p>2.080</text:p>
          </table:table-cell>
          <table:table-cell table:style-name="ce5" office:value-type="float" office:value="1860" calcext:value-type="float">
            <text:p>1.860</text:p>
          </table:table-cell>
          <table:table-cell office:value-type="float" office:value="4780" calcext:value-type="float">
            <text:p>4.780</text:p>
          </table:table-cell>
          <table:table-cell table:style-name="ce5" office:value-type="float" office:value="8180" calcext:value-type="float">
            <text:p>8.180</text:p>
          </table:table-cell>
          <table:table-cell office:value-type="float" office:value="2070" calcext:value-type="float">
            <text:p>2.070</text:p>
          </table:table-cell>
          <table:table-cell table:style-name="ce5" office:value-type="float" office:value="1940" calcext:value-type="float">
            <text:p>1.940</text:p>
          </table:table-cell>
          <table:table-cell office:value-type="float" office:value="2500" calcext:value-type="float">
            <text:p>2.500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 table:style-name="ce68" table:formula="of:=IF([.CG5]=0;0;[.CF5]/[.CG5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office:value-type="float" office:value="0.0254" calcext:value-type="float">
            <text:p>0,03</text:p>
          </table:table-cell>
          <table:table-cell table:style-name="ce5" table:number-columns-repeated="2"/>
          <table:table-cell table:number-columns-repeated="857"/>
        </table:table-row>
        <table:table-row table:style-name="ro4">
          <table:table-cell table:style-name="ce7" office:value-type="string" calcext:value-type="string">
            <text:p>Hafer Flocken/Haferkleie</text:p>
          </table:table-cell>
          <table:table-cell table:style-name="ce7"/>
          <table:table-cell table:style-name="ce21" table:formula="of:=([.O6]/(['Allgemeine Informationen'.$B$2]-[.Q6])*['Allgemeine Informationen'.$B$2])" office:value-type="float" office:value="66.2070499277216" calcext:value-type="float">
            <text:p>66,21</text:p>
          </table:table-cell>
          <table:table-cell table:style-name="ce30" table:formula="of:=[.M6]/(['Allgemeine Informationen'.$B$2]-[.Q6])*['Allgemeine Informationen'.$B$2]" office:value-type="float" office:value="14.7003224730346" calcext:value-type="float">
            <text:p>14,7</text:p>
          </table:table-cell>
          <table:table-cell table:style-name="ce43" table:formula="of:=[.N6]/(['Allgemeine Informationen'.$B$2]-[.Q6])*['Allgemeine Informationen'.$B$2]" office:value-type="float" office:value="7.39464027577004" calcext:value-type="float">
            <text:p>7,39</text:p>
          </table:table-cell>
          <table:table-cell table:style-name="ce51" table:formula="of:=[.R6]/(['Allgemeine Informationen'.$B$2]-[.Q6])*['Allgemeine Informationen'.$B$2]" office:value-type="float" office:value="10.7416879795396" calcext:value-type="float">
            <text:p>10,74</text:p>
          </table:table-cell>
          <table:table-cell table:style-name="ce51"/>
          <table:table-cell table:style-name="ce7" table:formula="of:=[.O6]/['Allgemeine Informationen'.$B$1]" office:value-type="float" office:value="5.954" calcext:value-type="float">
            <text:p>5,95</text:p>
          </table:table-cell>
          <table:table-cell/>
          <table:table-cell table:style-name="ce7"/>
          <table:table-cell office:value-type="float" office:value="373" calcext:value-type="float">
            <text:p>373</text:p>
          </table:table-cell>
          <table:table-cell table:style-name="ce7" office:value-type="float" office:value="1560" calcext:value-type="float">
            <text:p>1.560</text:p>
          </table:table-cell>
          <table:table-cell office:value-type="float" office:value="13.22" calcext:value-type="float">
            <text:p>13,22</text:p>
          </table:table-cell>
          <table:table-cell table:style-name="ce7" office:value-type="float" office:value="6.65" calcext:value-type="float">
            <text:p>6,65</text:p>
          </table:table-cell>
          <table:table-cell office:value-type="float" office:value="59.54" calcext:value-type="float">
            <text:p>59,5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.07" calcext:value-type="float">
            <text:p>10,07</text:p>
          </table:table-cell>
          <table:table-cell table:style-name="ce7" office:value-type="float" office:value="9.66" calcext:value-type="float">
            <text:p>9,6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6" calcext:value-type="float">
            <text:p>0,86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87" calcext:value-type="float">
            <text:p>87</text:p>
          </table:table-cell>
          <table:table-cell table:style-name="ce7" office:value-type="float" office:value="0.56" calcext:value-type="float">
            <text:p>0,56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167" calcext:value-type="float">
            <text:p>4.1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table:style-name="ce7"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4.44" calcext:value-type="float">
            <text:p>4,44</text:p>
          </table:table-cell>
          <table:table-cell office:value-type="float" office:value="325" calcext:value-type="float">
            <text:p>325</text:p>
          </table:table-cell>
          <table:table-cell table:style-name="ce7" office:value-type="float" office:value="410" calcext:value-type="float">
            <text:p>410</text:p>
          </table:table-cell>
          <table:table-cell office:value-type="float" office:value="3.64" calcext:value-type="float">
            <text:p>3,64</text:p>
          </table:table-cell>
          <table:table-cell table:style-name="ce7"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934" calcext:value-type="float">
            <text:p>4.934</text:p>
          </table:table-cell>
          <table:table-cell office:value-type="float" office:value="200000" calcext:value-type="float">
            <text:p>200.000</text:p>
          </table:table-cell>
          <table:table-cell table:style-name="ce7"/>
          <table:table-cell office:value-type="float" office:value="870" calcext:value-type="float">
            <text:p>870</text:p>
          </table:table-cell>
          <table:table-cell table:style-name="ce7" office:value-type="float" office:value="390" calcext:value-type="float">
            <text:p>39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610" calcext:value-type="float">
            <text:p>610</text:p>
          </table:table-cell>
          <table:table-cell office:value-type="float" office:value="1130" calcext:value-type="float">
            <text:p>1.130</text:p>
          </table:table-cell>
          <table:table-cell table:style-name="ce7"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table:style-name="ce7" office:value-type="float" office:value="780" calcext:value-type="float">
            <text:p>780</text:p>
          </table:table-cell>
          <table:table-cell office:value-type="float" office:value="530" calcext:value-type="float">
            <text:p>530</text:p>
          </table:table-cell>
          <table:table-cell table:style-name="ce7" office:value-type="float" office:value="190" calcext:value-type="float">
            <text:p>190</text:p>
          </table:table-cell>
          <table:table-cell office:value-type="float" office:value="570" calcext:value-type="float">
            <text:p>570</text:p>
          </table:table-cell>
          <table:table-cell table:style-name="ce7" office:value-type="float" office:value="810" calcext:value-type="float">
            <text:p>810</text:p>
          </table:table-cell>
          <table:table-cell office:value-type="float" office:value="790" calcext:value-type="float">
            <text:p>790</text:p>
          </table:table-cell>
          <table:table-cell table:style-name="ce7" office:value-type="float" office:value="1290" calcext:value-type="float">
            <text:p>1.290</text:p>
          </table:table-cell>
          <table:table-cell office:value-type="float" office:value="3080" calcext:value-type="float">
            <text:p>3.080</text:p>
          </table:table-cell>
          <table:table-cell table:style-name="ce7" office:value-type="float" office:value="850" calcext:value-type="float">
            <text:p>850</text:p>
          </table:table-cell>
          <table:table-cell office:value-type="float" office:value="840" calcext:value-type="float">
            <text:p>840</text:p>
          </table:table-cell>
          <table:table-cell table:style-name="ce7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920" calcext:value-type="float">
            <text:p>6.9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560" calcext:value-type="float">
            <text:p>7.560</text:p>
          </table:table-cell>
          <table:table-cell/>
          <table:table-cell table:style-name="ce69" table:formula="of:=IF([.CG6]=0;0;[.CF6]/[.CG6])" office:value-type="float" office:value="0.0231481481481481" calcext:value-type="float">
            <text:p>0,02</text:p>
          </table:table-cell>
          <table:table-cell office:value-type="float" office:value="1.11" calcext:value-type="float">
            <text:p>1,11</text:p>
          </table:table-cell>
          <table:table-cell table:style-name="ce7" office:value-type="float" office:value="2.21" calcext:value-type="float">
            <text:p>2,21</text:p>
          </table:table-cell>
          <table:table-cell office:value-type="float" office:value="2.19" calcext:value-type="float">
            <text:p>2,19</text:p>
          </table:table-cell>
          <table:table-cell table:style-name="ce87" office:value-type="float" office:value="0.05" calcext:value-type="float">
            <text:p>0,05</text:p>
          </table:table-cell>
          <table:table-cell office:value-type="float" office:value="2.16" calcext:value-type="float">
            <text:p>2,16</text:p>
          </table:table-cell>
          <table:table-cell table:style-name="ce7" office:value-type="float" office:value="2.17" calcext:value-type="float">
            <text:p>2,17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7.99" calcext:value-type="float">
            <text:p>57,99</text:p>
          </table:table-cell>
          <table:table-cell table:style-name="ce7" office:value-type="float" office:value="0.77" calcext:value-type="float">
            <text:p>0,77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483" calcext:value-type="float">
            <text:p>48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table:style-name="ce7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7992" calcext:value-type="float">
            <text:p>57.992</text:p>
          </table:table-cell>
          <table:table-cell table:style-name="ce7"/>
          <table:table-cell office:value-type="float" office:value="4.95" calcext:value-type="float">
            <text:p>4,95</text:p>
          </table:table-cell>
          <table:table-cell table:style-name="ce7" office:value-type="float" office:value="5.08" calcext:value-type="float">
            <text:p>5,08</text:p>
          </table:table-cell>
          <table:table-cell office:value-type="float" office:value="580" calcext:value-type="float">
            <text:p>58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Amaranth roh</text:p>
          </table:table-cell>
          <table:table-cell/>
          <table:table-cell table:style-name="ce16" table:formula="of:=([.O7]/(['Allgemeine Informationen'.$B$2]-[.Q7])*['Allgemeine Informationen'.$B$2])" office:value-type="float" office:value="66.3026052104209" calcext:value-type="float">
            <text:p>66,3</text:p>
          </table:table-cell>
          <table:table-cell table:style-name="ce29" table:formula="of:=[.M7]/(['Allgemeine Informationen'.$B$2]-[.Q7])*['Allgemeine Informationen'.$B$2]" office:value-type="float" office:value="14.4789579158317" calcext:value-type="float">
            <text:p>14,48</text:p>
          </table:table-cell>
          <table:table-cell table:style-name="ce42" table:formula="of:=[.N7]/(['Allgemeine Informationen'.$B$2]-[.Q7])*['Allgemeine Informationen'.$B$2]" office:value-type="float" office:value="6.52304609218437" calcext:value-type="float">
            <text:p>6,52</text:p>
          </table:table-cell>
          <table:table-cell table:style-name="ce48" table:formula="of:=[.R7]/(['Allgemeine Informationen'.$B$2]-[.Q7])*['Allgemeine Informationen'.$B$2]" office:value-type="float" office:value="9.3186372745491" calcext:value-type="float">
            <text:p>9,32</text:p>
          </table:table-cell>
          <table:table-cell table:style-name="ce48"/>
          <table:table-cell table:formula="of:=[.O7]/['Allgemeine Informationen'.$B$1]" office:value-type="float" office:value="6.617" calcext:value-type="float">
            <text:p>6,62</text:p>
          </table:table-cell>
          <table:table-cell table:style-name="ce5"/>
          <table:table-cell/>
          <table:table-cell table:style-name="ce5" office:value-type="float" office:value="403" calcext:value-type="float">
            <text:p>403</text:p>
          </table:table-cell>
          <table:table-cell office:value-type="float" office:value="1686" calcext:value-type="float">
            <text:p>1.686</text:p>
          </table:table-cell>
          <table:table-cell table:style-name="ce5" office:value-type="float" office:value="14.45" calcext:value-type="float">
            <text:p>14,45</text:p>
          </table:table-cell>
          <table:table-cell office:value-type="float" office:value="6.51" calcext:value-type="float">
            <text:p>6,51</text:p>
          </table:table-cell>
          <table:table-cell table:style-name="ce5" office:value-type="float" office:value="66.17" calcext:value-type="float">
            <text:p>66,17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.2" calcext:value-type="float">
            <text:p>0,2</text:p>
          </table:table-cell>
          <table:table-cell office:value-type="float" office:value="9.3" calcext:value-type="float">
            <text:p>9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.04" calcext:value-type="float">
            <text:p>3,0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4.2" calcext:value-type="float">
            <text:p>4,2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303" calcext:value-type="float">
            <text:p>4.30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1" calcext:value-type="float">
            <text:p>21</text:p>
          </table:table-cell>
          <table:table-cell table:style-name="ce5" office:value-type="float" office:value="366" calcext:value-type="float">
            <text:p>366</text:p>
          </table:table-cell>
          <table:table-cell office:value-type="float" office:value="266" calcext:value-type="float">
            <text:p>266</text:p>
          </table:table-cell>
          <table:table-cell table:style-name="ce5" office:value-type="float" office:value="214" calcext:value-type="float">
            <text:p>214</text:p>
          </table:table-cell>
          <table:table-cell office:value-type="float" office:value="7.59" calcext:value-type="float">
            <text:p>7,59</text:p>
          </table:table-cell>
          <table:table-cell table:style-name="ce5" office:value-type="float" office:value="455" calcext:value-type="float">
            <text:p>455</text:p>
          </table:table-cell>
          <table:table-cell office:value-type="float" office:value="777" calcext:value-type="float">
            <text:p>777</text:p>
          </table:table-cell>
          <table:table-cell table:style-name="ce5" office:value-type="float" office:value="3.18" calcext:value-type="float">
            <text:p>3,18</text:p>
          </table:table-cell>
          <table:table-cell office:value-type="float" office:value="105" calcext:value-type="float">
            <text:p>105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260" calcext:value-type="float">
            <text:p>2.260</text:p>
          </table:table-cell>
          <table:table-cell table:style-name="ce5" office:value-type="float" office:value="140000" calcext:value-type="float">
            <text:p>140.000</text:p>
          </table:table-cell>
          <table:table-cell/>
          <table:table-cell table:style-name="ce5" office:value-type="float" office:value="1060" calcext:value-type="float">
            <text:p>1.060</text:p>
          </table:table-cell>
          <table:table-cell office:value-type="float" office:value="310" calcext:value-type="float">
            <text:p>310</text:p>
          </table:table-cell>
          <table:table-cell table:style-name="ce5" office:value-type="float" office:value="389" calcext:value-type="float">
            <text:p>389</text:p>
          </table:table-cell>
          <table:table-cell office:value-type="float" office:value="582" calcext:value-type="float">
            <text:p>582</text:p>
          </table:table-cell>
          <table:table-cell table:style-name="ce5" office:value-type="float" office:value="879" calcext:value-type="float">
            <text:p>879</text:p>
          </table:table-cell>
          <table:table-cell office:value-type="float" office:value="747" calcext:value-type="float">
            <text:p>747</text:p>
          </table:table-cell>
          <table:table-cell table:style-name="ce5" office:value-type="float" office:value="226" calcext:value-type="float">
            <text:p>226</text:p>
          </table:table-cell>
          <table:table-cell office:value-type="float" office:value="542" calcext:value-type="float">
            <text:p>542</text:p>
          </table:table-cell>
          <table:table-cell table:style-name="ce5" office:value-type="float" office:value="558" calcext:value-type="float">
            <text:p>558</text:p>
          </table:table-cell>
          <table:table-cell office:value-type="float" office:value="181" calcext:value-type="float">
            <text:p>181</text:p>
          </table:table-cell>
          <table:table-cell table:style-name="ce5"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 table:style-name="ce5" office:value-type="float" office:value="799" calcext:value-type="float">
            <text:p>799</text:p>
          </table:table-cell>
          <table:table-cell office:value-type="float" office:value="1261" calcext:value-type="float">
            <text:p>1.261</text:p>
          </table:table-cell>
          <table:table-cell table:style-name="ce5" office:value-type="float" office:value="2259" calcext:value-type="float">
            <text:p>2.259</text:p>
          </table:table-cell>
          <table:table-cell office:value-type="float" office:value="1636" calcext:value-type="float">
            <text:p>1.636</text:p>
          </table:table-cell>
          <table:table-cell table:style-name="ce5" office:value-type="float" office:value="698" calcext:value-type="float">
            <text:p>698</text:p>
          </table:table-cell>
          <table:table-cell office:value-type="float" office:value="1148" calcext:value-type="float">
            <text:p>1.14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482" calcext:value-type="float">
            <text:p>6.48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801" calcext:value-type="float">
            <text:p>7.801</text:p>
          </table:table-cell>
          <table:table-cell table:style-name="ce5"/>
          <table:table-cell table:formula="of:=IF([.CG7]=0;0;[.CF7]/[.CG7])" office:value-type="float" office:value="0.0212014134275618" calcext:value-type="float">
            <text:p>0,02</text:p>
          </table:table-cell>
          <table:table-cell table:style-name="ce5" office:value-type="float" office:value="1.67" calcext:value-type="float">
            <text:p>1,67</text:p>
          </table:table-cell>
          <table:table-cell office:value-type="float" office:value="2.89" calcext:value-type="float">
            <text:p>2,89</text:p>
          </table:table-cell>
          <table:table-cell table:style-name="ce5" office:value-type="float" office:value="1.46" calcext:value-type="float">
            <text:p>1,46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2.83" calcext:value-type="float">
            <text:p>2,83</text:p>
          </table:table-cell>
          <table:table-cell office:value-type="float" office:value="1.43" calcext:value-type="float">
            <text:p>1,4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.47" calcext:value-type="float">
            <text:p>1,4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5.1" calcext:value-type="float">
            <text:p>55,1</text:p>
          </table:table-cell>
          <table:table-cell office:value-type="float" office:value="1.67" calcext:value-type="float">
            <text:p>1,67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table:style-name="ce5" office:value-type="float" office:value="1488" calcext:value-type="float">
            <text:p>1.48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70" calcext:value-type="float">
            <text:p>1.670</text:p>
          </table:table-cell>
          <table:table-cell office:value-type="float" office:value="662" calcext:value-type="float">
            <text:p>662</text:p>
          </table:table-cell>
          <table:table-cell table:style-name="ce5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5100" calcext:value-type="float">
            <text:p>55.100</text:p>
          </table:table-cell>
          <table:table-cell/>
          <table:table-cell table:style-name="ce5" office:value-type="float" office:value="3.44" calcext:value-type="float">
            <text:p>3,44</text:p>
          </table:table-cell>
          <table:table-cell office:value-type="float" office:value="5.86" calcext:value-type="float">
            <text:p>5,86</text:p>
          </table:table-cell>
          <table:table-cell table:style-name="ce5" office:value-type="float" office:value="744" calcext:value-type="float">
            <text:p>744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.73" calcext:value-type="float">
            <text:p>1,7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Roggen Vollkornmehl</text:p>
          </table:table-cell>
          <table:table-cell table:style-name="ce7"/>
          <table:table-cell table:style-name="ce21" table:formula="of:=([.O8]/(['Allgemeine Informationen'.$B$2]-[.Q8])*['Allgemeine Informationen'.$B$2])" office:value-type="float" office:value="69.6205433910352" calcext:value-type="float">
            <text:p>69,62</text:p>
          </table:table-cell>
          <table:table-cell table:style-name="ce30" table:formula="of:=[.M8]/(['Allgemeine Informationen'.$B$2]-[.Q8])*['Allgemeine Informationen'.$B$2]" office:value-type="float" office:value="10.8907485956666" calcext:value-type="float">
            <text:p>10,89</text:p>
          </table:table-cell>
          <table:table-cell table:style-name="ce43" table:formula="of:=[.N8]/(['Allgemeine Informationen'.$B$2]-[.Q8])*['Allgemeine Informationen'.$B$2]" office:value-type="float" office:value="1.94887080132982" calcext:value-type="float">
            <text:p>1,95</text:p>
          </table:table-cell>
          <table:table-cell table:style-name="ce51" table:formula="of:=[.R8]/(['Allgemeine Informationen'.$B$2]-[.Q8])*['Allgemeine Informationen'.$B$2]" office:value-type="float" office:value="15.361687492835" calcext:value-type="float">
            <text:p>15,36</text:p>
          </table:table-cell>
          <table:table-cell table:style-name="ce51"/>
          <table:table-cell table:style-name="ce7" table:formula="of:=[.O8]/['Allgemeine Informationen'.$B$1]" office:value-type="float" office:value="6.073" calcext:value-type="float">
            <text:p>6,07</text:p>
          </table:table-cell>
          <table:table-cell/>
          <table:table-cell table:style-name="ce7"/>
          <table:table-cell office:value-type="float" office:value="326" calcext:value-type="float">
            <text:p>326</text:p>
          </table:table-cell>
          <table:table-cell table:style-name="ce7" office:value-type="float" office:value="1364" calcext:value-type="float">
            <text:p>1.364</text:p>
          </table:table-cell>
          <table:table-cell office:value-type="float" office:value="9.5" calcext:value-type="float">
            <text:p>9,5</text:p>
          </table:table-cell>
          <table:table-cell table:style-name="ce7" office:value-type="float" office:value="1.7" calcext:value-type="float">
            <text:p>1,7</text:p>
          </table:table-cell>
          <table:table-cell office:value-type="float" office:value="60.73" calcext:value-type="float">
            <text:p>60,7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2.77" calcext:value-type="float">
            <text:p>12,77</text:p>
          </table:table-cell>
          <table:table-cell table:style-name="ce7"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9" calcext:value-type="float">
            <text:p>1,9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35" calcext:value-type="float">
            <text:p>1,35</text:p>
          </table:table-cell>
          <table:table-cell office:value-type="float" office:value="143" calcext:value-type="float">
            <text:p>143</text:p>
          </table:table-cell>
          <table:table-cell table:style-name="ce7" office:value-type="float" office:value="0.37" calcext:value-type="float">
            <text:p>0,37</text:p>
          </table:table-cell>
          <table:table-cell office:value-type="float" office:value="0.17" calcext:value-type="float">
            <text:p>0,17</text:p>
          </table:table-cell>
          <table:table-cell table:style-name="ce7"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35" calcext:value-type="float">
            <text:p>1,3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427" calcext:value-type="float">
            <text:p>3.42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table:style-name="ce7"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2.77" calcext:value-type="float">
            <text:p>2,77</text:p>
          </table:table-cell>
          <table:table-cell office:value-type="float" office:value="340" calcext:value-type="float">
            <text:p>340</text:p>
          </table:table-cell>
          <table:table-cell table:style-name="ce7" office:value-type="float" office:value="392" calcext:value-type="float">
            <text:p>392</text:p>
          </table:table-cell>
          <table:table-cell office:value-type="float" office:value="2.76" calcext:value-type="float">
            <text:p>2,76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style-name="ce7"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854" calcext:value-type="float">
            <text:p>2.854</text:p>
          </table:table-cell>
          <table:table-cell office:value-type="float" office:value="130000" calcext:value-type="float">
            <text:p>130.000</text:p>
          </table:table-cell>
          <table:table-cell table:style-name="ce7"/>
          <table:table-cell office:value-type="float" office:value="475" calcext:value-type="float">
            <text:p>475</text:p>
          </table:table-cell>
          <table:table-cell table:style-name="ce7" office:value-type="float" office:value="174" calcext:value-type="float">
            <text:p>174</text:p>
          </table:table-cell>
          <table:table-cell office:value-type="float" office:value="174" calcext:value-type="float">
            <text:p>174</text:p>
          </table:table-cell>
          <table:table-cell table:style-name="ce7" office:value-type="float" office:value="359" calcext:value-type="float">
            <text:p>359</text:p>
          </table:table-cell>
          <table:table-cell office:value-type="float" office:value="640" calcext:value-type="float">
            <text:p>640</text:p>
          </table:table-cell>
          <table:table-cell table:style-name="ce7" office:value-type="float" office:value="379" calcext:value-type="float">
            <text:p>379</text:p>
          </table:table-cell>
          <table:table-cell office:value-type="float" office:value="136" calcext:value-type="float">
            <text:p>136</text:p>
          </table:table-cell>
          <table:table-cell table:style-name="ce7" office:value-type="float" office:value="446" calcext:value-type="float">
            <text:p>446</text:p>
          </table:table-cell>
          <table:table-cell office:value-type="float" office:value="340" calcext:value-type="float">
            <text:p>340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table:style-name="ce7" office:value-type="float" office:value="495" calcext:value-type="float">
            <text:p>495</text:p>
          </table:table-cell>
          <table:table-cell office:value-type="float" office:value="446" calcext:value-type="float">
            <text:p>446</text:p>
          </table:table-cell>
          <table:table-cell table:style-name="ce7" office:value-type="float" office:value="659" calcext:value-type="float">
            <text:p>659</text:p>
          </table:table-cell>
          <table:table-cell office:value-type="float" office:value="2512" calcext:value-type="float">
            <text:p>2.512</text:p>
          </table:table-cell>
          <table:table-cell table:style-name="ce7" office:value-type="float" office:value="437" calcext:value-type="float">
            <text:p>437</text:p>
          </table:table-cell>
          <table:table-cell office:value-type="float" office:value="1115" calcext:value-type="float">
            <text:p>1.115</text:p>
          </table:table-cell>
          <table:table-cell table:style-name="ce7"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909" calcext:value-type="float">
            <text:p>3.90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595" calcext:value-type="float">
            <text:p>5.595</text:p>
          </table:table-cell>
          <table:table-cell/>
          <table:table-cell table:style-name="ce71" table:formula="of:=IF([.CG8]=0;0;[.CF8]/[.CG8])" office:value-type="float" office:value="0.14492753623188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0.18" calcext:value-type="float">
            <text:p>0,18</text:p>
          </table:table-cell>
          <table:table-cell table:style-name="ce87" office:value-type="float" office:value="0.1" calcext:value-type="float">
            <text:p>0,1</text:p>
          </table:table-cell>
          <table:table-cell office:value-type="float" office:value="0.69" calcext:value-type="float">
            <text:p>0,69</text:p>
          </table:table-cell>
          <table:table-cell table:style-name="ce7" office:value-type="float" office:value="0.18" calcext:value-type="float">
            <text:p>0,18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0.91" calcext:value-type="float">
            <text:p>0,9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9.09" calcext:value-type="float">
            <text:p>59,09</text:p>
          </table:table-cell>
          <table:table-cell table:style-name="ce7" office:value-type="float" office:value="1.03" calcext:value-type="float">
            <text:p>1,0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34" calcext:value-type="float">
            <text:p>1,34</text:p>
          </table:table-cell>
          <table:table-cell office:value-type="float" office:value="670" calcext:value-type="float">
            <text:p>67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table:style-name="ce7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9090" calcext:value-type="float">
            <text:p>59.090</text:p>
          </table:table-cell>
          <table:table-cell table:style-name="ce7"/>
          <table:table-cell office:value-type="float" office:value="4.76" calcext:value-type="float">
            <text:p>4,76</text:p>
          </table:table-cell>
          <table:table-cell table:style-name="ce7" office:value-type="float" office:value="8.64" calcext:value-type="float">
            <text:p>8,64</text:p>
          </table:table-cell>
          <table:table-cell office:value-type="float" office:value="670" calcext:value-type="float">
            <text:p>67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51" calcext:value-type="float">
            <text:p>51</text:p>
          </table:table-cell>
          <table:table-cell office:value-type="float" office:value="3.37" calcext:value-type="float">
            <text:p>3,37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Weizen Vollkornmehl</text:p>
          </table:table-cell>
          <table:table-cell/>
          <table:table-cell table:style-name="ce16" table:formula="of:=([.O9]/(['Allgemeine Informationen'.$B$2]-[.Q9])*['Allgemeine Informationen'.$B$2])" office:value-type="float" office:value="70.0352941176471" calcext:value-type="float">
            <text:p>70,04</text:p>
          </table:table-cell>
          <table:table-cell table:style-name="ce29" table:formula="of:=[.M9]/(['Allgemeine Informationen'.$B$2]-[.Q9])*['Allgemeine Informationen'.$B$2]" office:value-type="float" office:value="13.4235294117647" calcext:value-type="float">
            <text:p>13,42</text:p>
          </table:table-cell>
          <table:table-cell table:style-name="ce42" table:formula="of:=[.N9]/(['Allgemeine Informationen'.$B$2]-[.Q9])*['Allgemeine Informationen'.$B$2]" office:value-type="float" office:value="2.77647058823529" calcext:value-type="float">
            <text:p>2,78</text:p>
          </table:table-cell>
          <table:table-cell table:style-name="ce48" table:formula="of:=[.R9]/(['Allgemeine Informationen'.$B$2]-[.Q9])*['Allgemeine Informationen'.$B$2]" office:value-type="float" office:value="11.7647058823529" calcext:value-type="float">
            <text:p>11,76</text:p>
          </table:table-cell>
          <table:table-cell table:style-name="ce48"/>
          <table:table-cell table:formula="of:=[.O9]/['Allgemeine Informationen'.$B$1]" office:value-type="float" office:value="5.953" calcext:value-type="float">
            <text:p>5,95</text:p>
          </table:table-cell>
          <table:table-cell table:style-name="ce5"/>
          <table:table-cell/>
          <table:table-cell table:style-name="ce5" office:value-type="float" office:value="328" calcext:value-type="float">
            <text:p>328</text:p>
          </table:table-cell>
          <table:table-cell office:value-type="float" office:value="1373" calcext:value-type="float">
            <text:p>1.373</text:p>
          </table:table-cell>
          <table:table-cell table:style-name="ce5" office:value-type="float" office:value="11.41" calcext:value-type="float">
            <text:p>11,41</text:p>
          </table:table-cell>
          <table:table-cell office:value-type="float" office:value="2.36" calcext:value-type="float">
            <text:p>2,36</text:p>
          </table:table-cell>
          <table:table-cell table:style-name="ce5" office:value-type="float" office:value="59.53" calcext:value-type="float">
            <text:p>59,53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0.47" calcext:value-type="float">
            <text:p>0,47</text:p>
          </table:table-cell>
          <table:table-cell table:style-name="ce5" office:value-type="float" office:value="0.17" calcext:value-type="float">
            <text:p>0,17</text:p>
          </table:table-cell>
          <table:table-cell office:value-type="float" office:value="0.46" calcext:value-type="float">
            <text:p>0,4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.2" calcext:value-type="float">
            <text:p>1,2</text:p>
          </table:table-cell>
          <table:table-cell office:value-type="float" office:value="8.3" calcext:value-type="float">
            <text:p>8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7117" calcext:value-type="float">
            <text:p>7.1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table:style-name="ce5" office:value-type="float" office:value="337" calcext:value-type="float">
            <text:p>337</text:p>
          </table:table-cell>
          <table:table-cell office:value-type="float" office:value="124" calcext:value-type="float">
            <text:p>124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3.4" calcext:value-type="float">
            <text:p>3,4</text:p>
          </table:table-cell>
          <table:table-cell table:style-name="ce5" office:value-type="float" office:value="345" calcext:value-type="float">
            <text:p>345</text:p>
          </table:table-cell>
          <table:table-cell office:value-type="float" office:value="630" calcext:value-type="float">
            <text:p>630</text:p>
          </table:table-cell>
          <table:table-cell table:style-name="ce5" office:value-type="float" office:value="3.4" calcext:value-type="float">
            <text:p>3,4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2.7" calcext:value-type="float">
            <text:p>2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100" calcext:value-type="float">
            <text:p>3.100</text:p>
          </table:table-cell>
          <table:table-cell table:style-name="ce5" office:value-type="float" office:value="125000" calcext:value-type="float">
            <text:p>125.000</text:p>
          </table:table-cell>
          <table:table-cell/>
          <table:table-cell table:style-name="ce5" office:value-type="float" office:value="518" calcext:value-type="float">
            <text:p>518</text:p>
          </table:table-cell>
          <table:table-cell office:value-type="float" office:value="230" calcext:value-type="float">
            <text:p>230</text:p>
          </table:table-cell>
          <table:table-cell table:style-name="ce5" office:value-type="float" office:value="219" calcext:value-type="float">
            <text:p>219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772" calcext:value-type="float">
            <text:p>772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530" calcext:value-type="float">
            <text:p>530</text:p>
          </table:table-cell>
          <table:table-cell table:style-name="ce5" office:value-type="float" office:value="334" calcext:value-type="float">
            <text:p>334</text:p>
          </table:table-cell>
          <table:table-cell office:value-type="float" office:value="115" calcext:value-type="float">
            <text:p>115</text:p>
          </table:table-cell>
          <table:table-cell table:style-name="ce5" office:value-type="float" office:value="346" calcext:value-type="float">
            <text:p>346</text:p>
          </table:table-cell>
          <table:table-cell office:value-type="float" office:value="518" calcext:value-type="float">
            <text:p>518</text:p>
          </table:table-cell>
          <table:table-cell table:style-name="ce5" office:value-type="float" office:value="403" calcext:value-type="float">
            <text:p>403</text:p>
          </table:table-cell>
          <table:table-cell office:value-type="float" office:value="565" calcext:value-type="float">
            <text:p>565</text:p>
          </table:table-cell>
          <table:table-cell table:style-name="ce5" office:value-type="float" office:value="3493" calcext:value-type="float">
            <text:p>3.493</text:p>
          </table:table-cell>
          <table:table-cell office:value-type="float" office:value="530" calcext:value-type="float">
            <text:p>530</text:p>
          </table:table-cell>
          <table:table-cell table:style-name="ce5" office:value-type="float" office:value="1314" calcext:value-type="float">
            <text:p>1.314</text:p>
          </table:table-cell>
          <table:table-cell office:value-type="float" office:value="588" calcext:value-type="float">
            <text:p>58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516" calcext:value-type="float">
            <text:p>4.51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893" calcext:value-type="float">
            <text:p>6.893</text:p>
          </table:table-cell>
          <table:table-cell table:style-name="ce5"/>
          <table:table-cell table:formula="of:=IF([.CG9]=0;0;[.CF9]/[.CG9])" office:value-type="float" office:value="0.0693069306930693" calcext:value-type="float">
            <text:p>0,07</text:p>
          </table:table-cell>
          <table:table-cell table:style-name="ce5" office:value-type="float" office:value="0.34" calcext:value-type="float">
            <text:p>0,34</text:p>
          </table:table-cell>
          <table:table-cell office:value-type="float" office:value="1.08" calcext:value-type="float">
            <text:p>1,08</text:p>
          </table:table-cell>
          <table:table-cell table:style-name="ce5" office:value-type="float" office:value="0.28" calcext:value-type="float">
            <text:p>0,28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1.01" calcext:value-type="float">
            <text:p>1,01</text:p>
          </table:table-cell>
          <table:table-cell office:value-type="float" office:value="0.27" calcext:value-type="float">
            <text:p>0,27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8.46" calcext:value-type="float">
            <text:p>58,46</text:p>
          </table:table-cell>
          <table:table-cell office:value-type="float" office:value="0.71" calcext:value-type="float">
            <text:p>0,7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style-name="ce5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8458" calcext:value-type="float">
            <text:p>58.458</text:p>
          </table:table-cell>
          <table:table-cell/>
          <table:table-cell table:style-name="ce5" office:value-type="float" office:value="2.3" calcext:value-type="float">
            <text:p>2,3</text:p>
          </table:table-cell>
          <table:table-cell office:value-type="float" office:value="7.7" calcext:value-type="float">
            <text:p>7,7</text:p>
          </table:table-cell>
          <table:table-cell table:style-name="ce5" office:value-type="float" office:value="500" calcext:value-type="float">
            <text:p>500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3.14" calcext:value-type="float">
            <text:p>3,14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Quinoa roh</text:p>
          </table:table-cell>
          <table:table-cell table:style-name="ce7"/>
          <table:table-cell table:style-name="ce21" table:formula="of:=([.O10]/(['Allgemeine Informationen'.$B$2]-[.Q10])*['Allgemeine Informationen'.$B$2])" office:value-type="float" office:value="70.0392596747056" calcext:value-type="float">
            <text:p>70,04</text:p>
          </table:table-cell>
          <table:table-cell table:style-name="ce30" table:formula="of:=[.M10]/(['Allgemeine Informationen'.$B$2]-[.Q10])*['Allgemeine Informationen'.$B$2]" office:value-type="float" office:value="13.6735838474481" calcext:value-type="float">
            <text:p>13,67</text:p>
          </table:table-cell>
          <table:table-cell table:style-name="ce43" table:formula="of:=[.N10]/(['Allgemeine Informationen'.$B$2]-[.Q10])*['Allgemeine Informationen'.$B$2]" office:value-type="float" office:value="6.66292765002804" calcext:value-type="float">
            <text:p>6,66</text:p>
          </table:table-cell>
          <table:table-cell table:style-name="ce51" table:formula="of:=[.R10]/(['Allgemeine Informationen'.$B$2]-[.Q10])*['Allgemeine Informationen'.$B$2]" office:value-type="float" office:value="7.69489624228828" calcext:value-type="float">
            <text:p>7,69</text:p>
          </table:table-cell>
          <table:table-cell table:style-name="ce51"/>
          <table:table-cell table:style-name="ce7" table:formula="of:=[.O10]/['Allgemeine Informationen'.$B$1]" office:value-type="float" office:value="6.244" calcext:value-type="float">
            <text:p>6,24</text:p>
          </table:table-cell>
          <table:table-cell/>
          <table:table-cell table:style-name="ce7"/>
          <table:table-cell office:value-type="float" office:value="369" calcext:value-type="float">
            <text:p>369</text:p>
          </table:table-cell>
          <table:table-cell table:style-name="ce7" office:value-type="float" office:value="1543" calcext:value-type="float">
            <text:p>1.543</text:p>
          </table:table-cell>
          <table:table-cell office:value-type="float" office:value="12.19" calcext:value-type="float">
            <text:p>12,19</text:p>
          </table:table-cell>
          <table:table-cell table:style-name="ce7" office:value-type="float" office:value="5.94" calcext:value-type="float">
            <text:p>5,94</text:p>
          </table:table-cell>
          <table:table-cell office:value-type="float" office:value="62.44" calcext:value-type="float">
            <text:p>62,4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.85" calcext:value-type="float">
            <text:p>10,85</text:p>
          </table:table-cell>
          <table:table-cell table:style-name="ce7" office:value-type="float" office:value="6.86" calcext:value-type="float">
            <text:p>6,8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39" calcext:value-type="float">
            <text:p>1,39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0.46" calcext:value-type="float">
            <text:p>0,46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14" calcext:value-type="float">
            <text:p>0,14</text:p>
          </table:table-cell>
          <table:table-cell office:value-type="float" office:value="4.2" calcext:value-type="float">
            <text:p>4,2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200" calcext:value-type="float">
            <text:p>3.2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office:value-type="float" office:value="562" calcext:value-type="float">
            <text:p>562</text:p>
          </table:table-cell>
          <table:table-cell table:style-name="ce7" office:value-type="float" office:value="198" calcext:value-type="float">
            <text:p>198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.92" calcext:value-type="float">
            <text:p>2,92</text:p>
          </table:table-cell>
          <table:table-cell office:value-type="float" office:value="592" calcext:value-type="float">
            <text:p>592</text:p>
          </table:table-cell>
          <table:table-cell table:style-name="ce7" office:value-type="float" office:value="482" calcext:value-type="float">
            <text:p>482</text:p>
          </table:table-cell>
          <table:table-cell office:value-type="float" office:value="2.25" calcext:value-type="float">
            <text:p>2,25</text:p>
          </table:table-cell>
          <table:table-cell table:style-name="ce7"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32" calcext:value-type="float">
            <text:p>1.532</text:p>
          </table:table-cell>
          <table:table-cell office:value-type="float" office:value="64000" calcext:value-type="float">
            <text:p>64.000</text:p>
          </table:table-cell>
          <table:table-cell table:style-name="ce7"/>
          <table:table-cell office:value-type="float" office:value="1103" calcext:value-type="float">
            <text:p>1.103</text:p>
          </table:table-cell>
          <table:table-cell table:style-name="ce7" office:value-type="float" office:value="195" calcext:value-type="float">
            <text:p>195</text:p>
          </table:table-cell>
          <table:table-cell office:value-type="float" office:value="368" calcext:value-type="float">
            <text:p>368</text:p>
          </table:table-cell>
          <table:table-cell table:style-name="ce7" office:value-type="float" office:value="718" calcext:value-type="float">
            <text:p>718</text:p>
          </table:table-cell>
          <table:table-cell office:value-type="float" office:value="930" calcext:value-type="float">
            <text:p>930</text:p>
          </table:table-cell>
          <table:table-cell table:style-name="ce7" office:value-type="float" office:value="860" calcext:value-type="float">
            <text:p>860</text:p>
          </table:table-cell>
          <table:table-cell office:value-type="float" office:value="188" calcext:value-type="float">
            <text:p>188</text:p>
          </table:table-cell>
          <table:table-cell table:style-name="ce7" office:value-type="float" office:value="530" calcext:value-type="float">
            <text:p>530</text:p>
          </table:table-cell>
          <table:table-cell office:value-type="float" office:value="590" calcext:value-type="float">
            <text:p>590</text:p>
          </table:table-cell>
          <table:table-cell table:style-name="ce7" office:value-type="float" office:value="165" calcext:value-type="float">
            <text:p>165</text:p>
          </table:table-cell>
          <table:table-cell office:value-type="float" office:value="423" calcext:value-type="float">
            <text:p>423</text:p>
          </table:table-cell>
          <table:table-cell table:style-name="ce7" office:value-type="float" office:value="633" calcext:value-type="float">
            <text:p>633</text:p>
          </table:table-cell>
          <table:table-cell office:value-type="float" office:value="600" calcext:value-type="float">
            <text:p>600</text:p>
          </table:table-cell>
          <table:table-cell table:style-name="ce7" office:value-type="float" office:value="1120" calcext:value-type="float">
            <text:p>1.120</text:p>
          </table:table-cell>
          <table:table-cell office:value-type="float" office:value="2050" calcext:value-type="float">
            <text:p>2.050</text:p>
          </table:table-cell>
          <table:table-cell table:style-name="ce7" office:value-type="float" office:value="790" calcext:value-type="float">
            <text:p>790</text:p>
          </table:table-cell>
          <table:table-cell office:value-type="float" office:value="510" calcext:value-type="float">
            <text:p>510</text:p>
          </table:table-cell>
          <table:table-cell table:style-name="ce7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700" calcext:value-type="float">
            <text:p>6.7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700" calcext:value-type="float">
            <text:p>5.700</text:p>
          </table:table-cell>
          <table:table-cell/>
          <table:table-cell table:style-name="ce71" table:formula="of:=IF([.CG10]=0;0;[.CF10]/[.CG10])" office:value-type="float" office:value="0.0823045267489712" calcext:value-type="float">
            <text:p>0,08</text:p>
          </table:table-cell>
          <table:table-cell office:value-type="float" office:value="0.53" calcext:value-type="float">
            <text:p>0,53</text:p>
          </table:table-cell>
          <table:table-cell table:style-name="ce7" office:value-type="float" office:value="2.63" calcext:value-type="float">
            <text:p>2,63</text:p>
          </table:table-cell>
          <table:table-cell office:value-type="float" office:value="1.31" calcext:value-type="float">
            <text:p>1,31</text:p>
          </table:table-cell>
          <table:table-cell table:style-name="ce87" office:value-type="float" office:value="0.2" calcext:value-type="float">
            <text:p>0,2</text:p>
          </table:table-cell>
          <table:table-cell office:value-type="float" office:value="2.43" calcext:value-type="float">
            <text:p>2,43</text:p>
          </table:table-cell>
          <table:table-cell table:style-name="ce7" office:value-type="float" office:value="1.31" calcext:value-type="float">
            <text:p>1,3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9.9" calcext:value-type="float">
            <text:p>59,9</text:p>
          </table:table-cell>
          <table:table-cell table:style-name="ce7" office:value-type="float" office:value="1.82" calcext:value-type="float">
            <text:p>1,82</text:p>
          </table:table-cell>
          <table:table-cell office:value-type="float" office:value="0.22" calcext:value-type="float">
            <text:p>0,2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9" calcext:value-type="float">
            <text:p>0,89</text:p>
          </table:table-cell>
          <table:table-cell office:value-type="float" office:value="1098" calcext:value-type="float">
            <text:p>1.09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816" calcext:value-type="float">
            <text:p>1.816</text:p>
          </table:table-cell>
          <table:table-cell table:style-name="ce7" office:value-type="float" office:value="720" calcext:value-type="float">
            <text:p>720</text:p>
          </table:table-cell>
          <table:table-cell office:value-type="float" office:value="330" calcext:value-type="float">
            <text:p>33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9904" calcext:value-type="float">
            <text:p>59.904</text:p>
          </table:table-cell>
          <table:table-cell table:style-name="ce7"/>
          <table:table-cell office:value-type="float" office:value="1.26" calcext:value-type="float">
            <text:p>1,26</text:p>
          </table:table-cell>
          <table:table-cell table:style-name="ce7" office:value-type="float" office:value="5.38" calcext:value-type="float">
            <text:p>5,38</text:p>
          </table:table-cell>
          <table:table-cell office:value-type="float" office:value="549" calcext:value-type="float">
            <text:p>549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66" calcext:value-type="float">
            <text:p>66</text:p>
          </table:table-cell>
          <table:table-cell office:value-type="float" office:value="4.94" calcext:value-type="float">
            <text:p>4,9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Dinkel Vollkornmehl</text:p>
          </table:table-cell>
          <table:table-cell/>
          <table:table-cell table:style-name="ce16" table:formula="of:=([.O11]/(['Allgemeine Informationen'.$B$2]-[.Q11])*['Allgemeine Informationen'.$B$2])" office:value-type="float" office:value="71.5393258426966" calcext:value-type="float">
            <text:p>71,54</text:p>
          </table:table-cell>
          <table:table-cell table:style-name="ce29" table:formula="of:=[.M11]/(['Allgemeine Informationen'.$B$2]-[.Q11])*['Allgemeine Informationen'.$B$2]" office:value-type="float" office:value="14.2247191011236" calcext:value-type="float">
            <text:p>14,22</text:p>
          </table:table-cell>
          <table:table-cell table:style-name="ce42" table:formula="of:=[.N11]/(['Allgemeine Informationen'.$B$2]-[.Q11])*['Allgemeine Informationen'.$B$2]" office:value-type="float" office:value="4.02247191011236" calcext:value-type="float">
            <text:p>4,02</text:p>
          </table:table-cell>
          <table:table-cell table:style-name="ce48" table:formula="of:=[.R11]/(['Allgemeine Informationen'.$B$2]-[.Q11])*['Allgemeine Informationen'.$B$2]" office:value-type="float" office:value="9.28089887640449" calcext:value-type="float">
            <text:p>9,28</text:p>
          </table:table-cell>
          <table:table-cell table:style-name="ce48"/>
          <table:table-cell table:formula="of:=[.O11]/['Allgemeine Informationen'.$B$1]" office:value-type="float" office:value="6.367" calcext:value-type="float">
            <text:p>6,37</text:p>
          </table:table-cell>
          <table:table-cell table:style-name="ce5"/>
          <table:table-cell/>
          <table:table-cell table:style-name="ce5" office:value-type="float" office:value="357" calcext:value-type="float">
            <text:p>357</text:p>
          </table:table-cell>
          <table:table-cell office:value-type="float" office:value="1496" calcext:value-type="float">
            <text:p>1.496</text:p>
          </table:table-cell>
          <table:table-cell table:style-name="ce5" office:value-type="float" office:value="12.66" calcext:value-type="float">
            <text:p>12,66</text:p>
          </table:table-cell>
          <table:table-cell office:value-type="float" office:value="3.58" calcext:value-type="float">
            <text:p>3,58</text:p>
          </table:table-cell>
          <table:table-cell table:style-name="ce5" office:value-type="float" office:value="63.67" calcext:value-type="float">
            <text:p>63,67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1" calcext:value-type="float">
            <text:p>11</text:p>
          </table:table-cell>
          <table:table-cell office:value-type="float" office:value="8.26" calcext:value-type="float">
            <text:p>8,2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0.51" calcext:value-type="float">
            <text:p>0,51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.2" calcext:value-type="float">
            <text:p>1,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500" calcext:value-type="float">
            <text:p>4.5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float" office:value="407" calcext:value-type="float">
            <text:p>407</text:p>
          </table:table-cell>
          <table:table-cell office:value-type="float" office:value="109" calcext:value-type="float">
            <text:p>109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9.68" calcext:value-type="float">
            <text:p>9,68</text:p>
          </table:table-cell>
          <table:table-cell table:style-name="ce5" office:value-type="float" office:value="286" calcext:value-type="float">
            <text:p>286</text:p>
          </table:table-cell>
          <table:table-cell office:value-type="float" office:value="460" calcext:value-type="float">
            <text:p>460</text:p>
          </table:table-cell>
          <table:table-cell table:style-name="ce5" office:value-type="float" office:value="3.36" calcext:value-type="float">
            <text:p>3,36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261" calcext:value-type="float">
            <text:p>3.261</text:p>
          </table:table-cell>
          <table:table-cell table:style-name="ce5" office:value-type="float" office:value="58000" calcext:value-type="float">
            <text:p>58.000</text:p>
          </table:table-cell>
          <table:table-cell/>
          <table:table-cell table:style-name="ce5" office:value-type="float" office:value="700" calcext:value-type="float">
            <text:p>700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360" calcext:value-type="float">
            <text:p>360</text:p>
          </table:table-cell>
          <table:table-cell office:value-type="float" office:value="555" calcext:value-type="float">
            <text:p>555</text:p>
          </table:table-cell>
          <table:table-cell table:style-name="ce5" office:value-type="float" office:value="1023" calcext:value-type="float">
            <text:p>1.023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230" calcext:value-type="float">
            <text:p>230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505" calcext:value-type="float">
            <text:p>505</text:p>
          </table:table-cell>
          <table:table-cell office:value-type="float" office:value="180" calcext:value-type="float">
            <text:p>180</text:p>
          </table:table-cell>
          <table:table-cell table:style-name="ce5" office:value-type="float" office:value="540" calcext:value-type="float">
            <text:p>540</text:p>
          </table:table-cell>
          <table:table-cell office:value-type="float" office:value="653" calcext:value-type="float">
            <text:p>653</text:p>
          </table:table-cell>
          <table:table-cell table:style-name="ce5"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5170" calcext:value-type="float">
            <text:p>5.170</text:p>
          </table:table-cell>
          <table:table-cell office:value-type="float" office:value="580" calcext:value-type="float">
            <text:p>580</text:p>
          </table:table-cell>
          <table:table-cell table:style-name="ce5" office:value-type="float" office:value="1740" calcext:value-type="float">
            <text:p>1.740</text:p>
          </table:table-cell>
          <table:table-cell office:value-type="float" office:value="740" calcext:value-type="float">
            <text:p>74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328" calcext:value-type="float">
            <text:p>6.32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250" calcext:value-type="float">
            <text:p>9.250</text:p>
          </table:table-cell>
          <table:table-cell table:style-name="ce5"/>
          <table:table-cell table:formula="of:=IF([.CG11]=0;0;[.CF11]/[.CG11])" office:value-type="float" office:value="0" calcext:value-type="float">
            <text:p>0</text:p>
          </table:table-cell>
          <table:table-cell table:style-name="ce5" office:value-type="float" office:value="0.45" calcext:value-type="float">
            <text:p>0,45</text:p>
          </table:table-cell>
          <table:table-cell office:value-type="float" office:value="1.39" calcext:value-type="float">
            <text:p>1,39</text:p>
          </table:table-cell>
          <table:table-cell table:style-name="ce5"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.39" calcext:value-type="float">
            <text:p>1,39</text:p>
          </table:table-cell>
          <table:table-cell office:value-type="float" office:value="0.53" calcext:value-type="float">
            <text:p>0,5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3.86" calcext:value-type="float">
            <text:p>3,86</text:p>
          </table:table-cell>
          <table:table-cell table:style-name="ce5" office:value-type="float" office:value="3.04" calcext:value-type="float">
            <text:p>3,0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style-name="ce5"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80" calcext:value-type="float">
            <text:p>3.580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7000" calcext:value-type="float">
            <text:p>57.000</text:p>
          </table:table-cell>
          <table:table-cell/>
          <table:table-cell table:style-name="ce5" office:value-type="float" office:value="1.09" calcext:value-type="float">
            <text:p>1,09</text:p>
          </table:table-cell>
          <table:table-cell office:value-type="float" office:value="7.29" calcext:value-type="float">
            <text:p>7,29</text:p>
          </table:table-cell>
          <table:table-cell table:style-name="ce5"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3.06" calcext:value-type="float">
            <text:p>3,06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Mais</text:p>
          </table:table-cell>
          <table:table-cell table:style-name="ce7"/>
          <table:table-cell table:style-name="ce21" table:formula="of:=([.O12]/(['Allgemeine Informationen'.$B$2]-[.Q12])*['Allgemeine Informationen'.$B$2])" office:value-type="float" office:value="74.7320596458528" calcext:value-type="float">
            <text:p>74,73</text:p>
          </table:table-cell>
          <table:table-cell table:style-name="ce30" table:formula="of:=[.M12]/(['Allgemeine Informationen'.$B$2]-[.Q12])*['Allgemeine Informationen'.$B$2]" office:value-type="float" office:value="10.0885368126747" calcext:value-type="float">
            <text:p>10,09</text:p>
          </table:table-cell>
          <table:table-cell table:style-name="ce43" table:formula="of:=[.N12]/(['Allgemeine Informationen'.$B$2]-[.Q12])*['Allgemeine Informationen'.$B$2]" office:value-type="float" office:value="4.42684063373719" calcext:value-type="float">
            <text:p>4,43</text:p>
          </table:table-cell>
          <table:table-cell table:style-name="ce51" table:formula="of:=[.R12]/(['Allgemeine Informationen'.$B$2]-[.Q12])*['Allgemeine Informationen'.$B$2]" office:value-type="float" office:value="8.97017707362535" calcext:value-type="float">
            <text:p>8,97</text:p>
          </table:table-cell>
          <table:table-cell table:style-name="ce51"/>
          <table:table-cell table:style-name="ce7" table:formula="of:=[.O12]/['Allgemeine Informationen'.$B$1]" office:value-type="float" office:value="6.415" calcext:value-type="float">
            <text:p>6,42</text:p>
          </table:table-cell>
          <table:table-cell/>
          <table:table-cell table:style-name="ce7"/>
          <table:table-cell office:value-type="float" office:value="344" calcext:value-type="float">
            <text:p>344</text:p>
          </table:table-cell>
          <table:table-cell table:style-name="ce7" office:value-type="float" office:value="1440" calcext:value-type="float">
            <text:p>1.440</text:p>
          </table:table-cell>
          <table:table-cell office:value-type="float" office:value="8.66" calcext:value-type="float">
            <text:p>8,66</text:p>
          </table:table-cell>
          <table:table-cell table:style-name="ce7" office:value-type="float" office:value="3.8" calcext:value-type="float">
            <text:p>3,8</text:p>
          </table:table-cell>
          <table:table-cell office:value-type="float" office:value="64.15" calcext:value-type="float">
            <text:p>64,1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.16" calcext:value-type="float">
            <text:p>14,16</text:p>
          </table:table-cell>
          <table:table-cell table:style-name="ce7"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3" calcext:value-type="float">
            <text:p>1,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0.36" calcext:value-type="float">
            <text:p>0,36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4" calcext:value-type="float">
            <text:p>154</text:p>
          </table:table-cell>
          <table:table-cell office:value-type="float" office:value="923" calcext:value-type="float">
            <text:p>923</text:p>
          </table:table-cell>
          <table:table-cell table:style-name="ce7" office:value-type="float" office:value="2788" calcext:value-type="float">
            <text:p>2.78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table:style-name="ce7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213" calcext:value-type="float">
            <text:p>213</text:p>
          </table:table-cell>
          <table:table-cell table:style-name="ce7" office:value-type="float" office:value="240" calcext:value-type="float">
            <text:p>240</text:p>
          </table:table-cell>
          <table:table-cell office:value-type="float" office:value="1.48" calcext:value-type="float">
            <text:p>1,48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96" calcext:value-type="float">
            <text:p>396</text:p>
          </table:table-cell>
          <table:table-cell office:value-type="float" office:value="80000" calcext:value-type="float">
            <text:p>80.000</text:p>
          </table:table-cell>
          <table:table-cell table:style-name="ce7"/>
          <table:table-cell office:value-type="float" office:value="442" calcext:value-type="float">
            <text:p>442</text:p>
          </table:table-cell>
          <table:table-cell table:style-name="ce7" office:value-type="float" office:value="311" calcext:value-type="float">
            <text:p>311</text:p>
          </table:table-cell>
          <table:table-cell office:value-type="float" office:value="237" calcext:value-type="float">
            <text:p>237</text:p>
          </table:table-cell>
          <table:table-cell table:style-name="ce7" office:value-type="float" office:value="362" calcext:value-type="float">
            <text:p>362</text:p>
          </table:table-cell>
          <table:table-cell office:value-type="float" office:value="1203" calcext:value-type="float">
            <text:p>1.203</text:p>
          </table:table-cell>
          <table:table-cell table:style-name="ce7" office:value-type="float" office:value="251" calcext:value-type="float">
            <text:p>251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460" calcext:value-type="float">
            <text:p>460</text:p>
          </table:table-cell>
          <table:table-cell office:value-type="float" office:value="332" calcext:value-type="float">
            <text:p>332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394" calcext:value-type="float">
            <text:p>394</text:p>
          </table:table-cell>
          <table:table-cell table:style-name="ce7" office:value-type="float" office:value="454" calcext:value-type="float">
            <text:p>454</text:p>
          </table:table-cell>
          <table:table-cell office:value-type="float" office:value="744" calcext:value-type="float">
            <text:p>744</text:p>
          </table:table-cell>
          <table:table-cell table:style-name="ce7" office:value-type="float" office:value="607" calcext:value-type="float">
            <text:p>607</text:p>
          </table:table-cell>
          <table:table-cell office:value-type="float" office:value="1747" calcext:value-type="float">
            <text:p>1.747</text:p>
          </table:table-cell>
          <table:table-cell table:style-name="ce7" office:value-type="float" office:value="346" calcext:value-type="float">
            <text:p>346</text:p>
          </table:table-cell>
          <table:table-cell office:value-type="float" office:value="870" calcext:value-type="float">
            <text:p>870</text:p>
          </table:table-cell>
          <table:table-cell table:style-name="ce7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708" calcext:value-type="float">
            <text:p>4.70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758" calcext:value-type="float">
            <text:p>4.758</text:p>
          </table:table-cell>
          <table:table-cell/>
          <table:table-cell table:style-name="ce71" table:formula="of:=IF([.CG12]=0;0;[.CF12]/[.CG12])" office:value-type="float" office:value="0.0245398773006135" calcext:value-type="float">
            <text:p>0,02</text:p>
          </table:table-cell>
          <table:table-cell office:value-type="float" office:value="0.63" calcext:value-type="float">
            <text:p>0,63</text:p>
          </table:table-cell>
          <table:table-cell table:style-name="ce7" office:value-type="float" office:value="1.67" calcext:value-type="float">
            <text:p>1,67</text:p>
          </table:table-cell>
          <table:table-cell office:value-type="float" office:value="1.14" calcext:value-type="float">
            <text:p>1,14</text:p>
          </table:table-cell>
          <table:table-cell table:style-name="ce87" office:value-type="float" office:value="0.04" calcext:value-type="float">
            <text:p>0,04</text:p>
          </table:table-cell>
          <table:table-cell office:value-type="float" office:value="1.63" calcext:value-type="float">
            <text:p>1,63</text:p>
          </table:table-cell>
          <table:table-cell table:style-name="ce7" office:value-type="float" office:value="1.1" calcext:value-type="float">
            <text:p>1,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1.2" calcext:value-type="float">
            <text:p>1,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1.45" calcext:value-type="float">
            <text:p>61,45</text:p>
          </table:table-cell>
          <table:table-cell table:style-name="ce7"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2" calcext:value-type="float">
            <text:p>2,2</text:p>
          </table:table-cell>
          <table:table-cell office:value-type="float" office:value="616" calcext:value-type="float">
            <text:p>61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200" calcext:value-type="float">
            <text:p>1.200</text:p>
          </table:table-cell>
          <table:table-cell table:style-name="ce7" office:value-type="float" office:value="257" calcext:value-type="float">
            <text:p>257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1450" calcext:value-type="float">
            <text:p>61.450</text:p>
          </table:table-cell>
          <table:table-cell table:style-name="ce7"/>
          <table:table-cell office:value-type="float" office:value="1.15" calcext:value-type="float">
            <text:p>1,15</text:p>
          </table:table-cell>
          <table:table-cell table:style-name="ce7" office:value-type="float" office:value="8.56" calcext:value-type="float">
            <text:p>8,56</text:p>
          </table:table-cell>
          <table:table-cell office:value-type="float" office:value="231" calcext:value-type="float">
            <text:p>231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60" calcext:value-type="float">
            <text:p>60</text:p>
          </table:table-cell>
          <table:table-cell office:value-type="float" office:value="2.64" calcext:value-type="float">
            <text:p>2,6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Bulgur (geschälter vorgegarter getrockneter Weizen)</text:p>
          </table:table-cell>
          <table:table-cell/>
          <table:table-cell table:style-name="ce16" table:formula="of:=([.O13]/(['Allgemeine Informationen'.$B$2]-[.Q13])*['Allgemeine Informationen'.$B$2])" office:value-type="float" office:value="75.9757442116869" calcext:value-type="float">
            <text:p>75,98</text:p>
          </table:table-cell>
          <table:table-cell table:style-name="ce29" table:formula="of:=[.M13]/(['Allgemeine Informationen'.$B$2]-[.Q13])*['Allgemeine Informationen'.$B$2]" office:value-type="float" office:value="9.92282249173098" calcext:value-type="float">
            <text:p>9,92</text:p>
          </table:table-cell>
          <table:table-cell table:style-name="ce42" table:formula="of:=[.N13]/(['Allgemeine Informationen'.$B$2]-[.Q13])*['Allgemeine Informationen'.$B$2]" office:value-type="float" office:value="1.10253583241455" calcext:value-type="float">
            <text:p>1,1</text:p>
          </table:table-cell>
          <table:table-cell table:style-name="ce48" table:formula="of:=[.R13]/(['Allgemeine Informationen'.$B$2]-[.Q13])*['Allgemeine Informationen'.$B$2]" office:value-type="float" office:value="11.3561190738699" calcext:value-type="float">
            <text:p>11,36</text:p>
          </table:table-cell>
          <table:table-cell table:style-name="ce48"/>
          <table:table-cell table:formula="of:=[.O13]/['Allgemeine Informationen'.$B$1]" office:value-type="float" office:value="6.891" calcext:value-type="float">
            <text:p>6,89</text:p>
          </table:table-cell>
          <table:table-cell table:style-name="ce5"/>
          <table:table-cell/>
          <table:table-cell table:style-name="ce5" office:value-type="float" office:value="345" calcext:value-type="float">
            <text:p>345</text:p>
          </table:table-cell>
          <table:table-cell office:value-type="float" office:value="1444" calcext:value-type="float">
            <text:p>1.444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8.91" calcext:value-type="float">
            <text:p>68,9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.3" calcext:value-type="float">
            <text:p>9,3</text:p>
          </table:table-cell>
          <table:table-cell office:value-type="float" office:value="10.3" calcext:value-type="float">
            <text:p>10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49" calcext:value-type="float">
            <text:p>1,49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717" calcext:value-type="float">
            <text:p>5.7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5" office:value-type="float" office:value="262" calcext:value-type="float">
            <text:p>262</text:p>
          </table:table-cell>
          <table:table-cell office:value-type="float" office:value="140" calcext:value-type="float">
            <text:p>140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.7" calcext:value-type="float">
            <text:p>4,7</text:p>
          </table:table-cell>
          <table:table-cell table:style-name="ce5" office:value-type="float" office:value="319" calcext:value-type="float">
            <text:p>319</text:p>
          </table:table-cell>
          <table:table-cell office:value-type="float" office:value="560" calcext:value-type="float">
            <text:p>56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00" calcext:value-type="float">
            <text:p>2.000</text:p>
          </table:table-cell>
          <table:table-cell table:style-name="ce5" office:value-type="float" office:value="100000" calcext:value-type="float">
            <text:p>100.000</text:p>
          </table:table-cell>
          <table:table-cell/>
          <table:table-cell table:style-name="ce5" office:value-type="float" office:value="409" calcext:value-type="float">
            <text:p>409</text:p>
          </table:table-cell>
          <table:table-cell office:value-type="float" office:value="182" calcext:value-type="float">
            <text:p>18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609" calcext:value-type="float">
            <text:p>609</text:p>
          </table:table-cell>
          <table:table-cell office:value-type="float" office:value="245" calcext:value-type="float">
            <text:p>245</text:p>
          </table:table-cell>
          <table:table-cell table:style-name="ce5" office:value-type="float" office:value="136" calcext:value-type="float">
            <text:p>136</text:p>
          </table:table-cell>
          <table:table-cell office:value-type="float" office:value="418" calcext:value-type="float">
            <text:p>418</text:p>
          </table:table-cell>
          <table:table-cell table:style-name="ce5" office:value-type="float" office:value="264" calcext:value-type="float">
            <text:p>264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273" calcext:value-type="float">
            <text:p>273</text:p>
          </table:table-cell>
          <table:table-cell office:value-type="float" office:value="409" calcext:value-type="float">
            <text:p>409</text:p>
          </table:table-cell>
          <table:table-cell table:style-name="ce5" office:value-type="float" office:value="318" calcext:value-type="float">
            <text:p>318</text:p>
          </table:table-cell>
          <table:table-cell office:value-type="float" office:value="445" calcext:value-type="float">
            <text:p>445</text:p>
          </table:table-cell>
          <table:table-cell table:style-name="ce5" office:value-type="float" office:value="2755" calcext:value-type="float">
            <text:p>2.755</text:p>
          </table:table-cell>
          <table:table-cell office:value-type="float" office:value="418" calcext:value-type="float">
            <text:p>418</text:p>
          </table:table-cell>
          <table:table-cell table:style-name="ce5" office:value-type="float" office:value="1036" calcext:value-type="float">
            <text:p>1.036</text:p>
          </table:table-cell>
          <table:table-cell office:value-type="float" office:value="464" calcext:value-type="float">
            <text:p>46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564" calcext:value-type="float">
            <text:p>3.56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436" calcext:value-type="float">
            <text:p>5.436</text:p>
          </table:table-cell>
          <table:table-cell table:style-name="ce5"/>
          <table:table-cell table:formula="of:=IF([.CG13]=0;0;[.CF13]/[.CG13])" office:value-type="float" office:value="0.0697674418604651" calcext:value-type="float">
            <text:p>0,07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0.46" calcext:value-type="float">
            <text:p>0,46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0.43" calcext:value-type="float">
            <text:p>0,43</text:p>
          </table:table-cell>
          <table:table-cell office:value-type="float" office:value="0.11" calcext:value-type="float">
            <text:p>0,1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.67" calcext:value-type="float">
            <text:p>67,67</text:p>
          </table:table-cell>
          <table:table-cell office:value-type="float" office:value="0.83" calcext:value-type="float">
            <text:p>0,8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85" calcext:value-type="float">
            <text:p>1,85</text:p>
          </table:table-cell>
          <table:table-cell table:style-name="ce5"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89" calcext:value-type="float">
            <text:p>689</text:p>
          </table:table-cell>
          <table:table-cell office:value-type="float" office:value="413" calcext:value-type="float">
            <text:p>4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670" calcext:value-type="float">
            <text:p>67.670</text:p>
          </table:table-cell>
          <table:table-cell/>
          <table:table-cell table:style-name="ce5" office:value-type="float" office:value="2.58" calcext:value-type="float">
            <text:p>2,58</text:p>
          </table:table-cell>
          <table:table-cell office:value-type="float" office:value="7.72" calcext:value-type="float">
            <text:p>7,72</text:p>
          </table:table-cell>
          <table:table-cell table:style-name="ce5" office:value-type="float" office:value="515" calcext:value-type="float">
            <text:p>515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Weizen Mehl Type 1050</text:p>
          </table:table-cell>
          <table:table-cell table:style-name="ce7"/>
          <table:table-cell table:style-name="ce21" table:formula="of:=([.O14]/(['Allgemeine Informationen'.$B$2]-[.Q14])*['Allgemeine Informationen'.$B$2])" office:value-type="float" office:value="77.096959265634" calcext:value-type="float">
            <text:p>77,1</text:p>
          </table:table-cell>
          <table:table-cell table:style-name="ce30" table:formula="of:=[.M14]/(['Allgemeine Informationen'.$B$2]-[.Q14])*['Allgemeine Informationen'.$B$2]" office:value-type="float" office:value="13.8841078600115" calcext:value-type="float">
            <text:p>13,88</text:p>
          </table:table-cell>
          <table:table-cell table:style-name="ce43" table:formula="of:=[.N14]/(['Allgemeine Informationen'.$B$2]-[.Q14])*['Allgemeine Informationen'.$B$2]" office:value-type="float" office:value="2.00803212851406" calcext:value-type="float">
            <text:p>2,01</text:p>
          </table:table-cell>
          <table:table-cell table:style-name="ce51" table:formula="of:=[.R14]/(['Allgemeine Informationen'.$B$2]-[.Q14])*['Allgemeine Informationen'.$B$2]" office:value-type="float" office:value="5.9667240390132" calcext:value-type="float">
            <text:p>5,97</text:p>
          </table:table-cell>
          <table:table-cell table:style-name="ce51"/>
          <table:table-cell table:style-name="ce7" table:formula="of:=[.O14]/['Allgemeine Informationen'.$B$1]" office:value-type="float" office:value="6.719" calcext:value-type="float">
            <text:p>6,72</text:p>
          </table:table-cell>
          <table:table-cell/>
          <table:table-cell table:style-name="ce7"/>
          <table:table-cell office:value-type="float" office:value="347" calcext:value-type="float">
            <text:p>347</text:p>
          </table:table-cell>
          <table:table-cell table:style-name="ce7" office:value-type="float" office:value="1454" calcext:value-type="float">
            <text:p>1.454</text:p>
          </table:table-cell>
          <table:table-cell office:value-type="float" office:value="12.1" calcext:value-type="float">
            <text:p>12,1</text:p>
          </table:table-cell>
          <table:table-cell table:style-name="ce7" office:value-type="float" office:value="1.75" calcext:value-type="float">
            <text:p>1,75</text:p>
          </table:table-cell>
          <table:table-cell office:value-type="float" office:value="67.19" calcext:value-type="float">
            <text:p>67,1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2.85" calcext:value-type="float">
            <text:p>12,85</text:p>
          </table:table-cell>
          <table:table-cell table:style-name="ce7"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91" calcext:value-type="float">
            <text:p>0,9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" calcext:value-type="float">
            <text:p>0,39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0.43" calcext:value-type="float">
            <text:p>0,43</text:p>
          </table:table-cell>
          <table:table-cell office:value-type="float" office:value="0.07" calcext:value-type="float">
            <text:p>0,07</text:p>
          </table:table-cell>
          <table:table-cell table:style-name="ce7"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587" calcext:value-type="float">
            <text:p>3.58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.18" calcext:value-type="float">
            <text:p>2,18</text:p>
          </table:table-cell>
          <table:table-cell office:value-type="float" office:value="212" calcext:value-type="float">
            <text:p>212</text:p>
          </table:table-cell>
          <table:table-cell table:style-name="ce7" office:value-type="float" office:value="263" calcext:value-type="float">
            <text:p>263</text:p>
          </table:table-cell>
          <table:table-cell office:value-type="float" office:value="1.89" calcext:value-type="float">
            <text:p>1,89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41" calcext:value-type="float">
            <text:p>1.841</text:p>
          </table:table-cell>
          <table:table-cell office:value-type="float" office:value="50000" calcext:value-type="float">
            <text:p>50.000</text:p>
          </table:table-cell>
          <table:table-cell table:style-name="ce7"/>
          <table:table-cell office:value-type="float" office:value="490" calcext:value-type="float">
            <text:p>490</text:p>
          </table:table-cell>
          <table:table-cell table:style-name="ce7"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table:style-name="ce7" office:value-type="float" office:value="480" calcext:value-type="float">
            <text:p>480</text:p>
          </table:table-cell>
          <table:table-cell office:value-type="float" office:value="870" calcext:value-type="float">
            <text:p>870</text:p>
          </table:table-cell>
          <table:table-cell table:style-name="ce7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630" calcext:value-type="float">
            <text:p>630</text:p>
          </table:table-cell>
          <table:table-cell office:value-type="float" office:value="380" calcext:value-type="float">
            <text:p>380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370" calcext:value-type="float">
            <text:p>370</text:p>
          </table:table-cell>
          <table:table-cell table:style-name="ce7"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table:style-name="ce7" office:value-type="float" office:value="540" calcext:value-type="float">
            <text:p>540</text:p>
          </table:table-cell>
          <table:table-cell office:value-type="float" office:value="4270" calcext:value-type="float">
            <text:p>4.270</text:p>
          </table:table-cell>
          <table:table-cell table:style-name="ce7" office:value-type="float" office:value="500" calcext:value-type="float">
            <text:p>500</text:p>
          </table:table-cell>
          <table:table-cell office:value-type="float" office:value="1610" calcext:value-type="float">
            <text:p>1.610</text:p>
          </table:table-cell>
          <table:table-cell table:style-name="ce7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920" calcext:value-type="float">
            <text:p>4.9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050" calcext:value-type="float">
            <text:p>8.050</text:p>
          </table:table-cell>
          <table:table-cell/>
          <table:table-cell table:style-name="ce71" table:formula="of:=IF([.CG14]=0;0;[.CF14]/[.CG14])" office:value-type="float" office:value="0.0666666666666667" calcext:value-type="float">
            <text:p>0,07</text:p>
          </table:table-cell>
          <table:table-cell office:value-type="float" office:value="0.25" calcext:value-type="float">
            <text:p>0,25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style-name="ce87" office:value-type="float" office:value="0.05" calcext:value-type="float">
            <text:p>0,05</text:p>
          </table:table-cell>
          <table:table-cell office:value-type="float" office:value="0.75" calcext:value-type="float">
            <text:p>0,75</text:p>
          </table:table-cell>
          <table:table-cell table:style-name="ce7" office:value-type="float" office:value="0.19" calcext:value-type="float">
            <text:p>0,19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0.54" calcext:value-type="float">
            <text:p>0,5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5.8" calcext:value-type="float">
            <text:p>65,8</text:p>
          </table:table-cell>
          <table:table-cell table:style-name="ce7"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73" calcext:value-type="float">
            <text:p>0,73</text:p>
          </table:table-cell>
          <table:table-cell office:value-type="float" office:value="312" calcext:value-type="float">
            <text:p>31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table:style-name="ce7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5800" calcext:value-type="float">
            <text:p>65.800</text:p>
          </table:table-cell>
          <table:table-cell table:style-name="ce7"/>
          <table:table-cell office:value-type="float" office:value="2.11" calcext:value-type="float">
            <text:p>2,11</text:p>
          </table:table-cell>
          <table:table-cell table:style-name="ce7" office:value-type="float" office:value="3.11" calcext:value-type="float">
            <text:p>3,11</text:p>
          </table:table-cell>
          <table:table-cell office:value-type="float" office:value="104" calcext:value-type="float">
            <text:p>10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.14" calcext:value-type="float">
            <text:p>3,1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Couscous roh</text:p>
          </table:table-cell>
          <table:table-cell/>
          <table:table-cell table:style-name="ce16" table:formula="of:=([.O15]/(['Allgemeine Informationen'.$B$2]-[.Q15])*['Allgemeine Informationen'.$B$2])" office:value-type="float" office:value="77.2231590781338" calcext:value-type="float">
            <text:p>77,22</text:p>
          </table:table-cell>
          <table:table-cell table:style-name="ce29" table:formula="of:=[.M15]/(['Allgemeine Informationen'.$B$2]-[.Q15])*['Allgemeine Informationen'.$B$2]" office:value-type="float" office:value="13.1422147273749" calcext:value-type="float">
            <text:p>13,14</text:p>
          </table:table-cell>
          <table:table-cell table:style-name="ce42" table:formula="of:=[.N15]/(['Allgemeine Informationen'.$B$2]-[.Q15])*['Allgemeine Informationen'.$B$2]" office:value-type="float" office:value="1.91118605958404" calcext:value-type="float">
            <text:p>1,91</text:p>
          </table:table-cell>
          <table:table-cell table:style-name="ce48" table:formula="of:=[.R15]/(['Allgemeine Informationen'.$B$2]-[.Q15])*['Allgemeine Informationen'.$B$2]" office:value-type="float" office:value="6.93648116919618" calcext:value-type="float">
            <text:p>6,94</text:p>
          </table:table-cell>
          <table:table-cell table:style-name="ce48"/>
          <table:table-cell table:formula="of:=[.O15]/['Allgemeine Informationen'.$B$1]" office:value-type="float" office:value="6.869" calcext:value-type="float">
            <text:p>6,87</text:p>
          </table:table-cell>
          <table:table-cell table:style-name="ce5"/>
          <table:table-cell/>
          <table:table-cell table:style-name="ce5" office:value-type="float" office:value="353" calcext:value-type="float">
            <text:p>353</text:p>
          </table:table-cell>
          <table:table-cell office:value-type="float" office:value="1479" calcext:value-type="float">
            <text:p>1.479</text:p>
          </table:table-cell>
          <table:table-cell table:style-name="ce5" office:value-type="float" office:value="11.69" calcext:value-type="float">
            <text:p>11,69</text:p>
          </table:table-cell>
          <table:table-cell office:value-type="float" office:value="1.7" calcext:value-type="float">
            <text:p>1,7</text:p>
          </table:table-cell>
          <table:table-cell table:style-name="ce5" office:value-type="float" office:value="68.69" calcext:value-type="float">
            <text:p>68,69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1.05" calcext:value-type="float">
            <text:p>11,05</text:p>
          </table:table-cell>
          <table:table-cell office:value-type="float" office:value="6.17" calcext:value-type="float">
            <text:p>6,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0.27" calcext:value-type="float">
            <text:p>0,27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267" calcext:value-type="float">
            <text:p>3.26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table:style-name="ce5" office:value-type="float" office:value="335" calcext:value-type="float">
            <text:p>335</text:p>
          </table:table-cell>
          <table:table-cell office:value-type="float" office:value="71" calcext:value-type="float">
            <text:p>71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.58" calcext:value-type="float">
            <text:p>2,58</text:p>
          </table:table-cell>
          <table:table-cell table:style-name="ce5" office:value-type="float" office:value="254" calcext:value-type="float">
            <text:p>254</text:p>
          </table:table-cell>
          <table:table-cell office:value-type="float" office:value="406" calcext:value-type="float">
            <text:p>406</text:p>
          </table:table-cell>
          <table:table-cell table:style-name="ce5" office:value-type="float" office:value="2.05" calcext:value-type="float">
            <text:p>2,05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89" calcext:value-type="float">
            <text:p>89</text:p>
          </table:table-cell>
          <table:table-cell office:value-type="float" office:value="3.1" calcext:value-type="float">
            <text:p>3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84" calcext:value-type="float">
            <text:p>1.284</text:p>
          </table:table-cell>
          <table:table-cell table:style-name="ce5" office:value-type="float" office:value="194000" calcext:value-type="float">
            <text:p>194.000</text:p>
          </table:table-cell>
          <table:table-cell/>
          <table:table-cell table:style-name="ce5" office:value-type="float" office:value="532" calcext:value-type="float">
            <text:p>532</text:p>
          </table:table-cell>
          <table:table-cell office:value-type="float" office:value="236" calcext:value-type="float">
            <text:p>236</text:p>
          </table:table-cell>
          <table:table-cell table:style-name="ce5" office:value-type="float" office:value="225" calcext:value-type="float">
            <text:p>225</text:p>
          </table:table-cell>
          <table:table-cell office:value-type="float" office:value="461" calcext:value-type="float">
            <text:p>461</text:p>
          </table:table-cell>
          <table:table-cell table:style-name="ce5" office:value-type="float" office:value="791" calcext:value-type="float">
            <text:p>791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178" calcext:value-type="float">
            <text:p>178</text:p>
          </table:table-cell>
          <table:table-cell office:value-type="float" office:value="544" calcext:value-type="float">
            <text:p>544</text:p>
          </table:table-cell>
          <table:table-cell table:style-name="ce5" office:value-type="float" office:value="343" calcext:value-type="float">
            <text:p>343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354" calcext:value-type="float">
            <text:p>354</text:p>
          </table:table-cell>
          <table:table-cell office:value-type="float" office:value="532" calcext:value-type="float">
            <text:p>532</text:p>
          </table:table-cell>
          <table:table-cell table:style-name="ce5" office:value-type="float" office:value="414" calcext:value-type="float">
            <text:p>414</text:p>
          </table:table-cell>
          <table:table-cell office:value-type="float" office:value="579" calcext:value-type="float">
            <text:p>579</text:p>
          </table:table-cell>
          <table:table-cell table:style-name="ce5" office:value-type="float" office:value="3575" calcext:value-type="float">
            <text:p>3.575</text:p>
          </table:table-cell>
          <table:table-cell office:value-type="float" office:value="543" calcext:value-type="float">
            <text:p>543</text:p>
          </table:table-cell>
          <table:table-cell table:style-name="ce5" office:value-type="float" office:value="1346" calcext:value-type="float">
            <text:p>1.346</text:p>
          </table:table-cell>
          <table:table-cell office:value-type="float" office:value="601" calcext:value-type="float">
            <text:p>60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633" calcext:value-type="float">
            <text:p>4.63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058" calcext:value-type="float">
            <text:p>7.058</text:p>
          </table:table-cell>
          <table:table-cell table:style-name="ce5"/>
          <table:table-cell table:formula="of:=IF([.CG15]=0;0;[.CF15]/[.CG15])" office:value-type="float" office:value="0.0684931506849315" calcext:value-type="float">
            <text:p>0,07</text:p>
          </table:table-cell>
          <table:table-cell table:style-name="ce5" office:value-type="float" office:value="0.25" calcext:value-type="float">
            <text:p>0,25</text:p>
          </table:table-cell>
          <table:table-cell office:value-type="float" office:value="0.78" calcext:value-type="float">
            <text:p>0,78</text:p>
          </table:table-cell>
          <table:table-cell table:style-name="ce5" office:value-type="float" office:value="0.2" calcext:value-type="float">
            <text:p>0,2</text:p>
          </table:table-cell>
          <table:table-cell table:style-name="ce88" office:value-type="float" office:value="0.05" calcext:value-type="float">
            <text:p>0,05</text:p>
          </table:table-cell>
          <table:table-cell table:style-name="ce5" office:value-type="float" office:value="0.73" calcext:value-type="float">
            <text:p>0,73</text:p>
          </table:table-cell>
          <table:table-cell office:value-type="float" office:value="0.19" calcext:value-type="float">
            <text:p>0,19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.45" calcext:value-type="float">
            <text:p>67,45</text:p>
          </table:table-cell>
          <table:table-cell office:value-type="float" office:value="0.82" calcext:value-type="float">
            <text:p>0,8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table:style-name="ce5"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87" calcext:value-type="float">
            <text:p>687</text:p>
          </table:table-cell>
          <table:table-cell office:value-type="float" office:value="412" calcext:value-type="float">
            <text:p>4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453" calcext:value-type="float">
            <text:p>67.453</text:p>
          </table:table-cell>
          <table:table-cell/>
          <table:table-cell table:style-name="ce5" office:value-type="float" office:value="1.88" calcext:value-type="float">
            <text:p>1,88</text:p>
          </table:table-cell>
          <table:table-cell office:value-type="float" office:value="4.29" calcext:value-type="float">
            <text:p>4,29</text:p>
          </table:table-cell>
          <table:table-cell table:style-name="ce5" office:value-type="float" office:value="309" calcext:value-type="float">
            <text:p>309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.11" calcext:value-type="float">
            <text:p>3,11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Ebli (Sonnenweizen, Zartweizen)</text:p>
          </table:table-cell>
          <table:table-cell table:style-name="ce7"/>
          <table:table-cell table:style-name="ce21" table:formula="of:=([.O16]/(['Allgemeine Informationen'.$B$2]-[.Q16])*['Allgemeine Informationen'.$B$2])" office:value-type="float" office:value="78.2463928967814" calcext:value-type="float">
            <text:p>78,25</text:p>
          </table:table-cell>
          <table:table-cell table:style-name="ce30" table:formula="of:=[.M16]/(['Allgemeine Informationen'.$B$2]-[.Q16])*['Allgemeine Informationen'.$B$2]" office:value-type="float" office:value="13.4295227524972" calcext:value-type="float">
            <text:p>13,43</text:p>
          </table:table-cell>
          <table:table-cell table:style-name="ce43" table:formula="of:=[.N16]/(['Allgemeine Informationen'.$B$2]-[.Q16])*['Allgemeine Informationen'.$B$2]" office:value-type="float" office:value="1.55382907880133" calcext:value-type="float">
            <text:p>1,55</text:p>
          </table:table-cell>
          <table:table-cell table:style-name="ce51" table:formula="of:=[.R16]/(['Allgemeine Informationen'.$B$2]-[.Q16])*['Allgemeine Informationen'.$B$2]" office:value-type="float" office:value="6.77025527192009" calcext:value-type="float">
            <text:p>6,77</text:p>
          </table:table-cell>
          <table:table-cell table:style-name="ce51"/>
          <table:table-cell table:style-name="ce7" table:formula="of:=[.O16]/['Allgemeine Informationen'.$B$1]" office:value-type="float" office:value="7.05" calcext:value-type="float">
            <text:p>7,05</text:p>
          </table:table-cell>
          <table:table-cell/>
          <table:table-cell table:style-name="ce7"/>
          <table:table-cell office:value-type="float" office:value="344" calcext:value-type="float">
            <text:p>344</text:p>
          </table:table-cell>
          <table:table-cell table:style-name="ce7" office:value-type="float" office:value="1440" calcext:value-type="float">
            <text:p>1.440</text:p>
          </table:table-cell>
          <table:table-cell office:value-type="float" office:value="12.1" calcext:value-type="float">
            <text:p>12,1</text:p>
          </table:table-cell>
          <table:table-cell table:style-name="ce7" office:value-type="float" office:value="1.4" calcext:value-type="float">
            <text:p>1,4</text:p>
          </table:table-cell>
          <table:table-cell office:value-type="float" office:value="70.5" calcext:value-type="float">
            <text:p>70,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style-name="ce7"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office:value-type="float" office:value="7" calcext:value-type="float">
            <text:p>7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1" table:formula="of:=IF([.CG16]=0;0;[.CF16]/[.CG16]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7"/>
          <table:table-cell/>
          <table:table-cell table:style-name="ce89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 office:value-type="float" office:value="1.6" calcext:value-type="float">
            <text:p>1,6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859"/>
        </table:table-row>
        <table:table-row table:style-name="ro4">
          <table:table-cell office:value-type="string" calcext:value-type="string">
            <text:p>Graupen (Gerste, geschält)</text:p>
          </table:table-cell>
          <table:table-cell/>
          <table:table-cell table:style-name="ce16" table:formula="of:=([.O17]/(['Allgemeine Informationen'.$B$2]-[.Q17])*['Allgemeine Informationen'.$B$2])" office:value-type="float" office:value="80.1626751016719" calcext:value-type="float">
            <text:p>80,16</text:p>
          </table:table-cell>
          <table:table-cell table:style-name="ce29" table:formula="of:=[.M17]/(['Allgemeine Informationen'.$B$2]-[.Q17])*['Allgemeine Informationen'.$B$2]" office:value-type="float" office:value="11.7487573429733" calcext:value-type="float">
            <text:p>11,75</text:p>
          </table:table-cell>
          <table:table-cell table:style-name="ce42" table:formula="of:=[.N17]/(['Allgemeine Informationen'.$B$2]-[.Q17])*['Allgemeine Informationen'.$B$2]" office:value-type="float" office:value="1.53637596023498" calcext:value-type="float">
            <text:p>1,54</text:p>
          </table:table-cell>
          <table:table-cell table:style-name="ce48" table:formula="of:=[.R17]/(['Allgemeine Informationen'.$B$2]-[.Q17])*['Allgemeine Informationen'.$B$2]" office:value-type="float" office:value="5.19656574785359" calcext:value-type="float">
            <text:p>5,2</text:p>
          </table:table-cell>
          <table:table-cell table:style-name="ce48"/>
          <table:table-cell table:formula="of:=[.O17]/['Allgemeine Informationen'.$B$1]" office:value-type="float" office:value="7.096" calcext:value-type="float">
            <text:p>7,1</text:p>
          </table:table-cell>
          <table:table-cell table:style-name="ce5"/>
          <table:table-cell/>
          <table:table-cell table:style-name="ce5" office:value-type="float" office:value="351" calcext:value-type="float">
            <text:p>351</text:p>
          </table:table-cell>
          <table:table-cell office:value-type="float" office:value="1470" calcext:value-type="float">
            <text:p>1.470</text:p>
          </table:table-cell>
          <table:table-cell table:style-name="ce5" office:value-type="float" office:value="10.4" calcext:value-type="float">
            <text:p>10,4</text:p>
          </table:table-cell>
          <table:table-cell office:value-type="float" office:value="1.36" calcext:value-type="float">
            <text:p>1,36</text:p>
          </table:table-cell>
          <table:table-cell table:style-name="ce5" office:value-type="float" office:value="70.96" calcext:value-type="float">
            <text:p>70,96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1.48" calcext:value-type="float">
            <text:p>11,48</text:p>
          </table:table-cell>
          <table:table-cell office:value-type="float" office:value="4.6" calcext:value-type="float">
            <text:p>4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0.09" calcext:value-type="float">
            <text:p>0,09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100" calcext:value-type="float">
            <text:p>5.1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5" office:value-type="float" office:value="270" calcext:value-type="float">
            <text:p>270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10" calcext:value-type="float">
            <text:p>210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2.1" calcext:value-type="float">
            <text:p>2,1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300" calcext:value-type="float">
            <text:p>1.300</text:p>
          </table:table-cell>
          <table:table-cell table:style-name="ce5" office:value-type="float" office:value="120000" calcext:value-type="float">
            <text:p>120.000</text:p>
          </table:table-cell>
          <table:table-cell/>
          <table:table-cell table:style-name="ce5" office:value-type="float" office:value="490" calcext:value-type="float">
            <text:p>490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80" calcext:value-type="float">
            <text:p>180</text:p>
          </table:table-cell>
          <table:table-cell office:value-type="float" office:value="410" calcext:value-type="float">
            <text:p>410</text:p>
          </table:table-cell>
          <table:table-cell table:style-name="ce5" office:value-type="float" office:value="660" calcext:value-type="float">
            <text:p>660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140" calcext:value-type="float">
            <text:p>140</text:p>
          </table:table-cell>
          <table:table-cell office:value-type="float" office:value="490" calcext:value-type="float">
            <text:p>490</text:p>
          </table:table-cell>
          <table:table-cell table:style-name="ce5"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table:style-name="ce5" office:value-type="float" office:value="467" calcext:value-type="float">
            <text:p>467</text:p>
          </table:table-cell>
          <table:table-cell office:value-type="float" office:value="615" calcext:value-type="float">
            <text:p>615</text:p>
          </table:table-cell>
          <table:table-cell table:style-name="ce5" office:value-type="float" office:value="2599" calcext:value-type="float">
            <text:p>2.599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1262" calcext:value-type="float">
            <text:p>1.262</text:p>
          </table:table-cell>
          <table:table-cell office:value-type="float" office:value="530" calcext:value-type="float">
            <text:p>53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150" calcext:value-type="float">
            <text:p>4.1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876" calcext:value-type="float">
            <text:p>5.876</text:p>
          </table:table-cell>
          <table:table-cell table:style-name="ce5"/>
          <table:table-cell table:formula="of:=IF([.CG17]=0;0;[.CF17]/[.CG17])" office:value-type="float" office:value="0.0909090909090909" calcext:value-type="float">
            <text:p>0,09</text:p>
          </table:table-cell>
          <table:table-cell table:style-name="ce5" office:value-type="float" office:value="0.25" calcext:value-type="float">
            <text:p>0,25</text:p>
          </table:table-cell>
          <table:table-cell office:value-type="float" office:value="0.61" calcext:value-type="float">
            <text:p>0,61</text:p>
          </table:table-cell>
          <table:table-cell table:style-name="ce5" office:value-type="float" office:value="0.12" calcext:value-type="float">
            <text:p>0,12</text:p>
          </table:table-cell>
          <table:table-cell table:style-name="ce88" office:value-type="float" office:value="0.05" calcext:value-type="float">
            <text:p>0,05</text:p>
          </table:table-cell>
          <table:table-cell table:style-name="ce5" office:value-type="float" office:value="0.55" calcext:value-type="float">
            <text:p>0,55</text:p>
          </table:table-cell>
          <table:table-cell office:value-type="float" office:value="0.11" calcext:value-type="float">
            <text:p>0,1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8.4" calcext:value-type="float">
            <text:p>68,4</text:p>
          </table:table-cell>
          <table:table-cell office:value-type="float" office:value="2.2" calcext:value-type="float">
            <text:p>2,2</text:p>
          </table:table-cell>
          <table:table-cell table:style-name="ce5"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table:style-name="ce5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16" calcext:value-type="float">
            <text:p>1.916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8405" calcext:value-type="float">
            <text:p>68.405</text:p>
          </table:table-cell>
          <table:table-cell/>
          <table:table-cell table:style-name="ce5" office:value-type="float" office:value="1.94" calcext:value-type="float">
            <text:p>1,94</text:p>
          </table:table-cell>
          <table:table-cell office:value-type="float" office:value="2.69" calcext:value-type="float">
            <text:p>2,69</text:p>
          </table:table-cell>
          <table:table-cell table:style-name="ce5" office:value-type="float" office:value="138" calcext:value-type="float">
            <text:p>138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.41" calcext:value-type="float">
            <text:p>2,41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Weizen Mehl Type 405</text:p>
          </table:table-cell>
          <table:table-cell table:style-name="ce7"/>
          <table:table-cell table:style-name="ce21" table:formula="of:=([.O18]/(['Allgemeine Informationen'.$B$2]-[.Q18])*['Allgemeine Informationen'.$B$2])" office:value-type="float" office:value="83.717162365467" calcext:value-type="float">
            <text:p>83,72</text:p>
          </table:table-cell>
          <table:table-cell table:style-name="ce30" table:formula="of:=[.M18]/(['Allgemeine Informationen'.$B$2]-[.Q18])*['Allgemeine Informationen'.$B$2]" office:value-type="float" office:value="11.6190255757435" calcext:value-type="float">
            <text:p>11,62</text:p>
          </table:table-cell>
          <table:table-cell table:style-name="ce43" table:formula="of:=[.N18]/(['Allgemeine Informationen'.$B$2]-[.Q18])*['Allgemeine Informationen'.$B$2]" office:value-type="float" office:value="1.13412799444509" calcext:value-type="float">
            <text:p>1,13</text:p>
          </table:table-cell>
          <table:table-cell table:style-name="ce51" table:formula="of:=[.R18]/(['Allgemeine Informationen'.$B$2]-[.Q18])*['Allgemeine Informationen'.$B$2]" office:value-type="float" office:value="3.18250202522856" calcext:value-type="float">
            <text:p>3,18</text:p>
          </table:table-cell>
          <table:table-cell table:style-name="ce51"/>
          <table:table-cell table:style-name="ce7" table:formula="of:=[.O18]/['Allgemeine Informationen'.$B$1]" office:value-type="float" office:value="7.234" calcext:value-type="float">
            <text:p>7,23</text:p>
          </table:table-cell>
          <table:table-cell/>
          <table:table-cell table:style-name="ce7"/>
          <table:table-cell office:value-type="float" office:value="348" calcext:value-type="float">
            <text:p>348</text:p>
          </table:table-cell>
          <table:table-cell table:style-name="ce7" office:value-type="float" office:value="1459" calcext:value-type="float">
            <text:p>1.459</text:p>
          </table:table-cell>
          <table:table-cell office:value-type="float" office:value="10.04" calcext:value-type="float">
            <text:p>10,04</text:p>
          </table:table-cell>
          <table:table-cell table:style-name="ce7" office:value-type="float" office:value="0.98" calcext:value-type="float">
            <text:p>0,98</text:p>
          </table:table-cell>
          <table:table-cell office:value-type="float" office:value="72.34" calcext:value-type="float">
            <text:p>72,3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3.59" calcext:value-type="float">
            <text:p>13,59</text:p>
          </table:table-cell>
          <table:table-cell table:style-name="ce7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5" calcext:value-type="float">
            <text:p>0,2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8" calcext:value-type="float">
            <text:p>0,18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700" calcext:value-type="float">
            <text:p>2.7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57" calcext:value-type="float">
            <text:p>0,57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106" calcext:value-type="float">
            <text:p>106</text:p>
          </table:table-cell>
          <table:table-cell office:value-type="float" office:value="0.51" calcext:value-type="float">
            <text:p>0,51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95" calcext:value-type="float">
            <text:p>395</text:p>
          </table:table-cell>
          <table:table-cell office:value-type="float" office:value="100000" calcext:value-type="float">
            <text:p>100.000</text:p>
          </table:table-cell>
          <table:table-cell table:style-name="ce7"/>
          <table:table-cell office:value-type="float" office:value="430" calcext:value-type="float">
            <text:p>430</text:p>
          </table:table-cell>
          <table:table-cell table:style-name="ce7"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table:style-name="ce7" office:value-type="float" office:value="460" calcext:value-type="float">
            <text:p>460</text:p>
          </table:table-cell>
          <table:table-cell office:value-type="float" office:value="820" calcext:value-type="float">
            <text:p>820</text:p>
          </table:table-cell>
          <table:table-cell table:style-name="ce7"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table:style-name="ce7" office:value-type="float" office:value="550" calcext:value-type="float">
            <text:p>550</text:p>
          </table:table-cell>
          <table:table-cell office:value-type="float" office:value="320" calcext:value-type="float">
            <text:p>320</text:p>
          </table:table-cell>
          <table:table-cell table:style-name="ce7"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style-name="ce7" office:value-type="float" office:value="490" calcext:value-type="float">
            <text:p>490</text:p>
          </table:table-cell>
          <table:table-cell office:value-type="float" office:value="370" calcext:value-type="float">
            <text:p>370</text:p>
          </table:table-cell>
          <table:table-cell table:style-name="ce7" office:value-type="float" office:value="480" calcext:value-type="float">
            <text:p>480</text:p>
          </table:table-cell>
          <table:table-cell office:value-type="float" office:value="3660" calcext:value-type="float">
            <text:p>3.660</text:p>
          </table:table-cell>
          <table:table-cell table:style-name="ce7" office:value-type="float" office:value="420" calcext:value-type="float">
            <text:p>420</text:p>
          </table:table-cell>
          <table:table-cell office:value-type="float" office:value="1450" calcext:value-type="float">
            <text:p>1.450</text:p>
          </table:table-cell>
          <table:table-cell table:style-name="ce7"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380" calcext:value-type="float">
            <text:p>4.38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040" calcext:value-type="float">
            <text:p>7.040</text:p>
          </table:table-cell>
          <table:table-cell/>
          <table:table-cell table:style-name="ce71" table:formula="of:=IF([.CG18]=0;0;[.CF18]/[.CG18])" office:value-type="float" office:value="0.0714285714285714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table:style-name="ce7" office:value-type="float" office:value="0.45" calcext:value-type="float">
            <text:p>0,45</text:p>
          </table:table-cell>
          <table:table-cell office:value-type="float" office:value="0.12" calcext:value-type="float">
            <text:p>0,12</text:p>
          </table:table-cell>
          <table:table-cell table:style-name="ce89" office:value-type="float" office:value="0.03" calcext:value-type="float">
            <text:p>0,03</text:p>
          </table:table-cell>
          <table:table-cell office:value-type="float" office:value="0.42" calcext:value-type="float">
            <text:p>0,42</text:p>
          </table:table-cell>
          <table:table-cell table:style-name="ce7" office:value-type="float" office:value="0.11" calcext:value-type="float">
            <text:p>0,1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34" calcext:value-type="float">
            <text:p>0,3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0.73" calcext:value-type="float">
            <text:p>0,73</text:p>
          </table:table-cell>
          <table:table-cell office:value-type="float" office:value="0.33" calcext:value-type="float">
            <text:p>0,3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" calcext:value-type="float">
            <text:p>0,6</text:p>
          </table:table-cell>
          <table:table-cell office:value-type="float" office:value="138" calcext:value-type="float">
            <text:p>13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style-name="ce7"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1000" calcext:value-type="float">
            <text:p>71.000</text:p>
          </table:table-cell>
          <table:table-cell table:style-name="ce7"/>
          <table:table-cell office:value-type="float" office:value="1.7" calcext:value-type="float">
            <text:p>1,7</text:p>
          </table:table-cell>
          <table:table-cell table:style-name="ce7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Reis roh</text:p>
          </table:table-cell>
          <table:table-cell/>
          <table:table-cell table:style-name="ce16" table:formula="of:=([.O19]/(['Allgemeine Informationen'.$B$2]-[.Q19])*['Allgemeine Informationen'.$B$2])" office:value-type="float" office:value="87.9895856916459" calcext:value-type="float">
            <text:p>87,99</text:p>
          </table:table-cell>
          <table:table-cell table:style-name="ce29" table:formula="of:=[.M19]/(['Allgemeine Informationen'.$B$2]-[.Q19])*['Allgemeine Informationen'.$B$2]" office:value-type="float" office:value="8.33144668326919" calcext:value-type="float">
            <text:p>8,33</text:p>
          </table:table-cell>
          <table:table-cell table:style-name="ce42" table:formula="of:=[.N19]/(['Allgemeine Informationen'.$B$2]-[.Q19])*['Allgemeine Informationen'.$B$2]" office:value-type="float" office:value="0.70183382386235" calcext:value-type="float">
            <text:p>0,7</text:p>
          </table:table-cell>
          <table:table-cell table:style-name="ce48" table:formula="of:=[.R19]/(['Allgemeine Informationen'.$B$2]-[.Q19])*['Allgemeine Informationen'.$B$2]" office:value-type="float" office:value="2.37717908082409" calcext:value-type="float">
            <text:p>2,38</text:p>
          </table:table-cell>
          <table:table-cell table:style-name="ce48"/>
          <table:table-cell table:formula="of:=[.O19]/['Allgemeine Informationen'.$B$1]" office:value-type="float" office:value="7.773" calcext:value-type="float">
            <text:p>7,77</text:p>
          </table:table-cell>
          <table:table-cell table:style-name="ce5"/>
          <table:table-cell/>
          <table:table-cell table:style-name="ce5" office:value-type="float" office:value="355" calcext:value-type="float">
            <text:p>355</text:p>
          </table:table-cell>
          <table:table-cell office:value-type="float" office:value="1486" calcext:value-type="float">
            <text:p>1.486</text:p>
          </table:table-cell>
          <table:table-cell table:style-name="ce5" office:value-type="float" office:value="7.36" calcext:value-type="float">
            <text:p>7,36</text:p>
          </table:table-cell>
          <table:table-cell office:value-type="float" office:value="0.62" calcext:value-type="float">
            <text:p>0,62</text:p>
          </table:table-cell>
          <table:table-cell table:style-name="ce5" office:value-type="float" office:value="77.73" calcext:value-type="float">
            <text:p>77,73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1.66" calcext:value-type="float">
            <text:p>11,66</text:p>
          </table:table-cell>
          <table:table-cell office:value-type="float" office:value="2.1" calcext:value-type="float">
            <text:p>2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700" calcext:value-type="float">
            <text:p>2.7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0.93" calcext:value-type="float">
            <text:p>0,93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table:style-name="ce5" office:value-type="float" office:value="1.44" calcext:value-type="float">
            <text:p>1,44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1.9" calcext:value-type="float">
            <text:p>1,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table:style-name="ce5" office:value-type="float" office:value="78000" calcext:value-type="float">
            <text:p>78.000</text:p>
          </table:table-cell>
          <table:table-cell/>
          <table:table-cell table:style-name="ce5" office:value-type="float" office:value="530" calcext:value-type="float">
            <text:p>530</text:p>
          </table:table-cell>
          <table:table-cell office:value-type="float" office:value="102" calcext:value-type="float">
            <text:p>102</text:p>
          </table:table-cell>
          <table:table-cell table:style-name="ce5"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270" calcext:value-type="float">
            <text:p>270</text:p>
          </table:table-cell>
          <table:table-cell table:style-name="ce5"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260" calcext:value-type="float">
            <text:p>260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242" calcext:value-type="float">
            <text:p>242</text:p>
          </table:table-cell>
          <table:table-cell office:value-type="float" office:value="455" calcext:value-type="float">
            <text:p>455</text:p>
          </table:table-cell>
          <table:table-cell table:style-name="ce5" office:value-type="float" office:value="465" calcext:value-type="float">
            <text:p>465</text:p>
          </table:table-cell>
          <table:table-cell office:value-type="float" office:value="725" calcext:value-type="float">
            <text:p>725</text:p>
          </table:table-cell>
          <table:table-cell table:style-name="ce5" office:value-type="float" office:value="1468" calcext:value-type="float">
            <text:p>1.468</text:p>
          </table:table-cell>
          <table:table-cell office:value-type="float" office:value="381" calcext:value-type="float">
            <text:p>381</text:p>
          </table:table-cell>
          <table:table-cell table:style-name="ce5" office:value-type="float" office:value="390" calcext:value-type="float">
            <text:p>390</text:p>
          </table:table-cell>
          <table:table-cell office:value-type="float" office:value="381" calcext:value-type="float">
            <text:p>38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550" calcext:value-type="float">
            <text:p>3.5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10" calcext:value-type="float">
            <text:p>3.810</text:p>
          </table:table-cell>
          <table:table-cell table:style-name="ce5"/>
          <table:table-cell table:formula="of:=IF([.CG19]=0;0;[.CF19]/[.CG19])" office:value-type="float" office:value="0.05" calcext:value-type="float">
            <text:p>0,05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0.21" calcext:value-type="float">
            <text:p>0,21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7.42" calcext:value-type="float">
            <text:p>77,42</text:p>
          </table:table-cell>
          <table:table-cell office:value-type="float" office:value="0.31" calcext:value-type="float">
            <text:p>0,3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style-name="ce5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7424" calcext:value-type="float">
            <text:p>77.424</text:p>
          </table:table-cell>
          <table:table-cell/>
          <table:table-cell table:style-name="ce5"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.13" calcext:value-type="float">
            <text:p>3,13</text:p>
          </table:table-cell>
          <table:table-cell table:number-columns-repeated="857"/>
        </table:table-row>
        <table:table-row table:style-name="ro5">
          <table:table-cell table:style-name="ce12" table:number-columns-repeated="2"/>
          <table:table-cell/>
          <table:table-cell table:style-name="ce33"/>
          <table:table-cell/>
          <table:table-cell table:style-name="ce5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72"/>
          <table:table-cell/>
          <table:table-cell table:style-name="ce12"/>
          <table:table-cell/>
          <table:table-cell table:style-name="ce90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859"/>
        </table:table-row>
        <table:table-row table:style-name="ro3">
          <table:table-cell table:style-name="ce4" office:value-type="string" calcext:value-type="string">
            <text:p>Früchte, Obst, Beeren</text:p>
          </table:table-cell>
          <table:table-cell table:style-name="ce4"/>
          <table:table-cell/>
          <table:table-cell table:style-name="ce35"/>
          <table:table-cell/>
          <table:table-cell table:style-name="ce53"/>
          <table:table-cell table:style-name="ce57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73"/>
          <table:table-cell/>
          <table:table-cell table:style-name="ce28"/>
          <table:table-cell/>
          <table:table-cell table:style-name="ce91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859"/>
        </table:table-row>
        <table:table-row table:style-name="ro4">
          <table:table-cell office:value-type="string" calcext:value-type="string">
            <text:p>Avocado</text:p>
          </table:table-cell>
          <table:table-cell/>
          <table:table-cell table:style-name="ce27" table:formula="of:=([.O22]/(['Allgemeine Informationen'.$B$2]-[.Q22])*['Allgemeine Informationen'.$B$2])" office:value-type="float" office:value="15.5701754385965" calcext:value-type="float">
            <text:p>15,57</text:p>
          </table:table-cell>
          <table:table-cell table:formula="of:=[.M22]/(['Allgemeine Informationen'.$B$2]-[.Q22])*['Allgemeine Informationen'.$B$2]" office:value-type="float" office:value="6.00877192982456" calcext:value-type="float">
            <text:p>6,01</text:p>
          </table:table-cell>
          <table:table-cell table:style-name="ce45" table:formula="of:=[.N22]/(['Allgemeine Informationen'.$B$2]-[.Q22])*['Allgemeine Informationen'.$B$2]" office:value-type="float" office:value="54.8245614035088" calcext:value-type="float">
            <text:p>54,82</text:p>
          </table:table-cell>
          <table:table-cell table:formula="of:=[.R22]/(['Allgemeine Informationen'.$B$2]-[.Q22])*['Allgemeine Informationen'.$B$2]" office:value-type="float" office:value="17.9824561403509" calcext:value-type="float">
            <text:p>17,98</text:p>
          </table:table-cell>
          <table:table-cell table:style-name="ce58"/>
          <table:table-cell table:formula="of:=[.O22]/['Allgemeine Informationen'.$B$1]" office:value-type="float" office:value="0.355" calcext:value-type="float">
            <text:p>0,36</text:p>
          </table:table-cell>
          <table:table-cell table:style-name="ce5"/>
          <table:table-cell/>
          <table:table-cell table:style-name="ce5" office:value-type="float" office:value="138" calcext:value-type="float">
            <text:p>138</text:p>
          </table:table-cell>
          <table:table-cell office:value-type="float" office:value="579" calcext:value-type="float">
            <text:p>579</text:p>
          </table:table-cell>
          <table:table-cell table:style-name="ce5" office:value-type="float" office:value="1.37" calcext:value-type="float">
            <text:p>1,37</text:p>
          </table:table-cell>
          <table:table-cell office:value-type="float" office:value="12.5" calcext:value-type="float">
            <text:p>12,5</text:p>
          </table:table-cell>
          <table:table-cell table:style-name="ce5" office:value-type="float" office:value="3.55" calcext:value-type="float">
            <text:p>3,55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77.2" calcext:value-type="float">
            <text:p>77,2</text:p>
          </table:table-cell>
          <table:table-cell office:value-type="float" office:value="4.1" calcext:value-type="float">
            <text:p>4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28" calcext:value-type="float">
            <text:p>1,2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3.43" calcext:value-type="float">
            <text:p>3,43</text:p>
          </table:table-cell>
          <table:table-cell office:value-type="float" office:value="2.03" calcext:value-type="float">
            <text:p>2,0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0.27" calcext:value-type="float">
            <text:p>0,2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47" calcext:value-type="float">
            <text:p>1,47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1010" calcext:value-type="float">
            <text:p>1.0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550" calcext:value-type="float">
            <text:p>550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0.44" calcext:value-type="float">
            <text:p>0,44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390" calcext:value-type="float">
            <text:p>390</text:p>
          </table:table-cell>
          <table:table-cell table:style-name="ce5" office:value-type="float" office:value="0.64" calcext:value-type="float">
            <text:p>0,64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table:style-name="ce5"/>
          <table:table-cell table:formula="of:=IF([.CG22]=0;0;[.CF22]/[.CG22])" office:value-type="float" office:value="0.0728476821192053" calcext:value-type="float">
            <text:p>0,07</text:p>
          </table:table-cell>
          <table:table-cell table:style-name="ce5" office:value-type="float" office:value="2.77" calcext:value-type="float">
            <text:p>2,77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8.11" calcext:value-type="float">
            <text:p>8,11</text:p>
          </table:table-cell>
          <table:table-cell office:value-type="float" office:value="0.11" calcext:value-type="float">
            <text:p>0,11</text:p>
          </table:table-cell>
          <table:table-cell table:style-name="ce5" office:value-type="float" office:value="1.51" calcext:value-type="float">
            <text:p>1,51</text:p>
          </table:table-cell>
          <table:table-cell office:value-type="float" office:value="6.95" calcext:value-type="float">
            <text:p>6,9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3.55" calcext:value-type="float">
            <text:p>3,5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.55" calcext:value-type="float">
            <text:p>3,5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50" calcext:value-type="float">
            <text:p>3.55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Moosbeere/Cranberry</text:p>
          </table:table-cell>
          <table:table-cell table:style-name="ce7"/>
          <table:table-cell table:formula="of:=([.O23]/(['Allgemeine Informationen'.$B$2]-[.Q23])*['Allgemeine Informationen'.$B$2])" office:value-type="float" office:value="30.4415182029435" calcext:value-type="float">
            <text:p>30,44</text:p>
          </table:table-cell>
          <table:table-cell table:style-name="ce39" table:formula="of:=[.M23]/(['Allgemeine Informationen'.$B$2]-[.Q23])*['Allgemeine Informationen'.$B$2]" office:value-type="float" office:value="2.71107668474051" calcext:value-type="float">
            <text:p>2,71</text:p>
          </table:table-cell>
          <table:table-cell table:formula="of:=[.N23]/(['Allgemeine Informationen'.$B$2]-[.Q23])*['Allgemeine Informationen'.$B$2]" office:value-type="float" office:value="5.42215336948102" calcext:value-type="float">
            <text:p>5,42</text:p>
          </table:table-cell>
          <table:table-cell table:style-name="ce56" table:formula="of:=[.R23]/(['Allgemeine Informationen'.$B$2]-[.Q23])*['Allgemeine Informationen'.$B$2]" office:value-type="float" office:value="29.434546862897" calcext:value-type="float">
            <text:p>29,43</text:p>
          </table:table-cell>
          <table:table-cell table:style-name="ce59"/>
          <table:table-cell table:style-name="ce7" table:formula="of:=[.O23]/['Allgemeine Informationen'.$B$1]" office:value-type="float" office:value="0.393" calcext:value-type="float">
            <text:p>0,39</text:p>
          </table:table-cell>
          <table:table-cell/>
          <table:table-cell table:style-name="ce7"/>
          <table:table-cell office:value-type="float" office:value="43" calcext:value-type="float">
            <text:p>43</text:p>
          </table:table-cell>
          <table:table-cell table:style-name="ce7" office:value-type="float" office:value="180" calcext:value-type="float">
            <text:p>180</text:p>
          </table:table-cell>
          <table:table-cell office:value-type="float" office:value="0.35" calcext:value-type="float">
            <text:p>0,35</text:p>
          </table:table-cell>
          <table:table-cell table:style-name="ce7" office:value-type="float" office:value="0.7" calcext:value-type="float">
            <text:p>0,7</text:p>
          </table:table-cell>
          <table:table-cell office:value-type="float" office:value="3.93" calcext:value-type="float">
            <text:p>3,9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7.09" calcext:value-type="float">
            <text:p>87,09</text:p>
          </table:table-cell>
          <table:table-cell table:style-name="ce7"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4" calcext:value-type="float">
            <text:p>0,24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.86" calcext:value-type="float">
            <text:p>0,86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0.44" calcext:value-type="float">
            <text:p>0,4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300" calcext:value-type="float">
            <text:p>2.300</text:p>
          </table:table-cell>
          <table:table-cell office:value-type="float" office:value="11000" calcext:value-type="float">
            <text:p>11.000</text:p>
          </table:table-cell>
          <table:table-cell table:style-name="ce7"/>
          <table:table-cell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49" calcext:value-type="float">
            <text:p>149</text:p>
          </table:table-cell>
          <table:table-cell/>
          <table:table-cell table:style-name="ce71" table:formula="of:=IF([.CG23]=0;0;[.CF23]/[.CG23])" office:value-type="float" office:value="0.72" calcext:value-type="float">
            <text:p>0,72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43" calcext:value-type="float">
            <text:p>0,43</text:p>
          </table:table-cell>
          <table:table-cell office:value-type="float" office:value="0.09" calcext:value-type="float">
            <text:p>0,09</text:p>
          </table:table-cell>
          <table:table-cell table:style-name="ce87" office:value-type="float" office:value="0.18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table:style-name="ce7" office:value-type="float" office:value="0.08" calcext:value-type="float">
            <text:p>0,08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1.85" calcext:value-type="float">
            <text:p>1,85</text:p>
          </table:table-cell>
          <table:table-cell table:style-name="ce7" office:value-type="float" office:value="1.85" calcext:value-type="float">
            <text:p>1,85</text:p>
          </table:table-cell>
          <table:table-cell office:value-type="float" office:value="0.23" calcext:value-type="float">
            <text:p>0,2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.92" calcext:value-type="float">
            <text:p>3,9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76" calcext:value-type="float">
            <text:p>0,76</text:p>
          </table:table-cell>
          <table:table-cell office:value-type="float" office:value="950" calcext:value-type="float">
            <text:p>95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694" calcext:value-type="float">
            <text:p>3.69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.7" calcext:value-type="float">
            <text:p>1,7</text:p>
          </table:table-cell>
          <table:table-cell table:style-name="ce7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Himbeere</text:p>
          </table:table-cell>
          <table:table-cell/>
          <table:table-cell table:style-name="ce27" table:formula="of:=([.O24]/(['Allgemeine Informationen'.$B$2]-[.Q24])*['Allgemeine Informationen'.$B$2])" office:value-type="float" office:value="35.0583090379009" calcext:value-type="float">
            <text:p>35,06</text:p>
          </table:table-cell>
          <table:table-cell table:formula="of:=[.M24]/(['Allgemeine Informationen'.$B$2]-[.Q24])*['Allgemeine Informationen'.$B$2]" office:value-type="float" office:value="9.47521865889213" calcext:value-type="float">
            <text:p>9,48</text:p>
          </table:table-cell>
          <table:table-cell table:style-name="ce45" table:formula="of:=[.N24]/(['Allgemeine Informationen'.$B$2]-[.Q24])*['Allgemeine Informationen'.$B$2]" office:value-type="float" office:value="2.1865889212828" calcext:value-type="float">
            <text:p>2,19</text:p>
          </table:table-cell>
          <table:table-cell table:formula="of:=[.R24]/(['Allgemeine Informationen'.$B$2]-[.Q24])*['Allgemeine Informationen'.$B$2]" office:value-type="float" office:value="34.2565597667638" calcext:value-type="float">
            <text:p>34,26</text:p>
          </table:table-cell>
          <table:table-cell table:style-name="ce58"/>
          <table:table-cell table:formula="of:=[.O24]/['Allgemeine Informationen'.$B$1]" office:value-type="float" office:value="0.481" calcext:value-type="float">
            <text:p>0,48</text:p>
          </table:table-cell>
          <table:table-cell table:style-name="ce5"/>
          <table:table-cell/>
          <table:table-cell table:style-name="ce5"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table:style-name="ce5"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4.81" calcext:value-type="float">
            <text:p>4,8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6.28" calcext:value-type="float">
            <text:p>86,28</text:p>
          </table:table-cell>
          <table:table-cell office:value-type="float" office:value="4.7" calcext:value-type="float">
            <text:p>4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0.69" calcext:value-type="float">
            <text:p>0,69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567" calcext:value-type="float">
            <text:p>56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0.36" calcext:value-type="float">
            <text:p>0,36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style-name="ce5" office:value-type="float" office:value="17000" calcext:value-type="float">
            <text:p>17.000</text:p>
          </table:table-cell>
          <table:table-cell/>
          <table:table-cell table:style-name="ce5"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table:style-name="ce5"/>
          <table:table-cell table:formula="of:=IF([.CG24]=0;0;[.CF24]/[.CG24])" office:value-type="float" office:value="0.461538461538462" calcext:value-type="float">
            <text:p>0,46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19" calcext:value-type="float">
            <text:p>0,19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0.13" calcext:value-type="float">
            <text:p>0,13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office:value-type="float" office:value="0.01" calcext:value-type="float">
            <text:p>0,01</text:p>
          </table:table-cell>
          <table:table-cell table:style-name="ce5" office:value-type="float" office:value="1.78" calcext:value-type="float">
            <text:p>1,78</text:p>
          </table:table-cell>
          <table:table-cell office:value-type="float" office:value="2.05" calcext:value-type="float">
            <text:p>2,05</text:p>
          </table:table-cell>
          <table:table-cell table:style-name="ce5" office:value-type="float" office:value="0.97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 table:style-name="ce5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37" calcext:value-type="float">
            <text:p>3.83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Johannisbeere rot</text:p>
          </table:table-cell>
          <table:table-cell table:style-name="ce7"/>
          <table:table-cell table:formula="of:=([.O25]/(['Allgemeine Informationen'.$B$2]-[.Q25])*['Allgemeine Informationen'.$B$2])" office:value-type="float" office:value="37.9064234734338" calcext:value-type="float">
            <text:p>37,91</text:p>
          </table:table-cell>
          <table:table-cell table:style-name="ce39" table:formula="of:=[.M25]/(['Allgemeine Informationen'.$B$2]-[.Q25])*['Allgemeine Informationen'.$B$2]" office:value-type="float" office:value="8.96114195083267" calcext:value-type="float">
            <text:p>8,96</text:p>
          </table:table-cell>
          <table:table-cell table:formula="of:=[.N25]/(['Allgemeine Informationen'.$B$2]-[.Q25])*['Allgemeine Informationen'.$B$2]" office:value-type="float" office:value="1.58604282315623" calcext:value-type="float">
            <text:p>1,59</text:p>
          </table:table-cell>
          <table:table-cell table:style-name="ce56" table:formula="of:=[.R25]/(['Allgemeine Informationen'.$B$2]-[.Q25])*['Allgemeine Informationen'.$B$2]" office:value-type="float" office:value="27.7557494052339" calcext:value-type="float">
            <text:p>27,76</text:p>
          </table:table-cell>
          <table:table-cell table:style-name="ce59"/>
          <table:table-cell table:style-name="ce7" table:formula="of:=[.O25]/['Allgemeine Informationen'.$B$1]" office:value-type="float" office:value="0.478" calcext:value-type="float">
            <text:p>0,48</text:p>
          </table:table-cell>
          <table:table-cell/>
          <table:table-cell table:style-name="ce7"/>
          <table:table-cell office:value-type="float" office:value="40" calcext:value-type="float">
            <text:p>40</text:p>
          </table:table-cell>
          <table:table-cell table:style-name="ce7" office:value-type="float" office:value="167" calcext:value-type="float">
            <text:p>167</text:p>
          </table:table-cell>
          <table:table-cell office:value-type="float" office:value="1.13" calcext:value-type="float">
            <text:p>1,13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4.78" calcext:value-type="float">
            <text:p>4,7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7.39" calcext:value-type="float">
            <text:p>87,39</text:p>
          </table:table-cell>
          <table:table-cell table:style-name="ce7"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3" calcext:value-type="float">
            <text:p>0,6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2" calcext:value-type="float">
            <text:p>0,6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0.62" calcext:value-type="float">
            <text:p>0,6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0.91" calcext:value-type="float">
            <text:p>0,91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40" calcext:value-type="float">
            <text:p>140</text:p>
          </table:table-cell>
          <table:table-cell office:value-type="float" office:value="0.25" calcext:value-type="float">
            <text:p>0,25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40" calcext:value-type="float">
            <text:p>240</text:p>
          </table:table-cell>
          <table:table-cell office:value-type="float" office:value="29000" calcext:value-type="float">
            <text:p>29.000</text:p>
          </table:table-cell>
          <table:table-cell table:style-name="ce7"/>
          <table:table-cell office:value-type="float" office:value="79" calcext:value-type="float">
            <text:p>79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209" calcext:value-type="float">
            <text:p>209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69" calcext:value-type="float">
            <text:p>669</text:p>
          </table:table-cell>
          <table:table-cell/>
          <table:table-cell table:style-name="ce71" table:formula="of:=IF([.CG25]=0;0;[.CF25]/[.CG25])" office:value-type="float" office:value="0.8" calcext:value-type="float">
            <text:p>0,8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table:style-name="ce87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03" calcext:value-type="float">
            <text:p>0,0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2.01" calcext:value-type="float">
            <text:p>2,01</text:p>
          </table:table-cell>
          <table:table-cell table:style-name="ce7" office:value-type="float" office:value="2.49" calcext:value-type="float">
            <text:p>2,49</text:p>
          </table:table-cell>
          <table:table-cell office:value-type="float" office:value="0.28" calcext:value-type="float">
            <text:p>0,2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.78" calcext:value-type="float">
            <text:p>4,7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8" calcext:value-type="float">
            <text:p>0,88</text:p>
          </table:table-cell>
          <table:table-cell office:value-type="float" office:value="931" calcext:value-type="float">
            <text:p>93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503" calcext:value-type="float">
            <text:p>4.50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.7" calcext:value-type="float">
            <text:p>1,7</text:p>
          </table:table-cell>
          <table:table-cell table:style-name="ce7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Johannisbeere schwarz</text:p>
          </table:table-cell>
          <table:table-cell/>
          <table:table-cell table:style-name="ce27" table:formula="of:=([.O26]/(['Allgemeine Informationen'.$B$2]-[.Q26])*['Allgemeine Informationen'.$B$2])" office:value-type="float" office:value="42.0220082530949" calcext:value-type="float">
            <text:p>42,02</text:p>
          </table:table-cell>
          <table:table-cell table:formula="of:=[.M26]/(['Allgemeine Informationen'.$B$2]-[.Q26])*['Allgemeine Informationen'.$B$2]" office:value-type="float" office:value="8.80330123796423" calcext:value-type="float">
            <text:p>8,8</text:p>
          </table:table-cell>
          <table:table-cell table:style-name="ce45" table:formula="of:=[.N26]/(['Allgemeine Informationen'.$B$2]-[.Q26])*['Allgemeine Informationen'.$B$2]" office:value-type="float" office:value="1.5130674002751" calcext:value-type="float">
            <text:p>1,51</text:p>
          </table:table-cell>
          <table:table-cell table:formula="of:=[.R26]/(['Allgemeine Informationen'.$B$2]-[.Q26])*['Allgemeine Informationen'.$B$2]" office:value-type="float" office:value="24.0715268225584" calcext:value-type="float">
            <text:p>24,07</text:p>
          </table:table-cell>
          <table:table-cell table:style-name="ce58"/>
          <table:table-cell table:formula="of:=[.O26]/['Allgemeine Informationen'.$B$1]" office:value-type="float" office:value="0.611" calcext:value-type="float">
            <text:p>0,61</text:p>
          </table:table-cell>
          <table:table-cell table:style-name="ce5"/>
          <table:table-cell/>
          <table:table-cell table:style-name="ce5" office:value-type="float" office:value="47" calcext:value-type="float">
            <text:p>47</text:p>
          </table:table-cell>
          <table:table-cell office:value-type="float" office:value="196" calcext:value-type="float">
            <text:p>196</text:p>
          </table:table-cell>
          <table:table-cell table:style-name="ce5" office:value-type="float" office:value="1.28" calcext:value-type="float">
            <text:p>1,28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6.11" calcext:value-type="float">
            <text:p>6,1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5.46" calcext:value-type="float">
            <text:p>85,46</text:p>
          </table:table-cell>
          <table:table-cell office:value-type="float" office:value="3.5" calcext:value-type="float">
            <text:p>3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82" calcext:value-type="float">
            <text:p>1,82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177" calcext:value-type="float">
            <text:p>177</text:p>
          </table:table-cell>
          <table:table-cell office:value-type="float" office:value="1.82" calcext:value-type="float">
            <text:p>1,82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81" calcext:value-type="float">
            <text:p>81</text:p>
          </table:table-cell>
          <table:table-cell office:value-type="float" office:value="563" calcext:value-type="float">
            <text:p>56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float" office:value="290" calcext:value-type="float">
            <text:p>290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1.29" calcext:value-type="float">
            <text:p>1,29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0.26" calcext:value-type="float">
            <text:p>0,26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3000" calcext:value-type="float">
            <text:p>33.000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237" calcext:value-type="float">
            <text:p>237</text:p>
          </table:table-cell>
          <table:table-cell table:style-name="ce5" office:value-type="float" office:value="261" calcext:value-type="float">
            <text:p>261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table:style-name="ce5"/>
          <table:table-cell table:formula="of:=IF([.CG26]=0;0;[.CF26]/[.CG26])" office:value-type="float" office:value="0.5" calcext:value-type="float">
            <text:p>0,5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2.33" calcext:value-type="float">
            <text:p>2,33</text:p>
          </table:table-cell>
          <table:table-cell office:value-type="float" office:value="3.1" calcext:value-type="float">
            <text:p>3,1</text:p>
          </table:table-cell>
          <table:table-cell table:style-name="ce5"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.11" calcext:value-type="float">
            <text:p>6,1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style-name="ce5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437" calcext:value-type="float">
            <text:p>5.43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.13" calcext:value-type="float">
            <text:p>3,1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Heidelbeere</text:p>
          </table:table-cell>
          <table:table-cell table:style-name="ce7"/>
          <table:table-cell table:formula="of:=([.O27]/(['Allgemeine Informationen'.$B$2]-[.Q27])*['Allgemeine Informationen'.$B$2])" office:value-type="float" office:value="43.6823104693141" calcext:value-type="float">
            <text:p>43,68</text:p>
          </table:table-cell>
          <table:table-cell table:style-name="ce39" table:formula="of:=[.M27]/(['Allgemeine Informationen'.$B$2]-[.Q27])*['Allgemeine Informationen'.$B$2]" office:value-type="float" office:value="4.33212996389892" calcext:value-type="float">
            <text:p>4,33</text:p>
          </table:table-cell>
          <table:table-cell table:formula="of:=[.N27]/(['Allgemeine Informationen'.$B$2]-[.Q27])*['Allgemeine Informationen'.$B$2]" office:value-type="float" office:value="4.33212996389892" calcext:value-type="float">
            <text:p>4,33</text:p>
          </table:table-cell>
          <table:table-cell table:style-name="ce56" table:formula="of:=[.R27]/(['Allgemeine Informationen'.$B$2]-[.Q27])*['Allgemeine Informationen'.$B$2]" office:value-type="float" office:value="35.3790613718412" calcext:value-type="float">
            <text:p>35,38</text:p>
          </table:table-cell>
          <table:table-cell table:style-name="ce59"/>
          <table:table-cell table:style-name="ce7" table:formula="of:=[.O27]/['Allgemeine Informationen'.$B$1]" office:value-type="float" office:value="0.605" calcext:value-type="float">
            <text:p>0,61</text:p>
          </table:table-cell>
          <table:table-cell/>
          <table:table-cell table:style-name="ce7"/>
          <table:table-cell office:value-type="float" office:value="46" calcext:value-type="float">
            <text:p>46</text:p>
          </table:table-cell>
          <table:table-cell table:style-name="ce7" office:value-type="float" office:value="193" calcext:value-type="float">
            <text:p>193</text:p>
          </table:table-cell>
          <table:table-cell office:value-type="float" office:value="0.6" calcext:value-type="float">
            <text:p>0,6</text:p>
          </table:table-cell>
          <table:table-cell table:style-name="ce7" office:value-type="float" office:value="0.6" calcext:value-type="float">
            <text:p>0,6</text:p>
          </table:table-cell>
          <table:table-cell office:value-type="float" office:value="6.05" calcext:value-type="float">
            <text:p>6,0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6.15" calcext:value-type="float">
            <text:p>86,15</text:p>
          </table:table-cell>
          <table:table-cell table:style-name="ce7"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" calcext:value-type="float">
            <text:p>0,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85" calcext:value-type="float">
            <text:p>1,8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.02" calcext:value-type="float">
            <text:p>0,02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1.85" calcext:value-type="float">
            <text:p>1,8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74" calcext:value-type="float">
            <text:p>0,74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0.13" calcext:value-type="float">
            <text:p>0,13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174" calcext:value-type="float">
            <text:p>4.174</text:p>
          </table:table-cell>
          <table:table-cell office:value-type="float" office:value="13000" calcext:value-type="float">
            <text:p>13.000</text:p>
          </table:table-cell>
          <table:table-cell table:style-name="ce7"/>
          <table:table-cell office:value-type="float" office:value="46" calcext:value-type="float">
            <text:p>46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14" calcext:value-type="float">
            <text:p>314</text:p>
          </table:table-cell>
          <table:table-cell/>
          <table:table-cell table:style-name="ce71" table:formula="of:=IF([.CG27]=0;0;[.CF27]/[.CG27])" office:value-type="float" office:value="0.681818181818182" calcext:value-type="float">
            <text:p>0,68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37" calcext:value-type="float">
            <text:p>0,37</text:p>
          </table:table-cell>
          <table:table-cell office:value-type="float" office:value="0.07" calcext:value-type="float">
            <text:p>0,07</text:p>
          </table:table-cell>
          <table:table-cell table:style-name="ce87"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table:style-name="ce7" office:value-type="float" office:value="0.07" calcext:value-type="float">
            <text:p>0,07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 table:style-name="ce7" office:value-type="float" office:value="3.34" calcext:value-type="float">
            <text:p>3,34</text:p>
          </table:table-cell>
          <table:table-cell office:value-type="float" office:value="0.23" calcext:value-type="float">
            <text:p>0,2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.04" calcext:value-type="float">
            <text:p>6,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98" calcext:value-type="float">
            <text:p>0,98</text:p>
          </table:table-cell>
          <table:table-cell office:value-type="float" office:value="490" calcext:value-type="float">
            <text:p>49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809" calcext:value-type="float">
            <text:p>5.80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.4" calcext:value-type="float">
            <text:p>1,4</text:p>
          </table:table-cell>
          <table:table-cell table:style-name="ce7" office:value-type="float" office:value="3.5" calcext:value-type="float">
            <text:p>3,5</text:p>
          </table:table-cell>
          <table:table-cell office:value-type="float" office:value="1960" calcext:value-type="float">
            <text:p>1.96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.28" calcext:value-type="float">
            <text:p>10,2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Brombeere</text:p>
          </table:table-cell>
          <table:table-cell/>
          <table:table-cell table:style-name="ce27" table:formula="of:=([.O28]/(['Allgemeine Informationen'.$B$2]-[.Q28])*['Allgemeine Informationen'.$B$2])" office:value-type="float" office:value="45.0541516245488" calcext:value-type="float">
            <text:p>45,05</text:p>
          </table:table-cell>
          <table:table-cell table:formula="of:=[.M28]/(['Allgemeine Informationen'.$B$2]-[.Q28])*['Allgemeine Informationen'.$B$2]" office:value-type="float" office:value="8.66425992779784" calcext:value-type="float">
            <text:p>8,66</text:p>
          </table:table-cell>
          <table:table-cell table:style-name="ce45" table:formula="of:=[.N28]/(['Allgemeine Informationen'.$B$2]-[.Q28])*['Allgemeine Informationen'.$B$2]" office:value-type="float" office:value="7.2202166064982" calcext:value-type="float">
            <text:p>7,22</text:p>
          </table:table-cell>
          <table:table-cell table:formula="of:=[.R28]/(['Allgemeine Informationen'.$B$2]-[.Q28])*['Allgemeine Informationen'.$B$2]" office:value-type="float" office:value="23.1046931407942" calcext:value-type="float">
            <text:p>23,1</text:p>
          </table:table-cell>
          <table:table-cell table:style-name="ce58"/>
          <table:table-cell table:formula="of:=[.O28]/['Allgemeine Informationen'.$B$1]" office:value-type="float" office:value="0.624" calcext:value-type="float">
            <text:p>0,62</text:p>
          </table:table-cell>
          <table:table-cell table:style-name="ce5"/>
          <table:table-cell/>
          <table:table-cell table:style-name="ce5"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table:style-name="ce5"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.24" calcext:value-type="float">
            <text:p>6,24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6.15" calcext:value-type="float">
            <text:p>86,15</text:p>
          </table:table-cell>
          <table:table-cell office:value-type="float" office:value="3.2" calcext:value-type="float">
            <text:p>3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2" calcext:value-type="float">
            <text:p>0,22</text:p>
          </table:table-cell>
          <table:table-cell office:value-type="float" office:value="0.4" calcext:value-type="float">
            <text:p>0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270" calcext:value-type="float">
            <text:p>270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0.9" calcext:value-type="float">
            <text:p>0,9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0.19" calcext:value-type="float">
            <text:p>0,19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12000" calcext:value-type="float">
            <text:p>12.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table:style-name="ce5" office:value-type="float" office:value="245" calcext:value-type="float">
            <text:p>245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table:style-name="ce5"/>
          <table:table-cell table:formula="of:=IF([.CG28]=0;0;[.CF28]/[.CG28])" office:value-type="float" office:value="0.722222222222222" calcext:value-type="float">
            <text:p>0,72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0.26" calcext:value-type="float">
            <text:p>0,26</text:p>
          </table:table-cell>
          <table:table-cell table:style-name="ce5" office:value-type="float" office:value="0.36" calcext:value-type="float">
            <text:p>0,36</text:p>
          </table:table-cell>
          <table:table-cell office:value-type="float" office:value="0.12" calcext:value-type="float">
            <text:p>0,12</text:p>
          </table:table-cell>
          <table:table-cell table:style-name="ce5"/>
          <table:table-cell office:value-type="float" office:value="4.76" calcext:value-type="float">
            <text:p>4,76</text:p>
          </table:table-cell>
          <table:table-cell table:style-name="ce5" office:value-type="float" office:value="2.96" calcext:value-type="float">
            <text:p>2,96</text:p>
          </table:table-cell>
          <table:table-cell office:value-type="float" office:value="3.11" calcext:value-type="float">
            <text:p>3,11</text:p>
          </table:table-cell>
          <table:table-cell table:style-name="ce5"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.24" calcext:value-type="float">
            <text:p>6,2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table:style-name="ce5"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760" calcext:value-type="float">
            <text:p>4.76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074" calcext:value-type="float">
            <text:p>6.07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96" calcext:value-type="float">
            <text:p>0,96</text:p>
          </table:table-cell>
          <table:table-cell office:value-type="float" office:value="2.2" calcext:value-type="float">
            <text:p>2,2</text:p>
          </table:table-cell>
          <table:table-cell table:style-name="ce5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.27" calcext:value-type="float">
            <text:p>10,27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Johannisbeere weiß</text:p>
          </table:table-cell>
          <table:table-cell table:style-name="ce7"/>
          <table:table-cell table:formula="of:=([.O29]/(['Allgemeine Informationen'.$B$2]-[.Q29])*['Allgemeine Informationen'.$B$2])" office:value-type="float" office:value="46.0372157133012" calcext:value-type="float">
            <text:p>46,04</text:p>
          </table:table-cell>
          <table:table-cell table:style-name="ce39" table:formula="of:=[.M29]/(['Allgemeine Informationen'.$B$2]-[.Q29])*['Allgemeine Informationen'.$B$2]" office:value-type="float" office:value="6.2026188835286" calcext:value-type="float">
            <text:p>6,2</text:p>
          </table:table-cell>
          <table:table-cell table:formula="of:=[.N29]/(['Allgemeine Informationen'.$B$2]-[.Q29])*['Allgemeine Informationen'.$B$2]" office:value-type="float" office:value="1.37835975189524" calcext:value-type="float">
            <text:p>1,38</text:p>
          </table:table-cell>
          <table:table-cell table:style-name="ce56" table:formula="of:=[.R29]/(['Allgemeine Informationen'.$B$2]-[.Q29])*['Allgemeine Informationen'.$B$2]" office:value-type="float" office:value="24.1212956581668" calcext:value-type="float">
            <text:p>24,12</text:p>
          </table:table-cell>
          <table:table-cell table:style-name="ce59"/>
          <table:table-cell table:style-name="ce7" table:formula="of:=[.O29]/['Allgemeine Informationen'.$B$1]" office:value-type="float" office:value="0.668" calcext:value-type="float">
            <text:p>0,67</text:p>
          </table:table-cell>
          <table:table-cell/>
          <table:table-cell table:style-name="ce7"/>
          <table:table-cell office:value-type="float" office:value="47" calcext:value-type="float">
            <text:p>47</text:p>
          </table:table-cell>
          <table:table-cell table:style-name="ce7" office:value-type="float" office:value="198" calcext:value-type="float">
            <text:p>198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6.68" calcext:value-type="float">
            <text:p>6,6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5.49" calcext:value-type="float">
            <text:p>85,49</text:p>
          </table:table-cell>
          <table:table-cell table:style-name="ce7"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" calcext:value-type="float">
            <text:p>0,6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.97" calcext:value-type="float">
            <text:p>0,97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40" calcext:value-type="float">
            <text:p>140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00" calcext:value-type="float">
            <text:p>600</text:p>
          </table:table-cell>
          <table:table-cell office:value-type="float" office:value="24000" calcext:value-type="float">
            <text:p>24.000</text:p>
          </table:table-cell>
          <table:table-cell table:style-name="ce7"/>
          <table:table-cell office:value-type="float" office:value="63" calcext:value-type="float">
            <text:p>63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table:style-name="ce7"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33" calcext:value-type="float">
            <text:p>533</text:p>
          </table:table-cell>
          <table:table-cell/>
          <table:table-cell table:style-name="ce71" table:formula="of:=IF([.CG29]=0;0;[.CF29]/[.CG29])" office:value-type="float" office:value="0.666666666666667" calcext:value-type="float">
            <text:p>0,67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table:style-name="ce87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0.03" calcext:value-type="float">
            <text:p>0,0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.58" calcext:value-type="float">
            <text:p>0,5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.68" calcext:value-type="float">
            <text:p>6,6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8" calcext:value-type="float">
            <text:p>0,88</text:p>
          </table:table-cell>
          <table:table-cell office:value-type="float" office:value="931" calcext:value-type="float">
            <text:p>93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100" calcext:value-type="float">
            <text:p>6.1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5" calcext:value-type="float">
            <text:p>0,5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721" calcext:value-type="float">
            <text:p>72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85" calcext:value-type="float">
            <text:p>3,8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Kiwi</text:p>
          </table:table-cell>
          <table:table-cell/>
          <table:table-cell table:style-name="ce27" table:formula="of:=([.O30]/(['Allgemeine Informationen'.$B$2]-[.Q30])*['Allgemeine Informationen'.$B$2])" office:value-type="float" office:value="51.1784511784512" calcext:value-type="float">
            <text:p>51,18</text:p>
          </table:table-cell>
          <table:table-cell table:formula="of:=[.M30]/(['Allgemeine Informationen'.$B$2]-[.Q30])*['Allgemeine Informationen'.$B$2]" office:value-type="float" office:value="5.61167227833895" calcext:value-type="float">
            <text:p>5,61</text:p>
          </table:table-cell>
          <table:table-cell table:style-name="ce45" table:formula="of:=[.N30]/(['Allgemeine Informationen'.$B$2]-[.Q30])*['Allgemeine Informationen'.$B$2]" office:value-type="float" office:value="3.53535353535354" calcext:value-type="float">
            <text:p>3,54</text:p>
          </table:table-cell>
          <table:table-cell table:formula="of:=[.R30]/(['Allgemeine Informationen'.$B$2]-[.Q30])*['Allgemeine Informationen'.$B$2]" office:value-type="float" office:value="21.8855218855219" calcext:value-type="float">
            <text:p>21,89</text:p>
          </table:table-cell>
          <table:table-cell table:style-name="ce58"/>
          <table:table-cell table:formula="of:=[.O30]/['Allgemeine Informationen'.$B$1]" office:value-type="float" office:value="0.912" calcext:value-type="float">
            <text:p>0,91</text:p>
          </table:table-cell>
          <table:table-cell table:style-name="ce5"/>
          <table:table-cell/>
          <table:table-cell table:style-name="ce5" office:value-type="float" office:value="62" calcext:value-type="float">
            <text:p>62</text:p>
          </table:table-cell>
          <table:table-cell office:value-type="float" office:value="258" calcext:value-type="float">
            <text:p>258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table:style-name="ce5" office:value-type="float" office:value="9.12" calcext:value-type="float">
            <text:p>9,12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2.18" calcext:value-type="float">
            <text:p>82,18</text:p>
          </table:table-cell>
          <table:table-cell office:value-type="float" office:value="3.9" calcext:value-type="float">
            <text:p>3,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43.68" calcext:value-type="float">
            <text:p>43,68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660" calcext:value-type="float">
            <text:p>66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table:style-name="ce5"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000" calcext:value-type="float">
            <text:p>15.000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table:style-name="ce5" office:value-type="float" office:value="152" calcext:value-type="float">
            <text:p>152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table:style-name="ce5"/>
          <table:table-cell table:formula="of:=IF([.CG30]=0;0;[.CF30]/[.CG30])" office:value-type="float" office:value="0.25" calcext:value-type="float">
            <text:p>0,25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4.32" calcext:value-type="float">
            <text:p>4,32</text:p>
          </table:table-cell>
          <table:table-cell office:value-type="float" office:value="4.59" calcext:value-type="float">
            <text:p>4,59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6" calcext:value-type="float">
            <text:p>0,26</text:p>
          </table:table-cell>
          <table:table-cell office:value-type="float" office:value="9.12" calcext:value-type="float">
            <text:p>9,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82" calcext:value-type="float">
            <text:p>0,82</text:p>
          </table:table-cell>
          <table:table-cell table:style-name="ce5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912" calcext:value-type="float">
            <text:p>8.91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4" calcext:value-type="float">
            <text:p>264</text:p>
          </table:table-cell>
          <table:table-cell/>
          <table:table-cell table:style-name="ce5" office:value-type="float" office:value="0.59" calcext:value-type="float">
            <text:p>0,59</text:p>
          </table:table-cell>
          <table:table-cell office:value-type="float" office:value="1.53" calcext:value-type="float">
            <text:p>1,53</text:p>
          </table:table-cell>
          <table:table-cell table:style-name="ce5" office:value-type="float" office:value="702" calcext:value-type="float">
            <text:p>702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.67" calcext:value-type="float">
            <text:p>1,67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Erdbeere</text:p>
          </table:table-cell>
          <table:table-cell table:style-name="ce7"/>
          <table:table-cell table:formula="of:=([.O31]/(['Allgemeine Informationen'.$B$2]-[.Q31])*['Allgemeine Informationen'.$B$2])" office:value-type="float" office:value="53.86119257087" calcext:value-type="float">
            <text:p>53,86</text:p>
          </table:table-cell>
          <table:table-cell table:style-name="ce39" table:formula="of:=[.M31]/(['Allgemeine Informationen'.$B$2]-[.Q31])*['Allgemeine Informationen'.$B$2]" office:value-type="float" office:value="8.01564027370479" calcext:value-type="float">
            <text:p>8,02</text:p>
          </table:table-cell>
          <table:table-cell table:formula="of:=[.N31]/(['Allgemeine Informationen'.$B$2]-[.Q31])*['Allgemeine Informationen'.$B$2]" office:value-type="float" office:value="3.91006842619746" calcext:value-type="float">
            <text:p>3,91</text:p>
          </table:table-cell>
          <table:table-cell table:style-name="ce56" table:formula="of:=[.R31]/(['Allgemeine Informationen'.$B$2]-[.Q31])*['Allgemeine Informationen'.$B$2]" office:value-type="float" office:value="19.5503421309873" calcext:value-type="float">
            <text:p>19,55</text:p>
          </table:table-cell>
          <table:table-cell table:style-name="ce59"/>
          <table:table-cell table:style-name="ce7" table:formula="of:=[.O31]/['Allgemeine Informationen'.$B$1]" office:value-type="float" office:value="0.551" calcext:value-type="float">
            <text:p>0,55</text:p>
          </table:table-cell>
          <table:table-cell/>
          <table:table-cell table:style-name="ce7"/>
          <table:table-cell office:value-type="float" office:value="36" calcext:value-type="float">
            <text:p>36</text:p>
          </table:table-cell>
          <table:table-cell table:style-name="ce7" office:value-type="float" office:value="151" calcext:value-type="float">
            <text:p>151</text:p>
          </table:table-cell>
          <table:table-cell office:value-type="float" office:value="0.82" calcext:value-type="float">
            <text:p>0,82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5.51" calcext:value-type="float">
            <text:p>5,5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9.77" calcext:value-type="float">
            <text:p>89,7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2" calcext:value-type="float">
            <text:p>0,12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0.64" calcext:value-type="float">
            <text:p>0,64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46" calcext:value-type="float">
            <text:p>46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00" calcext:value-type="float">
            <text:p>400</text:p>
          </table:table-cell>
          <table:table-cell office:value-type="float" office:value="13000" calcext:value-type="float">
            <text:p>13.000</text:p>
          </table:table-cell>
          <table:table-cell table:style-name="ce7"/>
          <table:table-cell office:value-type="float" office:value="37" calcext:value-type="float">
            <text:p>3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191" calcext:value-type="float">
            <text:p>191</text:p>
          </table:table-cell>
          <table:table-cell office:value-type="float" office:value="126" calcext:value-type="float">
            <text:p>126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55" calcext:value-type="float">
            <text:p>455</text:p>
          </table:table-cell>
          <table:table-cell/>
          <table:table-cell table:style-name="ce71" table:formula="of:=IF([.CG31]=0;0;[.CF31]/[.CG31])" office:value-type="float" office:value="0.769230769230769" calcext:value-type="float">
            <text:p>0,77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24" calcext:value-type="float">
            <text:p>0,24</text:p>
          </table:table-cell>
          <table:table-cell office:value-type="float" office:value="0.06" calcext:value-type="float">
            <text:p>0,06</text:p>
          </table:table-cell>
          <table:table-cell table:style-name="ce87"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table:style-name="ce7" office:value-type="float" office:value="0.06" calcext:value-type="float">
            <text:p>0,06</text:p>
          </table:table-cell>
          <table:table-cell/>
          <table:table-cell table:style-name="ce7" office:value-type="float" office:value="0.03" calcext:value-type="float">
            <text:p>0,03</text:p>
          </table:table-cell>
          <table:table-cell office:value-type="float" office:value="2.17" calcext:value-type="float">
            <text:p>2,17</text:p>
          </table:table-cell>
          <table:table-cell table:style-name="ce7" office:value-type="float" office:value="2.24" calcext:value-type="float">
            <text:p>2,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.41" calcext:value-type="float">
            <text:p>5,4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3" calcext:value-type="float">
            <text:p>0,33</text:p>
          </table:table-cell>
          <table:table-cell office:value-type="float" office:value="810" calcext:value-type="float">
            <text:p>81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407" calcext:value-type="float">
            <text:p>4.40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02" calcext:value-type="float">
            <text:p>1.00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58" calcext:value-type="float">
            <text:p>0,58</text:p>
          </table:table-cell>
          <table:table-cell table:style-name="ce7" office:value-type="float" office:value="1.05" calcext:value-type="float">
            <text:p>1,05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.68" calcext:value-type="float">
            <text:p>7,6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Preiselbeere/Kronsbeere</text:p>
          </table:table-cell>
          <table:table-cell/>
          <table:table-cell table:style-name="ce27" table:formula="of:=([.O32]/(['Allgemeine Informationen'.$B$2]-[.Q32])*['Allgemeine Informationen'.$B$2])" office:value-type="float" office:value="53.8994800693241" calcext:value-type="float">
            <text:p>53,9</text:p>
          </table:table-cell>
          <table:table-cell table:formula="of:=[.M32]/(['Allgemeine Informationen'.$B$2]-[.Q32])*['Allgemeine Informationen'.$B$2]" office:value-type="float" office:value="2.4263431542461" calcext:value-type="float">
            <text:p>2,43</text:p>
          </table:table-cell>
          <table:table-cell table:style-name="ce45" table:formula="of:=[.N32]/(['Allgemeine Informationen'.$B$2]-[.Q32])*['Allgemeine Informationen'.$B$2]" office:value-type="float" office:value="4.59272097053726" calcext:value-type="float">
            <text:p>4,59</text:p>
          </table:table-cell>
          <table:table-cell table:formula="of:=[.R32]/(['Allgemeine Informationen'.$B$2]-[.Q32])*['Allgemeine Informationen'.$B$2]" office:value-type="float" office:value="25.0433275563258" calcext:value-type="float">
            <text:p>25,04</text:p>
          </table:table-cell>
          <table:table-cell table:style-name="ce58"/>
          <table:table-cell table:formula="of:=[.O32]/['Allgemeine Informationen'.$B$1]" office:value-type="float" office:value="0.622" calcext:value-type="float">
            <text:p>0,62</text:p>
          </table:table-cell>
          <table:table-cell table:style-name="ce5"/>
          <table:table-cell/>
          <table:table-cell table:style-name="ce5" office:value-type="float" office:value="41" calcext:value-type="float">
            <text:p>41</text:p>
          </table:table-cell>
          <table:table-cell office:value-type="float" office:value="171" calcext:value-type="float">
            <text:p>171</text:p>
          </table:table-cell>
          <table:table-cell table:style-name="ce5" office:value-type="float" office:value="0.28" calcext:value-type="float">
            <text:p>0,28</text:p>
          </table:table-cell>
          <table:table-cell office:value-type="float" office:value="0.53" calcext:value-type="float">
            <text:p>0,53</text:p>
          </table:table-cell>
          <table:table-cell table:style-name="ce5" office:value-type="float" office:value="6.22" calcext:value-type="float">
            <text:p>6,22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8.46" calcext:value-type="float">
            <text:p>88,46</text:p>
          </table:table-cell>
          <table:table-cell office:value-type="float" office:value="2.89" calcext:value-type="float">
            <text:p>2,8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94" calcext:value-type="float">
            <text:p>0,9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style-name="ce5"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11000" calcext:value-type="float">
            <text:p>11.000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5"/>
          <table:table-cell table:formula="of:=IF([.CG32]=0;0;[.CF32]/[.CG32])" office:value-type="float" office:value="1.26666666666667" calcext:value-type="float">
            <text:p>1,27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.34" calcext:value-type="float">
            <text:p>0,34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0.19" calcext:value-type="float">
            <text:p>0,19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3.03" calcext:value-type="float">
            <text:p>3,03</text:p>
          </table:table-cell>
          <table:table-cell office:value-type="float" office:value="2.93" calcext:value-type="float">
            <text:p>2,93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6.1" calcext:value-type="float">
            <text:p>6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table:style-name="ce5"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960" calcext:value-type="float">
            <text:p>5.96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5" office:value-type="float" office:value="1.06" calcext:value-type="float">
            <text:p>1,06</text:p>
          </table:table-cell>
          <table:table-cell office:value-type="float" office:value="1.83" calcext:value-type="float">
            <text:p>1,83</text:p>
          </table:table-cell>
          <table:table-cell table:style-name="ce5"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.15" calcext:value-type="float">
            <text:p>17,15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Orange/Apfelsine</text:p>
          </table:table-cell>
          <table:table-cell table:style-name="ce7"/>
          <table:table-cell table:formula="of:=([.O33]/(['Allgemeine Informationen'.$B$2]-[.Q33])*['Allgemeine Informationen'.$B$2])" office:value-type="float" office:value="61.751497005988" calcext:value-type="float">
            <text:p>61,75</text:p>
          </table:table-cell>
          <table:table-cell table:style-name="ce39" table:formula="of:=[.M33]/(['Allgemeine Informationen'.$B$2]-[.Q33])*['Allgemeine Informationen'.$B$2]" office:value-type="float" office:value="7.48502994011976" calcext:value-type="float">
            <text:p>7,49</text:p>
          </table:table-cell>
          <table:table-cell table:formula="of:=[.N33]/(['Allgemeine Informationen'.$B$2]-[.Q33])*['Allgemeine Informationen'.$B$2]" office:value-type="float" office:value="1.49700598802395" calcext:value-type="float">
            <text:p>1,5</text:p>
          </table:table-cell>
          <table:table-cell table:style-name="ce56" table:formula="of:=[.R33]/(['Allgemeine Informationen'.$B$2]-[.Q33])*['Allgemeine Informationen'.$B$2]" office:value-type="float" office:value="16.4670658682635" calcext:value-type="float">
            <text:p>16,47</text:p>
          </table:table-cell>
          <table:table-cell table:style-name="ce59"/>
          <table:table-cell table:style-name="ce7" table:formula="of:=[.O33]/['Allgemeine Informationen'.$B$1]" office:value-type="float" office:value="0.825" calcext:value-type="float">
            <text:p>0,83</text:p>
          </table:table-cell>
          <table:table-cell/>
          <table:table-cell table:style-name="ce7"/>
          <table:table-cell office:value-type="float" office:value="47" calcext:value-type="float">
            <text:p>47</text:p>
          </table:table-cell>
          <table:table-cell table:style-name="ce7"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8.25" calcext:value-type="float">
            <text:p>8,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6.64" calcext:value-type="float">
            <text:p>86,64</text:p>
          </table:table-cell>
          <table:table-cell table:style-name="ce7"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8" calcext:value-type="float">
            <text:p>0,48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2" calcext:value-type="float">
            <text:p>0,32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45.48" calcext:value-type="float">
            <text:p>45,48</text:p>
          </table:table-cell>
          <table:table-cell table:style-name="ce7"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0.19" calcext:value-type="float">
            <text:p>0,19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51" calcext:value-type="float">
            <text:p>51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9000" calcext:value-type="float">
            <text:p>9.000</text:p>
          </table:table-cell>
          <table:table-cell table:style-name="ce7"/>
          <table:table-cell office:value-type="float" office:value="97" calcext:value-type="float">
            <text:p>97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162" calcext:value-type="float">
            <text:p>162</text:p>
          </table:table-cell>
          <table:table-cell office:value-type="float" office:value="88" calcext:value-type="float">
            <text:p>88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251" calcext:value-type="float">
            <text:p>251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28" calcext:value-type="float">
            <text:p>628</text:p>
          </table:table-cell>
          <table:table-cell/>
          <table:table-cell table:style-name="ce74" table:formula="of:=IF([.CG33]=0;0;[.CF33]/[.CG33])"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style-name="ce87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05" calcext:value-type="float">
            <text:p>0,0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2.28" calcext:value-type="float">
            <text:p>2,28</text:p>
          </table:table-cell>
          <table:table-cell table:style-name="ce7" office:value-type="float" office:value="2.57" calcext:value-type="float">
            <text:p>2,57</text:p>
          </table:table-cell>
          <table:table-cell office:value-type="float" office:value="3.4" calcext:value-type="float">
            <text:p>3,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.25" calcext:value-type="float">
            <text:p>8,2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" calcext:value-type="float">
            <text:p>0,44</text:p>
          </table:table-cell>
          <table:table-cell office:value-type="float" office:value="660" calcext:value-type="float">
            <text:p>66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851" calcext:value-type="float">
            <text:p>4.85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399" calcext:value-type="float">
            <text:p>3.39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6" calcext:value-type="float">
            <text:p>0,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.62" calcext:value-type="float">
            <text:p>2,6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Aprikose</text:p>
          </table:table-cell>
          <table:table-cell/>
          <table:table-cell table:style-name="ce27" table:formula="of:=([.O34]/(['Allgemeine Informationen'.$B$2]-[.Q34])*['Allgemeine Informationen'.$B$2])" office:value-type="float" office:value="64.8443432042521" calcext:value-type="float">
            <text:p>64,84</text:p>
          </table:table-cell>
          <table:table-cell table:formula="of:=[.M34]/(['Allgemeine Informationen'.$B$2]-[.Q34])*['Allgemeine Informationen'.$B$2]" office:value-type="float" office:value="6.83371298405467" calcext:value-type="float">
            <text:p>6,83</text:p>
          </table:table-cell>
          <table:table-cell table:style-name="ce45" table:formula="of:=[.N34]/(['Allgemeine Informationen'.$B$2]-[.Q34])*['Allgemeine Informationen'.$B$2]" office:value-type="float" office:value="0.987091875474563" calcext:value-type="float">
            <text:p>0,99</text:p>
          </table:table-cell>
          <table:table-cell table:formula="of:=[.R34]/(['Allgemeine Informationen'.$B$2]-[.Q34])*['Allgemeine Informationen'.$B$2]" office:value-type="float" office:value="11.6932422171602" calcext:value-type="float">
            <text:p>11,69</text:p>
          </table:table-cell>
          <table:table-cell table:style-name="ce58"/>
          <table:table-cell table:formula="of:=[.O34]/['Allgemeine Informationen'.$B$1]" office:value-type="float" office:value="0.854" calcext:value-type="float">
            <text:p>0,85</text:p>
          </table:table-cell>
          <table:table-cell table:style-name="ce5"/>
          <table:table-cell/>
          <table:table-cell table:style-name="ce5"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0.9" calcext:value-type="float">
            <text:p>0,9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8.54" calcext:value-type="float">
            <text:p>8,54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6.83" calcext:value-type="float">
            <text:p>86,83</text:p>
          </table:table-cell>
          <table:table-cell office:value-type="float" office:value="1.54" calcext:value-type="float">
            <text:p>1,5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6" calcext:value-type="float">
            <text:p>0,6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9.4" calcext:value-type="float">
            <text:p>9,4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9" calcext:value-type="float">
            <text:p>0,29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1604" calcext:value-type="float">
            <text:p>1.604</text:p>
          </table:table-cell>
          <table:table-cell office:value-type="float" office:value="953" calcext:value-type="float">
            <text:p>95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0.65" calcext:value-type="float">
            <text:p>0,65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style-name="ce5" office:value-type="float" office:value="6000" calcext:value-type="float">
            <text:p>6.000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226" calcext:value-type="float">
            <text:p>226</text:p>
          </table:table-cell>
          <table:table-cell table:style-name="ce5"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style-name="ce5"/>
          <table:table-cell table:style-name="ce75" table:formula="of:=IF([.CG34]=0;0;[.CF34]/[.CG34])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style-name="ce5"/>
          <table:table-cell office:value-type="float" office:value="0.8" calcext:value-type="float">
            <text:p>0,8</text:p>
          </table:table-cell>
          <table:table-cell table:style-name="ce5" office:value-type="float" office:value="1.73" calcext:value-type="float">
            <text:p>1,73</text:p>
          </table:table-cell>
          <table:table-cell office:value-type="float" office:value="0.87" calcext:value-type="float">
            <text:p>0,87</text:p>
          </table:table-cell>
          <table:table-cell table:style-name="ce5" office:value-type="float" office:value="5.12" calcext:value-type="float">
            <text:p>5,1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.72" calcext:value-type="float">
            <text:p>7,7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style-name="ce5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00" calcext:value-type="float">
            <text:p>2.6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120" calcext:value-type="float">
            <text:p>5.12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71" calcext:value-type="float">
            <text:p>0,71</text:p>
          </table:table-cell>
          <table:table-cell office:value-type="float" office:value="0.83" calcext:value-type="float">
            <text:p>0,83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.9" calcext:value-type="float">
            <text:p>2,9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Sauerkirsche</text:p>
          </table:table-cell>
          <table:table-cell table:style-name="ce7"/>
          <table:table-cell table:formula="of:=([.O35]/(['Allgemeine Informationen'.$B$2]-[.Q35])*['Allgemeine Informationen'.$B$2])" office:value-type="float" office:value="67.3024523160763" calcext:value-type="float">
            <text:p>67,3</text:p>
          </table:table-cell>
          <table:table-cell table:style-name="ce39" table:formula="of:=[.M35]/(['Allgemeine Informationen'.$B$2]-[.Q35])*['Allgemeine Informationen'.$B$2]" office:value-type="float" office:value="6.13079019073569" calcext:value-type="float">
            <text:p>6,13</text:p>
          </table:table-cell>
          <table:table-cell table:formula="of:=[.N35]/(['Allgemeine Informationen'.$B$2]-[.Q35])*['Allgemeine Informationen'.$B$2]" office:value-type="float" office:value="3.40599455040872" calcext:value-type="float">
            <text:p>3,41</text:p>
          </table:table-cell>
          <table:table-cell table:style-name="ce56" table:formula="of:=[.R35]/(['Allgemeine Informationen'.$B$2]-[.Q35])*['Allgemeine Informationen'.$B$2]" office:value-type="float" office:value="7.49318801089918" calcext:value-type="float">
            <text:p>7,49</text:p>
          </table:table-cell>
          <table:table-cell table:style-name="ce59"/>
          <table:table-cell table:style-name="ce7" table:formula="of:=[.O35]/['Allgemeine Informationen'.$B$1]" office:value-type="float" office:value="0.988" calcext:value-type="float">
            <text:p>0,99</text:p>
          </table:table-cell>
          <table:table-cell/>
          <table:table-cell table:style-name="ce7"/>
          <table:table-cell office:value-type="float" office:value="54" calcext:value-type="float">
            <text:p>54</text:p>
          </table:table-cell>
          <table:table-cell table:style-name="ce7" office:value-type="float" office:value="227" calcext:value-type="float">
            <text:p>227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9.88" calcext:value-type="float">
            <text:p>9,8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5.32" calcext:value-type="float">
            <text:p>85,32</text:p>
          </table:table-cell>
          <table:table-cell table:style-name="ce7"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3" calcext:value-type="float">
            <text:p>0,13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style-name="ce7"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0.6" calcext:value-type="float">
            <text:p>0,6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8000" calcext:value-type="float">
            <text:p>8.000</text:p>
          </table:table-cell>
          <table:table-cell table:style-name="ce7"/>
          <table:table-cell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553" calcext:value-type="float">
            <text:p>553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99" calcext:value-type="float">
            <text:p>699</text:p>
          </table:table-cell>
          <table:table-cell/>
          <table:table-cell table:style-name="ce76" table:formula="of:=IF([.CG35]=0;0;[.CF35]/[.CG35])" office:value-type="float" office:value="0.875" calcext:value-type="float">
            <text:p>0,88</text:p>
          </table:table-cell>
          <table:table-cell office:value-type="float" office:value="0.11" calcext:value-type="float">
            <text:p>0,11</text:p>
          </table:table-cell>
          <table:table-cell table:style-name="ce7"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table:style-name="ce87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0.14" calcext:value-type="float">
            <text:p>0,14</text:p>
          </table:table-cell>
          <table:table-cell/>
          <table:table-cell table:style-name="ce7" office:value-type="float" office:value="1.02" calcext:value-type="float">
            <text:p>1,02</text:p>
          </table:table-cell>
          <table:table-cell office:value-type="float" office:value="5.18" calcext:value-type="float">
            <text:p>5,18</text:p>
          </table:table-cell>
          <table:table-cell table:style-name="ce7" office:value-type="float" office:value="4.28" calcext:value-type="float">
            <text:p>4,28</text:p>
          </table:table-cell>
          <table:table-cell office:value-type="float" office:value="0.42" calcext:value-type="float">
            <text:p>0,4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.88" calcext:value-type="float">
            <text:p>9,8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5" calcext:value-type="float">
            <text:p>0,15</text:p>
          </table:table-cell>
          <table:table-cell office:value-type="float" office:value="303" calcext:value-type="float">
            <text:p>30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20" calcext:value-type="float">
            <text:p>1.02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463" calcext:value-type="float">
            <text:p>9.46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57" calcext:value-type="float">
            <text:p>0,57</text:p>
          </table:table-cell>
          <table:table-cell table:style-name="ce7" office:value-type="float" office:value="0.47" calcext:value-type="float">
            <text:p>0,4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36" calcext:value-type="float">
            <text:p>1,36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andarine</text:p>
          </table:table-cell>
          <table:table-cell/>
          <table:table-cell table:style-name="ce27" table:formula="of:=([.O36]/(['Allgemeine Informationen'.$B$2]-[.Q36])*['Allgemeine Informationen'.$B$2])" office:value-type="float" office:value="68.7074829931973" calcext:value-type="float">
            <text:p>68,71</text:p>
          </table:table-cell>
          <table:table-cell table:formula="of:=[.M36]/(['Allgemeine Informationen'.$B$2]-[.Q36])*['Allgemeine Informationen'.$B$2]" office:value-type="float" office:value="4.76190476190476" calcext:value-type="float">
            <text:p>4,76</text:p>
          </table:table-cell>
          <table:table-cell table:style-name="ce45" table:formula="of:=[.N36]/(['Allgemeine Informationen'.$B$2]-[.Q36])*['Allgemeine Informationen'.$B$2]" office:value-type="float" office:value="2.04081632653061" calcext:value-type="float">
            <text:p>2,04</text:p>
          </table:table-cell>
          <table:table-cell table:formula="of:=[.R36]/(['Allgemeine Informationen'.$B$2]-[.Q36])*['Allgemeine Informationen'.$B$2]" office:value-type="float" office:value="11.5646258503401" calcext:value-type="float">
            <text:p>11,56</text:p>
          </table:table-cell>
          <table:table-cell table:style-name="ce58"/>
          <table:table-cell table:formula="of:=[.O36]/['Allgemeine Informationen'.$B$1]" office:value-type="float" office:value="1.01" calcext:value-type="float">
            <text:p>1,01</text:p>
          </table:table-cell>
          <table:table-cell table:style-name="ce5"/>
          <table:table-cell/>
          <table:table-cell table:style-name="ce5" office:value-type="float" office:value="54" calcext:value-type="float">
            <text:p>54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5.3" calcext:value-type="float">
            <text:p>85,3</text:p>
          </table:table-cell>
          <table:table-cell office:value-type="float" office:value="1.7" calcext:value-type="float">
            <text:p>1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0.32" calcext:value-type="float">
            <text:p>0,3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05" calcext:value-type="float">
            <text:p>105</text:p>
          </table:table-cell>
          <table:table-cell office:value-type="float" office:value="283" calcext:value-type="float">
            <text:p>28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0000" calcext:value-type="float">
            <text:p>10.000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table:style-name="ce5"/>
          <table:table-cell table:style-name="ce77" table:formula="of:=IF([.CG36]=0;0;[.CF36]/[.CG36])" office:value-type="float" office:value="0.444444444444444" calcext:value-type="float">
            <text:p>0,44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1.7" calcext:value-type="float">
            <text:p>1,7</text:p>
          </table:table-cell>
          <table:table-cell office:value-type="float" office:value="1.3" calcext:value-type="float">
            <text:p>1,3</text:p>
          </table:table-cell>
          <table:table-cell table:style-name="ce5"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.1" calcext:value-type="float">
            <text:p>10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table:style-name="ce5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0" calcext:value-type="float">
            <text:p>3.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100" calcext:value-type="float">
            <text:p>7.1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67" calcext:value-type="float">
            <text:p>0,67</text:p>
          </table:table-cell>
          <table:table-cell office:value-type="float" office:value="1.03" calcext:value-type="float">
            <text:p>1,03</text:p>
          </table:table-cell>
          <table:table-cell table:style-name="ce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.98" calcext:value-type="float">
            <text:p>1,98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Pflaumen</text:p>
          </table:table-cell>
          <table:table-cell table:style-name="ce7"/>
          <table:table-cell table:formula="of:=([.O37]/(['Allgemeine Informationen'.$B$2]-[.Q37])*['Allgemeine Informationen'.$B$2])" office:value-type="float" office:value="70.7028531663187" calcext:value-type="float">
            <text:p>70,7</text:p>
          </table:table-cell>
          <table:table-cell table:style-name="ce39" table:formula="of:=[.M37]/(['Allgemeine Informationen'.$B$2]-[.Q37])*['Allgemeine Informationen'.$B$2]" office:value-type="float" office:value="4.17536534446764" calcext:value-type="float">
            <text:p>4,18</text:p>
          </table:table-cell>
          <table:table-cell table:formula="of:=[.N37]/(['Allgemeine Informationen'.$B$2]-[.Q37])*['Allgemeine Informationen'.$B$2]" office:value-type="float" office:value="1.1830201809325" calcext:value-type="float">
            <text:p>1,18</text:p>
          </table:table-cell>
          <table:table-cell table:style-name="ce56" table:formula="of:=[.R37]/(['Allgemeine Informationen'.$B$2]-[.Q37])*['Allgemeine Informationen'.$B$2]" office:value-type="float" office:value="11.830201809325" calcext:value-type="float">
            <text:p>11,83</text:p>
          </table:table-cell>
          <table:table-cell table:style-name="ce59"/>
          <table:table-cell table:style-name="ce7" table:formula="of:=[.O37]/['Allgemeine Informationen'.$B$1]" office:value-type="float" office:value="1.016" calcext:value-type="float">
            <text:p>1,02</text:p>
          </table:table-cell>
          <table:table-cell/>
          <table:table-cell table:style-name="ce7"/>
          <table:table-cell office:value-type="float" office:value="48" calcext:value-type="float">
            <text:p>48</text:p>
          </table:table-cell>
          <table:table-cell table:style-name="ce7" office:value-type="float" office:value="201" calcext:value-type="float">
            <text:p>201</text:p>
          </table:table-cell>
          <table:table-cell office:value-type="float" office:value="0.6" calcext:value-type="float">
            <text:p>0,6</text:p>
          </table:table-cell>
          <table:table-cell table:style-name="ce7" office:value-type="float" office:value="0.17" calcext:value-type="float">
            <text:p>0,17</text:p>
          </table:table-cell>
          <table:table-cell office:value-type="float" office:value="10.16" calcext:value-type="float">
            <text:p>10,1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5.63" calcext:value-type="float">
            <text:p>85,63</text:p>
          </table:table-cell>
          <table:table-cell table:style-name="ce7"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9" calcext:value-type="float">
            <text:p>0,49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5.4" calcext:value-type="float">
            <text:p>5,4</text:p>
          </table:table-cell>
          <table:table-cell table:style-name="ce7" office:value-type="float" office:value="0.85" calcext:value-type="float">
            <text:p>0,8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1" calcext:value-type="float">
            <text:p>61</text:p>
          </table:table-cell>
          <table:table-cell office:value-type="float" office:value="366" calcext:value-type="float">
            <text:p>366</text:p>
          </table:table-cell>
          <table:table-cell table:style-name="ce7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0.26" calcext:value-type="float">
            <text:p>0,26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6000" calcext:value-type="float">
            <text:p>6.000</text:p>
          </table:table-cell>
          <table:table-cell table:style-name="ce7"/>
          <table:table-cell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/>
          <table:table-cell table:style-name="ce71" table:formula="of:=IF([.CG37]=0;0;[.CF37]/[.CG37])"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style-name="ce87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05" calcext:value-type="float">
            <text:p>0,05</text:p>
          </table:table-cell>
          <table:table-cell/>
          <table:table-cell table:style-name="ce65" office:value-type="float" office:value="2.61" calcext:value-type="float">
            <text:p>2,61</text:p>
          </table:table-cell>
          <table:table-cell office:value-type="float" office:value="3.36" calcext:value-type="float">
            <text:p>3,36</text:p>
          </table:table-cell>
          <table:table-cell table:style-name="ce7" office:value-type="float" office:value="2.01" calcext:value-type="float">
            <text:p>2,01</text:p>
          </table:table-cell>
          <table:table-cell office:value-type="float" office:value="3.38" calcext:value-type="float">
            <text:p>3,3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3" calcext:value-type="float">
            <text:p>0,23</text:p>
          </table:table-cell>
          <table:table-cell office:value-type="float" office:value="818" calcext:value-type="float">
            <text:p>81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610" calcext:value-type="float">
            <text:p>2.61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370" calcext:value-type="float">
            <text:p>5.37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380" calcext:value-type="float">
            <text:p>3.38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67" calcext:value-type="float">
            <text:p>0,67</text:p>
          </table:table-cell>
          <table:table-cell table:style-name="ce7" office:value-type="float" office:value="0.91" calcext:value-type="float">
            <text:p>0,91</text:p>
          </table:table-cell>
          <table:table-cell office:value-type="float" office:value="323" calcext:value-type="float">
            <text:p>32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.55" calcext:value-type="float">
            <text:p>3,5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Pfirsich</text:p>
          </table:table-cell>
          <table:table-cell/>
          <table:table-cell table:style-name="ce27" table:formula="of:=([.O38]/(['Allgemeine Informationen'.$B$2]-[.Q38])*['Allgemeine Informationen'.$B$2])" office:value-type="float" office:value="71.2339743589743" calcext:value-type="float">
            <text:p>71,23</text:p>
          </table:table-cell>
          <table:table-cell table:formula="of:=[.M38]/(['Allgemeine Informationen'.$B$2]-[.Q38])*['Allgemeine Informationen'.$B$2]" office:value-type="float" office:value="6.08974358974359" calcext:value-type="float">
            <text:p>6,09</text:p>
          </table:table-cell>
          <table:table-cell table:style-name="ce45" table:formula="of:=[.N38]/(['Allgemeine Informationen'.$B$2]-[.Q38])*['Allgemeine Informationen'.$B$2]" office:value-type="float" office:value="0.881410256410256" calcext:value-type="float">
            <text:p>0,88</text:p>
          </table:table-cell>
          <table:table-cell table:formula="of:=[.R38]/(['Allgemeine Informationen'.$B$2]-[.Q38])*['Allgemeine Informationen'.$B$2]" office:value-type="float" office:value="13.6217948717949" calcext:value-type="float">
            <text:p>13,62</text:p>
          </table:table-cell>
          <table:table-cell table:style-name="ce58"/>
          <table:table-cell table:formula="of:=[.O38]/['Allgemeine Informationen'.$B$1]" office:value-type="float" office:value="0.889" calcext:value-type="float">
            <text:p>0,89</text:p>
          </table:table-cell>
          <table:table-cell table:style-name="ce5"/>
          <table:table-cell/>
          <table:table-cell table:style-name="ce5"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table:style-name="ce5" office:value-type="float" office:value="0.76" calcext:value-type="float">
            <text:p>0,76</text:p>
          </table:table-cell>
          <table:table-cell office:value-type="float" office:value="0.11" calcext:value-type="float">
            <text:p>0,11</text:p>
          </table:table-cell>
          <table:table-cell table:style-name="ce5" office:value-type="float" office:value="8.89" calcext:value-type="float">
            <text:p>8,89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7.52" calcext:value-type="float">
            <text:p>87,52</text:p>
          </table:table-cell>
          <table:table-cell office:value-type="float" office:value="1.7" calcext:value-type="float">
            <text:p>1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9.5" calcext:value-type="float">
            <text:p>9,5</text:p>
          </table:table-cell>
          <table:table-cell office:value-type="float" office:value="0.96" calcext:value-type="float">
            <text:p>0,96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81" calcext:value-type="float">
            <text:p>81</text:p>
          </table:table-cell>
          <table:table-cell office:value-type="float" office:value="933" calcext:value-type="float">
            <text:p>93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0.32" calcext:value-type="float">
            <text:p>0,32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6000" calcext:value-type="float">
            <text:p>6.000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table:style-name="ce5"/>
          <table:table-cell table:formula="of:=IF([.CG38]=0;0;[.CF38]/[.CG38])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office:value-type="float" office:value="0.69" calcext:value-type="float">
            <text:p>0,69</text:p>
          </table:table-cell>
          <table:table-cell table:style-name="ce5" office:value-type="float" office:value="1.03" calcext:value-type="float">
            <text:p>1,03</text:p>
          </table:table-cell>
          <table:table-cell office:value-type="float" office:value="1.23" calcext:value-type="float">
            <text:p>1,23</text:p>
          </table:table-cell>
          <table:table-cell table:style-name="ce5" office:value-type="float" office:value="5.73" calcext:value-type="float">
            <text:p>5,7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table:style-name="ce5"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69" calcext:value-type="float">
            <text:p>2.26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727" calcext:value-type="float">
            <text:p>5.72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78" calcext:value-type="float">
            <text:p>0,78</text:p>
          </table:table-cell>
          <table:table-cell office:value-type="float" office:value="1.14" calcext:value-type="float">
            <text:p>1,14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.4" calcext:value-type="float">
            <text:p>4,4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Nektarine</text:p>
          </table:table-cell>
          <table:table-cell table:style-name="ce7"/>
          <table:table-cell table:formula="of:=([.O39]/(['Allgemeine Informationen'.$B$2]-[.Q39])*['Allgemeine Informationen'.$B$2])" office:value-type="float" office:value="74.0298507462687" calcext:value-type="float">
            <text:p>74,03</text:p>
          </table:table-cell>
          <table:table-cell table:style-name="ce39" table:formula="of:=[.M39]/(['Allgemeine Informationen'.$B$2]-[.Q39])*['Allgemeine Informationen'.$B$2]" office:value-type="float" office:value="5.37313432835821" calcext:value-type="float">
            <text:p>5,37</text:p>
          </table:table-cell>
          <table:table-cell table:formula="of:=[.N39]/(['Allgemeine Informationen'.$B$2]-[.Q39])*['Allgemeine Informationen'.$B$2]" office:value-type="float" office:value="0.597014925373134" calcext:value-type="float">
            <text:p>0,6</text:p>
          </table:table-cell>
          <table:table-cell table:style-name="ce56" table:formula="of:=[.R39]/(['Allgemeine Informationen'.$B$2]-[.Q39])*['Allgemeine Informationen'.$B$2]" office:value-type="float" office:value="13.134328358209" calcext:value-type="float">
            <text:p>13,13</text:p>
          </table:table-cell>
          <table:table-cell table:style-name="ce59"/>
          <table:table-cell table:style-name="ce7" table:formula="of:=[.O39]/['Allgemeine Informationen'.$B$1]" office:value-type="float" office:value="1.24" calcext:value-type="float">
            <text:p>1,24</text:p>
          </table:table-cell>
          <table:table-cell/>
          <table:table-cell table:style-name="ce7"/>
          <table:table-cell office:value-type="float" office:value="60" calcext:value-type="float">
            <text:p>60</text:p>
          </table:table-cell>
          <table:table-cell table:style-name="ce7"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12.4" calcext:value-type="float">
            <text:p>12,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3.25" calcext:value-type="float">
            <text:p>83,25</text:p>
          </table:table-cell>
          <table:table-cell table:style-name="ce7"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table:style-name="ce7" office:value-type="float" office:value="1133" calcext:value-type="float">
            <text:p>1.13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0.14" calcext:value-type="float">
            <text:p>0,1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0000" calcext:value-type="float">
            <text:p>10.000</text:p>
          </table:table-cell>
          <table:table-cell table:style-name="ce7"/>
          <table:table-cell office:value-type="float" office:value="26" calcext:value-type="float">
            <text:p>26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136" calcext:value-type="float">
            <text:p>136</text:p>
          </table:table-cell>
          <table:table-cell office:value-type="float" office:value="211" calcext:value-type="float">
            <text:p>211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20" calcext:value-type="float">
            <text:p>520</text:p>
          </table:table-cell>
          <table:table-cell/>
          <table:table-cell table:style-name="ce71" table:formula="of:=IF([.CG39]=0;0;[.CF39]/[.CG39])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03" calcext:value-type="float">
            <text:p>0,03</text:p>
          </table:table-cell>
          <table:table-cell/>
          <table:table-cell table:style-name="ce7" office:value-type="float" office:value="0.76" calcext:value-type="float">
            <text:p>0,76</text:p>
          </table:table-cell>
          <table:table-cell office:value-type="float" office:value="1.69" calcext:value-type="float">
            <text:p>1,69</text:p>
          </table:table-cell>
          <table:table-cell table:style-name="ce7" office:value-type="float" office:value="1.69" calcext:value-type="float">
            <text:p>1,69</text:p>
          </table:table-cell>
          <table:table-cell office:value-type="float" office:value="8.2" calcext:value-type="float">
            <text:p>8,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.64" calcext:value-type="float">
            <text:p>11,6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" calcext:value-type="float">
            <text:p>0,44</text:p>
          </table:table-cell>
          <table:table-cell office:value-type="float" office:value="550" calcext:value-type="float">
            <text:p>55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435" calcext:value-type="float">
            <text:p>3.43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201" calcext:value-type="float">
            <text:p>8.20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94" calcext:value-type="float">
            <text:p>0,94</text:p>
          </table:table-cell>
          <table:table-cell table:style-name="ce7" office:value-type="float" office:value="1.26" calcext:value-type="float">
            <text:p>1,26</text:p>
          </table:table-cell>
          <table:table-cell office:value-type="float" office:value="110" calcext:value-type="float">
            <text:p>11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18" calcext:value-type="float">
            <text:p>18</text:p>
          </table:table-cell>
          <table:table-cell office:value-type="float" office:value="4.44" calcext:value-type="float">
            <text:p>4,4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Pampelmuse/Pomelo</text:p>
          </table:table-cell>
          <table:table-cell/>
          <table:table-cell table:style-name="ce27" table:formula="of:=([.O40]/(['Allgemeine Informationen'.$B$2]-[.Q40])*['Allgemeine Informationen'.$B$2])" office:value-type="float" office:value="74.2722265932337" calcext:value-type="float">
            <text:p>74,27</text:p>
          </table:table-cell>
          <table:table-cell table:formula="of:=[.M40]/(['Allgemeine Informationen'.$B$2]-[.Q40])*['Allgemeine Informationen'.$B$2]" office:value-type="float" office:value="5.97954366640441" calcext:value-type="float">
            <text:p>5,98</text:p>
          </table:table-cell>
          <table:table-cell table:style-name="ce45" table:formula="of:=[.N40]/(['Allgemeine Informationen'.$B$2]-[.Q40])*['Allgemeine Informationen'.$B$2]" office:value-type="float" office:value="0.3147128245476" calcext:value-type="float">
            <text:p>0,31</text:p>
          </table:table-cell>
          <table:table-cell table:formula="of:=[.R40]/(['Allgemeine Informationen'.$B$2]-[.Q40])*['Allgemeine Informationen'.$B$2]" office:value-type="float" office:value="5.66483084185681" calcext:value-type="float">
            <text:p>5,66</text:p>
          </table:table-cell>
          <table:table-cell table:style-name="ce58"/>
          <table:table-cell table:formula="of:=[.O40]/['Allgemeine Informationen'.$B$1]" office:value-type="float" office:value="0.944" calcext:value-type="float">
            <text:p>0,94</text:p>
          </table:table-cell>
          <table:table-cell table:style-name="ce5"/>
          <table:table-cell/>
          <table:table-cell table:style-name="ce5" office:value-type="float" office:value="48" calcext:value-type="float">
            <text:p>48</text:p>
          </table:table-cell>
          <table:table-cell office:value-type="float" office:value="199" calcext:value-type="float">
            <text:p>199</text:p>
          </table:table-cell>
          <table:table-cell table:style-name="ce5" office:value-type="float" office:value="0.76" calcext:value-type="float">
            <text:p>0,76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9.44" calcext:value-type="float">
            <text:p>9,44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7.29" calcext:value-type="float">
            <text:p>87,29</text:p>
          </table:table-cell>
          <table:table-cell office:value-type="float" office:value="0.72" calcext:value-type="float">
            <text:p>0,7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61" calcext:value-type="float">
            <text:p>61</text:p>
          </table:table-cell>
          <table:table-cell office:value-type="float" office:value="0.27" calcext:value-type="float">
            <text:p>0,27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7" calcext:value-type="float">
            <text:p>0,27</text:p>
          </table:table-cell>
          <table:table-cell office:value-type="float" office:value="0.7" calcext:value-type="float">
            <text:p>0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387" calcext:value-type="float">
            <text:p>38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0.11" calcext:value-type="float">
            <text:p>0,11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1.3" calcext:value-type="float">
            <text:p>1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5000" calcext:value-type="float">
            <text:p>5.00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style-name="ce5"/>
          <table:table-cell table:formula="of:=IF([.CG40]=0;0;[.CF40]/[.CG40])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3.03" calcext:value-type="float">
            <text:p>3,03</text:p>
          </table:table-cell>
          <table:table-cell office:value-type="float" office:value="2.67" calcext:value-type="float">
            <text:p>2,67</text:p>
          </table:table-cell>
          <table:table-cell table:style-name="ce5" office:value-type="float" office:value="3.74" calcext:value-type="float">
            <text:p>3,7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.44" calcext:value-type="float">
            <text:p>9,4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702" calcext:value-type="float">
            <text:p>5.70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38" calcext:value-type="float">
            <text:p>3.73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24" calcext:value-type="float">
            <text:p>0,24</text:p>
          </table:table-cell>
          <table:table-cell office:value-type="float" office:value="0.48" calcext:value-type="float">
            <text:p>0,48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.13" calcext:value-type="float">
            <text:p>2,1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Birne</text:p>
          </table:table-cell>
          <table:table-cell table:style-name="ce7"/>
          <table:table-cell table:formula="of:=([.O41]/(['Allgemeine Informationen'.$B$2]-[.Q41])*['Allgemeine Informationen'.$B$2])" office:value-type="float" office:value="74.6529873264937" calcext:value-type="float">
            <text:p>74,65</text:p>
          </table:table-cell>
          <table:table-cell table:style-name="ce39" table:formula="of:=[.M41]/(['Allgemeine Informationen'.$B$2]-[.Q41])*['Allgemeine Informationen'.$B$2]" office:value-type="float" office:value="2.83645141822571" calcext:value-type="float">
            <text:p>2,84</text:p>
          </table:table-cell>
          <table:table-cell table:formula="of:=[.N41]/(['Allgemeine Informationen'.$B$2]-[.Q41])*['Allgemeine Informationen'.$B$2]" office:value-type="float" office:value="1.75015087507544" calcext:value-type="float">
            <text:p>1,75</text:p>
          </table:table-cell>
          <table:table-cell table:style-name="ce56" table:formula="of:=[.R41]/(['Allgemeine Informationen'.$B$2]-[.Q41])*['Allgemeine Informationen'.$B$2]" office:value-type="float" office:value="16.8980084490042" calcext:value-type="float">
            <text:p>16,9</text:p>
          </table:table-cell>
          <table:table-cell table:style-name="ce59"/>
          <table:table-cell table:style-name="ce7" table:formula="of:=[.O41]/['Allgemeine Informationen'.$B$1]" office:value-type="float" office:value="1.237" calcext:value-type="float">
            <text:p>1,24</text:p>
          </table:table-cell>
          <table:table-cell/>
          <table:table-cell table:style-name="ce7"/>
          <table:table-cell office:value-type="float" office:value="58" calcext:value-type="float">
            <text:p>58</text:p>
          </table:table-cell>
          <table:table-cell table:style-name="ce7" office:value-type="float" office:value="241" calcext:value-type="float">
            <text:p>241</text:p>
          </table:table-cell>
          <table:table-cell office:value-type="float" office:value="0.47" calcext:value-type="float">
            <text:p>0,47</text:p>
          </table:table-cell>
          <table:table-cell table:style-name="ce7" office:value-type="float" office:value="0.29" calcext:value-type="float">
            <text:p>0,29</text:p>
          </table:table-cell>
          <table:table-cell office:value-type="float" office:value="12.37" calcext:value-type="float">
            <text:p>12,3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3.43" calcext:value-type="float">
            <text:p>83,43</text:p>
          </table:table-cell>
          <table:table-cell table:style-name="ce7"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3" calcext:value-type="float">
            <text:p>0,3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" calcext:value-type="float">
            <text:p>0,43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4.6" calcext:value-type="float">
            <text:p>4,6</text:p>
          </table:table-cell>
          <table:table-cell table:style-name="ce7" office:value-type="float" office:value="0.43" calcext:value-type="float">
            <text:p>0,4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16" calcext:value-type="float">
            <text:p>0,16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5000" calcext:value-type="float">
            <text:p>5.000</text:p>
          </table:table-cell>
          <table:table-cell table:style-name="ce7"/>
          <table:table-cell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84" calcext:value-type="float">
            <text:p>284</text:p>
          </table:table-cell>
          <table:table-cell/>
          <table:table-cell table:style-name="ce71" table:formula="of:=IF([.CG41]=0;0;[.CF41]/[.CG41])" office:value-type="float" office:value="0.181818181818182" calcext:value-type="float">
            <text:p>0,18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table:style-name="ce87"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table:style-name="ce7" office:value-type="float" office:value="0.06" calcext:value-type="float">
            <text:p>0,06</text:p>
          </table:table-cell>
          <table:table-cell/>
          <table:table-cell table:style-name="ce7" office:value-type="float" office:value="2.1" calcext:value-type="float">
            <text:p>2,1</text:p>
          </table:table-cell>
          <table:table-cell office:value-type="float" office:value="1.68" calcext:value-type="float">
            <text:p>1,68</text:p>
          </table:table-cell>
          <table:table-cell table:style-name="ce7" office:value-type="float" office:value="6.77" calcext:value-type="float">
            <text:p>6,77</text:p>
          </table:table-cell>
          <table:table-cell office:value-type="float" office:value="1.82" calcext:value-type="float">
            <text:p>1,8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.27" calcext:value-type="float">
            <text:p>10,2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6" calcext:value-type="float">
            <text:p>0,86</text:p>
          </table:table-cell>
          <table:table-cell office:value-type="float" office:value="384" calcext:value-type="float">
            <text:p>38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103" calcext:value-type="float">
            <text:p>2.10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450" calcext:value-type="float">
            <text:p>8.45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817" calcext:value-type="float">
            <text:p>1.81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61" calcext:value-type="float">
            <text:p>0,61</text:p>
          </table:table-cell>
          <table:table-cell table:style-name="ce7" office:value-type="float" office:value="2.66" calcext:value-type="float">
            <text:p>2,66</text:p>
          </table:table-cell>
          <table:table-cell office:value-type="float" office:value="432" calcext:value-type="float">
            <text:p>43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26" calcext:value-type="float">
            <text:p>3,26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Orangensaft</text:p>
          </table:table-cell>
          <table:table-cell/>
          <table:table-cell table:style-name="ce27" table:formula="of:=([.O42]/(['Allgemeine Informationen'.$B$2]-[.Q42])*['Allgemeine Informationen'.$B$2])" office:value-type="float" office:value="74.7205503009459" calcext:value-type="float">
            <text:p>74,72</text:p>
          </table:table-cell>
          <table:table-cell table:formula="of:=[.M42]/(['Allgemeine Informationen'.$B$2]-[.Q42])*['Allgemeine Informationen'.$B$2]" office:value-type="float" office:value="5.8469475494411" calcext:value-type="float">
            <text:p>5,85</text:p>
          </table:table-cell>
          <table:table-cell table:style-name="ce45" table:formula="of:=[.N42]/(['Allgemeine Informationen'.$B$2]-[.Q42])*['Allgemeine Informationen'.$B$2]" office:value-type="float" office:value="1.20378331900258" calcext:value-type="float">
            <text:p>1,2</text:p>
          </table:table-cell>
          <table:table-cell table:formula="of:=[.R42]/(['Allgemeine Informationen'.$B$2]-[.Q42])*['Allgemeine Informationen'.$B$2]" office:value-type="float" office:value="3.52536543422184" calcext:value-type="float">
            <text:p>3,53</text:p>
          </table:table-cell>
          <table:table-cell table:style-name="ce58"/>
          <table:table-cell table:formula="of:=[.O42]/['Allgemeine Informationen'.$B$1]" office:value-type="float" office:value="0.869" calcext:value-type="float">
            <text:p>0,87</text:p>
          </table:table-cell>
          <table:table-cell table:style-name="ce5"/>
          <table:table-cell/>
          <table:table-cell table:style-name="ce5"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table:style-name="ce5" office:value-type="float" office:value="0.68" calcext:value-type="float">
            <text:p>0,68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8.69" calcext:value-type="float">
            <text:p>8,69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8.37" calcext:value-type="float">
            <text:p>88,37</text:p>
          </table:table-cell>
          <table:table-cell office:value-type="float" office:value="0.41" calcext:value-type="float">
            <text:p>0,4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41.5" calcext:value-type="float">
            <text:p>41,5</text:p>
          </table:table-cell>
          <table:table-cell office:value-type="float" office:value="0.16" calcext:value-type="float">
            <text:p>0,1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.27" calcext:value-type="float">
            <text:p>0,27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9000" calcext:value-type="float">
            <text:p>9.000</text:p>
          </table:table-cell>
          <table:table-cell/>
          <table:table-cell table:style-name="ce5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style-name="ce5"/>
          <table:table-cell table:formula="of:=IF([.CG42]=0;0;[.CF42]/[.CG42])" office:value-type="float" office:value="0.5" calcext:value-type="float">
            <text:p>0,5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2.61" calcext:value-type="float">
            <text:p>2,61</text:p>
          </table:table-cell>
          <table:table-cell office:value-type="float" office:value="2.47" calcext:value-type="float">
            <text:p>2,47</text:p>
          </table:table-cell>
          <table:table-cell table:style-name="ce5" office:value-type="float" office:value="3.44" calcext:value-type="float">
            <text:p>3,4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.52" calcext:value-type="float">
            <text:p>8,5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80" calcext:value-type="float">
            <text:p>5.08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40" calcext:value-type="float">
            <text:p>3.44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.52" calcext:value-type="float">
            <text:p>2,52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Mango</text:p>
          </table:table-cell>
          <table:table-cell table:style-name="ce7"/>
          <table:table-cell table:formula="of:=([.O43]/(['Allgemeine Informationen'.$B$2]-[.Q43])*['Allgemeine Informationen'.$B$2])" office:value-type="float" office:value="76.427255985267" calcext:value-type="float">
            <text:p>76,43</text:p>
          </table:table-cell>
          <table:table-cell table:style-name="ce39" table:formula="of:=[.M43]/(['Allgemeine Informationen'.$B$2]-[.Q43])*['Allgemeine Informationen'.$B$2]" office:value-type="float" office:value="3.68324125230202" calcext:value-type="float">
            <text:p>3,68</text:p>
          </table:table-cell>
          <table:table-cell table:formula="of:=[.N43]/(['Allgemeine Informationen'.$B$2]-[.Q43])*['Allgemeine Informationen'.$B$2]" office:value-type="float" office:value="2.76243093922652" calcext:value-type="float">
            <text:p>2,76</text:p>
          </table:table-cell>
          <table:table-cell table:style-name="ce56" table:formula="of:=[.R43]/(['Allgemeine Informationen'.$B$2]-[.Q43])*['Allgemeine Informationen'.$B$2]" office:value-type="float" office:value="10.4358502148557" calcext:value-type="float">
            <text:p>10,44</text:p>
          </table:table-cell>
          <table:table-cell table:style-name="ce59"/>
          <table:table-cell table:style-name="ce7" table:formula="of:=[.O43]/['Allgemeine Informationen'.$B$1]" office:value-type="float" office:value="1.245" calcext:value-type="float">
            <text:p>1,25</text:p>
          </table:table-cell>
          <table:table-cell/>
          <table:table-cell table:style-name="ce7"/>
          <table:table-cell office:value-type="float" office:value="62" calcext:value-type="float">
            <text:p>62</text:p>
          </table:table-cell>
          <table:table-cell table:style-name="ce7" office:value-type="float" office:value="260" calcext:value-type="float">
            <text:p>260</text:p>
          </table:table-cell>
          <table:table-cell office:value-type="float" office:value="0.6" calcext:value-type="float">
            <text:p>0,6</text:p>
          </table:table-cell>
          <table:table-cell table:style-name="ce7" office:value-type="float" office:value="0.45" calcext:value-type="float">
            <text:p>0,45</text:p>
          </table:table-cell>
          <table:table-cell office:value-type="float" office:value="12.45" calcext:value-type="float">
            <text:p>12,4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3.71" calcext:value-type="float">
            <text:p>83,71</text:p>
          </table:table-cell>
          <table:table-cell table:style-name="ce7"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13" calcext:value-type="float">
            <text:p>0,13</text:p>
          </table:table-cell>
          <table:table-cell office:value-type="float" office:value="37.34" calcext:value-type="float">
            <text:p>37,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style-name="ce7"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94" calcext:value-type="float">
            <text:p>194</text:p>
          </table:table-cell>
          <table:table-cell office:value-type="float" office:value="1163" calcext:value-type="float">
            <text:p>1.163</text:p>
          </table:table-cell>
          <table:table-cell table:style-name="ce7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0.12" calcext:value-type="float">
            <text:p>0,12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70" calcext:value-type="float">
            <text:p>170</text:p>
          </table:table-cell>
          <table:table-cell office:value-type="float" office:value="13000" calcext:value-type="float">
            <text:p>13.000</text:p>
          </table:table-cell>
          <table:table-cell table:style-name="ce7"/>
          <table:table-cell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04" calcext:value-type="float">
            <text:p>304</text:p>
          </table:table-cell>
          <table:table-cell/>
          <table:table-cell table:style-name="ce71" table:formula="of:=IF([.CG43]=0;0;[.CF43]/[.CG43])"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table:style-name="ce87"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09" calcext:value-type="float">
            <text:p>0,09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2.6" calcext:value-type="float">
            <text:p>2,6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style-name="ce7" office:value-type="float" office:value="12.45" calcext:value-type="float">
            <text:p>12,4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6" calcext:value-type="float">
            <text:p>0,36</text:p>
          </table:table-cell>
          <table:table-cell office:value-type="float" office:value="374" calcext:value-type="float">
            <text:p>37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450" calcext:value-type="float">
            <text:p>3.45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000" calcext:value-type="float">
            <text:p>9.0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style-name="ce7" office:value-type="float" office:value="1.07" calcext:value-type="float">
            <text:p>1,07</text:p>
          </table:table-cell>
          <table:table-cell office:value-type="float" office:value="306" calcext:value-type="float">
            <text:p>306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,7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Sauerkirschsaft</text:p>
          </table:table-cell>
          <table:table-cell/>
          <table:table-cell table:style-name="ce27" table:formula="of:=([.O44]/(['Allgemeine Informationen'.$B$2]-[.Q44])*['Allgemeine Informationen'.$B$2])" office:value-type="float" office:value="79.6221322537112" calcext:value-type="float">
            <text:p>79,62</text:p>
          </table:table-cell>
          <table:table-cell table:formula="of:=[.M44]/(['Allgemeine Informationen'.$B$2]-[.Q44])*['Allgemeine Informationen'.$B$2]" office:value-type="float" office:value="2.02429149797571" calcext:value-type="float">
            <text:p>2,02</text:p>
          </table:table-cell>
          <table:table-cell table:style-name="ce45" table:formula="of:=[.N44]/(['Allgemeine Informationen'.$B$2]-[.Q44])*['Allgemeine Informationen'.$B$2]" office:value-type="float" office:value="2.69905533063428" calcext:value-type="float">
            <text:p>2,7</text:p>
          </table:table-cell>
          <table:table-cell table:formula="of:=[.R44]/(['Allgemeine Informationen'.$B$2]-[.Q44])*['Allgemeine Informationen'.$B$2]" office:value-type="float" office:value="0" calcext:value-type="float">
            <text:p>0</text:p>
          </table:table-cell>
          <table:table-cell table:style-name="ce58"/>
          <table:table-cell table:formula="of:=[.O44]/['Allgemeine Informationen'.$B$1]" office:value-type="float" office:value="1.18" calcext:value-type="float">
            <text:p>1,18</text:p>
          </table:table-cell>
          <table:table-cell table:style-name="ce5"/>
          <table:table-cell/>
          <table:table-cell table:style-name="ce5"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table:style-name="ce5"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style-name="ce5"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5.18" calcext:value-type="float">
            <text:p>85,1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7.27" calcext:value-type="float">
            <text:p>7,27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9" calcext:value-type="float">
            <text:p>0,19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235" calcext:value-type="float">
            <text:p>235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8000" calcext:value-type="float">
            <text:p>8.000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style-name="ce5"/>
          <table:table-cell table:formula="of:=IF([.CG44]=0;0;[.CF44]/[.CG44])" office:value-type="float" office:value="1" calcext:value-type="float">
            <text:p>1</text:p>
          </table:table-cell>
          <table:table-cell table:style-name="ce5"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table:style-name="ce5"/>
          <table:table-cell office:value-type="float" office:value="0.97" calcext:value-type="float">
            <text:p>0,97</text:p>
          </table:table-cell>
          <table:table-cell table:style-name="ce5" office:value-type="float" office:value="6.5" calcext:value-type="float">
            <text:p>6,5</text:p>
          </table:table-cell>
          <table:table-cell office:value-type="float" office:value="5.3" calcext:value-type="float">
            <text:p>5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.8" calcext:value-type="float">
            <text:p>11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800" calcext:value-type="float">
            <text:p>11.8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.37" calcext:value-type="float">
            <text:p>1,37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Ananas</text:p>
          </table:table-cell>
          <table:table-cell table:style-name="ce7"/>
          <table:table-cell table:formula="of:=([.O45]/(['Allgemeine Informationen'.$B$2]-[.Q45])*['Allgemeine Informationen'.$B$2])" office:value-type="float" office:value="79.8969072164949" calcext:value-type="float">
            <text:p>79,9</text:p>
          </table:table-cell>
          <table:table-cell table:style-name="ce39" table:formula="of:=[.M45]/(['Allgemeine Informationen'.$B$2]-[.Q45])*['Allgemeine Informationen'.$B$2]" office:value-type="float" office:value="2.9639175257732" calcext:value-type="float">
            <text:p>2,96</text:p>
          </table:table-cell>
          <table:table-cell table:formula="of:=[.N45]/(['Allgemeine Informationen'.$B$2]-[.Q45])*['Allgemeine Informationen'.$B$2]" office:value-type="float" office:value="0.966494845360825" calcext:value-type="float">
            <text:p>0,97</text:p>
          </table:table-cell>
          <table:table-cell table:style-name="ce56" table:formula="of:=[.R45]/(['Allgemeine Informationen'.$B$2]-[.Q45])*['Allgemeine Informationen'.$B$2]" office:value-type="float" office:value="9.02061855670103" calcext:value-type="float">
            <text:p>9,02</text:p>
          </table:table-cell>
          <table:table-cell table:style-name="ce59"/>
          <table:table-cell table:style-name="ce7" table:formula="of:=[.O45]/['Allgemeine Informationen'.$B$1]" office:value-type="float" office:value="1.24" calcext:value-type="float">
            <text:p>1,24</text:p>
          </table:table-cell>
          <table:table-cell/>
          <table:table-cell table:style-name="ce7"/>
          <table:table-cell office:value-type="float" office:value="59" calcext:value-type="float">
            <text:p>59</text:p>
          </table:table-cell>
          <table:table-cell table:style-name="ce7" office:value-type="float" office:value="245" calcext:value-type="float">
            <text:p>245</text:p>
          </table:table-cell>
          <table:table-cell office:value-type="float" office:value="0.46" calcext:value-type="float">
            <text:p>0,46</text:p>
          </table:table-cell>
          <table:table-cell table:style-name="ce7" office:value-type="float" office:value="0.15" calcext:value-type="float">
            <text:p>0,15</text:p>
          </table:table-cell>
          <table:table-cell office:value-type="float" office:value="12.4" calcext:value-type="float">
            <text:p>12,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4.48" calcext:value-type="float">
            <text:p>84,48</text:p>
          </table:table-cell>
          <table:table-cell table:style-name="ce7"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" calcext:value-type="float">
            <text:p>0,39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61" calcext:value-type="float">
            <text:p>61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20" calcext:value-type="float">
            <text:p>320</text:p>
          </table:table-cell>
          <table:table-cell office:value-type="float" office:value="3000" calcext:value-type="float">
            <text:p>3.000</text:p>
          </table:table-cell>
          <table:table-cell table:style-name="ce7"/>
          <table:table-cell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45" calcext:value-type="float">
            <text:p>245</text:p>
          </table:table-cell>
          <table:table-cell/>
          <table:table-cell table:style-name="ce71" table:formula="of:=IF([.CG45]=0;0;[.CF45]/[.CG45])" office:value-type="float" office:value="0.6" calcext:value-type="float">
            <text:p>0,6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table:style-name="ce87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02" calcext:value-type="float">
            <text:p>0,0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table:style-name="ce7" office:value-type="float" office:value="2.44" calcext:value-type="float">
            <text:p>2,44</text:p>
          </table:table-cell>
          <table:table-cell office:value-type="float" office:value="7.83" calcext:value-type="float">
            <text:p>7,8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4" calcext:value-type="float">
            <text:p>0,54</text:p>
          </table:table-cell>
          <table:table-cell office:value-type="float" office:value="167" calcext:value-type="float">
            <text:p>16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570" calcext:value-type="float">
            <text:p>4.57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830" calcext:value-type="float">
            <text:p>7.83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15" calcext:value-type="float">
            <text:p>0,15</text:p>
          </table:table-cell>
          <table:table-cell table:style-name="ce7" office:value-type="float" office:value="0.84" calcext:value-type="float">
            <text:p>0,84</text:p>
          </table:table-cell>
          <table:table-cell office:value-type="float" office:value="109" calcext:value-type="float">
            <text:p>10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.88" calcext:value-type="float">
            <text:p>4,8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Weintrauben</text:p>
          </table:table-cell>
          <table:table-cell/>
          <table:table-cell table:style-name="ce27" table:formula="of:=([.O46]/(['Allgemeine Informationen'.$B$2]-[.Q46])*['Allgemeine Informationen'.$B$2])" office:value-type="float" office:value="79.9160985841637" calcext:value-type="float">
            <text:p>79,92</text:p>
          </table:table-cell>
          <table:table-cell table:formula="of:=[.M46]/(['Allgemeine Informationen'.$B$2]-[.Q46])*['Allgemeine Informationen'.$B$2]" office:value-type="float" office:value="3.56581017304667" calcext:value-type="float">
            <text:p>3,57</text:p>
          </table:table-cell>
          <table:table-cell table:style-name="ce45" table:formula="of:=[.N46]/(['Allgemeine Informationen'.$B$2]-[.Q46])*['Allgemeine Informationen'.$B$2]" office:value-type="float" office:value="1.46827477713687" calcext:value-type="float">
            <text:p>1,47</text:p>
          </table:table-cell>
          <table:table-cell table:formula="of:=[.R46]/(['Allgemeine Informationen'.$B$2]-[.Q46])*['Allgemeine Informationen'.$B$2]" office:value-type="float" office:value="8.39014158363923" calcext:value-type="float">
            <text:p>8,39</text:p>
          </table:table-cell>
          <table:table-cell table:style-name="ce58"/>
          <table:table-cell table:formula="of:=[.O46]/['Allgemeine Informationen'.$B$1]" office:value-type="float" office:value="1.524" calcext:value-type="float">
            <text:p>1,52</text:p>
          </table:table-cell>
          <table:table-cell table:style-name="ce5"/>
          <table:table-cell/>
          <table:table-cell table:style-name="ce5" office:value-type="float" office:value="72" calcext:value-type="float">
            <text:p>7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0.68" calcext:value-type="float">
            <text:p>0,68</text:p>
          </table:table-cell>
          <table:table-cell office:value-type="float" office:value="0.28" calcext:value-type="float">
            <text:p>0,28</text:p>
          </table:table-cell>
          <table:table-cell table:style-name="ce5" office:value-type="float" office:value="15.24" calcext:value-type="float">
            <text:p>15,24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0.93" calcext:value-type="float">
            <text:p>80,93</text:p>
          </table:table-cell>
          <table:table-cell office:value-type="float" office:value="1.6" calcext:value-type="float">
            <text:p>1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4.2" calcext:value-type="float">
            <text:p>4,2</text:p>
          </table:table-cell>
          <table:table-cell office:value-type="float" office:value="0.63" calcext:value-type="float">
            <text:p>0,63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13" calcext:value-type="float">
            <text:p>3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38" calcext:value-type="float">
            <text:p>0,38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8000" calcext:value-type="float">
            <text:p>8.00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table:style-name="ce5"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style-name="ce5"/>
          <table:table-cell table:formula="of:=IF([.CG46]=0;0;[.CF46]/[.CG46])" office:value-type="float" office:value="0.363636363636364" calcext:value-type="float">
            <text:p>0,36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office:value-type="float" office:value="0.1" calcext:value-type="float">
            <text:p>0,1</text:p>
          </table:table-cell>
          <table:table-cell table:style-name="ce5" office:value-type="float" office:value="7.36" calcext:value-type="float">
            <text:p>7,36</text:p>
          </table:table-cell>
          <table:table-cell office:value-type="float" office:value="7.34" calcext:value-type="float">
            <text:p>7,34</text:p>
          </table:table-cell>
          <table:table-cell table:style-name="ce5"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5.14" calcext:value-type="float">
            <text:p>15,1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693" calcext:value-type="float">
            <text:p>14.69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21" calcext:value-type="float">
            <text:p>0,21</text:p>
          </table:table-cell>
          <table:table-cell office:value-type="float" office:value="1.29" calcext:value-type="float">
            <text:p>1,29</text:p>
          </table:table-cell>
          <table:table-cell table:style-name="ce5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.25" calcext:value-type="float">
            <text:p>2,25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Banane</text:p>
          </table:table-cell>
          <table:table-cell table:style-name="ce7"/>
          <table:table-cell table:formula="of:=([.O47]/(['Allgemeine Informationen'.$B$2]-[.Q47])*['Allgemeine Informationen'.$B$2])" office:value-type="float" office:value="80.6685461135723" calcext:value-type="float">
            <text:p>80,67</text:p>
          </table:table-cell>
          <table:table-cell table:style-name="ce39" table:formula="of:=[.M47]/(['Allgemeine Informationen'.$B$2]-[.Q47])*['Allgemeine Informationen'.$B$2]" office:value-type="float" office:value="4.63149416028997" calcext:value-type="float">
            <text:p>4,63</text:p>
          </table:table-cell>
          <table:table-cell table:formula="of:=[.N47]/(['Allgemeine Informationen'.$B$2]-[.Q47])*['Allgemeine Informationen'.$B$2]" office:value-type="float" office:value="0.724929520741039" calcext:value-type="float">
            <text:p>0,72</text:p>
          </table:table-cell>
          <table:table-cell table:style-name="ce56" table:formula="of:=[.R47]/(['Allgemeine Informationen'.$B$2]-[.Q47])*['Allgemeine Informationen'.$B$2]" office:value-type="float" office:value="8.05477245267821" calcext:value-type="float">
            <text:p>8,05</text:p>
          </table:table-cell>
          <table:table-cell table:style-name="ce59"/>
          <table:table-cell table:style-name="ce7" table:formula="of:=[.O47]/['Allgemeine Informationen'.$B$1]" office:value-type="float" office:value="2.003" calcext:value-type="float">
            <text:p>2</text:p>
          </table:table-cell>
          <table:table-cell/>
          <table:table-cell table:style-name="ce7"/>
          <table:table-cell office:value-type="float" office:value="93" calcext:value-type="float">
            <text:p>93</text:p>
          </table:table-cell>
          <table:table-cell table:style-name="ce7" office:value-type="float" office:value="391" calcext:value-type="float">
            <text:p>391</text:p>
          </table:table-cell>
          <table:table-cell office:value-type="float" office:value="1.15" calcext:value-type="float">
            <text:p>1,15</text:p>
          </table:table-cell>
          <table:table-cell table:style-name="ce7" office:value-type="float" office:value="0.18" calcext:value-type="float">
            <text:p>0,18</text:p>
          </table:table-cell>
          <table:table-cell office:value-type="float" office:value="20.03" calcext:value-type="float">
            <text:p>20,0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5.17" calcext:value-type="float">
            <text:p>75,1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3" calcext:value-type="float">
            <text:p>0,8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7" calcext:value-type="float">
            <text:p>0,27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0.36" calcext:value-type="float">
            <text:p>0,36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1033" calcext:value-type="float">
            <text:p>1.03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0.35" calcext:value-type="float">
            <text:p>0,35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108" calcext:value-type="float">
            <text:p>108</text:p>
          </table:table-cell>
          <table:table-cell office:value-type="float" office:value="0.16" calcext:value-type="float">
            <text:p>0,16</text:p>
          </table:table-cell>
          <table:table-cell table:style-name="ce7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8" calcext:value-type="float">
            <text:p>258</text:p>
          </table:table-cell>
          <table:table-cell office:value-type="float" office:value="13000" calcext:value-type="float">
            <text:p>13.000</text:p>
          </table:table-cell>
          <table:table-cell table:style-name="ce7"/>
          <table:table-cell office:value-type="float" office:value="70" calcext:value-type="float">
            <text:p>7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15" calcext:value-type="float">
            <text:p>515</text:p>
          </table:table-cell>
          <table:table-cell/>
          <table:table-cell table:style-name="ce71" table:formula="of:=IF([.CG47]=0;0;[.CF47]/[.CG47])" office:value-type="float" office:value="0.75" calcext:value-type="float">
            <text:p>0,75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style-name="ce87"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01" calcext:value-type="float">
            <text:p>0,0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3.55" calcext:value-type="float">
            <text:p>3,55</text:p>
          </table:table-cell>
          <table:table-cell table:style-name="ce7" office:value-type="float" office:value="3.4" calcext:value-type="float">
            <text:p>3,4</text:p>
          </table:table-cell>
          <table:table-cell office:value-type="float" office:value="10.32" calcext:value-type="float">
            <text:p>10,3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76" calcext:value-type="float">
            <text:p>2,76</text:p>
          </table:table-cell>
          <table:table-cell table:style-name="ce7" office:value-type="float" office:value="17.27" calcext:value-type="float">
            <text:p>17,2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4" calcext:value-type="float">
            <text:p>0,34</text:p>
          </table:table-cell>
          <table:table-cell office:value-type="float" office:value="551" calcext:value-type="float">
            <text:p>55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949" calcext:value-type="float">
            <text:p>6.94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321" calcext:value-type="float">
            <text:p>10.32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760" calcext:value-type="float">
            <text:p>2.760</text:p>
          </table:table-cell>
          <table:table-cell table:style-name="ce7"/>
          <table:table-cell office:value-type="float" office:value="0.62" calcext:value-type="float">
            <text:p>0,62</text:p>
          </table:table-cell>
          <table:table-cell table:style-name="ce7" office:value-type="float" office:value="1.2" calcext:value-type="float">
            <text:p>1,2</text:p>
          </table:table-cell>
          <table:table-cell office:value-type="float" office:value="119" calcext:value-type="float">
            <text:p>11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02" calcext:value-type="float">
            <text:p>1,0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Apfel</text:p>
          </table:table-cell>
          <table:table-cell/>
          <table:table-cell table:style-name="ce27" table:formula="of:=([.O48]/(['Allgemeine Informationen'.$B$2]-[.Q48])*['Allgemeine Informationen'.$B$2])" office:value-type="float" office:value="81.8596691386195" calcext:value-type="float">
            <text:p>81,86</text:p>
          </table:table-cell>
          <table:table-cell table:formula="of:=[.M48]/(['Allgemeine Informationen'.$B$2]-[.Q48])*['Allgemeine Informationen'.$B$2]" office:value-type="float" office:value="1.93953223046207" calcext:value-type="float">
            <text:p>1,94</text:p>
          </table:table-cell>
          <table:table-cell table:style-name="ce45" table:formula="of:=[.N48]/(['Allgemeine Informationen'.$B$2]-[.Q48])*['Allgemeine Informationen'.$B$2]" office:value-type="float" office:value="0.285225328009127" calcext:value-type="float">
            <text:p>0,29</text:p>
          </table:table-cell>
          <table:table-cell table:formula="of:=[.R48]/(['Allgemeine Informationen'.$B$2]-[.Q48])*['Allgemeine Informationen'.$B$2]" office:value-type="float" office:value="11.4660581859669" calcext:value-type="float">
            <text:p>11,47</text:p>
          </table:table-cell>
          <table:table-cell table:style-name="ce58"/>
          <table:table-cell table:formula="of:=[.O48]/['Allgemeine Informationen'.$B$1]" office:value-type="float" office:value="1.435" calcext:value-type="float">
            <text:p>1,44</text:p>
          </table:table-cell>
          <table:table-cell table:style-name="ce5"/>
          <table:table-cell/>
          <table:table-cell table:style-name="ce5" office:value-type="float" office:value="65" calcext:value-type="float">
            <text:p>65</text:p>
          </table:table-cell>
          <table:table-cell office:value-type="float" office:value="271" calcext:value-type="float">
            <text:p>271</text:p>
          </table:table-cell>
          <table:table-cell table:style-name="ce5" office:value-type="float" office:value="0.34" calcext:value-type="float">
            <text:p>0,34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14.35" calcext:value-type="float">
            <text:p>14,35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2.47" calcext:value-type="float">
            <text:p>82,47</text:p>
          </table:table-cell>
          <table:table-cell office:value-type="float" office:value="2.01" calcext:value-type="float">
            <text:p>2,0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49" calcext:value-type="float">
            <text:p>0,49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6000" calcext:value-type="float">
            <text:p>6.00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style-name="ce5"/>
          <table:table-cell table:formula="of:=IF([.CG48]=0;0;[.CF48]/[.CG48])" office:value-type="float" office:value="0" calcext:value-type="float">
            <text:p>0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.42" calcext:value-type="float">
            <text:p>0,42</text:p>
          </table:table-cell>
          <table:table-cell table:style-name="ce5" office:value-type="float" office:value="2.59" calcext:value-type="float">
            <text:p>2,59</text:p>
          </table:table-cell>
          <table:table-cell office:value-type="float" office:value="7.32" calcext:value-type="float">
            <text:p>7,32</text:p>
          </table:table-cell>
          <table:table-cell table:style-name="ce5" office:value-type="float" office:value="3.25" calcext:value-type="float">
            <text:p>3,2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77" calcext:value-type="float">
            <text:p>0,77</text:p>
          </table:table-cell>
          <table:table-cell office:value-type="float" office:value="13.16" calcext:value-type="float">
            <text:p>13,1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913" calcext:value-type="float">
            <text:p>9.91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250" calcext:value-type="float">
            <text:p>3.25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66" calcext:value-type="float">
            <text:p>766</text:p>
          </table:table-cell>
          <table:table-cell/>
          <table:table-cell table:style-name="ce5" office:value-type="float" office:value="0.48" calcext:value-type="float">
            <text:p>0,48</text:p>
          </table:table-cell>
          <table:table-cell office:value-type="float" office:value="1.54" calcext:value-type="float">
            <text:p>1,54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.3" calcext:value-type="float">
            <text:p>1,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Zuckermelone/Honigmelone/Cantaloupe</text:p>
          </table:table-cell>
          <table:table-cell table:style-name="ce7"/>
          <table:table-cell table:formula="of:=([.O49]/(['Allgemeine Informationen'.$B$2]-[.Q49])*['Allgemeine Informationen'.$B$2])" office:value-type="float" office:value="84.7573479152427" calcext:value-type="float">
            <text:p>84,76</text:p>
          </table:table-cell>
          <table:table-cell table:style-name="ce39" table:formula="of:=[.M49]/(['Allgemeine Informationen'.$B$2]-[.Q49])*['Allgemeine Informationen'.$B$2]" office:value-type="float" office:value="6.15174299384826" calcext:value-type="float">
            <text:p>6,15</text:p>
          </table:table-cell>
          <table:table-cell table:formula="of:=[.N49]/(['Allgemeine Informationen'.$B$2]-[.Q49])*['Allgemeine Informationen'.$B$2]" office:value-type="float" office:value="0.683526999316473" calcext:value-type="float">
            <text:p>0,68</text:p>
          </table:table-cell>
          <table:table-cell table:style-name="ce56" table:formula="of:=[.R49]/(['Allgemeine Informationen'.$B$2]-[.Q49])*['Allgemeine Informationen'.$B$2]" office:value-type="float" office:value="4.98974709501025" calcext:value-type="float">
            <text:p>4,99</text:p>
          </table:table-cell>
          <table:table-cell table:style-name="ce59"/>
          <table:table-cell table:style-name="ce7" table:formula="of:=[.O49]/['Allgemeine Informationen'.$B$1]" office:value-type="float" office:value="1.24" calcext:value-type="float">
            <text:p>1,24</text:p>
          </table:table-cell>
          <table:table-cell/>
          <table:table-cell table:style-name="ce7"/>
          <table:table-cell office:value-type="float" office:value="57" calcext:value-type="float">
            <text:p>57</text:p>
          </table:table-cell>
          <table:table-cell table:style-name="ce7" office:value-type="float" office:value="237" calcext:value-type="float">
            <text:p>237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12.4" calcext:value-type="float">
            <text:p>12,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5.37" calcext:value-type="float">
            <text:p>85,37</text:p>
          </table:table-cell>
          <table:table-cell table:style-name="ce7"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" calcext:value-type="float">
            <text:p>0,4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4" calcext:value-type="float">
            <text:p>0,14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79" calcext:value-type="float">
            <text:p>779</text:p>
          </table:table-cell>
          <table:table-cell office:value-type="float" office:value="4672" calcext:value-type="float">
            <text:p>4.672</text:p>
          </table:table-cell>
          <table:table-cell table:style-name="ce7"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office:value-type="float" office:value="309" calcext:value-type="float">
            <text:p>309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46" calcext:value-type="float">
            <text:p>46</text:p>
          </table:table-cell>
          <table:table-cell office:value-type="float" office:value="0.19" calcext:value-type="float">
            <text:p>0,19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office:value-type="float" office:value="11000" calcext:value-type="float">
            <text:p>11.000</text:p>
          </table:table-cell>
          <table:table-cell table:style-name="ce7"/>
          <table:table-cell office:value-type="float" office:value="48" calcext:value-type="float">
            <text:p>48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71" calcext:value-type="float">
            <text:p>471</text:p>
          </table:table-cell>
          <table:table-cell/>
          <table:table-cell table:style-name="ce71" table:formula="of:=IF([.CG49]=0;0;[.CF49]/[.CG49])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01" calcext:value-type="float">
            <text:p>0,0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style-name="ce7" office:value-type="float" office:value="1.3" calcext:value-type="float">
            <text:p>1,3</text:p>
          </table:table-cell>
          <table:table-cell office:value-type="float" office:value="9.5" calcext:value-type="float">
            <text:p>9,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5" calcext:value-type="float">
            <text:p>0,15</text:p>
          </table:table-cell>
          <table:table-cell office:value-type="float" office:value="161" calcext:value-type="float">
            <text:p>16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900" calcext:value-type="float">
            <text:p>2.9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500" calcext:value-type="float">
            <text:p>9.5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19" calcext:value-type="float">
            <text:p>0,19</text:p>
          </table:table-cell>
          <table:table-cell table:style-name="ce7" office:value-type="float" office:value="0.54" calcext:value-type="float">
            <text:p>0,54</text:p>
          </table:table-cell>
          <table:table-cell office:value-type="float" office:value="131" calcext:value-type="float">
            <text:p>131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33" calcext:value-type="float">
            <text:p>33</text:p>
          </table:table-cell>
          <table:table-cell office:value-type="float" office:value="0.58" calcext:value-type="float">
            <text:p>0,5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angosaft</text:p>
          </table:table-cell>
          <table:table-cell/>
          <table:table-cell table:style-name="ce27" table:formula="of:=([.O50]/(['Allgemeine Informationen'.$B$2]-[.Q50])*['Allgemeine Informationen'.$B$2])" office:value-type="float" office:value="86.468200270636" calcext:value-type="float">
            <text:p>86,47</text:p>
          </table:table-cell>
          <table:table-cell table:formula="of:=[.M50]/(['Allgemeine Informationen'.$B$2]-[.Q50])*['Allgemeine Informationen'.$B$2]" office:value-type="float" office:value="3.7212449255751" calcext:value-type="float">
            <text:p>3,72</text:p>
          </table:table-cell>
          <table:table-cell table:style-name="ce45" table:formula="of:=[.N50]/(['Allgemeine Informationen'.$B$2]-[.Q50])*['Allgemeine Informationen'.$B$2]" office:value-type="float" office:value="2.50338294993234" calcext:value-type="float">
            <text:p>2,5</text:p>
          </table:table-cell>
          <table:table-cell table:formula="of:=[.R50]/(['Allgemeine Informationen'.$B$2]-[.Q50])*['Allgemeine Informationen'.$B$2]" office:value-type="float" office:value="0" calcext:value-type="float">
            <text:p>0</text:p>
          </table:table-cell>
          <table:table-cell table:style-name="ce58"/>
          <table:table-cell table:formula="of:=[.O50]/['Allgemeine Informationen'.$B$1]" office:value-type="float" office:value="1.278" calcext:value-type="float">
            <text:p>1,28</text:p>
          </table:table-cell>
          <table:table-cell table:style-name="ce5"/>
          <table:table-cell/>
          <table:table-cell table:style-name="ce5"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table:style-name="ce5" office:value-type="float" office:value="0.55" calcext:value-type="float">
            <text:p>0,55</text:p>
          </table:table-cell>
          <table:table-cell office:value-type="float" office:value="0.37" calcext:value-type="float">
            <text:p>0,37</text:p>
          </table:table-cell>
          <table:table-cell table:style-name="ce5" office:value-type="float" office:value="12.78" calcext:value-type="float">
            <text:p>12,7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5.22" calcext:value-type="float">
            <text:p>85,2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02" calcext:value-type="float">
            <text:p>1,02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table:style-name="ce5" office:value-type="float" office:value="22.81" calcext:value-type="float">
            <text:p>22,81</text:p>
          </table:table-cell>
          <table:table-cell office:value-type="float" office:value="1.02" calcext:value-type="float">
            <text:p>1,0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3" calcext:value-type="float">
            <text:p>0,13</text:p>
          </table:table-cell>
          <table:table-cell office:value-type="float" office:value="1.7" calcext:value-type="float">
            <text:p>1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style-name="ce5" office:value-type="float" office:value="1149" calcext:value-type="float">
            <text:p>1.149</text:p>
          </table:table-cell>
          <table:table-cell office:value-type="float" office:value="753" calcext:value-type="float">
            <text:p>75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5"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39" calcext:value-type="float">
            <text:p>0,39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style-name="ce5" office:value-type="float" office:value="13000" calcext:value-type="float">
            <text:p>13.000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style-name="ce5"/>
          <table:table-cell table:formula="of:=IF([.CG50]=0;0;[.CF50]/[.CG50])" office:value-type="float" office:value="5" calcext:value-type="float">
            <text:p>5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76" calcext:value-type="float">
            <text:p>0,76</text:p>
          </table:table-cell>
          <table:table-cell office:value-type="float" office:value="2.34" calcext:value-type="float">
            <text:p>2,34</text:p>
          </table:table-cell>
          <table:table-cell table:style-name="ce5" office:value-type="float" office:value="9.44" calcext:value-type="float">
            <text:p>9,4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3" calcext:value-type="float">
            <text:p>0,23</text:p>
          </table:table-cell>
          <table:table-cell office:value-type="float" office:value="12.54" calcext:value-type="float">
            <text:p>12,5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102" calcext:value-type="float">
            <text:p>3.10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441" calcext:value-type="float">
            <text:p>9.44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35" calcext:value-type="float">
            <text:p>235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.76" calcext:value-type="float">
            <text:p>0,76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Ananas Fruchtsaft</text:p>
          </table:table-cell>
          <table:table-cell table:style-name="ce7"/>
          <table:table-cell table:formula="of:=([.O51]/(['Allgemeine Informationen'.$B$2]-[.Q51])*['Allgemeine Informationen'.$B$2])" office:value-type="float" office:value="86.541889483066" calcext:value-type="float">
            <text:p>86,54</text:p>
          </table:table-cell>
          <table:table-cell table:style-name="ce39" table:formula="of:=[.M51]/(['Allgemeine Informationen'.$B$2]-[.Q51])*['Allgemeine Informationen'.$B$2]" office:value-type="float" office:value="3.5650623885918" calcext:value-type="float">
            <text:p>3,57</text:p>
          </table:table-cell>
          <table:table-cell table:formula="of:=[.N51]/(['Allgemeine Informationen'.$B$2]-[.Q51])*['Allgemeine Informationen'.$B$2]" office:value-type="float" office:value="0.89126559714795" calcext:value-type="float">
            <text:p>0,89</text:p>
          </table:table-cell>
          <table:table-cell table:style-name="ce56" table:formula="of:=[.R51]/(['Allgemeine Informationen'.$B$2]-[.Q51])*['Allgemeine Informationen'.$B$2]" office:value-type="float" office:value="0" calcext:value-type="float">
            <text:p>0</text:p>
          </table:table-cell>
          <table:table-cell table:style-name="ce59"/>
          <table:table-cell table:style-name="ce7" table:formula="of:=[.O51]/['Allgemeine Informationen'.$B$1]" office:value-type="float" office:value="0.971" calcext:value-type="float">
            <text:p>0,97</text:p>
          </table:table-cell>
          <table:table-cell/>
          <table:table-cell table:style-name="ce7"/>
          <table:table-cell office:value-type="float" office:value="44" calcext:value-type="float">
            <text:p>44</text:p>
          </table:table-cell>
          <table:table-cell table:style-name="ce7" office:value-type="float" office:value="185" calcext:value-type="float">
            <text:p>185</text:p>
          </table:table-cell>
          <table:table-cell office:value-type="float" office:value="0.4" calcext:value-type="float">
            <text:p>0,4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9.71" calcext:value-type="float">
            <text:p>9,7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8.78" calcext:value-type="float">
            <text:p>88,7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8" calcext:value-type="float">
            <text:p>0,28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12.1" calcext:value-type="float">
            <text:p>12,1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29" calcext:value-type="float">
            <text:p>0,29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32" calcext:value-type="float">
            <text:p>232</text:p>
          </table:table-cell>
          <table:table-cell office:value-type="float" office:value="2000" calcext:value-type="float">
            <text:p>2.000</text:p>
          </table:table-cell>
          <table:table-cell table:style-name="ce7"/>
          <table:table-cell office:value-type="float" office:value="22" calcext:value-type="float">
            <text:p>2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11" calcext:value-type="float">
            <text:p>211</text:p>
          </table:table-cell>
          <table:table-cell/>
          <table:table-cell table:style-name="ce71" table:formula="of:=IF([.CG51]=0;0;[.CF51]/[.CG51])" office:value-type="float" office:value="0.666666666666667" calcext:value-type="float">
            <text:p>0,67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style-name="ce87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02" calcext:value-type="float">
            <text:p>0,0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style-name="ce7" office:value-type="float" office:value="2.59" calcext:value-type="float">
            <text:p>2,59</text:p>
          </table:table-cell>
          <table:table-cell office:value-type="float" office:value="4.51" calcext:value-type="float">
            <text:p>4,5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.71" calcext:value-type="float">
            <text:p>9,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196" calcext:value-type="float">
            <text:p>5.19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513" calcext:value-type="float">
            <text:p>4.51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4.64" calcext:value-type="float">
            <text:p>4,6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Apfelsaft</text:p>
          </table:table-cell>
          <table:table-cell/>
          <table:table-cell table:style-name="ce27" table:formula="of:=([.O52]/(['Allgemeine Informationen'.$B$2]-[.Q52])*['Allgemeine Informationen'.$B$2])" office:value-type="float" office:value="91.7842323651453" calcext:value-type="float">
            <text:p>91,78</text:p>
          </table:table-cell>
          <table:table-cell table:formula="of:=[.M52]/(['Allgemeine Informationen'.$B$2]-[.Q52])*['Allgemeine Informationen'.$B$2]" office:value-type="float" office:value="0.58091286307054" calcext:value-type="float">
            <text:p>0,58</text:p>
          </table:table-cell>
          <table:table-cell table:style-name="ce45" table:formula="of:=[.N52]/(['Allgemeine Informationen'.$B$2]-[.Q52])*['Allgemeine Informationen'.$B$2]" office:value-type="float" office:value="0.33195020746888" calcext:value-type="float">
            <text:p>0,33</text:p>
          </table:table-cell>
          <table:table-cell table:formula="of:=[.R52]/(['Allgemeine Informationen'.$B$2]-[.Q52])*['Allgemeine Informationen'.$B$2]" office:value-type="float" office:value="0" calcext:value-type="float">
            <text:p>0</text:p>
          </table:table-cell>
          <table:table-cell table:style-name="ce58"/>
          <table:table-cell table:formula="of:=[.O52]/['Allgemeine Informationen'.$B$1]" office:value-type="float" office:value="1.106" calcext:value-type="float">
            <text:p>1,11</text:p>
          </table:table-cell>
          <table:table-cell table:style-name="ce5"/>
          <table:table-cell/>
          <table:table-cell table:style-name="ce5"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11.06" calcext:value-type="float">
            <text:p>11,06</text:p>
          </table:table-cell>
          <table:table-cell office:value-type="float" office:value="0.14" calcext:value-type="float">
            <text:p>0,14</text:p>
          </table:table-cell>
          <table:table-cell table:style-name="ce66" office:value-type="float" office:value="87.95" calcext:value-type="float">
            <text:p>87,9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1.4" calcext:value-type="float">
            <text:p>1,4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0.26" calcext:value-type="float">
            <text:p>0,26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5" office:value-type="float" office:value="5000" calcext:value-type="float">
            <text:p>5.0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formula="of:=IF([.CG52]=0;0;[.CF52]/[.CG52])" office:value-type="float" office:value="0" calcext:value-type="float">
            <text:p>0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.56" calcext:value-type="float">
            <text:p>0,56</text:p>
          </table:table-cell>
          <table:table-cell table:style-name="ce5" office:value-type="float" office:value="2.4" calcext:value-type="float">
            <text:p>2,4</text:p>
          </table:table-cell>
          <table:table-cell office:value-type="float" office:value="6.4" calcext:value-type="float">
            <text:p>6,4</text:p>
          </table:table-cell>
          <table:table-cell table:style-name="ce5"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52" calcext:value-type="float">
            <text:p>0,52</text:p>
          </table:table-cell>
          <table:table-cell office:value-type="float" office:value="10.5" calcext:value-type="float">
            <text:p>10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800" calcext:value-type="float">
            <text:p>8.8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00" calcext:value-type="float">
            <text:p>1.7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21" calcext:value-type="float">
            <text:p>52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.31" calcext:value-type="float">
            <text:p>1,31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Banane Fruchtnektar</text:p>
          </table:table-cell>
          <table:table-cell table:style-name="ce7"/>
          <table:table-cell table:formula="of:=([.O53]/(['Allgemeine Informationen'.$B$2]-[.Q53])*['Allgemeine Informationen'.$B$2])" office:value-type="float" office:value="94.6686976389947" calcext:value-type="float">
            <text:p>94,67</text:p>
          </table:table-cell>
          <table:table-cell table:style-name="ce39" table:formula="of:=[.M53]/(['Allgemeine Informationen'.$B$2]-[.Q53])*['Allgemeine Informationen'.$B$2]" office:value-type="float" office:value="2.05635948210206" calcext:value-type="float">
            <text:p>2,06</text:p>
          </table:table-cell>
          <table:table-cell table:formula="of:=[.N53]/(['Allgemeine Informationen'.$B$2]-[.Q53])*['Allgemeine Informationen'.$B$2]" office:value-type="float" office:value="0.304645849200305" calcext:value-type="float">
            <text:p>0,3</text:p>
          </table:table-cell>
          <table:table-cell table:style-name="ce56" table:formula="of:=[.R53]/(['Allgemeine Informationen'.$B$2]-[.Q53])*['Allgemeine Informationen'.$B$2]" office:value-type="float" office:value="0" calcext:value-type="float">
            <text:p>0</text:p>
          </table:table-cell>
          <table:table-cell table:style-name="ce60"/>
          <table:table-cell table:style-name="ce7" table:formula="of:=[.O53]/['Allgemeine Informationen'.$B$1]" office:value-type="float" office:value="1.243" calcext:value-type="float">
            <text:p>1,24</text:p>
          </table:table-cell>
          <table:table-cell/>
          <table:table-cell table:style-name="ce7"/>
          <table:table-cell office:value-type="float" office:value="52" calcext:value-type="float">
            <text:p>52</text:p>
          </table:table-cell>
          <table:table-cell table:style-name="ce7" office:value-type="float" office:value="219" calcext:value-type="float">
            <text:p>219</text:p>
          </table:table-cell>
          <table:table-cell office:value-type="float" office:value="0.27" calcext:value-type="float">
            <text:p>0,27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12.43" calcext:value-type="float">
            <text:p>12,4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6.87" calcext:value-type="float">
            <text:p>86,8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2" calcext:value-type="float">
            <text:p>0,2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1.71" calcext:value-type="float">
            <text:p>1,71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0.12" calcext:value-type="float">
            <text:p>0,1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7" calcext:value-type="float">
            <text:p>67</text:p>
          </table:table-cell>
          <table:table-cell office:value-type="float" office:value="4000" calcext:value-type="float">
            <text:p>4.000</text:p>
          </table:table-cell>
          <table:table-cell table:style-name="ce7"/>
          <table:table-cell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9" calcext:value-type="float">
            <text:p>119</text:p>
          </table:table-cell>
          <table:table-cell/>
          <table:table-cell table:style-name="ce71" table:formula="of:=IF([.CG53]=0;0;[.CF53]/[.CG53])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table:style-name="ce7" office:value-type="float" office:value="0.71" calcext:value-type="float">
            <text:p>0,71</text:p>
          </table:table-cell>
          <table:table-cell office:value-type="float" office:value="10.42" calcext:value-type="float">
            <text:p>10,4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table:style-name="ce7" office:value-type="float" office:value="11.86" calcext:value-type="float">
            <text:p>11,8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42" calcext:value-type="float">
            <text:p>1.44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417" calcext:value-type="float">
            <text:p>10.41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5">
          <table:table-cell table:style-name="ce12" table:number-columns-repeated="2"/>
          <table:table-cell/>
          <table:table-cell table:style-name="ce33"/>
          <table:table-cell/>
          <table:table-cell table:style-name="ce5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72"/>
          <table:table-cell/>
          <table:table-cell table:style-name="ce12"/>
          <table:table-cell/>
          <table:table-cell table:style-name="ce90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859"/>
        </table:table-row>
        <table:table-row table:style-name="ro3">
          <table:table-cell table:style-name="ce4" office:value-type="string" calcext:value-type="string">
            <text:p>Gemüse</text:p>
          </table:table-cell>
          <table:table-cell table:style-name="ce4"/>
          <table:table-cell/>
          <table:table-cell table:style-name="ce35"/>
          <table:table-cell/>
          <table:table-cell table:style-name="ce53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73"/>
          <table:table-cell/>
          <table:table-cell table:style-name="ce28"/>
          <table:table-cell/>
          <table:table-cell table:style-name="ce91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859"/>
        </table:table-row>
        <table:table-row table:style-name="ro4">
          <table:table-cell office:value-type="string" calcext:value-type="string">
            <text:p>Spinat</text:p>
          </table:table-cell>
          <table:table-cell/>
          <table:table-cell table:style-name="ce27" table:formula="of:=([.O56]/(['Allgemeine Informationen'.$B$2]-[.Q56])*['Allgemeine Informationen'.$B$2])" office:value-type="float" office:value="7.66331658291458" calcext:value-type="float">
            <text:p>7,66</text:p>
          </table:table-cell>
          <table:table-cell table:formula="of:=[.M56]/(['Allgemeine Informationen'.$B$2]-[.Q56])*['Allgemeine Informationen'.$B$2]" office:value-type="float" office:value="35.3015075376885" calcext:value-type="float">
            <text:p>35,3</text:p>
          </table:table-cell>
          <table:table-cell table:style-name="ce45" table:formula="of:=[.N56]/(['Allgemeine Informationen'.$B$2]-[.Q56])*['Allgemeine Informationen'.$B$2]" office:value-type="float" office:value="3.76884422110553" calcext:value-type="float">
            <text:p>3,77</text:p>
          </table:table-cell>
          <table:table-cell table:formula="of:=[.R56]/(['Allgemeine Informationen'.$B$2]-[.Q56])*['Allgemeine Informationen'.$B$2]" office:value-type="float" office:value="22.6130653266332" calcext:value-type="float">
            <text:p>22,61</text:p>
          </table:table-cell>
          <table:table-cell table:style-name="ce54"/>
          <table:table-cell table:formula="of:=[.O56]/['Allgemeine Informationen'.$B$1]" office:value-type="float" office:value="0.061" calcext:value-type="float">
            <text:p>0,06</text:p>
          </table:table-cell>
          <table:table-cell table:style-name="ce5"/>
          <table:table-cell/>
          <table:table-cell table:style-name="ce5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2.81" calcext:value-type="float">
            <text:p>2,81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2.04" calcext:value-type="float">
            <text:p>92,04</text:p>
          </table:table-cell>
          <table:table-cell office:value-type="float" office:value="1.8" calcext:value-type="float">
            <text:p>1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68" calcext:value-type="float">
            <text:p>1,6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table:style-name="ce5" office:value-type="float" office:value="141" calcext:value-type="float">
            <text:p>141</text:p>
          </table:table-cell>
          <table:table-cell office:value-type="float" office:value="0.09" calcext:value-type="float">
            <text:p>0,09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50.58" calcext:value-type="float">
            <text:p>50,58</text:p>
          </table:table-cell>
          <table:table-cell office:value-type="float" office:value="1.35" calcext:value-type="float">
            <text:p>1,35</text:p>
          </table:table-cell>
          <table:table-cell table:style-name="ce5"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4771" calcext:value-type="float">
            <text:p>4.771</text:p>
          </table:table-cell>
          <table:table-cell office:value-type="float" office:value="1303" calcext:value-type="float">
            <text:p>1.30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69" calcext:value-type="float">
            <text:p>69</text:p>
          </table:table-cell>
          <table:table-cell table:style-name="ce5" office:value-type="float" office:value="554" calcext:value-type="float">
            <text:p>554</text:p>
          </table:table-cell>
          <table:table-cell office:value-type="float" office:value="62" calcext:value-type="float">
            <text:p>62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3.42" calcext:value-type="float">
            <text:p>3,42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0.74" calcext:value-type="float">
            <text:p>0,74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11.6" calcext:value-type="float">
            <text:p>11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style-name="ce5" office:value-type="float" office:value="20000" calcext:value-type="float">
            <text:p>20.000</text:p>
          </table:table-cell>
          <table:table-cell/>
          <table:table-cell table:style-name="ce5"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style-name="ce5" office:value-type="float" office:value="165" calcext:value-type="float">
            <text:p>165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369" calcext:value-type="float">
            <text:p>369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15" calcext:value-type="float">
            <text:p>1.2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24" calcext:value-type="float">
            <text:p>1.224</text:p>
          </table:table-cell>
          <table:table-cell table:style-name="ce5"/>
          <table:table-cell table:formula="of:=IF([.CG56]=0;0;[.CF56]/[.CG56])" office:value-type="float" office:value="4.33333333333333" calcext:value-type="float">
            <text:p>4,33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0.47" calcext:value-type="float">
            <text:p>0,4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table:style-name="ce5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4" calcext:value-type="float">
            <text:p>144</text:p>
          </table:table-cell>
          <table:table-cell/>
          <table:table-cell table:style-name="ce5" office:value-type="float" office:value="1.36" calcext:value-type="float">
            <text:p>1,36</text:p>
          </table:table-cell>
          <table:table-cell office:value-type="float" office:value="1.22" calcext:value-type="float">
            <text:p>1,22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0.09" calcext:value-type="float">
            <text:p>0,0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.06" calcext:value-type="float">
            <text:p>5,06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Mangold</text:p>
          </table:table-cell>
          <table:table-cell table:style-name="ce7"/>
          <table:table-cell table:formula="of:=([.O57]/(['Allgemeine Informationen'.$B$2]-[.Q57])*['Allgemeine Informationen'.$B$2])" office:value-type="float" office:value="8.56079404466501" calcext:value-type="float">
            <text:p>8,56</text:p>
          </table:table-cell>
          <table:table-cell table:style-name="ce39" table:formula="of:=[.M57]/(['Allgemeine Informationen'.$B$2]-[.Q57])*['Allgemeine Informationen'.$B$2]" office:value-type="float" office:value="26.4267990074442" calcext:value-type="float">
            <text:p>26,43</text:p>
          </table:table-cell>
          <table:table-cell table:formula="of:=[.N57]/(['Allgemeine Informationen'.$B$2]-[.Q57])*['Allgemeine Informationen'.$B$2]" office:value-type="float" office:value="3.47394540942928" calcext:value-type="float">
            <text:p>3,47</text:p>
          </table:table-cell>
          <table:table-cell table:style-name="ce56" table:formula="of:=[.R57]/(['Allgemeine Informationen'.$B$2]-[.Q57])*['Allgemeine Informationen'.$B$2]" office:value-type="float" office:value="32.0099255583126" calcext:value-type="float">
            <text:p>32,01</text:p>
          </table:table-cell>
          <table:table-cell/>
          <table:table-cell table:style-name="ce7" table:formula="of:=[.O57]/['Allgemeine Informationen'.$B$1]" office:value-type="float" office:value="0.069" calcext:value-type="float">
            <text:p>0,07</text:p>
          </table:table-cell>
          <table:table-cell/>
          <table:table-cell table:style-name="ce7"/>
          <table:table-cell office:value-type="float" office:value="21" calcext:value-type="float">
            <text:p>21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2.13" calcext:value-type="float">
            <text:p>2,13</text:p>
          </table:table-cell>
          <table:table-cell table:style-name="ce7" office:value-type="float" office:value="0.28" calcext:value-type="float">
            <text:p>0,28</text:p>
          </table:table-cell>
          <table:table-cell office:value-type="float" office:value="0.69" calcext:value-type="float">
            <text:p>0,6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1.94" calcext:value-type="float">
            <text:p>91,94</text:p>
          </table:table-cell>
          <table:table-cell table:style-name="ce7" office:value-type="float" office:value="2.58" calcext:value-type="float">
            <text:p>2,5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68" calcext:value-type="float">
            <text:p>1,68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88" calcext:value-type="float">
            <text:p>588</text:p>
          </table:table-cell>
          <table:table-cell office:value-type="float" office:value="3530" calcext:value-type="float">
            <text:p>3.530</text:p>
          </table:table-cell>
          <table:table-cell table:style-name="ce7" office:value-type="float" office:value="1433" calcext:value-type="float">
            <text:p>1.43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office:value-type="float" office:value="376" calcext:value-type="float">
            <text:p>376</text:p>
          </table:table-cell>
          <table:table-cell table:style-name="ce7"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table:style-name="ce7" office:value-type="float" office:value="2.7" calcext:value-type="float">
            <text:p>2,7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0.3" calcext:value-type="float">
            <text:p>0,3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office:value-type="float" office:value="20000" calcext:value-type="float">
            <text:p>20.000</text:p>
          </table:table-cell>
          <table:table-cell table:style-name="ce7"/>
          <table:table-cell office:value-type="float" office:value="65" calcext:value-type="float">
            <text:p>65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table:style-name="ce7"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table:style-name="ce7"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table:style-name="ce7" office:value-type="float" office:value="282" calcext:value-type="float">
            <text:p>282</text:p>
          </table:table-cell>
          <table:table-cell office:value-type="float" office:value="313" calcext:value-type="float">
            <text:p>313</text:p>
          </table:table-cell>
          <table:table-cell table:style-name="ce7"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table:style-name="ce7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90" calcext:value-type="float">
            <text:p>1.190</text:p>
          </table:table-cell>
          <table:table-cell/>
          <table:table-cell table:style-name="ce71" table:formula="of:=IF([.CG57]=0;0;[.CF57]/[.CG57])"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table:style-name="ce87"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02" calcext:value-type="float">
            <text:p>0,0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style-name="ce7"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style-name="ce7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16" calcext:value-type="float">
            <text:p>1,16</text:p>
          </table:table-cell>
          <table:table-cell office:value-type="float" office:value="619" calcext:value-type="float">
            <text:p>61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7"/>
          <table:table-cell office:value-type="float" office:value="0.64" calcext:value-type="float">
            <text:p>0,64</text:p>
          </table:table-cell>
          <table:table-cell table:style-name="ce7" office:value-type="float" office:value="1.93" calcext:value-type="float">
            <text:p>1,93</text:p>
          </table:table-cell>
          <table:table-cell office:value-type="float" office:value="103" calcext:value-type="float">
            <text:p>103</text:p>
          </table:table-cell>
          <table:table-cell table:style-name="ce7" office:value-type="float" office:value="0.17" calcext:value-type="float">
            <text:p>0,17</text:p>
          </table:table-cell>
          <table:table-cell office:value-type="float" office:value="57" calcext:value-type="float">
            <text:p>57</text:p>
          </table:table-cell>
          <table:table-cell office:value-type="float" office:value="3.19" calcext:value-type="float">
            <text:p>3,19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Feldsalat</text:p>
          </table:table-cell>
          <table:table-cell/>
          <table:table-cell table:style-name="ce27" table:formula="of:=([.O58]/(['Allgemeine Informationen'.$B$2]-[.Q58])*['Allgemeine Informationen'.$B$2])" office:value-type="float" office:value="13.7055837563452" calcext:value-type="float">
            <text:p>13,71</text:p>
          </table:table-cell>
          <table:table-cell table:formula="of:=[.M58]/(['Allgemeine Informationen'.$B$2]-[.Q58])*['Allgemeine Informationen'.$B$2]" office:value-type="float" office:value="31.1336717428088" calcext:value-type="float">
            <text:p>31,13</text:p>
          </table:table-cell>
          <table:table-cell table:style-name="ce45" table:formula="of:=[.N58]/(['Allgemeine Informationen'.$B$2]-[.Q58])*['Allgemeine Informationen'.$B$2]" office:value-type="float" office:value="6.09137055837564" calcext:value-type="float">
            <text:p>6,09</text:p>
          </table:table-cell>
          <table:table-cell table:formula="of:=[.R58]/(['Allgemeine Informationen'.$B$2]-[.Q58])*['Allgemeine Informationen'.$B$2]" office:value-type="float" office:value="30.4568527918782" calcext:value-type="float">
            <text:p>30,46</text:p>
          </table:table-cell>
          <table:table-cell table:style-name="ce54"/>
          <table:table-cell table:formula="of:=[.O58]/['Allgemeine Informationen'.$B$1]" office:value-type="float" office:value="0.081" calcext:value-type="float">
            <text:p>0,08</text:p>
          </table:table-cell>
          <table:table-cell table:style-name="ce5"/>
          <table:table-cell/>
          <table:table-cell table:style-name="ce5"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1.84" calcext:value-type="float">
            <text:p>1,84</text:p>
          </table:table-cell>
          <table:table-cell office:value-type="float" office:value="0.36" calcext:value-type="float">
            <text:p>0,36</text:p>
          </table:table-cell>
          <table:table-cell table:style-name="ce5"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4.09" calcext:value-type="float">
            <text:p>94,09</text:p>
          </table:table-cell>
          <table:table-cell office:value-type="float" office:value="1.8" calcext:value-type="float">
            <text:p>1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145" calcext:value-type="float">
            <text:p>145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3900" calcext:value-type="float">
            <text:p>3.900</text:p>
          </table:table-cell>
          <table:table-cell office:value-type="float" office:value="713" calcext:value-type="float">
            <text:p>7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5"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0.31" calcext:value-type="float">
            <text:p>0,31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57000" calcext:value-type="float">
            <text:p>57.00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67" calcext:value-type="float">
            <text:p>267</text:p>
          </table:table-cell>
          <table:table-cell office:value-type="float" office:value="88" calcext:value-type="float">
            <text:p>88</text:p>
          </table:table-cell>
          <table:table-cell table:style-name="ce5"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table:style-name="ce5"/>
          <table:table-cell table:formula="of:=IF([.CG58]=0;0;[.CF58]/[.CG58])" office:value-type="float" office:value="2.33333333333333" calcext:value-type="float">
            <text:p>2,33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39" calcext:value-type="float">
            <text:p>0,39</text:p>
          </table:table-cell>
          <table:table-cell office:value-type="float" office:value="0.23" calcext:value-type="float">
            <text:p>0,23</text:p>
          </table:table-cell>
          <table:table-cell table:style-name="ce5"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style-name="ce5"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0.15" calcext:value-type="float">
            <text:p>0,15</text:p>
          </table:table-cell>
          <table:table-cell office:value-type="float" office:value="1.37" calcext:value-type="float">
            <text:p>1,37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.04" calcext:value-type="float">
            <text:p>3,04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Rosenkohl</text:p>
          </table:table-cell>
          <table:table-cell table:style-name="ce7"/>
          <table:table-cell table:formula="of:=([.O59]/(['Allgemeine Informationen'.$B$2]-[.Q59])*['Allgemeine Informationen'.$B$2])" office:value-type="float" office:value="22.7997227997228" calcext:value-type="float">
            <text:p>22,8</text:p>
          </table:table-cell>
          <table:table-cell table:style-name="ce39" table:formula="of:=[.M59]/(['Allgemeine Informationen'.$B$2]-[.Q59])*['Allgemeine Informationen'.$B$2]" office:value-type="float" office:value="30.8385308385308" calcext:value-type="float">
            <text:p>30,84</text:p>
          </table:table-cell>
          <table:table-cell table:formula="of:=[.N59]/(['Allgemeine Informationen'.$B$2]-[.Q59])*['Allgemeine Informationen'.$B$2]" office:value-type="float" office:value="2.35620235620236" calcext:value-type="float">
            <text:p>2,36</text:p>
          </table:table-cell>
          <table:table-cell table:style-name="ce56" table:formula="of:=[.R59]/(['Allgemeine Informationen'.$B$2]-[.Q59])*['Allgemeine Informationen'.$B$2]" office:value-type="float" office:value="30.4920304920305" calcext:value-type="float">
            <text:p>30,49</text:p>
          </table:table-cell>
          <table:table-cell/>
          <table:table-cell table:style-name="ce7" table:formula="of:=[.O59]/['Allgemeine Informationen'.$B$1]" office:value-type="float" office:value="0.329" calcext:value-type="float">
            <text:p>0,33</text:p>
          </table:table-cell>
          <table:table-cell/>
          <table:table-cell table:style-name="ce7"/>
          <table:table-cell office:value-type="float" office:value="44" calcext:value-type="float">
            <text:p>44</text:p>
          </table:table-cell>
          <table:table-cell table:style-name="ce7" office:value-type="float" office:value="185" calcext:value-type="float">
            <text:p>185</text:p>
          </table:table-cell>
          <table:table-cell office:value-type="float" office:value="4.45" calcext:value-type="float">
            <text:p>4,45</text:p>
          </table:table-cell>
          <table:table-cell table:style-name="ce7" office:value-type="float" office:value="0.34" calcext:value-type="float">
            <text:p>0,34</text:p>
          </table:table-cell>
          <table:table-cell office:value-type="float" office:value="3.29" calcext:value-type="float">
            <text:p>3,2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5.57" calcext:value-type="float">
            <text:p>85,57</text:p>
          </table:table-cell>
          <table:table-cell table:style-name="ce7"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4" calcext:value-type="float">
            <text:p>1,4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6" calcext:value-type="float">
            <text:p>0,56</text:p>
          </table:table-cell>
          <table:table-cell office:value-type="float" office:value="101" calcext:value-type="float">
            <text:p>101</text:p>
          </table:table-cell>
          <table:table-cell table:style-name="ce7" office:value-type="float" office:value="0.13" calcext:value-type="float">
            <text:p>0,13</text:p>
          </table:table-cell>
          <table:table-cell office:value-type="float" office:value="0.13" calcext:value-type="float">
            <text:p>0,13</text:p>
          </table:table-cell>
          <table:table-cell table:style-name="ce7" office:value-type="float" office:value="0.35" calcext:value-type="float">
            <text:p>0,35</text:p>
          </table:table-cell>
          <table:table-cell office:value-type="float" office:value="112" calcext:value-type="float">
            <text:p>112</text:p>
          </table:table-cell>
          <table:table-cell table:style-name="ce7" office:value-type="float" office:value="0.56" calcext:value-type="float">
            <text:p>0,56</text:p>
          </table:table-cell>
          <table:table-cell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473" calcext:value-type="float">
            <text:p>473</text:p>
          </table:table-cell>
          <table:table-cell table:style-name="ce7" office:value-type="float" office:value="1503" calcext:value-type="float">
            <text:p>1.50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0.92" calcext:value-type="float">
            <text:p>0,92</text:p>
          </table:table-cell>
          <table:table-cell office:value-type="float" office:value="84" calcext:value-type="float">
            <text:p>84</text:p>
          </table:table-cell>
          <table:table-cell table:style-name="ce7" office:value-type="float" office:value="65" calcext:value-type="float">
            <text:p>65</text:p>
          </table:table-cell>
          <table:table-cell office:value-type="float" office:value="0.54" calcext:value-type="float">
            <text:p>0,54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30" calcext:value-type="float">
            <text:p>330</text:p>
          </table:table-cell>
          <table:table-cell office:value-type="float" office:value="93000" calcext:value-type="float">
            <text:p>93.000</text:p>
          </table:table-cell>
          <table:table-cell table:style-name="ce7"/>
          <table:table-cell office:value-type="float" office:value="280" calcext:value-type="float">
            <text:p>280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style-name="ce7"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table:style-name="ce7"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488" calcext:value-type="float">
            <text:p>488</text:p>
          </table:table-cell>
          <table:table-cell office:value-type="float" office:value="766" calcext:value-type="float">
            <text:p>766</text:p>
          </table:table-cell>
          <table:table-cell table:style-name="ce7" office:value-type="float" office:value="182" calcext:value-type="float">
            <text:p>182</text:p>
          </table:table-cell>
          <table:table-cell office:value-type="float" office:value="847" calcext:value-type="float">
            <text:p>847</text:p>
          </table:table-cell>
          <table:table-cell table:style-name="ce7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40" calcext:value-type="float">
            <text:p>1.84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757" calcext:value-type="float">
            <text:p>2.757</text:p>
          </table:table-cell>
          <table:table-cell/>
          <table:table-cell table:style-name="ce71" table:formula="of:=IF([.CG59]=0;0;[.CF59]/[.CG59])"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19" calcext:value-type="float">
            <text:p>0,19</text:p>
          </table:table-cell>
          <table:table-cell office:value-type="float" office:value="0.01" calcext:value-type="float">
            <text:p>0,01</text:p>
          </table:table-cell>
          <table:table-cell table:style-name="ce87"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.19" calcext:value-type="float">
            <text:p>0,19</text:p>
          </table:table-cell>
          <table:table-cell office:value-type="float" office:value="0.87" calcext:value-type="float">
            <text:p>0,87</text:p>
          </table:table-cell>
          <table:table-cell table:style-name="ce7" office:value-type="float" office:value="0.79" calcext:value-type="float">
            <text:p>0,79</text:p>
          </table:table-cell>
          <table:table-cell office:value-type="float" office:value="1.11" calcext:value-type="float">
            <text:p>1,1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table:style-name="ce7" office:value-type="float" office:value="2.77" calcext:value-type="float">
            <text:p>2,7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28" calcext:value-type="float">
            <text:p>1,28</text:p>
          </table:table-cell>
          <table:table-cell office:value-type="float" office:value="792" calcext:value-type="float">
            <text:p>79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660" calcext:value-type="float">
            <text:p>1.66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109" calcext:value-type="float">
            <text:p>1.10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style-name="ce7"/>
          <table:table-cell office:value-type="float" office:value="1.45" calcext:value-type="float">
            <text:p>1,45</text:p>
          </table:table-cell>
          <table:table-cell table:style-name="ce7" office:value-type="float" office:value="2.95" calcext:value-type="float">
            <text:p>2,95</text:p>
          </table:table-cell>
          <table:table-cell office:value-type="float" office:value="88" calcext:value-type="float">
            <text:p>88</text:p>
          </table:table-cell>
          <table:table-cell table:style-name="ce7" office:value-type="float" office:value="0.02" calcext:value-type="float">
            <text:p>0,02</text:p>
          </table:table-cell>
          <table:table-cell office:value-type="float" office:value="69" calcext:value-type="float">
            <text:p>69</text:p>
          </table:table-cell>
          <table:table-cell office:value-type="float" office:value="3.68" calcext:value-type="float">
            <text:p>3,6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Knollensellerie</text:p>
          </table:table-cell>
          <table:table-cell/>
          <table:table-cell table:style-name="ce27" table:formula="of:=([.O60]/(['Allgemeine Informationen'.$B$2]-[.Q60])*['Allgemeine Informationen'.$B$2])" office:value-type="float" office:value="23.7592397043295" calcext:value-type="float">
            <text:p>23,76</text:p>
          </table:table-cell>
          <table:table-cell table:formula="of:=[.M60]/(['Allgemeine Informationen'.$B$2]-[.Q60])*['Allgemeine Informationen'.$B$2]" office:value-type="float" office:value="16.3674762407603" calcext:value-type="float">
            <text:p>16,37</text:p>
          </table:table-cell>
          <table:table-cell table:style-name="ce45" table:formula="of:=[.N60]/(['Allgemeine Informationen'.$B$2]-[.Q60])*['Allgemeine Informationen'.$B$2]" office:value-type="float" office:value="3.48468848996832" calcext:value-type="float">
            <text:p>3,48</text:p>
          </table:table-cell>
          <table:table-cell table:formula="of:=[.R60]/(['Allgemeine Informationen'.$B$2]-[.Q60])*['Allgemeine Informationen'.$B$2]" office:value-type="float" office:value="44.350580781415" calcext:value-type="float">
            <text:p>44,35</text:p>
          </table:table-cell>
          <table:table-cell table:style-name="ce54"/>
          <table:table-cell table:formula="of:=[.O60]/['Allgemeine Informationen'.$B$1]" office:value-type="float" office:value="0.225" calcext:value-type="float">
            <text:p>0,23</text:p>
          </table:table-cell>
          <table:table-cell table:style-name="ce5"/>
          <table:table-cell/>
          <table:table-cell table:style-name="ce5"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table:style-name="ce5" office:value-type="float" office:value="1.55" calcext:value-type="float">
            <text:p>1,55</text:p>
          </table:table-cell>
          <table:table-cell office:value-type="float" office:value="0.33" calcext:value-type="float">
            <text:p>0,33</text:p>
          </table:table-cell>
          <table:table-cell table:style-name="ce5" office:value-type="float" office:value="2.25" calcext:value-type="float">
            <text:p>2,25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0.53" calcext:value-type="float">
            <text:p>90,53</text:p>
          </table:table-cell>
          <table:table-cell office:value-type="float" office:value="4.2" calcext:value-type="float">
            <text:p>4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8.25" calcext:value-type="float">
            <text:p>8,25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51" calcext:value-type="float">
            <text:p>0,51</text:p>
          </table:table-cell>
          <table:table-cell office:value-type="float" office:value="0.7" calcext:value-type="float">
            <text:p>0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100" calcext:value-type="float">
            <text:p>1.1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77" calcext:value-type="float">
            <text:p>77</text:p>
          </table:table-cell>
          <table:table-cell table:style-name="ce5"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0.44" calcext:value-type="float">
            <text:p>0,44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15000" calcext:value-type="float">
            <text:p>15.000</text:p>
          </table:table-cell>
          <table:table-cell/>
          <table:table-cell table:style-name="ce5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86" calcext:value-type="float">
            <text:p>86</text:p>
          </table:table-cell>
          <table:table-cell office:value-type="float" office:value="164" calcext:value-type="float">
            <text:p>164</text:p>
          </table:table-cell>
          <table:table-cell table:style-name="ce5" office:value-type="float" office:value="283" calcext:value-type="float">
            <text:p>283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style-name="ce5"/>
          <table:table-cell table:formula="of:=IF([.CG60]=0;0;[.CF60]/[.CG60])" office:value-type="float" office:value="0.125" calcext:value-type="float">
            <text:p>0,13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1.71" calcext:value-type="float">
            <text:p>1,7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44" calcext:value-type="float">
            <text:p>0,44</text:p>
          </table:table-cell>
          <table:table-cell office:value-type="float" office:value="1.86" calcext:value-type="float">
            <text:p>1,8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style-name="ce5" office:value-type="float" office:value="1092" calcext:value-type="float">
            <text:p>1.09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10" calcext:value-type="float">
            <text:p>1.71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40" calcext:value-type="float">
            <text:p>440</text:p>
          </table:table-cell>
          <table:table-cell/>
          <table:table-cell table:style-name="ce5" office:value-type="float" office:value="0.55" calcext:value-type="float">
            <text:p>0,55</text:p>
          </table:table-cell>
          <table:table-cell office:value-type="float" office:value="3.68" calcext:value-type="float">
            <text:p>3,68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.51" calcext:value-type="float">
            <text:p>2,51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Broccoli</text:p>
          </table:table-cell>
          <table:table-cell table:style-name="ce7"/>
          <table:table-cell table:formula="of:=([.O61]/(['Allgemeine Informationen'.$B$2]-[.Q61])*['Allgemeine Informationen'.$B$2])" office:value-type="float" office:value="24.0289069557362" calcext:value-type="float">
            <text:p>24,03</text:p>
          </table:table-cell>
          <table:table-cell table:style-name="ce39" table:formula="of:=[.M61]/(['Allgemeine Informationen'.$B$2]-[.Q61])*['Allgemeine Informationen'.$B$2]" office:value-type="float" office:value="34.1463414634147" calcext:value-type="float">
            <text:p>34,15</text:p>
          </table:table-cell>
          <table:table-cell table:formula="of:=[.N61]/(['Allgemeine Informationen'.$B$2]-[.Q61])*['Allgemeine Informationen'.$B$2]" office:value-type="float" office:value="1.806684733514" calcext:value-type="float">
            <text:p>1,81</text:p>
          </table:table-cell>
          <table:table-cell table:style-name="ce56" table:formula="of:=[.R61]/(['Allgemeine Informationen'.$B$2]-[.Q61])*['Allgemeine Informationen'.$B$2]" office:value-type="float" office:value="27.10027100271" calcext:value-type="float">
            <text:p>27,1</text:p>
          </table:table-cell>
          <table:table-cell/>
          <table:table-cell table:style-name="ce7" table:formula="of:=[.O61]/['Allgemeine Informationen'.$B$1]" office:value-type="float" office:value="0.266" calcext:value-type="float">
            <text:p>0,27</text:p>
          </table:table-cell>
          <table:table-cell/>
          <table:table-cell table:style-name="ce7"/>
          <table:table-cell office:value-type="float" office:value="34" calcext:value-type="float">
            <text:p>34</text:p>
          </table:table-cell>
          <table:table-cell table:style-name="ce7" office:value-type="float" office:value="142" calcext:value-type="float">
            <text:p>142</text:p>
          </table:table-cell>
          <table:table-cell office:value-type="float" office:value="3.78" calcext:value-type="float">
            <text:p>3,78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2.66" calcext:value-type="float">
            <text:p>2,6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8.93" calcext:value-type="float">
            <text:p>88,9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1" calcext:value-type="float">
            <text:p>1,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1" calcext:value-type="float">
            <text:p>0,61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table:style-name="ce7" office:value-type="float" office:value="0.28" calcext:value-type="float">
            <text:p>0,28</text:p>
          </table:table-cell>
          <table:table-cell office:value-type="float" office:value="94" calcext:value-type="float">
            <text:p>94</text:p>
          </table:table-cell>
          <table:table-cell table:style-name="ce7" office:value-type="float" office:value="0.61" calcext:value-type="float">
            <text:p>0,61</text:p>
          </table:table-cell>
          <table:table-cell office:value-type="float" office:value="179" calcext:value-type="float">
            <text:p>17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29" calcext:value-type="float">
            <text:p>1,29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42" calcext:value-type="float">
            <text:p>142</text:p>
          </table:table-cell>
          <table:table-cell office:value-type="float" office:value="850" calcext:value-type="float">
            <text:p>850</text:p>
          </table:table-cell>
          <table:table-cell table:style-name="ce7" office:value-type="float" office:value="1617" calcext:value-type="float">
            <text:p>1.6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0.82" calcext:value-type="float">
            <text:p>0,82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56" calcext:value-type="float">
            <text:p>56</text:p>
          </table:table-cell>
          <table:table-cell office:value-type="float" office:value="0.46" calcext:value-type="float">
            <text:p>0,46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69" calcext:value-type="float">
            <text:p>469</text:p>
          </table:table-cell>
          <table:table-cell office:value-type="float" office:value="130000" calcext:value-type="float">
            <text:p>130.000</text:p>
          </table:table-cell>
          <table:table-cell table:style-name="ce7"/>
          <table:table-cell office:value-type="float" office:value="190" calcext:value-type="float">
            <text:p>190</text:p>
          </table:table-cell>
          <table:table-cell table:style-name="ce7"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style-name="ce7" office:value-type="float" office:value="170" calcext:value-type="float">
            <text:p>170</text:p>
          </table:table-cell>
          <table:table-cell office:value-type="float" office:value="204" calcext:value-type="float">
            <text:p>204</text:p>
          </table:table-cell>
          <table:table-cell table:style-name="ce7" office:value-type="float" office:value="373" calcext:value-type="float">
            <text:p>373</text:p>
          </table:table-cell>
          <table:table-cell office:value-type="float" office:value="667" calcext:value-type="float">
            <text:p>667</text:p>
          </table:table-cell>
          <table:table-cell table:style-name="ce7"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353" calcext:value-type="float">
            <text:p>1.35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781" calcext:value-type="float">
            <text:p>1.781</text:p>
          </table:table-cell>
          <table:table-cell/>
          <table:table-cell table:style-name="ce71" table:formula="of:=IF([.CG61]=0;0;[.CF61]/[.CG61])" office:value-type="float" office:value="4.5" calcext:value-type="float">
            <text:p>4,5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table:style-name="ce87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0.01" calcext:value-type="float">
            <text:p>0,01</text:p>
          </table:table-cell>
          <table:table-cell/>
          <table:table-cell table:style-name="ce7" office:value-type="float" office:value="0.4" calcext:value-type="float">
            <text:p>0,4</text:p>
          </table:table-cell>
          <table:table-cell office:value-type="float" office:value="1.07" calcext:value-type="float">
            <text:p>1,07</text:p>
          </table:table-cell>
          <table:table-cell table:style-name="ce7" office:value-type="float" office:value="1.1" calcext:value-type="float">
            <text:p>1,1</text:p>
          </table:table-cell>
          <table:table-cell office:value-type="float" office:value="0.49" calcext:value-type="float">
            <text:p>0,4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style-name="ce7"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600" calcext:value-type="float">
            <text:p>6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171" calcext:value-type="float">
            <text:p>2.17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style-name="ce7"/>
          <table:table-cell office:value-type="float" office:value="1.3" calcext:value-type="float">
            <text:p>1,3</text:p>
          </table:table-cell>
          <table:table-cell table:style-name="ce7" office:value-type="float" office:value="1.7" calcext:value-type="float">
            <text:p>1,7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81" calcext:value-type="float">
            <text:p>81</text:p>
          </table:table-cell>
          <table:table-cell office:value-type="float" office:value="2.92" calcext:value-type="float">
            <text:p>2,9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Rauke/Rucola</text:p>
          </table:table-cell>
          <table:table-cell/>
          <table:table-cell table:style-name="ce27" table:formula="of:=([.O62]/(['Allgemeine Informationen'.$B$2]-[.Q62])*['Allgemeine Informationen'.$B$2])" office:value-type="float" office:value="24.7058823529412" calcext:value-type="float">
            <text:p>24,71</text:p>
          </table:table-cell>
          <table:table-cell table:formula="of:=[.M62]/(['Allgemeine Informationen'.$B$2]-[.Q62])*['Allgemeine Informationen'.$B$2]" office:value-type="float" office:value="30.5882352941176" calcext:value-type="float">
            <text:p>30,59</text:p>
          </table:table-cell>
          <table:table-cell table:style-name="ce45" table:formula="of:=[.N62]/(['Allgemeine Informationen'.$B$2]-[.Q62])*['Allgemeine Informationen'.$B$2]" office:value-type="float" office:value="8.23529411764706" calcext:value-type="float">
            <text:p>8,24</text:p>
          </table:table-cell>
          <table:table-cell table:formula="of:=[.R62]/(['Allgemeine Informationen'.$B$2]-[.Q62])*['Allgemeine Informationen'.$B$2]" office:value-type="float" office:value="18.8235294117647" calcext:value-type="float">
            <text:p>18,82</text:p>
          </table:table-cell>
          <table:table-cell table:style-name="ce54"/>
          <table:table-cell table:formula="of:=[.O62]/['Allgemeine Informationen'.$B$1]" office:value-type="float" office:value="0.21" calcext:value-type="float">
            <text:p>0,21</text:p>
          </table:table-cell>
          <table:table-cell table:style-name="ce5"/>
          <table:table-cell/>
          <table:table-cell table:style-name="ce5"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table:style-name="ce5" office:value-type="float" office:value="2.6" calcext:value-type="float">
            <text:p>2,6</text:p>
          </table:table-cell>
          <table:table-cell office:value-type="float" office:value="0.7" calcext:value-type="float">
            <text:p>0,7</text:p>
          </table:table-cell>
          <table:table-cell table:style-name="ce5"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1.5" calcext:value-type="float">
            <text:p>91,5</text:p>
          </table:table-cell>
          <table:table-cell office:value-type="float" office:value="1.6" calcext:value-type="float">
            <text:p>1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style-name="ce5" office:value-type="float" office:value="1400" calcext:value-type="float">
            <text:p>1.400</text:p>
          </table:table-cell>
          <table:table-cell office:value-type="float" office:value="1200" calcext:value-type="float">
            <text:p>1.2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7" calcext:value-type="float">
            <text:p>27</text:p>
          </table:table-cell>
          <table:table-cell table:style-name="ce5" office:value-type="float" office:value="369" calcext:value-type="float">
            <text:p>369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160" calcext:value-type="float">
            <text:p>160</text:p>
          </table:table-cell>
          <table:table-cell office:value-type="float" office:value="1.5" calcext:value-type="float">
            <text:p>1,5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table:style-name="ce5" office:value-type="float" office:value="0.4" calcext:value-type="float">
            <text:p>0,4</text:p>
          </table:table-cell>
          <table:table-cell office:value-type="float" office:value="109" calcext:value-type="float">
            <text:p>109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style-name="ce5" office:value-type="float" office:value="100000" calcext:value-type="float">
            <text:p>100.000</text:p>
          </table:table-cell>
          <table:table-cell/>
          <table:table-cell table:style-name="ce5"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table:style-name="ce5"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style-name="ce5" office:value-type="float" office:value="245" calcext:value-type="float">
            <text:p>245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7" calcext:value-type="float">
            <text:p>347</text:p>
          </table:table-cell>
          <table:table-cell office:value-type="float" office:value="201" calcext:value-type="float">
            <text:p>201</text:p>
          </table:table-cell>
          <table:table-cell table:style-name="ce5"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86" calcext:value-type="float">
            <text:p>1.18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414" calcext:value-type="float">
            <text:p>1.414</text:p>
          </table:table-cell>
          <table:table-cell table:style-name="ce5"/>
          <table:table-cell table:formula="of:=IF([.CG62]=0;0;[.CF62]/[.CG62])" office:value-type="float" office:value="1.8" calcext:value-type="float">
            <text:p>1,8</text:p>
          </table:table-cell>
          <table:table-cell table:style-name="ce5"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0.18" calcext:value-type="float">
            <text:p>0,18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1.05" calcext:value-type="float">
            <text:p>1,05</text:p>
          </table:table-cell>
          <table:table-cell office:value-type="float" office:value="0.52" calcext:value-type="float">
            <text:p>0,52</text:p>
          </table:table-cell>
          <table:table-cell table:style-name="ce5"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32" calcext:value-type="float">
            <text:p>0,32</text:p>
          </table:table-cell>
          <table:table-cell office:value-type="float" office:value="1.78" calcext:value-type="float">
            <text:p>1,7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 table:style-name="ce5"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74" calcext:value-type="float">
            <text:p>1.57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16" calcext:value-type="float">
            <text:p>316</text:p>
          </table:table-cell>
          <table:table-cell/>
          <table:table-cell table:style-name="ce5" office:value-type="float" office:value="0.72" calcext:value-type="float">
            <text:p>0,72</text:p>
          </table:table-cell>
          <table:table-cell office:value-type="float" office:value="0.88" calcext:value-type="float">
            <text:p>0,88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.29" calcext:value-type="float">
            <text:p>1,29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Blumenkohl</text:p>
          </table:table-cell>
          <table:table-cell table:style-name="ce7"/>
          <table:table-cell table:formula="of:=([.O63]/(['Allgemeine Informationen'.$B$2]-[.Q63])*['Allgemeine Informationen'.$B$2])" office:value-type="float" office:value="26.0579064587973" calcext:value-type="float">
            <text:p>26,06</text:p>
          </table:table-cell>
          <table:table-cell table:style-name="ce39" table:formula="of:=[.M63]/(['Allgemeine Informationen'.$B$2]-[.Q63])*['Allgemeine Informationen'.$B$2]" office:value-type="float" office:value="27.3942093541203" calcext:value-type="float">
            <text:p>27,39</text:p>
          </table:table-cell>
          <table:table-cell table:formula="of:=[.N63]/(['Allgemeine Informationen'.$B$2]-[.Q63])*['Allgemeine Informationen'.$B$2]" office:value-type="float" office:value="3.11804008908686" calcext:value-type="float">
            <text:p>3,12</text:p>
          </table:table-cell>
          <table:table-cell table:style-name="ce56" table:formula="of:=[.R63]/(['Allgemeine Informationen'.$B$2]-[.Q63])*['Allgemeine Informationen'.$B$2]" office:value-type="float" office:value="32.293986636971" calcext:value-type="float">
            <text:p>32,29</text:p>
          </table:table-cell>
          <table:table-cell/>
          <table:table-cell table:style-name="ce7" table:formula="of:=[.O63]/['Allgemeine Informationen'.$B$1]" office:value-type="float" office:value="0.234" calcext:value-type="float">
            <text:p>0,23</text:p>
          </table:table-cell>
          <table:table-cell/>
          <table:table-cell table:style-name="ce7"/>
          <table:table-cell office:value-type="float" office:value="28" calcext:value-type="float">
            <text:p>28</text:p>
          </table:table-cell>
          <table:table-cell table:style-name="ce7" office:value-type="float" office:value="118" calcext:value-type="float">
            <text:p>118</text:p>
          </table:table-cell>
          <table:table-cell office:value-type="float" office:value="2.46" calcext:value-type="float">
            <text:p>2,46</text:p>
          </table:table-cell>
          <table:table-cell table:style-name="ce7" office:value-type="float" office:value="0.28" calcext:value-type="float">
            <text:p>0,28</text:p>
          </table:table-cell>
          <table:table-cell office:value-type="float" office:value="2.34" calcext:value-type="float">
            <text:p>2,3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1.02" calcext:value-type="float">
            <text:p>91,02</text:p>
          </table:table-cell>
          <table:table-cell table:style-name="ce7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78" calcext:value-type="float">
            <text:p>0,78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0.09" calcext:value-type="float">
            <text:p>0,09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167" calcext:value-type="float">
            <text:p>1.1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office:value-type="float" office:value="282" calcext:value-type="float">
            <text:p>282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0.51" calcext:value-type="float">
            <text:p>0,51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0.29" calcext:value-type="float">
            <text:p>0,29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0" calcext:value-type="float">
            <text:p>180</text:p>
          </table:table-cell>
          <table:table-cell office:value-type="float" office:value="55000" calcext:value-type="float">
            <text:p>55.000</text:p>
          </table:table-cell>
          <table:table-cell table:style-name="ce7"/>
          <table:table-cell office:value-type="float" office:value="110" calcext:value-type="float">
            <text:p>110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table:style-name="ce7"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table:style-name="ce7" office:value-type="float" office:value="311" calcext:value-type="float">
            <text:p>311</text:p>
          </table:table-cell>
          <table:table-cell office:value-type="float" office:value="368" calcext:value-type="float">
            <text:p>368</text:p>
          </table:table-cell>
          <table:table-cell table:style-name="ce7"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table:style-name="ce7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64" calcext:value-type="float">
            <text:p>1.06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94" calcext:value-type="float">
            <text:p>1.194</text:p>
          </table:table-cell>
          <table:table-cell/>
          <table:table-cell table:style-name="ce71" table:formula="of:=IF([.CG63]=0;0;[.CF63]/[.CG63])" office:value-type="float" office:value="3.66666666666667" calcext:value-type="float">
            <text:p>3,67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table:style-name="ce87" office:value-type="float" office:value="0.11" calcext:value-type="float">
            <text:p>0,11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.89" calcext:value-type="float">
            <text:p>0,89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style-name="ce7" office:value-type="float" office:value="2.05" calcext:value-type="float">
            <text:p>2,0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77" calcext:value-type="float">
            <text:p>0,77</text:p>
          </table:table-cell>
          <table:table-cell office:value-type="float" office:value="580" calcext:value-type="float">
            <text:p>58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848" calcext:value-type="float">
            <text:p>1.84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style-name="ce7"/>
          <table:table-cell office:value-type="float" office:value="0.49" calcext:value-type="float">
            <text:p>0,49</text:p>
          </table:table-cell>
          <table:table-cell table:style-name="ce7" office:value-type="float" office:value="2.43" calcext:value-type="float">
            <text:p>2,43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51" calcext:value-type="float">
            <text:p>51</text:p>
          </table:table-cell>
          <table:table-cell office:value-type="float" office:value="3.29" calcext:value-type="float">
            <text:p>3,29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Bleichsellerie/Staudensellerie</text:p>
          </table:table-cell>
          <table:table-cell/>
          <table:table-cell table:style-name="ce27" table:formula="of:=([.O64]/(['Allgemeine Informationen'.$B$2]-[.Q64])*['Allgemeine Informationen'.$B$2])" office:value-type="float" office:value="28.2018111254851" calcext:value-type="float">
            <text:p>28,2</text:p>
          </table:table-cell>
          <table:table-cell table:formula="of:=[.M64]/(['Allgemeine Informationen'.$B$2]-[.Q64])*['Allgemeine Informationen'.$B$2]" office:value-type="float" office:value="15.5239327296248" calcext:value-type="float">
            <text:p>15,52</text:p>
          </table:table-cell>
          <table:table-cell table:style-name="ce45" table:formula="of:=[.N64]/(['Allgemeine Informationen'.$B$2]-[.Q64])*['Allgemeine Informationen'.$B$2]" office:value-type="float" office:value="2.58732212160414" calcext:value-type="float">
            <text:p>2,59</text:p>
          </table:table-cell>
          <table:table-cell table:formula="of:=[.R64]/(['Allgemeine Informationen'.$B$2]-[.Q64])*['Allgemeine Informationen'.$B$2]" office:value-type="float" office:value="32.9883570504528" calcext:value-type="float">
            <text:p>32,99</text:p>
          </table:table-cell>
          <table:table-cell table:style-name="ce54"/>
          <table:table-cell table:formula="of:=[.O64]/['Allgemeine Informationen'.$B$1]" office:value-type="float" office:value="0.218" calcext:value-type="float">
            <text:p>0,22</text:p>
          </table:table-cell>
          <table:table-cell table:style-name="ce5"/>
          <table:table-cell/>
          <table:table-cell table:style-name="ce5"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2.18" calcext:value-type="float">
            <text:p>2,1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2.27" calcext:value-type="float">
            <text:p>92,27</text:p>
          </table:table-cell>
          <table:table-cell office:value-type="float" office:value="2.55" calcext:value-type="float">
            <text:p>2,5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ce5" office:value-type="float" office:value="2900" calcext:value-type="float">
            <text:p>2.900</text:p>
          </table:table-cell>
          <table:table-cell office:value-type="float" office:value="733" calcext:value-type="float">
            <text:p>73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25" calcext:value-type="float">
            <text:p>125</text:p>
          </table:table-cell>
          <table:table-cell table:style-name="ce5" office:value-type="float" office:value="329" calcext:value-type="float">
            <text:p>329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0.18" calcext:value-type="float">
            <text:p>0,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0.11" calcext:value-type="float">
            <text:p>0,11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style-name="ce5" office:value-type="float" office:value="15000" calcext:value-type="float">
            <text:p>15.00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table:style-name="ce5"/>
          <table:table-cell table:formula="of:=IF([.CG64]=0;0;[.CF64]/[.CG64])" office:value-type="float" office:value="2.66666666666667" calcext:value-type="float">
            <text:p>2,67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2.08" calcext:value-type="float">
            <text:p>2,0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7" calcext:value-type="float">
            <text:p>0,17</text:p>
          </table:table-cell>
          <table:table-cell office:value-type="float" office:value="2.18" calcext:value-type="float">
            <text:p>2,1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table:style-name="ce5" office:value-type="float" office:value="611" calcext:value-type="float">
            <text:p>611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80" calcext:value-type="float">
            <text:p>2.08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4" calcext:value-type="float">
            <text:p>174</text:p>
          </table:table-cell>
          <table:table-cell/>
          <table:table-cell table:style-name="ce5" office:value-type="float" office:value="0.99" calcext:value-type="float">
            <text:p>0,99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0.21" calcext:value-type="float">
            <text:p>0,21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3.11" calcext:value-type="float">
            <text:p>3,11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Zuckerhut</text:p>
          </table:table-cell>
          <table:table-cell table:style-name="ce7"/>
          <table:table-cell table:formula="of:=([.O65]/(['Allgemeine Informationen'.$B$2]-[.Q65])*['Allgemeine Informationen'.$B$2])" office:value-type="float" office:value="28.735632183908" calcext:value-type="float">
            <text:p>28,74</text:p>
          </table:table-cell>
          <table:table-cell table:style-name="ce39" table:formula="of:=[.M65]/(['Allgemeine Informationen'.$B$2]-[.Q65])*['Allgemeine Informationen'.$B$2]" office:value-type="float" office:value="22.9885057471264" calcext:value-type="float">
            <text:p>22,99</text:p>
          </table:table-cell>
          <table:table-cell table:formula="of:=[.N65]/(['Allgemeine Informationen'.$B$2]-[.Q65])*['Allgemeine Informationen'.$B$2]" office:value-type="float" office:value="4.21455938697318" calcext:value-type="float">
            <text:p>4,21</text:p>
          </table:table-cell>
          <table:table-cell table:style-name="ce56" table:formula="of:=[.R65]/(['Allgemeine Informationen'.$B$2]-[.Q65])*['Allgemeine Informationen'.$B$2]" office:value-type="float" office:value="30.6513409961686" calcext:value-type="float">
            <text:p>30,65</text:p>
          </table:table-cell>
          <table:table-cell/>
          <table:table-cell table:style-name="ce7" table:formula="of:=[.O65]/['Allgemeine Informationen'.$B$1]" office:value-type="float" office:value="0.15" calcext:value-type="float">
            <text:p>0,15</text:p>
          </table:table-cell>
          <table:table-cell/>
          <table:table-cell table:style-name="ce7"/>
          <table:table-cell office:value-type="float" office:value="16" calcext:value-type="float">
            <text:p>16</text:p>
          </table:table-cell>
          <table:table-cell table:style-name="ce7" office:value-type="float" office:value="69" calcext:value-type="float">
            <text:p>69</text:p>
          </table:table-cell>
          <table:table-cell office:value-type="float" office:value="1.2" calcext:value-type="float">
            <text:p>1,2</text:p>
          </table:table-cell>
          <table:table-cell table:style-name="ce7" office:value-type="float" office:value="0.22" calcext:value-type="float">
            <text:p>0,22</text:p>
          </table:table-cell>
          <table:table-cell office:value-type="float" office:value="1.5" calcext:value-type="float">
            <text:p>1,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4.78" calcext:value-type="float">
            <text:p>94,78</text:p>
          </table:table-cell>
          <table:table-cell table:style-name="ce7"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33" calcext:value-type="float">
            <text:p>133</text:p>
          </table:table-cell>
          <table:table-cell office:value-type="float" office:value="800" calcext:value-type="float">
            <text:p>800</text:p>
          </table:table-cell>
          <table:table-cell table:style-name="ce7"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50" calcext:value-type="float">
            <text:p>350</text:p>
          </table:table-cell>
          <table:table-cell office:value-type="float" office:value="12000" calcext:value-type="float">
            <text:p>12.000</text:p>
          </table:table-cell>
          <table:table-cell table:style-name="ce7"/>
          <table:table-cell office:value-type="float" office:value="69" calcext:value-type="float">
            <text:p>6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74" calcext:value-type="float">
            <text:p>574</text:p>
          </table:table-cell>
          <table:table-cell/>
          <table:table-cell table:style-name="ce71" table:formula="of:=IF([.CG65]=0;0;[.CF65]/[.CG65])" office:value-type="float" office:value="2.25" calcext:value-type="float">
            <text:p>2,25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table:style-name="ce87"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01" calcext:value-type="float">
            <text:p>0,0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style-name="ce7" office:value-type="float" office:value="0.6" calcext:value-type="float">
            <text:p>0,6</text:p>
          </table:table-cell>
          <table:table-cell office:value-type="float" office:value="0.28" calcext:value-type="float">
            <text:p>0,2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1.49" calcext:value-type="float">
            <text:p>1,4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432" calcext:value-type="float">
            <text:p>43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200" calcext:value-type="float">
            <text:p>1.2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7"/>
          <table:table-cell office:value-type="float" office:value="0.24" calcext:value-type="float">
            <text:p>0,24</text:p>
          </table:table-cell>
          <table:table-cell table:style-name="ce7" office:value-type="float" office:value="1.36" calcext:value-type="float">
            <text:p>1,36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float" office:value="3.02" calcext:value-type="float">
            <text:p>3,0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Spitzkohl</text:p>
          </table:table-cell>
          <table:table-cell/>
          <table:table-cell table:style-name="ce27" table:formula="of:=([.O66]/(['Allgemeine Informationen'.$B$2]-[.Q66])*['Allgemeine Informationen'.$B$2])" office:value-type="float" office:value="31.5789473684211" calcext:value-type="float">
            <text:p>31,58</text:p>
          </table:table-cell>
          <table:table-cell table:formula="of:=[.M66]/(['Allgemeine Informationen'.$B$2]-[.Q66])*['Allgemeine Informationen'.$B$2]" office:value-type="float" office:value="24.5614035087719" calcext:value-type="float">
            <text:p>24,56</text:p>
          </table:table-cell>
          <table:table-cell table:style-name="ce45" table:formula="of:=[.N66]/(['Allgemeine Informationen'.$B$2]-[.Q66])*['Allgemeine Informationen'.$B$2]" office:value-type="float" office:value="3.50877192982456" calcext:value-type="float">
            <text:p>3,51</text:p>
          </table:table-cell>
          <table:table-cell table:formula="of:=[.R66]/(['Allgemeine Informationen'.$B$2]-[.Q66])*['Allgemeine Informationen'.$B$2]" office:value-type="float" office:value="29.2397660818714" calcext:value-type="float">
            <text:p>29,24</text:p>
          </table:table-cell>
          <table:table-cell table:style-name="ce54"/>
          <table:table-cell table:formula="of:=[.O66]/['Allgemeine Informationen'.$B$1]" office:value-type="float" office:value="0.27" calcext:value-type="float">
            <text:p>0,27</text:p>
          </table:table-cell>
          <table:table-cell table:style-name="ce5"/>
          <table:table-cell/>
          <table:table-cell table:style-name="ce5"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table:style-name="ce5" office:value-type="float" office:value="2.1" calcext:value-type="float">
            <text:p>2,1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1.45" calcext:value-type="float">
            <text:p>91,45</text:p>
          </table:table-cell>
          <table:table-cell office:value-type="float" office:value="2.5" calcext:value-type="float">
            <text:p>2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150" calcext:value-type="float">
            <text:p>150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 table:style-name="ce5"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70000" calcext:value-type="float">
            <text:p>70.000</text:p>
          </table:table-cell>
          <table:table-cell/>
          <table:table-cell table:style-name="ce5"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86" calcext:value-type="float">
            <text:p>86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450" calcext:value-type="float">
            <text:p>450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405" calcext:value-type="float">
            <text:p>405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96" calcext:value-type="float">
            <text:p>1.296</text:p>
          </table:table-cell>
          <table:table-cell table:style-name="ce5"/>
          <table:table-cell table:formula="of:=IF([.CG66]=0;0;[.CF66]/[.CG66])" office:value-type="float" office:value="1" calcext:value-type="float">
            <text:p>1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96" calcext:value-type="float">
            <text:p>0,96</text:p>
          </table:table-cell>
          <table:table-cell office:value-type="float" office:value="0.96" calcext:value-type="float">
            <text:p>0,96</text:p>
          </table:table-cell>
          <table:table-cell table:style-name="ce5"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1" calcext:value-type="float">
            <text:p>0,11</text:p>
          </table:table-cell>
          <table:table-cell office:value-type="float" office:value="2.59" calcext:value-type="float">
            <text:p>2,5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table:style-name="ce5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918" calcext:value-type="float">
            <text:p>1.91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8" calcext:value-type="float">
            <text:p>108</text:p>
          </table:table-cell>
          <table:table-cell/>
          <table:table-cell table:style-name="ce5" office:value-type="float" office:value="0.75" calcext:value-type="float">
            <text:p>0,75</text:p>
          </table:table-cell>
          <table:table-cell office:value-type="float" office:value="1.75" calcext:value-type="float">
            <text:p>1,75</text:p>
          </table:table-cell>
          <table:table-cell table:style-name="ce5" office:value-type="float" office:value="175" calcext:value-type="float">
            <text:p>175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.1" calcext:value-type="float">
            <text:p>2,1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Spargel</text:p>
          </table:table-cell>
          <table:table-cell table:style-name="ce7"/>
          <table:table-cell table:formula="of:=([.O67]/(['Allgemeine Informationen'.$B$2]-[.Q67])*['Allgemeine Informationen'.$B$2])" office:value-type="float" office:value="32.4324324324324" calcext:value-type="float">
            <text:p>32,43</text:p>
          </table:table-cell>
          <table:table-cell table:style-name="ce39" table:formula="of:=[.M67]/(['Allgemeine Informationen'.$B$2]-[.Q67])*['Allgemeine Informationen'.$B$2]" office:value-type="float" office:value="31.1605723370429" calcext:value-type="float">
            <text:p>31,16</text:p>
          </table:table-cell>
          <table:table-cell table:formula="of:=[.N67]/(['Allgemeine Informationen'.$B$2]-[.Q67])*['Allgemeine Informationen'.$B$2]" office:value-type="float" office:value="2.54372019077901" calcext:value-type="float">
            <text:p>2,54</text:p>
          </table:table-cell>
          <table:table-cell table:style-name="ce56" table:formula="of:=[.R67]/(['Allgemeine Informationen'.$B$2]-[.Q67])*['Allgemeine Informationen'.$B$2]" office:value-type="float" office:value="22.2575516693163" calcext:value-type="float">
            <text:p>22,26</text:p>
          </table:table-cell>
          <table:table-cell/>
          <table:table-cell table:style-name="ce7" table:formula="of:=[.O67]/['Allgemeine Informationen'.$B$1]" office:value-type="float" office:value="0.204" calcext:value-type="float">
            <text:p>0,2</text:p>
          </table:table-cell>
          <table:table-cell/>
          <table:table-cell table:style-name="ce7"/>
          <table:table-cell office:value-type="float" office:value="21" calcext:value-type="float">
            <text:p>21</text:p>
          </table:table-cell>
          <table:table-cell table:style-name="ce7" office:value-type="float" office:value="87" calcext:value-type="float">
            <text:p>87</text:p>
          </table:table-cell>
          <table:table-cell office:value-type="float" office:value="1.96" calcext:value-type="float">
            <text:p>1,96</text:p>
          </table:table-cell>
          <table:table-cell table:style-name="ce7" office:value-type="float" office:value="0.16" calcext:value-type="float">
            <text:p>0,16</text:p>
          </table:table-cell>
          <table:table-cell office:value-type="float" office:value="2.04" calcext:value-type="float">
            <text:p>2,0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3.71" calcext:value-type="float">
            <text:p>93,71</text:p>
          </table:table-cell>
          <table:table-cell table:style-name="ce7"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7" calcext:value-type="float">
            <text:p>0,57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style-name="ce7"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19.89" calcext:value-type="float">
            <text:p>19,89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516" calcext:value-type="float">
            <text:p>516</text:p>
          </table:table-cell>
          <table:table-cell table:style-name="ce7" office:value-type="float" office:value="1383" calcext:value-type="float">
            <text:p>1.38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0.68" calcext:value-type="float">
            <text:p>0,68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153" calcext:value-type="float">
            <text:p>153</text:p>
          </table:table-cell>
          <table:table-cell office:value-type="float" office:value="0.44" calcext:value-type="float">
            <text:p>0,44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1" calcext:value-type="float">
            <text:p>101</text:p>
          </table:table-cell>
          <table:table-cell office:value-type="float" office:value="47000" calcext:value-type="float">
            <text:p>47.000</text:p>
          </table:table-cell>
          <table:table-cell table:style-name="ce7"/>
          <table:table-cell office:value-type="float" office:value="110" calcext:value-type="float">
            <text:p>110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table:style-name="ce7" office:value-type="float" office:value="273" calcext:value-type="float">
            <text:p>273</text:p>
          </table:table-cell>
          <table:table-cell office:value-type="float" office:value="476" calcext:value-type="float">
            <text:p>476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77" calcext:value-type="float">
            <text:p>1.177</text:p>
          </table:table-cell>
          <table:table-cell/>
          <table:table-cell table:style-name="ce71" table:formula="of:=IF([.CG67]=0;0;[.CF67]/[.CG67])" office:value-type="float" office:value="0.142857142857143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style-name="ce87"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style-name="ce7" office:value-type="float" office:value="0.99" calcext:value-type="float">
            <text:p>0,99</text:p>
          </table:table-cell>
          <table:table-cell office:value-type="float" office:value="0.24" calcext:value-type="float">
            <text:p>0,2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04" calcext:value-type="float">
            <text:p>2,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75" calcext:value-type="float">
            <text:p>0,75</text:p>
          </table:table-cell>
          <table:table-cell office:value-type="float" office:value="196" calcext:value-type="float">
            <text:p>19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800" calcext:value-type="float">
            <text:p>1.8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4" calcext:value-type="float">
            <text:p>0,4</text:p>
          </table:table-cell>
          <table:table-cell table:style-name="ce7" office:value-type="float" office:value="0.91" calcext:value-type="float">
            <text:p>0,91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23" calcext:value-type="float">
            <text:p>23</text:p>
          </table:table-cell>
          <table:table-cell office:value-type="float" office:value="2.24" calcext:value-type="float">
            <text:p>2,2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Lauch/Porree</text:p>
          </table:table-cell>
          <table:table-cell/>
          <table:table-cell table:style-name="ce27" table:formula="of:=([.O68]/(['Allgemeine Informationen'.$B$2]-[.Q68])*['Allgemeine Informationen'.$B$2])" office:value-type="float" office:value="33.6776859504132" calcext:value-type="float">
            <text:p>33,68</text:p>
          </table:table-cell>
          <table:table-cell table:formula="of:=[.M68]/(['Allgemeine Informationen'.$B$2]-[.Q68])*['Allgemeine Informationen'.$B$2]" office:value-type="float" office:value="22.1074380165289" calcext:value-type="float">
            <text:p>22,11</text:p>
          </table:table-cell>
          <table:table-cell table:style-name="ce45" table:formula="of:=[.N68]/(['Allgemeine Informationen'.$B$2]-[.Q68])*['Allgemeine Informationen'.$B$2]" office:value-type="float" office:value="2.99586776859504" calcext:value-type="float">
            <text:p>3</text:p>
          </table:table-cell>
          <table:table-cell table:formula="of:=[.R68]/(['Allgemeine Informationen'.$B$2]-[.Q68])*['Allgemeine Informationen'.$B$2]" office:value-type="float" office:value="22.7272727272727" calcext:value-type="float">
            <text:p>22,73</text:p>
          </table:table-cell>
          <table:table-cell table:style-name="ce54"/>
          <table:table-cell table:formula="of:=[.O68]/['Allgemeine Informationen'.$B$1]" office:value-type="float" office:value="0.326" calcext:value-type="float">
            <text:p>0,33</text:p>
          </table:table-cell>
          <table:table-cell table:style-name="ce5"/>
          <table:table-cell/>
          <table:table-cell table:style-name="ce5"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2.14" calcext:value-type="float">
            <text:p>2,14</text:p>
          </table:table-cell>
          <table:table-cell office:value-type="float" office:value="0.29" calcext:value-type="float">
            <text:p>0,29</text:p>
          </table:table-cell>
          <table:table-cell table:style-name="ce5" office:value-type="float" office:value="3.26" calcext:value-type="float">
            <text:p>3,26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0.32" calcext:value-type="float">
            <text:p>90,32</text:p>
          </table:table-cell>
          <table:table-cell office:value-type="float" office:value="2.2" calcext:value-type="float">
            <text:p>2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table:style-name="ce5" office:value-type="float" office:value="103" calcext:value-type="float">
            <text:p>103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26" calcext:value-type="float">
            <text:p>0,26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0.53" calcext:value-type="float">
            <text:p>0,53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style-name="ce5" office:value-type="float" office:value="739" calcext:value-type="float">
            <text:p>739</text:p>
          </table:table-cell>
          <table:table-cell office:value-type="float" office:value="897" calcext:value-type="float">
            <text:p>89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5" office:value-type="float" office:value="279" calcext:value-type="float">
            <text:p>279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63" calcext:value-type="float">
            <text:p>63</text:p>
          </table:table-cell>
          <table:table-cell office:value-type="float" office:value="0.81" calcext:value-type="float">
            <text:p>0,81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0.28" calcext:value-type="float">
            <text:p>0,28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style-name="ce5" office:value-type="float" office:value="58000" calcext:value-type="float">
            <text:p>58.000</text:p>
          </table:table-cell>
          <table:table-cell/>
          <table:table-cell table:style-name="ce5"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table:style-name="ce5" office:value-type="float" office:value="386" calcext:value-type="float">
            <text:p>386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table:style-name="ce5"/>
          <table:table-cell table:formula="of:=IF([.CG68]=0;0;[.CF68]/[.CG68])" office:value-type="float" office:value="0.285714285714286" calcext:value-type="float">
            <text:p>0,29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1.01" calcext:value-type="float">
            <text:p>1,01</text:p>
          </table:table-cell>
          <table:table-cell office:value-type="float" office:value="1.24" calcext:value-type="float">
            <text:p>1,24</text:p>
          </table:table-cell>
          <table:table-cell table:style-name="ce5"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3.14" calcext:value-type="float">
            <text:p>3,14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6" calcext:value-type="float">
            <text:p>0,66</text:p>
          </table:table-cell>
          <table:table-cell table:style-name="ce5" office:value-type="float" office:value="286" calcext:value-type="float">
            <text:p>286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51" calcext:value-type="float">
            <text:p>2.25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89" calcext:value-type="float">
            <text:p>889</text:p>
          </table:table-cell>
          <table:table-cell office:value-type="float" office:value="489" calcext:value-type="float">
            <text:p>489</text:p>
          </table:table-cell>
          <table:table-cell table:style-name="ce5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5" office:value-type="float" office:value="0.52" calcext:value-type="float">
            <text:p>0,52</text:p>
          </table:table-cell>
          <table:table-cell office:value-type="float" office:value="1.75" calcext:value-type="float">
            <text:p>1,75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.26" calcext:value-type="float">
            <text:p>2,26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Eisbergsalat</text:p>
          </table:table-cell>
          <table:table-cell table:style-name="ce7"/>
          <table:table-cell table:formula="of:=([.O69]/(['Allgemeine Informationen'.$B$2]-[.Q69])*['Allgemeine Informationen'.$B$2])" office:value-type="float" office:value="34.2047930283224" calcext:value-type="float">
            <text:p>34,2</text:p>
          </table:table-cell>
          <table:table-cell table:style-name="ce39" table:formula="of:=[.M69]/(['Allgemeine Informationen'.$B$2]-[.Q69])*['Allgemeine Informationen'.$B$2]" office:value-type="float" office:value="21.7864923747277" calcext:value-type="float">
            <text:p>21,79</text:p>
          </table:table-cell>
          <table:table-cell table:formula="of:=[.N69]/(['Allgemeine Informationen'.$B$2]-[.Q69])*['Allgemeine Informationen'.$B$2]" office:value-type="float" office:value="4.35729847494553" calcext:value-type="float">
            <text:p>4,36</text:p>
          </table:table-cell>
          <table:table-cell table:style-name="ce56" table:formula="of:=[.R69]/(['Allgemeine Informationen'.$B$2]-[.Q69])*['Allgemeine Informationen'.$B$2]" office:value-type="float" office:value="23.3115468409586" calcext:value-type="float">
            <text:p>23,31</text:p>
          </table:table-cell>
          <table:table-cell/>
          <table:table-cell table:style-name="ce7" table:formula="of:=[.O69]/['Allgemeine Informationen'.$B$1]" office:value-type="float" office:value="0.157" calcext:value-type="float">
            <text:p>0,16</text:p>
          </table:table-cell>
          <table:table-cell/>
          <table:table-cell table:style-name="ce7"/>
          <table:table-cell office:value-type="float" office:value="15" calcext:value-type="float">
            <text:p>15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1.57" calcext:value-type="float">
            <text:p>1,5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5.41" calcext:value-type="float">
            <text:p>95,41</text:p>
          </table:table-cell>
          <table:table-cell table:style-name="ce7"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5" calcext:value-type="float">
            <text:p>0,4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7" calcext:value-type="float">
            <text:p>0,57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4.3" calcext:value-type="float">
            <text:p>4,3</text:p>
          </table:table-cell>
          <table:table-cell table:style-name="ce7"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00" calcext:value-type="float">
            <text:p>600</text:p>
          </table:table-cell>
          <table:table-cell office:value-type="float" office:value="3600" calcext:value-type="float">
            <text:p>3.600</text:p>
          </table:table-cell>
          <table:table-cell table:style-name="ce7"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0.15" calcext:value-type="float">
            <text:p>0,15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1" calcext:value-type="float">
            <text:p>151</text:p>
          </table:table-cell>
          <table:table-cell office:value-type="float" office:value="16000" calcext:value-type="float">
            <text:p>16.000</text:p>
          </table:table-cell>
          <table:table-cell table:style-name="ce7"/>
          <table:table-cell office:value-type="float" office:value="57" calcext:value-type="float">
            <text:p>57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7"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79" calcext:value-type="float">
            <text:p>479</text:p>
          </table:table-cell>
          <table:table-cell/>
          <table:table-cell table:style-name="ce71" table:formula="of:=IF([.CG69]=0;0;[.CF69]/[.CG69])"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style-name="ce87"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01" calcext:value-type="float">
            <text:p>0,0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0.38" calcext:value-type="float">
            <text:p>0,3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1.97" calcext:value-type="float">
            <text:p>1,9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4" calcext:value-type="float">
            <text:p>0,34</text:p>
          </table:table-cell>
          <table:table-cell office:value-type="float" office:value="385" calcext:value-type="float">
            <text:p>38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92" calcext:value-type="float">
            <text:p>1.59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7"/>
          <table:table-cell office:value-type="float" office:value="0.24" calcext:value-type="float">
            <text:p>0,24</text:p>
          </table:table-cell>
          <table:table-cell table:style-name="ce7" office:value-type="float" office:value="0.83" calcext:value-type="float">
            <text:p>0,83</text:p>
          </table:table-cell>
          <table:table-cell office:value-type="float" office:value="32" calcext:value-type="float">
            <text:p>32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11" calcext:value-type="float">
            <text:p>11</text:p>
          </table:table-cell>
          <table:table-cell office:value-type="float" office:value="3.84" calcext:value-type="float">
            <text:p>3,8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Zucchini</text:p>
          </table:table-cell>
          <table:table-cell/>
          <table:table-cell table:style-name="ce27" table:formula="of:=([.O70]/(['Allgemeine Informationen'.$B$2]-[.Q70])*['Allgemeine Informationen'.$B$2])" office:value-type="float" office:value="34.7692307692308" calcext:value-type="float">
            <text:p>34,77</text:p>
          </table:table-cell>
          <table:table-cell table:formula="of:=[.M70]/(['Allgemeine Informationen'.$B$2]-[.Q70])*['Allgemeine Informationen'.$B$2]" office:value-type="float" office:value="31.2307692307692" calcext:value-type="float">
            <text:p>31,23</text:p>
          </table:table-cell>
          <table:table-cell table:style-name="ce45" table:formula="of:=[.N70]/(['Allgemeine Informationen'.$B$2]-[.Q70])*['Allgemeine Informationen'.$B$2]" office:value-type="float" office:value="4.46153846153846" calcext:value-type="float">
            <text:p>4,46</text:p>
          </table:table-cell>
          <table:table-cell table:formula="of:=[.R70]/(['Allgemeine Informationen'.$B$2]-[.Q70])*['Allgemeine Informationen'.$B$2]" office:value-type="float" office:value="16.9230769230769" calcext:value-type="float">
            <text:p>16,92</text:p>
          </table:table-cell>
          <table:table-cell table:style-name="ce54"/>
          <table:table-cell table:formula="of:=[.O70]/['Allgemeine Informationen'.$B$1]" office:value-type="float" office:value="0.226" calcext:value-type="float">
            <text:p>0,23</text:p>
          </table:table-cell>
          <table:table-cell table:style-name="ce5"/>
          <table:table-cell/>
          <table:table-cell table:style-name="ce5"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table:style-name="ce5" office:value-type="float" office:value="2.03" calcext:value-type="float">
            <text:p>2,03</text:p>
          </table:table-cell>
          <table:table-cell office:value-type="float" office:value="0.29" calcext:value-type="float">
            <text:p>0,29</text:p>
          </table:table-cell>
          <table:table-cell table:style-name="ce5" office:value-type="float" office:value="2.26" calcext:value-type="float">
            <text:p>2,26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3.5" calcext:value-type="float">
            <text:p>93,5</text:p>
          </table:table-cell>
          <table:table-cell office:value-type="float" office:value="1.1" calcext:value-type="float">
            <text:p>1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.21" calcext:value-type="float">
            <text:p>0,21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17.6" calcext:value-type="float">
            <text:p>17,6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180" calcext:value-type="float">
            <text:p>180</text:p>
          </table:table-cell>
          <table:table-cell office:value-type="float" office:value="917" calcext:value-type="float">
            <text:p>9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table:style-name="ce5"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1.02" calcext:value-type="float">
            <text:p>1,02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0.25" calcext:value-type="float">
            <text:p>0,25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.3" calcext:value-type="float">
            <text:p>2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5" office:value-type="float" office:value="25000" calcext:value-type="float">
            <text:p>25.000</text:p>
          </table:table-cell>
          <table:table-cell/>
          <table:table-cell table:style-name="ce5"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table:style-name="ce5"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313" calcext:value-type="float">
            <text:p>313</text:p>
          </table:table-cell>
          <table:table-cell table:style-name="ce5" office:value-type="float" office:value="401" calcext:value-type="float">
            <text:p>401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02" calcext:value-type="float">
            <text:p>1.102</text:p>
          </table:table-cell>
          <table:table-cell table:style-name="ce5"/>
          <table:table-cell table:formula="of:=IF([.CG70]=0;0;[.CF70]/[.CG70])" office:value-type="float" office:value="1.8" calcext:value-type="float">
            <text:p>1,8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45" calcext:value-type="float">
            <text:p>0,45</text:p>
          </table:table-cell>
          <table:table-cell office:value-type="float" office:value="2.26" calcext:value-type="float">
            <text:p>2,2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style-name="ce5" office:value-type="float" office:value="385" calcext:value-type="float">
            <text:p>385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55" calcext:value-type="float">
            <text:p>2.15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51" calcext:value-type="float">
            <text:p>451</text:p>
          </table:table-cell>
          <table:table-cell/>
          <table:table-cell table:style-name="ce5" office:value-type="float" office:value="0.26" calcext:value-type="float">
            <text:p>0,26</text:p>
          </table:table-cell>
          <table:table-cell office:value-type="float" office:value="0.82" calcext:value-type="float">
            <text:p>0,82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.01" calcext:value-type="float">
            <text:p>2,01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Fenchel Knolle</text:p>
          </table:table-cell>
          <table:table-cell table:style-name="ce7"/>
          <table:table-cell table:formula="of:=([.O71]/(['Allgemeine Informationen'.$B$2]-[.Q71])*['Allgemeine Informationen'.$B$2])" office:value-type="float" office:value="39.4736842105263" calcext:value-type="float">
            <text:p>39,47</text:p>
          </table:table-cell>
          <table:table-cell table:style-name="ce39" table:formula="of:=[.M71]/(['Allgemeine Informationen'.$B$2]-[.Q71])*['Allgemeine Informationen'.$B$2]" office:value-type="float" office:value="18.421052631579" calcext:value-type="float">
            <text:p>18,42</text:p>
          </table:table-cell>
          <table:table-cell table:formula="of:=[.N71]/(['Allgemeine Informationen'.$B$2]-[.Q71])*['Allgemeine Informationen'.$B$2]" office:value-type="float" office:value="2.63157894736842" calcext:value-type="float">
            <text:p>2,63</text:p>
          </table:table-cell>
          <table:table-cell table:style-name="ce56" table:formula="of:=[.R71]/(['Allgemeine Informationen'.$B$2]-[.Q71])*['Allgemeine Informationen'.$B$2]" office:value-type="float" office:value="26.3157894736842" calcext:value-type="float">
            <text:p>26,32</text:p>
          </table:table-cell>
          <table:table-cell/>
          <table:table-cell table:style-name="ce7" table:formula="of:=[.O71]/['Allgemeine Informationen'.$B$1]" office:value-type="float" office:value="0.3" calcext:value-type="float">
            <text:p>0,3</text:p>
          </table:table-cell>
          <table:table-cell/>
          <table:table-cell table:style-name="ce7"/>
          <table:table-cell office:value-type="float" office:value="23" calcext:value-type="float">
            <text:p>23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.4" calcext:value-type="float">
            <text:p>1,4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2.4" calcext:value-type="float">
            <text:p>92,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table:style-name="ce7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office:value-type="float" office:value="395" calcext:value-type="float">
            <text:p>395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74" calcext:value-type="float">
            <text:p>74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table:style-name="ce7"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style-name="ce7" office:value-type="float" office:value="184" calcext:value-type="float">
            <text:p>184</text:p>
          </table:table-cell>
          <table:table-cell office:value-type="float" office:value="276" calcext:value-type="float">
            <text:p>276</text:p>
          </table:table-cell>
          <table:table-cell table:style-name="ce7"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32" calcext:value-type="float">
            <text:p>732</text:p>
          </table:table-cell>
          <table:table-cell/>
          <table:table-cell table:style-name="ce71" table:formula="of:=IF([.CG71]=0;0;[.CF71]/[.CG71])" office:value-type="float" office:value="0.375" calcext:value-type="float">
            <text:p>0,38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table:style-name="ce87"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0.01" calcext:value-type="float">
            <text:p>0,01</text:p>
          </table:table-cell>
          <table:table-cell/>
          <table:table-cell table:style-name="ce7" office:value-type="float" office:value="0.14" calcext:value-type="float">
            <text:p>0,14</text:p>
          </table:table-cell>
          <table:table-cell office:value-type="float" office:value="1.41" calcext:value-type="float">
            <text:p>1,41</text:p>
          </table:table-cell>
          <table:table-cell table:style-name="ce7" office:value-type="float" office:value="1.2" calcext:value-type="float">
            <text:p>1,2</text:p>
          </table:table-cell>
          <table:table-cell office:value-type="float" office:value="0.39" calcext:value-type="float">
            <text:p>0,3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" calcext:value-type="float">
            <text:p>0,6</text:p>
          </table:table-cell>
          <table:table-cell office:value-type="float" office:value="560" calcext:value-type="float">
            <text:p>56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610" calcext:value-type="float">
            <text:p>2.61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5" calcext:value-type="float">
            <text:p>0,5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,5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Bärlauch</text:p>
          </table:table-cell>
          <table:table-cell/>
          <table:table-cell table:style-name="ce27" table:formula="of:=([.O72]/(['Allgemeine Informationen'.$B$2]-[.Q72])*['Allgemeine Informationen'.$B$2])" office:value-type="float" office:value="39.8097826086957" calcext:value-type="float">
            <text:p>39,81</text:p>
          </table:table-cell>
          <table:table-cell table:formula="of:=[.M72]/(['Allgemeine Informationen'.$B$2]-[.Q72])*['Allgemeine Informationen'.$B$2]" office:value-type="float" office:value="12.2282608695652" calcext:value-type="float">
            <text:p>12,23</text:p>
          </table:table-cell>
          <table:table-cell table:style-name="ce45" table:formula="of:=[.N72]/(['Allgemeine Informationen'.$B$2]-[.Q72])*['Allgemeine Informationen'.$B$2]" office:value-type="float" office:value="4.07608695652174" calcext:value-type="float">
            <text:p>4,08</text:p>
          </table:table-cell>
          <table:table-cell table:formula="of:=[.R72]/(['Allgemeine Informationen'.$B$2]-[.Q72])*['Allgemeine Informationen'.$B$2]" office:value-type="float" office:value="29.6195652173913" calcext:value-type="float">
            <text:p>29,62</text:p>
          </table:table-cell>
          <table:table-cell table:style-name="ce54"/>
          <table:table-cell table:formula="of:=[.O72]/['Allgemeine Informationen'.$B$1]" office:value-type="float" office:value="0.293" calcext:value-type="float">
            <text:p>0,29</text:p>
          </table:table-cell>
          <table:table-cell table:style-name="ce5"/>
          <table:table-cell/>
          <table:table-cell table:style-name="ce5"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style-name="ce5"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2.93" calcext:value-type="float">
            <text:p>2,93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2.64" calcext:value-type="float">
            <text:p>92,64</text:p>
          </table:table-cell>
          <table:table-cell office:value-type="float" office:value="2.18" calcext:value-type="float">
            <text:p>2,1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150" calcext:value-type="float">
            <text:p>150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1" calcext:value-type="float">
            <text:p>0,11</text:p>
          </table:table-cell>
          <table:table-cell office:value-type="float" office:value="0.9" calcext:value-type="float">
            <text:p>0,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1200" calcext:value-type="float">
            <text:p>1.200</text:p>
          </table:table-cell>
          <table:table-cell office:value-type="float" office:value="1017" calcext:value-type="float">
            <text:p>1.0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6" calcext:value-type="float">
            <text:p>16</text:p>
          </table:table-cell>
          <table:table-cell table:style-name="ce5" office:value-type="float" office:value="336" calcext:value-type="float">
            <text:p>336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2.87" calcext:value-type="float">
            <text:p>2,87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0.27" calcext:value-type="float">
            <text:p>0,27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2.4" calcext:value-type="float">
            <text:p>2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61000" calcext:value-type="float">
            <text:p>61.000</text:p>
          </table:table-cell>
          <table:table-cell/>
          <table:table-cell table:style-name="ce5"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table:style-name="ce5"/>
          <table:table-cell table:formula="of:=IF([.CG72]=0;0;[.CF72]/[.CG72])" office:value-type="float" office:value="0.0833333333333333" calcext:value-type="float">
            <text:p>0,08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  <table:table-cell table:style-name="ce5" office:value-type="float" office:value="1.36" calcext:value-type="float">
            <text:p>1,3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2.89" calcext:value-type="float">
            <text:p>2,8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table:style-name="ce5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30" calcext:value-type="float">
            <text:p>1.53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60" calcext:value-type="float">
            <text:p>1.360</text:p>
          </table:table-cell>
          <table:table-cell office:value-type="float" office:value="675" calcext:value-type="float">
            <text:p>67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0.92" calcext:value-type="float">
            <text:p>0,92</text:p>
          </table:table-cell>
          <table:table-cell office:value-type="float" office:value="1.26" calcext:value-type="float">
            <text:p>1,26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.85" calcext:value-type="float">
            <text:p>1,85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Rotkohl</text:p>
          </table:table-cell>
          <table:table-cell table:style-name="ce7"/>
          <table:table-cell table:formula="of:=([.O73]/(['Allgemeine Informationen'.$B$2]-[.Q73])*['Allgemeine Informationen'.$B$2])" office:value-type="float" office:value="40.9722222222222" calcext:value-type="float">
            <text:p>40,97</text:p>
          </table:table-cell>
          <table:table-cell table:style-name="ce39" table:formula="of:=[.M73]/(['Allgemeine Informationen'.$B$2]-[.Q73])*['Allgemeine Informationen'.$B$2]" office:value-type="float" office:value="17.3611111111111" calcext:value-type="float">
            <text:p>17,36</text:p>
          </table:table-cell>
          <table:table-cell table:formula="of:=[.N73]/(['Allgemeine Informationen'.$B$2]-[.Q73])*['Allgemeine Informationen'.$B$2]" office:value-type="float" office:value="2.08333333333333" calcext:value-type="float">
            <text:p>2,08</text:p>
          </table:table-cell>
          <table:table-cell table:style-name="ce56" table:formula="of:=[.R73]/(['Allgemeine Informationen'.$B$2]-[.Q73])*['Allgemeine Informationen'.$B$2]" office:value-type="float" office:value="28.9351851851852" calcext:value-type="float">
            <text:p>28,94</text:p>
          </table:table-cell>
          <table:table-cell/>
          <table:table-cell table:style-name="ce7" table:formula="of:=[.O73]/['Allgemeine Informationen'.$B$1]" office:value-type="float" office:value="0.354" calcext:value-type="float">
            <text:p>0,35</text:p>
          </table:table-cell>
          <table:table-cell/>
          <table:table-cell table:style-name="ce7"/>
          <table:table-cell office:value-type="float" office:value="27" calcext:value-type="float">
            <text:p>27</text:p>
          </table:table-cell>
          <table:table-cell table:style-name="ce7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7" office:value-type="float" office:value="0.18" calcext:value-type="float">
            <text:p>0,18</text:p>
          </table:table-cell>
          <table:table-cell office:value-type="float" office:value="3.54" calcext:value-type="float">
            <text:p>3,5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1.36" calcext:value-type="float">
            <text:p>91,36</text:p>
          </table:table-cell>
          <table:table-cell table:style-name="ce7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72" calcext:value-type="float">
            <text:p>0,7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7" calcext:value-type="float">
            <text:p>1,7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15" calcext:value-type="float">
            <text:p>0,15</text:p>
          </table:table-cell>
          <table:table-cell office:value-type="float" office:value="57.14" calcext:value-type="float">
            <text:p>57,14</text:p>
          </table:table-cell>
          <table:table-cell table:style-name="ce7" office:value-type="float" office:value="1.7" calcext:value-type="float">
            <text:p>1,7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0.44" calcext:value-type="float">
            <text:p>0,44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0.19" calcext:value-type="float">
            <text:p>0,19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60" calcext:value-type="float">
            <text:p>160</text:p>
          </table:table-cell>
          <table:table-cell office:value-type="float" office:value="68000" calcext:value-type="float">
            <text:p>68.000</text:p>
          </table:table-cell>
          <table:table-cell table:style-name="ce7"/>
          <table:table-cell office:value-type="float" office:value="110" calcext:value-type="float">
            <text:p>110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321" calcext:value-type="float">
            <text:p>321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289" calcext:value-type="float">
            <text:p>289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25" calcext:value-type="float">
            <text:p>925</text:p>
          </table:table-cell>
          <table:table-cell/>
          <table:table-cell table:style-name="ce71" table:formula="of:=IF([.CG73]=0;0;[.CF73]/[.CG73])" office:value-type="float" office:value="0.8" calcext:value-type="float">
            <text:p>0,8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table:style-name="ce87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1.68" calcext:value-type="float">
            <text:p>1,68</text:p>
          </table:table-cell>
          <table:table-cell table:style-name="ce7" office:value-type="float" office:value="1.28" calcext:value-type="float">
            <text:p>1,28</text:p>
          </table:table-cell>
          <table:table-cell office:value-type="float" office:value="0.51" calcext:value-type="float">
            <text:p>0,5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table:style-name="ce7" office:value-type="float" office:value="3.47" calcext:value-type="float">
            <text:p>3,4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97" calcext:value-type="float">
            <text:p>0,97</text:p>
          </table:table-cell>
          <table:table-cell office:value-type="float" office:value="475" calcext:value-type="float">
            <text:p>47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953" calcext:value-type="float">
            <text:p>2.95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7"/>
          <table:table-cell office:value-type="float" office:value="0.8" calcext:value-type="float">
            <text:p>0,8</text:p>
          </table:table-cell>
          <table:table-cell table:style-name="ce7" office:value-type="float" office:value="1.7" calcext:value-type="float">
            <text:p>1,7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32" calcext:value-type="float">
            <text:p>32</text:p>
          </table:table-cell>
          <table:table-cell office:value-type="float" office:value="2.88" calcext:value-type="float">
            <text:p>2,8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Paprika grün</text:p>
          </table:table-cell>
          <table:table-cell/>
          <table:table-cell table:style-name="ce27" table:formula="of:=([.O74]/(['Allgemeine Informationen'.$B$2]-[.Q74])*['Allgemeine Informationen'.$B$2])" office:value-type="float" office:value="41.2765957446809" calcext:value-type="float">
            <text:p>41,28</text:p>
          </table:table-cell>
          <table:table-cell table:formula="of:=[.M74]/(['Allgemeine Informationen'.$B$2]-[.Q74])*['Allgemeine Informationen'.$B$2]" office:value-type="float" office:value="15.3191489361702" calcext:value-type="float">
            <text:p>15,32</text:p>
          </table:table-cell>
          <table:table-cell table:style-name="ce45" table:formula="of:=[.N74]/(['Allgemeine Informationen'.$B$2]-[.Q74])*['Allgemeine Informationen'.$B$2]" office:value-type="float" office:value="3.40425531914894" calcext:value-type="float">
            <text:p>3,4</text:p>
          </table:table-cell>
          <table:table-cell table:formula="of:=[.R74]/(['Allgemeine Informationen'.$B$2]-[.Q74])*['Allgemeine Informationen'.$B$2]" office:value-type="float" office:value="28.3687943262411" calcext:value-type="float">
            <text:p>28,37</text:p>
          </table:table-cell>
          <table:table-cell table:style-name="ce54"/>
          <table:table-cell table:formula="of:=[.O74]/['Allgemeine Informationen'.$B$1]" office:value-type="float" office:value="0.291" calcext:value-type="float">
            <text:p>0,29</text:p>
          </table:table-cell>
          <table:table-cell table:style-name="ce5"/>
          <table:table-cell/>
          <table:table-cell table:style-name="ce5"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.08" calcext:value-type="float">
            <text:p>1,08</text:p>
          </table:table-cell>
          <table:table-cell office:value-type="float" office:value="0.24" calcext:value-type="float">
            <text:p>0,24</text:p>
          </table:table-cell>
          <table:table-cell table:style-name="ce5" office:value-type="float" office:value="2.91" calcext:value-type="float">
            <text:p>2,9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2.95" calcext:value-type="float">
            <text:p>92,9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24" calcext:value-type="float">
            <text:p>0,24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2.5" calcext:value-type="float">
            <text:p>2,5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3" calcext:value-type="float">
            <text:p>0,2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5" office:value-type="float" office:value="528" calcext:value-type="float">
            <text:p>528</text:p>
          </table:table-cell>
          <table:table-cell office:value-type="float" office:value="563" calcext:value-type="float">
            <text:p>56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style-name="ce5" office:value-type="float" office:value="21000" calcext:value-type="float">
            <text:p>21.000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196" calcext:value-type="float">
            <text:p>196</text:p>
          </table:table-cell>
          <table:table-cell table:style-name="ce5"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table:style-name="ce5"/>
          <table:table-cell table:formula="of:=IF([.CG74]=0;0;[.CF74]/[.CG74])" office:value-type="float" office:value="0.181818181818182" calcext:value-type="float">
            <text:p>0,18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office:value-type="float" office:value="0.37" calcext:value-type="float">
            <text:p>0,37</text:p>
          </table:table-cell>
          <table:table-cell table:style-name="ce5" office:value-type="float" office:value="1.46" calcext:value-type="float">
            <text:p>1,46</text:p>
          </table:table-cell>
          <table:table-cell office:value-type="float" office:value="1.19" calcext:value-type="float">
            <text:p>1,19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2.76" calcext:value-type="float">
            <text:p>2,7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table:style-name="ce5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48" calcext:value-type="float">
            <text:p>2.64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6" calcext:value-type="float">
            <text:p>146</text:p>
          </table:table-cell>
          <table:table-cell/>
          <table:table-cell table:style-name="ce5" office:value-type="float" office:value="0.3" calcext:value-type="float">
            <text:p>0,3</text:p>
          </table:table-cell>
          <table:table-cell office:value-type="float" office:value="1.7" calcext:value-type="float">
            <text:p>1,7</text:p>
          </table:table-cell>
          <table:table-cell table:style-name="ce5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.02" calcext:value-type="float">
            <text:p>3,02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Gurke</text:p>
          </table:table-cell>
          <table:table-cell table:style-name="ce7"/>
          <table:table-cell table:formula="of:=([.O75]/(['Allgemeine Informationen'.$B$2]-[.Q75])*['Allgemeine Informationen'.$B$2])" office:value-type="float" office:value="41.4187643020595" calcext:value-type="float">
            <text:p>41,42</text:p>
          </table:table-cell>
          <table:table-cell table:style-name="ce39" table:formula="of:=[.M75]/(['Allgemeine Informationen'.$B$2]-[.Q75])*['Allgemeine Informationen'.$B$2]" office:value-type="float" office:value="13.7299771167048" calcext:value-type="float">
            <text:p>13,73</text:p>
          </table:table-cell>
          <table:table-cell table:formula="of:=[.N75]/(['Allgemeine Informationen'.$B$2]-[.Q75])*['Allgemeine Informationen'.$B$2]" office:value-type="float" office:value="4.5766590389016" calcext:value-type="float">
            <text:p>4,58</text:p>
          </table:table-cell>
          <table:table-cell table:style-name="ce56" table:formula="of:=[.R75]/(['Allgemeine Informationen'.$B$2]-[.Q75])*['Allgemeine Informationen'.$B$2]" office:value-type="float" office:value="20.5949656750572" calcext:value-type="float">
            <text:p>20,59</text:p>
          </table:table-cell>
          <table:table-cell/>
          <table:table-cell table:style-name="ce7" table:formula="of:=[.O75]/['Allgemeine Informationen'.$B$1]" office:value-type="float" office:value="0.181" calcext:value-type="float">
            <text:p>0,18</text:p>
          </table:table-cell>
          <table:table-cell/>
          <table:table-cell table:style-name="ce7"/>
          <table:table-cell office:value-type="float" office:value="14" calcext:value-type="float">
            <text:p>14</text:p>
          </table:table-cell>
          <table:table-cell table:style-name="ce7" office:value-type="float" office:value="59" calcext:value-type="float">
            <text:p>59</text:p>
          </table:table-cell>
          <table:table-cell office:value-type="float" office:value="0.6" calcext:value-type="float">
            <text:p>0,6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1.81" calcext:value-type="float">
            <text:p>1,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5.63" calcext:value-type="float">
            <text:p>95,63</text:p>
          </table:table-cell>
          <table:table-cell table:style-name="ce7"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" calcext:value-type="float">
            <text:p>0,6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2" calcext:value-type="float">
            <text:p>62</text:p>
          </table:table-cell>
          <table:table-cell office:value-type="float" office:value="373" calcext:value-type="float">
            <text:p>373</text:p>
          </table:table-cell>
          <table:table-cell table:style-name="ce7"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22" calcext:value-type="float">
            <text:p>0,22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office:value-type="float" office:value="0.11" calcext:value-type="float">
            <text:p>0,11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1000" calcext:value-type="float">
            <text:p>11.000</text:p>
          </table:table-cell>
          <table:table-cell table:style-name="ce7"/>
          <table:table-cell office:value-type="float" office:value="45" calcext:value-type="float">
            <text:p>45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56" calcext:value-type="float">
            <text:p>356</text:p>
          </table:table-cell>
          <table:table-cell/>
          <table:table-cell table:style-name="ce71" table:formula="of:=IF([.CG75]=0;0;[.CF75]/[.CG75])" office:value-type="float" office:value="0.8" calcext:value-type="float">
            <text:p>0,8</text:p>
          </table:table-cell>
          <table:table-cell office:value-type="float" office:value="0.07" calcext:value-type="float">
            <text:p>0,07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style-name="ce87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table:style-name="ce7" office:value-type="float" office:value="0.86" calcext:value-type="float">
            <text:p>0,86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81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6" calcext:value-type="float">
            <text:p>0,16</text:p>
          </table:table-cell>
          <table:table-cell office:value-type="float" office:value="261" calcext:value-type="float">
            <text:p>261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754" calcext:value-type="float">
            <text:p>1.75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15" calcext:value-type="float">
            <text:p>0,15</text:p>
          </table:table-cell>
          <table:table-cell table:style-name="ce7" office:value-type="float" office:value="0.39" calcext:value-type="float">
            <text:p>0,39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7" calcext:value-type="float">
            <text:p>7</text:p>
          </table:table-cell>
          <table:table-cell office:value-type="float" office:value="1.31" calcext:value-type="float">
            <text:p>1,31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Aubergine</text:p>
          </table:table-cell>
          <table:table-cell/>
          <table:table-cell table:style-name="ce27" table:formula="of:=([.O76]/(['Allgemeine Informationen'.$B$2]-[.Q76])*['Allgemeine Informationen'.$B$2])" office:value-type="float" office:value="41.5692821368949" calcext:value-type="float">
            <text:p>41,57</text:p>
          </table:table-cell>
          <table:table-cell table:formula="of:=[.M76]/(['Allgemeine Informationen'.$B$2]-[.Q76])*['Allgemeine Informationen'.$B$2]" office:value-type="float" office:value="20.7011686143573" calcext:value-type="float">
            <text:p>20,7</text:p>
          </table:table-cell>
          <table:table-cell table:style-name="ce45" table:formula="of:=[.N76]/(['Allgemeine Informationen'.$B$2]-[.Q76])*['Allgemeine Informationen'.$B$2]" office:value-type="float" office:value="3.00500834724541" calcext:value-type="float">
            <text:p>3,01</text:p>
          </table:table-cell>
          <table:table-cell table:formula="of:=[.R76]/(['Allgemeine Informationen'.$B$2]-[.Q76])*['Allgemeine Informationen'.$B$2]" office:value-type="float" office:value="23.3722871452421" calcext:value-type="float">
            <text:p>23,37</text:p>
          </table:table-cell>
          <table:table-cell table:style-name="ce54"/>
          <table:table-cell table:formula="of:=[.O76]/['Allgemeine Informationen'.$B$1]" office:value-type="float" office:value="0.249" calcext:value-type="float">
            <text:p>0,25</text:p>
          </table:table-cell>
          <table:table-cell table:style-name="ce5"/>
          <table:table-cell/>
          <table:table-cell table:style-name="ce5"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1.24" calcext:value-type="float">
            <text:p>1,24</text:p>
          </table:table-cell>
          <table:table-cell office:value-type="float" office:value="0.18" calcext:value-type="float">
            <text:p>0,18</text:p>
          </table:table-cell>
          <table:table-cell table:style-name="ce5" office:value-type="float" office:value="2.49" calcext:value-type="float">
            <text:p>2,49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4.01" calcext:value-type="float">
            <text:p>94,01</text:p>
          </table:table-cell>
          <table:table-cell office:value-type="float" office:value="1.4" calcext:value-type="float">
            <text:p>1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3" calcext:value-type="float">
            <text:p>0,23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783" calcext:value-type="float">
            <text:p>78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5"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37" calcext:value-type="float">
            <text:p>0,37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29000" calcext:value-type="float">
            <text:p>29.000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table:style-name="ce5" office:value-type="float" office:value="241" calcext:value-type="float">
            <text:p>241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style-name="ce5"/>
          <table:table-cell table:formula="of:=IF([.CG76]=0;0;[.CF76]/[.CG76])" office:value-type="float" office:value="0.142857142857143" calcext:value-type="float">
            <text:p>0,14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office:value-type="float" office:value="0.11" calcext:value-type="float">
            <text:p>0,11</text:p>
          </table:table-cell>
          <table:table-cell table:style-name="ce5"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2" calcext:value-type="float">
            <text:p>0,22</text:p>
          </table:table-cell>
          <table:table-cell office:value-type="float" office:value="2.27" calcext:value-type="float">
            <text:p>2,2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91" calcext:value-type="float">
            <text:p>0,91</text:p>
          </table:table-cell>
          <table:table-cell table:style-name="ce5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66" calcext:value-type="float">
            <text:p>2.06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0" calcext:value-type="float">
            <text:p>220</text:p>
          </table:table-cell>
          <table:table-cell/>
          <table:table-cell table:style-name="ce5" office:value-type="float" office:value="1.41" calcext:value-type="float">
            <text:p>1,41</text:p>
          </table:table-cell>
          <table:table-cell office:value-type="float" office:value="1.41" calcext:value-type="float">
            <text:p>1,41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.23" calcext:value-type="float">
            <text:p>2,2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Tomate rot</text:p>
          </table:table-cell>
          <table:table-cell table:style-name="ce7"/>
          <table:table-cell table:formula="of:=([.O77]/(['Allgemeine Informationen'.$B$2]-[.Q77])*['Allgemeine Informationen'.$B$2])" office:value-type="float" office:value="42.9042904290429" calcext:value-type="float">
            <text:p>42,9</text:p>
          </table:table-cell>
          <table:table-cell table:style-name="ce39" table:formula="of:=[.M77]/(['Allgemeine Informationen'.$B$2]-[.Q77])*['Allgemeine Informationen'.$B$2]" office:value-type="float" office:value="15.6765676567657" calcext:value-type="float">
            <text:p>15,68</text:p>
          </table:table-cell>
          <table:table-cell table:formula="of:=[.N77]/(['Allgemeine Informationen'.$B$2]-[.Q77])*['Allgemeine Informationen'.$B$2]" office:value-type="float" office:value="3.46534653465346" calcext:value-type="float">
            <text:p>3,47</text:p>
          </table:table-cell>
          <table:table-cell table:style-name="ce56" table:formula="of:=[.R77]/(['Allgemeine Informationen'.$B$2]-[.Q77])*['Allgemeine Informationen'.$B$2]" office:value-type="float" office:value="21.4521452145214" calcext:value-type="float">
            <text:p>21,45</text:p>
          </table:table-cell>
          <table:table-cell/>
          <table:table-cell table:style-name="ce7" table:formula="of:=[.O77]/['Allgemeine Informationen'.$B$1]" office:value-type="float" office:value="0.26" calcext:value-type="float">
            <text:p>0,26</text:p>
          </table:table-cell>
          <table:table-cell/>
          <table:table-cell table:style-name="ce7"/>
          <table:table-cell office:value-type="float" office:value="20" calcext:value-type="float">
            <text:p>20</text:p>
          </table:table-cell>
          <table:table-cell table:style-name="ce7" office:value-type="float" office:value="84" calcext:value-type="float">
            <text:p>84</text:p>
          </table:table-cell>
          <table:table-cell office:value-type="float" office:value="0.95" calcext:value-type="float">
            <text:p>0,95</text:p>
          </table:table-cell>
          <table:table-cell table:style-name="ce7" office:value-type="float" office:value="0.21" calcext:value-type="float">
            <text:p>0,21</text:p>
          </table:table-cell>
          <table:table-cell office:value-type="float" office:value="2.6" calcext:value-type="float">
            <text:p>2,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3.94" calcext:value-type="float">
            <text:p>93,94</text:p>
          </table:table-cell>
          <table:table-cell table:style-name="ce7"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1" calcext:value-type="float">
            <text:p>0,6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19.25" calcext:value-type="float">
            <text:p>19,25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9" calcext:value-type="float">
            <text:p>99</text:p>
          </table:table-cell>
          <table:table-cell office:value-type="float" office:value="593" calcext:value-type="float">
            <text:p>593</text:p>
          </table:table-cell>
          <table:table-cell table:style-name="ce7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32" calcext:value-type="float">
            <text:p>0,32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57" calcext:value-type="float">
            <text:p>57</text:p>
          </table:table-cell>
          <table:table-cell office:value-type="float" office:value="0.09" calcext:value-type="float">
            <text:p>0,09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8" calcext:value-type="float">
            <text:p>108</text:p>
          </table:table-cell>
          <table:table-cell office:value-type="float" office:value="11000" calcext:value-type="float">
            <text:p>11.000</text:p>
          </table:table-cell>
          <table:table-cell table:style-name="ce7"/>
          <table:table-cell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121" calcext:value-type="float">
            <text:p>121</text:p>
          </table:table-cell>
          <table:table-cell office:value-type="float" office:value="337" calcext:value-type="float">
            <text:p>337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46" calcext:value-type="float">
            <text:p>546</text:p>
          </table:table-cell>
          <table:table-cell/>
          <table:table-cell table:style-name="ce71" table:formula="of:=IF([.CG77]=0;0;[.CF77]/[.CG77])" office:value-type="float" office:value="0.111111111111111" calcext:value-type="float">
            <text:p>0,11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table:style-name="ce87"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table:style-name="ce7" office:value-type="float" office:value="0.02" calcext:value-type="float">
            <text:p>0,0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table:style-name="ce7" office:value-type="float" office:value="1.36" calcext:value-type="float">
            <text:p>1,36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2.52" calcext:value-type="float">
            <text:p>2,5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6" calcext:value-type="float">
            <text:p>0,36</text:p>
          </table:table-cell>
          <table:table-cell office:value-type="float" office:value="325" calcext:value-type="float">
            <text:p>32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439" calcext:value-type="float">
            <text:p>2.43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7"/>
          <table:table-cell office:value-type="float" office:value="0.22" calcext:value-type="float">
            <text:p>0,22</text:p>
          </table:table-cell>
          <table:table-cell table:style-name="ce7" office:value-type="float" office:value="0.73" calcext:value-type="float">
            <text:p>0,73</text:p>
          </table:table-cell>
          <table:table-cell office:value-type="float" office:value="234" calcext:value-type="float">
            <text:p>234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11" calcext:value-type="float">
            <text:p>11</text:p>
          </table:table-cell>
          <table:table-cell office:value-type="float" office:value="2.7" calcext:value-type="float">
            <text:p>2,7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Weißkohl</text:p>
          </table:table-cell>
          <table:table-cell/>
          <table:table-cell table:style-name="ce27" table:formula="of:=([.O78]/(['Allgemeine Informationen'.$B$2]-[.Q78])*['Allgemeine Informationen'.$B$2])" office:value-type="float" office:value="43.2264736297828" calcext:value-type="float">
            <text:p>43,23</text:p>
          </table:table-cell>
          <table:table-cell table:formula="of:=[.M78]/(['Allgemeine Informationen'.$B$2]-[.Q78])*['Allgemeine Informationen'.$B$2]" office:value-type="float" office:value="14.2709410548087" calcext:value-type="float">
            <text:p>14,27</text:p>
          </table:table-cell>
          <table:table-cell table:style-name="ce45" table:formula="of:=[.N78]/(['Allgemeine Informationen'.$B$2]-[.Q78])*['Allgemeine Informationen'.$B$2]" office:value-type="float" office:value="1.96483971044467" calcext:value-type="float">
            <text:p>1,96</text:p>
          </table:table-cell>
          <table:table-cell table:formula="of:=[.R78]/(['Allgemeine Informationen'.$B$2]-[.Q78])*['Allgemeine Informationen'.$B$2]" office:value-type="float" office:value="31.023784901758" calcext:value-type="float">
            <text:p>31,02</text:p>
          </table:table-cell>
          <table:table-cell table:style-name="ce54"/>
          <table:table-cell table:formula="of:=[.O78]/['Allgemeine Informationen'.$B$1]" office:value-type="float" office:value="0.418" calcext:value-type="float">
            <text:p>0,42</text:p>
          </table:table-cell>
          <table:table-cell table:style-name="ce5"/>
          <table:table-cell/>
          <table:table-cell table:style-name="ce5"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style-name="ce5" office:value-type="float" office:value="1.38" calcext:value-type="float">
            <text:p>1,38</text:p>
          </table:table-cell>
          <table:table-cell office:value-type="float" office:value="0.19" calcext:value-type="float">
            <text:p>0,19</text:p>
          </table:table-cell>
          <table:table-cell table:style-name="ce5" office:value-type="float" office:value="4.18" calcext:value-type="float">
            <text:p>4,1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0.33" calcext:value-type="float">
            <text:p>90,3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style-name="ce5" office:value-type="float" office:value="51.5" calcext:value-type="float">
            <text:p>51,5</text:p>
          </table:table-cell>
          <table:table-cell office:value-type="float" office:value="1.7" calcext:value-type="float">
            <text:p>1,7</text:p>
          </table:table-cell>
          <table:table-cell table:style-name="ce5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6" calcext:value-type="float">
            <text:p>0,26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553" calcext:value-type="float">
            <text:p>55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table:style-name="ce5" office:value-type="float" office:value="269" calcext:value-type="float">
            <text:p>269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0.37" calcext:value-type="float">
            <text:p>0,37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0.16" calcext:value-type="float">
            <text:p>0,16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54000" calcext:value-type="float">
            <text:p>54.00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table:style-name="ce5" office:value-type="float" office:value="295" calcext:value-type="float">
            <text:p>295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265" calcext:value-type="float">
            <text:p>265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table:style-name="ce5"/>
          <table:table-cell table:formula="of:=IF([.CG78]=0;0;[.CF78]/[.CG78])" office:value-type="float" office:value="3" calcext:value-type="float">
            <text:p>3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.14" calcext:value-type="float">
            <text:p>0,14</text:p>
          </table:table-cell>
          <table:table-cell table:style-name="ce5" office:value-type="float" office:value="2.04" calcext:value-type="float">
            <text:p>2,04</text:p>
          </table:table-cell>
          <table:table-cell office:value-type="float" office:value="1.76" calcext:value-type="float">
            <text:p>1,76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4.15" calcext:value-type="float">
            <text:p>4,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table:style-name="ce5" office:value-type="float" office:value="1080" calcext:value-type="float">
            <text:p>1.08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00" calcext:value-type="float">
            <text:p>3.8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5" office:value-type="float" office:value="1.33" calcext:value-type="float">
            <text:p>1,33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.45" calcext:value-type="float">
            <text:p>3,45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Kohlrabi</text:p>
          </table:table-cell>
          <table:table-cell table:style-name="ce7"/>
          <table:table-cell table:formula="of:=([.O79]/(['Allgemeine Informationen'.$B$2]-[.Q79])*['Allgemeine Informationen'.$B$2])" office:value-type="float" office:value="43.9952437574317" calcext:value-type="float">
            <text:p>44</text:p>
          </table:table-cell>
          <table:table-cell table:style-name="ce39" table:formula="of:=[.M79]/(['Allgemeine Informationen'.$B$2]-[.Q79])*['Allgemeine Informationen'.$B$2]" office:value-type="float" office:value="23.0677764565993" calcext:value-type="float">
            <text:p>23,07</text:p>
          </table:table-cell>
          <table:table-cell table:formula="of:=[.N79]/(['Allgemeine Informationen'.$B$2]-[.Q79])*['Allgemeine Informationen'.$B$2]" office:value-type="float" office:value="1.9024970273484" calcext:value-type="float">
            <text:p>1,9</text:p>
          </table:table-cell>
          <table:table-cell table:style-name="ce56" table:formula="of:=[.R79]/(['Allgemeine Informationen'.$B$2]-[.Q79])*['Allgemeine Informationen'.$B$2]" office:value-type="float" office:value="17.8359096313912" calcext:value-type="float">
            <text:p>17,84</text:p>
          </table:table-cell>
          <table:table-cell/>
          <table:table-cell table:style-name="ce7" table:formula="of:=[.O79]/['Allgemeine Informationen'.$B$1]" office:value-type="float" office:value="0.37" calcext:value-type="float">
            <text:p>0,37</text:p>
          </table:table-cell>
          <table:table-cell/>
          <table:table-cell table:style-name="ce7"/>
          <table:table-cell office:value-type="float" office:value="28" calcext:value-type="float">
            <text:p>28</text:p>
          </table:table-cell>
          <table:table-cell table:style-name="ce7" office:value-type="float" office:value="116" calcext:value-type="float">
            <text:p>116</text:p>
          </table:table-cell>
          <table:table-cell office:value-type="float" office:value="1.94" calcext:value-type="float">
            <text:p>1,94</text:p>
          </table:table-cell>
          <table:table-cell table:style-name="ce7" office:value-type="float" office:value="0.16" calcext:value-type="float">
            <text:p>0,16</text:p>
          </table:table-cell>
          <table:table-cell office:value-type="float" office:value="3.7" calcext:value-type="float">
            <text:p>3,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1.59" calcext:value-type="float">
            <text:p>91,59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95" calcext:value-type="float">
            <text:p>0,9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63.3" calcext:value-type="float">
            <text:p>63,3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2000" calcext:value-type="float">
            <text:p>2.0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office:value-type="float" office:value="322" calcext:value-type="float">
            <text:p>322</text:p>
          </table:table-cell>
          <table:table-cell table:style-name="ce7"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0.47" calcext:value-type="float">
            <text:p>0,47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47" calcext:value-type="float">
            <text:p>47</text:p>
          </table:table-cell>
          <table:table-cell office:value-type="float" office:value="0.25" calcext:value-type="float">
            <text:p>0,25</text:p>
          </table:table-cell>
          <table:table-cell table:style-name="ce7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50000" calcext:value-type="float">
            <text:p>50.000</text:p>
          </table:table-cell>
          <table:table-cell table:style-name="ce7"/>
          <table:table-cell office:value-type="float" office:value="120" calcext:value-type="float">
            <text:p>120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213" calcext:value-type="float">
            <text:p>213</text:p>
          </table:table-cell>
          <table:table-cell office:value-type="float" office:value="334" calcext:value-type="float">
            <text:p>334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table:style-name="ce7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03" calcext:value-type="float">
            <text:p>1.203</text:p>
          </table:table-cell>
          <table:table-cell/>
          <table:table-cell table:style-name="ce71" table:formula="of:=IF([.CG79]=0;0;[.CF79]/[.CG79])" office:value-type="float" office:value="2.5" calcext:value-type="float">
            <text:p>2,5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style-name="ce87"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0.01" calcext:value-type="float">
            <text:p>0,0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1.38" calcext:value-type="float">
            <text:p>1,38</text:p>
          </table:table-cell>
          <table:table-cell table:style-name="ce7" office:value-type="float" office:value="1.23" calcext:value-type="float">
            <text:p>1,23</text:p>
          </table:table-cell>
          <table:table-cell office:value-type="float" office:value="1.09" calcext:value-type="float">
            <text:p>1,0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style-name="ce7"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" calcext:value-type="float">
            <text:p>0,6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618" calcext:value-type="float">
            <text:p>2.61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86" calcext:value-type="float">
            <text:p>1.08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style-name="ce7"/>
          <table:table-cell office:value-type="float" office:value="0.48" calcext:value-type="float">
            <text:p>0,48</text:p>
          </table:table-cell>
          <table:table-cell table:style-name="ce7" office:value-type="float" office:value="0.96" calcext:value-type="float">
            <text:p>0,96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25" calcext:value-type="float">
            <text:p>25</text:p>
          </table:table-cell>
          <table:table-cell office:value-type="float" office:value="2.54" calcext:value-type="float">
            <text:p>2,5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Paprika gelb</text:p>
          </table:table-cell>
          <table:table-cell/>
          <table:table-cell table:style-name="ce27" table:formula="of:=([.O80]/(['Allgemeine Informationen'.$B$2]-[.Q80])*['Allgemeine Informationen'.$B$2])" office:value-type="float" office:value="46.9441984056687" calcext:value-type="float">
            <text:p>46,94</text:p>
          </table:table-cell>
          <table:table-cell table:formula="of:=[.M80]/(['Allgemeine Informationen'.$B$2]-[.Q80])*['Allgemeine Informationen'.$B$2]" office:value-type="float" office:value="10.6288751107174" calcext:value-type="float">
            <text:p>10,63</text:p>
          </table:table-cell>
          <table:table-cell table:style-name="ce45" table:formula="of:=[.N80]/(['Allgemeine Informationen'.$B$2]-[.Q80])*['Allgemeine Informationen'.$B$2]" office:value-type="float" office:value="2.65721877767936" calcext:value-type="float">
            <text:p>2,66</text:p>
          </table:table-cell>
          <table:table-cell table:formula="of:=[.R80]/(['Allgemeine Informationen'.$B$2]-[.Q80])*['Allgemeine Informationen'.$B$2]" office:value-type="float" office:value="31.7980513728964" calcext:value-type="float">
            <text:p>31,8</text:p>
          </table:table-cell>
          <table:table-cell table:style-name="ce54"/>
          <table:table-cell table:formula="of:=[.O80]/['Allgemeine Informationen'.$B$1]" office:value-type="float" office:value="0.53" calcext:value-type="float">
            <text:p>0,53</text:p>
          </table:table-cell>
          <table:table-cell table:style-name="ce5"/>
          <table:table-cell/>
          <table:table-cell table:style-name="ce5"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table:style-name="ce5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8.71" calcext:value-type="float">
            <text:p>88,71</text:p>
          </table:table-cell>
          <table:table-cell office:value-type="float" office:value="3.59" calcext:value-type="float">
            <text:p>3,5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52" calcext:value-type="float">
            <text:p>2,52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.33" calcext:value-type="float">
            <text:p>0,33</text:p>
          </table:table-cell>
          <table:table-cell table:style-name="ce5" office:value-type="float" office:value="130" calcext:value-type="float">
            <text:p>130</text:p>
          </table:table-cell>
          <table:table-cell office:value-type="float" office:value="2.52" calcext:value-type="float">
            <text:p>2,5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135" calcext:value-type="float">
            <text:p>135</text:p>
          </table:table-cell>
          <table:table-cell office:value-type="float" office:value="950" calcext:value-type="float">
            <text:p>9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5"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9000" calcext:value-type="float">
            <text:p>19.00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218" calcext:value-type="float">
            <text:p>218</text:p>
          </table:table-cell>
          <table:table-cell table:style-name="ce5" office:value-type="float" office:value="209" calcext:value-type="float">
            <text:p>209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style-name="ce5"/>
          <table:table-cell table:formula="of:=IF([.CG80]=0;0;[.CF80]/[.CG80])" office:value-type="float" office:value="0.214285714285714" calcext:value-type="float">
            <text:p>0,21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2.65" calcext:value-type="float">
            <text:p>2,65</text:p>
          </table:table-cell>
          <table:table-cell office:value-type="float" office:value="2.17" calcext:value-type="float">
            <text:p>2,17</text:p>
          </table:table-cell>
          <table:table-cell table:style-name="ce5"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6" calcext:value-type="float">
            <text:p>0,26</text:p>
          </table:table-cell>
          <table:table-cell office:value-type="float" office:value="5.03" calcext:value-type="float">
            <text:p>5,0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15" calcext:value-type="float">
            <text:p>1,15</text:p>
          </table:table-cell>
          <table:table-cell table:style-name="ce5" office:value-type="float" office:value="1257" calcext:value-type="float">
            <text:p>1.25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823" calcext:value-type="float">
            <text:p>4.82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65" calcext:value-type="float">
            <text:p>265</text:p>
          </table:table-cell>
          <table:table-cell/>
          <table:table-cell table:style-name="ce5" office:value-type="float" office:value="0.54" calcext:value-type="float">
            <text:p>0,54</text:p>
          </table:table-cell>
          <table:table-cell office:value-type="float" office:value="3.05" calcext:value-type="float">
            <text:p>3,05</text:p>
          </table:table-cell>
          <table:table-cell table:style-name="ce5" office:value-type="float" office:value="503" calcext:value-type="float">
            <text:p>503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.09" calcext:value-type="float">
            <text:p>3,09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Gartenkürbis</text:p>
          </table:table-cell>
          <table:table-cell table:style-name="ce7"/>
          <table:table-cell table:formula="of:=([.O81]/(['Allgemeine Informationen'.$B$2]-[.Q81])*['Allgemeine Informationen'.$B$2])" office:value-type="float" office:value="47.6190476190476" calcext:value-type="float">
            <text:p>47,62</text:p>
          </table:table-cell>
          <table:table-cell table:style-name="ce39" table:formula="of:=[.M81]/(['Allgemeine Informationen'.$B$2]-[.Q81])*['Allgemeine Informationen'.$B$2]" office:value-type="float" office:value="10.8225108225108" calcext:value-type="float">
            <text:p>10,82</text:p>
          </table:table-cell>
          <table:table-cell table:formula="of:=[.N81]/(['Allgemeine Informationen'.$B$2]-[.Q81])*['Allgemeine Informationen'.$B$2]" office:value-type="float" office:value="4.32900432900432" calcext:value-type="float">
            <text:p>4,33</text:p>
          </table:table-cell>
          <table:table-cell table:style-name="ce56" table:formula="of:=[.R81]/(['Allgemeine Informationen'.$B$2]-[.Q81])*['Allgemeine Informationen'.$B$2]" office:value-type="float" office:value="23.8095238095238" calcext:value-type="float">
            <text:p>23,81</text:p>
          </table:table-cell>
          <table:table-cell/>
          <table:table-cell table:style-name="ce7" table:formula="of:=[.O81]/['Allgemeine Informationen'.$B$1]" office:value-type="float" office:value="0.22" calcext:value-type="float">
            <text:p>0,22</text:p>
          </table:table-cell>
          <table:table-cell/>
          <table:table-cell table:style-name="ce7"/>
          <table:table-cell office:value-type="float" office:value="16" calcext:value-type="float">
            <text:p>16</text:p>
          </table:table-cell>
          <table:table-cell table:style-name="ce7"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2.2" calcext:value-type="float">
            <text:p>2,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5.38" calcext:value-type="float">
            <text:p>95,38</text:p>
          </table:table-cell>
          <table:table-cell table:style-name="ce7"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" calcext:value-type="float">
            <text:p>0,4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table:style-name="ce7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7" calcext:value-type="float">
            <text:p>157</text:p>
          </table:table-cell>
          <table:table-cell office:value-type="float" office:value="6000" calcext:value-type="float">
            <text:p>6.000</text:p>
          </table:table-cell>
          <table:table-cell table:style-name="ce7"/>
          <table:table-cell office:value-type="float" office:value="27" calcext:value-type="float">
            <text:p>27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70" calcext:value-type="float">
            <text:p>270</text:p>
          </table:table-cell>
          <table:table-cell/>
          <table:table-cell table:style-name="ce71" table:formula="of:=IF([.CG81]=0;0;[.CF81]/[.CG81])"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table:style-name="ce87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.02" calcext:value-type="float">
            <text:p>0,0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table:style-name="ce7" office:value-type="float" office:value="0.75" calcext:value-type="float">
            <text:p>0,75</text:p>
          </table:table-cell>
          <table:table-cell office:value-type="float" office:value="0.35" calcext:value-type="float">
            <text:p>0,3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style-name="ce7" office:value-type="float" office:value="1.74" calcext:value-type="float">
            <text:p>1,7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" calcext:value-type="float">
            <text:p>0,44</text:p>
          </table:table-cell>
          <table:table-cell office:value-type="float" office:value="330" calcext:value-type="float">
            <text:p>33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386" calcext:value-type="float">
            <text:p>1.38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style-name="ce7"/>
          <table:table-cell office:value-type="float" office:value="0.26" calcext:value-type="float">
            <text:p>0,26</text:p>
          </table:table-cell>
          <table:table-cell table:style-name="ce7" office:value-type="float" office:value="0.84" calcext:value-type="float">
            <text:p>0,84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98" calcext:value-type="float">
            <text:p>1,98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Erbsen grün</text:p>
          </table:table-cell>
          <table:table-cell/>
          <table:table-cell table:style-name="ce27" table:formula="of:=([.O82]/(['Allgemeine Informationen'.$B$2]-[.Q82])*['Allgemeine Informationen'.$B$2])" office:value-type="float" office:value="48.1786133960047" calcext:value-type="float">
            <text:p>48,18</text:p>
          </table:table-cell>
          <table:table-cell table:formula="of:=[.M82]/(['Allgemeine Informationen'.$B$2]-[.Q82])*['Allgemeine Informationen'.$B$2]" office:value-type="float" office:value="25.6560908734822" calcext:value-type="float">
            <text:p>25,66</text:p>
          </table:table-cell>
          <table:table-cell table:style-name="ce45" table:formula="of:=[.N82]/(['Allgemeine Informationen'.$B$2]-[.Q82])*['Allgemeine Informationen'.$B$2]" office:value-type="float" office:value="1.88014101057579" calcext:value-type="float">
            <text:p>1,88</text:p>
          </table:table-cell>
          <table:table-cell table:formula="of:=[.R82]/(['Allgemeine Informationen'.$B$2]-[.Q82])*['Allgemeine Informationen'.$B$2]" office:value-type="float" office:value="19.5848021934978" calcext:value-type="float">
            <text:p>19,58</text:p>
          </table:table-cell>
          <table:table-cell table:style-name="ce54"/>
          <table:table-cell table:formula="of:=[.O82]/['Allgemeine Informationen'.$B$1]" office:value-type="float" office:value="1.23" calcext:value-type="float">
            <text:p>1,23</text:p>
          </table:table-cell>
          <table:table-cell table:style-name="ce5"/>
          <table:table-cell/>
          <table:table-cell table:style-name="ce5" office:value-type="float" office:value="91" calcext:value-type="float">
            <text:p>91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6.55" calcext:value-type="float">
            <text:p>6,55</text:p>
          </table:table-cell>
          <table:table-cell office:value-type="float" office:value="0.48" calcext:value-type="float">
            <text:p>0,48</text:p>
          </table:table-cell>
          <table:table-cell table:style-name="ce5" office:value-type="float" office:value="12.3" calcext:value-type="float">
            <text:p>12,3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74.47" calcext:value-type="float">
            <text:p>74,47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159" calcext:value-type="float">
            <text:p>159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0.16" calcext:value-type="float">
            <text:p>0,16</text:p>
          </table:table-cell>
          <table:table-cell office:value-type="float" office:value="0.16" calcext:value-type="float">
            <text:p>0,16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72" calcext:value-type="float">
            <text:p>0,72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422" calcext:value-type="float">
            <text:p>422</text:p>
          </table:table-cell>
          <table:table-cell office:value-type="float" office:value="4047" calcext:value-type="float">
            <text:p>4.04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1.58" calcext:value-type="float">
            <text:p>1,58</text:p>
          </table:table-cell>
          <table:table-cell table:style-name="ce5" office:value-type="float" office:value="118" calcext:value-type="float">
            <text:p>118</text:p>
          </table:table-cell>
          <table:table-cell office:value-type="float" office:value="246" calcext:value-type="float">
            <text:p>246</text:p>
          </table:table-cell>
          <table:table-cell table:style-name="ce5" office:value-type="float" office:value="0.96" calcext:value-type="float">
            <text:p>0,96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4.2" calcext:value-type="float">
            <text:p>4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style-name="ce5" office:value-type="float" office:value="50000" calcext:value-type="float">
            <text:p>50.000</text:p>
          </table:table-cell>
          <table:table-cell/>
          <table:table-cell table:style-name="ce5" office:value-type="float" office:value="1060" calcext:value-type="float">
            <text:p>1.060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220" calcext:value-type="float">
            <text:p>220</text:p>
          </table:table-cell>
          <table:table-cell office:value-type="float" office:value="540" calcext:value-type="float">
            <text:p>540</text:p>
          </table:table-cell>
          <table:table-cell table:style-name="ce5" office:value-type="float" office:value="670" calcext:value-type="float">
            <text:p>670</text:p>
          </table:table-cell>
          <table:table-cell office:value-type="float" office:value="610" calcext:value-type="float">
            <text:p>61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350" calcext:value-type="float">
            <text:p>350</text:p>
          </table:table-cell>
          <table:table-cell office:value-type="float" office:value="520" calcext:value-type="float">
            <text:p>520</text:p>
          </table:table-cell>
          <table:table-cell table:style-name="ce5" office:value-type="float" office:value="140" calcext:value-type="float">
            <text:p>140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990" calcext:value-type="float">
            <text:p>990</text:p>
          </table:table-cell>
          <table:table-cell office:value-type="float" office:value="170" calcext:value-type="float">
            <text:p>170</text:p>
          </table:table-cell>
          <table:table-cell table:style-name="ce5"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150" calcext:value-type="float">
            <text:p>5.1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270" calcext:value-type="float">
            <text:p>2.270</text:p>
          </table:table-cell>
          <table:table-cell table:style-name="ce5"/>
          <table:table-cell table:formula="of:=IF([.CG82]=0;0;[.CF82]/[.CG82])" office:value-type="float" office:value="0.2" calcext:value-type="float">
            <text:p>0,2</text:p>
          </table:table-cell>
          <table:table-cell table:style-name="ce5"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0.25" calcext:value-type="float">
            <text:p>0,25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09" calcext:value-type="float">
            <text:p>2,09</text:p>
          </table:table-cell>
          <table:table-cell table:style-name="ce5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50" calcext:value-type="float">
            <text:p>1.150</text:p>
          </table:table-cell>
          <table:table-cell office:value-type="float" office:value="615" calcext:value-type="float">
            <text:p>6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000" calcext:value-type="float">
            <text:p>11.000</text:p>
          </table:table-cell>
          <table:table-cell/>
          <table:table-cell table:style-name="ce5" office:value-type="float" office:value="0.26" calcext:value-type="float">
            <text:p>0,26</text:p>
          </table:table-cell>
          <table:table-cell office:value-type="float" office:value="3.99" calcext:value-type="float">
            <text:p>3,99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.75" calcext:value-type="float">
            <text:p>2,75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Paprika rot</text:p>
          </table:table-cell>
          <table:table-cell table:style-name="ce7"/>
          <table:table-cell table:formula="of:=([.O83]/(['Allgemeine Informationen'.$B$2]-[.Q83])*['Allgemeine Informationen'.$B$2])" office:value-type="float" office:value="50.314465408805" calcext:value-type="float">
            <text:p>50,31</text:p>
          </table:table-cell>
          <table:table-cell table:style-name="ce39" table:formula="of:=[.M83]/(['Allgemeine Informationen'.$B$2]-[.Q83])*['Allgemeine Informationen'.$B$2]" office:value-type="float" office:value="10.2201257861635" calcext:value-type="float">
            <text:p>10,22</text:p>
          </table:table-cell>
          <table:table-cell table:formula="of:=[.N83]/(['Allgemeine Informationen'.$B$2]-[.Q83])*['Allgemeine Informationen'.$B$2]" office:value-type="float" office:value="3.93081761006289" calcext:value-type="float">
            <text:p>3,93</text:p>
          </table:table-cell>
          <table:table-cell table:style-name="ce56" table:formula="of:=[.R83]/(['Allgemeine Informationen'.$B$2]-[.Q83])*['Allgemeine Informationen'.$B$2]" office:value-type="float" office:value="28.2232704402516" calcext:value-type="float">
            <text:p>28,22</text:p>
          </table:table-cell>
          <table:table-cell/>
          <table:table-cell table:style-name="ce7" table:formula="of:=[.O83]/['Allgemeine Informationen'.$B$1]" office:value-type="float" office:value="0.64" calcext:value-type="float">
            <text:p>0,64</text:p>
          </table:table-cell>
          <table:table-cell/>
          <table:table-cell table:style-name="ce7"/>
          <table:table-cell office:value-type="float" office:value="43" calcext:value-type="float">
            <text:p>43</text:p>
          </table:table-cell>
          <table:table-cell table:style-name="ce7" office:value-type="float" office:value="182" calcext:value-type="float">
            <text:p>182</text:p>
          </table:table-cell>
          <table:table-cell office:value-type="float" office:value="1.3" calcext:value-type="float">
            <text:p>1,3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7.28" calcext:value-type="float">
            <text:p>87,28</text:p>
          </table:table-cell>
          <table:table-cell table:style-name="ce7" office:value-type="float" office:value="3.59" calcext:value-type="float">
            <text:p>3,5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" calcext:value-type="float">
            <text:p>0,6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9" calcext:value-type="float">
            <text:p>2,9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table:style-name="ce7" office:value-type="float" office:value="0.45" calcext:value-type="float">
            <text:p>0,45</text:p>
          </table:table-cell>
          <table:table-cell office:value-type="float" office:value="140" calcext:value-type="float">
            <text:p>140</text:p>
          </table:table-cell>
          <table:table-cell table:style-name="ce7"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54" calcext:value-type="float">
            <text:p>354</text:p>
          </table:table-cell>
          <table:table-cell office:value-type="float" office:value="2125" calcext:value-type="float">
            <text:p>2.125</text:p>
          </table:table-cell>
          <table:table-cell table:style-name="ce7" office:value-type="float" office:value="1883" calcext:value-type="float">
            <text:p>1.88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55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0.26" calcext:value-type="float">
            <text:p>0,26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0000" calcext:value-type="float">
            <text:p>20.000</text:p>
          </table:table-cell>
          <table:table-cell table:style-name="ce7"/>
          <table:table-cell office:value-type="float" office:value="63" calcext:value-type="float">
            <text:p>63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style-name="ce7"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32" calcext:value-type="float">
            <text:p>732</text:p>
          </table:table-cell>
          <table:table-cell/>
          <table:table-cell table:style-name="ce71" table:formula="of:=IF([.CG83]=0;0;[.CF83]/[.CG83])" office:value-type="float" office:value="0.217391304347826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table:style-name="ce7" office:value-type="float" office:value="0.28" calcext:value-type="float">
            <text:p>0,28</text:p>
          </table:table-cell>
          <table:table-cell office:value-type="float" office:value="0.03" calcext:value-type="float">
            <text:p>0,03</text:p>
          </table:table-cell>
          <table:table-cell table:style-name="ce87"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table:style-name="ce7" office:value-type="float" office:value="0.03" calcext:value-type="float">
            <text:p>0,0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2.34" calcext:value-type="float">
            <text:p>2,34</text:p>
          </table:table-cell>
          <table:table-cell table:style-name="ce7" office:value-type="float" office:value="3.74" calcext:value-type="float">
            <text:p>3,74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15" calcext:value-type="float">
            <text:p>1,15</text:p>
          </table:table-cell>
          <table:table-cell office:value-type="float" office:value="1257" calcext:value-type="float">
            <text:p>1.25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336" calcext:value-type="float">
            <text:p>6.33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54" calcext:value-type="float">
            <text:p>0,54</text:p>
          </table:table-cell>
          <table:table-cell table:style-name="ce7" office:value-type="float" office:value="3.05" calcext:value-type="float">
            <text:p>3,05</text:p>
          </table:table-cell>
          <table:table-cell office:value-type="float" office:value="503" calcext:value-type="float">
            <text:p>503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office:value-type="float" office:value="3.04" calcext:value-type="float">
            <text:p>3,0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Karotte/Mohrrübe/Möhre</text:p>
          </table:table-cell>
          <table:table-cell/>
          <table:table-cell table:style-name="ce27" table:formula="of:=([.O84]/(['Allgemeine Informationen'.$B$2]-[.Q84])*['Allgemeine Informationen'.$B$2])" office:value-type="float" office:value="56.6666666666667" calcext:value-type="float">
            <text:p>56,67</text:p>
          </table:table-cell>
          <table:table-cell table:formula="of:=[.M84]/(['Allgemeine Informationen'.$B$2]-[.Q84])*['Allgemeine Informationen'.$B$2]" office:value-type="float" office:value="7" calcext:value-type="float">
            <text:p>7</text:p>
          </table:table-cell>
          <table:table-cell table:style-name="ce45" table:formula="of:=[.N84]/(['Allgemeine Informationen'.$B$2]-[.Q84])*['Allgemeine Informationen'.$B$2]" office:value-type="float" office:value="1.5" calcext:value-type="float">
            <text:p>1,5</text:p>
          </table:table-cell>
          <table:table-cell table:formula="of:=[.R84]/(['Allgemeine Informationen'.$B$2]-[.Q84])*['Allgemeine Informationen'.$B$2]" office:value-type="float" office:value="25.5" calcext:value-type="float">
            <text:p>25,5</text:p>
          </table:table-cell>
          <table:table-cell table:style-name="ce54"/>
          <table:table-cell table:formula="of:=[.O84]/['Allgemeine Informationen'.$B$1]" office:value-type="float" office:value="0.68" calcext:value-type="float">
            <text:p>0,68</text:p>
          </table:table-cell>
          <table:table-cell table:style-name="ce5"/>
          <table:table-cell/>
          <table:table-cell table:style-name="ce5"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table:style-name="ce5" office:value-type="float" office:value="0.84" calcext:value-type="float">
            <text:p>0,84</text:p>
          </table:table-cell>
          <table:table-cell office:value-type="float" office:value="0.18" calcext:value-type="float">
            <text:p>0,18</text:p>
          </table:table-cell>
          <table:table-cell table:style-name="ce5"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8" calcext:value-type="float">
            <text:p>88</text:p>
          </table:table-cell>
          <table:table-cell office:value-type="float" office:value="3.06" calcext:value-type="float">
            <text:p>3,0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86" calcext:value-type="float">
            <text:p>0,8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0.11" calcext:value-type="float">
            <text:p>0,11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table:style-name="ce5" office:value-type="float" office:value="3.22" calcext:value-type="float">
            <text:p>3,22</text:p>
          </table:table-cell>
          <table:table-cell office:value-type="float" office:value="0.44" calcext:value-type="float">
            <text:p>0,44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7" calcext:value-type="float">
            <text:p>0,27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37" calcext:value-type="float">
            <text:p>1.637</text:p>
          </table:table-cell>
          <table:table-cell table:style-name="ce5" office:value-type="float" office:value="9820" calcext:value-type="float">
            <text:p>9.820</text:p>
          </table:table-cell>
          <table:table-cell office:value-type="float" office:value="747" calcext:value-type="float">
            <text:p>74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3" calcext:value-type="float">
            <text:p>23</text:p>
          </table:table-cell>
          <table:table-cell table:style-name="ce5"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0.35" calcext:value-type="float">
            <text:p>0,35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0.26" calcext:value-type="float">
            <text:p>0,26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3.1" calcext:value-type="float">
            <text:p>3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style-name="ce5" office:value-type="float" office:value="7000" calcext:value-type="float">
            <text:p>7.000</text:p>
          </table:table-cell>
          <table:table-cell/>
          <table:table-cell table:style-name="ce5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style-name="ce5"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ce5"/>
          <table:table-cell table:formula="of:=IF([.CG84]=0;0;[.CF84]/[.CG84])" office:value-type="float" office:value="0.1" calcext:value-type="float">
            <text:p>0,1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table:style-name="ce5" office:value-type="float" office:value="4.85" calcext:value-type="float">
            <text:p>4,8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.37" calcext:value-type="float">
            <text:p>6,3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table:style-name="ce5" office:value-type="float" office:value="826" calcext:value-type="float">
            <text:p>826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20" calcext:value-type="float">
            <text:p>1.52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850" calcext:value-type="float">
            <text:p>4.85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1.74" calcext:value-type="float">
            <text:p>1,74</text:p>
          </table:table-cell>
          <table:table-cell office:value-type="float" office:value="1.89" calcext:value-type="float">
            <text:p>1,89</text:p>
          </table:table-cell>
          <table:table-cell table:style-name="ce5" office:value-type="float" office:value="61" calcext:value-type="float">
            <text:p>61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.93" calcext:value-type="float">
            <text:p>2,9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Zwiebel</text:p>
          </table:table-cell>
          <table:table-cell table:style-name="ce7"/>
          <table:table-cell table:formula="of:=([.O85]/(['Allgemeine Informationen'.$B$2]-[.Q85])*['Allgemeine Informationen'.$B$2])" office:value-type="float" office:value="58.0873671782763" calcext:value-type="float">
            <text:p>58,09</text:p>
          </table:table-cell>
          <table:table-cell table:style-name="ce39" table:formula="of:=[.M85]/(['Allgemeine Informationen'.$B$2]-[.Q85])*['Allgemeine Informationen'.$B$2]" office:value-type="float" office:value="13.9315230224321" calcext:value-type="float">
            <text:p>13,93</text:p>
          </table:table-cell>
          <table:table-cell table:formula="of:=[.N85]/(['Allgemeine Informationen'.$B$2]-[.Q85])*['Allgemeine Informationen'.$B$2]" office:value-type="float" office:value="2.95159386068477" calcext:value-type="float">
            <text:p>2,95</text:p>
          </table:table-cell>
          <table:table-cell table:style-name="ce56" table:formula="of:=[.R85]/(['Allgemeine Informationen'.$B$2]-[.Q85])*['Allgemeine Informationen'.$B$2]" office:value-type="float" office:value="16.5289256198347" calcext:value-type="float">
            <text:p>16,53</text:p>
          </table:table-cell>
          <table:table-cell/>
          <table:table-cell table:style-name="ce7" table:formula="of:=[.O85]/['Allgemeine Informationen'.$B$1]" office:value-type="float" office:value="0.492" calcext:value-type="float">
            <text:p>0,49</text:p>
          </table:table-cell>
          <table:table-cell/>
          <table:table-cell table:style-name="ce7"/>
          <table:table-cell office:value-type="float" office:value="30" calcext:value-type="float">
            <text:p>30</text:p>
          </table:table-cell>
          <table:table-cell table:style-name="ce7" office:value-type="float" office:value="127" calcext:value-type="float">
            <text:p>127</text:p>
          </table:table-cell>
          <table:table-cell office:value-type="float" office:value="1.18" calcext:value-type="float">
            <text:p>1,18</text:p>
          </table:table-cell>
          <table:table-cell table:style-name="ce7" office:value-type="float" office:value="0.25" calcext:value-type="float">
            <text:p>0,25</text:p>
          </table:table-cell>
          <table:table-cell office:value-type="float" office:value="4.92" calcext:value-type="float">
            <text:p>4,9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1.53" calcext:value-type="float">
            <text:p>91,53</text:p>
          </table:table-cell>
          <table:table-cell table:style-name="ce7"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1" calcext:value-type="float">
            <text:p>0,5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0.16" calcext:value-type="float">
            <text:p>0,16</text:p>
          </table:table-cell>
          <table:table-cell office:value-type="float" office:value="7.4" calcext:value-type="float">
            <text:p>7,4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0.22" calcext:value-type="float">
            <text:p>0,22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0.18" calcext:value-type="float">
            <text:p>0,18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6" calcext:value-type="float">
            <text:p>126</text:p>
          </table:table-cell>
          <table:table-cell office:value-type="float" office:value="51000" calcext:value-type="float">
            <text:p>51.000</text:p>
          </table:table-cell>
          <table:table-cell table:style-name="ce7"/>
          <table:table-cell office:value-type="float" office:value="183" calcext:value-type="float">
            <text:p>183</text:p>
          </table:table-cell>
          <table:table-cell table:style-name="ce7"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style-name="ce7" office:value-type="float" office:value="104" calcext:value-type="float">
            <text:p>104</text:p>
          </table:table-cell>
          <table:table-cell office:value-type="float" office:value="297" calcext:value-type="float">
            <text:p>297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45" calcext:value-type="float">
            <text:p>645</text:p>
          </table:table-cell>
          <table:table-cell/>
          <table:table-cell table:style-name="ce71" table:formula="of:=IF([.CG85]=0;0;[.CF85]/[.CG85])" office:value-type="float" office:value="0.125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table:style-name="ce87"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0.03" calcext:value-type="float">
            <text:p>0,0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table:style-name="ce7" office:value-type="float" office:value="1.1" calcext:value-type="float">
            <text:p>1,1</text:p>
          </table:table-cell>
          <table:table-cell office:value-type="float" office:value="1.55" calcext:value-type="float">
            <text:p>1,5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6" calcext:value-type="float">
            <text:p>0,46</text:p>
          </table:table-cell>
          <table:table-cell office:value-type="float" office:value="355" calcext:value-type="float">
            <text:p>35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451" calcext:value-type="float">
            <text:p>2.45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50" calcext:value-type="float">
            <text:p>1.550</text:p>
          </table:table-cell>
          <table:table-cell table:style-name="ce7"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.29" calcext:value-type="float">
            <text:p>0,29</text:p>
          </table:table-cell>
          <table:table-cell table:style-name="ce7" office:value-type="float" office:value="1.52" calcext:value-type="float">
            <text:p>1,52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13" calcext:value-type="float">
            <text:p>13</text:p>
          </table:table-cell>
          <table:table-cell office:value-type="float" office:value="1.12" calcext:value-type="float">
            <text:p>1,1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Rote Rübe/Rote Bete</text:p>
          </table:table-cell>
          <table:table-cell/>
          <table:table-cell table:style-name="ce27" table:formula="of:=([.O86]/(['Allgemeine Informationen'.$B$2]-[.Q86])*['Allgemeine Informationen'.$B$2])" office:value-type="float" office:value="60.9898107714702" calcext:value-type="float">
            <text:p>60,99</text:p>
          </table:table-cell>
          <table:table-cell table:formula="of:=[.M86]/(['Allgemeine Informationen'.$B$2]-[.Q86])*['Allgemeine Informationen'.$B$2]" office:value-type="float" office:value="11.1353711790393" calcext:value-type="float">
            <text:p>11,14</text:p>
          </table:table-cell>
          <table:table-cell table:style-name="ce45" table:formula="of:=[.N86]/(['Allgemeine Informationen'.$B$2]-[.Q86])*['Allgemeine Informationen'.$B$2]" office:value-type="float" office:value="0.727802037845706" calcext:value-type="float">
            <text:p>0,73</text:p>
          </table:table-cell>
          <table:table-cell table:formula="of:=[.R86]/(['Allgemeine Informationen'.$B$2]-[.Q86])*['Allgemeine Informationen'.$B$2]" office:value-type="float" office:value="18.1950509461427" calcext:value-type="float">
            <text:p>18,2</text:p>
          </table:table-cell>
          <table:table-cell table:style-name="ce54"/>
          <table:table-cell table:formula="of:=[.O86]/['Allgemeine Informationen'.$B$1]" office:value-type="float" office:value="0.838" calcext:value-type="float">
            <text:p>0,84</text:p>
          </table:table-cell>
          <table:table-cell table:style-name="ce5"/>
          <table:table-cell/>
          <table:table-cell table:style-name="ce5"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1.53" calcext:value-type="float">
            <text:p>1,53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8.38" calcext:value-type="float">
            <text:p>8,3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6.26" calcext:value-type="float">
            <text:p>86,26</text:p>
          </table:table-cell>
          <table:table-cell office:value-type="float" office:value="2.5" calcext:value-type="float">
            <text:p>2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83" calcext:value-type="float">
            <text:p>83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447" calcext:value-type="float">
            <text:p>44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58" calcext:value-type="float">
            <text:p>58</text:p>
          </table:table-cell>
          <table:table-cell table:style-name="ce5"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0.89" calcext:value-type="float">
            <text:p>0,89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0.36" calcext:value-type="float">
            <text:p>0,36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6000" calcext:value-type="float">
            <text:p>16.000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546" calcext:value-type="float">
            <text:p>546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table:style-name="ce5"/>
          <table:table-cell table:formula="of:=IF([.CG86]=0;0;[.CF86]/[.CG86])" office:value-type="float" office:value="0.25" calcext:value-type="float">
            <text:p>0,25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7.86" calcext:value-type="float">
            <text:p>7,8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.38" calcext:value-type="float">
            <text:p>8,3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5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857" calcext:value-type="float">
            <text:p>7.85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48" calcext:value-type="float">
            <text:p>0,48</text:p>
          </table:table-cell>
          <table:table-cell office:value-type="float" office:value="2.05" calcext:value-type="float">
            <text:p>2,05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.72" calcext:value-type="float">
            <text:p>2,72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Pastinake</text:p>
          </table:table-cell>
          <table:table-cell table:style-name="ce7"/>
          <table:table-cell table:formula="of:=([.O87]/(['Allgemeine Informationen'.$B$2]-[.Q87])*['Allgemeine Informationen'.$B$2])" office:value-type="float" office:value="66.1724327292697" calcext:value-type="float">
            <text:p>66,17</text:p>
          </table:table-cell>
          <table:table-cell table:style-name="ce39" table:formula="of:=[.M87]/(['Allgemeine Informationen'.$B$2]-[.Q87])*['Allgemeine Informationen'.$B$2]" office:value-type="float" office:value="7.19384953322351" calcext:value-type="float">
            <text:p>7,19</text:p>
          </table:table-cell>
          <table:table-cell table:formula="of:=[.N87]/(['Allgemeine Informationen'.$B$2]-[.Q87])*['Allgemeine Informationen'.$B$2]" office:value-type="float" office:value="2.36133992311917" calcext:value-type="float">
            <text:p>2,36</text:p>
          </table:table-cell>
          <table:table-cell table:style-name="ce56" table:formula="of:=[.R87]/(['Allgemeine Informationen'.$B$2]-[.Q87])*['Allgemeine Informationen'.$B$2]" office:value-type="float" office:value="11.6968698517298" calcext:value-type="float">
            <text:p>11,7</text:p>
          </table:table-cell>
          <table:table-cell/>
          <table:table-cell table:style-name="ce7" table:formula="of:=[.O87]/['Allgemeine Informationen'.$B$1]" office:value-type="float" office:value="1.205" calcext:value-type="float">
            <text:p>1,21</text:p>
          </table:table-cell>
          <table:table-cell/>
          <table:table-cell table:style-name="ce7"/>
          <table:table-cell office:value-type="float" office:value="64" calcext:value-type="float">
            <text:p>64</text:p>
          </table:table-cell>
          <table:table-cell table:style-name="ce7" office:value-type="float" office:value="266" calcext:value-type="float">
            <text:p>266</text:p>
          </table:table-cell>
          <table:table-cell office:value-type="float" office:value="1.31" calcext:value-type="float">
            <text:p>1,31</text:p>
          </table:table-cell>
          <table:table-cell table:style-name="ce7" office:value-type="float" office:value="0.43" calcext:value-type="float">
            <text:p>0,43</text:p>
          </table:table-cell>
          <table:table-cell office:value-type="float" office:value="12.05" calcext:value-type="float">
            <text:p>12,0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1.79" calcext:value-type="float">
            <text:p>81,79</text:p>
          </table:table-cell>
          <table:table-cell table:style-name="ce7" office:value-type="float" office:value="2.13" calcext:value-type="float">
            <text:p>2,1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18" calcext:value-type="float">
            <text:p>1,18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8" calcext:value-type="float">
            <text:p>0,88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table:style-name="ce7" office:value-type="float" office:value="0.11" calcext:value-type="float">
            <text:p>0,11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173" calcext:value-type="float">
            <text:p>1.17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office:value-type="float" office:value="523" calcext:value-type="float">
            <text:p>523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0.71" calcext:value-type="float">
            <text:p>0,71</text:p>
          </table:table-cell>
          <table:table-cell office:value-type="float" office:value="82" calcext:value-type="float">
            <text:p>82</text:p>
          </table:table-cell>
          <table:table-cell table:style-name="ce7" office:value-type="float" office:value="140" calcext:value-type="float">
            <text:p>140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00" calcext:value-type="float">
            <text:p>400</text:p>
          </table:table-cell>
          <table:table-cell office:value-type="float" office:value="17000" calcext:value-type="float">
            <text:p>17.000</text:p>
          </table:table-cell>
          <table:table-cell table:style-name="ce7"/>
          <table:table-cell office:value-type="float" office:value="139" calcext:value-type="float">
            <text:p>139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55" calcext:value-type="float">
            <text:p>455</text:p>
          </table:table-cell>
          <table:table-cell/>
          <table:table-cell table:style-name="ce71" table:formula="of:=IF([.CG87]=0;0;[.CF87]/[.CG87])" office:value-type="float" office:value="0.0869565217391304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table:style-name="ce7"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table:style-name="ce87" office:value-type="float" office:value="0.02" calcext:value-type="float">
            <text:p>0,02</text:p>
          </table:table-cell>
          <table:table-cell office:value-type="float" office:value="0.23" calcext:value-type="float">
            <text:p>0,23</text:p>
          </table:table-cell>
          <table:table-cell table:style-name="ce7" office:value-type="float" office:value="0.02" calcext:value-type="float">
            <text:p>0,0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style-name="ce7" office:value-type="float" office:value="0.26" calcext:value-type="float">
            <text:p>0,26</text:p>
          </table:table-cell>
          <table:table-cell office:value-type="float" office:value="2.56" calcext:value-type="float">
            <text:p>2,5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.99" calcext:value-type="float">
            <text:p>8,99</text:p>
          </table:table-cell>
          <table:table-cell table:style-name="ce7" office:value-type="float" office:value="3.06" calcext:value-type="float">
            <text:p>3,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5" calcext:value-type="float">
            <text:p>0,85</text:p>
          </table:table-cell>
          <table:table-cell office:value-type="float" office:value="575" calcext:value-type="float">
            <text:p>57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560" calcext:value-type="float">
            <text:p>2.560</text:p>
          </table:table-cell>
          <table:table-cell table:style-name="ce7" office:value-type="float" office:value="1808" calcext:value-type="float">
            <text:p>1.808</text:p>
          </table:table-cell>
          <table:table-cell office:value-type="float" office:value="630" calcext:value-type="float">
            <text:p>63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990" calcext:value-type="float">
            <text:p>8.990</text:p>
          </table:table-cell>
          <table:table-cell table:style-name="ce7"/>
          <table:table-cell office:value-type="float" office:value="0.62" calcext:value-type="float">
            <text:p>0,62</text:p>
          </table:table-cell>
          <table:table-cell table:style-name="ce7" office:value-type="float" office:value="1.51" calcext:value-type="float">
            <text:p>1,51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0.02" calcext:value-type="float">
            <text:p>0,02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,7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Knoblauch</text:p>
          </table:table-cell>
          <table:table-cell/>
          <table:table-cell table:style-name="ce27" table:formula="of:=([.O88]/(['Allgemeine Informationen'.$B$2]-[.Q88])*['Allgemeine Informationen'.$B$2])" office:value-type="float" office:value="74.7434885556433" calcext:value-type="float">
            <text:p>74,74</text:p>
          </table:table-cell>
          <table:table-cell table:formula="of:=[.M88]/(['Allgemeine Informationen'.$B$2]-[.Q88])*['Allgemeine Informationen'.$B$2]" office:value-type="float" office:value="15.9168639831623" calcext:value-type="float">
            <text:p>15,92</text:p>
          </table:table-cell>
          <table:table-cell table:style-name="ce45" table:formula="of:=[.N88]/(['Allgemeine Informationen'.$B$2]-[.Q88])*['Allgemeine Informationen'.$B$2]" office:value-type="float" office:value="0.315706393054459" calcext:value-type="float">
            <text:p>0,32</text:p>
          </table:table-cell>
          <table:table-cell table:formula="of:=[.R88]/(['Allgemeine Informationen'.$B$2]-[.Q88])*['Allgemeine Informationen'.$B$2]" office:value-type="float" office:value="4.76190476190476" calcext:value-type="float">
            <text:p>4,76</text:p>
          </table:table-cell>
          <table:table-cell table:style-name="ce54"/>
          <table:table-cell table:formula="of:=[.O88]/['Allgemeine Informationen'.$B$1]" office:value-type="float" office:value="2.841" calcext:value-type="float">
            <text:p>2,84</text:p>
          </table:table-cell>
          <table:table-cell table:style-name="ce5"/>
          <table:table-cell/>
          <table:table-cell table:style-name="ce5" office:value-type="float" office:value="145" calcext:value-type="float">
            <text:p>145</text:p>
          </table:table-cell>
          <table:table-cell office:value-type="float" office:value="607" calcext:value-type="float">
            <text:p>607</text:p>
          </table:table-cell>
          <table:table-cell table:style-name="ce5" office:value-type="float" office:value="6.05" calcext:value-type="float">
            <text:p>6,05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28.41" calcext:value-type="float">
            <text:p>28,4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61.99" calcext:value-type="float">
            <text:p>61,99</text:p>
          </table:table-cell>
          <table:table-cell office:value-type="float" office:value="1.81" calcext:value-type="float">
            <text:p>1,8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42" calcext:value-type="float">
            <text:p>1,4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0.38" calcext:value-type="float">
            <text:p>0,38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1.5" calcext:value-type="float">
            <text:p>1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333" calcext:value-type="float">
            <text:p>2.33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9" calcext:value-type="float">
            <text:p>19</text:p>
          </table:table-cell>
          <table:table-cell table:style-name="ce5" office:value-type="float" office:value="530" calcext:value-type="float">
            <text:p>53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1.4" calcext:value-type="float">
            <text:p>1,4</text:p>
          </table:table-cell>
          <table:table-cell table:style-name="ce5"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table:style-name="ce5" office:value-type="float" office:value="0.58" calcext:value-type="float">
            <text:p>0,58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table:style-name="ce5" office:value-type="float" office:value="50000" calcext:value-type="float">
            <text:p>50.000</text:p>
          </table:table-cell>
          <table:table-cell/>
          <table:table-cell table:style-name="ce5" office:value-type="float" office:value="864" calcext:value-type="float">
            <text:p>864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156" calcext:value-type="float">
            <text:p>156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476" calcext:value-type="float">
            <text:p>476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147" calcext:value-type="float">
            <text:p>147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office:value-type="float" office:value="104" calcext:value-type="float">
            <text:p>104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397" calcext:value-type="float">
            <text:p>397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657" calcext:value-type="float">
            <text:p>657</text:p>
          </table:table-cell>
          <table:table-cell table:style-name="ce5" office:value-type="float" office:value="1089" calcext:value-type="float">
            <text:p>1.089</text:p>
          </table:table-cell>
          <table:table-cell office:value-type="float" office:value="269" calcext:value-type="float">
            <text:p>269</text:p>
          </table:table-cell>
          <table:table-cell table:style-name="ce5"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483" calcext:value-type="float">
            <text:p>3.48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568" calcext:value-type="float">
            <text:p>2.568</text:p>
          </table:table-cell>
          <table:table-cell table:style-name="ce5"/>
          <table:table-cell table:formula="of:=IF([.CG88]=0;0;[.CF88]/[.CG88])" office:value-type="float" office:value="0.166666666666667" calcext:value-type="float">
            <text:p>0,17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table:style-name="ce5"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00" calcext:value-type="float">
            <text:p>600</text:p>
          </table:table-cell>
          <table:table-cell office:value-type="float" office:value="3749" calcext:value-type="float">
            <text:p>3.74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.72" calcext:value-type="float">
            <text:p>2,72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Kartoffeln</text:p>
          </table:table-cell>
          <table:table-cell table:style-name="ce7"/>
          <table:table-cell table:formula="of:=([.O89]/(['Allgemeine Informationen'.$B$2]-[.Q89])*['Allgemeine Informationen'.$B$2])" office:value-type="float" office:value="76.456191874694" calcext:value-type="float">
            <text:p>76,46</text:p>
          </table:table-cell>
          <table:table-cell table:style-name="ce39" table:formula="of:=[.M89]/(['Allgemeine Informationen'.$B$2]-[.Q89])*['Allgemeine Informationen'.$B$2]" office:value-type="float" office:value="9.49583945178659" calcext:value-type="float">
            <text:p>9,5</text:p>
          </table:table-cell>
          <table:table-cell table:formula="of:=[.N89]/(['Allgemeine Informationen'.$B$2]-[.Q89])*['Allgemeine Informationen'.$B$2]" office:value-type="float" office:value="0.048947626040137" calcext:value-type="float">
            <text:p>0,05</text:p>
          </table:table-cell>
          <table:table-cell table:style-name="ce56" table:formula="of:=[.R89]/(['Allgemeine Informationen'.$B$2]-[.Q89])*['Allgemeine Informationen'.$B$2]" office:value-type="float" office:value="6.02055800293686" calcext:value-type="float">
            <text:p>6,02</text:p>
          </table:table-cell>
          <table:table-cell/>
          <table:table-cell table:style-name="ce7" table:formula="of:=[.O89]/['Allgemeine Informationen'.$B$1]" office:value-type="float" office:value="1.562" calcext:value-type="float">
            <text:p>1,56</text:p>
          </table:table-cell>
          <table:table-cell/>
          <table:table-cell table:style-name="ce7"/>
          <table:table-cell office:value-type="float" office:value="76" calcext:value-type="float">
            <text:p>76</text:p>
          </table:table-cell>
          <table:table-cell table:style-name="ce7" office:value-type="float" office:value="317" calcext:value-type="float">
            <text:p>317</text:p>
          </table:table-cell>
          <table:table-cell office:value-type="float" office:value="1.94" calcext:value-type="float">
            <text:p>1,94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15.62" calcext:value-type="float">
            <text:p>15,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9.57" calcext:value-type="float">
            <text:p>79,57</text:p>
          </table:table-cell>
          <table:table-cell table:style-name="ce7"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02" calcext:value-type="float">
            <text:p>1,0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16" calcext:value-type="float">
            <text:p>0,16</text:p>
          </table:table-cell>
          <table:table-cell office:value-type="float" office:value="18.76" calcext:value-type="float">
            <text:p>18,76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720" calcext:value-type="float">
            <text:p>1.7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89" calcext:value-type="float">
            <text:p>0,89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99" calcext:value-type="float">
            <text:p>99</text:p>
          </table:table-cell>
          <table:table-cell office:value-type="float" office:value="0.42" calcext:value-type="float">
            <text:p>0,42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6" calcext:value-type="float">
            <text:p>106</text:p>
          </table:table-cell>
          <table:table-cell office:value-type="float" office:value="35000" calcext:value-type="float">
            <text:p>35.000</text:p>
          </table:table-cell>
          <table:table-cell table:style-name="ce7"/>
          <table:table-cell office:value-type="float" office:value="116" calcext:value-type="float">
            <text:p>116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table:style-name="ce7"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table:style-name="ce7" office:value-type="float" office:value="336" calcext:value-type="float">
            <text:p>336</text:p>
          </table:table-cell>
          <table:table-cell office:value-type="float" office:value="359" calcext:value-type="float">
            <text:p>359</text:p>
          </table:table-cell>
          <table:table-cell table:style-name="ce7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14" calcext:value-type="float">
            <text:p>1.014</text:p>
          </table:table-cell>
          <table:table-cell/>
          <table:table-cell table:style-name="ce71" table:formula="of:=IF([.CG89]=0;0;[.CF89]/[.CG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style-name="ce7"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.91" calcext:value-type="float">
            <text:p>14,91</text:p>
          </table:table-cell>
          <table:table-cell table:style-name="ce7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" calcext:value-type="float">
            <text:p>0,43</text:p>
          </table:table-cell>
          <table:table-cell office:value-type="float" office:value="221" calcext:value-type="float">
            <text:p>22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914" calcext:value-type="float">
            <text:p>14.914</text:p>
          </table:table-cell>
          <table:table-cell table:style-name="ce7"/>
          <table:table-cell office:value-type="float" office:value="0.37" calcext:value-type="float">
            <text:p>0,37</text:p>
          </table:table-cell>
          <table:table-cell table:style-name="ce7"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16" calcext:value-type="float">
            <text:p>16</text:p>
          </table:table-cell>
          <table:table-cell office:value-type="float" office:value="2.67" calcext:value-type="float">
            <text:p>2,67</text:p>
          </table:table-cell>
          <table:table-cell table:number-columns-repeated="857"/>
        </table:table-row>
        <table:table-row table:style-name="ro5">
          <table:table-cell table:style-name="ce12" table:number-columns-repeated="2"/>
          <table:table-cell/>
          <table:table-cell table:style-name="ce33"/>
          <table:table-cell/>
          <table:table-cell table:style-name="ce5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72"/>
          <table:table-cell/>
          <table:table-cell table:style-name="ce12"/>
          <table:table-cell/>
          <table:table-cell table:style-name="ce90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859"/>
        </table:table-row>
        <table:table-row table:style-name="ro3">
          <table:table-cell table:style-name="ce4" office:value-type="string" calcext:value-type="string">
            <text:p>Hülsenfrüchte, Nüsse, Kerne, Samen</text:p>
          </table:table-cell>
          <table:table-cell table:style-name="ce4"/>
          <table:table-cell/>
          <table:table-cell table:style-name="ce35"/>
          <table:table-cell/>
          <table:table-cell table:style-name="ce53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73"/>
          <table:table-cell/>
          <table:table-cell table:style-name="ce28"/>
          <table:table-cell/>
          <table:table-cell table:style-name="ce91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859"/>
        </table:table-row>
        <table:table-row table:style-name="ro4">
          <table:table-cell office:value-type="string" calcext:value-type="string">
            <text:p>Hanfsamen mit Schale</text:p>
          </table:table-cell>
          <table:table-cell/>
          <table:table-cell table:style-name="ce27" table:formula="of:=([.O92]/(['Allgemeine Informationen'.$B$2]-[.Q92])*['Allgemeine Informationen'.$B$2])" office:value-type="float" office:value="2.28618933804427" calcext:value-type="float">
            <text:p>2,29</text:p>
          </table:table-cell>
          <table:table-cell table:formula="of:=[.M92]/(['Allgemeine Informationen'.$B$2]-[.Q92])*['Allgemeine Informationen'.$B$2]" office:value-type="float" office:value="21.8227164086044" calcext:value-type="float">
            <text:p>21,82</text:p>
          </table:table-cell>
          <table:table-cell table:style-name="ce45" table:formula="of:=[.N92]/(['Allgemeine Informationen'.$B$2]-[.Q92])*['Allgemeine Informationen'.$B$2]" office:value-type="float" office:value="35.3320170425023" calcext:value-type="float">
            <text:p>35,33</text:p>
          </table:table-cell>
          <table:table-cell table:formula="of:=[.R92]/(['Allgemeine Informationen'.$B$2]-[.Q92])*['Allgemeine Informationen'.$B$2]" office:value-type="float" office:value="42.6062558453705" calcext:value-type="float">
            <text:p>42,61</text:p>
          </table:table-cell>
          <table:table-cell table:style-name="ce54"/>
          <table:table-cell table:formula="of:=[.O92]/['Allgemeine Informationen'.$B$1]" office:value-type="float" office:value="0.22" calcext:value-type="float">
            <text:p>0,22</text:p>
          </table:table-cell>
          <table:table-cell table:style-name="ce5"/>
          <table:table-cell/>
          <table:table-cell table:style-name="ce5" office:value-type="float" office:value="477" calcext:value-type="float">
            <text:p>477</text:p>
          </table:table-cell>
          <table:table-cell office:value-type="float" office:value="1965" calcext:value-type="float">
            <text:p>1.965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3.77" calcext:value-type="float">
            <text:p>3,77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.28" calcext:value-type="float">
            <text:p>3,2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.9" calcext:value-type="float">
            <text:p>6,9</text:p>
          </table:table-cell>
          <table:table-cell table:style-name="ce5" office:value-type="float" office:value="121" calcext:value-type="float">
            <text:p>121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0.26" calcext:value-type="float">
            <text:p>0,26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7.2" calcext:value-type="float">
            <text:p>37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1183" calcext:value-type="float">
            <text:p>11.18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860" calcext:value-type="float">
            <text:p>860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688" calcext:value-type="float">
            <text:p>688</text:p>
          </table:table-cell>
          <table:table-cell office:value-type="float" office:value="1890" calcext:value-type="float">
            <text:p>1.890</text:p>
          </table:table-cell>
          <table:table-cell table:style-name="ce5" office:value-type="float" office:value="5.76" calcext:value-type="float">
            <text:p>5,76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380" calcext:value-type="float">
            <text:p>2.380</text:p>
          </table:table-cell>
          <table:table-cell table:style-name="ce5" office:value-type="float" office:value="280000" calcext:value-type="float">
            <text:p>280.000</text:p>
          </table:table-cell>
          <table:table-cell/>
          <table:table-cell table:style-name="ce5" office:value-type="float" office:value="2466" calcext:value-type="float">
            <text:p>2.46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1" calcext:value-type="float">
            <text:p>691</text:p>
          </table:table-cell>
          <table:table-cell office:value-type="float" office:value="1135" calcext:value-type="float">
            <text:p>1.135</text:p>
          </table:table-cell>
          <table:table-cell table:style-name="ce5" office:value-type="float" office:value="1702" calcext:value-type="float">
            <text:p>1.702</text:p>
          </table:table-cell>
          <table:table-cell office:value-type="float" office:value="990" calcext:value-type="float">
            <text:p>990</text:p>
          </table:table-cell>
          <table:table-cell table:style-name="ce5" office:value-type="float" office:value="567" calcext:value-type="float">
            <text:p>567</text:p>
          </table:table-cell>
          <table:table-cell office:value-type="float" office:value="1289" calcext:value-type="float">
            <text:p>1.289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371" calcext:value-type="float">
            <text:p>371</text:p>
          </table:table-cell>
          <table:table-cell table:style-name="ce5" office:value-type="float" office:value="701" calcext:value-type="float">
            <text:p>701</text:p>
          </table:table-cell>
          <table:table-cell office:value-type="float" office:value="1331" calcext:value-type="float">
            <text:p>1.331</text:p>
          </table:table-cell>
          <table:table-cell table:style-name="ce5" office:value-type="float" office:value="1155" calcext:value-type="float">
            <text:p>1.155</text:p>
          </table:table-cell>
          <table:table-cell office:value-type="float" office:value="2497" calcext:value-type="float">
            <text:p>2.497</text:p>
          </table:table-cell>
          <table:table-cell table:style-name="ce5" office:value-type="float" office:value="5952" calcext:value-type="float">
            <text:p>5.952</text:p>
          </table:table-cell>
          <table:table-cell office:value-type="float" office:value="1475" calcext:value-type="float">
            <text:p>1.475</text:p>
          </table:table-cell>
          <table:table-cell table:style-name="ce5" office:value-type="float" office:value="1207" calcext:value-type="float">
            <text:p>1.207</text:p>
          </table:table-cell>
          <table:table-cell office:value-type="float" office:value="1155" calcext:value-type="float">
            <text:p>1.15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666" calcext:value-type="float">
            <text:p>12.66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3441" calcext:value-type="float">
            <text:p>13.441</text:p>
          </table:table-cell>
          <table:table-cell table:style-name="ce5"/>
          <table:table-cell table:formula="of:=IF([.CG92]=0;0;[.CF92]/[.CG92])" office:value-type="float" office:value="0.00179533213644524" calcext:value-type="float">
            <text:p>0</text:p>
          </table:table-cell>
          <table:table-cell table:style-name="ce5" office:value-type="float" office:value="3.5" calcext:value-type="float">
            <text:p>3,5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4.6" calcext:value-type="float">
            <text:p>4,6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16.71" calcext:value-type="float">
            <text:p>16,71</text:p>
          </table:table-cell>
          <table:table-cell office:value-type="float" office:value="6.48" calcext:value-type="float">
            <text:p>6,4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.74" calcext:value-type="float">
            <text:p>34,7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740" calcext:value-type="float">
            <text:p>34.74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.48" calcext:value-type="float">
            <text:p>5,48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Chiasamen (Salbeisamen)</text:p>
          </table:table-cell>
          <table:table-cell table:style-name="ce7"/>
          <table:table-cell table:formula="of:=([.O93]/(['Allgemeine Informationen'.$B$2]-[.Q93])*['Allgemeine Informationen'.$B$2])" office:value-type="float" office:value="4.5" calcext:value-type="float">
            <text:p>4,5</text:p>
          </table:table-cell>
          <table:table-cell table:style-name="ce39" table:formula="of:=[.M93]/(['Allgemeine Informationen'.$B$2]-[.Q93])*['Allgemeine Informationen'.$B$2]" office:value-type="float" office:value="21.2" calcext:value-type="float">
            <text:p>21,2</text:p>
          </table:table-cell>
          <table:table-cell table:formula="of:=[.N93]/(['Allgemeine Informationen'.$B$2]-[.Q93])*['Allgemeine Informationen'.$B$2]" office:value-type="float" office:value="31.1" calcext:value-type="float">
            <text:p>31,1</text:p>
          </table:table-cell>
          <table:table-cell table:style-name="ce56" table:formula="of:=[.R93]/(['Allgemeine Informationen'.$B$2]-[.Q93])*['Allgemeine Informationen'.$B$2]" office:value-type="float" office:value="31.4" calcext:value-type="float">
            <text:p>31,4</text:p>
          </table:table-cell>
          <table:table-cell/>
          <table:table-cell table:style-name="ce7" table:formula="of:=[.O93]/['Allgemeine Informationen'.$B$1]" office:value-type="float" office:value="0.45" calcext:value-type="float">
            <text:p>0,45</text:p>
          </table:table-cell>
          <table:table-cell/>
          <table:table-cell table:style-name="ce7"/>
          <table:table-cell office:value-type="float" office:value="444" calcext:value-type="float">
            <text:p>444</text:p>
          </table:table-cell>
          <table:table-cell table:style-name="ce7" office:value-type="float" office:value="1832" calcext:value-type="float">
            <text:p>1.832</text:p>
          </table:table-cell>
          <table:table-cell office:value-type="float" office:value="21.2" calcext:value-type="float">
            <text:p>21,2</text:p>
          </table:table-cell>
          <table:table-cell table:style-name="ce7" office:value-type="float" office:value="31.1" calcext:value-type="float">
            <text:p>31,1</text:p>
          </table:table-cell>
          <table:table-cell office:value-type="float" office:value="4.5" calcext:value-type="float">
            <text:p>4,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1.4" calcext:value-type="float">
            <text:p>31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1" table:formula="of:=IF([.CG93]=0;0;[.CF93]/[.CG93])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andeln süß</text:p>
          </table:table-cell>
          <table:table-cell/>
          <table:table-cell table:style-name="ce27" table:formula="of:=([.O94]/(['Allgemeine Informationen'.$B$2]-[.Q94])*['Allgemeine Informationen'.$B$2])" office:value-type="float" office:value="5.95263047579124" calcext:value-type="float">
            <text:p>5,95</text:p>
          </table:table-cell>
          <table:table-cell table:formula="of:=[.M94]/(['Allgemeine Informationen'.$B$2]-[.Q94])*['Allgemeine Informationen'.$B$2]" office:value-type="float" office:value="25.1729197233284" calcext:value-type="float">
            <text:p>25,17</text:p>
          </table:table-cell>
          <table:table-cell table:style-name="ce45" table:formula="of:=[.N94]/(['Allgemeine Informationen'.$B$2]-[.Q94])*['Allgemeine Informationen'.$B$2]" office:value-type="float" office:value="55.5648710962062" calcext:value-type="float">
            <text:p>55,56</text:p>
          </table:table-cell>
          <table:table-cell table:formula="of:=[.R94]/(['Allgemeine Informationen'.$B$2]-[.Q94])*['Allgemeine Informationen'.$B$2]" office:value-type="float" office:value="11.9052609515825" calcext:value-type="float">
            <text:p>11,91</text:p>
          </table:table-cell>
          <table:table-cell table:style-name="ce54"/>
          <table:table-cell table:formula="of:=[.O94]/['Allgemeine Informationen'.$B$1]" office:value-type="float" office:value="0.568" calcext:value-type="float">
            <text:p>0,57</text:p>
          </table:table-cell>
          <table:table-cell table:style-name="ce5"/>
          <table:table-cell/>
          <table:table-cell table:style-name="ce5" office:value-type="float" office:value="611" calcext:value-type="float">
            <text:p>611</text:p>
          </table:table-cell>
          <table:table-cell office:value-type="float" office:value="2558" calcext:value-type="float">
            <text:p>2.558</text:p>
          </table:table-cell>
          <table:table-cell table:style-name="ce5" office:value-type="float" office:value="24.02" calcext:value-type="float">
            <text:p>24,02</text:p>
          </table:table-cell>
          <table:table-cell office:value-type="float" office:value="53.02" calcext:value-type="float">
            <text:p>53,02</text:p>
          </table:table-cell>
          <table:table-cell table:style-name="ce5" office:value-type="float" office:value="5.68" calcext:value-type="float">
            <text:p>5,6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4.58" calcext:value-type="float">
            <text:p>4,58</text:p>
          </table:table-cell>
          <table:table-cell office:value-type="float" office:value="11.36" calcext:value-type="float">
            <text:p>11,3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34" calcext:value-type="float">
            <text:p>1,3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5.89" calcext:value-type="float">
            <text:p>25,89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5.89" calcext:value-type="float">
            <text:p>25,8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7113" calcext:value-type="float">
            <text:p>7.1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float" office:value="676" calcext:value-type="float">
            <text:p>676</text:p>
          </table:table-cell>
          <table:table-cell office:value-type="float" office:value="218" calcext:value-type="float">
            <text:p>218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3.11" calcext:value-type="float">
            <text:p>3,11</text:p>
          </table:table-cell>
          <table:table-cell table:style-name="ce5" office:value-type="float" office:value="347" calcext:value-type="float">
            <text:p>347</text:p>
          </table:table-cell>
          <table:table-cell office:value-type="float" office:value="902" calcext:value-type="float">
            <text:p>902</text:p>
          </table:table-cell>
          <table:table-cell table:style-name="ce5" office:value-type="float" office:value="3.16" calcext:value-type="float">
            <text:p>3,16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1.1" calcext:value-type="float">
            <text:p>1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814" calcext:value-type="float">
            <text:p>1.814</text:p>
          </table:table-cell>
          <table:table-cell table:style-name="ce5" office:value-type="float" office:value="150000" calcext:value-type="float">
            <text:p>150.000</text:p>
          </table:table-cell>
          <table:table-cell/>
          <table:table-cell table:style-name="ce5" office:value-type="float" office:value="2845" calcext:value-type="float">
            <text:p>2.84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538" calcext:value-type="float">
            <text:p>538</text:p>
          </table:table-cell>
          <table:table-cell office:value-type="float" office:value="911" calcext:value-type="float">
            <text:p>911</text:p>
          </table:table-cell>
          <table:table-cell table:style-name="ce5" office:value-type="float" office:value="1511" calcext:value-type="float">
            <text:p>1.511</text:p>
          </table:table-cell>
          <table:table-cell office:value-type="float" office:value="600" calcext:value-type="float">
            <text:p>600</text:p>
          </table:table-cell>
          <table:table-cell table:style-name="ce5" office:value-type="float" office:value="279" calcext:value-type="float">
            <text:p>279</text:p>
          </table:table-cell>
          <table:table-cell office:value-type="float" office:value="1200" calcext:value-type="float">
            <text:p>1.200</text:p>
          </table:table-cell>
          <table:table-cell table:style-name="ce5" office:value-type="float" office:value="631" calcext:value-type="float">
            <text:p>631</text:p>
          </table:table-cell>
          <table:table-cell office:value-type="float" office:value="176" calcext:value-type="float">
            <text:p>176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1180" calcext:value-type="float">
            <text:p>1.180</text:p>
          </table:table-cell>
          <table:table-cell table:style-name="ce5" office:value-type="float" office:value="1000" calcext:value-type="float">
            <text:p>1.000</text:p>
          </table:table-cell>
          <table:table-cell office:value-type="float" office:value="2498" calcext:value-type="float">
            <text:p>2.498</text:p>
          </table:table-cell>
          <table:table-cell table:style-name="ce5" office:value-type="float" office:value="6095" calcext:value-type="float">
            <text:p>6.095</text:p>
          </table:table-cell>
          <table:table-cell office:value-type="float" office:value="1324" calcext:value-type="float">
            <text:p>1.324</text:p>
          </table:table-cell>
          <table:table-cell table:style-name="ce5" office:value-type="float" office:value="1274" calcext:value-type="float">
            <text:p>1.274</text:p>
          </table:table-cell>
          <table:table-cell office:value-type="float" office:value="924" calcext:value-type="float">
            <text:p>92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906" calcext:value-type="float">
            <text:p>10.90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3115" calcext:value-type="float">
            <text:p>13.115</text:p>
          </table:table-cell>
          <table:table-cell table:style-name="ce5"/>
          <table:table-cell table:formula="of:=IF([.CG94]=0;0;[.CF94]/[.CG94])" office:value-type="float" office:value="0.00347222222222222" calcext:value-type="float">
            <text:p>0</text:p>
          </table:table-cell>
          <table:table-cell table:style-name="ce5" office:value-type="float" office:value="4.54" calcext:value-type="float">
            <text:p>4,54</text:p>
          </table:table-cell>
          <table:table-cell office:value-type="float" office:value="11.56" calcext:value-type="float">
            <text:p>11,56</text:p>
          </table:table-cell>
          <table:table-cell table:style-name="ce5" office:value-type="float" office:value="34.18" calcext:value-type="float">
            <text:p>34,18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11.52" calcext:value-type="float">
            <text:p>11,52</text:p>
          </table:table-cell>
          <table:table-cell office:value-type="float" office:value="33.91" calcext:value-type="float">
            <text:p>33,9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 table:style-name="ce5" office:value-type="float" office:value="4.59" calcext:value-type="float">
            <text:p>4,5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.68" calcext:value-type="float">
            <text:p>5,6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style-name="ce5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90" calcext:value-type="float">
            <text:p>1.09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588" calcext:value-type="float">
            <text:p>4.58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 office:value-type="float" office:value="6.5" calcext:value-type="float">
            <text:p>6,5</text:p>
          </table:table-cell>
          <table:table-cell table:style-name="ce5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.54" calcext:value-type="float">
            <text:p>2,54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Walnüsse</text:p>
          </table:table-cell>
          <table:table-cell table:style-name="ce7"/>
          <table:table-cell table:formula="of:=([.O95]/(['Allgemeine Informationen'.$B$2]-[.Q95])*['Allgemeine Informationen'.$B$2])" office:value-type="float" office:value="6.15462354724608" calcext:value-type="float">
            <text:p>6,15</text:p>
          </table:table-cell>
          <table:table-cell table:style-name="ce39" table:formula="of:=[.M95]/(['Allgemeine Informationen'.$B$2]-[.Q95])*['Allgemeine Informationen'.$B$2]" office:value-type="float" office:value="16.2405255179384" calcext:value-type="float">
            <text:p>16,24</text:p>
          </table:table-cell>
          <table:table-cell table:formula="of:=[.N95]/(['Allgemeine Informationen'.$B$2]-[.Q95])*['Allgemeine Informationen'.$B$2]" office:value-type="float" office:value="71.3491662455786" calcext:value-type="float">
            <text:p>71,35</text:p>
          </table:table-cell>
          <table:table-cell table:style-name="ce56" table:formula="of:=[.R95]/(['Allgemeine Informationen'.$B$2]-[.Q95])*['Allgemeine Informationen'.$B$2]" office:value-type="float" office:value="4.64881253158161" calcext:value-type="float">
            <text:p>4,65</text:p>
          </table:table-cell>
          <table:table-cell/>
          <table:table-cell table:style-name="ce7" table:formula="of:=[.O95]/['Allgemeine Informationen'.$B$1]" office:value-type="float" office:value="0.609" calcext:value-type="float">
            <text:p>0,61</text:p>
          </table:table-cell>
          <table:table-cell/>
          <table:table-cell table:style-name="ce7"/>
          <table:table-cell office:value-type="float" office:value="723" calcext:value-type="float">
            <text:p>723</text:p>
          </table:table-cell>
          <table:table-cell table:style-name="ce7" office:value-type="float" office:value="3026" calcext:value-type="float">
            <text:p>3.026</text:p>
          </table:table-cell>
          <table:table-cell office:value-type="float" office:value="16.07" calcext:value-type="float">
            <text:p>16,07</text:p>
          </table:table-cell>
          <table:table-cell table:style-name="ce7" office:value-type="float" office:value="70.6" calcext:value-type="float">
            <text:p>70,6</text:p>
          </table:table-cell>
          <table:table-cell office:value-type="float" office:value="6.09" calcext:value-type="float">
            <text:p>6,0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table:style-name="ce7"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9" calcext:value-type="float">
            <text:p>1,59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.45" calcext:value-type="float">
            <text:p>25,45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0.34" calcext:value-type="float">
            <text:p>0,34</text:p>
          </table:table-cell>
          <table:table-cell office:value-type="float" office:value="0.13" calcext:value-type="float">
            <text:p>0,13</text:p>
          </table:table-cell>
          <table:table-cell table:style-name="ce7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37" calcext:value-type="float">
            <text:p>1,3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5.5" calcext:value-type="float">
            <text:p>35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4377" calcext:value-type="float">
            <text:p>4.37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table:style-name="ce7"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table:style-name="ce7" office:value-type="float" office:value="2.78" calcext:value-type="float">
            <text:p>2,78</text:p>
          </table:table-cell>
          <table:table-cell office:value-type="float" office:value="320" calcext:value-type="float">
            <text:p>320</text:p>
          </table:table-cell>
          <table:table-cell table:style-name="ce7" office:value-type="float" office:value="1340" calcext:value-type="float">
            <text:p>1.340</text:p>
          </table:table-cell>
          <table:table-cell office:value-type="float" office:value="2.64" calcext:value-type="float">
            <text:p>2,64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740" calcext:value-type="float">
            <text:p>2.740</text:p>
          </table:table-cell>
          <table:table-cell office:value-type="float" office:value="130000" calcext:value-type="float">
            <text:p>130.000</text:p>
          </table:table-cell>
          <table:table-cell table:style-name="ce7"/>
          <table:table-cell office:value-type="float" office:value="2200" calcext:value-type="float">
            <text:p>2.200</text:p>
          </table:table-cell>
          <table:table-cell table:style-name="ce7" office:value-type="float" office:value="220" calcext:value-type="float">
            <text:p>220</text:p>
          </table:table-cell>
          <table:table-cell office:value-type="float" office:value="370" calcext:value-type="float">
            <text:p>370</text:p>
          </table:table-cell>
          <table:table-cell table:style-name="ce7" office:value-type="float" office:value="570" calcext:value-type="float">
            <text:p>570</text:p>
          </table:table-cell>
          <table:table-cell office:value-type="float" office:value="1060" calcext:value-type="float">
            <text:p>1.060</text:p>
          </table:table-cell>
          <table:table-cell table:style-name="ce7" office:value-type="float" office:value="410" calcext:value-type="float">
            <text:p>410</text:p>
          </table:table-cell>
          <table:table-cell office:value-type="float" office:value="260" calcext:value-type="float">
            <text:p>260</text:p>
          </table:table-cell>
          <table:table-cell table:style-name="ce7" office:value-type="float" office:value="650" calcext:value-type="float">
            <text:p>650</text:p>
          </table:table-cell>
          <table:table-cell office:value-type="float" office:value="490" calcext:value-type="float">
            <text:p>490</text:p>
          </table:table-cell>
          <table:table-cell table:style-name="ce7" office:value-type="float" office:value="190" calcext:value-type="float">
            <text:p>190</text:p>
          </table:table-cell>
          <table:table-cell office:value-type="float" office:value="470" calcext:value-type="float">
            <text:p>470</text:p>
          </table:table-cell>
          <table:table-cell table:style-name="ce7"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table:style-name="ce7" office:value-type="float" office:value="1490" calcext:value-type="float">
            <text:p>1.490</text:p>
          </table:table-cell>
          <table:table-cell office:value-type="float" office:value="3130" calcext:value-type="float">
            <text:p>3.130</text:p>
          </table:table-cell>
          <table:table-cell table:style-name="ce7" office:value-type="float" office:value="740" calcext:value-type="float">
            <text:p>740</text:p>
          </table:table-cell>
          <table:table-cell office:value-type="float" office:value="550" calcext:value-type="float">
            <text:p>550</text:p>
          </table:table-cell>
          <table:table-cell table:style-name="ce7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590" calcext:value-type="float">
            <text:p>7.59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330" calcext:value-type="float">
            <text:p>7.330</text:p>
          </table:table-cell>
          <table:table-cell/>
          <table:table-cell table:style-name="ce71" table:formula="of:=IF([.CG95]=0;0;[.CF95]/[.CG95])" office:value-type="float" office:value="0.242059672762271" calcext:value-type="float">
            <text:p>0,24</text:p>
          </table:table-cell>
          <table:table-cell office:value-type="float" office:value="6.52" calcext:value-type="float">
            <text:p>6,52</text:p>
          </table:table-cell>
          <table:table-cell table:style-name="ce7" office:value-type="float" office:value="51.64" calcext:value-type="float">
            <text:p>51,64</text:p>
          </table:table-cell>
          <table:table-cell office:value-type="float" office:value="11.67" calcext:value-type="float">
            <text:p>11,67</text:p>
          </table:table-cell>
          <table:table-cell table:style-name="ce87" office:value-type="float" office:value="10.06" calcext:value-type="float">
            <text:p>10,06</text:p>
          </table:table-cell>
          <table:table-cell office:value-type="float" office:value="41.56" calcext:value-type="float">
            <text:p>41,56</text:p>
          </table:table-cell>
          <table:table-cell table:style-name="ce7" office:value-type="float" office:value="11.6" calcext:value-type="float">
            <text:p>11,6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68" calcext:value-type="float">
            <text:p>2,6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68" calcext:value-type="float">
            <text:p>2,6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680" calcext:value-type="float">
            <text:p>2.68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93" calcext:value-type="float">
            <text:p>7,93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Haselnüsse</text:p>
          </table:table-cell>
          <table:table-cell/>
          <table:table-cell table:style-name="ce27" table:formula="of:=([.O96]/(['Allgemeine Informationen'.$B$2]-[.Q96])*['Allgemeine Informationen'.$B$2])" office:value-type="float" office:value="6.23824451410658" calcext:value-type="float">
            <text:p>6,24</text:p>
          </table:table-cell>
          <table:table-cell table:formula="of:=[.M96]/(['Allgemeine Informationen'.$B$2]-[.Q96])*['Allgemeine Informationen'.$B$2]" office:value-type="float" office:value="16.9801462904911" calcext:value-type="float">
            <text:p>16,98</text:p>
          </table:table-cell>
          <table:table-cell table:style-name="ce45" table:formula="of:=[.N96]/(['Allgemeine Informationen'.$B$2]-[.Q96])*['Allgemeine Informationen'.$B$2]" office:value-type="float" office:value="66.1442006269592" calcext:value-type="float">
            <text:p>66,14</text:p>
          </table:table-cell>
          <table:table-cell table:formula="of:=[.R96]/(['Allgemeine Informationen'.$B$2]-[.Q96])*['Allgemeine Informationen'.$B$2]" office:value-type="float" office:value="8.04597701149425" calcext:value-type="float">
            <text:p>8,05</text:p>
          </table:table-cell>
          <table:table-cell table:style-name="ce54"/>
          <table:table-cell table:formula="of:=[.O96]/['Allgemeine Informationen'.$B$1]" office:value-type="float" office:value="0.597" calcext:value-type="float">
            <text:p>0,6</text:p>
          </table:table-cell>
          <table:table-cell table:style-name="ce5"/>
          <table:table-cell/>
          <table:table-cell table:style-name="ce5" office:value-type="float" office:value="664" calcext:value-type="float">
            <text:p>664</text:p>
          </table:table-cell>
          <table:table-cell office:value-type="float" office:value="2781" calcext:value-type="float">
            <text:p>2.781</text:p>
          </table:table-cell>
          <table:table-cell table:style-name="ce5" office:value-type="float" office:value="16.25" calcext:value-type="float">
            <text:p>16,25</text:p>
          </table:table-cell>
          <table:table-cell office:value-type="float" office:value="63.3" calcext:value-type="float">
            <text:p>63,3</text:p>
          </table:table-cell>
          <table:table-cell table:style-name="ce5" office:value-type="float" office:value="5.97" calcext:value-type="float">
            <text:p>5,97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4.3" calcext:value-type="float">
            <text:p>4,3</text:p>
          </table:table-cell>
          <table:table-cell office:value-type="float" office:value="7.7" calcext:value-type="float">
            <text:p>7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48" calcext:value-type="float">
            <text:p>2,4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4.52" calcext:value-type="float">
            <text:p>24,52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0.46" calcext:value-type="float">
            <text:p>0,46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0.66" calcext:value-type="float">
            <text:p>0,6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1.6" calcext:value-type="float">
            <text:p>61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4753" calcext:value-type="float">
            <text:p>4.75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745" calcext:value-type="float">
            <text:p>745</text:p>
          </table:table-cell>
          <table:table-cell office:value-type="float" office:value="163" calcext:value-type="float">
            <text:p>163</text:p>
          </table:table-cell>
          <table:table-cell table:style-name="ce5" office:value-type="float" office:value="149" calcext:value-type="float">
            <text:p>149</text:p>
          </table:table-cell>
          <table:table-cell office:value-type="float" office:value="3.43" calcext:value-type="float">
            <text:p>3,43</text:p>
          </table:table-cell>
          <table:table-cell table:style-name="ce5" office:value-type="float" office:value="288" calcext:value-type="float">
            <text:p>288</text:p>
          </table:table-cell>
          <table:table-cell office:value-type="float" office:value="1600" calcext:value-type="float">
            <text:p>1.600</text:p>
          </table:table-cell>
          <table:table-cell table:style-name="ce5" office:value-type="float" office:value="2.08" calcext:value-type="float">
            <text:p>2,08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460" calcext:value-type="float">
            <text:p>3.460</text:p>
          </table:table-cell>
          <table:table-cell table:style-name="ce5" office:value-type="float" office:value="160000" calcext:value-type="float">
            <text:p>160.000</text:p>
          </table:table-cell>
          <table:table-cell/>
          <table:table-cell table:style-name="ce5" office:value-type="float" office:value="2170" calcext:value-type="float">
            <text:p>2.170</text:p>
          </table:table-cell>
          <table:table-cell office:value-type="float" office:value="310" calcext:value-type="float">
            <text:p>310</text:p>
          </table:table-cell>
          <table:table-cell table:style-name="ce5" office:value-type="float" office:value="390" calcext:value-type="float">
            <text:p>390</text:p>
          </table:table-cell>
          <table:table-cell office:value-type="float" office:value="550" calcext:value-type="float">
            <text:p>550</text:p>
          </table:table-cell>
          <table:table-cell table:style-name="ce5" office:value-type="float" office:value="1050" calcext:value-type="float">
            <text:p>1.050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200" calcext:value-type="float">
            <text:p>200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table:style-name="ce5" office:value-type="float" office:value="410" calcext:value-type="float">
            <text:p>410</text:p>
          </table:table-cell>
          <table:table-cell office:value-type="float" office:value="720" calcext:value-type="float">
            <text:p>720</text:p>
          </table:table-cell>
          <table:table-cell table:style-name="ce5" office:value-type="float" office:value="730" calcext:value-type="float">
            <text:p>730</text:p>
          </table:table-cell>
          <table:table-cell office:value-type="float" office:value="1570" calcext:value-type="float">
            <text:p>1.570</text:p>
          </table:table-cell>
          <table:table-cell table:style-name="ce5" office:value-type="float" office:value="3670" calcext:value-type="float">
            <text:p>3.670</text:p>
          </table:table-cell>
          <table:table-cell office:value-type="float" office:value="720" calcext:value-type="float">
            <text:p>720</text:p>
          </table:table-cell>
          <table:table-cell table:style-name="ce5" office:value-type="float" office:value="550" calcext:value-type="float">
            <text:p>550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90" calcext:value-type="float">
            <text:p>7.59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920" calcext:value-type="float">
            <text:p>7.920</text:p>
          </table:table-cell>
          <table:table-cell table:style-name="ce5"/>
          <table:table-cell table:formula="of:=IF([.CG96]=0;0;[.CF96]/[.CG96])" office:value-type="float" office:value="0.00958466453674121" calcext:value-type="float">
            <text:p>0,01</text:p>
          </table:table-cell>
          <table:table-cell table:style-name="ce5" office:value-type="float" office:value="5.27" calcext:value-type="float">
            <text:p>5,27</text:p>
          </table:table-cell>
          <table:table-cell office:value-type="float" office:value="6.32" calcext:value-type="float">
            <text:p>6,32</text:p>
          </table:table-cell>
          <table:table-cell table:style-name="ce5" office:value-type="float" office:value="50.65" calcext:value-type="float">
            <text:p>50,65</text:p>
          </table:table-cell>
          <table:table-cell table:style-name="ce92" office:value-type="float" office:value="0.06" calcext:value-type="float">
            <text:p>0,06</text:p>
          </table:table-cell>
          <table:table-cell table:style-name="ce5" office:value-type="float" office:value="6.26" calcext:value-type="float">
            <text:p>6,26</text:p>
          </table:table-cell>
          <table:table-cell office:value-type="float" office:value="50.46" calcext:value-type="float">
            <text:p>50,4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.85" calcext:value-type="float">
            <text:p>3,8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.85" calcext:value-type="float">
            <text:p>3,8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850" calcext:value-type="float">
            <text:p>3.85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" calcext:value-type="float">
            <text:p>1,2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office:annotation draw:style-name="gr2" draw:text-style-name="P2" svg:width="28.99mm" svg:height="16.44mm" svg:x="102.6mm" svg:y="491.32mm" draw:caption-point-x="-6.1mm" draw:caption-point-y="15.1mm">
              <dc:creator>fr</dc:creator>
              <dc:date>2017-12-12T00:00:00</dc:date>
              <text:p text:style-name="P1"><text:span text:style-name="T1">Vegane-fitnessernaehrung.de</text:span></text:p>
            </office:annotation>
            <text:p>Lupine</text:p>
          </table:table-cell>
          <table:table-cell table:style-name="ce7"/>
          <table:table-cell table:formula="of:=([.O97]/(['Allgemeine Informationen'.$B$2]-[.Q97])*['Allgemeine Informationen'.$B$2])" office:value-type="float" office:value="6.49350649350649" calcext:value-type="float">
            <text:p>6,49</text:p>
          </table:table-cell>
          <table:table-cell table:style-name="ce39" table:formula="of:=[.M97]/(['Allgemeine Informationen'.$B$2]-[.Q97])*['Allgemeine Informationen'.$B$2]" office:value-type="float" office:value="54.5454545454545" calcext:value-type="float">
            <text:p>54,55</text:p>
          </table:table-cell>
          <table:table-cell table:formula="of:=[.N97]/(['Allgemeine Informationen'.$B$2]-[.Q97])*['Allgemeine Informationen'.$B$2]" office:value-type="float" office:value="7.79220779220779" calcext:value-type="float">
            <text:p>7,79</text:p>
          </table:table-cell>
          <table:table-cell table:style-name="ce56" table:formula="of:=[.R97]/(['Allgemeine Informationen'.$B$2]-[.Q97])*['Allgemeine Informationen'.$B$2]" office:value-type="float" office:value="24.6753246753247" calcext:value-type="float">
            <text:p>24,68</text:p>
          </table:table-cell>
          <table:table-cell/>
          <table:table-cell table:style-name="ce7" table:formula="of:=[.O97]/['Allgemeine Informationen'.$B$1]" office:value-type="float" office:value="0.5" calcext:value-type="float">
            <text:p>0,5</text:p>
          </table:table-cell>
          <table:table-cell/>
          <table:table-cell table:style-name="ce7"/>
          <table:table-cell office:value-type="float" office:value="253" calcext:value-type="float">
            <text:p>253</text:p>
          </table:table-cell>
          <table:table-cell table:style-name="ce7" office:value-type="float" office:value="1062" calcext:value-type="float">
            <text:p>1.062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1" table:formula="of:=IF([.CG97]=0;0;[.CF97]/[.CG97])"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93"/>
          <table:table-cell/>
          <table:table-cell table:style-name="ce7"/>
          <table:table-cell/>
          <table:table-cell table:style-name="ce7"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859"/>
        </table:table-row>
        <table:table-row table:style-name="ro4">
          <table:table-cell office:value-type="string" calcext:value-type="string">
            <text:p>Erdnüsse</text:p>
          </table:table-cell>
          <table:table-cell/>
          <table:table-cell table:style-name="ce27" table:formula="of:=([.O98]/(['Allgemeine Informationen'.$B$2]-[.Q98])*['Allgemeine Informationen'.$B$2])" office:value-type="float" office:value="7.53197059712013" calcext:value-type="float">
            <text:p>7,53</text:p>
          </table:table-cell>
          <table:table-cell table:formula="of:=[.M98]/(['Allgemeine Informationen'.$B$2]-[.Q98])*['Allgemeine Informationen'.$B$2]" office:value-type="float" office:value="29.9869096767697" calcext:value-type="float">
            <text:p>29,99</text:p>
          </table:table-cell>
          <table:table-cell table:style-name="ce45" table:formula="of:=[.N98]/(['Allgemeine Informationen'.$B$2]-[.Q98])*['Allgemeine Informationen'.$B$2]" office:value-type="float" office:value="48.4341959520693" calcext:value-type="float">
            <text:p>48,43</text:p>
          </table:table-cell>
          <table:table-cell table:formula="of:=[.R98]/(['Allgemeine Informationen'.$B$2]-[.Q98])*['Allgemeine Informationen'.$B$2]" office:value-type="float" office:value="11.8215688248918" calcext:value-type="float">
            <text:p>11,82</text:p>
          </table:table-cell>
          <table:table-cell table:style-name="ce54"/>
          <table:table-cell table:formula="of:=[.O98]/['Allgemeine Informationen'.$B$1]" office:value-type="float" office:value="0.748" calcext:value-type="float">
            <text:p>0,75</text:p>
          </table:table-cell>
          <table:table-cell table:style-name="ce5"/>
          <table:table-cell/>
          <table:table-cell table:style-name="ce5" office:value-type="float" office:value="599" calcext:value-type="float">
            <text:p>599</text:p>
          </table:table-cell>
          <table:table-cell office:value-type="float" office:value="2507" calcext:value-type="float">
            <text:p>2.507</text:p>
          </table:table-cell>
          <table:table-cell table:style-name="ce5" office:value-type="float" office:value="29.78" calcext:value-type="float">
            <text:p>29,78</text:p>
          </table:table-cell>
          <table:table-cell office:value-type="float" office:value="48.1" calcext:value-type="float">
            <text:p>48,1</text:p>
          </table:table-cell>
          <table:table-cell table:style-name="ce5" office:value-type="float" office:value="7.48" calcext:value-type="float">
            <text:p>7,4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.69" calcext:value-type="float">
            <text:p>0,69</text:p>
          </table:table-cell>
          <table:table-cell office:value-type="float" office:value="11.74" calcext:value-type="float">
            <text:p>11,7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22" calcext:value-type="float">
            <text:p>2,2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table:style-name="ce5" office:value-type="float" office:value="169" calcext:value-type="float">
            <text:p>169</text:p>
          </table:table-cell>
          <table:table-cell office:value-type="float" office:value="0.9" calcext:value-type="float">
            <text:p>0,9</text:p>
          </table:table-cell>
          <table:table-cell table:style-name="ce5" office:value-type="float" office:value="0.16" calcext:value-type="float">
            <text:p>0,16</text:p>
          </table:table-cell>
          <table:table-cell office:value-type="float" office:value="0.44" calcext:value-type="float">
            <text:p>0,4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.9" calcext:value-type="float">
            <text:p>2,9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0733" calcext:value-type="float">
            <text:p>20.73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 table:style-name="ce5" office:value-type="float" office:value="660" calcext:value-type="float">
            <text:p>660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1.81" calcext:value-type="float">
            <text:p>1,81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767" calcext:value-type="float">
            <text:p>767</text:p>
          </table:table-cell>
          <table:table-cell table:style-name="ce5" office:value-type="float" office:value="2.83" calcext:value-type="float">
            <text:p>2,83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04" calcext:value-type="float">
            <text:p>1.604</text:p>
          </table:table-cell>
          <table:table-cell table:style-name="ce5" office:value-type="float" office:value="380000" calcext:value-type="float">
            <text:p>380.000</text:p>
          </table:table-cell>
          <table:table-cell/>
          <table:table-cell table:style-name="ce5" office:value-type="float" office:value="3460" calcext:value-type="float">
            <text:p>3.460</text:p>
          </table:table-cell>
          <table:table-cell office:value-type="float" office:value="430" calcext:value-type="float">
            <text:p>430</text:p>
          </table:table-cell>
          <table:table-cell table:style-name="ce5" office:value-type="float" office:value="710" calcext:value-type="float">
            <text:p>710</text:p>
          </table:table-cell>
          <table:table-cell office:value-type="float" office:value="1230" calcext:value-type="float">
            <text:p>1.230</text:p>
          </table:table-cell>
          <table:table-cell table:style-name="ce5" office:value-type="float" office:value="2030" calcext:value-type="float">
            <text:p>2.030</text:p>
          </table:table-cell>
          <table:table-cell office:value-type="float" office:value="1100" calcext:value-type="float">
            <text:p>1.100</text:p>
          </table:table-cell>
          <table:table-cell table:style-name="ce5" office:value-type="float" office:value="310" calcext:value-type="float">
            <text:p>310</text:p>
          </table:table-cell>
          <table:table-cell office:value-type="float" office:value="1540" calcext:value-type="float">
            <text:p>1.540</text:p>
          </table:table-cell>
          <table:table-cell table:style-name="ce5" office:value-type="float" office:value="850" calcext:value-type="float">
            <text:p>850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1190" calcext:value-type="float">
            <text:p>1.190</text:p>
          </table:table-cell>
          <table:table-cell office:value-type="float" office:value="1450" calcext:value-type="float">
            <text:p>1.45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3310" calcext:value-type="float">
            <text:p>3.310</text:p>
          </table:table-cell>
          <table:table-cell table:style-name="ce5" office:value-type="float" office:value="5630" calcext:value-type="float">
            <text:p>5.630</text:p>
          </table:table-cell>
          <table:table-cell office:value-type="float" office:value="1640" calcext:value-type="float">
            <text:p>1.640</text:p>
          </table:table-cell>
          <table:table-cell table:style-name="ce5" office:value-type="float" office:value="1430" calcext:value-type="float">
            <text:p>1.430</text:p>
          </table:table-cell>
          <table:table-cell office:value-type="float" office:value="1830" calcext:value-type="float">
            <text:p>1.83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4620" calcext:value-type="float">
            <text:p>14.62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4650" calcext:value-type="float">
            <text:p>14.650</text:p>
          </table:table-cell>
          <table:table-cell table:style-name="ce5"/>
          <table:table-cell table:formula="of:=IF([.CG98]=0;0;[.CF98]/[.CG98])" office:value-type="float" office:value="0.0381294964028777" calcext:value-type="float">
            <text:p>0,04</text:p>
          </table:table-cell>
          <table:table-cell table:style-name="ce5" office:value-type="float" office:value="9.12" calcext:value-type="float">
            <text:p>9,12</text:p>
          </table:table-cell>
          <table:table-cell office:value-type="float" office:value="14.43" calcext:value-type="float">
            <text:p>14,43</text:p>
          </table:table-cell>
          <table:table-cell table:style-name="ce5" office:value-type="float" office:value="22.65" calcext:value-type="float">
            <text:p>22,65</text:p>
          </table:table-cell>
          <table:table-cell table:style-name="ce92" office:value-type="float" office:value="0.53" calcext:value-type="float">
            <text:p>0,53</text:p>
          </table:table-cell>
          <table:table-cell table:style-name="ce5" office:value-type="float" office:value="13.9" calcext:value-type="float">
            <text:p>13,9</text:p>
          </table:table-cell>
          <table:table-cell office:value-type="float" office:value="22.66" calcext:value-type="float">
            <text:p>22,6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.99" calcext:value-type="float">
            <text:p>2,9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.5" calcext:value-type="float">
            <text:p>5,5</text:p>
          </table:table-cell>
          <table:table-cell office:value-type="float" office:value="2.99" calcext:value-type="float">
            <text:p>2,9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style-name="ce5" office:value-type="float" office:value="2935" calcext:value-type="float">
            <text:p>2.93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992" calcext:value-type="float">
            <text:p>2.99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500" calcext:value-type="float">
            <text:p>5.500</text:p>
          </table:table-cell>
          <table:table-cell/>
          <table:table-cell table:style-name="ce5" office:value-type="float" office:value="1.21" calcext:value-type="float">
            <text:p>1,21</text:p>
          </table:table-cell>
          <table:table-cell office:value-type="float" office:value="10.53" calcext:value-type="float">
            <text:p>10,53</text:p>
          </table:table-cell>
          <table:table-cell table:style-name="ce5" office:value-type="float" office:value="1174" calcext:value-type="float">
            <text:p>1.174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.58" calcext:value-type="float">
            <text:p>1,58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Pinienkern</text:p>
          </table:table-cell>
          <table:table-cell table:style-name="ce7"/>
          <table:table-cell table:formula="of:=([.O99]/(['Allgemeine Informationen'.$B$2]-[.Q99])*['Allgemeine Informationen'.$B$2])" office:value-type="float" office:value="7.7991452991453" calcext:value-type="float">
            <text:p>7,8</text:p>
          </table:table-cell>
          <table:table-cell table:style-name="ce39" table:formula="of:=[.M99]/(['Allgemeine Informationen'.$B$2]-[.Q99])*['Allgemeine Informationen'.$B$2]" office:value-type="float" office:value="25.6410256410256" calcext:value-type="float">
            <text:p>25,64</text:p>
          </table:table-cell>
          <table:table-cell table:formula="of:=[.N99]/(['Allgemeine Informationen'.$B$2]-[.Q99])*['Allgemeine Informationen'.$B$2]" office:value-type="float" office:value="54.1666666666667" calcext:value-type="float">
            <text:p>54,17</text:p>
          </table:table-cell>
          <table:table-cell table:style-name="ce56" table:formula="of:=[.R99]/(['Allgemeine Informationen'.$B$2]-[.Q99])*['Allgemeine Informationen'.$B$2]" office:value-type="float" office:value="7.69230769230769" calcext:value-type="float">
            <text:p>7,69</text:p>
          </table:table-cell>
          <table:table-cell/>
          <table:table-cell table:style-name="ce7" table:formula="of:=[.O99]/['Allgemeine Informationen'.$B$1]" office:value-type="float" office:value="0.73" calcext:value-type="float">
            <text:p>0,73</text:p>
          </table:table-cell>
          <table:table-cell/>
          <table:table-cell table:style-name="ce7"/>
          <table:table-cell office:value-type="float" office:value="589" calcext:value-type="float">
            <text:p>589</text:p>
          </table:table-cell>
          <table:table-cell table:style-name="ce7" office:value-type="float" office:value="2466" calcext:value-type="float">
            <text:p>2.466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50.7" calcext:value-type="float">
            <text:p>50,7</text:p>
          </table:table-cell>
          <table:table-cell office:value-type="float" office:value="7.3" calcext:value-type="float">
            <text:p>7,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style-name="ce7"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.4" calcext:value-type="float">
            <text:p>4,4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.47" calcext:value-type="float">
            <text:p>12,47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0.81" calcext:value-type="float">
            <text:p>0,81</text:p>
          </table:table-cell>
          <table:table-cell office:value-type="float" office:value="0.19" calcext:value-type="float">
            <text:p>0,19</text:p>
          </table:table-cell>
          <table:table-cell table:style-name="ce7" office:value-type="float" office:value="0.11" calcext:value-type="float">
            <text:p>0,11</text:p>
          </table:table-cell>
          <table:table-cell office:value-type="float" office:value="1.9" calcext:value-type="float">
            <text:p>1,9</text:p>
          </table:table-cell>
          <table:table-cell table:style-name="ce7" office:value-type="float" office:value="12.47" calcext:value-type="float">
            <text:p>12,4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8417" calcext:value-type="float">
            <text:p>8.4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style-name="ce7" office:value-type="float" office:value="235" calcext:value-type="float">
            <text:p>235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9.2" calcext:value-type="float">
            <text:p>9,2</text:p>
          </table:table-cell>
          <table:table-cell office:value-type="float" office:value="510" calcext:value-type="float">
            <text:p>510</text:p>
          </table:table-cell>
          <table:table-cell table:style-name="ce7" office:value-type="float" office:value="1030" calcext:value-type="float">
            <text:p>1.030</text:p>
          </table:table-cell>
          <table:table-cell office:value-type="float" office:value="4.25" calcext:value-type="float">
            <text:p>4,25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300" calcext:value-type="float">
            <text:p>4.300</text:p>
          </table:table-cell>
          <table:table-cell office:value-type="float" office:value="150000" calcext:value-type="float">
            <text:p>150.000</text:p>
          </table:table-cell>
          <table:table-cell table:style-name="ce7"/>
          <table:table-cell office:value-type="float" office:value="4510" calcext:value-type="float">
            <text:p>4.510</text:p>
          </table:table-cell>
          <table:table-cell table:style-name="ce7" office:value-type="float" office:value="410" calcext:value-type="float">
            <text:p>410</text:p>
          </table:table-cell>
          <table:table-cell office:value-type="float" office:value="531" calcext:value-type="float">
            <text:p>531</text:p>
          </table:table-cell>
          <table:table-cell table:style-name="ce7" office:value-type="float" office:value="892" calcext:value-type="float">
            <text:p>892</text:p>
          </table:table-cell>
          <table:table-cell office:value-type="float" office:value="1688" calcext:value-type="float">
            <text:p>1.688</text:p>
          </table:table-cell>
          <table:table-cell table:style-name="ce7" office:value-type="float" office:value="868" calcext:value-type="float">
            <text:p>868</text:p>
          </table:table-cell>
          <table:table-cell office:value-type="float" office:value="386" calcext:value-type="float">
            <text:p>386</text:p>
          </table:table-cell>
          <table:table-cell table:style-name="ce7" office:value-type="float" office:value="892" calcext:value-type="float">
            <text:p>892</text:p>
          </table:table-cell>
          <table:table-cell office:value-type="float" office:value="724" calcext:value-type="float">
            <text:p>724</text:p>
          </table:table-cell>
          <table:table-cell table:style-name="ce7" office:value-type="float" office:value="289" calcext:value-type="float">
            <text:p>289</text:p>
          </table:table-cell>
          <table:table-cell office:value-type="float" office:value="844" calcext:value-type="float">
            <text:p>844</text:p>
          </table:table-cell>
          <table:table-cell table:style-name="ce7" office:value-type="float" office:value="1206" calcext:value-type="float">
            <text:p>1.206</text:p>
          </table:table-cell>
          <table:table-cell office:value-type="float" office:value="1230" calcext:value-type="float">
            <text:p>1.230</text:p>
          </table:table-cell>
          <table:table-cell table:style-name="ce7" office:value-type="float" office:value="2123" calcext:value-type="float">
            <text:p>2.123</text:p>
          </table:table-cell>
          <table:table-cell office:value-type="float" office:value="3980" calcext:value-type="float">
            <text:p>3.980</text:p>
          </table:table-cell>
          <table:table-cell table:style-name="ce7" office:value-type="float" office:value="1182" calcext:value-type="float">
            <text:p>1.182</text:p>
          </table:table-cell>
          <table:table-cell office:value-type="float" office:value="1254" calcext:value-type="float">
            <text:p>1.254</text:p>
          </table:table-cell>
          <table:table-cell table:style-name="ce7"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3240" calcext:value-type="float">
            <text:p>13.24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758" calcext:value-type="float">
            <text:p>10.758</text:p>
          </table:table-cell>
          <table:table-cell/>
          <table:table-cell table:style-name="ce71" table:formula="of:=IF([.CG99]=0;0;[.CF99]/[.CG99])" office:value-type="float" office:value="0.0285067873303167" calcext:value-type="float">
            <text:p>0,03</text:p>
          </table:table-cell>
          <table:table-cell office:value-type="float" office:value="6.11" calcext:value-type="float">
            <text:p>6,11</text:p>
          </table:table-cell>
          <table:table-cell table:style-name="ce7" office:value-type="float" office:value="22.73" calcext:value-type="float">
            <text:p>22,73</text:p>
          </table:table-cell>
          <table:table-cell office:value-type="float" office:value="19.63" calcext:value-type="float">
            <text:p>19,63</text:p>
          </table:table-cell>
          <table:table-cell table:style-name="ce93" office:value-type="float" office:value="0.63" calcext:value-type="float">
            <text:p>0,63</text:p>
          </table:table-cell>
          <table:table-cell office:value-type="float" office:value="22.1" calcext:value-type="float">
            <text:p>22,1</text:p>
          </table:table-cell>
          <table:table-cell table:style-name="ce7" office:value-type="float" office:value="19.48" calcext:value-type="float">
            <text:p>19,48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.15" calcext:value-type="float">
            <text:p>7,15</text:p>
          </table:table-cell>
          <table:table-cell table:style-name="ce7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08" calcext:value-type="float">
            <text:p>1,08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154" calcext:value-type="float">
            <text:p>7.154</text:p>
          </table:table-cell>
          <table:table-cell table:style-name="ce7"/>
          <table:table-cell office:value-type="float" office:value="1.44" calcext:value-type="float">
            <text:p>1,44</text:p>
          </table:table-cell>
          <table:table-cell table:style-name="ce7" office:value-type="float" office:value="5.76" calcext:value-type="float">
            <text:p>5,76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,7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Leinsamen</text:p>
          </table:table-cell>
          <table:table-cell/>
          <table:table-cell table:style-name="ce27" table:formula="of:=([.O100]/(['Allgemeine Informationen'.$B$2]-[.Q100])*['Allgemeine Informationen'.$B$2])" office:value-type="float" office:value="8.33513513513514" calcext:value-type="float">
            <text:p>8,34</text:p>
          </table:table-cell>
          <table:table-cell table:formula="of:=[.M100]/(['Allgemeine Informationen'.$B$2]-[.Q100])*['Allgemeine Informationen'.$B$2]" office:value-type="float" office:value="24.0756756756757" calcext:value-type="float">
            <text:p>24,08</text:p>
          </table:table-cell>
          <table:table-cell table:style-name="ce45" table:formula="of:=[.N100]/(['Allgemeine Informationen'.$B$2]-[.Q100])*['Allgemeine Informationen'.$B$2]" office:value-type="float" office:value="39.4594594594595" calcext:value-type="float">
            <text:p>39,46</text:p>
          </table:table-cell>
          <table:table-cell table:formula="of:=[.R100]/(['Allgemeine Informationen'.$B$2]-[.Q100])*['Allgemeine Informationen'.$B$2]" office:value-type="float" office:value="24.5405405405405" calcext:value-type="float">
            <text:p>24,54</text:p>
          </table:table-cell>
          <table:table-cell table:style-name="ce54"/>
          <table:table-cell table:formula="of:=[.O100]/['Allgemeine Informationen'.$B$1]" office:value-type="float" office:value="0.771" calcext:value-type="float">
            <text:p>0,77</text:p>
          </table:table-cell>
          <table:table-cell table:style-name="ce5"/>
          <table:table-cell/>
          <table:table-cell table:style-name="ce5" office:value-type="float" office:value="488" calcext:value-type="float">
            <text:p>488</text:p>
          </table:table-cell>
          <table:table-cell office:value-type="float" office:value="2042" calcext:value-type="float">
            <text:p>2.042</text:p>
          </table:table-cell>
          <table:table-cell table:style-name="ce5" office:value-type="float" office:value="22.27" calcext:value-type="float">
            <text:p>22,27</text:p>
          </table:table-cell>
          <table:table-cell office:value-type="float" office:value="36.5" calcext:value-type="float">
            <text:p>36,5</text:p>
          </table:table-cell>
          <table:table-cell table:style-name="ce5" office:value-type="float" office:value="7.71" calcext:value-type="float">
            <text:p>7,7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7.5" calcext:value-type="float">
            <text:p>7,5</text:p>
          </table:table-cell>
          <table:table-cell office:value-type="float" office:value="22.7" calcext:value-type="float">
            <text:p>22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.32" calcext:value-type="float">
            <text:p>3,3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2.8" calcext:value-type="float">
            <text:p>2,8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0.46" calcext:value-type="float">
            <text:p>0,46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0.43" calcext:value-type="float">
            <text:p>0,4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8893" calcext:value-type="float">
            <text:p>8.89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57" calcext:value-type="float">
            <text:p>57</text:p>
          </table:table-cell>
          <table:table-cell table:style-name="ce5" office:value-type="float" office:value="731" calcext:value-type="float">
            <text:p>731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206" calcext:value-type="float">
            <text:p>206</text:p>
          </table:table-cell>
          <table:table-cell office:value-type="float" office:value="6.75" calcext:value-type="float">
            <text:p>6,75</text:p>
          </table:table-cell>
          <table:table-cell table:style-name="ce5" office:value-type="float" office:value="533" calcext:value-type="float">
            <text:p>533</text:p>
          </table:table-cell>
          <table:table-cell office:value-type="float" office:value="1200" calcext:value-type="float">
            <text:p>1.200</text:p>
          </table:table-cell>
          <table:table-cell table:style-name="ce5" office:value-type="float" office:value="4.17" calcext:value-type="float">
            <text:p>4,17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260" calcext:value-type="float">
            <text:p>2.260</text:p>
          </table:table-cell>
          <table:table-cell table:style-name="ce5" office:value-type="float" office:value="220000" calcext:value-type="float">
            <text:p>220.000</text:p>
          </table:table-cell>
          <table:table-cell/>
          <table:table-cell table:style-name="ce5" office:value-type="float" office:value="2160" calcext:value-type="float">
            <text:p>2.160</text:p>
          </table:table-cell>
          <table:table-cell office:value-type="float" office:value="410" calcext:value-type="float">
            <text:p>410</text:p>
          </table:table-cell>
          <table:table-cell table:style-name="ce5" office:value-type="float" office:value="500" calcext:value-type="float">
            <text:p>500</text:p>
          </table:table-cell>
          <table:table-cell office:value-type="float" office:value="920" calcext:value-type="float">
            <text:p>920</text:p>
          </table:table-cell>
          <table:table-cell table:style-name="ce5" office:value-type="float" office:value="1310" calcext:value-type="float">
            <text:p>1.310</text:p>
          </table:table-cell>
          <table:table-cell office:value-type="float" office:value="880" calcext:value-type="float">
            <text:p>880</text:p>
          </table:table-cell>
          <table:table-cell table:style-name="ce5" office:value-type="float" office:value="430" calcext:value-type="float">
            <text:p>430</text:p>
          </table:table-cell>
          <table:table-cell office:value-type="float" office:value="1070" calcext:value-type="float">
            <text:p>1.070</text:p>
          </table:table-cell>
          <table:table-cell table:style-name="ce5" office:value-type="float" office:value="840" calcext:value-type="float">
            <text:p>840</text:p>
          </table:table-cell>
          <table:table-cell office:value-type="float" office:value="380" calcext:value-type="float">
            <text:p>380</text:p>
          </table:table-cell>
          <table:table-cell table:style-name="ce5" office:value-type="float" office:value="570" calcext:value-type="float">
            <text:p>570</text:p>
          </table:table-cell>
          <table:table-cell office:value-type="float" office:value="1110" calcext:value-type="float">
            <text:p>1.110</text:p>
          </table:table-cell>
          <table:table-cell table:style-name="ce5" office:value-type="float" office:value="1030" calcext:value-type="float">
            <text:p>1.030</text:p>
          </table:table-cell>
          <table:table-cell office:value-type="float" office:value="2150" calcext:value-type="float">
            <text:p>2.150</text:p>
          </table:table-cell>
          <table:table-cell table:style-name="ce5" office:value-type="float" office:value="4540" calcext:value-type="float">
            <text:p>4.540</text:p>
          </table:table-cell>
          <table:table-cell office:value-type="float" office:value="1330" calcext:value-type="float">
            <text:p>1.330</text:p>
          </table:table-cell>
          <table:table-cell table:style-name="ce5" office:value-type="float" office:value="820" calcext:value-type="float">
            <text:p>820</text:p>
          </table:table-cell>
          <table:table-cell office:value-type="float" office:value="1070" calcext:value-type="float">
            <text:p>1.07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580" calcext:value-type="float">
            <text:p>10.58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940" calcext:value-type="float">
            <text:p>10.940</text:p>
          </table:table-cell>
          <table:table-cell table:style-name="ce5"/>
          <table:table-cell table:formula="of:=IF([.CG100]=0;0;[.CF100]/[.CG100])" office:value-type="float" office:value="3.70500927643785" calcext:value-type="float">
            <text:p>3,71</text:p>
          </table:table-cell>
          <table:table-cell table:style-name="ce5" office:value-type="float" office:value="3.6" calcext:value-type="float">
            <text:p>3,6</text:p>
          </table:table-cell>
          <table:table-cell office:value-type="float" office:value="25.37" calcext:value-type="float">
            <text:p>25,37</text:p>
          </table:table-cell>
          <table:table-cell table:style-name="ce5" office:value-type="float" office:value="7.16" calcext:value-type="float">
            <text:p>7,16</text:p>
          </table:table-cell>
          <table:table-cell table:style-name="ce92" office:value-type="float" office:value="19.97" calcext:value-type="float">
            <text:p>19,97</text:p>
          </table:table-cell>
          <table:table-cell table:style-name="ce5" office:value-type="float" office:value="5.39" calcext:value-type="float">
            <text:p>5,39</text:p>
          </table:table-cell>
          <table:table-cell office:value-type="float" office:value="7.12" calcext:value-type="float">
            <text:p>7,1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10" calcext:value-type="float">
            <text:p>1.21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.05" calcext:value-type="float">
            <text:p>7,05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Pistazie</text:p>
          </table:table-cell>
          <table:table-cell table:style-name="ce7"/>
          <table:table-cell table:formula="of:=([.O101]/(['Allgemeine Informationen'.$B$2]-[.Q101])*['Allgemeine Informationen'.$B$2])" office:value-type="float" office:value="11.8753855644664" calcext:value-type="float">
            <text:p>11,88</text:p>
          </table:table-cell>
          <table:table-cell table:style-name="ce39" table:formula="of:=[.M101]/(['Allgemeine Informationen'.$B$2]-[.Q101])*['Allgemeine Informationen'.$B$2]" office:value-type="float" office:value="21.3859757351429" calcext:value-type="float">
            <text:p>21,39</text:p>
          </table:table-cell>
          <table:table-cell table:formula="of:=[.N101]/(['Allgemeine Informationen'.$B$2]-[.Q101])*['Allgemeine Informationen'.$B$2]" office:value-type="float" office:value="53.0536705737199" calcext:value-type="float">
            <text:p>53,05</text:p>
          </table:table-cell>
          <table:table-cell table:style-name="ce56" table:formula="of:=[.R101]/(['Allgemeine Informationen'.$B$2]-[.Q101])*['Allgemeine Informationen'.$B$2]" office:value-type="float" office:value="10.9089039687436" calcext:value-type="float">
            <text:p>10,91</text:p>
          </table:table-cell>
          <table:table-cell/>
          <table:table-cell table:style-name="ce7" table:formula="of:=[.O101]/['Allgemeine Informationen'.$B$1]" office:value-type="float" office:value="1.155" calcext:value-type="float">
            <text:p>1,16</text:p>
          </table:table-cell>
          <table:table-cell/>
          <table:table-cell table:style-name="ce7"/>
          <table:table-cell office:value-type="float" office:value="608" calcext:value-type="float">
            <text:p>608</text:p>
          </table:table-cell>
          <table:table-cell table:style-name="ce7" office:value-type="float" office:value="2544" calcext:value-type="float">
            <text:p>2.544</text:p>
          </table:table-cell>
          <table:table-cell office:value-type="float" office:value="20.8" calcext:value-type="float">
            <text:p>20,8</text:p>
          </table:table-cell>
          <table:table-cell table:style-name="ce7" office:value-type="float" office:value="51.6" calcext:value-type="float">
            <text:p>51,6</text:p>
          </table:table-cell>
          <table:table-cell office:value-type="float" office:value="11.55" calcext:value-type="float">
            <text:p>11,5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74" calcext:value-type="float">
            <text:p>2,74</text:p>
          </table:table-cell>
          <table:table-cell table:style-name="ce7" office:value-type="float" office:value="10.61" calcext:value-type="float">
            <text:p>10,6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7" calcext:value-type="float">
            <text:p>2,7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.2" calcext:value-type="float">
            <text:p>5,2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0.69" calcext:value-type="float">
            <text:p>0,69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.2" calcext:value-type="float">
            <text:p>5,2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19" calcext:value-type="float">
            <text:p>1,19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style-name="ce7" office:value-type="float" office:value="4933" calcext:value-type="float">
            <text:p>4.93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office:value-type="float" office:value="1020" calcext:value-type="float">
            <text:p>1.020</text:p>
          </table:table-cell>
          <table:table-cell table:style-name="ce7"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table:style-name="ce7" office:value-type="float" office:value="7.3" calcext:value-type="float">
            <text:p>7,3</text:p>
          </table:table-cell>
          <table:table-cell office:value-type="float" office:value="500" calcext:value-type="float">
            <text:p>500</text:p>
          </table:table-cell>
          <table:table-cell table:style-name="ce7" office:value-type="float" office:value="1180" calcext:value-type="float">
            <text:p>1.180</text:p>
          </table:table-cell>
          <table:table-cell office:value-type="float" office:value="3.34" calcext:value-type="float">
            <text:p>3,34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64" calcext:value-type="float">
            <text:p>464</text:p>
          </table:table-cell>
          <table:table-cell office:value-type="float" office:value="250000" calcext:value-type="float">
            <text:p>250.000</text:p>
          </table:table-cell>
          <table:table-cell table:style-name="ce7"/>
          <table:table-cell office:value-type="float" office:value="1944" calcext:value-type="float">
            <text:p>1.944</text:p>
          </table:table-cell>
          <table:table-cell table:style-name="ce7" office:value-type="float" office:value="397" calcext:value-type="float">
            <text:p>397</text:p>
          </table:table-cell>
          <table:table-cell office:value-type="float" office:value="460" calcext:value-type="float">
            <text:p>460</text:p>
          </table:table-cell>
          <table:table-cell table:style-name="ce7" office:value-type="float" office:value="878" calcext:value-type="float">
            <text:p>878</text:p>
          </table:table-cell>
          <table:table-cell office:value-type="float" office:value="1505" calcext:value-type="float">
            <text:p>1.505</text:p>
          </table:table-cell>
          <table:table-cell table:style-name="ce7" office:value-type="float" office:value="1108" calcext:value-type="float">
            <text:p>1.108</text:p>
          </table:table-cell>
          <table:table-cell office:value-type="float" office:value="356" calcext:value-type="float">
            <text:p>356</text:p>
          </table:table-cell>
          <table:table-cell table:style-name="ce7" office:value-type="float" office:value="1066" calcext:value-type="float">
            <text:p>1.066</text:p>
          </table:table-cell>
          <table:table-cell office:value-type="float" office:value="606" calcext:value-type="float">
            <text:p>606</text:p>
          </table:table-cell>
          <table:table-cell table:style-name="ce7" office:value-type="float" office:value="209" calcext:value-type="float">
            <text:p>209</text:p>
          </table:table-cell>
          <table:table-cell office:value-type="float" office:value="648" calcext:value-type="float">
            <text:p>648</text:p>
          </table:table-cell>
          <table:table-cell table:style-name="ce7" office:value-type="float" office:value="1275" calcext:value-type="float">
            <text:p>1.275</text:p>
          </table:table-cell>
          <table:table-cell office:value-type="float" office:value="920" calcext:value-type="float">
            <text:p>920</text:p>
          </table:table-cell>
          <table:table-cell table:style-name="ce7" office:value-type="float" office:value="1923" calcext:value-type="float">
            <text:p>1.923</text:p>
          </table:table-cell>
          <table:table-cell office:value-type="float" office:value="4432" calcext:value-type="float">
            <text:p>4.432</text:p>
          </table:table-cell>
          <table:table-cell table:style-name="ce7" office:value-type="float" office:value="983" calcext:value-type="float">
            <text:p>983</text:p>
          </table:table-cell>
          <table:table-cell office:value-type="float" office:value="857" calcext:value-type="float">
            <text:p>857</text:p>
          </table:table-cell>
          <table:table-cell table:style-name="ce7" office:value-type="float" office:value="1233" calcext:value-type="float">
            <text:p>1.23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452" calcext:value-type="float">
            <text:p>10.45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348" calcext:value-type="float">
            <text:p>10.348</text:p>
          </table:table-cell>
          <table:table-cell/>
          <table:table-cell table:style-name="ce71" table:formula="of:=IF([.CG101]=0;0;[.CF101]/[.CG101])" office:value-type="float" office:value="0.0256410256410256" calcext:value-type="float">
            <text:p>0,03</text:p>
          </table:table-cell>
          <table:table-cell office:value-type="float" office:value="6.14" calcext:value-type="float">
            <text:p>6,14</text:p>
          </table:table-cell>
          <table:table-cell table:style-name="ce7" office:value-type="float" office:value="7.61" calcext:value-type="float">
            <text:p>7,61</text:p>
          </table:table-cell>
          <table:table-cell office:value-type="float" office:value="34.56" calcext:value-type="float">
            <text:p>34,56</text:p>
          </table:table-cell>
          <table:table-cell table:style-name="ce87" office:value-type="float" office:value="0.19" calcext:value-type="float">
            <text:p>0,19</text:p>
          </table:table-cell>
          <table:table-cell office:value-type="float" office:value="7.41" calcext:value-type="float">
            <text:p>7,41</text:p>
          </table:table-cell>
          <table:table-cell table:style-name="ce7" office:value-type="float" office:value="34.21" calcext:value-type="float">
            <text:p>34,2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31" calcext:value-type="float">
            <text:p>2,3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.24" calcext:value-type="float">
            <text:p>9,24</text:p>
          </table:table-cell>
          <table:table-cell table:style-name="ce7"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9" calcext:value-type="float">
            <text:p>1,59</text:p>
          </table:table-cell>
          <table:table-cell office:value-type="float" office:value="212" calcext:value-type="float">
            <text:p>21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310" calcext:value-type="float">
            <text:p>2.31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240" calcext:value-type="float">
            <text:p>9.240</text:p>
          </table:table-cell>
          <table:table-cell table:style-name="ce7"/>
          <table:table-cell office:value-type="float" office:value="0.31" calcext:value-type="float">
            <text:p>0,31</text:p>
          </table:table-cell>
          <table:table-cell table:style-name="ce7" office:value-type="float" office:value="10.3" calcext:value-type="float">
            <text:p>10,3</text:p>
          </table:table-cell>
          <table:table-cell office:value-type="float" office:value="212" calcext:value-type="float">
            <text:p>212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table:number-columns-repeated="857"/>
        </table:table-row>
        <table:table-row table:style-name="ro4">
          <table:table-cell office:value-type="string" calcext:value-type="string">
            <office:annotation draw:style-name="gr3" draw:text-style-name="P2" svg:width="76.61mm" svg:height="12.94mm" svg:x="96.5mm" svg:y="532.7mm" draw:caption-point-x="0mm" draw:caption-point-y="0mm">
              <dc:date>2017-12-01T00:00:00</dc:date>
              <text:p text:style-name="P1"><text:span text:style-name="T1">vegane-fitnessernaehrung.de</text:span></text:p>
            </office:annotation>
            <text:p>Flohsamen-/Wegerichsamenschalen</text:p>
          </table:table-cell>
          <table:table-cell/>
          <table:table-cell table:style-name="ce27" table:formula="of:=([.O102]/(['Allgemeine Informationen'.$B$2]-[.Q102])*['Allgemeine Informationen'.$B$2])" office:value-type="float" office:value="12.7659574468085" calcext:value-type="float">
            <text:p>12,77</text:p>
          </table:table-cell>
          <table:table-cell table:formula="of:=[.M102]/(['Allgemeine Informationen'.$B$2]-[.Q102])*['Allgemeine Informationen'.$B$2]" office:value-type="float" office:value="2.4468085106383" calcext:value-type="float">
            <text:p>2,45</text:p>
          </table:table-cell>
          <table:table-cell table:style-name="ce45" table:formula="of:=[.N102]/(['Allgemeine Informationen'.$B$2]-[.Q102])*['Allgemeine Informationen'.$B$2]" office:value-type="float" office:value="0.74468085106383" calcext:value-type="float">
            <text:p>0,74</text:p>
          </table:table-cell>
          <table:table-cell table:formula="of:=[.R102]/(['Allgemeine Informationen'.$B$2]-[.Q102])*['Allgemeine Informationen'.$B$2]" office:value-type="float" office:value="84.0425531914894" calcext:value-type="float">
            <text:p>84,04</text:p>
          </table:table-cell>
          <table:table-cell table:style-name="ce54"/>
          <table:table-cell table:formula="of:=[.O102]/['Allgemeine Informationen'.$B$1]" office:value-type="float" office:value="1.2" calcext:value-type="float">
            <text:p>1,2</text:p>
          </table:table-cell>
          <table:table-cell table:style-name="ce5"/>
          <table:table-cell/>
          <table:table-cell table:style-name="ce5" office:value-type="float" office:value="222" calcext:value-type="float">
            <text:p>222</text:p>
          </table:table-cell>
          <table:table-cell office:value-type="float" office:value="901" calcext:value-type="float">
            <text:p>901</text:p>
          </table:table-cell>
          <table:table-cell table:style-name="ce5" office:value-type="float" office:value="2.3" calcext:value-type="float">
            <text:p>2,3</text:p>
          </table:table-cell>
          <table:table-cell office:value-type="float" office:value="0.7" calcext:value-type="float">
            <text:p>0,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office:value-type="float" office:value="59" calcext:value-type="float">
            <text:p>59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5"/>
          <table:table-cell office:value-type="float" office:value="180" calcext:value-type="float">
            <text:p>180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2.5" calcext:value-type="float">
            <text:p>62,5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 table:formula="of:=IF([.CG102]=0;0;[.CF102]/[.CG102])" office:value-type="float" office:value="0.0598425196850394" calcext:value-type="float">
            <text:p>0,06</text:p>
          </table:table-cell>
          <table:table-cell table:style-name="ce5" office:value-type="float" office:value="0.57" calcext:value-type="float">
            <text:p>0,57</text:p>
          </table:table-cell>
          <table:table-cell office:value-type="float" office:value="1.67" calcext:value-type="float">
            <text:p>1,67</text:p>
          </table:table-cell>
          <table:table-cell table:style-name="ce5" office:value-type="float" office:value="0.62" calcext:value-type="float">
            <text:p>0,62</text:p>
          </table:table-cell>
          <table:table-cell office:value-type="float" office:value="0.076" calcext:value-type="float">
            <text:p>0,08</text:p>
          </table:table-cell>
          <table:table-cell table:style-name="ce5" office:value-type="float" office:value="1.27" calcext:value-type="float">
            <text:p>1,27</text:p>
          </table:table-cell>
          <table:table-cell office:value-type="float" office:value="0.588" calcext:value-type="float">
            <text:p>0,59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Aprikosenkerne</text:p>
          </table:table-cell>
          <table:table-cell table:style-name="ce7"/>
          <table:table-cell table:formula="of:=([.O103]/(['Allgemeine Informationen'.$B$2]-[.Q103])*['Allgemeine Informationen'.$B$2])" office:value-type="float" office:value="14.5822014560469" calcext:value-type="float">
            <text:p>14,58</text:p>
          </table:table-cell>
          <table:table-cell table:style-name="ce39" table:formula="of:=[.M103]/(['Allgemeine Informationen'.$B$2]-[.Q103])*['Allgemeine Informationen'.$B$2]" office:value-type="float" office:value="27.1650548734108" calcext:value-type="float">
            <text:p>27,17</text:p>
          </table:table-cell>
          <table:table-cell table:formula="of:=[.N103]/(['Allgemeine Informationen'.$B$2]-[.Q103])*['Allgemeine Informationen'.$B$2]" office:value-type="float" office:value="55.0907312832772" calcext:value-type="float">
            <text:p>55,09</text:p>
          </table:table-cell>
          <table:table-cell table:style-name="ce56" table:formula="of:=[.R103]/(['Allgemeine Informationen'.$B$2]-[.Q103])*['Allgemeine Informationen'.$B$2]" office:value-type="float" office:value="0.869281755949147" calcext:value-type="float">
            <text:p>0,87</text:p>
          </table:table-cell>
          <table:table-cell/>
          <table:table-cell table:style-name="ce7" table:formula="of:=[.O103]/['Allgemeine Informationen'.$B$1]" office:value-type="float" office:value="1.342" calcext:value-type="float">
            <text:p>1,34</text:p>
          </table:table-cell>
          <table:table-cell/>
          <table:table-cell table:style-name="ce7"/>
          <table:table-cell office:value-type="float" office:value="605" calcext:value-type="float">
            <text:p>605</text:p>
          </table:table-cell>
          <table:table-cell table:style-name="ce7" office:value-type="float" office:value="2535" calcext:value-type="float">
            <text:p>2.53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50.7" calcext:value-type="float">
            <text:p>50,7</text:p>
          </table:table-cell>
          <table:table-cell office:value-type="float" office:value="13.42" calcext:value-type="float">
            <text:p>13,4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.97" calcext:value-type="float">
            <text:p>7,97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11" calcext:value-type="float">
            <text:p>2,1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0.81" calcext:value-type="float">
            <text:p>0,81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437" calcext:value-type="float">
            <text:p>9.43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office:value-type="float" office:value="599" calcext:value-type="float">
            <text:p>599</text:p>
          </table:table-cell>
          <table:table-cell table:style-name="ce7"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9.2" calcext:value-type="float">
            <text:p>9,2</text:p>
          </table:table-cell>
          <table:table-cell office:value-type="float" office:value="508" calcext:value-type="float">
            <text:p>508</text:p>
          </table:table-cell>
          <table:table-cell table:style-name="ce7" office:value-type="float" office:value="1026" calcext:value-type="float">
            <text:p>1.026</text:p>
          </table:table-cell>
          <table:table-cell office:value-type="float" office:value="4.25" calcext:value-type="float">
            <text:p>4,25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office:value-type="float" office:value="150000" calcext:value-type="float">
            <text:p>150.000</text:p>
          </table:table-cell>
          <table:table-cell table:style-name="ce7"/>
          <table:table-cell office:value-type="float" office:value="3769" calcext:value-type="float">
            <text:p>3.76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table:style-name="ce7" office:value-type="float" office:value="1005" calcext:value-type="float">
            <text:p>1.005</text:p>
          </table:table-cell>
          <table:table-cell office:value-type="float" office:value="1809" calcext:value-type="float">
            <text:p>1.809</text:p>
          </table:table-cell>
          <table:table-cell table:style-name="ce7" office:value-type="float" office:value="1131" calcext:value-type="float">
            <text:p>1.131</text:p>
          </table:table-cell>
          <table:table-cell office:value-type="float" office:value="503" calcext:value-type="float">
            <text:p>503</text:p>
          </table:table-cell>
          <table:table-cell table:style-name="ce7" office:value-type="float" office:value="1256" calcext:value-type="float">
            <text:p>1.256</text:p>
          </table:table-cell>
          <table:table-cell office:value-type="float" office:value="905" calcext:value-type="float">
            <text:p>905</text:p>
          </table:table-cell>
          <table:table-cell table:style-name="ce7" office:value-type="float" office:value="352" calcext:value-type="float">
            <text:p>352</text:p>
          </table:table-cell>
          <table:table-cell office:value-type="float" office:value="804" calcext:value-type="float">
            <text:p>804</text:p>
          </table:table-cell>
          <table:table-cell table:style-name="ce7" office:value-type="float" office:value="1482" calcext:value-type="float">
            <text:p>1.482</text:p>
          </table:table-cell>
          <table:table-cell office:value-type="float" office:value="1131" calcext:value-type="float">
            <text:p>1.131</text:p>
          </table:table-cell>
          <table:table-cell table:style-name="ce7" office:value-type="float" office:value="2136" calcext:value-type="float">
            <text:p>2.136</text:p>
          </table:table-cell>
          <table:table-cell office:value-type="float" office:value="4271" calcext:value-type="float">
            <text:p>4.271</text:p>
          </table:table-cell>
          <table:table-cell table:style-name="ce7" office:value-type="float" office:value="1357" calcext:value-type="float">
            <text:p>1.357</text:p>
          </table:table-cell>
          <table:table-cell office:value-type="float" office:value="1030" calcext:value-type="float">
            <text:p>1.030</text:p>
          </table:table-cell>
          <table:table-cell table:style-name="ce7" office:value-type="float" office:value="1131" calcext:value-type="float">
            <text:p>1.13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3946" calcext:value-type="float">
            <text:p>13.94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056" calcext:value-type="float">
            <text:p>11.056</text:p>
          </table:table-cell>
          <table:table-cell/>
          <table:table-cell table:style-name="ce78" table:formula="of:=IF([.CG103]=0;0;[.CF103]/[.CG103])" office:value-type="float" office:value="0.00932090545938748" calcext:value-type="float">
            <text:p>0,01</text:p>
          </table:table-cell>
          <table:table-cell office:value-type="float" office:value="4.31" calcext:value-type="float">
            <text:p>4,31</text:p>
          </table:table-cell>
          <table:table-cell table:style-name="ce7" office:value-type="float" office:value="15.17" calcext:value-type="float">
            <text:p>15,17</text:p>
          </table:table-cell>
          <table:table-cell office:value-type="float" office:value="28.99" calcext:value-type="float">
            <text:p>28,99</text:p>
          </table:table-cell>
          <table:table-cell table:style-name="ce87" office:value-type="float" office:value="0.14" calcext:value-type="float">
            <text:p>0,14</text:p>
          </table:table-cell>
          <table:table-cell office:value-type="float" office:value="15.02" calcext:value-type="float">
            <text:p>15,02</text:p>
          </table:table-cell>
          <table:table-cell table:style-name="ce7" office:value-type="float" office:value="28.6" calcext:value-type="float">
            <text:p>28,6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3.15" calcext:value-type="float">
            <text:p>13,15</text:p>
          </table:table-cell>
          <table:table-cell table:style-name="ce7"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2" calcext:value-type="float">
            <text:p>0,12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3152" calcext:value-type="float">
            <text:p>13.152</text:p>
          </table:table-cell>
          <table:table-cell table:style-name="ce7"/>
          <table:table-cell office:value-type="float" office:value="0.16" calcext:value-type="float">
            <text:p>0,16</text:p>
          </table:table-cell>
          <table:table-cell table:style-name="ce7" office:value-type="float" office:value="0.64" calcext:value-type="float">
            <text:p>0,64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,5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Cashewnuss</text:p>
          </table:table-cell>
          <table:table-cell/>
          <table:table-cell table:style-name="ce27" table:formula="of:=([.O104]/(['Allgemeine Informationen'.$B$2]-[.Q104])*['Allgemeine Informationen'.$B$2])" office:value-type="float" office:value="23.1234361968307" calcext:value-type="float">
            <text:p>23,12</text:p>
          </table:table-cell>
          <table:table-cell table:formula="of:=[.M104]/(['Allgemeine Informationen'.$B$2]-[.Q104])*['Allgemeine Informationen'.$B$2]" office:value-type="float" office:value="21.9036697247706" calcext:value-type="float">
            <text:p>21,9</text:p>
          </table:table-cell>
          <table:table-cell table:style-name="ce45" table:formula="of:=[.N104]/(['Allgemeine Informationen'.$B$2]-[.Q104])*['Allgemeine Informationen'.$B$2]" office:value-type="float" office:value="49.1034195162636" calcext:value-type="float">
            <text:p>49,1</text:p>
          </table:table-cell>
          <table:table-cell table:formula="of:=[.R104]/(['Allgemeine Informationen'.$B$2]-[.Q104])*['Allgemeine Informationen'.$B$2]" office:value-type="float" office:value="3.23185988323603" calcext:value-type="float">
            <text:p>3,23</text:p>
          </table:table-cell>
          <table:table-cell table:style-name="ce54"/>
          <table:table-cell table:formula="of:=[.O104]/['Allgemeine Informationen'.$B$1]" office:value-type="float" office:value="2.218" calcext:value-type="float">
            <text:p>2,22</text:p>
          </table:table-cell>
          <table:table-cell table:style-name="ce5"/>
          <table:table-cell/>
          <table:table-cell table:style-name="ce5" office:value-type="float" office:value="598" calcext:value-type="float">
            <text:p>598</text:p>
          </table:table-cell>
          <table:table-cell office:value-type="float" office:value="2502" calcext:value-type="float">
            <text:p>2.502</text:p>
          </table:table-cell>
          <table:table-cell table:style-name="ce5" office:value-type="float" office:value="21.01" calcext:value-type="float">
            <text:p>21,01</text:p>
          </table:table-cell>
          <table:table-cell office:value-type="float" office:value="47.1" calcext:value-type="float">
            <text:p>47,1</text:p>
          </table:table-cell>
          <table:table-cell table:style-name="ce5" office:value-type="float" office:value="22.18" calcext:value-type="float">
            <text:p>22,1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4.08" calcext:value-type="float">
            <text:p>4,08</text:p>
          </table:table-cell>
          <table:table-cell office:value-type="float" office:value="3.1" calcext:value-type="float">
            <text:p>3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53" calcext:value-type="float">
            <text:p>2,5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0.58" calcext:value-type="float">
            <text:p>0,58</text:p>
          </table:table-cell>
          <table:table-cell table:style-name="ce5" office:value-type="float" office:value="0.18" calcext:value-type="float">
            <text:p>0,18</text:p>
          </table:table-cell>
          <table:table-cell office:value-type="float" office:value="0.53" calcext:value-type="float">
            <text:p>0,5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007" calcext:value-type="float">
            <text:p>7.00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689" calcext:value-type="float">
            <text:p>689</text:p>
          </table:table-cell>
          <table:table-cell office:value-type="float" office:value="258" calcext:value-type="float">
            <text:p>258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6.41" calcext:value-type="float">
            <text:p>6,41</text:p>
          </table:table-cell>
          <table:table-cell table:style-name="ce5" office:value-type="float" office:value="500" calcext:value-type="float">
            <text:p>500</text:p>
          </table:table-cell>
          <table:table-cell office:value-type="float" office:value="2060" calcext:value-type="float">
            <text:p>2.060</text:p>
          </table:table-cell>
          <table:table-cell table:style-name="ce5" office:value-type="float" office:value="5.15" calcext:value-type="float">
            <text:p>5,15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960" calcext:value-type="float">
            <text:p>1.960</text:p>
          </table:table-cell>
          <table:table-cell table:style-name="ce5" office:value-type="float" office:value="210000" calcext:value-type="float">
            <text:p>210.000</text:p>
          </table:table-cell>
          <table:table-cell/>
          <table:table-cell table:style-name="ce5" office:value-type="float" office:value="2280" calcext:value-type="float">
            <text:p>2.280</text:p>
          </table:table-cell>
          <table:table-cell office:value-type="float" office:value="410" calcext:value-type="float">
            <text:p>410</text:p>
          </table:table-cell>
          <table:table-cell table:style-name="ce5" office:value-type="float" office:value="480" calcext:value-type="float">
            <text:p>480</text:p>
          </table:table-cell>
          <table:table-cell office:value-type="float" office:value="810" calcext:value-type="float">
            <text:p>810</text:p>
          </table:table-cell>
          <table:table-cell table:style-name="ce5" office:value-type="float" office:value="1500" calcext:value-type="float">
            <text:p>1.500</text:p>
          </table:table-cell>
          <table:table-cell office:value-type="float" office:value="1000" calcext:value-type="float">
            <text:p>1.000</text:p>
          </table:table-cell>
          <table:table-cell table:style-name="ce5" office:value-type="float" office:value="360" calcext:value-type="float">
            <text:p>360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730" calcext:value-type="float">
            <text:p>730</text:p>
          </table:table-cell>
          <table:table-cell office:value-type="float" office:value="310" calcext:value-type="float">
            <text:p>310</text:p>
          </table:table-cell>
          <table:table-cell table:style-name="ce5" office:value-type="float" office:value="670" calcext:value-type="float">
            <text:p>670</text:p>
          </table:table-cell>
          <table:table-cell office:value-type="float" office:value="1110" calcext:value-type="float">
            <text:p>1.110</text:p>
          </table:table-cell>
          <table:table-cell table:style-name="ce5" office:value-type="float" office:value="840" calcext:value-type="float">
            <text:p>840</text:p>
          </table:table-cell>
          <table:table-cell office:value-type="float" office:value="1890" calcext:value-type="float">
            <text:p>1.890</text:p>
          </table:table-cell>
          <table:table-cell table:style-name="ce5" office:value-type="float" office:value="4570" calcext:value-type="float">
            <text:p>4.570</text:p>
          </table:table-cell>
          <table:table-cell office:value-type="float" office:value="920" calcext:value-type="float">
            <text:p>920</text:p>
          </table:table-cell>
          <table:table-cell table:style-name="ce5" office:value-type="float" office:value="790" calcext:value-type="float">
            <text:p>790</text:p>
          </table:table-cell>
          <table:table-cell office:value-type="float" office:value="1080" calcext:value-type="float">
            <text:p>1.08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630" calcext:value-type="float">
            <text:p>10.63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090" calcext:value-type="float">
            <text:p>10.090</text:p>
          </table:table-cell>
          <table:table-cell table:style-name="ce5"/>
          <table:table-cell table:style-name="ce79" table:formula="of:=IF([.CG104]=0;0;[.CF104]/[.CG104])" office:value-type="float" office:value="0.00935672514619883" calcext:value-type="float">
            <text:p>0,01</text:p>
          </table:table-cell>
          <table:table-cell table:style-name="ce5" office:value-type="float" office:value="9.26" calcext:value-type="float">
            <text:p>9,26</text:p>
          </table:table-cell>
          <table:table-cell office:value-type="float" office:value="8.63" calcext:value-type="float">
            <text:p>8,63</text:p>
          </table:table-cell>
          <table:table-cell table:style-name="ce5" office:value-type="float" office:value="28.83" calcext:value-type="float">
            <text:p>28,83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8.55" calcext:value-type="float">
            <text:p>8,55</text:p>
          </table:table-cell>
          <table:table-cell office:value-type="float" office:value="28.63" calcext:value-type="float">
            <text:p>28,6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.15" calcext:value-type="float">
            <text:p>6,1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.15" calcext:value-type="float">
            <text:p>6,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150" calcext:value-type="float">
            <text:p>6.15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" calcext:value-type="float">
            <text:p>0,9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Sojabohnen</text:p>
          </table:table-cell>
          <table:table-cell table:style-name="ce7"/>
          <table:table-cell table:formula="of:=([.O105]/(['Allgemeine Informationen'.$B$2]-[.Q105])*['Allgemeine Informationen'.$B$2])" office:value-type="float" office:value="32.0493066255778" calcext:value-type="float">
            <text:p>32,05</text:p>
          </table:table-cell>
          <table:table-cell table:style-name="ce39" table:formula="of:=[.M105]/(['Allgemeine Informationen'.$B$2]-[.Q105])*['Allgemeine Informationen'.$B$2]" office:value-type="float" office:value="36.6718027734977" calcext:value-type="float">
            <text:p>36,67</text:p>
          </table:table-cell>
          <table:table-cell table:formula="of:=[.N105]/(['Allgemeine Informationen'.$B$2]-[.Q105])*['Allgemeine Informationen'.$B$2]" office:value-type="float" office:value="18.1818181818182" calcext:value-type="float">
            <text:p>18,18</text:p>
          </table:table-cell>
          <table:table-cell table:style-name="ce56" table:formula="of:=[.R105]/(['Allgemeine Informationen'.$B$2]-[.Q105])*['Allgemeine Informationen'.$B$2]" office:value-type="float" office:value="9.24499229583975" calcext:value-type="float">
            <text:p>9,24</text:p>
          </table:table-cell>
          <table:table-cell/>
          <table:table-cell table:style-name="ce7" table:formula="of:=[.O105]/['Allgemeine Informationen'.$B$1]" office:value-type="float" office:value="1.04" calcext:value-type="float">
            <text:p>1,04</text:p>
          </table:table-cell>
          <table:table-cell/>
          <table:table-cell table:style-name="ce7"/>
          <table:table-cell office:value-type="float" office:value="149" calcext:value-type="float">
            <text:p>149</text:p>
          </table:table-cell>
          <table:table-cell table:style-name="ce7" office:value-type="float" office:value="625" calcext:value-type="float">
            <text:p>625</text:p>
          </table:table-cell>
          <table:table-cell office:value-type="float" office:value="11.9" calcext:value-type="float">
            <text:p>11,9</text:p>
          </table:table-cell>
          <table:table-cell table:style-name="ce7" office:value-type="float" office:value="5.9" calcext:value-type="float">
            <text:p>5,9</text:p>
          </table:table-cell>
          <table:table-cell office:value-type="float" office:value="10.4" calcext:value-type="float">
            <text:p>10,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7.55" calcext:value-type="float">
            <text:p>67,55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" calcext:value-type="float">
            <text:p>0,3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0.44" calcext:value-type="float">
            <text:p>0,44</text:p>
          </table:table-cell>
          <table:table-cell office:value-type="float" office:value="0.16" calcext:value-type="float">
            <text:p>0,16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table:style-name="ce7" office:value-type="float" office:value="3950" calcext:value-type="float">
            <text:p>3.95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style-name="ce7" office:value-type="float" office:value="3.1" calcext:value-type="float">
            <text:p>3,1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0.28" calcext:value-type="float">
            <text:p>0,28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50" calcext:value-type="float">
            <text:p>350</text:p>
          </table:table-cell>
          <table:table-cell office:value-type="float" office:value="30000" calcext:value-type="float">
            <text:p>30.000</text:p>
          </table:table-cell>
          <table:table-cell table:style-name="ce7"/>
          <table:table-cell office:value-type="float" office:value="982" calcext:value-type="float">
            <text:p>982</text:p>
          </table:table-cell>
          <table:table-cell table:style-name="ce7" office:value-type="float" office:value="98" calcext:value-type="float">
            <text:p>98</text:p>
          </table:table-cell>
          <table:table-cell office:value-type="float" office:value="319" calcext:value-type="float">
            <text:p>319</text:p>
          </table:table-cell>
          <table:table-cell table:style-name="ce7" office:value-type="float" office:value="553" calcext:value-type="float">
            <text:p>553</text:p>
          </table:table-cell>
          <table:table-cell office:value-type="float" office:value="871" calcext:value-type="float">
            <text:p>871</text:p>
          </table:table-cell>
          <table:table-cell table:style-name="ce7" office:value-type="float" office:value="736" calcext:value-type="float">
            <text:p>736</text:p>
          </table:table-cell>
          <table:table-cell office:value-type="float" office:value="123" calcext:value-type="float">
            <text:p>123</text:p>
          </table:table-cell>
          <table:table-cell table:style-name="ce7" office:value-type="float" office:value="564" calcext:value-type="float">
            <text:p>564</text:p>
          </table:table-cell>
          <table:table-cell office:value-type="float" office:value="478" calcext:value-type="float">
            <text:p>478</text:p>
          </table:table-cell>
          <table:table-cell table:style-name="ce7" office:value-type="float" office:value="147" calcext:value-type="float">
            <text:p>147</text:p>
          </table:table-cell>
          <table:table-cell office:value-type="float" office:value="430" calcext:value-type="float">
            <text:p>430</text:p>
          </table:table-cell>
          <table:table-cell table:style-name="ce7" office:value-type="float" office:value="553" calcext:value-type="float">
            <text:p>553</text:p>
          </table:table-cell>
          <table:table-cell office:value-type="float" office:value="540" calcext:value-type="float">
            <text:p>540</text:p>
          </table:table-cell>
          <table:table-cell table:style-name="ce7" office:value-type="float" office:value="1411" calcext:value-type="float">
            <text:p>1.411</text:p>
          </table:table-cell>
          <table:table-cell office:value-type="float" office:value="2331" calcext:value-type="float">
            <text:p>2.331</text:p>
          </table:table-cell>
          <table:table-cell table:style-name="ce7" office:value-type="float" office:value="515" calcext:value-type="float">
            <text:p>515</text:p>
          </table:table-cell>
          <table:table-cell office:value-type="float" office:value="564" calcext:value-type="float">
            <text:p>564</text:p>
          </table:table-cell>
          <table:table-cell table:style-name="ce7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854" calcext:value-type="float">
            <text:p>5.85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048" calcext:value-type="float">
            <text:p>6.048</text:p>
          </table:table-cell>
          <table:table-cell/>
          <table:table-cell table:style-name="ce78" table:formula="of:=IF([.CG105]=0;0;[.CF105]/[.CG105])" office:value-type="float" office:value="0.141129032258065" calcext:value-type="float">
            <text:p>0,14</text:p>
          </table:table-cell>
          <table:table-cell office:value-type="float" office:value="0.7" calcext:value-type="float">
            <text:p>0,7</text:p>
          </table:table-cell>
          <table:table-cell table:style-name="ce7" office:value-type="float" office:value="2.83" calcext:value-type="float">
            <text:p>2,83</text:p>
          </table:table-cell>
          <table:table-cell office:value-type="float" office:value="1.19" calcext:value-type="float">
            <text:p>1,19</text:p>
          </table:table-cell>
          <table:table-cell table:style-name="ce87" office:value-type="float" office:value="0.35" calcext:value-type="float">
            <text:p>0,35</text:p>
          </table:table-cell>
          <table:table-cell office:value-type="float" office:value="2.48" calcext:value-type="float">
            <text:p>2,48</text:p>
          </table:table-cell>
          <table:table-cell table:style-name="ce7" office:value-type="float" office:value="1.18" calcext:value-type="float">
            <text:p>1,18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1.45" calcext:value-type="float">
            <text:p>1,45</text:p>
          </table:table-cell>
          <table:table-cell table:style-name="ce7" office:value-type="float" office:value="1.88" calcext:value-type="float">
            <text:p>1,88</text:p>
          </table:table-cell>
          <table:table-cell office:value-type="float" office:value="0.64" calcext:value-type="float">
            <text:p>0,6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.29" calcext:value-type="float">
            <text:p>4,29</text:p>
          </table:table-cell>
          <table:table-cell table:style-name="ce7" office:value-type="float" office:value="3.97" calcext:value-type="float">
            <text:p>3,9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11" calcext:value-type="float">
            <text:p>1,11</text:p>
          </table:table-cell>
          <table:table-cell office:value-type="float" office:value="390" calcext:value-type="float">
            <text:p>39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324" calcext:value-type="float">
            <text:p>3.32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style-name="ce7" office:value-type="float" office:value="2144" calcext:value-type="float">
            <text:p>2.14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289" calcext:value-type="float">
            <text:p>4.289</text:p>
          </table:table-cell>
          <table:table-cell table:style-name="ce7"/>
          <table:table-cell office:value-type="float" office:value="1.5" calcext:value-type="float">
            <text:p>1,5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.02" calcext:value-type="float">
            <text:p>4,0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Sonnenblumenkerne</text:p>
          </table:table-cell>
          <table:table-cell/>
          <table:table-cell table:style-name="ce27" table:formula="of:=([.O106]/(['Allgemeine Informationen'.$B$2]-[.Q106])*['Allgemeine Informationen'.$B$2])" office:value-type="float" office:value="36.1010080016627" calcext:value-type="float">
            <text:p>36,1</text:p>
          </table:table-cell>
          <table:table-cell table:formula="of:=[.M106]/(['Allgemeine Informationen'.$B$2]-[.Q106])*['Allgemeine Informationen'.$B$2]" office:value-type="float" office:value="27.1329107346981" calcext:value-type="float">
            <text:p>27,13</text:p>
          </table:table-cell>
          <table:table-cell table:style-name="ce45" table:formula="of:=[.N106]/(['Allgemeine Informationen'.$B$2]-[.Q106])*['Allgemeine Informationen'.$B$2]" office:value-type="float" office:value="27.3303543593474" calcext:value-type="float">
            <text:p>27,33</text:p>
          </table:table-cell>
          <table:table-cell table:formula="of:=[.R106]/(['Allgemeine Informationen'.$B$2]-[.Q106])*['Allgemeine Informationen'.$B$2]" office:value-type="float" office:value="6.02722643666216" calcext:value-type="float">
            <text:p>6,03</text:p>
          </table:table-cell>
          <table:table-cell table:style-name="ce54"/>
          <table:table-cell table:formula="of:=[.O106]/['Allgemeine Informationen'.$B$1]" office:value-type="float" office:value="3.474" calcext:value-type="float">
            <text:p>3,47</text:p>
          </table:table-cell>
          <table:table-cell table:style-name="ce5"/>
          <table:table-cell/>
          <table:table-cell table:style-name="ce5" office:value-type="float" office:value="491" calcext:value-type="float">
            <text:p>491</text:p>
          </table:table-cell>
          <table:table-cell office:value-type="float" office:value="2054" calcext:value-type="float">
            <text:p>2.054</text:p>
          </table:table-cell>
          <table:table-cell table:style-name="ce5" office:value-type="float" office:value="26.11" calcext:value-type="float">
            <text:p>26,11</text:p>
          </table:table-cell>
          <table:table-cell office:value-type="float" office:value="26.3" calcext:value-type="float">
            <text:p>26,3</text:p>
          </table:table-cell>
          <table:table-cell table:style-name="ce5" office:value-type="float" office:value="34.74" calcext:value-type="float">
            <text:p>34,74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3.77" calcext:value-type="float">
            <text:p>3,77</text:p>
          </table:table-cell>
          <table:table-cell office:value-type="float" office:value="5.8" calcext:value-type="float">
            <text:p>5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.28" calcext:value-type="float">
            <text:p>3,2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.84" calcext:value-type="float">
            <text:p>38,84</text:p>
          </table:table-cell>
          <table:table-cell table:style-name="ce5" office:value-type="float" office:value="121" calcext:value-type="float">
            <text:p>121</text:p>
          </table:table-cell>
          <table:table-cell office:value-type="float" office:value="1.9" calcext:value-type="float">
            <text:p>1,9</text:p>
          </table:table-cell>
          <table:table-cell table:style-name="ce5" office:value-type="float" office:value="0.26" calcext:value-type="float">
            <text:p>0,26</text:p>
          </table:table-cell>
          <table:table-cell office:value-type="float" office:value="1.27" calcext:value-type="float">
            <text:p>1,2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7.2" calcext:value-type="float">
            <text:p>37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1183" calcext:value-type="float">
            <text:p>11.18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784" calcext:value-type="float">
            <text:p>784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86" calcext:value-type="float">
            <text:p>86</text:p>
          </table:table-cell>
          <table:table-cell office:value-type="float" office:value="5.72" calcext:value-type="float">
            <text:p>5,72</text:p>
          </table:table-cell>
          <table:table-cell table:style-name="ce5" office:value-type="float" office:value="688" calcext:value-type="float">
            <text:p>688</text:p>
          </table:table-cell>
          <table:table-cell office:value-type="float" office:value="1890" calcext:value-type="float">
            <text:p>1.890</text:p>
          </table:table-cell>
          <table:table-cell table:style-name="ce5" office:value-type="float" office:value="5.76" calcext:value-type="float">
            <text:p>5,76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380" calcext:value-type="float">
            <text:p>2.380</text:p>
          </table:table-cell>
          <table:table-cell table:style-name="ce5" office:value-type="float" office:value="280000" calcext:value-type="float">
            <text:p>280.000</text:p>
          </table:table-cell>
          <table:table-cell/>
          <table:table-cell table:style-name="ce5" office:value-type="float" office:value="2466" calcext:value-type="float">
            <text:p>2.46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91" calcext:value-type="float">
            <text:p>691</text:p>
          </table:table-cell>
          <table:table-cell office:value-type="float" office:value="1135" calcext:value-type="float">
            <text:p>1.135</text:p>
          </table:table-cell>
          <table:table-cell table:style-name="ce5" office:value-type="float" office:value="1702" calcext:value-type="float">
            <text:p>1.702</text:p>
          </table:table-cell>
          <table:table-cell office:value-type="float" office:value="990" calcext:value-type="float">
            <text:p>990</text:p>
          </table:table-cell>
          <table:table-cell table:style-name="ce5" office:value-type="float" office:value="567" calcext:value-type="float">
            <text:p>567</text:p>
          </table:table-cell>
          <table:table-cell office:value-type="float" office:value="1289" calcext:value-type="float">
            <text:p>1.289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371" calcext:value-type="float">
            <text:p>371</text:p>
          </table:table-cell>
          <table:table-cell table:style-name="ce5" office:value-type="float" office:value="701" calcext:value-type="float">
            <text:p>701</text:p>
          </table:table-cell>
          <table:table-cell office:value-type="float" office:value="1331" calcext:value-type="float">
            <text:p>1.331</text:p>
          </table:table-cell>
          <table:table-cell table:style-name="ce5" office:value-type="float" office:value="1155" calcext:value-type="float">
            <text:p>1.155</text:p>
          </table:table-cell>
          <table:table-cell office:value-type="float" office:value="2497" calcext:value-type="float">
            <text:p>2.497</text:p>
          </table:table-cell>
          <table:table-cell table:style-name="ce5" office:value-type="float" office:value="5952" calcext:value-type="float">
            <text:p>5.952</text:p>
          </table:table-cell>
          <table:table-cell office:value-type="float" office:value="1475" calcext:value-type="float">
            <text:p>1.475</text:p>
          </table:table-cell>
          <table:table-cell table:style-name="ce5" office:value-type="float" office:value="1207" calcext:value-type="float">
            <text:p>1.207</text:p>
          </table:table-cell>
          <table:table-cell office:value-type="float" office:value="1155" calcext:value-type="float">
            <text:p>1.15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666" calcext:value-type="float">
            <text:p>12.66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3441" calcext:value-type="float">
            <text:p>13.441</text:p>
          </table:table-cell>
          <table:table-cell table:style-name="ce5"/>
          <table:table-cell table:style-name="ce79" table:formula="of:=IF([.CG106]=0;0;[.CF106]/[.CG106])" office:value-type="float" office:value="0.00179533213644524" calcext:value-type="float">
            <text:p>0</text:p>
          </table:table-cell>
          <table:table-cell table:style-name="ce5" office:value-type="float" office:value="3.05" calcext:value-type="float">
            <text:p>3,05</text:p>
          </table:table-cell>
          <table:table-cell office:value-type="float" office:value="16.74" calcext:value-type="float">
            <text:p>16,74</text:p>
          </table:table-cell>
          <table:table-cell table:style-name="ce5" office:value-type="float" office:value="6.51" calcext:value-type="float">
            <text:p>6,51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16.71" calcext:value-type="float">
            <text:p>16,71</text:p>
          </table:table-cell>
          <table:table-cell office:value-type="float" office:value="6.48" calcext:value-type="float">
            <text:p>6,4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.74" calcext:value-type="float">
            <text:p>34,7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4.74" calcext:value-type="float">
            <text:p>34,7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4740" calcext:value-type="float">
            <text:p>34.74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.48" calcext:value-type="float">
            <text:p>5,48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Bohnen grün</text:p>
          </table:table-cell>
          <table:table-cell table:style-name="ce7"/>
          <table:table-cell table:formula="of:=([.O107]/(['Allgemeine Informationen'.$B$2]-[.Q107])*['Allgemeine Informationen'.$B$2])" office:value-type="float" office:value="42.2056384742952" calcext:value-type="float">
            <text:p>42,21</text:p>
          </table:table-cell>
          <table:table-cell table:style-name="ce39" table:formula="of:=[.M107]/(['Allgemeine Informationen'.$B$2]-[.Q107])*['Allgemeine Informationen'.$B$2]" office:value-type="float" office:value="19.8175787728027" calcext:value-type="float">
            <text:p>19,82</text:p>
          </table:table-cell>
          <table:table-cell table:formula="of:=[.N107]/(['Allgemeine Informationen'.$B$2]-[.Q107])*['Allgemeine Informationen'.$B$2]" office:value-type="float" office:value="1.99004975124378" calcext:value-type="float">
            <text:p>1,99</text:p>
          </table:table-cell>
          <table:table-cell table:style-name="ce56" table:formula="of:=[.R107]/(['Allgemeine Informationen'.$B$2]-[.Q107])*['Allgemeine Informationen'.$B$2]" office:value-type="float" office:value="15.6716417910448" calcext:value-type="float">
            <text:p>15,67</text:p>
          </table:table-cell>
          <table:table-cell/>
          <table:table-cell table:style-name="ce7" table:formula="of:=[.O107]/['Allgemeine Informationen'.$B$1]" office:value-type="float" office:value="0.509" calcext:value-type="float">
            <text:p>0,51</text:p>
          </table:table-cell>
          <table:table-cell/>
          <table:table-cell table:style-name="ce7"/>
          <table:table-cell office:value-type="float" office:value="37" calcext:value-type="float">
            <text:p>37</text:p>
          </table:table-cell>
          <table:table-cell table:style-name="ce7" office:value-type="float" office:value="153" calcext:value-type="float">
            <text:p>153</text:p>
          </table:table-cell>
          <table:table-cell office:value-type="float" office:value="2.39" calcext:value-type="float">
            <text:p>2,39</text:p>
          </table:table-cell>
          <table:table-cell table:style-name="ce7" office:value-type="float" office:value="0.24" calcext:value-type="float">
            <text:p>0,24</text:p>
          </table:table-cell>
          <table:table-cell office:value-type="float" office:value="5.09" calcext:value-type="float">
            <text:p>5,0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7.94" calcext:value-type="float">
            <text:p>87,94</text:p>
          </table:table-cell>
          <table:table-cell table:style-name="ce7" office:value-type="float" office:value="1.89" calcext:value-type="float">
            <text:p>1,8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65" calcext:value-type="float">
            <text:p>0,6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56" calcext:value-type="float">
            <text:p>56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style-name="ce7" office:value-type="float" office:value="0.26" calcext:value-type="float">
            <text:p>0,26</text:p>
          </table:table-cell>
          <table:table-cell office:value-type="float" office:value="18.94" calcext:value-type="float">
            <text:p>18,94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323" calcext:value-type="float">
            <text:p>323</text:p>
          </table:table-cell>
          <table:table-cell table:style-name="ce7" office:value-type="float" office:value="1020" calcext:value-type="float">
            <text:p>1.0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0.74" calcext:value-type="float">
            <text:p>0,74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22" calcext:value-type="float">
            <text:p>222</text:p>
          </table:table-cell>
          <table:table-cell office:value-type="float" office:value="17000" calcext:value-type="float">
            <text:p>17.000</text:p>
          </table:table-cell>
          <table:table-cell table:style-name="ce7"/>
          <table:table-cell office:value-type="float" office:value="100" calcext:value-type="float">
            <text:p>100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style-name="ce7"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style-name="ce7"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table:style-name="ce7"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style-name="ce7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75" calcext:value-type="float">
            <text:p>1.175</text:p>
          </table:table-cell>
          <table:table-cell/>
          <table:table-cell table:style-name="ce78" table:formula="of:=IF([.CG107]=0;0;[.CF107]/[.CG107])" office:value-type="float" office:value="1.2" calcext:value-type="float">
            <text:p>1,2</text:p>
          </table:table-cell>
          <table:table-cell office:value-type="float" office:value="0.07" calcext:value-type="float">
            <text:p>0,07</text:p>
          </table:table-cell>
          <table:table-cell table:style-name="ce7"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style-name="ce87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01" calcext:value-type="float">
            <text:p>0,01</text:p>
          </table:table-cell>
          <table:table-cell/>
          <table:table-cell table:style-name="ce7" office:value-type="float" office:value="0.17" calcext:value-type="float">
            <text:p>0,17</text:p>
          </table:table-cell>
          <table:table-cell office:value-type="float" office:value="0.96" calcext:value-type="float">
            <text:p>0,96</text:p>
          </table:table-cell>
          <table:table-cell table:style-name="ce7" office:value-type="float" office:value="1.31" calcext:value-type="float">
            <text:p>1,31</text:p>
          </table:table-cell>
          <table:table-cell office:value-type="float" office:value="0.42" calcext:value-type="float">
            <text:p>0,4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style-name="ce7" office:value-type="float" office:value="2.69" calcext:value-type="float">
            <text:p>2,6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7" calcext:value-type="float">
            <text:p>0,7</text:p>
          </table:table-cell>
          <table:table-cell office:value-type="float" office:value="246" calcext:value-type="float">
            <text:p>24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272" calcext:value-type="float">
            <text:p>2.27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table:style-name="ce7" office:value-type="float" office:value="1050" calcext:value-type="float">
            <text:p>1.050</text:p>
          </table:table-cell>
          <table:table-cell office:value-type="float" office:value="1600" calcext:value-type="float">
            <text:p>1.6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400" calcext:value-type="float">
            <text:p>2.400</text:p>
          </table:table-cell>
          <table:table-cell table:style-name="ce7"/>
          <table:table-cell office:value-type="float" office:value="0.88" calcext:value-type="float">
            <text:p>0,88</text:p>
          </table:table-cell>
          <table:table-cell table:style-name="ce7" office:value-type="float" office:value="1.01" calcext:value-type="float">
            <text:p>1,01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62" calcext:value-type="float">
            <text:p>1,6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Bohnen weiß</text:p>
          </table:table-cell>
          <table:table-cell/>
          <table:table-cell table:style-name="ce27" table:formula="of:=([.O108]/(['Allgemeine Informationen'.$B$2]-[.Q108])*['Allgemeine Informationen'.$B$2])" office:value-type="float" office:value="50.468948035488" calcext:value-type="float">
            <text:p>50,47</text:p>
          </table:table-cell>
          <table:table-cell table:formula="of:=[.M108]/(['Allgemeine Informationen'.$B$2]-[.Q108])*['Allgemeine Informationen'.$B$2]" office:value-type="float" office:value="26.9961977186312" calcext:value-type="float">
            <text:p>27</text:p>
          </table:table-cell>
          <table:table-cell table:style-name="ce45" table:formula="of:=[.N108]/(['Allgemeine Informationen'.$B$2]-[.Q108])*['Allgemeine Informationen'.$B$2]" office:value-type="float" office:value="2.02788339670469" calcext:value-type="float">
            <text:p>2,03</text:p>
          </table:table-cell>
          <table:table-cell table:formula="of:=[.R108]/(['Allgemeine Informationen'.$B$2]-[.Q108])*['Allgemeine Informationen'.$B$2]" office:value-type="float" office:value="9.50570342205323" calcext:value-type="float">
            <text:p>9,51</text:p>
          </table:table-cell>
          <table:table-cell table:style-name="ce54"/>
          <table:table-cell table:formula="of:=[.O108]/['Allgemeine Informationen'.$B$1]" office:value-type="float" office:value="3.982" calcext:value-type="float">
            <text:p>3,98</text:p>
          </table:table-cell>
          <table:table-cell table:style-name="ce5"/>
          <table:table-cell/>
          <table:table-cell table:style-name="ce5" office:value-type="float" office:value="277" calcext:value-type="float">
            <text:p>277</text:p>
          </table:table-cell>
          <table:table-cell office:value-type="float" office:value="1161" calcext:value-type="float">
            <text:p>1.161</text:p>
          </table:table-cell>
          <table:table-cell table:style-name="ce5" office:value-type="float" office:value="21.3" calcext:value-type="float">
            <text:p>21,3</text:p>
          </table:table-cell>
          <table:table-cell office:value-type="float" office:value="1.6" calcext:value-type="float">
            <text:p>1,6</text:p>
          </table:table-cell>
          <table:table-cell table:style-name="ce5" office:value-type="float" office:value="39.82" calcext:value-type="float">
            <text:p>39,82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21.1" calcext:value-type="float">
            <text:p>21,1</text:p>
          </table:table-cell>
          <table:table-cell office:value-type="float" office:value="7.5" calcext:value-type="float">
            <text:p>7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0.18" calcext:value-type="float">
            <text:p>0,18</text:p>
          </table:table-cell>
          <table:table-cell office:value-type="float" office:value="0.41" calcext:value-type="float">
            <text:p>0,41</text:p>
          </table:table-cell>
          <table:table-cell table:style-name="ce5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87" calcext:value-type="float">
            <text:p>0,87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5" office:value-type="float" office:value="400" calcext:value-type="float">
            <text:p>400</text:p>
          </table:table-cell>
          <table:table-cell office:value-type="float" office:value="5403" calcext:value-type="float">
            <text:p>5.40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5" office:value-type="float" office:value="1336" calcext:value-type="float">
            <text:p>1.336</text:p>
          </table:table-cell>
          <table:table-cell office:value-type="float" office:value="140" calcext:value-type="float">
            <text:p>140</text:p>
          </table:table-cell>
          <table:table-cell table:style-name="ce5" office:value-type="float" office:value="113" calcext:value-type="float">
            <text:p>113</text:p>
          </table:table-cell>
          <table:table-cell office:value-type="float" office:value="6.17" calcext:value-type="float">
            <text:p>6,17</text:p>
          </table:table-cell>
          <table:table-cell table:style-name="ce5" office:value-type="float" office:value="426" calcext:value-type="float">
            <text:p>426</text:p>
          </table:table-cell>
          <table:table-cell office:value-type="float" office:value="635" calcext:value-type="float">
            <text:p>635</text:p>
          </table:table-cell>
          <table:table-cell table:style-name="ce5" office:value-type="float" office:value="2.63" calcext:value-type="float">
            <text:p>2,63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15" calcext:value-type="float">
            <text:p>1.615</text:p>
          </table:table-cell>
          <table:table-cell table:style-name="ce5" office:value-type="float" office:value="170000" calcext:value-type="float">
            <text:p>170.000</text:p>
          </table:table-cell>
          <table:table-cell/>
          <table:table-cell table:style-name="ce5" office:value-type="float" office:value="1374" calcext:value-type="float">
            <text:p>1.374</text:p>
          </table:table-cell>
          <table:table-cell office:value-type="float" office:value="206" calcext:value-type="float">
            <text:p>206</text:p>
          </table:table-cell>
          <table:table-cell table:style-name="ce5" office:value-type="float" office:value="641" calcext:value-type="float">
            <text:p>641</text:p>
          </table:table-cell>
          <table:table-cell office:value-type="float" office:value="1283" calcext:value-type="float">
            <text:p>1.283</text:p>
          </table:table-cell>
          <table:table-cell table:style-name="ce5" office:value-type="float" office:value="1947" calcext:value-type="float">
            <text:p>1.947</text:p>
          </table:table-cell>
          <table:table-cell office:value-type="float" office:value="1694" calcext:value-type="float">
            <text:p>1.694</text:p>
          </table:table-cell>
          <table:table-cell table:style-name="ce5" office:value-type="float" office:value="229" calcext:value-type="float">
            <text:p>229</text:p>
          </table:table-cell>
          <table:table-cell office:value-type="float" office:value="1260" calcext:value-type="float">
            <text:p>1.260</text:p>
          </table:table-cell>
          <table:table-cell table:style-name="ce5" office:value-type="float" office:value="985" calcext:value-type="float">
            <text:p>985</text:p>
          </table:table-cell>
          <table:table-cell office:value-type="float" office:value="206" calcext:value-type="float">
            <text:p>206</text:p>
          </table:table-cell>
          <table:table-cell table:style-name="ce5" office:value-type="float" office:value="870" calcext:value-type="float">
            <text:p>870</text:p>
          </table:table-cell>
          <table:table-cell office:value-type="float" office:value="1374" calcext:value-type="float">
            <text:p>1.374</text:p>
          </table:table-cell>
          <table:table-cell table:style-name="ce5" office:value-type="float" office:value="573" calcext:value-type="float">
            <text:p>573</text:p>
          </table:table-cell>
          <table:table-cell office:value-type="float" office:value="2176" calcext:value-type="float">
            <text:p>2.176</text:p>
          </table:table-cell>
          <table:table-cell table:style-name="ce5" office:value-type="float" office:value="3802" calcext:value-type="float">
            <text:p>3.802</text:p>
          </table:table-cell>
          <table:table-cell office:value-type="float" office:value="710" calcext:value-type="float">
            <text:p>710</text:p>
          </table:table-cell>
          <table:table-cell table:style-name="ce5" office:value-type="float" office:value="825" calcext:value-type="float">
            <text:p>825</text:p>
          </table:table-cell>
          <table:table-cell office:value-type="float" office:value="1145" calcext:value-type="float">
            <text:p>1.14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069" calcext:value-type="float">
            <text:p>12.06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231" calcext:value-type="float">
            <text:p>9.231</text:p>
          </table:table-cell>
          <table:table-cell table:style-name="ce5"/>
          <table:table-cell table:style-name="ce79" table:formula="of:=IF([.CG108]=0;0;[.CF108]/[.CG108])" office:value-type="float" office:value="1.73529411764706" calcext:value-type="float">
            <text:p>1,74</text:p>
          </table:table-cell>
          <table:table-cell table:style-name="ce5" office:value-type="float" office:value="0.19" calcext:value-type="float">
            <text:p>0,19</text:p>
          </table:table-cell>
          <table:table-cell office:value-type="float" office:value="0.93" calcext:value-type="float">
            <text:p>0,93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0.59" calcext:value-type="float">
            <text:p>0,59</text:p>
          </table:table-cell>
          <table:table-cell table:style-name="ce5" office:value-type="float" office:value="0.34" calcext:value-type="float">
            <text:p>0,34</text:p>
          </table:table-cell>
          <table:table-cell office:value-type="float" office:value="0.12" calcext:value-type="float">
            <text:p>0,1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.44" calcext:value-type="float">
            <text:p>35,44</text:p>
          </table:table-cell>
          <table:table-cell office:value-type="float" office:value="1.2" calcext:value-type="float">
            <text:p>1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78" calcext:value-type="float">
            <text:p>2,78</text:p>
          </table:table-cell>
          <table:table-cell table:style-name="ce5"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195" calcext:value-type="float">
            <text:p>1.195</text:p>
          </table:table-cell>
          <table:table-cell office:value-type="float" office:value="3186" calcext:value-type="float">
            <text:p>3.186</text:p>
          </table:table-cell>
          <table:table-cell table:style-name="ce5" office:value-type="float" office:value="4430" calcext:value-type="float">
            <text:p>4.43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439" calcext:value-type="float">
            <text:p>35.439</text:p>
          </table:table-cell>
          <table:table-cell/>
          <table:table-cell table:style-name="ce5" office:value-type="float" office:value="3.75" calcext:value-type="float">
            <text:p>3,75</text:p>
          </table:table-cell>
          <table:table-cell office:value-type="float" office:value="3.75" calcext:value-type="float">
            <text:p>3,75</text:p>
          </table:table-cell>
          <table:table-cell table:style-name="ce5" office:value-type="float" office:value="150" calcext:value-type="float">
            <text:p>150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4.81" calcext:value-type="float">
            <text:p>4,81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Dicke Bohnen</text:p>
          </table:table-cell>
          <table:table-cell table:style-name="ce7"/>
          <table:table-cell table:formula="of:=([.O109]/(['Allgemeine Informationen'.$B$2]-[.Q109])*['Allgemeine Informationen'.$B$2])" office:value-type="float" office:value="51.75983436853" calcext:value-type="float">
            <text:p>51,76</text:p>
          </table:table-cell>
          <table:table-cell table:style-name="ce39" table:formula="of:=[.M109]/(['Allgemeine Informationen'.$B$2]-[.Q109])*['Allgemeine Informationen'.$B$2]" office:value-type="float" office:value="28.9855072463768" calcext:value-type="float">
            <text:p>28,99</text:p>
          </table:table-cell>
          <table:table-cell table:formula="of:=[.N109]/(['Allgemeine Informationen'.$B$2]-[.Q109])*['Allgemeine Informationen'.$B$2]" office:value-type="float" office:value="2.0703933747412" calcext:value-type="float">
            <text:p>2,07</text:p>
          </table:table-cell>
          <table:table-cell table:style-name="ce56" table:formula="of:=[.R109]/(['Allgemeine Informationen'.$B$2]-[.Q109])*['Allgemeine Informationen'.$B$2]" office:value-type="float" office:value="12.4223602484472" calcext:value-type="float">
            <text:p>12,42</text:p>
          </table:table-cell>
          <table:table-cell/>
          <table:table-cell table:style-name="ce7" table:formula="of:=[.O109]/['Allgemeine Informationen'.$B$1]" office:value-type="float" office:value="1.25" calcext:value-type="float">
            <text:p>1,25</text:p>
          </table:table-cell>
          <table:table-cell/>
          <table:table-cell table:style-name="ce7"/>
          <table:table-cell office:value-type="float" office:value="90" calcext:value-type="float">
            <text:p>90</text:p>
          </table:table-cell>
          <table:table-cell table:style-name="ce7"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12.5" calcext:value-type="float">
            <text:p>12,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5.85" calcext:value-type="float">
            <text:p>75,85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9" calcext:value-type="float">
            <text:p>0,9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" calcext:value-type="float">
            <text:p>0,3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0.22" calcext:value-type="float">
            <text:p>0,22</text:p>
          </table:table-cell>
          <table:table-cell office:value-type="float" office:value="0.14" calcext:value-type="float">
            <text:p>0,14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table:style-name="ce7" office:value-type="float" office:value="2767" calcext:value-type="float">
            <text:p>2.7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office:value-type="float" office:value="360" calcext:value-type="float">
            <text:p>360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0.73" calcext:value-type="float">
            <text:p>0,73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50" calcext:value-type="float">
            <text:p>350</text:p>
          </table:table-cell>
          <table:table-cell office:value-type="float" office:value="30000" calcext:value-type="float">
            <text:p>30.000</text:p>
          </table:table-cell>
          <table:table-cell table:style-name="ce7"/>
          <table:table-cell office:value-type="float" office:value="661" calcext:value-type="float">
            <text:p>661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table:style-name="ce7" office:value-type="float" office:value="327" calcext:value-type="float">
            <text:p>327</text:p>
          </table:table-cell>
          <table:table-cell office:value-type="float" office:value="560" calcext:value-type="float">
            <text:p>560</text:p>
          </table:table-cell>
          <table:table-cell table:style-name="ce7" office:value-type="float" office:value="506" calcext:value-type="float">
            <text:p>506</text:p>
          </table:table-cell>
          <table:table-cell office:value-type="float" office:value="54" calcext:value-type="float">
            <text:p>54</text:p>
          </table:table-cell>
          <table:table-cell table:style-name="ce7" office:value-type="float" office:value="327" calcext:value-type="float">
            <text:p>327</text:p>
          </table:table-cell>
          <table:table-cell office:value-type="float" office:value="264" calcext:value-type="float">
            <text:p>264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257" calcext:value-type="float">
            <text:p>257</text:p>
          </table:table-cell>
          <table:table-cell table:style-name="ce7" office:value-type="float" office:value="358" calcext:value-type="float">
            <text:p>358</text:p>
          </table:table-cell>
          <table:table-cell office:value-type="float" office:value="319" calcext:value-type="float">
            <text:p>319</text:p>
          </table:table-cell>
          <table:table-cell table:style-name="ce7" office:value-type="float" office:value="871" calcext:value-type="float">
            <text:p>871</text:p>
          </table:table-cell>
          <table:table-cell office:value-type="float" office:value="1174" calcext:value-type="float">
            <text:p>1.174</text:p>
          </table:table-cell>
          <table:table-cell table:style-name="ce7"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style-name="ce7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649" calcext:value-type="float">
            <text:p>3.64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352" calcext:value-type="float">
            <text:p>3.352</text:p>
          </table:table-cell>
          <table:table-cell/>
          <table:table-cell table:style-name="ce71" table:formula="of:=IF([.CG109]=0;0;[.CF109]/[.CG109])" office:value-type="float" office:value="1.33333333333333" calcext:value-type="float">
            <text:p>1,33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0.28" calcext:value-type="float">
            <text:p>0,28</text:p>
          </table:table-cell>
          <table:table-cell office:value-type="float" office:value="0.02" calcext:value-type="float">
            <text:p>0,02</text:p>
          </table:table-cell>
          <table:table-cell table:style-name="ce87"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table:style-name="ce7" office:value-type="float" office:value="0.01" calcext:value-type="float">
            <text:p>0,0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1.74" calcext:value-type="float">
            <text:p>1,74</text:p>
          </table:table-cell>
          <table:table-cell table:style-name="ce7" office:value-type="float" office:value="2.26" calcext:value-type="float">
            <text:p>2,26</text:p>
          </table:table-cell>
          <table:table-cell office:value-type="float" office:value="0.77" calcext:value-type="float">
            <text:p>0,7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.16" calcext:value-type="float">
            <text:p>5,16</text:p>
          </table:table-cell>
          <table:table-cell table:style-name="ce7" office:value-type="float" office:value="4.77" calcext:value-type="float">
            <text:p>4,7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11" calcext:value-type="float">
            <text:p>1,11</text:p>
          </table:table-cell>
          <table:table-cell office:value-type="float" office:value="390" calcext:value-type="float">
            <text:p>39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996" calcext:value-type="float">
            <text:p>3.99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table:style-name="ce7" office:value-type="float" office:value="2577" calcext:value-type="float">
            <text:p>2.57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155" calcext:value-type="float">
            <text:p>5.155</text:p>
          </table:table-cell>
          <table:table-cell table:style-name="ce7"/>
          <table:table-cell office:value-type="float" office:value="1.5" calcext:value-type="float">
            <text:p>1,5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42" calcext:value-type="float">
            <text:p>42</text:p>
          </table:table-cell>
          <table:table-cell office:value-type="float" office:value="2.65" calcext:value-type="float">
            <text:p>2,6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Kichererbse</text:p>
          </table:table-cell>
          <table:table-cell/>
          <table:table-cell table:style-name="ce27" table:formula="of:=([.O110]/(['Allgemeine Informationen'.$B$2]-[.Q110])*['Allgemeine Informationen'.$B$2])" office:value-type="float" office:value="55.0687062483796" calcext:value-type="float">
            <text:p>55,07</text:p>
          </table:table-cell>
          <table:table-cell table:formula="of:=[.M110]/(['Allgemeine Informationen'.$B$2]-[.Q110])*['Allgemeine Informationen'.$B$2]" office:value-type="float" office:value="19.4451646357272" calcext:value-type="float">
            <text:p>19,45</text:p>
          </table:table-cell>
          <table:table-cell table:style-name="ce45" table:formula="of:=[.N110]/(['Allgemeine Informationen'.$B$2]-[.Q110])*['Allgemeine Informationen'.$B$2]" office:value-type="float" office:value="7.00025926886181" calcext:value-type="float">
            <text:p>7</text:p>
          </table:table-cell>
          <table:table-cell table:formula="of:=[.R110]/(['Allgemeine Informationen'.$B$2]-[.Q110])*['Allgemeine Informationen'.$B$2]" office:value-type="float" office:value="11.4078299196267" calcext:value-type="float">
            <text:p>11,41</text:p>
          </table:table-cell>
          <table:table-cell table:style-name="ce54"/>
          <table:table-cell table:formula="of:=[.O110]/['Allgemeine Informationen'.$B$1]" office:value-type="float" office:value="2.124" calcext:value-type="float">
            <text:p>2,12</text:p>
          </table:table-cell>
          <table:table-cell table:style-name="ce5"/>
          <table:table-cell/>
          <table:table-cell table:style-name="ce5" office:value-type="float" office:value="150" calcext:value-type="float">
            <text:p>150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7.5" calcext:value-type="float">
            <text:p>7,5</text:p>
          </table:table-cell>
          <table:table-cell office:value-type="float" office:value="2.7" calcext:value-type="float">
            <text:p>2,7</text:p>
          </table:table-cell>
          <table:table-cell table:style-name="ce5" office:value-type="float" office:value="21.24" calcext:value-type="float">
            <text:p>21,24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61.43" calcext:value-type="float">
            <text:p>61,43</text:p>
          </table:table-cell>
          <table:table-cell office:value-type="float" office:value="4.4" calcext:value-type="float">
            <text:p>4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.7" calcext:value-type="float">
            <text:p>2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style-name="ce5" office:value-type="float" office:value="710" calcext:value-type="float">
            <text:p>710</text:p>
          </table:table-cell>
          <table:table-cell office:value-type="float" office:value="3583" calcext:value-type="float">
            <text:p>3.58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9" calcext:value-type="float">
            <text:p>19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2.95" calcext:value-type="float">
            <text:p>2,95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  <table:table-cell table:style-name="ce5" office:value-type="float" office:value="1.42" calcext:value-type="float">
            <text:p>1,4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10" calcext:value-type="float">
            <text:p>1.210</text:p>
          </table:table-cell>
          <table:table-cell table:style-name="ce5" office:value-type="float" office:value="50000" calcext:value-type="float">
            <text:p>50.000</text:p>
          </table:table-cell>
          <table:table-cell/>
          <table:table-cell table:style-name="ce5" office:value-type="float" office:value="625" calcext:value-type="float">
            <text:p>625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211" calcext:value-type="float">
            <text:p>211</text:p>
          </table:table-cell>
          <table:table-cell office:value-type="float" office:value="437" calcext:value-type="float">
            <text:p>437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1" calcext:value-type="float">
            <text:p>531</text:p>
          </table:table-cell>
          <table:table-cell table:style-name="ce5" office:value-type="float" office:value="86" calcext:value-type="float">
            <text:p>8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05" calcext:value-type="float">
            <text:p>305</text:p>
          </table:table-cell>
          <table:table-cell office:value-type="float" office:value="71" calcext:value-type="float">
            <text:p>71</text:p>
          </table:table-cell>
          <table:table-cell table:style-name="ce5" office:value-type="float" office:value="274" calcext:value-type="float">
            <text:p>27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36" calcext:value-type="float">
            <text:p>336</text:p>
          </table:table-cell>
          <table:table-cell office:value-type="float" office:value="914" calcext:value-type="float">
            <text:p>914</text:p>
          </table:table-cell>
          <table:table-cell table:style-name="ce5" office:value-type="float" office:value="1249" calcext:value-type="float">
            <text:p>1.249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28" calcext:value-type="float">
            <text:p>328</text:p>
          </table:table-cell>
          <table:table-cell office:value-type="float" office:value="399" calcext:value-type="float">
            <text:p>39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962" calcext:value-type="float">
            <text:p>3.96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538" calcext:value-type="float">
            <text:p>3.538</text:p>
          </table:table-cell>
          <table:table-cell table:style-name="ce5"/>
          <table:table-cell table:formula="of:=IF([.CG110]=0;0;[.CF110]/[.CG110])" office:value-type="float" office:value="0.755813953488372" calcext:value-type="float">
            <text:p>0,76</text:p>
          </table:table-cell>
          <table:table-cell table:style-name="ce5" office:value-type="float" office:value="0.5" calcext:value-type="float">
            <text:p>0,5</text:p>
          </table:table-cell>
          <table:table-cell office:value-type="float" office:value="1.51" calcext:value-type="float">
            <text:p>1,51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0.65" calcext:value-type="float">
            <text:p>0,65</text:p>
          </table:table-cell>
          <table:table-cell table:style-name="ce5" office:value-type="float" office:value="0.86" calcext:value-type="float">
            <text:p>0,86</text:p>
          </table:table-cell>
          <table:table-cell office:value-type="float" office:value="0.13" calcext:value-type="float">
            <text:p>0,1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64" calcext:value-type="float">
            <text:p>0,64</text:p>
          </table:table-cell>
          <table:table-cell office:value-type="float" office:value="0.43" calcext:value-type="float">
            <text:p>0,43</text:p>
          </table:table-cell>
          <table:table-cell table:style-name="ce5"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.8" calcext:value-type="float">
            <text:p>20,8</text:p>
          </table:table-cell>
          <table:table-cell office:value-type="float" office:value="1.5" calcext:value-type="float">
            <text:p>1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98" calcext:value-type="float">
            <text:p>1,98</text:p>
          </table:table-cell>
          <table:table-cell table:style-name="ce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62" calcext:value-type="float">
            <text:p>1.06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40" calcext:value-type="float">
            <text:p>440</text:p>
          </table:table-cell>
          <table:table-cell office:value-type="float" office:value="850" calcext:value-type="float">
            <text:p>850</text:p>
          </table:table-cell>
          <table:table-cell table:style-name="ce5" office:value-type="float" office:value="1130" calcext:value-type="float">
            <text:p>1.13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800" calcext:value-type="float">
            <text:p>20.800</text:p>
          </table:table-cell>
          <table:table-cell/>
          <table:table-cell table:style-name="ce5" office:value-type="float" office:value="0.26" calcext:value-type="float">
            <text:p>0,26</text:p>
          </table:table-cell>
          <table:table-cell office:value-type="float" office:value="4.14" calcext:value-type="float">
            <text:p>4,14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3.04" calcext:value-type="float">
            <text:p>3,04</text:p>
          </table:table-cell>
          <table:table-cell table:number-columns-repeated="857"/>
        </table:table-row>
        <table:table-row table:style-name="ro1">
          <table:table-cell table:style-name="ce12" table:number-columns-repeated="2"/>
          <table:table-cell/>
          <table:table-cell table:style-name="ce33"/>
          <table:table-cell/>
          <table:table-cell table:style-name="ce5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72"/>
          <table:table-cell/>
          <table:table-cell table:style-name="ce12"/>
          <table:table-cell/>
          <table:table-cell table:style-name="ce90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859"/>
        </table:table-row>
        <table:table-row table:style-name="ro3">
          <table:table-cell table:style-name="ce4" office:value-type="string" calcext:value-type="string">
            <text:p>Fleisch, Fisch, Geflügel</text:p>
          </table:table-cell>
          <table:table-cell table:style-name="ce4"/>
          <table:table-cell/>
          <table:table-cell table:style-name="ce35"/>
          <table:table-cell/>
          <table:table-cell table:style-name="ce53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73"/>
          <table:table-cell/>
          <table:table-cell table:style-name="ce28"/>
          <table:table-cell/>
          <table:table-cell table:style-name="ce91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859"/>
        </table:table-row>
        <table:table-row table:style-name="ro4">
          <table:table-cell office:value-type="string" calcext:value-type="string">
            <text:p>Suppenhuhn roh</text:p>
          </table:table-cell>
          <table:table-cell/>
          <table:table-cell table:style-name="ce27" table:formula="of:=([.O113]/(['Allgemeine Informationen'.$B$2]-[.Q113])*['Allgemeine Informationen'.$B$2])" office:value-type="float" office:value="0" calcext:value-type="float">
            <text:p>0</text:p>
          </table:table-cell>
          <table:table-cell table:formula="of:=[.M113]/(['Allgemeine Informationen'.$B$2]-[.Q113])*['Allgemeine Informationen'.$B$2]" office:value-type="float" office:value="46.5643090863328" calcext:value-type="float">
            <text:p>46,56</text:p>
          </table:table-cell>
          <table:table-cell table:style-name="ce45" table:formula="of:=[.N113]/(['Allgemeine Informationen'.$B$2]-[.Q113])*['Allgemeine Informationen'.$B$2]" office:value-type="float" office:value="51.0948905109489" calcext:value-type="float">
            <text:p>51,09</text:p>
          </table:table-cell>
          <table:table-cell table:formula="of:=[.R113]/(['Allgemeine Informationen'.$B$2]-[.Q113])*['Allgemeine Informationen'.$B$2]" office:value-type="float" office:value="0" calcext:value-type="float">
            <text:p>0</text:p>
          </table:table-cell>
          <table:table-cell table:style-name="ce54"/>
          <table:table-cell table:formula="of:=[.O113]/['Allgemeine Informationen'.$B$1]" office:value-type="float" office:value="0" calcext:value-type="float">
            <text:p>0</text:p>
          </table:table-cell>
          <table:table-cell table:style-name="ce5"/>
          <table:table-cell/>
          <table:table-cell table:style-name="ce5" office:value-type="float" office:value="255" calcext:value-type="float">
            <text:p>255</text:p>
          </table:table-cell>
          <table:table-cell office:value-type="float" office:value="1066" calcext:value-type="float">
            <text:p>1.066</text:p>
          </table:table-cell>
          <table:table-cell table:style-name="ce5" office:value-type="float" office:value="18.5" calcext:value-type="float">
            <text:p>18,5</text:p>
          </table:table-cell>
          <table:table-cell office:value-type="float" office:value="20.3" calcext:value-type="float">
            <text:p>20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60.27" calcext:value-type="float">
            <text:p>60,2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4" calcext:value-type="float">
            <text:p>94</text:p>
          </table:table-cell>
          <table:table-cell office:value-type="float" office:value="0.93" calcext:value-type="float">
            <text:p>0,93</text:p>
          </table:table-cell>
          <table:table-cell table:style-name="ce5"/>
          <table:table-cell office:value-type="float" office:value="0.03" calcext:value-type="float">
            <text:p>0,0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0.17" calcext:value-type="float">
            <text:p>0,17</text:p>
          </table:table-cell>
          <table:table-cell office:value-type="float" office:value="0.35" calcext:value-type="float">
            <text:p>0,3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" calcext:value-type="float">
            <text:p>0,4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2733" calcext:value-type="float">
            <text:p>12.73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00" calcext:value-type="float">
            <text:p>100</text:p>
          </table:table-cell>
          <table:table-cell table:style-name="ce5"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 table:style-name="ce5"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1.3" calcext:value-type="float">
            <text:p>1,3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9" calcext:value-type="float">
            <text:p>0,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200000" calcext:value-type="float">
            <text:p>200.000</text:p>
          </table:table-cell>
          <table:table-cell/>
          <table:table-cell table:style-name="ce5" office:value-type="float" office:value="1201" calcext:value-type="float">
            <text:p>1.201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544" calcext:value-type="float">
            <text:p>544</text:p>
          </table:table-cell>
          <table:table-cell office:value-type="float" office:value="1006" calcext:value-type="float">
            <text:p>1.006</text:p>
          </table:table-cell>
          <table:table-cell table:style-name="ce5" office:value-type="float" office:value="1375" calcext:value-type="float">
            <text:p>1.375</text:p>
          </table:table-cell>
          <table:table-cell office:value-type="float" office:value="1673" calcext:value-type="float">
            <text:p>1.673</text:p>
          </table:table-cell>
          <table:table-cell table:style-name="ce5" office:value-type="float" office:value="493" calcext:value-type="float">
            <text:p>493</text:p>
          </table:table-cell>
          <table:table-cell office:value-type="float" office:value="749" calcext:value-type="float">
            <text:p>749</text:p>
          </table:table-cell>
          <table:table-cell table:style-name="ce5" office:value-type="float" office:value="811" calcext:value-type="float">
            <text:p>811</text:p>
          </table:table-cell>
          <table:table-cell office:value-type="float" office:value="236" calcext:value-type="float">
            <text:p>236</text:p>
          </table:table-cell>
          <table:table-cell table:style-name="ce5" office:value-type="float" office:value="667" calcext:value-type="float">
            <text:p>667</text:p>
          </table:table-cell>
          <table:table-cell office:value-type="float" office:value="934" calcext:value-type="float">
            <text:p>934</text:p>
          </table:table-cell>
          <table:table-cell table:style-name="ce5" office:value-type="float" office:value="1079" calcext:value-type="float">
            <text:p>1.079</text:p>
          </table:table-cell>
          <table:table-cell office:value-type="float" office:value="1798" calcext:value-type="float">
            <text:p>1.798</text:p>
          </table:table-cell>
          <table:table-cell table:style-name="ce5" office:value-type="float" office:value="2997" calcext:value-type="float">
            <text:p>2.997</text:p>
          </table:table-cell>
          <table:table-cell office:value-type="float" office:value="980" calcext:value-type="float">
            <text:p>980</text:p>
          </table:table-cell>
          <table:table-cell table:style-name="ce5"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946" calcext:value-type="float">
            <text:p>9.94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554" calcext:value-type="float">
            <text:p>8.554</text:p>
          </table:table-cell>
          <table:table-cell table:style-name="ce5"/>
          <table:table-cell table:formula="of:=IF([.CG113]=0;0;[.CF113]/[.CG113])" office:value-type="float" office:value="0.138832997987928" calcext:value-type="float">
            <text:p>0,14</text:p>
          </table:table-cell>
          <table:table-cell table:style-name="ce5" office:value-type="float" office:value="6.7" calcext:value-type="float">
            <text:p>6,7</text:p>
          </table:table-cell>
          <table:table-cell office:value-type="float" office:value="5.69" calcext:value-type="float">
            <text:p>5,69</text:p>
          </table:table-cell>
          <table:table-cell table:style-name="ce5" office:value-type="float" office:value="6.78" calcext:value-type="float">
            <text:p>6,78</text:p>
          </table:table-cell>
          <table:table-cell office:value-type="float" office:value="0.69" calcext:value-type="float">
            <text:p>0,69</text:p>
          </table:table-cell>
          <table:table-cell table:style-name="ce5" office:value-type="float" office:value="4.97" calcext:value-type="float">
            <text:p>4,97</text:p>
          </table:table-cell>
          <table:table-cell office:value-type="float" office:value="5.93" calcext:value-type="float">
            <text:p>5,9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0.85" calcext:value-type="float">
            <text:p>0,85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Rind Filet (Lende) roh</text:p>
          </table:table-cell>
          <table:table-cell table:style-name="ce7"/>
          <table:table-cell table:formula="of:=([.O114]/(['Allgemeine Informationen'.$B$2]-[.Q114])*['Allgemeine Informationen'.$B$2])" office:value-type="float" office:value="0" calcext:value-type="float">
            <text:p>0</text:p>
          </table:table-cell>
          <table:table-cell table:style-name="ce39" table:formula="of:=[.M114]/(['Allgemeine Informationen'.$B$2]-[.Q114])*['Allgemeine Informationen'.$B$2]" office:value-type="float" office:value="80.4554079696395" calcext:value-type="float">
            <text:p>80,46</text:p>
          </table:table-cell>
          <table:table-cell table:formula="of:=[.N114]/(['Allgemeine Informationen'.$B$2]-[.Q114])*['Allgemeine Informationen'.$B$2]" office:value-type="float" office:value="15.180265654649" calcext:value-type="float">
            <text:p>15,18</text:p>
          </table:table-cell>
          <table:table-cell table:style-name="ce56" table:formula="of:=[.R114]/(['Allgemeine Informationen'.$B$2]-[.Q114])*['Allgemeine Informationen'.$B$2]" office:value-type="float" office:value="0" calcext:value-type="float">
            <text:p>0</text:p>
          </table:table-cell>
          <table:table-cell/>
          <table:table-cell table:style-name="ce7" table:formula="of:=[.O114]/['Allgemeine Informationen'.$B$1]" office:value-type="float" office:value="0" calcext:value-type="float">
            <text:p>0</text:p>
          </table:table-cell>
          <table:table-cell/>
          <table:table-cell table:style-name="ce7"/>
          <table:table-cell office:value-type="float" office:value="121" calcext:value-type="float">
            <text:p>121</text:p>
          </table:table-cell>
          <table:table-cell table:style-name="ce7" office:value-type="float" office:value="508" calcext:value-type="float">
            <text:p>508</text:p>
          </table:table-cell>
          <table:table-cell office:value-type="float" office:value="21.2" calcext:value-type="float">
            <text:p>21,2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3.65" calcext:value-type="float">
            <text:p>73,6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1.15" calcext:value-type="float">
            <text:p>1,15</text:p>
          </table:table-cell>
          <table:table-cell/>
          <table:table-cell table:style-name="ce7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8" calcext:value-type="float">
            <text:p>0,48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483" calcext:value-type="float">
            <text:p>8.48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office:value-type="float" office:value="338" calcext:value-type="float">
            <text:p>338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.3" calcext:value-type="float">
            <text:p>2,3</text:p>
          </table:table-cell>
          <table:table-cell office:value-type="float" office:value="164" calcext:value-type="float">
            <text:p>164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4.41" calcext:value-type="float">
            <text:p>4,41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87000" calcext:value-type="float">
            <text:p>187.000</text:p>
          </table:table-cell>
          <table:table-cell table:style-name="ce7"/>
          <table:table-cell office:value-type="float" office:value="1269" calcext:value-type="float">
            <text:p>1.269</text:p>
          </table:table-cell>
          <table:table-cell table:style-name="ce7" office:value-type="float" office:value="242" calcext:value-type="float">
            <text:p>242</text:p>
          </table:table-cell>
          <table:table-cell office:value-type="float" office:value="699" calcext:value-type="float">
            <text:p>699</text:p>
          </table:table-cell>
          <table:table-cell table:style-name="ce7" office:value-type="float" office:value="1053" calcext:value-type="float">
            <text:p>1.053</text:p>
          </table:table-cell>
          <table:table-cell office:value-type="float" office:value="1710" calcext:value-type="float">
            <text:p>1.710</text:p>
          </table:table-cell>
          <table:table-cell table:style-name="ce7" office:value-type="float" office:value="1770" calcext:value-type="float">
            <text:p>1.770</text:p>
          </table:table-cell>
          <table:table-cell office:value-type="float" office:value="527" calcext:value-type="float">
            <text:p>527</text:p>
          </table:table-cell>
          <table:table-cell table:style-name="ce7" office:value-type="float" office:value="864" calcext:value-type="float">
            <text:p>864</text:p>
          </table:table-cell>
          <table:table-cell office:value-type="float" office:value="959" calcext:value-type="float">
            <text:p>959</text:p>
          </table:table-cell>
          <table:table-cell table:style-name="ce7" office:value-type="float" office:value="233" calcext:value-type="float">
            <text:p>233</text:p>
          </table:table-cell>
          <table:table-cell office:value-type="float" office:value="699" calcext:value-type="float">
            <text:p>699</text:p>
          </table:table-cell>
          <table:table-cell table:style-name="ce7" office:value-type="float" office:value="1148" calcext:value-type="float">
            <text:p>1.148</text:p>
          </table:table-cell>
          <table:table-cell office:value-type="float" office:value="1399" calcext:value-type="float">
            <text:p>1.399</text:p>
          </table:table-cell>
          <table:table-cell table:style-name="ce7" office:value-type="float" office:value="1978" calcext:value-type="float">
            <text:p>1.978</text:p>
          </table:table-cell>
          <table:table-cell office:value-type="float" office:value="3454" calcext:value-type="float">
            <text:p>3.454</text:p>
          </table:table-cell>
          <table:table-cell table:style-name="ce7" office:value-type="float" office:value="1295" calcext:value-type="float">
            <text:p>1.295</text:p>
          </table:table-cell>
          <table:table-cell office:value-type="float" office:value="1010" calcext:value-type="float">
            <text:p>1.010</text:p>
          </table:table-cell>
          <table:table-cell table:style-name="ce7"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173" calcext:value-type="float">
            <text:p>11.17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25" calcext:value-type="float">
            <text:p>10.025</text:p>
          </table:table-cell>
          <table:table-cell/>
          <table:table-cell table:style-name="ce71" table:formula="of:=IF([.CG114]=0;0;[.CF114]/[.CG114])" office:value-type="float" office:value="0.357142857142857" calcext:value-type="float">
            <text:p>0,36</text:p>
          </table:table-cell>
          <table:table-cell office:value-type="float" office:value="1.75" calcext:value-type="float">
            <text:p>1,75</text:p>
          </table:table-cell>
          <table:table-cell table:style-name="ce7" office:value-type="float" office:value="0.18" calcext:value-type="float">
            <text:p>0,18</text:p>
          </table:table-cell>
          <table:table-cell office:value-type="float" office:value="1.74" calcext:value-type="float">
            <text:p>1,74</text:p>
          </table:table-cell>
          <table:table-cell table:style-name="ce87"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table:style-name="ce7" office:value-type="float" office:value="1.52" calcext:value-type="float">
            <text:p>1,5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110" calcext:value-type="float">
            <text:p>110</text:p>
          </table:table-cell>
          <table:table-cell office:value-type="float" office:value="0.1" calcext:value-type="float">
            <text:p>0,1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Schaf Filet roh</text:p>
          </table:table-cell>
          <table:table-cell/>
          <table:table-cell table:style-name="ce27" table:formula="of:=([.O115]/(['Allgemeine Informationen'.$B$2]-[.Q115])*['Allgemeine Informationen'.$B$2])" office:value-type="float" office:value="0" calcext:value-type="float">
            <text:p>0</text:p>
          </table:table-cell>
          <table:table-cell table:formula="of:=[.M115]/(['Allgemeine Informationen'.$B$2]-[.Q115])*['Allgemeine Informationen'.$B$2]" office:value-type="float" office:value="81.9277108433735" calcext:value-type="float">
            <text:p>81,93</text:p>
          </table:table-cell>
          <table:table-cell table:style-name="ce45" table:formula="of:=[.N115]/(['Allgemeine Informationen'.$B$2]-[.Q115])*['Allgemeine Informationen'.$B$2]" office:value-type="float" office:value="13.6546184738956" calcext:value-type="float">
            <text:p>13,65</text:p>
          </table:table-cell>
          <table:table-cell table:formula="of:=[.R115]/(['Allgemeine Informationen'.$B$2]-[.Q115])*['Allgemeine Informationen'.$B$2]" office:value-type="float" office:value="0" calcext:value-type="float">
            <text:p>0</text:p>
          </table:table-cell>
          <table:table-cell table:style-name="ce54"/>
          <table:table-cell table:formula="of:=[.O115]/['Allgemeine Informationen'.$B$1]" office:value-type="float" office:value="0" calcext:value-type="float">
            <text:p>0</text:p>
          </table:table-cell>
          <table:table-cell table:style-name="ce5"/>
          <table:table-cell/>
          <table:table-cell table:style-name="ce5" office:value-type="float" office:value="113" calcext:value-type="float">
            <text:p>113</text:p>
          </table:table-cell>
          <table:table-cell office:value-type="float" office:value="473" calcext:value-type="float">
            <text:p>473</text:p>
          </table:table-cell>
          <table:table-cell table:style-name="ce5" office:value-type="float" office:value="20.4" calcext:value-type="float">
            <text:p>20,4</text:p>
          </table:table-cell>
          <table:table-cell office:value-type="float" office:value="3.4" calcext:value-type="float">
            <text:p>3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75.1" calcext:value-type="float">
            <text:p>75,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1.1" calcext:value-type="float">
            <text:p>1,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760" calcext:value-type="float">
            <text:p>10.76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68" calcext:value-type="float">
            <text:p>68</text:p>
          </table:table-cell>
          <table:table-cell table:style-name="ce5" office:value-type="float" office:value="276" calcext:value-type="float">
            <text:p>276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.91" calcext:value-type="float">
            <text:p>1,91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table:style-name="ce5" office:value-type="float" office:value="3.19" calcext:value-type="float">
            <text:p>3,19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202000" calcext:value-type="float">
            <text:p>202.000</text:p>
          </table:table-cell>
          <table:table-cell/>
          <table:table-cell table:style-name="ce5" office:value-type="float" office:value="1318" calcext:value-type="float">
            <text:p>1.318</text:p>
          </table:table-cell>
          <table:table-cell office:value-type="float" office:value="255" calcext:value-type="float">
            <text:p>255</text:p>
          </table:table-cell>
          <table:table-cell table:style-name="ce5" office:value-type="float" office:value="574" calcext:value-type="float">
            <text:p>574</text:p>
          </table:table-cell>
          <table:table-cell office:value-type="float" office:value="1042" calcext:value-type="float">
            <text:p>1.042</text:p>
          </table:table-cell>
          <table:table-cell table:style-name="ce5" office:value-type="float" office:value="1594" calcext:value-type="float">
            <text:p>1.594</text:p>
          </table:table-cell>
          <table:table-cell office:value-type="float" office:value="1721" calcext:value-type="float">
            <text:p>1.721</text:p>
          </table:table-cell>
          <table:table-cell table:style-name="ce5" office:value-type="float" office:value="510" calcext:value-type="float">
            <text:p>510</text:p>
          </table:table-cell>
          <table:table-cell office:value-type="float" office:value="807" calcext:value-type="float">
            <text:p>807</text:p>
          </table:table-cell>
          <table:table-cell table:style-name="ce5" office:value-type="float" office:value="956" calcext:value-type="float">
            <text:p>956</text:p>
          </table:table-cell>
          <table:table-cell office:value-type="float" office:value="255" calcext:value-type="float">
            <text:p>255</text:p>
          </table:table-cell>
          <table:table-cell table:style-name="ce5" office:value-type="float" office:value="723" calcext:value-type="float">
            <text:p>723</text:p>
          </table:table-cell>
          <table:table-cell office:value-type="float" office:value="1042" calcext:value-type="float">
            <text:p>1.042</text:p>
          </table:table-cell>
          <table:table-cell table:style-name="ce5" office:value-type="float" office:value="1275" calcext:value-type="float">
            <text:p>1.275</text:p>
          </table:table-cell>
          <table:table-cell office:value-type="float" office:value="1912" calcext:value-type="float">
            <text:p>1.912</text:p>
          </table:table-cell>
          <table:table-cell table:style-name="ce5" office:value-type="float" office:value="3485" calcext:value-type="float">
            <text:p>3.485</text:p>
          </table:table-cell>
          <table:table-cell office:value-type="float" office:value="1042" calcext:value-type="float">
            <text:p>1.042</text:p>
          </table:table-cell>
          <table:table-cell table:style-name="ce5" office:value-type="float" office:value="977" calcext:value-type="float">
            <text:p>977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797" calcext:value-type="float">
            <text:p>10.79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604" calcext:value-type="float">
            <text:p>9.604</text:p>
          </table:table-cell>
          <table:table-cell table:style-name="ce5"/>
          <table:table-cell table:formula="of:=IF([.CG115]=0;0;[.CF115]/[.CG115])" office:value-type="float" office:value="0.285714285714286" calcext:value-type="float">
            <text:p>0,29</text:p>
          </table:table-cell>
          <table:table-cell table:style-name="ce5" office:value-type="float" office:value="1.34" calcext:value-type="float">
            <text:p>1,34</text:p>
          </table:table-cell>
          <table:table-cell office:value-type="float" office:value="0.18" calcext:value-type="float">
            <text:p>0,18</text:p>
          </table:table-cell>
          <table:table-cell table:style-name="ce5" office:value-type="float" office:value="1.46" calcext:value-type="float">
            <text:p>1,46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1.34" calcext:value-type="float">
            <text:p>1,3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0.13" calcext:value-type="float">
            <text:p>0,1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Fische roh</text:p>
          </table:table-cell>
          <table:table-cell table:style-name="ce7"/>
          <table:table-cell table:formula="of:=([.O116]/(['Allgemeine Informationen'.$B$2]-[.Q116])*['Allgemeine Informationen'.$B$2])" office:value-type="float" office:value="0" calcext:value-type="float">
            <text:p>0</text:p>
          </table:table-cell>
          <table:table-cell table:style-name="ce39" table:formula="of:=[.M116]/(['Allgemeine Informationen'.$B$2]-[.Q116])*['Allgemeine Informationen'.$B$2]" office:value-type="float" office:value="84.811237928007" calcext:value-type="float">
            <text:p>84,81</text:p>
          </table:table-cell>
          <table:table-cell table:formula="of:=[.N116]/(['Allgemeine Informationen'.$B$2]-[.Q116])*['Allgemeine Informationen'.$B$2]" office:value-type="float" office:value="10.4916593503073" calcext:value-type="float">
            <text:p>10,49</text:p>
          </table:table-cell>
          <table:table-cell table:style-name="ce56" table:formula="of:=[.R116]/(['Allgemeine Informationen'.$B$2]-[.Q116])*['Allgemeine Informationen'.$B$2]" office:value-type="float" office:value="0" calcext:value-type="float">
            <text:p>0</text:p>
          </table:table-cell>
          <table:table-cell/>
          <table:table-cell table:style-name="ce7" table:formula="of:=[.O116]/['Allgemeine Informationen'.$B$1]" office:value-type="float" office:value="0" calcext:value-type="float">
            <text:p>0</text:p>
          </table:table-cell>
          <table:table-cell/>
          <table:table-cell table:style-name="ce7"/>
          <table:table-cell office:value-type="float" office:value="100" calcext:value-type="float">
            <text:p>100</text:p>
          </table:table-cell>
          <table:table-cell table:style-name="ce7" office:value-type="float" office:value="417" calcext:value-type="float">
            <text:p>417</text:p>
          </table:table-cell>
          <table:table-cell office:value-type="float" office:value="19.32" calcext:value-type="float">
            <text:p>19,32</text:p>
          </table:table-cell>
          <table:table-cell table:style-name="ce7" office:value-type="float" office:value="2.39" calcext:value-type="float">
            <text:p>2,3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7.22" calcext:value-type="float">
            <text:p>77,2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1.07" calcext:value-type="float">
            <text:p>1,07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16" calcext:value-type="float">
            <text:p>1,16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44" calcext:value-type="float">
            <text:p>0,44</text:p>
          </table:table-cell>
          <table:table-cell table:style-name="ce7"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16" calcext:value-type="float">
            <text:p>1,1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717" calcext:value-type="float">
            <text:p>6.71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52" calcext:value-type="float">
            <text:p>52</text:p>
          </table:table-cell>
          <table:table-cell office:value-type="float" office:value="386" calcext:value-type="float">
            <text:p>386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24" calcext:value-type="float">
            <text:p>0,24</text:p>
          </table:table-cell>
          <table:table-cell office:value-type="float" office:value="212" calcext:value-type="float">
            <text:p>21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table:style-name="ce7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30000" calcext:value-type="float">
            <text:p>230.000</text:p>
          </table:table-cell>
          <table:table-cell table:style-name="ce7"/>
          <table:table-cell office:value-type="float" office:value="1213" calcext:value-type="float">
            <text:p>1.213</text:p>
          </table:table-cell>
          <table:table-cell table:style-name="ce7" office:value-type="float" office:value="247" calcext:value-type="float">
            <text:p>247</text:p>
          </table:table-cell>
          <table:table-cell office:value-type="float" office:value="442" calcext:value-type="float">
            <text:p>442</text:p>
          </table:table-cell>
          <table:table-cell table:style-name="ce7" office:value-type="float" office:value="956" calcext:value-type="float">
            <text:p>956</text:p>
          </table:table-cell>
          <table:table-cell office:value-type="float" office:value="1635" calcext:value-type="float">
            <text:p>1.635</text:p>
          </table:table-cell>
          <table:table-cell table:style-name="ce7" office:value-type="float" office:value="1923" calcext:value-type="float">
            <text:p>1.923</text:p>
          </table:table-cell>
          <table:table-cell office:value-type="float" office:value="668" calcext:value-type="float">
            <text:p>668</text:p>
          </table:table-cell>
          <table:table-cell table:style-name="ce7" office:value-type="float" office:value="812" calcext:value-type="float">
            <text:p>812</text:p>
          </table:table-cell>
          <table:table-cell office:value-type="float" office:value="895" calcext:value-type="float">
            <text:p>895</text:p>
          </table:table-cell>
          <table:table-cell table:style-name="ce7" office:value-type="float" office:value="226" calcext:value-type="float">
            <text:p>226</text:p>
          </table:table-cell>
          <table:table-cell office:value-type="float" office:value="679" calcext:value-type="float">
            <text:p>679</text:p>
          </table:table-cell>
          <table:table-cell table:style-name="ce7" office:value-type="float" office:value="1028" calcext:value-type="float">
            <text:p>1.028</text:p>
          </table:table-cell>
          <table:table-cell office:value-type="float" office:value="1162" calcext:value-type="float">
            <text:p>1.162</text:p>
          </table:table-cell>
          <table:table-cell table:style-name="ce7" office:value-type="float" office:value="2056" calcext:value-type="float">
            <text:p>2.056</text:p>
          </table:table-cell>
          <table:table-cell office:value-type="float" office:value="3044" calcext:value-type="float">
            <text:p>3.044</text:p>
          </table:table-cell>
          <table:table-cell table:style-name="ce7" office:value-type="float" office:value="864" calcext:value-type="float">
            <text:p>864</text:p>
          </table:table-cell>
          <table:table-cell office:value-type="float" office:value="638" calcext:value-type="float">
            <text:p>638</text:p>
          </table:table-cell>
          <table:table-cell table:style-name="ce7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724" calcext:value-type="float">
            <text:p>10.7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597" calcext:value-type="float">
            <text:p>8.597</text:p>
          </table:table-cell>
          <table:table-cell/>
          <table:table-cell table:style-name="ce71" table:formula="of:=IF([.CG116]=0;0;[.CF116]/[.CG116])" office:value-type="float" office:value="7.27272727272727" calcext:value-type="float">
            <text:p>7,27</text:p>
          </table:table-cell>
          <table:table-cell office:value-type="float" office:value="0.72" calcext:value-type="float">
            <text:p>0,72</text:p>
          </table:table-cell>
          <table:table-cell table:style-name="ce7" office:value-type="float" office:value="0.93" calcext:value-type="float">
            <text:p>0,93</text:p>
          </table:table-cell>
          <table:table-cell office:value-type="float" office:value="0.74" calcext:value-type="float">
            <text:p>0,74</text:p>
          </table:table-cell>
          <table:table-cell table:style-name="ce87" office:value-type="float" office:value="0.8" calcext:value-type="float">
            <text:p>0,8</text:p>
          </table:table-cell>
          <table:table-cell office:value-type="float" office:value="0.11" calcext:value-type="float">
            <text:p>0,11</text:p>
          </table:table-cell>
          <table:table-cell table:style-name="ce7" office:value-type="float" office:value="0.53" calcext:value-type="float">
            <text:p>0,5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,29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Schwein Filet (Lende) roh</text:p>
          </table:table-cell>
          <table:table-cell/>
          <table:table-cell table:style-name="ce27" table:formula="of:=([.O117]/(['Allgemeine Informationen'.$B$2]-[.Q117])*['Allgemeine Informationen'.$B$2])" office:value-type="float" office:value="0" calcext:value-type="float">
            <text:p>0</text:p>
          </table:table-cell>
          <table:table-cell table:formula="of:=[.M117]/(['Allgemeine Informationen'.$B$2]-[.Q117])*['Allgemeine Informationen'.$B$2]" office:value-type="float" office:value="87.3015873015873" calcext:value-type="float">
            <text:p>87,3</text:p>
          </table:table-cell>
          <table:table-cell table:style-name="ce45" table:formula="of:=[.N117]/(['Allgemeine Informationen'.$B$2]-[.Q117])*['Allgemeine Informationen'.$B$2]" office:value-type="float" office:value="7.93650793650794" calcext:value-type="float">
            <text:p>7,94</text:p>
          </table:table-cell>
          <table:table-cell table:formula="of:=[.R117]/(['Allgemeine Informationen'.$B$2]-[.Q117])*['Allgemeine Informationen'.$B$2]" office:value-type="float" office:value="0" calcext:value-type="float">
            <text:p>0</text:p>
          </table:table-cell>
          <table:table-cell table:style-name="ce54"/>
          <table:table-cell table:formula="of:=[.O117]/['Allgemeine Informationen'.$B$1]" office:value-type="float" office:value="0" calcext:value-type="float">
            <text:p>0</text:p>
          </table:table-cell>
          <table:table-cell table:style-name="ce5"/>
          <table:table-cell/>
          <table:table-cell table:style-name="ce5" office:value-type="float" office:value="107" calcext:value-type="float">
            <text:p>107</text:p>
          </table:table-cell>
          <table:table-cell office:value-type="float" office:value="448" calcext:value-type="float">
            <text:p>448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74.8" calcext:value-type="float">
            <text:p>74,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1.2" calcext:value-type="float">
            <text:p>1,2</text:p>
          </table:table-cell>
          <table:table-cell table:style-name="ce5"/>
          <table:table-cell office:value-type="float" office:value="0.01" calcext:value-type="float">
            <text:p>0,0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style-name="ce5" office:value-type="float" office:value="0.23" calcext:value-type="float">
            <text:p>0,23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333" calcext:value-type="float">
            <text:p>9.33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74" calcext:value-type="float">
            <text:p>74</text:p>
          </table:table-cell>
          <table:table-cell table:style-name="ce5" office:value-type="float" office:value="348" calcext:value-type="float">
            <text:p>348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.09" calcext:value-type="float">
            <text:p>1,09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193000" calcext:value-type="float">
            <text:p>193.000</text:p>
          </table:table-cell>
          <table:table-cell/>
          <table:table-cell table:style-name="ce5" office:value-type="float" office:value="1316" calcext:value-type="float">
            <text:p>1.316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857" calcext:value-type="float">
            <text:p>857</text:p>
          </table:table-cell>
          <table:table-cell office:value-type="float" office:value="1100" calcext:value-type="float">
            <text:p>1.100</text:p>
          </table:table-cell>
          <table:table-cell table:style-name="ce5" office:value-type="float" office:value="1662" calcext:value-type="float">
            <text:p>1.662</text:p>
          </table:table-cell>
          <table:table-cell office:value-type="float" office:value="1905" calcext:value-type="float">
            <text:p>1.905</text:p>
          </table:table-cell>
          <table:table-cell table:style-name="ce5" office:value-type="float" office:value="623" calcext:value-type="float">
            <text:p>623</text:p>
          </table:table-cell>
          <table:table-cell office:value-type="float" office:value="849" calcext:value-type="float">
            <text:p>849</text:p>
          </table:table-cell>
          <table:table-cell table:style-name="ce5" office:value-type="float" office:value="1082" calcext:value-type="float">
            <text:p>1.08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788" calcext:value-type="float">
            <text:p>788</text:p>
          </table:table-cell>
          <table:table-cell office:value-type="float" office:value="1229" calcext:value-type="float">
            <text:p>1.229</text:p>
          </table:table-cell>
          <table:table-cell table:style-name="ce5" office:value-type="float" office:value="1333" calcext:value-type="float">
            <text:p>1.333</text:p>
          </table:table-cell>
          <table:table-cell office:value-type="float" office:value="2104" calcext:value-type="float">
            <text:p>2.104</text:p>
          </table:table-cell>
          <table:table-cell table:style-name="ce5" office:value-type="float" office:value="3385" calcext:value-type="float">
            <text:p>3.385</text:p>
          </table:table-cell>
          <table:table-cell office:value-type="float" office:value="1229" calcext:value-type="float">
            <text:p>1.229</text:p>
          </table:table-cell>
          <table:table-cell table:style-name="ce5" office:value-type="float" office:value="1048" calcext:value-type="float">
            <text:p>1.048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931" calcext:value-type="float">
            <text:p>11.93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069" calcext:value-type="float">
            <text:p>10.069</text:p>
          </table:table-cell>
          <table:table-cell table:style-name="ce5"/>
          <table:table-cell table:formula="of:=IF([.CG117]=0;0;[.CF117]/[.CG117])" office:value-type="float" office:value="0.166666666666667" calcext:value-type="float">
            <text:p>0,17</text:p>
          </table:table-cell>
          <table:table-cell table:style-name="ce5" office:value-type="float" office:value="0.77" calcext:value-type="float">
            <text:p>0,77</text:p>
          </table:table-cell>
          <table:table-cell office:value-type="float" office:value="0.16" calcext:value-type="float">
            <text:p>0,16</text:p>
          </table:table-cell>
          <table:table-cell table:style-name="ce5" office:value-type="float" office:value="0.9" calcext:value-type="float">
            <text:p>0,9</text:p>
          </table:table-cell>
          <table:table-cell table:style-name="ce94" office:value-type="float" office:value="0.02" calcext:value-type="float">
            <text:p>0,02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0.83" calcext:value-type="float">
            <text:p>0,8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Pute Brust roh</text:p>
          </table:table-cell>
          <table:table-cell table:style-name="ce7"/>
          <table:table-cell table:formula="of:=([.O118]/(['Allgemeine Informationen'.$B$2]-[.Q118])*['Allgemeine Informationen'.$B$2])" office:value-type="float" office:value="0" calcext:value-type="float">
            <text:p>0</text:p>
          </table:table-cell>
          <table:table-cell table:style-name="ce39" table:formula="of:=[.M118]/(['Allgemeine Informationen'.$B$2]-[.Q118])*['Allgemeine Informationen'.$B$2]" office:value-type="float" office:value="91.6349809885932" calcext:value-type="float">
            <text:p>91,63</text:p>
          </table:table-cell>
          <table:table-cell table:formula="of:=[.N118]/(['Allgemeine Informationen'.$B$2]-[.Q118])*['Allgemeine Informationen'.$B$2]" office:value-type="float" office:value="3.76425855513308" calcext:value-type="float">
            <text:p>3,76</text:p>
          </table:table-cell>
          <table:table-cell table:style-name="ce56" table:formula="of:=[.R118]/(['Allgemeine Informationen'.$B$2]-[.Q118])*['Allgemeine Informationen'.$B$2]" office:value-type="float" office:value="0" calcext:value-type="float">
            <text:p>0</text:p>
          </table:table-cell>
          <table:table-cell/>
          <table:table-cell table:style-name="ce7" table:formula="of:=[.O118]/['Allgemeine Informationen'.$B$1]" office:value-type="float" office:value="0" calcext:value-type="float">
            <text:p>0</text:p>
          </table:table-cell>
          <table:table-cell/>
          <table:table-cell table:style-name="ce7"/>
          <table:table-cell office:value-type="float" office:value="107" calcext:value-type="float">
            <text:p>107</text:p>
          </table:table-cell>
          <table:table-cell table:style-name="ce7" office:value-type="float" office:value="446" calcext:value-type="float">
            <text:p>446</text:p>
          </table:table-cell>
          <table:table-cell office:value-type="float" office:value="24.1" calcext:value-type="float">
            <text:p>24,1</text:p>
          </table:table-cell>
          <table:table-cell table:style-name="ce7" office:value-type="float" office:value="0.99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3.7" calcext:value-type="float">
            <text:p>73,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1.21" calcext:value-type="float">
            <text:p>1,2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4967" calcext:value-type="float">
            <text:p>14.9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office:value-type="float" office:value="333" calcext:value-type="float">
            <text:p>333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1.8" calcext:value-type="float">
            <text:p>1,8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200000" calcext:value-type="float">
            <text:p>200.000</text:p>
          </table:table-cell>
          <table:table-cell table:style-name="ce7"/>
          <table:table-cell office:value-type="float" office:value="1570" calcext:value-type="float">
            <text:p>1.570</text:p>
          </table:table-cell>
          <table:table-cell table:style-name="ce7" office:value-type="float" office:value="260" calcext:value-type="float">
            <text:p>260</text:p>
          </table:table-cell>
          <table:table-cell office:value-type="float" office:value="840" calcext:value-type="float">
            <text:p>840</text:p>
          </table:table-cell>
          <table:table-cell table:style-name="ce7" office:value-type="float" office:value="1220" calcext:value-type="float">
            <text:p>1.220</text:p>
          </table:table-cell>
          <table:table-cell office:value-type="float" office:value="1850" calcext:value-type="float">
            <text:p>1.850</text:p>
          </table:table-cell>
          <table:table-cell table:style-name="ce7" office:value-type="float" office:value="2110" calcext:value-type="float">
            <text:p>2.110</text:p>
          </table:table-cell>
          <table:table-cell office:value-type="float" office:value="630" calcext:value-type="float">
            <text:p>630</text:p>
          </table:table-cell>
          <table:table-cell table:style-name="ce7" office:value-type="float" office:value="880" calcext:value-type="float">
            <text:p>880</text:p>
          </table:table-cell>
          <table:table-cell office:value-type="float" office:value="970" calcext:value-type="float">
            <text:p>970</text:p>
          </table:table-cell>
          <table:table-cell table:style-name="ce7" office:value-type="float" office:value="220" calcext:value-type="float">
            <text:p>220</text:p>
          </table:table-cell>
          <table:table-cell office:value-type="float" office:value="360" calcext:value-type="float">
            <text:p>360</text:p>
          </table:table-cell>
          <table:table-cell table:style-name="ce7" office:value-type="float" office:value="1240" calcext:value-type="float">
            <text:p>1.240</text:p>
          </table:table-cell>
          <table:table-cell office:value-type="float" office:value="1369" calcext:value-type="float">
            <text:p>1.369</text:p>
          </table:table-cell>
          <table:table-cell table:style-name="ce7" office:value-type="float" office:value="2283" calcext:value-type="float">
            <text:p>2.283</text:p>
          </table:table-cell>
          <table:table-cell office:value-type="float" office:value="3805" calcext:value-type="float">
            <text:p>3.805</text:p>
          </table:table-cell>
          <table:table-cell table:style-name="ce7" office:value-type="float" office:value="1243" calcext:value-type="float">
            <text:p>1.243</text:p>
          </table:table-cell>
          <table:table-cell office:value-type="float" office:value="1142" calcext:value-type="float">
            <text:p>1.142</text:p>
          </table:table-cell>
          <table:table-cell table:style-name="ce7" office:value-type="float" office:value="1015" calcext:value-type="float">
            <text:p>1.01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150" calcext:value-type="float">
            <text:p>12.15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857" calcext:value-type="float">
            <text:p>10.857</text:p>
          </table:table-cell>
          <table:table-cell/>
          <table:table-cell table:style-name="ce80" table:formula="of:=IF([.CG118]=0;0;[.CF118]/[.CG118])" office:value-type="float" office:value="0.347826086956522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table:style-name="ce7" office:value-type="float" office:value="0.31" calcext:value-type="float">
            <text:p>0,31</text:p>
          </table:table-cell>
          <table:table-cell office:value-type="float" office:value="0.25" calcext:value-type="float">
            <text:p>0,25</text:p>
          </table:table-cell>
          <table:table-cell table:style-name="ce95" office:value-type="float" office:value="0.08" calcext:value-type="float">
            <text:p>0,08</text:p>
          </table:table-cell>
          <table:table-cell office:value-type="float" office:value="0.23" calcext:value-type="float">
            <text:p>0,23</text:p>
          </table:table-cell>
          <table:table-cell table:style-name="ce7" office:value-type="float" office:value="0.21" calcext:value-type="float">
            <text:p>0,2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2" calcext:value-type="float">
            <text:p>0,12</text:p>
          </table:table-cell>
          <table:table-cell office:value-type="float" office:value="120" calcext:value-type="float">
            <text:p>120</text:p>
          </table:table-cell>
          <table:table-cell office:value-type="float" office:value="0.85" calcext:value-type="float">
            <text:p>0,85</text:p>
          </table:table-cell>
          <table:table-cell table:number-columns-repeated="857"/>
        </table:table-row>
        <table:table-row table:style-name="ro1">
          <table:table-cell table:style-name="ce12" table:number-columns-repeated="2"/>
          <table:table-cell/>
          <table:table-cell table:style-name="ce33"/>
          <table:table-cell/>
          <table:table-cell table:style-name="ce5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81"/>
          <table:table-cell/>
          <table:table-cell table:style-name="ce12"/>
          <table:table-cell/>
          <table:table-cell table:style-name="ce96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859"/>
        </table:table-row>
        <table:table-row table:style-name="ro3">
          <table:table-cell table:style-name="ce4" office:value-type="string" calcext:value-type="string">
            <text:p>Milchprodukte</text:p>
          </table:table-cell>
          <table:table-cell table:style-name="ce4"/>
          <table:table-cell/>
          <table:table-cell table:style-name="ce35"/>
          <table:table-cell/>
          <table:table-cell table:style-name="ce53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82"/>
          <table:table-cell/>
          <table:table-cell table:style-name="ce28"/>
          <table:table-cell/>
          <table:table-cell table:style-name="ce97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859"/>
        </table:table-row>
        <table:table-row table:style-name="ro4">
          <table:table-cell office:value-type="string" calcext:value-type="string">
            <text:p>Butter</text:p>
          </table:table-cell>
          <table:table-cell/>
          <table:table-cell table:style-name="ce27" table:formula="of:=([.O121]/(['Allgemeine Informationen'.$B$2]-[.Q121])*['Allgemeine Informationen'.$B$2])" office:value-type="float" office:value="0.708549834671705" calcext:value-type="float">
            <text:p>0,71</text:p>
          </table:table-cell>
          <table:table-cell table:formula="of:=[.M121]/(['Allgemeine Informationen'.$B$2]-[.Q121])*['Allgemeine Informationen'.$B$2]" office:value-type="float" office:value="0.791213982050071" calcext:value-type="float">
            <text:p>0,79</text:p>
          </table:table-cell>
          <table:table-cell table:style-name="ce45" table:formula="of:=[.N121]/(['Allgemeine Informationen'.$B$2]-[.Q121])*['Allgemeine Informationen'.$B$2]" office:value-type="float" office:value="98.2522437411431" calcext:value-type="float">
            <text:p>98,25</text:p>
          </table:table-cell>
          <table:table-cell table:formula="of:=[.R121]/(['Allgemeine Informationen'.$B$2]-[.Q121])*['Allgemeine Informationen'.$B$2]" office:value-type="float" office:value="0" calcext:value-type="float">
            <text:p>0</text:p>
          </table:table-cell>
          <table:table-cell table:style-name="ce54"/>
          <table:table-cell table:formula="of:=[.O121]/['Allgemeine Informationen'.$B$1]" office:value-type="float" office:value="0.06" calcext:value-type="float">
            <text:p>0,06</text:p>
          </table:table-cell>
          <table:table-cell table:style-name="ce5"/>
          <table:table-cell/>
          <table:table-cell table:style-name="ce5" office:value-type="float" office:value="741" calcext:value-type="float">
            <text:p>741</text:p>
          </table:table-cell>
          <table:table-cell office:value-type="float" office:value="3101" calcext:value-type="float">
            <text:p>3.101</text:p>
          </table:table-cell>
          <table:table-cell table:style-name="ce5" office:value-type="float" office:value="0.67" calcext:value-type="float">
            <text:p>0,67</text:p>
          </table:table-cell>
          <table:table-cell office:value-type="float" office:value="83.2" calcext:value-type="float">
            <text:p>83,2</text:p>
          </table:table-cell>
          <table:table-cell table:style-name="ce5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5.32" calcext:value-type="float">
            <text:p>15,3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1" calcext:value-type="float">
            <text:p>221</text:p>
          </table:table-cell>
          <table:table-cell office:value-type="float" office:value="0.11" calcext:value-type="float">
            <text:p>0,11</text:p>
          </table:table-cell>
          <table:table-cell table:style-name="ce5"/>
          <table:table-cell office:value-type="float" office:value="0.59" calcext:value-type="float">
            <text:p>0,59</text:p>
          </table:table-cell>
          <table:table-cell table:style-name="ce5" office:value-type="float" office:value="1.24" calcext:value-type="float">
            <text:p>1,2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style-name="ce5" office:value-type="float" office:value="380" calcext:value-type="float">
            <text:p>380</text:p>
          </table:table-cell>
          <table:table-cell office:value-type="float" office:value="167" calcext:value-type="float">
            <text:p>16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3" calcext:value-type="float">
            <text:p>0,23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2.7" calcext:value-type="float">
            <text:p>2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000" calcext:value-type="float">
            <text:p>9.000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style-name="ce5"/>
          <table:table-cell table:style-name="ce83" table:formula="of:=IF([.CG121]=0;0;[.CF121]/[.CG121])" office:value-type="float" office:value="0.345864661654135" calcext:value-type="float">
            <text:p>0,35</text:p>
          </table:table-cell>
          <table:table-cell table:style-name="ce5" office:value-type="float" office:value="53.81" calcext:value-type="float">
            <text:p>53,81</text:p>
          </table:table-cell>
          <table:table-cell office:value-type="float" office:value="1.8" calcext:value-type="float">
            <text:p>1,8</text:p>
          </table:table-cell>
          <table:table-cell table:style-name="ce5" office:value-type="float" office:value="22.97" calcext:value-type="float">
            <text:p>22,97</text:p>
          </table:table-cell>
          <table:table-cell table:style-name="ce94" office:value-type="float" office:value="0.46" calcext:value-type="float">
            <text:p>0,46</text:p>
          </table:table-cell>
          <table:table-cell table:style-name="ce5" office:value-type="float" office:value="1.33" calcext:value-type="float">
            <text:p>1,33</text:p>
          </table:table-cell>
          <table:table-cell office:value-type="float" office:value="18.79" calcext:value-type="float">
            <text:p>18,79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3" calcext:value-type="float">
            <text:p>0,0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Feta</text:p>
          </table:table-cell>
          <table:table-cell table:style-name="ce7"/>
          <table:table-cell table:formula="of:=([.O122]/(['Allgemeine Informationen'.$B$2]-[.Q122])*['Allgemeine Informationen'.$B$2])" office:value-type="float" office:value="1.81614349775785" calcext:value-type="float">
            <text:p>1,82</text:p>
          </table:table-cell>
          <table:table-cell table:style-name="ce39" table:formula="of:=[.M122]/(['Allgemeine Informationen'.$B$2]-[.Q122])*['Allgemeine Informationen'.$B$2]" office:value-type="float" office:value="35.1569506726457" calcext:value-type="float">
            <text:p>35,16</text:p>
          </table:table-cell>
          <table:table-cell table:formula="of:=[.N122]/(['Allgemeine Informationen'.$B$2]-[.Q122])*['Allgemeine Informationen'.$B$2]" office:value-type="float" office:value="54.0134529147982" calcext:value-type="float">
            <text:p>54,01</text:p>
          </table:table-cell>
          <table:table-cell table:style-name="ce56" table:formula="of:=[.R122]/(['Allgemeine Informationen'.$B$2]-[.Q122])*['Allgemeine Informationen'.$B$2]" office:value-type="float" office:value="0" calcext:value-type="float">
            <text:p>0</text:p>
          </table:table-cell>
          <table:table-cell/>
          <table:table-cell table:style-name="ce7" table:formula="of:=[.O122]/['Allgemeine Informationen'.$B$1]" office:value-type="float" office:value="0.081" calcext:value-type="float">
            <text:p>0,08</text:p>
          </table:table-cell>
          <table:table-cell/>
          <table:table-cell table:style-name="ce7"/>
          <table:table-cell office:value-type="float" office:value="284" calcext:value-type="float">
            <text:p>284</text:p>
          </table:table-cell>
          <table:table-cell table:style-name="ce7" office:value-type="float" office:value="1190" calcext:value-type="float">
            <text:p>1.190</text:p>
          </table:table-cell>
          <table:table-cell office:value-type="float" office:value="15.68" calcext:value-type="float">
            <text:p>15,68</text:p>
          </table:table-cell>
          <table:table-cell table:style-name="ce7" office:value-type="float" office:value="24.09" calcext:value-type="float">
            <text:p>24,09</text:p>
          </table:table-cell>
          <table:table-cell office:value-type="float" office:value="0.81" calcext:value-type="float">
            <text:p>0,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2.62" calcext:value-type="float">
            <text:p>2,62</text:p>
          </table:table-cell>
          <table:table-cell/>
          <table:table-cell table:style-name="ce7"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style-name="ce7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083" calcext:value-type="float">
            <text:p>4.08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957" calcext:value-type="float">
            <text:p>957</text:p>
          </table:table-cell>
          <table:table-cell office:value-type="float" office:value="57" calcext:value-type="float">
            <text:p>57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248" calcext:value-type="float">
            <text:p>248</text:p>
          </table:table-cell>
          <table:table-cell table:style-name="ce7" office:value-type="float" office:value="0.14" calcext:value-type="float">
            <text:p>0,14</text:p>
          </table:table-cell>
          <table:table-cell office:value-type="float" office:value="223" calcext:value-type="float">
            <text:p>22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table:style-name="ce7" office:value-type="float" office:value="1460" calcext:value-type="float">
            <text:p>1.46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30000" calcext:value-type="float">
            <text:p>130.000</text:p>
          </table:table-cell>
          <table:table-cell table:style-name="ce7"/>
          <table:table-cell office:value-type="float" office:value="550" calcext:value-type="float">
            <text:p>550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table:style-name="ce7" office:value-type="float" office:value="820" calcext:value-type="float">
            <text:p>820</text:p>
          </table:table-cell>
          <table:table-cell office:value-type="float" office:value="1660" calcext:value-type="float">
            <text:p>1.660</text:p>
          </table:table-cell>
          <table:table-cell table:style-name="ce7" office:value-type="float" office:value="1370" calcext:value-type="float">
            <text:p>1.370</text:p>
          </table:table-cell>
          <table:table-cell office:value-type="float" office:value="430" calcext:value-type="float">
            <text:p>430</text:p>
          </table:table-cell>
          <table:table-cell table:style-name="ce7" office:value-type="float" office:value="890" calcext:value-type="float">
            <text:p>890</text:p>
          </table:table-cell>
          <table:table-cell office:value-type="float" office:value="700" calcext:value-type="float">
            <text:p>700</text:p>
          </table:table-cell>
          <table:table-cell table:style-name="ce7" office:value-type="float" office:value="230" calcext:value-type="float">
            <text:p>230</text:p>
          </table:table-cell>
          <table:table-cell office:value-type="float" office:value="870" calcext:value-type="float">
            <text:p>870</text:p>
          </table:table-cell>
          <table:table-cell table:style-name="ce7" office:value-type="float" office:value="1150" calcext:value-type="float">
            <text:p>1.150</text:p>
          </table:table-cell>
          <table:table-cell office:value-type="float" office:value="540" calcext:value-type="float">
            <text:p>540</text:p>
          </table:table-cell>
          <table:table-cell table:style-name="ce7" office:value-type="float" office:value="1210" calcext:value-type="float">
            <text:p>1.210</text:p>
          </table:table-cell>
          <table:table-cell office:value-type="float" office:value="3660" calcext:value-type="float">
            <text:p>3.660</text:p>
          </table:table-cell>
          <table:table-cell table:style-name="ce7" office:value-type="float" office:value="320" calcext:value-type="float">
            <text:p>320</text:p>
          </table:table-cell>
          <table:table-cell office:value-type="float" office:value="1970" calcext:value-type="float">
            <text:p>1.970</text:p>
          </table:table-cell>
          <table:table-cell table:style-name="ce7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240" calcext:value-type="float">
            <text:p>9.24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600" calcext:value-type="float">
            <text:p>8.600</text:p>
          </table:table-cell>
          <table:table-cell/>
          <table:table-cell table:style-name="ce71" table:formula="of:=IF([.CG122]=0;0;[.CF122]/[.CG122])" office:value-type="float" office:value="0.39344262295082" calcext:value-type="float">
            <text:p>0,39</text:p>
          </table:table-cell>
          <table:table-cell office:value-type="float" office:value="16.06" calcext:value-type="float">
            <text:p>16,06</text:p>
          </table:table-cell>
          <table:table-cell table:style-name="ce7" office:value-type="float" office:value="0.87" calcext:value-type="float">
            <text:p>0,87</text:p>
          </table:table-cell>
          <table:table-cell office:value-type="float" office:value="5.14" calcext:value-type="float">
            <text:p>5,14</text:p>
          </table:table-cell>
          <table:table-cell table:style-name="ce87" office:value-type="float" office:value="0.24" calcext:value-type="float">
            <text:p>0,24</text:p>
          </table:table-cell>
          <table:table-cell office:value-type="float" office:value="0.61" calcext:value-type="float">
            <text:p>0,61</text:p>
          </table:table-cell>
          <table:table-cell table:style-name="ce7" office:value-type="float" office:value="4.78" calcext:value-type="float">
            <text:p>4,78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.18" calcext:value-type="float">
            <text:p>3,1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ozzarella</text:p>
          </table:table-cell>
          <table:table-cell/>
          <table:table-cell table:style-name="ce27" table:formula="of:=([.O123]/(['Allgemeine Informationen'.$B$2]-[.Q123])*['Allgemeine Informationen'.$B$2])" office:value-type="float" office:value="4.1866028708134" calcext:value-type="float">
            <text:p>4,19</text:p>
          </table:table-cell>
          <table:table-cell table:formula="of:=[.M123]/(['Allgemeine Informationen'.$B$2]-[.Q123])*['Allgemeine Informationen'.$B$2]" office:value-type="float" office:value="40.9569377990431" calcext:value-type="float">
            <text:p>40,96</text:p>
          </table:table-cell>
          <table:table-cell table:style-name="ce45" table:formula="of:=[.N123]/(['Allgemeine Informationen'.$B$2]-[.Q123])*['Allgemeine Informationen'.$B$2]" office:value-type="float" office:value="50.2153110047847" calcext:value-type="float">
            <text:p>50,22</text:p>
          </table:table-cell>
          <table:table-cell table:formula="of:=[.R123]/(['Allgemeine Informationen'.$B$2]-[.Q123])*['Allgemeine Informationen'.$B$2]" office:value-type="float" office:value="0" calcext:value-type="float">
            <text:p>0</text:p>
          </table:table-cell>
          <table:table-cell table:style-name="ce54"/>
          <table:table-cell table:formula="of:=[.O123]/['Allgemeine Informationen'.$B$1]" office:value-type="float" office:value="0.175" calcext:value-type="float">
            <text:p>0,18</text:p>
          </table:table-cell>
          <table:table-cell table:style-name="ce5"/>
          <table:table-cell/>
          <table:table-cell table:style-name="ce5" office:value-type="float" office:value="263" calcext:value-type="float">
            <text:p>263</text:p>
          </table:table-cell>
          <table:table-cell office:value-type="float" office:value="1100" calcext:value-type="float">
            <text:p>1.100</text:p>
          </table:table-cell>
          <table:table-cell table:style-name="ce5" office:value-type="float" office:value="17.12" calcext:value-type="float">
            <text:p>17,12</text:p>
          </table:table-cell>
          <table:table-cell office:value-type="float" office:value="20.99" calcext:value-type="float">
            <text:p>20,99</text:p>
          </table:table-cell>
          <table:table-cell table:style-name="ce5"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58.2" calcext:value-type="float">
            <text:p>58,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1.71" calcext:value-type="float">
            <text:p>1,71</text:p>
          </table:table-cell>
          <table:table-cell table:style-name="ce5"/>
          <table:table-cell office:value-type="float" office:value="0.21" calcext:value-type="float">
            <text:p>0,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33" calcext:value-type="float">
            <text:p>0,33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.3" calcext:value-type="float">
            <text:p>1,3</text:p>
          </table:table-cell>
          <table:table-cell office:value-type="float" office:value="226" calcext:value-type="float">
            <text:p>226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4060" calcext:value-type="float">
            <text:p>4.06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87" calcext:value-type="float">
            <text:p>187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378" calcext:value-type="float">
            <text:p>378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.71" calcext:value-type="float">
            <text:p>2,71</text:p>
          </table:table-cell>
          <table:table-cell office:value-type="float" office:value="265" calcext:value-type="float">
            <text:p>26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0000" calcext:value-type="float">
            <text:p>140.000</text:p>
          </table:table-cell>
          <table:table-cell/>
          <table:table-cell table:style-name="ce5" office:value-type="float" office:value="680" calcext:value-type="float">
            <text:p>68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530" calcext:value-type="float">
            <text:p>530</text:p>
          </table:table-cell>
          <table:table-cell office:value-type="float" office:value="860" calcext:value-type="float">
            <text:p>860</text:p>
          </table:table-cell>
          <table:table-cell table:style-name="ce5" office:value-type="float" office:value="1670" calcext:value-type="float">
            <text:p>1.670</text:p>
          </table:table-cell>
          <table:table-cell office:value-type="float" office:value="1440" calcext:value-type="float">
            <text:p>1.440</text:p>
          </table:table-cell>
          <table:table-cell table:style-name="ce5" office:value-type="float" office:value="500" calcext:value-type="float">
            <text:p>500</text:p>
          </table:table-cell>
          <table:table-cell office:value-type="float" office:value="930" calcext:value-type="float">
            <text:p>930</text:p>
          </table:table-cell>
          <table:table-cell table:style-name="ce5" office:value-type="float" office:value="650" calcext:value-type="float">
            <text:p>650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1100" calcext:value-type="float">
            <text:p>1.100</text:p>
          </table:table-cell>
          <table:table-cell table:style-name="ce5" office:value-type="float" office:value="540" calcext:value-type="float">
            <text:p>540</text:p>
          </table:table-cell>
          <table:table-cell office:value-type="float" office:value="1260" calcext:value-type="float">
            <text:p>1.260</text:p>
          </table:table-cell>
          <table:table-cell table:style-name="ce5" office:value-type="float" office:value="3950" calcext:value-type="float">
            <text:p>3.950</text:p>
          </table:table-cell>
          <table:table-cell office:value-type="float" office:value="340" calcext:value-type="float">
            <text:p>340</text:p>
          </table:table-cell>
          <table:table-cell table:style-name="ce5" office:value-type="float" office:value="1870" calcext:value-type="float">
            <text:p>1.870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650" calcext:value-type="float">
            <text:p>9.6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930" calcext:value-type="float">
            <text:p>8.930</text:p>
          </table:table-cell>
          <table:table-cell table:style-name="ce5"/>
          <table:table-cell table:formula="of:=IF([.CG123]=0;0;[.CF123]/[.CG123])" office:value-type="float" office:value="0.428571428571429" calcext:value-type="float">
            <text:p>0,43</text:p>
          </table:table-cell>
          <table:table-cell table:style-name="ce5" office:value-type="float" office:value="14.26" calcext:value-type="float">
            <text:p>14,26</text:p>
          </table:table-cell>
          <table:table-cell office:value-type="float" office:value="0.53" calcext:value-type="float">
            <text:p>0,53</text:p>
          </table:table-cell>
          <table:table-cell table:style-name="ce5" office:value-type="float" office:value="4.79" calcext:value-type="float">
            <text:p>4,79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0.35" calcext:value-type="float">
            <text:p>0,35</text:p>
          </table:table-cell>
          <table:table-cell office:value-type="float" office:value="4.19" calcext:value-type="float">
            <text:p>4,19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4" calcext:value-type="float">
            <text:p>0,04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Quark 40%</text:p>
          </table:table-cell>
          <table:table-cell table:style-name="ce7"/>
          <table:table-cell table:formula="of:=([.O124]/(['Allgemeine Informationen'.$B$2]-[.Q124])*['Allgemeine Informationen'.$B$2])" office:value-type="float" office:value="9.79284369114878" calcext:value-type="float">
            <text:p>9,79</text:p>
          </table:table-cell>
          <table:table-cell table:style-name="ce39" table:formula="of:=[.M124]/(['Allgemeine Informationen'.$B$2]-[.Q124])*['Allgemeine Informationen'.$B$2]" office:value-type="float" office:value="41.8079096045198" calcext:value-type="float">
            <text:p>41,81</text:p>
          </table:table-cell>
          <table:table-cell table:formula="of:=[.N124]/(['Allgemeine Informationen'.$B$2]-[.Q124])*['Allgemeine Informationen'.$B$2]" office:value-type="float" office:value="42.9378531073446" calcext:value-type="float">
            <text:p>42,94</text:p>
          </table:table-cell>
          <table:table-cell table:style-name="ce56" table:formula="of:=[.R124]/(['Allgemeine Informationen'.$B$2]-[.Q124])*['Allgemeine Informationen'.$B$2]" office:value-type="float" office:value="0" calcext:value-type="float">
            <text:p>0</text:p>
          </table:table-cell>
          <table:table-cell/>
          <table:table-cell table:style-name="ce7" table:formula="of:=[.O124]/['Allgemeine Informationen'.$B$1]" office:value-type="float" office:value="0.26" calcext:value-type="float">
            <text:p>0,26</text:p>
          </table:table-cell>
          <table:table-cell/>
          <table:table-cell table:style-name="ce7"/>
          <table:table-cell office:value-type="float" office:value="159" calcext:value-type="float">
            <text:p>159</text:p>
          </table:table-cell>
          <table:table-cell table:style-name="ce7" office:value-type="float" office:value="664" calcext:value-type="float">
            <text:p>664</text:p>
          </table:table-cell>
          <table:table-cell office:value-type="float" office:value="11.1" calcext:value-type="float">
            <text:p>11,1</text:p>
          </table:table-cell>
          <table:table-cell table:style-name="ce7" office:value-type="float" office:value="11.4" calcext:value-type="float">
            <text:p>11,4</text:p>
          </table:table-cell>
          <table:table-cell office:value-type="float" office:value="2.6" calcext:value-type="float">
            <text:p>2,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3.45" calcext:value-type="float">
            <text:p>73,4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.75" calcext:value-type="float">
            <text:p>0,75</text:p>
          </table:table-cell>
          <table:table-cell/>
          <table:table-cell table:style-name="ce7" office:value-type="float" office:value="0.09" calcext:value-type="float">
            <text:p>0,09</text:p>
          </table:table-cell>
          <table:table-cell office:value-type="float" office:value="0.19" calcext:value-type="float">
            <text:p>0,19</text:p>
          </table:table-cell>
          <table:table-cell table:style-name="ce7" office:value-type="float" office:value="0.27" calcext:value-type="float">
            <text:p>0,27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24" calcext:value-type="float">
            <text:p>0,24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5" calcext:value-type="float">
            <text:p>0,5</text:p>
          </table:table-cell>
          <table:table-cell table:style-name="ce7"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style-name="ce7"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table:style-name="ce7" office:value-type="float" office:value="2453" calcext:value-type="float">
            <text:p>2.45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style-name="ce7" office:value-type="float" office:value="0.34" calcext:value-type="float">
            <text:p>0,34</text:p>
          </table:table-cell>
          <table:table-cell office:value-type="float" office:value="187" calcext:value-type="float">
            <text:p>187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0" calcext:value-type="float">
            <text:p>60</text:p>
          </table:table-cell>
          <table:table-cell office:value-type="float" office:value="90000" calcext:value-type="float">
            <text:p>90.000</text:p>
          </table:table-cell>
          <table:table-cell table:style-name="ce7"/>
          <table:table-cell office:value-type="float" office:value="440" calcext:value-type="float">
            <text:p>44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table:style-name="ce7" office:value-type="float" office:value="700" calcext:value-type="float">
            <text:p>700</text:p>
          </table:table-cell>
          <table:table-cell office:value-type="float" office:value="1140" calcext:value-type="float">
            <text:p>1.140</text:p>
          </table:table-cell>
          <table:table-cell table:style-name="ce7" office:value-type="float" office:value="930" calcext:value-type="float">
            <text:p>930</text:p>
          </table:table-cell>
          <table:table-cell office:value-type="float" office:value="340" calcext:value-type="float">
            <text:p>340</text:p>
          </table:table-cell>
          <table:table-cell table:style-name="ce7" office:value-type="float" office:value="580" calcext:value-type="float">
            <text:p>580</text:p>
          </table:table-cell>
          <table:table-cell office:value-type="float" office:value="520" calcext:value-type="float">
            <text:p>520</text:p>
          </table:table-cell>
          <table:table-cell table:style-name="ce7" office:value-type="float" office:value="140" calcext:value-type="float">
            <text:p>140</text:p>
          </table:table-cell>
          <table:table-cell office:value-type="float" office:value="580" calcext:value-type="float">
            <text:p>580</text:p>
          </table:table-cell>
          <table:table-cell table:style-name="ce7" office:value-type="float" office:value="740" calcext:value-type="float">
            <text:p>740</text:p>
          </table:table-cell>
          <table:table-cell office:value-type="float" office:value="301" calcext:value-type="float">
            <text:p>301</text:p>
          </table:table-cell>
          <table:table-cell table:style-name="ce7" office:value-type="float" office:value="691" calcext:value-type="float">
            <text:p>691</text:p>
          </table:table-cell>
          <table:table-cell office:value-type="float" office:value="2331" calcext:value-type="float">
            <text:p>2.331</text:p>
          </table:table-cell>
          <table:table-cell table:style-name="ce7" office:value-type="float" office:value="179" calcext:value-type="float">
            <text:p>179</text:p>
          </table:table-cell>
          <table:table-cell office:value-type="float" office:value="1216" calcext:value-type="float">
            <text:p>1.216</text:p>
          </table:table-cell>
          <table:table-cell table:style-name="ce7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540" calcext:value-type="float">
            <text:p>6.54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298" calcext:value-type="float">
            <text:p>5.298</text:p>
          </table:table-cell>
          <table:table-cell/>
          <table:table-cell table:style-name="ce71" table:formula="of:=IF([.CG124]=0;0;[.CF124]/[.CG124])" office:value-type="float" office:value="0.260869565217391" calcext:value-type="float">
            <text:p>0,26</text:p>
          </table:table-cell>
          <table:table-cell office:value-type="float" office:value="6.45" calcext:value-type="float">
            <text:p>6,45</text:p>
          </table:table-cell>
          <table:table-cell table:style-name="ce7" office:value-type="float" office:value="0.3" calcext:value-type="float">
            <text:p>0,3</text:p>
          </table:table-cell>
          <table:table-cell office:value-type="float" office:value="3.27" calcext:value-type="float">
            <text:p>3,27</text:p>
          </table:table-cell>
          <table:table-cell table:style-name="ce87" office:value-type="float" office:value="0.06" calcext:value-type="float">
            <text:p>0,06</text:p>
          </table:table-cell>
          <table:table-cell office:value-type="float" office:value="0.23" calcext:value-type="float">
            <text:p>0,23</text:p>
          </table:table-cell>
          <table:table-cell table:style-name="ce7" office:value-type="float" office:value="2.63" calcext:value-type="float">
            <text:p>2,6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600" calcext:value-type="float">
            <text:p>2.6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Quark 20%</text:p>
          </table:table-cell>
          <table:table-cell/>
          <table:table-cell table:style-name="ce27" table:formula="of:=([.O125]/(['Allgemeine Informationen'.$B$2]-[.Q125])*['Allgemeine Informationen'.$B$2])" office:value-type="float" office:value="12.3287671232877" calcext:value-type="float">
            <text:p>12,33</text:p>
          </table:table-cell>
          <table:table-cell table:formula="of:=[.M125]/(['Allgemeine Informationen'.$B$2]-[.Q125])*['Allgemeine Informationen'.$B$2]" office:value-type="float" office:value="57.0776255707762" calcext:value-type="float">
            <text:p>57,08</text:p>
          </table:table-cell>
          <table:table-cell table:style-name="ce45" table:formula="of:=[.N125]/(['Allgemeine Informationen'.$B$2]-[.Q125])*['Allgemeine Informationen'.$B$2]" office:value-type="float" office:value="23.2876712328767" calcext:value-type="float">
            <text:p>23,29</text:p>
          </table:table-cell>
          <table:table-cell table:formula="of:=[.R125]/(['Allgemeine Informationen'.$B$2]-[.Q125])*['Allgemeine Informationen'.$B$2]" office:value-type="float" office:value="0" calcext:value-type="float">
            <text:p>0</text:p>
          </table:table-cell>
          <table:table-cell table:style-name="ce54"/>
          <table:table-cell table:formula="of:=[.O125]/['Allgemeine Informationen'.$B$1]" office:value-type="float" office:value="0.27" calcext:value-type="float">
            <text:p>0,27</text:p>
          </table:table-cell>
          <table:table-cell table:style-name="ce5"/>
          <table:table-cell/>
          <table:table-cell table:style-name="ce5" office:value-type="float" office:value="109" calcext:value-type="float">
            <text:p>109</text:p>
          </table:table-cell>
          <table:table-cell office:value-type="float" office:value="458" calcext:value-type="float">
            <text:p>458</text:p>
          </table:table-cell>
          <table:table-cell table:style-name="ce5" office:value-type="float" office:value="12.5" calcext:value-type="float">
            <text:p>12,5</text:p>
          </table:table-cell>
          <table:table-cell office:value-type="float" office:value="5.1" calcext:value-type="float">
            <text:p>5,1</text:p>
          </table:table-cell>
          <table:table-cell table:style-name="ce5"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78.1" calcext:value-type="float">
            <text:p>78,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table:style-name="ce5"/>
          <table:table-cell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27" calcext:value-type="float">
            <text:p>0,27</text:p>
          </table:table-cell>
          <table:table-cell office:value-type="float" office:value="0.09" calcext:value-type="float">
            <text:p>0,09</text:p>
          </table:table-cell>
          <table:table-cell table:style-name="ce5" office:value-type="float" office:value="0.6" calcext:value-type="float">
            <text:p>0,6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68" calcext:value-type="float">
            <text:p>0,68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8" calcext:value-type="float">
            <text:p>0,8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807" calcext:value-type="float">
            <text:p>2.80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35" calcext:value-type="float">
            <text:p>35</text:p>
          </table:table-cell>
          <table:table-cell table:style-name="ce5"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0.37" calcext:value-type="float">
            <text:p>0,37</text:p>
          </table:table-cell>
          <table:table-cell table:style-name="ce5"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5" calcext:value-type="float">
            <text:p>0,5</text:p>
          </table:table-cell>
          <table:table-cell office:value-type="float" office:value="130" calcext:value-type="float">
            <text:p>130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20000" calcext:value-type="float">
            <text:p>120.00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380" calcext:value-type="float">
            <text:p>380</text:p>
          </table:table-cell>
          <table:table-cell office:value-type="float" office:value="790" calcext:value-type="float">
            <text:p>790</text:p>
          </table:table-cell>
          <table:table-cell table:style-name="ce5" office:value-type="float" office:value="1290" calcext:value-type="float">
            <text:p>1.290</text:p>
          </table:table-cell>
          <table:table-cell office:value-type="float" office:value="1050" calcext:value-type="float">
            <text:p>1.050</text:p>
          </table:table-cell>
          <table:table-cell table:style-name="ce5" office:value-type="float" office:value="390" calcext:value-type="float">
            <text:p>390</text:p>
          </table:table-cell>
          <table:table-cell office:value-type="float" office:value="650" calcext:value-type="float">
            <text:p>650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50" calcext:value-type="float">
            <text:p>650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779" calcext:value-type="float">
            <text:p>779</text:p>
          </table:table-cell>
          <table:table-cell table:style-name="ce5" office:value-type="float" office:value="2625" calcext:value-type="float">
            <text:p>2.625</text:p>
          </table:table-cell>
          <table:table-cell office:value-type="float" office:value="201" calcext:value-type="float">
            <text:p>201</text:p>
          </table:table-cell>
          <table:table-cell table:style-name="ce5" office:value-type="float" office:value="1369" calcext:value-type="float">
            <text:p>1.369</text:p>
          </table:table-cell>
          <table:table-cell office:value-type="float" office:value="653" calcext:value-type="float">
            <text:p>65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380" calcext:value-type="float">
            <text:p>7.38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967" calcext:value-type="float">
            <text:p>5.967</text:p>
          </table:table-cell>
          <table:table-cell table:style-name="ce5"/>
          <table:table-cell table:formula="of:=IF([.CG125]=0;0;[.CF125]/[.CG125])" office:value-type="float" office:value="0.3" calcext:value-type="float">
            <text:p>0,3</text:p>
          </table:table-cell>
          <table:table-cell table:style-name="ce5" office:value-type="float" office:value="2.89" calcext:value-type="float">
            <text:p>2,89</text:p>
          </table:table-cell>
          <table:table-cell office:value-type="float" office:value="0.13" calcext:value-type="float">
            <text:p>0,13</text:p>
          </table:table-cell>
          <table:table-cell table:style-name="ce5" office:value-type="float" office:value="1.46" calcext:value-type="float">
            <text:p>1,46</text:p>
          </table:table-cell>
          <table:table-cell office:value-type="float" office:value="0.03" calcext:value-type="float">
            <text:p>0,03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1.18" calcext:value-type="float">
            <text:p>1,18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700" calcext:value-type="float">
            <text:p>2.7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Mozzarella 20%</text:p>
          </table:table-cell>
          <table:table-cell table:style-name="ce7"/>
          <table:table-cell table:formula="of:=([.O126]/(['Allgemeine Informationen'.$B$2]-[.Q126])*['Allgemeine Informationen'.$B$2])" office:value-type="float" office:value="14.959202175884" calcext:value-type="float">
            <text:p>14,96</text:p>
          </table:table-cell>
          <table:table-cell table:style-name="ce39" table:formula="of:=[.M126]/(['Allgemeine Informationen'.$B$2]-[.Q126])*['Allgemeine Informationen'.$B$2]" office:value-type="float" office:value="55.7570262919311" calcext:value-type="float">
            <text:p>55,76</text:p>
          </table:table-cell>
          <table:table-cell table:formula="of:=[.N126]/(['Allgemeine Informationen'.$B$2]-[.Q126])*['Allgemeine Informationen'.$B$2]" office:value-type="float" office:value="19.4922937443336" calcext:value-type="float">
            <text:p>19,49</text:p>
          </table:table-cell>
          <table:table-cell table:style-name="ce56" table:formula="of:=[.R126]/(['Allgemeine Informationen'.$B$2]-[.Q126])*['Allgemeine Informationen'.$B$2]" office:value-type="float" office:value="0" calcext:value-type="float">
            <text:p>0</text:p>
          </table:table-cell>
          <table:table-cell/>
          <table:table-cell table:style-name="ce7" table:formula="of:=[.O126]/['Allgemeine Informationen'.$B$1]" office:value-type="float" office:value="0.33" calcext:value-type="float">
            <text:p>0,33</text:p>
          </table:table-cell>
          <table:table-cell/>
          <table:table-cell table:style-name="ce7"/>
          <table:table-cell office:value-type="float" office:value="104" calcext:value-type="float">
            <text:p>104</text:p>
          </table:table-cell>
          <table:table-cell table:style-name="ce7" office:value-type="float" office:value="435" calcext:value-type="float">
            <text:p>435</text:p>
          </table:table-cell>
          <table:table-cell office:value-type="float" office:value="12.3" calcext:value-type="float">
            <text:p>12,3</text:p>
          </table:table-cell>
          <table:table-cell table:style-name="ce7" office:value-type="float" office:value="4.3" calcext:value-type="float">
            <text:p>4,3</text:p>
          </table:table-cell>
          <table:table-cell office:value-type="float" office:value="3.3" calcext:value-type="float">
            <text:p>3,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7.94" calcext:value-type="float">
            <text:p>77,9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.36" calcext:value-type="float">
            <text:p>1,36</text:p>
          </table:table-cell>
          <table:table-cell/>
          <table:table-cell table:style-name="ce7"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25" calcext:value-type="float">
            <text:p>0,25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table:style-name="ce7"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793" calcext:value-type="float">
            <text:p>2.79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30" calcext:value-type="float">
            <text:p>230</text:p>
          </table:table-cell>
          <table:table-cell office:value-type="float" office:value="88" calcext:value-type="float">
            <text:p>88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style-name="ce7"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style-name="ce7"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100000" calcext:value-type="float">
            <text:p>100.000</text:p>
          </table:table-cell>
          <table:table-cell table:style-name="ce7"/>
          <table:table-cell office:value-type="float" office:value="408" calcext:value-type="float">
            <text:p>408</text:p>
          </table:table-cell>
          <table:table-cell table:style-name="ce7" office:value-type="float" office:value="62" calcext:value-type="float">
            <text:p>62</text:p>
          </table:table-cell>
          <table:table-cell office:value-type="float" office:value="359" calcext:value-type="float">
            <text:p>359</text:p>
          </table:table-cell>
          <table:table-cell table:style-name="ce7" office:value-type="float" office:value="667" calcext:value-type="float">
            <text:p>667</text:p>
          </table:table-cell>
          <table:table-cell office:value-type="float" office:value="1174" calcext:value-type="float">
            <text:p>1.174</text:p>
          </table:table-cell>
          <table:table-cell table:style-name="ce7" office:value-type="float" office:value="927" calcext:value-type="float">
            <text:p>927</text:p>
          </table:table-cell>
          <table:table-cell office:value-type="float" office:value="284" calcext:value-type="float">
            <text:p>284</text:p>
          </table:table-cell>
          <table:table-cell table:style-name="ce7" office:value-type="float" office:value="569" calcext:value-type="float">
            <text:p>569</text:p>
          </table:table-cell>
          <table:table-cell office:value-type="float" office:value="506" calcext:value-type="float">
            <text:p>506</text:p>
          </table:table-cell>
          <table:table-cell table:style-name="ce7" office:value-type="float" office:value="161" calcext:value-type="float">
            <text:p>161</text:p>
          </table:table-cell>
          <table:table-cell office:value-type="float" office:value="569" calcext:value-type="float">
            <text:p>569</text:p>
          </table:table-cell>
          <table:table-cell table:style-name="ce7" office:value-type="float" office:value="741" calcext:value-type="float">
            <text:p>741</text:p>
          </table:table-cell>
          <table:table-cell office:value-type="float" office:value="334" calcext:value-type="float">
            <text:p>334</text:p>
          </table:table-cell>
          <table:table-cell table:style-name="ce7" office:value-type="float" office:value="767" calcext:value-type="float">
            <text:p>767</text:p>
          </table:table-cell>
          <table:table-cell office:value-type="float" office:value="2583" calcext:value-type="float">
            <text:p>2.583</text:p>
          </table:table-cell>
          <table:table-cell table:style-name="ce7" office:value-type="float" office:value="198" calcext:value-type="float">
            <text:p>198</text:p>
          </table:table-cell>
          <table:table-cell office:value-type="float" office:value="1347" calcext:value-type="float">
            <text:p>1.347</text:p>
          </table:table-cell>
          <table:table-cell table:style-name="ce7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427" calcext:value-type="float">
            <text:p>6.42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872" calcext:value-type="float">
            <text:p>5.872</text:p>
          </table:table-cell>
          <table:table-cell/>
          <table:table-cell table:style-name="ce71" table:formula="of:=IF([.CG126]=0;0;[.CF126]/[.CG126])" office:value-type="float" office:value="0.363636363636364" calcext:value-type="float">
            <text:p>0,36</text:p>
          </table:table-cell>
          <table:table-cell office:value-type="float" office:value="2.5" calcext:value-type="float">
            <text:p>2,5</text:p>
          </table:table-cell>
          <table:table-cell table:style-name="ce7" office:value-type="float" office:value="0.15" calcext:value-type="float">
            <text:p>0,15</text:p>
          </table:table-cell>
          <table:table-cell office:value-type="float" office:value="1.4" calcext:value-type="float">
            <text:p>1,4</text:p>
          </table:table-cell>
          <table:table-cell table:style-name="ce87"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table:style-name="ce7" office:value-type="float" office:value="1.1" calcext:value-type="float">
            <text:p>1,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300" calcext:value-type="float">
            <text:p>3.3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,06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agerquark</text:p>
          </table:table-cell>
          <table:table-cell/>
          <table:table-cell table:style-name="ce27" table:formula="of:=([.O127]/(['Allgemeine Informationen'.$B$2]-[.Q127])*['Allgemeine Informationen'.$B$2])" office:value-type="float" office:value="17.2043010752688" calcext:value-type="float">
            <text:p>17,2</text:p>
          </table:table-cell>
          <table:table-cell table:formula="of:=[.M127]/(['Allgemeine Informationen'.$B$2]-[.Q127])*['Allgemeine Informationen'.$B$2]" office:value-type="float" office:value="72.5806451612904" calcext:value-type="float">
            <text:p>72,58</text:p>
          </table:table-cell>
          <table:table-cell table:style-name="ce45" table:formula="of:=[.N127]/(['Allgemeine Informationen'.$B$2]-[.Q127])*['Allgemeine Informationen'.$B$2]" office:value-type="float" office:value="1.34408602150538" calcext:value-type="float">
            <text:p>1,34</text:p>
          </table:table-cell>
          <table:table-cell table:formula="of:=[.R127]/(['Allgemeine Informationen'.$B$2]-[.Q127])*['Allgemeine Informationen'.$B$2]" office:value-type="float" office:value="0" calcext:value-type="float">
            <text:p>0</text:p>
          </table:table-cell>
          <table:table-cell table:style-name="ce54"/>
          <table:table-cell table:formula="of:=[.O127]/['Allgemeine Informationen'.$B$1]" office:value-type="float" office:value="0.32" calcext:value-type="float">
            <text:p>0,32</text:p>
          </table:table-cell>
          <table:table-cell table:style-name="ce5"/>
          <table:table-cell/>
          <table:table-cell table:style-name="ce5" office:value-type="float" office:value="73" calcext:value-type="float">
            <text:p>73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13.5" calcext:value-type="float">
            <text:p>13,5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1.4" calcext:value-type="float">
            <text:p>81,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0.7" calcext:value-type="float">
            <text:p>0,7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74" calcext:value-type="float">
            <text:p>0,74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800" calcext:value-type="float">
            <text:p>2.8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40" calcext:value-type="float">
            <text:p>40</text:p>
          </table:table-cell>
          <table:table-cell table:style-name="ce5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92" calcext:value-type="float">
            <text:p>92</text:p>
          </table:table-cell>
          <table:table-cell office:value-type="float" office:value="0.4" calcext:value-type="float">
            <text:p>0,4</text:p>
          </table:table-cell>
          <table:table-cell table:style-name="ce5"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57" calcext:value-type="float">
            <text:p>0,57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110000" calcext:value-type="float">
            <text:p>110.000</text:p>
          </table:table-cell>
          <table:table-cell/>
          <table:table-cell table:style-name="ce5" office:value-type="float" office:value="506" calcext:value-type="float">
            <text:p>506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384" calcext:value-type="float">
            <text:p>384</text:p>
          </table:table-cell>
          <table:table-cell office:value-type="float" office:value="797" calcext:value-type="float">
            <text:p>797</text:p>
          </table:table-cell>
          <table:table-cell table:style-name="ce5" office:value-type="float" office:value="1303" calcext:value-type="float">
            <text:p>1.303</text:p>
          </table:table-cell>
          <table:table-cell office:value-type="float" office:value="1059" calcext:value-type="float">
            <text:p>1.059</text:p>
          </table:table-cell>
          <table:table-cell table:style-name="ce5" office:value-type="float" office:value="394" calcext:value-type="float">
            <text:p>394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159" calcext:value-type="float">
            <text:p>159</text:p>
          </table:table-cell>
          <table:table-cell table:style-name="ce5" office:value-type="float" office:value="656" calcext:value-type="float">
            <text:p>656</text:p>
          </table:table-cell>
          <table:table-cell office:value-type="float" office:value="843" calcext:value-type="float">
            <text:p>843</text:p>
          </table:table-cell>
          <table:table-cell table:style-name="ce5" office:value-type="float" office:value="344" calcext:value-type="float">
            <text:p>344</text:p>
          </table:table-cell>
          <table:table-cell office:value-type="float" office:value="788" calcext:value-type="float">
            <text:p>788</text:p>
          </table:table-cell>
          <table:table-cell table:style-name="ce5" office:value-type="float" office:value="2657" calcext:value-type="float">
            <text:p>2.657</text:p>
          </table:table-cell>
          <table:table-cell office:value-type="float" office:value="203" calcext:value-type="float">
            <text:p>203</text:p>
          </table:table-cell>
          <table:table-cell table:style-name="ce5" office:value-type="float" office:value="1386" calcext:value-type="float">
            <text:p>1.386</text:p>
          </table:table-cell>
          <table:table-cell office:value-type="float" office:value="661" calcext:value-type="float">
            <text:p>66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459" calcext:value-type="float">
            <text:p>7.45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039" calcext:value-type="float">
            <text:p>6.039</text:p>
          </table:table-cell>
          <table:table-cell table:style-name="ce5"/>
          <table:table-cell table:formula="of:=IF([.CG127]=0;0;[.CF127]/[.CG127])" office:value-type="float" office:value="0" calcext:value-type="float">
            <text:p>0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200" calcext:value-type="float">
            <text:p>3.2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6" calcext:value-type="float">
            <text:p>0,06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Kuhmilch 3,5%</text:p>
          </table:table-cell>
          <table:table-cell table:style-name="ce7"/>
          <table:table-cell table:formula="of:=([.O128]/(['Allgemeine Informationen'.$B$2]-[.Q128])*['Allgemeine Informationen'.$B$2])" office:value-type="float" office:value="37.3015873015873" calcext:value-type="float">
            <text:p>37,3</text:p>
          </table:table-cell>
          <table:table-cell table:style-name="ce39" table:formula="of:=[.M128]/(['Allgemeine Informationen'.$B$2]-[.Q128])*['Allgemeine Informationen'.$B$2]" office:value-type="float" office:value="26.8253968253968" calcext:value-type="float">
            <text:p>26,83</text:p>
          </table:table-cell>
          <table:table-cell table:formula="of:=[.N128]/(['Allgemeine Informationen'.$B$2]-[.Q128])*['Allgemeine Informationen'.$B$2]" office:value-type="float" office:value="28.3333333333333" calcext:value-type="float">
            <text:p>28,33</text:p>
          </table:table-cell>
          <table:table-cell table:style-name="ce56" table:formula="of:=[.R128]/(['Allgemeine Informationen'.$B$2]-[.Q128])*['Allgemeine Informationen'.$B$2]" office:value-type="float" office:value="0" calcext:value-type="float">
            <text:p>0</text:p>
          </table:table-cell>
          <table:table-cell/>
          <table:table-cell table:style-name="ce7" table:formula="of:=[.O128]/['Allgemeine Informationen'.$B$1]" office:value-type="float" office:value="0.47" calcext:value-type="float">
            <text:p>0,47</text:p>
          </table:table-cell>
          <table:table-cell/>
          <table:table-cell table:style-name="ce7"/>
          <table:table-cell office:value-type="float" office:value="65" calcext:value-type="float">
            <text:p>65</text:p>
          </table:table-cell>
          <table:table-cell table:style-name="ce7" office:value-type="float" office:value="272" calcext:value-type="float">
            <text:p>272</text:p>
          </table:table-cell>
          <table:table-cell office:value-type="float" office:value="3.38" calcext:value-type="float">
            <text:p>3,38</text:p>
          </table:table-cell>
          <table:table-cell table:style-name="ce7" office:value-type="float" office:value="3.57" calcext:value-type="float">
            <text:p>3,57</text:p>
          </table:table-cell>
          <table:table-cell office:value-type="float" office:value="4.7" calcext:value-type="float">
            <text:p>4,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87.4" calcext:value-type="float">
            <text:p>87,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74" calcext:value-type="float">
            <text:p>0,74</text:p>
          </table:table-cell>
          <table:table-cell/>
          <table:table-cell table:style-name="ce7" office:value-type="float" office:value="0.03" calcext:value-type="float">
            <text:p>0,03</text:p>
          </table:table-cell>
          <table:table-cell office:value-type="float" office:value="0.09" calcext:value-type="float">
            <text:p>0,09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.18" calcext:value-type="float">
            <text:p>0,18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1.7" calcext:value-type="float">
            <text:p>1,7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92" calcext:value-type="float">
            <text:p>92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table:style-name="ce7"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30000" calcext:value-type="float">
            <text:p>30.000</text:p>
          </table:table-cell>
          <table:table-cell table:style-name="ce7"/>
          <table:table-cell office:value-type="float" office:value="105" calcext:value-type="float">
            <text:p>105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147" calcext:value-type="float">
            <text:p>147</text:p>
          </table:table-cell>
          <table:table-cell office:value-type="float" office:value="328" calcext:value-type="float">
            <text:p>328</text:p>
          </table:table-cell>
          <table:table-cell table:style-name="ce7"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table:style-name="ce7"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158" calcext:value-type="float">
            <text:p>158</text:p>
          </table:table-cell>
          <table:table-cell table:style-name="ce7"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table:style-name="ce7" office:value-type="float" office:value="257" calcext:value-type="float">
            <text:p>257</text:p>
          </table:table-cell>
          <table:table-cell office:value-type="float" office:value="705" calcext:value-type="float">
            <text:p>705</text:p>
          </table:table-cell>
          <table:table-cell table:style-name="ce7" office:value-type="float" office:value="64" calcext:value-type="float">
            <text:p>64</text:p>
          </table:table-cell>
          <table:table-cell office:value-type="float" office:value="322" calcext:value-type="float">
            <text:p>322</text:p>
          </table:table-cell>
          <table:table-cell table:style-name="ce7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740" calcext:value-type="float">
            <text:p>1.74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640" calcext:value-type="float">
            <text:p>1.640</text:p>
          </table:table-cell>
          <table:table-cell/>
          <table:table-cell table:style-name="ce71" table:formula="of:=IF([.CG128]=0;0;[.CF128]/[.CG128])" office:value-type="float" office:value="0.6" calcext:value-type="float">
            <text:p>0,6</text:p>
          </table:table-cell>
          <table:table-cell office:value-type="float" office:value="2.4" calcext:value-type="float">
            <text:p>2,4</text:p>
          </table:table-cell>
          <table:table-cell table:style-name="ce7" office:value-type="float" office:value="0.07" calcext:value-type="float">
            <text:p>0,07</text:p>
          </table:table-cell>
          <table:table-cell office:value-type="float" office:value="0.88" calcext:value-type="float">
            <text:p>0,88</text:p>
          </table:table-cell>
          <table:table-cell table:style-name="ce87"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75" calcext:value-type="float">
            <text:p>0,7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.68" calcext:value-type="float">
            <text:p>4,6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685" calcext:value-type="float">
            <text:p>4.68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857"/>
        </table:table-row>
        <table:table-row table:style-name="ro5">
          <table:table-cell table:style-name="ce12" table:number-columns-repeated="2"/>
          <table:table-cell/>
          <table:table-cell table:style-name="ce33"/>
          <table:table-cell/>
          <table:table-cell table:style-name="ce5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72"/>
          <table:table-cell/>
          <table:table-cell table:style-name="ce12"/>
          <table:table-cell/>
          <table:table-cell table:style-name="ce90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859"/>
        </table:table-row>
        <table:table-row table:style-name="ro3">
          <table:table-cell table:style-name="ce4" office:value-type="string" calcext:value-type="string">
            <text:p>Halbfertige Erzeugnisse</text:p>
          </table:table-cell>
          <table:table-cell table:style-name="ce4"/>
          <table:table-cell/>
          <table:table-cell table:style-name="ce35"/>
          <table:table-cell/>
          <table:table-cell table:style-name="ce53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73"/>
          <table:table-cell/>
          <table:table-cell table:style-name="ce28"/>
          <table:table-cell/>
          <table:table-cell table:style-name="ce91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859"/>
        </table:table-row>
        <table:table-row table:style-name="ro4">
          <table:table-cell office:value-type="string" calcext:value-type="string">
            <text:p>Tofu</text:p>
          </table:table-cell>
          <table:table-cell/>
          <table:table-cell table:style-name="ce27" table:formula="of:=([.O131]/(['Allgemeine Informationen'.$B$2]-[.Q131])*['Allgemeine Informationen'.$B$2])" office:value-type="float" office:value="3.40599455040872" calcext:value-type="float">
            <text:p>3,41</text:p>
          </table:table-cell>
          <table:table-cell table:formula="of:=[.M131]/(['Allgemeine Informationen'.$B$2]-[.Q131])*['Allgemeine Informationen'.$B$2]" office:value-type="float" office:value="55.0408719346049" calcext:value-type="float">
            <text:p>55,04</text:p>
          </table:table-cell>
          <table:table-cell table:style-name="ce45" table:formula="of:=[.N131]/(['Allgemeine Informationen'.$B$2]-[.Q131])*['Allgemeine Informationen'.$B$2]" office:value-type="float" office:value="32.5613079019073" calcext:value-type="float">
            <text:p>32,56</text:p>
          </table:table-cell>
          <table:table-cell table:formula="of:=[.R131]/(['Allgemeine Informationen'.$B$2]-[.Q131])*['Allgemeine Informationen'.$B$2]" office:value-type="float" office:value="3.40599455040872" calcext:value-type="float">
            <text:p>3,41</text:p>
          </table:table-cell>
          <table:table-cell table:style-name="ce54"/>
          <table:table-cell table:formula="of:=[.O131]/['Allgemeine Informationen'.$B$1]" office:value-type="float" office:value="0.05" calcext:value-type="float">
            <text:p>0,05</text:p>
          </table:table-cell>
          <table:table-cell table:style-name="ce5"/>
          <table:table-cell/>
          <table:table-cell table:style-name="ce5" office:value-type="float" office:value="78" calcext:value-type="float">
            <text:p>78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8.08" calcext:value-type="float">
            <text:p>8,08</text:p>
          </table:table-cell>
          <table:table-cell office:value-type="float" office:value="4.78" calcext:value-type="float">
            <text:p>4,78</text:p>
          </table:table-cell>
          <table:table-cell table:style-name="ce5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85.32" calcext:value-type="float">
            <text:p>85,32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22" calcext:value-type="float">
            <text:p>0,22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300" calcext:value-type="float">
            <text:p>2.3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130" calcext:value-type="float">
            <text:p>130</text:p>
          </table:table-cell>
          <table:table-cell office:value-type="float" office:value="1.9" calcext:value-type="float">
            <text:p>1,9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25000" calcext:value-type="float">
            <text:p>25.000</text:p>
          </table:table-cell>
          <table:table-cell/>
          <table:table-cell table:style-name="ce5" office:value-type="float" office:value="514" calcext:value-type="float">
            <text:p>514</text:p>
          </table:table-cell>
          <table:table-cell office:value-type="float" office:value="67" calcext:value-type="float">
            <text:p>67</text:p>
          </table:table-cell>
          <table:table-cell table:style-name="ce5" office:value-type="float" office:value="183" calcext:value-type="float">
            <text:p>183</text:p>
          </table:table-cell>
          <table:table-cell office:value-type="float" office:value="414" calcext:value-type="float">
            <text:p>414</text:p>
          </table:table-cell>
          <table:table-cell table:style-name="ce5" office:value-type="float" office:value="621" calcext:value-type="float">
            <text:p>621</text:p>
          </table:table-cell>
          <table:table-cell office:value-type="float" office:value="414" calcext:value-type="float">
            <text:p>414</text:p>
          </table:table-cell>
          <table:table-cell table:style-name="ce5" office:value-type="float" office:value="108" calcext:value-type="float">
            <text:p>108</text:p>
          </table:table-cell>
          <table:table-cell office:value-type="float" office:value="414" calcext:value-type="float">
            <text:p>414</text:p>
          </table:table-cell>
          <table:table-cell table:style-name="ce5" office:value-type="float" office:value="398" calcext:value-type="float">
            <text:p>398</text:p>
          </table:table-cell>
          <table:table-cell office:value-type="float" office:value="108" calcext:value-type="float">
            <text:p>108</text:p>
          </table:table-cell>
          <table:table-cell table:style-name="ce5" office:value-type="float" office:value="274" calcext:value-type="float">
            <text:p>274</text:p>
          </table:table-cell>
          <table:table-cell office:value-type="float" office:value="455" calcext:value-type="float">
            <text:p>455</text:p>
          </table:table-cell>
          <table:table-cell table:style-name="ce5" office:value-type="float" office:value="356" calcext:value-type="float">
            <text:p>356</text:p>
          </table:table-cell>
          <table:table-cell office:value-type="float" office:value="895" calcext:value-type="float">
            <text:p>895</text:p>
          </table:table-cell>
          <table:table-cell table:style-name="ce5" office:value-type="float" office:value="1409" calcext:value-type="float">
            <text:p>1.409</text:p>
          </table:table-cell>
          <table:table-cell office:value-type="float" office:value="398" calcext:value-type="float">
            <text:p>398</text:p>
          </table:table-cell>
          <table:table-cell table:style-name="ce5" office:value-type="float" office:value="605" calcext:value-type="float">
            <text:p>605</text:p>
          </table:table-cell>
          <table:table-cell office:value-type="float" office:value="447" calcext:value-type="float">
            <text:p>44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970" calcext:value-type="float">
            <text:p>3.97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110" calcext:value-type="float">
            <text:p>4.110</text:p>
          </table:table-cell>
          <table:table-cell table:style-name="ce5"/>
          <table:table-cell table:formula="of:=IF([.CG131]=0;0;[.CF131]/[.CG131])" office:value-type="float" office:value="0.137254901960784" calcext:value-type="float">
            <text:p>0,14</text:p>
          </table:table-cell>
          <table:table-cell table:style-name="ce5" office:value-type="float" office:value="0.69" calcext:value-type="float">
            <text:p>0,69</text:p>
          </table:table-cell>
          <table:table-cell office:value-type="float" office:value="2.89" calcext:value-type="float">
            <text:p>2,89</text:p>
          </table:table-cell>
          <table:table-cell table:style-name="ce5" office:value-type="float" office:value="0.86" calcext:value-type="float">
            <text:p>0,86</text:p>
          </table:table-cell>
          <table:table-cell table:style-name="ce98" office:value-type="float" office:value="0.35" calcext:value-type="float">
            <text:p>0,35</text:p>
          </table:table-cell>
          <table:table-cell table:style-name="ce5" office:value-type="float" office:value="2.55" calcext:value-type="float">
            <text:p>2,55</text:p>
          </table:table-cell>
          <table:table-cell office:value-type="float" office:value="0.86" calcext:value-type="float">
            <text:p>0,8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.21" calcext:value-type="float">
            <text:p>4,21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Seitan/Weizengluten Trockenprodukt</text:p>
          </table:table-cell>
          <table:table-cell table:style-name="ce7"/>
          <table:table-cell table:formula="of:=([.O132]/(['Allgemeine Informationen'.$B$2]-[.Q132])*['Allgemeine Informationen'.$B$2])" office:value-type="float" office:value="7.4468085106383" calcext:value-type="float">
            <text:p>7,45</text:p>
          </table:table-cell>
          <table:table-cell table:style-name="ce39" table:formula="of:=[.M132]/(['Allgemeine Informationen'.$B$2]-[.Q132])*['Allgemeine Informationen'.$B$2]" office:value-type="float" office:value="86.1702127659575" calcext:value-type="float">
            <text:p>86,17</text:p>
          </table:table-cell>
          <table:table-cell table:formula="of:=[.N132]/(['Allgemeine Informationen'.$B$2]-[.Q132])*['Allgemeine Informationen'.$B$2]" office:value-type="float" office:value="4.25531914893617" calcext:value-type="float">
            <text:p>4,26</text:p>
          </table:table-cell>
          <table:table-cell table:style-name="ce56" table:formula="of:=[.R132]/(['Allgemeine Informationen'.$B$2]-[.Q132])*['Allgemeine Informationen'.$B$2]" office:value-type="float" office:value="1.06382978723404" calcext:value-type="float">
            <text:p>1,06</text:p>
          </table:table-cell>
          <table:table-cell/>
          <table:table-cell table:style-name="ce7" table:formula="of:=[.O132]/['Allgemeine Informationen'.$B$1]" office:value-type="float" office:value="0.7" calcext:value-type="float">
            <text:p>0,7</text:p>
          </table:table-cell>
          <table:table-cell/>
          <table:table-cell table:style-name="ce7"/>
          <table:table-cell office:value-type="float" office:value="395" calcext:value-type="float">
            <text:p>395</text:p>
          </table:table-cell>
          <table:table-cell table:style-name="ce7" office:value-type="float" office:value="1652" calcext:value-type="float">
            <text:p>1.652</text:p>
          </table:table-cell>
          <table:table-cell office:value-type="float" office:value="81" calcext:value-type="float">
            <text:p>81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3570" calcext:value-type="float">
            <text:p>13.57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6000" calcext:value-type="float">
            <text:p>6.000</text:p>
          </table:table-cell>
          <table:table-cell table:style-name="ce7"/>
          <table:table-cell office:value-type="float" office:value="2349" calcext:value-type="float">
            <text:p>2.349</text:p>
          </table:table-cell>
          <table:table-cell table:style-name="ce7" office:value-type="float" office:value="1539" calcext:value-type="float">
            <text:p>1.539</text:p>
          </table:table-cell>
          <table:table-cell office:value-type="float" office:value="1620" calcext:value-type="float">
            <text:p>1.620</text:p>
          </table:table-cell>
          <table:table-cell table:style-name="ce7" office:value-type="float" office:value="3240" calcext:value-type="float">
            <text:p>3.240</text:p>
          </table:table-cell>
          <table:table-cell office:value-type="float" office:value="5508" calcext:value-type="float">
            <text:p>5.508</text:p>
          </table:table-cell>
          <table:table-cell table:style-name="ce7" office:value-type="float" office:value="1134" calcext:value-type="float">
            <text:p>1.134</text:p>
          </table:table-cell>
          <table:table-cell office:value-type="float" office:value="1296" calcext:value-type="float">
            <text:p>1.296</text:p>
          </table:table-cell>
          <table:table-cell table:style-name="ce7" office:value-type="float" office:value="4050" calcext:value-type="float">
            <text:p>4.050</text:p>
          </table:table-cell>
          <table:table-cell office:value-type="float" office:value="1944" calcext:value-type="float">
            <text:p>1.944</text:p>
          </table:table-cell>
          <table:table-cell table:style-name="ce7" office:value-type="float" office:value="810" calcext:value-type="float">
            <text:p>810</text:p>
          </table:table-cell>
          <table:table-cell office:value-type="float" office:value="2835" calcext:value-type="float">
            <text:p>2.835</text:p>
          </table:table-cell>
          <table:table-cell table:style-name="ce7" office:value-type="float" office:value="3321" calcext:value-type="float">
            <text:p>3.321</text:p>
          </table:table-cell>
          <table:table-cell office:value-type="float" office:value="1944" calcext:value-type="float">
            <text:p>1.944</text:p>
          </table:table-cell>
          <table:table-cell table:style-name="ce7" office:value-type="float" office:value="2349" calcext:value-type="float">
            <text:p>2.349</text:p>
          </table:table-cell>
          <table:table-cell office:value-type="float" office:value="30213" calcext:value-type="float">
            <text:p>30.213</text:p>
          </table:table-cell>
          <table:table-cell table:style-name="ce7" office:value-type="float" office:value="2430" calcext:value-type="float">
            <text:p>2.430</text:p>
          </table:table-cell>
          <table:table-cell office:value-type="float" office:value="10530" calcext:value-type="float">
            <text:p>10.530</text:p>
          </table:table-cell>
          <table:table-cell table:style-name="ce7" office:value-type="float" office:value="3888" calcext:value-type="float">
            <text:p>3.88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9646" calcext:value-type="float">
            <text:p>29.64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1354" calcext:value-type="float">
            <text:p>51.354</text:p>
          </table:table-cell>
          <table:table-cell/>
          <table:table-cell table:style-name="ce71" table:formula="of:=IF([.CG132]=0;0;[.CF132]/[.CG132])" office:value-type="float" office:value="0.0685714285714286" calcext:value-type="float">
            <text:p>0,07</text:p>
          </table:table-cell>
          <table:table-cell office:value-type="float" office:value="0.81" calcext:value-type="float">
            <text:p>0,81</text:p>
          </table:table-cell>
          <table:table-cell table:style-name="ce7" office:value-type="float" office:value="1.87" calcext:value-type="float">
            <text:p>1,87</text:p>
          </table:table-cell>
          <table:table-cell office:value-type="float" office:value="0.2" calcext:value-type="float">
            <text:p>0,2</text:p>
          </table:table-cell>
          <table:table-cell table:style-name="ce99" office:value-type="float" office:value="0.12" calcext:value-type="float">
            <text:p>0,12</text:p>
          </table:table-cell>
          <table:table-cell office:value-type="float" office:value="1.75" calcext:value-type="float">
            <text:p>1,75</text:p>
          </table:table-cell>
          <table:table-cell table:style-name="ce7" office:value-type="float" office:value="0.2" calcext:value-type="float">
            <text:p>0,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.93" calcext:value-type="float">
            <text:p>6,93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" calcext:value-type="float">
            <text:p>0,39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930" calcext:value-type="float">
            <text:p>6.930</text:p>
          </table:table-cell>
          <table:table-cell table:style-name="ce7"/>
          <table:table-cell office:value-type="float" office:value="0.25" calcext:value-type="float">
            <text:p>0,25</text:p>
          </table:table-cell>
          <table:table-cell table:style-name="ce7"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.32" calcext:value-type="float">
            <text:p>2,32</text:p>
          </table:table-cell>
          <table:table-cell table:number-columns-repeated="857"/>
        </table:table-row>
        <table:table-row table:style-name="ro1">
          <table:table-cell table:style-name="ce12" table:number-columns-repeated="2"/>
          <table:table-cell/>
          <table:table-cell table:style-name="ce33"/>
          <table:table-cell/>
          <table:table-cell table:style-name="ce5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72"/>
          <table:table-cell/>
          <table:table-cell table:style-name="ce12"/>
          <table:table-cell/>
          <table:table-cell table:style-name="ce90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859"/>
        </table:table-row>
        <table:table-row table:style-name="ro3">
          <table:table-cell table:style-name="ce4" office:value-type="string" calcext:value-type="string">
            <text:p>Fette, Öle</text:p>
          </table:table-cell>
          <table:table-cell table:style-name="ce4"/>
          <table:table-cell/>
          <table:table-cell table:style-name="ce35"/>
          <table:table-cell/>
          <table:table-cell table:style-name="ce53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73"/>
          <table:table-cell/>
          <table:table-cell table:style-name="ce28"/>
          <table:table-cell/>
          <table:table-cell table:style-name="ce91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859"/>
        </table:table-row>
        <table:table-row table:style-name="ro4">
          <table:table-cell office:value-type="string" calcext:value-type="string">
            <text:p>Leinöl</text:p>
          </table:table-cell>
          <table:table-cell/>
          <table:table-cell table:style-name="ce27" table:formula="of:=([.O135]/(['Allgemeine Informationen'.$B$2]-[.Q135])*['Allgemeine Informationen'.$B$2])" office:value-type="float" office:value="0" calcext:value-type="float">
            <text:p>0</text:p>
          </table:table-cell>
          <table:table-cell table:formula="of:=[.M135]/(['Allgemeine Informationen'.$B$2]-[.Q135])*['Allgemeine Informationen'.$B$2]" office:value-type="float" office:value="0" calcext:value-type="float">
            <text:p>0</text:p>
          </table:table-cell>
          <table:table-cell table:style-name="ce45" table:formula="of:=[.N135]/(['Allgemeine Informationen'.$B$2]-[.Q135])*['Allgemeine Informationen'.$B$2]" office:value-type="float" office:value="100" calcext:value-type="float">
            <text:p>100</text:p>
          </table:table-cell>
          <table:table-cell table:formula="of:=[.R135]/(['Allgemeine Informationen'.$B$2]-[.Q135])*['Allgemeine Informationen'.$B$2]" office:value-type="float" office:value="0" calcext:value-type="float">
            <text:p>0</text:p>
          </table:table-cell>
          <table:table-cell table:style-name="ce54"/>
          <table:table-cell table:formula="of:=[.O135]/['Allgemeine Informationen'.$B$1]" office:value-type="float" office:value="0" calcext:value-type="float">
            <text:p>0</text:p>
          </table:table-cell>
          <table:table-cell table:style-name="ce5"/>
          <table:table-cell/>
          <table:table-cell table:style-name="ce5" office:value-type="float" office:value="884" calcext:value-type="float">
            <text:p>884</text:p>
          </table:table-cell>
          <table:table-cell office:value-type="float" office:value="3700" calcext:value-type="float">
            <text:p>3.7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formula="of:=IF([.CG135]=0;0;[.CF135]/[.CG135])" office:value-type="float" office:value="3.69230769230769" calcext:value-type="float">
            <text:p>3,69</text:p>
          </table:table-cell>
          <table:table-cell table:style-name="ce5" office:value-type="float" office:value="9.98" calcext:value-type="float">
            <text:p>9,98</text:p>
          </table:table-cell>
          <table:table-cell office:value-type="float" office:value="67.1" calcext:value-type="float">
            <text:p>67,1</text:p>
          </table:table-cell>
          <table:table-cell table:style-name="ce5" office:value-type="float" office:value="19.2" calcext:value-type="float">
            <text:p>19,2</text:p>
          </table:table-cell>
          <table:table-cell office:value-type="float" office:value="52.8" calcext:value-type="float">
            <text:p>52,8</text:p>
          </table:table-cell>
          <table:table-cell table:style-name="ce5" office:value-type="float" office:value="14.3" calcext:value-type="float">
            <text:p>14,3</text:p>
          </table:table-cell>
          <table:table-cell office:value-type="float" office:value="19.1" calcext:value-type="float">
            <text:p>19,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.72" calcext:value-type="float">
            <text:p>6,72</text:p>
          </table:table-cell>
          <table:table-cell table:number-columns-repeated="20"/>
          <table:table-cell table:style-name="ce1" table:number-columns-repeated="837"/>
        </table:table-row>
        <table:table-row table:style-name="ro4">
          <table:table-cell table:style-name="ce7" office:value-type="string" calcext:value-type="string">
            <text:p>Hanföl</text:p>
          </table:table-cell>
          <table:table-cell table:style-name="ce7"/>
          <table:table-cell table:formula="of:=([.O136]/(['Allgemeine Informationen'.$B$2]-[.Q136])*['Allgemeine Informationen'.$B$2])" office:value-type="float" office:value="0" calcext:value-type="float">
            <text:p>0</text:p>
          </table:table-cell>
          <table:table-cell table:style-name="ce39" table:formula="of:=[.M136]/(['Allgemeine Informationen'.$B$2]-[.Q136])*['Allgemeine Informationen'.$B$2]" office:value-type="float" office:value="0" calcext:value-type="float">
            <text:p>0</text:p>
          </table:table-cell>
          <table:table-cell table:formula="of:=[.N136]/(['Allgemeine Informationen'.$B$2]-[.Q136])*['Allgemeine Informationen'.$B$2]" office:value-type="float" office:value="100" calcext:value-type="float">
            <text:p>100</text:p>
          </table:table-cell>
          <table:table-cell table:style-name="ce56" table:formula="of:=[.R136]/(['Allgemeine Informationen'.$B$2]-[.Q136])*['Allgemeine Informationen'.$B$2]" office:value-type="float" office:value="0" calcext:value-type="float">
            <text:p>0</text:p>
          </table:table-cell>
          <table:table-cell/>
          <table:table-cell table:style-name="ce7" table:formula="of:=[.O136]/['Allgemeine Informationen'.$B$1]" office:value-type="float" office:value="0" calcext:value-type="float">
            <text:p>0</text:p>
          </table:table-cell>
          <table:table-cell/>
          <table:table-cell table:style-name="ce7"/>
          <table:table-cell office:value-type="float" office:value="910" calcext:value-type="float">
            <text:p>910</text:p>
          </table:table-cell>
          <table:table-cell table:style-name="ce7" office:value-type="float" office:value="3809.988" calcext:value-type="float">
            <text:p>3.809,9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7"/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1" table:formula="of:=IF([.CG136]=0;0;[.CF136]/[.CG136])" office:value-type="float" office:value="0.392857142857143" calcext:value-type="float">
            <text:p>0,39</text:p>
          </table:table-cell>
          <table:table-cell office:value-type="float" office:value="-0.666666666666667" calcext:value-type="float">
            <text:p>-0,67</text:p>
          </table:table-cell>
          <table:table-cell table:style-name="ce7" office:value-type="float" office:value="-0.750694444444444" calcext:value-type="float">
            <text:p>-0,75</text:p>
          </table:table-cell>
          <table:table-cell office:value-type="float" office:value="0" calcext:value-type="float">
            <text:p>0</text:p>
          </table:table-cell>
          <table:table-cell table:style-name="ce87"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22"/>
          <table:table-cell table:style-name="ce1" table:number-columns-repeated="837"/>
        </table:table-row>
        <table:table-row table:style-name="ro4">
          <table:table-cell office:value-type="string" calcext:value-type="string">
            <text:p>Walnussöl</text:p>
          </table:table-cell>
          <table:table-cell/>
          <table:table-cell table:style-name="ce27" table:formula="of:=([.O137]/(['Allgemeine Informationen'.$B$2]-[.Q137])*['Allgemeine Informationen'.$B$2])" office:value-type="float" office:value="0" calcext:value-type="float">
            <text:p>0</text:p>
          </table:table-cell>
          <table:table-cell table:formula="of:=[.M137]/(['Allgemeine Informationen'.$B$2]-[.Q137])*['Allgemeine Informationen'.$B$2]" office:value-type="float" office:value="0" calcext:value-type="float">
            <text:p>0</text:p>
          </table:table-cell>
          <table:table-cell table:style-name="ce45" table:formula="of:=[.N137]/(['Allgemeine Informationen'.$B$2]-[.Q137])*['Allgemeine Informationen'.$B$2]" office:value-type="float" office:value="100" calcext:value-type="float">
            <text:p>100</text:p>
          </table:table-cell>
          <table:table-cell table:formula="of:=[.R137]/(['Allgemeine Informationen'.$B$2]-[.Q137])*['Allgemeine Informationen'.$B$2]" office:value-type="float" office:value="0" calcext:value-type="float">
            <text:p>0</text:p>
          </table:table-cell>
          <table:table-cell table:style-name="ce54"/>
          <table:table-cell table:formula="of:=[.O137]/['Allgemeine Informationen'.$B$1]" office:value-type="float" office:value="0" calcext:value-type="float">
            <text:p>0</text:p>
          </table:table-cell>
          <table:table-cell table:style-name="ce5"/>
          <table:table-cell/>
          <table:table-cell table:style-name="ce5" office:value-type="float" office:value="884" calcext:value-type="float">
            <text:p>884</text:p>
          </table:table-cell>
          <table:table-cell office:value-type="float" office:value="3700" calcext:value-type="float">
            <text:p>3.7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formula="of:=IF([.CG137]=0;0;[.CF137]/[.CG137])" office:value-type="float" office:value="0.232824427480916" calcext:value-type="float">
            <text:p>0,23</text:p>
          </table:table-cell>
          <table:table-cell table:style-name="ce5" office:value-type="float" office:value="10.51" calcext:value-type="float">
            <text:p>10,51</text:p>
          </table:table-cell>
          <table:table-cell office:value-type="float" office:value="65.46" calcext:value-type="float">
            <text:p>65,46</text:p>
          </table:table-cell>
          <table:table-cell table:style-name="ce5" office:value-type="float" office:value="19.16" calcext:value-type="float">
            <text:p>19,16</text:p>
          </table:table-cell>
          <table:table-cell office:value-type="float" office:value="12.2" calcext:value-type="float">
            <text:p>12,2</text:p>
          </table:table-cell>
          <table:table-cell table:style-name="ce5" office:value-type="float" office:value="52.4" calcext:value-type="float">
            <text:p>52,4</text:p>
          </table:table-cell>
          <table:table-cell office:value-type="float" office:value="19.06" calcext:value-type="float">
            <text:p>19,06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.23" calcext:value-type="float">
            <text:p>6,23</text:p>
          </table:table-cell>
          <table:table-cell table:number-columns-repeated="20"/>
          <table:table-cell table:style-name="ce1" table:number-columns-repeated="837"/>
        </table:table-row>
        <table:table-row table:style-name="ro4">
          <table:table-cell table:style-name="ce7" office:value-type="string" calcext:value-type="string">
            <text:p>Rapsöl</text:p>
          </table:table-cell>
          <table:table-cell table:style-name="ce7"/>
          <table:table-cell table:formula="of:=([.O138]/(['Allgemeine Informationen'.$B$2]-[.Q138])*['Allgemeine Informationen'.$B$2])" office:value-type="float" office:value="0" calcext:value-type="float">
            <text:p>0</text:p>
          </table:table-cell>
          <table:table-cell table:style-name="ce39" table:formula="of:=[.M138]/(['Allgemeine Informationen'.$B$2]-[.Q138])*['Allgemeine Informationen'.$B$2]" office:value-type="float" office:value="0" calcext:value-type="float">
            <text:p>0</text:p>
          </table:table-cell>
          <table:table-cell table:formula="of:=[.N138]/(['Allgemeine Informationen'.$B$2]-[.Q138])*['Allgemeine Informationen'.$B$2]" office:value-type="float" office:value="100" calcext:value-type="float">
            <text:p>100</text:p>
          </table:table-cell>
          <table:table-cell table:style-name="ce56" table:formula="of:=[.R138]/(['Allgemeine Informationen'.$B$2]-[.Q138])*['Allgemeine Informationen'.$B$2]" office:value-type="float" office:value="0" calcext:value-type="float">
            <text:p>0</text:p>
          </table:table-cell>
          <table:table-cell/>
          <table:table-cell table:style-name="ce7" table:formula="of:=[.O138]/['Allgemeine Informationen'.$B$1]" office:value-type="float" office:value="0" calcext:value-type="float">
            <text:p>0</text:p>
          </table:table-cell>
          <table:table-cell/>
          <table:table-cell table:style-name="ce7"/>
          <table:table-cell office:value-type="float" office:value="884" calcext:value-type="float">
            <text:p>884</text:p>
          </table:table-cell>
          <table:table-cell table:style-name="ce7" office:value-type="float" office:value="3700" calcext:value-type="float">
            <text:p>3.7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.01" calcext:value-type="float">
            <text:p>0,0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.88" calcext:value-type="float">
            <text:p>18,8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.88" calcext:value-type="float">
            <text:p>18,88</text:p>
          </table:table-cell>
          <table:table-cell office:value-type="float" office:value="113" calcext:value-type="float">
            <text:p>11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50" calcext:value-type="float">
            <text:p>550</text:p>
          </table:table-cell>
          <table:table-cell office:value-type="float" office:value="3300" calcext:value-type="float">
            <text:p>3.3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1" table:formula="of:=IF([.CG138]=0;0;[.CF138]/[.CG138])" office:value-type="float" office:value="0.573913043478261" calcext:value-type="float">
            <text:p>0,57</text:p>
          </table:table-cell>
          <table:table-cell office:value-type="float" office:value="9.16" calcext:value-type="float">
            <text:p>9,16</text:p>
          </table:table-cell>
          <table:table-cell table:style-name="ce7" office:value-type="float" office:value="23.55" calcext:value-type="float">
            <text:p>23,55</text:p>
          </table:table-cell>
          <table:table-cell office:value-type="float" office:value="48.92" calcext:value-type="float">
            <text:p>48,92</text:p>
          </table:table-cell>
          <table:table-cell table:style-name="ce87" office:value-type="float" office:value="8.58" calcext:value-type="float">
            <text:p>8,58</text:p>
          </table:table-cell>
          <table:table-cell office:value-type="float" office:value="14.95" calcext:value-type="float">
            <text:p>14,95</text:p>
          </table:table-cell>
          <table:table-cell table:style-name="ce7" office:value-type="float" office:value="48.59" calcext:value-type="float">
            <text:p>48,59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,57</text:p>
          </table:table-cell>
          <table:table-cell table:number-columns-repeated="20"/>
          <table:table-cell table:style-name="ce1" table:number-columns-repeated="837"/>
        </table:table-row>
        <table:table-row table:style-name="ro4">
          <table:table-cell office:value-type="string" calcext:value-type="string">
            <text:p>Sojaöl</text:p>
          </table:table-cell>
          <table:table-cell/>
          <table:table-cell table:style-name="ce27" table:formula="of:=([.O139]/(['Allgemeine Informationen'.$B$2]-[.Q139])*['Allgemeine Informationen'.$B$2])" office:value-type="float" office:value="0" calcext:value-type="float">
            <text:p>0</text:p>
          </table:table-cell>
          <table:table-cell table:formula="of:=[.M139]/(['Allgemeine Informationen'.$B$2]-[.Q139])*['Allgemeine Informationen'.$B$2]" office:value-type="float" office:value="0" calcext:value-type="float">
            <text:p>0</text:p>
          </table:table-cell>
          <table:table-cell table:style-name="ce45" table:formula="of:=[.N139]/(['Allgemeine Informationen'.$B$2]-[.Q139])*['Allgemeine Informationen'.$B$2]" office:value-type="float" office:value="100" calcext:value-type="float">
            <text:p>100</text:p>
          </table:table-cell>
          <table:table-cell table:formula="of:=[.R139]/(['Allgemeine Informationen'.$B$2]-[.Q139])*['Allgemeine Informationen'.$B$2]" office:value-type="float" office:value="0" calcext:value-type="float">
            <text:p>0</text:p>
          </table:table-cell>
          <table:table-cell table:style-name="ce54"/>
          <table:table-cell table:formula="of:=[.O139]/['Allgemeine Informationen'.$B$1]" office:value-type="float" office:value="0" calcext:value-type="float">
            <text:p>0</text:p>
          </table:table-cell>
          <table:table-cell table:style-name="ce5"/>
          <table:table-cell/>
          <table:table-cell table:style-name="ce5" office:value-type="float" office:value="884" calcext:value-type="float">
            <text:p>884</text:p>
          </table:table-cell>
          <table:table-cell office:value-type="float" office:value="3700" calcext:value-type="float">
            <text:p>3.7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table:style-name="ce5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table:style-name="ce5" office:value-type="float" office:value="3500" calcext:value-type="float">
            <text:p>3.5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formula="of:=IF([.CG139]=0;0;[.CF139]/[.CG139])" office:value-type="float" office:value="0.145695364238411" calcext:value-type="float">
            <text:p>0,15</text:p>
          </table:table-cell>
          <table:table-cell table:style-name="ce5" office:value-type="float" office:value="15.37" calcext:value-type="float">
            <text:p>15,37</text:p>
          </table:table-cell>
          <table:table-cell office:value-type="float" office:value="60.55" calcext:value-type="float">
            <text:p>60,55</text:p>
          </table:table-cell>
          <table:table-cell table:style-name="ce5" office:value-type="float" office:value="19.24" calcext:value-type="float">
            <text:p>19,24</text:p>
          </table:table-cell>
          <table:table-cell office:value-type="float" office:value="7.7" calcext:value-type="float">
            <text:p>7,7</text:p>
          </table:table-cell>
          <table:table-cell table:style-name="ce5" office:value-type="float" office:value="52.85" calcext:value-type="float">
            <text:p>52,85</text:p>
          </table:table-cell>
          <table:table-cell office:value-type="float" office:value="18.74" calcext:value-type="float">
            <text:p>18,7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.94" calcext:value-type="float">
            <text:p>3,94</text:p>
          </table:table-cell>
          <table:table-cell table:number-columns-repeated="20"/>
          <table:table-cell table:style-name="ce1" table:number-columns-repeated="837"/>
        </table:table-row>
        <table:table-row table:style-name="ro4">
          <table:table-cell table:style-name="ce7" office:value-type="string" calcext:value-type="string">
            <text:p>Olivenöl</text:p>
          </table:table-cell>
          <table:table-cell table:style-name="ce7"/>
          <table:table-cell table:formula="of:=([.O140]/(['Allgemeine Informationen'.$B$2]-[.Q140])*['Allgemeine Informationen'.$B$2])" office:value-type="float" office:value="0.2" calcext:value-type="float">
            <text:p>0,2</text:p>
          </table:table-cell>
          <table:table-cell table:style-name="ce39" table:formula="of:=[.M140]/(['Allgemeine Informationen'.$B$2]-[.Q140])*['Allgemeine Informationen'.$B$2]" office:value-type="float" office:value="0" calcext:value-type="float">
            <text:p>0</text:p>
          </table:table-cell>
          <table:table-cell table:formula="of:=[.N140]/(['Allgemeine Informationen'.$B$2]-[.Q140])*['Allgemeine Informationen'.$B$2]" office:value-type="float" office:value="100" calcext:value-type="float">
            <text:p>100</text:p>
          </table:table-cell>
          <table:table-cell table:style-name="ce56" table:formula="of:=[.R140]/(['Allgemeine Informationen'.$B$2]-[.Q140])*['Allgemeine Informationen'.$B$2]" office:value-type="float" office:value="0" calcext:value-type="float">
            <text:p>0</text:p>
          </table:table-cell>
          <table:table-cell/>
          <table:table-cell table:style-name="ce7" table:formula="of:=[.O140]/['Allgemeine Informationen'.$B$1]" office:value-type="float" office:value="0.02" calcext:value-type="float">
            <text:p>0,02</text:p>
          </table:table-cell>
          <table:table-cell/>
          <table:table-cell table:style-name="ce7"/>
          <table:table-cell office:value-type="float" office:value="884" calcext:value-type="float">
            <text:p>884</text:p>
          </table:table-cell>
          <table:table-cell table:style-name="ce7" office:value-type="float" office:value="3703" calcext:value-type="float">
            <text:p>3.70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01" calcext:value-type="float">
            <text:p>0,01</text:p>
          </table:table-cell>
          <table:table-cell/>
          <table:table-cell table:style-name="ce7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.91" calcext:value-type="float">
            <text:p>11,9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.91" calcext:value-type="float">
            <text:p>11,91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7" calcext:value-type="float">
            <text:p>157</text:p>
          </table:table-cell>
          <table:table-cell office:value-type="float" office:value="220" calcext:value-type="float">
            <text:p>22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1" table:formula="of:=IF([.CG140]=0;0;[.CF140]/[.CG140])" office:value-type="float" office:value="0.103739445114596" calcext:value-type="float">
            <text:p>0,1</text:p>
          </table:table-cell>
          <table:table-cell office:value-type="float" office:value="14.38" calcext:value-type="float">
            <text:p>14,38</text:p>
          </table:table-cell>
          <table:table-cell table:style-name="ce7" office:value-type="float" office:value="9.17" calcext:value-type="float">
            <text:p>9,17</text:p>
          </table:table-cell>
          <table:table-cell office:value-type="float" office:value="71.24" calcext:value-type="float">
            <text:p>71,24</text:p>
          </table:table-cell>
          <table:table-cell table:style-name="ce87" office:value-type="float" office:value="0.86" calcext:value-type="float">
            <text:p>0,86</text:p>
          </table:table-cell>
          <table:table-cell office:value-type="float" office:value="8.29" calcext:value-type="float">
            <text:p>8,29</text:p>
          </table:table-cell>
          <table:table-cell table:style-name="ce7" office:value-type="float" office:value="70.01" calcext:value-type="float">
            <text:p>70,0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table:number-columns-repeated="20"/>
          <table:table-cell table:style-name="ce1" table:number-columns-repeated="837"/>
        </table:table-row>
        <table:table-row table:style-name="ro4">
          <table:table-cell office:value-type="string" calcext:value-type="string">
            <text:p>Sonnenblumenöl</text:p>
          </table:table-cell>
          <table:table-cell/>
          <table:table-cell table:style-name="ce27" table:formula="of:=([.O141]/(['Allgemeine Informationen'.$B$2]-[.Q141])*['Allgemeine Informationen'.$B$2])" office:value-type="float" office:value="0" calcext:value-type="float">
            <text:p>0</text:p>
          </table:table-cell>
          <table:table-cell table:formula="of:=[.M141]/(['Allgemeine Informationen'.$B$2]-[.Q141])*['Allgemeine Informationen'.$B$2]" office:value-type="float" office:value="0" calcext:value-type="float">
            <text:p>0</text:p>
          </table:table-cell>
          <table:table-cell table:style-name="ce45" table:formula="of:=[.N141]/(['Allgemeine Informationen'.$B$2]-[.Q141])*['Allgemeine Informationen'.$B$2]" office:value-type="float" office:value="100" calcext:value-type="float">
            <text:p>100</text:p>
          </table:table-cell>
          <table:table-cell table:formula="of:=[.R141]/(['Allgemeine Informationen'.$B$2]-[.Q141])*['Allgemeine Informationen'.$B$2]" office:value-type="float" office:value="0" calcext:value-type="float">
            <text:p>0</text:p>
          </table:table-cell>
          <table:table-cell table:style-name="ce54"/>
          <table:table-cell table:formula="of:=[.O141]/['Allgemeine Informationen'.$B$1]" office:value-type="float" office:value="0" calcext:value-type="float">
            <text:p>0</text:p>
          </table:table-cell>
          <table:table-cell table:style-name="ce5"/>
          <table:table-cell/>
          <table:table-cell table:style-name="ce5" office:value-type="float" office:value="884" calcext:value-type="float">
            <text:p>884</text:p>
          </table:table-cell>
          <table:table-cell office:value-type="float" office:value="3700" calcext:value-type="float">
            <text:p>3.7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2.2" calcext:value-type="float">
            <text:p>62,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2.2" calcext:value-type="float">
            <text:p>62,2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formula="of:=IF([.CG141]=0;0;[.CF141]/[.CG141])" office:value-type="float" office:value="0.00358708648864089" calcext:value-type="float">
            <text:p>0</text:p>
          </table:table-cell>
          <table:table-cell table:style-name="ce5" office:value-type="float" office:value="10.68" calcext:value-type="float">
            <text:p>10,68</text:p>
          </table:table-cell>
          <table:table-cell office:value-type="float" office:value="50.38" calcext:value-type="float">
            <text:p>50,38</text:p>
          </table:table-cell>
          <table:table-cell table:style-name="ce5" office:value-type="float" office:value="24.59" calcext:value-type="float">
            <text:p>24,59</text:p>
          </table:table-cell>
          <table:table-cell office:value-type="float" office:value="0.18" calcext:value-type="float">
            <text:p>0,18</text:p>
          </table:table-cell>
          <table:table-cell table:style-name="ce5" office:value-type="float" office:value="50.18" calcext:value-type="float">
            <text:p>50,18</text:p>
          </table:table-cell>
          <table:table-cell office:value-type="float" office:value="24.44" calcext:value-type="float">
            <text:p>24,4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72" calcext:value-type="float">
            <text:p>4,72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Sesamöl</text:p>
          </table:table-cell>
          <table:table-cell table:style-name="ce7"/>
          <table:table-cell table:formula="of:=([.O142]/(['Allgemeine Informationen'.$B$2]-[.Q142])*['Allgemeine Informationen'.$B$2])" office:value-type="float" office:value="0" calcext:value-type="float">
            <text:p>0</text:p>
          </table:table-cell>
          <table:table-cell table:style-name="ce39" table:formula="of:=[.M142]/(['Allgemeine Informationen'.$B$2]-[.Q142])*['Allgemeine Informationen'.$B$2]" office:value-type="float" office:value="0.2" calcext:value-type="float">
            <text:p>0,2</text:p>
          </table:table-cell>
          <table:table-cell table:formula="of:=[.N142]/(['Allgemeine Informationen'.$B$2]-[.Q142])*['Allgemeine Informationen'.$B$2]" office:value-type="float" office:value="100" calcext:value-type="float">
            <text:p>100</text:p>
          </table:table-cell>
          <table:table-cell table:style-name="ce56" table:formula="of:=[.R142]/(['Allgemeine Informationen'.$B$2]-[.Q142])*['Allgemeine Informationen'.$B$2]" office:value-type="float" office:value="0" calcext:value-type="float">
            <text:p>0</text:p>
          </table:table-cell>
          <table:table-cell/>
          <table:table-cell table:style-name="ce7" table:formula="of:=[.O142]/['Allgemeine Informationen'.$B$1]" office:value-type="float" office:value="0" calcext:value-type="float">
            <text:p>0</text:p>
          </table:table-cell>
          <table:table-cell/>
          <table:table-cell table:style-name="ce7"/>
          <table:table-cell office:value-type="float" office:value="884" calcext:value-type="float">
            <text:p>884</text:p>
          </table:table-cell>
          <table:table-cell table:style-name="ce7" office:value-type="float" office:value="3703" calcext:value-type="float">
            <text:p>3.703</text:p>
          </table:table-cell>
          <table:table-cell office:value-type="float" office:value="0.2" calcext:value-type="float">
            <text:p>0,2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05" calcext:value-type="float">
            <text:p>0,0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7" calcext:value-type="float">
            <text:p>0,37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25" calcext:value-type="float">
            <text:p>25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5" calcext:value-type="float">
            <text:p>95</text:p>
          </table:table-cell>
          <table:table-cell/>
          <table:table-cell table:style-name="ce71" table:formula="of:=IF([.CG142]=0;0;[.CF142]/[.CG142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42.7" calcext:value-type="float">
            <text:p>42,7</text:p>
          </table:table-cell>
          <table:table-cell office:value-type="float" office:value="40.78" calcext:value-type="float">
            <text:p>40,78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42.7" calcext:value-type="float">
            <text:p>42,7</text:p>
          </table:table-cell>
          <table:table-cell table:style-name="ce7" office:value-type="float" office:value="40.49" calcext:value-type="float">
            <text:p>40,49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29" calcext:value-type="float">
            <text:p>3,29</text:p>
          </table:table-cell>
          <table:table-cell table:number-columns-repeated="857"/>
        </table:table-row>
        <table:table-row table:style-name="ro1">
          <table:table-cell table:style-name="ce12" table:number-columns-repeated="2"/>
          <table:table-cell/>
          <table:table-cell table:style-name="ce33"/>
          <table:table-cell/>
          <table:table-cell table:style-name="ce5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63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72"/>
          <table:table-cell/>
          <table:table-cell table:style-name="ce12"/>
          <table:table-cell/>
          <table:table-cell table:style-name="ce90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859"/>
        </table:table-row>
        <table:table-row table:style-name="ro3">
          <table:table-cell table:style-name="ce4" office:value-type="string" calcext:value-type="string">
            <text:p>Pilze</text:p>
          </table:table-cell>
          <table:table-cell table:style-name="ce4"/>
          <table:table-cell/>
          <table:table-cell table:style-name="ce35"/>
          <table:table-cell/>
          <table:table-cell table:style-name="ce53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64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 table:formula="of:=SUM([.AF3:.AF141])" office:value-type="float" office:value="0" calcext:value-type="float">
            <text:p>0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formula="of:=SUM([.AM3:.AM141])" office:value-type="float" office:value="0" calcext:value-type="float">
            <text:p>0</text:p>
          </table:table-cell>
          <table:table-cell table:style-name="ce28" table:formula="of:=SUM([.AN3:.AN141])" office:value-type="float" office:value="0" calcext:value-type="float">
            <text:p>0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formula="of:=SUM([.BA1:.BA139])" office:value-type="float" office:value="0" calcext:value-type="float">
            <text:p>0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formula="of:=SUM([.BW1:.BW139])" office:value-type="float" office:value="0" calcext:value-type="float">
            <text:p>0</text:p>
          </table:table-cell>
          <table:table-cell table:style-name="ce28"/>
          <table:table-cell table:formula="of:=SUM([.BY1:.BY139])" office:value-type="float" office:value="0" calcext:value-type="float">
            <text:p>0</text:p>
          </table:table-cell>
          <table:table-cell table:style-name="ce28"/>
          <table:table-cell/>
          <table:table-cell table:style-name="ce73"/>
          <table:table-cell/>
          <table:table-cell table:style-name="ce28"/>
          <table:table-cell/>
          <table:table-cell table:style-name="ce91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 table:formula="of:=SUM([.CT1:.CT139])" office:value-type="float" office:value="0" calcext:value-type="float">
            <text:p>0</text:p>
          </table:table-cell>
          <table:table-cell table:formula="of:=SUM([.CU1:.CU139])" office:value-type="float" office:value="0" calcext:value-type="float">
            <text:p>0</text:p>
          </table:table-cell>
          <table:table-cell table:style-name="ce28"/>
          <table:table-cell/>
          <table:table-cell table:style-name="ce28"/>
          <table:table-cell/>
          <table:table-cell table:style-name="ce28" table:formula="of:=SUM([.CZ1:.CZ139])" office:value-type="float" office:value="0" calcext:value-type="float">
            <text:p>0</text:p>
          </table:table-cell>
          <table:table-cell/>
          <table:table-cell table:style-name="ce28" table:formula="of:=SUM([.DB1:.DB139])" office:value-type="float" office:value="0" calcext:value-type="float">
            <text:p>0</text:p>
          </table:table-cell>
          <table:table-cell/>
          <table:table-cell table:style-name="ce28" table:formula="of:=SUM([.DD1:.DD139])" office:value-type="float" office:value="0" calcext:value-type="float">
            <text:p>0</text:p>
          </table:table-cell>
          <table:table-cell/>
          <table:table-cell table:style-name="ce28"/>
          <table:table-cell/>
          <table:table-cell table:style-name="ce28" table:formula="of:=SUM([.DH1:.DH139])" office:value-type="float" office:value="0" calcext:value-type="float">
            <text:p>0</text:p>
          </table:table-cell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859"/>
        </table:table-row>
        <table:table-row table:style-name="ro4">
          <table:table-cell office:value-type="string" calcext:value-type="string">
            <text:p>Pfifferling</text:p>
          </table:table-cell>
          <table:table-cell/>
          <table:table-cell table:style-name="ce27" table:formula="of:=([.O145]/(['Allgemeine Informationen'.$B$2]-[.Q145])*['Allgemeine Informationen'.$B$2])" office:value-type="float" office:value="2.10656753407683" calcext:value-type="float">
            <text:p>2,11</text:p>
          </table:table-cell>
          <table:table-cell table:formula="of:=[.M145]/(['Allgemeine Informationen'.$B$2]-[.Q145])*['Allgemeine Informationen'.$B$2]" office:value-type="float" office:value="29.4919454770756" calcext:value-type="float">
            <text:p>29,49</text:p>
          </table:table-cell>
          <table:table-cell table:style-name="ce45" table:formula="of:=[.N145]/(['Allgemeine Informationen'.$B$2]-[.Q145])*['Allgemeine Informationen'.$B$2]" office:value-type="float" office:value="6.07187112763322" calcext:value-type="float">
            <text:p>6,07</text:p>
          </table:table-cell>
          <table:table-cell table:formula="of:=[.R145]/(['Allgemeine Informationen'.$B$2]-[.Q145])*['Allgemeine Informationen'.$B$2]" office:value-type="float" office:value="40.5204460966543" calcext:value-type="float">
            <text:p>40,52</text:p>
          </table:table-cell>
          <table:table-cell table:style-name="ce54"/>
          <table:table-cell table:formula="of:=[.O145]/['Allgemeine Informationen'.$B$1]" office:value-type="float" office:value="0.017" calcext:value-type="float">
            <text:p>0,02</text:p>
          </table:table-cell>
          <table:table-cell table:style-name="ce5"/>
          <table:table-cell/>
          <table:table-cell table:style-name="ce5"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style-name="ce5" office:value-type="float" office:value="2.38" calcext:value-type="float">
            <text:p>2,38</text:p>
          </table:table-cell>
          <table:table-cell office:value-type="float" office:value="0.49" calcext:value-type="float">
            <text:p>0,49</text:p>
          </table:table-cell>
          <table:table-cell table:style-name="ce5" office:value-type="float" office:value="0.17" calcext:value-type="float">
            <text:p>0,17</text:p>
          </table:table-cell>
          <table:table-cell table:style-name="ce62" office:value-type="float" office:value="0" calcext:value-type="float">
            <text:p>0</text:p>
          </table:table-cell>
          <table:table-cell table:style-name="ce66" office:value-type="float" office:value="91.93" calcext:value-type="float">
            <text:p>91,93</text:p>
          </table:table-cell>
          <table:table-cell office:value-type="float" office:value="3.27" calcext:value-type="float">
            <text:p>3,2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0.23" calcext:value-type="float">
            <text:p>0,23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style-name="ce5" office:value-type="float" office:value="1300" calcext:value-type="float">
            <text:p>1.300</text:p>
          </table:table-cell>
          <table:table-cell office:value-type="float" office:value="7300" calcext:value-type="float">
            <text:p>7.3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table:style-name="ce5" office:value-type="float" office:value="332" calcext:value-type="float">
            <text:p>33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65" calcext:value-type="float">
            <text:p>0,65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3.3" calcext:value-type="float">
            <text:p>3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5" office:value-type="float" office:value="35000" calcext:value-type="float">
            <text:p>35.000</text:p>
          </table:table-cell>
          <table:table-cell/>
          <table:table-cell table:style-name="ce5"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table:style-name="ce5" office:value-type="float" office:value="198" calcext:value-type="float">
            <text:p>198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style-name="ce5"/>
          <table:table-cell table:formula="of:=IF([.CG145]=0;0;[.CF145]/[.CG145])" office:value-type="float" office:value="4.4" calcext:value-type="float">
            <text:p>4,4</text:p>
          </table:table-cell>
          <table:table-cell table:style-name="ce5" office:value-type="float" office:value="0.12" calcext:value-type="float">
            <text:p>0,12</text:p>
          </table:table-cell>
          <table:table-cell office:value-type="float" office:value="0.27" calcext:value-type="float">
            <text:p>0,27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0.14" calcext:value-type="float">
            <text:p>0,1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62" calcext:value-type="float">
            <text:p>0,62</text:p>
          </table:table-cell>
          <table:table-cell office:value-type="float" office:value="2.65" calcext:value-type="float">
            <text:p>2,65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.33" calcext:value-type="float">
            <text:p>2,33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Steinpilz</text:p>
          </table:table-cell>
          <table:table-cell table:style-name="ce7"/>
          <table:table-cell table:formula="of:=([.O146]/(['Allgemeine Informationen'.$B$2]-[.Q146])*['Allgemeine Informationen'.$B$2])" office:value-type="float" office:value="3.99698340874811" calcext:value-type="float">
            <text:p>4</text:p>
          </table:table-cell>
          <table:table-cell table:style-name="ce39" table:formula="of:=[.M146]/(['Allgemeine Informationen'.$B$2]-[.Q146])*['Allgemeine Informationen'.$B$2]" office:value-type="float" office:value="40.7239819004525" calcext:value-type="float">
            <text:p>40,72</text:p>
          </table:table-cell>
          <table:table-cell table:formula="of:=[.N146]/(['Allgemeine Informationen'.$B$2]-[.Q146])*['Allgemeine Informationen'.$B$2]" office:value-type="float" office:value="3.01659125188537" calcext:value-type="float">
            <text:p>3,02</text:p>
          </table:table-cell>
          <table:table-cell table:style-name="ce56" table:formula="of:=[.R146]/(['Allgemeine Informationen'.$B$2]-[.Q146])*['Allgemeine Informationen'.$B$2]" office:value-type="float" office:value="45.3996983408748" calcext:value-type="float">
            <text:p>45,4</text:p>
          </table:table-cell>
          <table:table-cell/>
          <table:table-cell table:style-name="ce7" table:formula="of:=[.O146]/['Allgemeine Informationen'.$B$1]" office:value-type="float" office:value="0.053" calcext:value-type="float">
            <text:p>0,05</text:p>
          </table:table-cell>
          <table:table-cell/>
          <table:table-cell table:style-name="ce7"/>
          <table:table-cell office:value-type="float" office:value="39" calcext:value-type="float">
            <text:p>39</text:p>
          </table:table-cell>
          <table:table-cell table:style-name="ce7" office:value-type="float" office:value="162" calcext:value-type="float">
            <text:p>162</text:p>
          </table:table-cell>
          <table:table-cell office:value-type="float" office:value="5.4" calcext:value-type="float">
            <text:p>5,4</text:p>
          </table:table-cell>
          <table:table-cell table:style-name="ce7" office:value-type="float" office:value="0.4" calcext:value-type="float">
            <text:p>0,4</text:p>
          </table:table-cell>
          <table:table-cell office:value-type="float" office:value="0.53" calcext:value-type="float">
            <text:p>0,53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86.74" calcext:value-type="float">
            <text:p>86,74</text:p>
          </table:table-cell>
          <table:table-cell table:style-name="ce7" office:value-type="float" office:value="6.02" calcext:value-type="float">
            <text:p>6,0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85" calcext:value-type="float">
            <text:p>0,8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3.1" calcext:value-type="float">
            <text:p>3,1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37" calcext:value-type="float">
            <text:p>0,37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2.5" calcext:value-type="float">
            <text:p>2,5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8400" calcext:value-type="float">
            <text:p>8.4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office:value-type="float" office:value="327" calcext:value-type="float">
            <text:p>327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7" office:value-type="float" office:value="279" calcext:value-type="float">
            <text:p>279</text:p>
          </table:table-cell>
          <table:table-cell office:value-type="float" office:value="1.51" calcext:value-type="float">
            <text:p>1,51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12" calcext:value-type="float">
            <text:p>112</text:p>
          </table:table-cell>
          <table:table-cell office:value-type="float" office:value="20000" calcext:value-type="float">
            <text:p>20.000</text:p>
          </table:table-cell>
          <table:table-cell table:style-name="ce7"/>
          <table:table-cell office:value-type="float" office:value="260" calcext:value-type="float">
            <text:p>260</text:p>
          </table:table-cell>
          <table:table-cell table:style-name="ce7"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7"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297" calcext:value-type="float">
            <text:p>297</text:p>
          </table:table-cell>
          <table:table-cell table:style-name="ce7" office:value-type="float" office:value="273" calcext:value-type="float">
            <text:p>273</text:p>
          </table:table-cell>
          <table:table-cell office:value-type="float" office:value="410" calcext:value-type="float">
            <text:p>410</text:p>
          </table:table-cell>
          <table:table-cell table:style-name="ce7" office:value-type="float" office:value="160" calcext:value-type="float">
            <text:p>160</text:p>
          </table:table-cell>
          <table:table-cell office:value-type="float" office:value="326" calcext:value-type="float">
            <text:p>326</text:p>
          </table:table-cell>
          <table:table-cell table:style-name="ce7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786" calcext:value-type="float">
            <text:p>1.78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644" calcext:value-type="float">
            <text:p>1.644</text:p>
          </table:table-cell>
          <table:table-cell/>
          <table:table-cell table:style-name="ce71" table:formula="of:=IF([.CG146]=0;0;[.CF146]/[.CG146])" office:value-type="float" office:value="4.5" calcext:value-type="float">
            <text:p>4,5</text:p>
          </table:table-cell>
          <table:table-cell office:value-type="float" office:value="0.09" calcext:value-type="float">
            <text:p>0,09</text:p>
          </table:table-cell>
          <table:table-cell table:style-name="ce7"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table:style-name="ce87" office:value-type="float" office:value="0.18" calcext:value-type="float">
            <text:p>0,18</text:p>
          </table:table-cell>
          <table:table-cell office:value-type="float" office:value="0.04" calcext:value-type="float">
            <text:p>0,0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style-name="ce7" office:value-type="float" office:value="0.26" calcext:value-type="float">
            <text:p>0,26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.43" calcext:value-type="float">
            <text:p>3,43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.14" calcext:value-type="float">
            <text:p>1,14</text:p>
          </table:table-cell>
          <table:table-cell table:style-name="ce7" office:value-type="float" office:value="4.88" calcext:value-type="float">
            <text:p>4,88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92" calcext:value-type="float">
            <text:p>92</text:p>
          </table:table-cell>
          <table:table-cell office:value-type="float" office:value="2.32" calcext:value-type="float">
            <text:p>2,32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Champignon</text:p>
          </table:table-cell>
          <table:table-cell/>
          <table:table-cell table:style-name="ce27" table:formula="of:=([.O147]/(['Allgemeine Informationen'.$B$2]-[.Q147])*['Allgemeine Informationen'.$B$2])" office:value-type="float" office:value="7.06179066834804" calcext:value-type="float">
            <text:p>7,06</text:p>
          </table:table-cell>
          <table:table-cell table:formula="of:=[.M147]/(['Allgemeine Informationen'.$B$2]-[.Q147])*['Allgemeine Informationen'.$B$2]" office:value-type="float" office:value="51.8284993694829" calcext:value-type="float">
            <text:p>51,83</text:p>
          </table:table-cell>
          <table:table-cell table:style-name="ce45" table:formula="of:=[.N147]/(['Allgemeine Informationen'.$B$2]-[.Q147])*['Allgemeine Informationen'.$B$2]" office:value-type="float" office:value="3.15258511979823" calcext:value-type="float">
            <text:p>3,15</text:p>
          </table:table-cell>
          <table:table-cell table:formula="of:=[.R147]/(['Allgemeine Informationen'.$B$2]-[.Q147])*['Allgemeine Informationen'.$B$2]" office:value-type="float" office:value="23.9596469104666" calcext:value-type="float">
            <text:p>23,96</text:p>
          </table:table-cell>
          <table:table-cell table:style-name="ce54"/>
          <table:table-cell table:formula="of:=[.O147]/['Allgemeine Informationen'.$B$1]" office:value-type="float" office:value="0.056" calcext:value-type="float">
            <text:p>0,06</text:p>
          </table:table-cell>
          <table:table-cell table:style-name="ce5"/>
          <table:table-cell/>
          <table:table-cell table:style-name="ce5"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table:style-name="ce5" office:value-type="float" office:value="4.11" calcext:value-type="float">
            <text:p>4,11</text:p>
          </table:table-cell>
          <table:table-cell office:value-type="float" office:value="0.25" calcext:value-type="float">
            <text:p>0,25</text:p>
          </table:table-cell>
          <table:table-cell table:style-name="ce5" office:value-type="float" office:value="0.56" calcext:value-type="float">
            <text:p>0,56</text:p>
          </table:table-cell>
          <table:table-cell table:style-name="ce62" office:value-type="float" office:value="0" calcext:value-type="float">
            <text:p>0</text:p>
          </table:table-cell>
          <table:table-cell table:style-name="ce66" office:value-type="float" office:value="92.07" calcext:value-type="float">
            <text:p>92,07</text:p>
          </table:table-cell>
          <table:table-cell office:value-type="float" office:value="1.9" calcext:value-type="float">
            <text:p>1,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1.94" calcext:value-type="float">
            <text:p>1,94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0.09" calcext:value-type="float">
            <text:p>0,09</text:p>
          </table:table-cell>
          <table:table-cell table:style-name="ce5" office:value-type="float" office:value="0.42" calcext:value-type="float">
            <text:p>0,42</text:p>
          </table:table-cell>
          <table:table-cell office:value-type="float" office:value="0.06" calcext:value-type="float">
            <text:p>0,06</text:p>
          </table:table-cell>
          <table:table-cell table:style-name="ce5" office:value-type="float" office:value="4.9" calcext:value-type="float">
            <text:p>4,9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.1" calcext:value-type="float">
            <text:p>2,1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5600" calcext:value-type="float">
            <text:p>5.60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table:style-name="ce5"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.19" calcext:value-type="float">
            <text:p>1,19</text:p>
          </table:table-cell>
          <table:table-cell table:style-name="ce5" office:value-type="float" office:value="129" calcext:value-type="float">
            <text:p>129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0.52" calcext:value-type="float">
            <text:p>0,52</text:p>
          </table:table-cell>
          <table:table-cell office:value-type="float" office:value="67" calcext:value-type="float">
            <text:p>67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34000" calcext:value-type="float">
            <text:p>34.000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15" calcext:value-type="float">
            <text:p>315</text:p>
          </table:table-cell>
          <table:table-cell office:value-type="float" office:value="291" calcext:value-type="float">
            <text:p>291</text:p>
          </table:table-cell>
          <table:table-cell table:style-name="ce5" office:value-type="float" office:value="442" calcext:value-type="float">
            <text:p>442</text:p>
          </table:table-cell>
          <table:table-cell office:value-type="float" office:value="171" calcext:value-type="float">
            <text:p>171</text:p>
          </table:table-cell>
          <table:table-cell table:style-name="ce5" office:value-type="float" office:value="348" calcext:value-type="float">
            <text:p>348</text:p>
          </table:table-cell>
          <table:table-cell office:value-type="float" office:value="189" calcext:value-type="float">
            <text:p>18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35" calcext:value-type="float">
            <text:p>1.03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756" calcext:value-type="float">
            <text:p>1.756</text:p>
          </table:table-cell>
          <table:table-cell table:style-name="ce5"/>
          <table:table-cell table:formula="of:=IF([.CG147]=0;0;[.CF147]/[.CG147])" office:value-type="float" office:value="0.733333333333333" calcext:value-type="float">
            <text:p>0,73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style-name="ce5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style-name="ce5"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0.45" calcext:value-type="float">
            <text:p>0,4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36" calcext:value-type="float">
            <text:p>0,36</text:p>
          </table:table-cell>
          <table:table-cell office:value-type="float" office:value="1.54" calcext:value-type="float">
            <text:p>1,54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0.02" calcext:value-type="float">
            <text:p>0,0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.62" calcext:value-type="float">
            <text:p>6,62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Austernpilz/-seitling</text:p>
          </table:table-cell>
          <table:table-cell table:style-name="ce7"/>
          <table:table-cell table:formula="of:=([.O148]/(['Allgemeine Informationen'.$B$2]-[.Q148])*['Allgemeine Informationen'.$B$2])" office:value-type="float" office:value="19.9233716475096" calcext:value-type="float">
            <text:p>19,92</text:p>
          </table:table-cell>
          <table:table-cell table:style-name="ce39" table:formula="of:=[.M148]/(['Allgemeine Informationen'.$B$2]-[.Q148])*['Allgemeine Informationen'.$B$2]" office:value-type="float" office:value="26.5134099616858" calcext:value-type="float">
            <text:p>26,51</text:p>
          </table:table-cell>
          <table:table-cell table:formula="of:=[.N148]/(['Allgemeine Informationen'.$B$2]-[.Q148])*['Allgemeine Informationen'.$B$2]" office:value-type="float" office:value="1.68582375478927" calcext:value-type="float">
            <text:p>1,69</text:p>
          </table:table-cell>
          <table:table-cell table:style-name="ce56" table:formula="of:=[.R148]/(['Allgemeine Informationen'.$B$2]-[.Q148])*['Allgemeine Informationen'.$B$2]" office:value-type="float" office:value="44.8275862068966" calcext:value-type="float">
            <text:p>44,83</text:p>
          </table:table-cell>
          <table:table-cell/>
          <table:table-cell table:style-name="ce7" table:formula="of:=[.O148]/['Allgemeine Informationen'.$B$1]" office:value-type="float" office:value="0.26" calcext:value-type="float">
            <text:p>0,26</text:p>
          </table:table-cell>
          <table:table-cell/>
          <table:table-cell table:style-name="ce7"/>
          <table:table-cell office:value-type="float" office:value="35" calcext:value-type="float">
            <text:p>35</text:p>
          </table:table-cell>
          <table:table-cell table:style-name="ce7" office:value-type="float" office:value="145" calcext:value-type="float">
            <text:p>145</text:p>
          </table:table-cell>
          <table:table-cell office:value-type="float" office:value="3.46" calcext:value-type="float">
            <text:p>3,46</text:p>
          </table:table-cell>
          <table:table-cell table:style-name="ce7" office:value-type="float" office:value="0.22" calcext:value-type="float">
            <text:p>0,22</text:p>
          </table:table-cell>
          <table:table-cell office:value-type="float" office:value="2.6" calcext:value-type="float">
            <text:p>2,6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86.95" calcext:value-type="float">
            <text:p>86,95</text:p>
          </table:table-cell>
          <table:table-cell table:style-name="ce7" office:value-type="float" office:value="5.85" calcext:value-type="float">
            <text:p>5,8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78" calcext:value-type="float">
            <text:p>0,78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0.19" calcext:value-type="float">
            <text:p>0,19</text:p>
          </table:table-cell>
          <table:table-cell office:value-type="float" office:value="0.28" calcext:value-type="float">
            <text:p>0,28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0.6" calcext:value-type="float">
            <text:p>0,6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500" calcext:value-type="float">
            <text:p>10.50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.23" calcext:value-type="float">
            <text:p>1,23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118" calcext:value-type="float">
            <text:p>118</text:p>
          </table:table-cell>
          <table:table-cell office:value-type="float" office:value="0.87" calcext:value-type="float">
            <text:p>0,87</text:p>
          </table:table-cell>
          <table:table-cell table:style-name="ce7"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8" calcext:value-type="float">
            <text:p>158</text:p>
          </table:table-cell>
          <table:table-cell office:value-type="float" office:value="34000" calcext:value-type="float">
            <text:p>34.000</text:p>
          </table:table-cell>
          <table:table-cell table:style-name="ce7"/>
          <table:table-cell office:value-type="float" office:value="234" calcext:value-type="float">
            <text:p>234</text:p>
          </table:table-cell>
          <table:table-cell table:style-name="ce7"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table:style-name="ce7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table:style-name="ce7"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table:style-name="ce7" office:value-type="float" office:value="215" calcext:value-type="float">
            <text:p>215</text:p>
          </table:table-cell>
          <table:table-cell office:value-type="float" office:value="323" calcext:value-type="float">
            <text:p>323</text:p>
          </table:table-cell>
          <table:table-cell table:style-name="ce7" office:value-type="float" office:value="126" calcext:value-type="float">
            <text:p>126</text:p>
          </table:table-cell>
          <table:table-cell office:value-type="float" office:value="257" calcext:value-type="float">
            <text:p>257</text:p>
          </table:table-cell>
          <table:table-cell table:style-name="ce7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52" calcext:value-type="float">
            <text:p>1.55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296" calcext:value-type="float">
            <text:p>1.296</text:p>
          </table:table-cell>
          <table:table-cell/>
          <table:table-cell table:style-name="ce71" table:formula="of:=IF([.CG148]=0;0;[.CF148]/[.CG148])"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table:style-name="ce87" office:value-type="float" office:value="0.1" calcext:value-type="float">
            <text:p>0,1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0.02" calcext:value-type="float">
            <text:p>0,02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style-name="ce7"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.33" calcext:value-type="float">
            <text:p>3,33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2.08" calcext:value-type="float">
            <text:p>2,0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80" calcext:value-type="float">
            <text:p>2.08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1.11" calcext:value-type="float">
            <text:p>1,11</text:p>
          </table:table-cell>
          <table:table-cell table:style-name="ce7" office:value-type="float" office:value="4.74" calcext:value-type="float">
            <text:p>4,74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6.29" calcext:value-type="float">
            <text:p>6,29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Shiitake</text:p>
          </table:table-cell>
          <table:table-cell/>
          <table:table-cell table:style-name="ce27" table:formula="of:=([.O149]/(['Allgemeine Informationen'.$B$2]-[.Q149])*['Allgemeine Informationen'.$B$2])" office:value-type="float" office:value="74.1275571600481" calcext:value-type="float">
            <text:p>74,13</text:p>
          </table:table-cell>
          <table:table-cell table:formula="of:=[.M149]/(['Allgemeine Informationen'.$B$2]-[.Q149])*['Allgemeine Informationen'.$B$2]" office:value-type="float" office:value="9.38628158844765" calcext:value-type="float">
            <text:p>9,39</text:p>
          </table:table-cell>
          <table:table-cell table:style-name="ce45" table:formula="of:=[.N149]/(['Allgemeine Informationen'.$B$2]-[.Q149])*['Allgemeine Informationen'.$B$2]" office:value-type="float" office:value="1.323706377858" calcext:value-type="float">
            <text:p>1,32</text:p>
          </table:table-cell>
          <table:table-cell table:formula="of:=[.R149]/(['Allgemeine Informationen'.$B$2]-[.Q149])*['Allgemeine Informationen'.$B$2]" office:value-type="float" office:value="11.7930204572804" calcext:value-type="float">
            <text:p>11,79</text:p>
          </table:table-cell>
          <table:table-cell table:style-name="ce54"/>
          <table:table-cell table:formula="of:=[.O149]/['Allgemeine Informationen'.$B$1]" office:value-type="float" office:value="1.232" calcext:value-type="float">
            <text:p>1,23</text:p>
          </table:table-cell>
          <table:table-cell table:style-name="ce5"/>
          <table:table-cell/>
          <table:table-cell table:style-name="ce5" office:value-type="float" office:value="46" calcext:value-type="float">
            <text:p>46</text:p>
          </table:table-cell>
          <table:table-cell office:value-type="float" office:value="192" calcext:value-type="float">
            <text:p>192</text:p>
          </table:table-cell>
          <table:table-cell table:style-name="ce5" office:value-type="float" office:value="1.56" calcext:value-type="float">
            <text:p>1,56</text:p>
          </table:table-cell>
          <table:table-cell office:value-type="float" office:value="0.22" calcext:value-type="float">
            <text:p>0,22</text:p>
          </table:table-cell>
          <table:table-cell table:style-name="ce5" office:value-type="float" office:value="12.32" calcext:value-type="float">
            <text:p>12,32</text:p>
          </table:table-cell>
          <table:table-cell table:style-name="ce62" office:value-type="float" office:value="0" calcext:value-type="float">
            <text:p>0</text:p>
          </table:table-cell>
          <table:table-cell table:style-name="ce66" office:value-type="float" office:value="83.38" calcext:value-type="float">
            <text:p>83,38</text:p>
          </table:table-cell>
          <table:table-cell office:value-type="float" office:value="1.96" calcext:value-type="float">
            <text:p>1,9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17" calcext:value-type="float">
            <text:p>0,17</text:p>
          </table:table-cell>
          <table:table-cell office:value-type="float" office:value="0.05" calcext:value-type="float">
            <text:p>0,0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67" calcext:value-type="float">
            <text:p>2.06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.44" calcext:value-type="float">
            <text:p>0,44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5" office:value-type="float" office:value="35000" calcext:value-type="float">
            <text:p>35.000</text:p>
          </table:table-cell>
          <table:table-cell/>
          <table:table-cell table:style-name="ce5"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418" calcext:value-type="float">
            <text:p>418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table:style-name="ce5"/>
          <table:table-cell table:formula="of:=IF([.CG149]=0;0;[.CF149]/[.CG149])" office:value-type="float" office:value="5" calcext:value-type="float">
            <text:p>5</text:p>
          </table:table-cell>
          <table:table-cell table:style-name="ce5" office:value-type="float" office:value="0.05" calcext:value-type="float">
            <text:p>0,05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1.48" calcext:value-type="float">
            <text:p>1,48</text:p>
          </table:table-cell>
          <table:table-cell office:value-type="float" office:value="0.62" calcext:value-type="float">
            <text:p>0,62</text:p>
          </table:table-cell>
          <table:table-cell table:style-name="ce5"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.12" calcext:value-type="float">
            <text:p>1,12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9.86" calcext:value-type="float">
            <text:p>9,8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856" calcext:value-type="float">
            <text:p>9.85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94" calcext:value-type="float">
            <text:p>2.09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37" calcext:value-type="float">
            <text:p>0,37</text:p>
          </table:table-cell>
          <table:table-cell office:value-type="float" office:value="1.59" calcext:value-type="float">
            <text:p>1,59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.33" calcext:value-type="float">
            <text:p>2,33</text:p>
          </table:table-cell>
          <table:table-cell table:number-columns-repeated="857"/>
        </table:table-row>
        <table:table-row table:style-name="ro1">
          <table:table-cell table:style-name="ce12" table:number-columns-repeated="2"/>
          <table:table-cell/>
          <table:table-cell table:style-name="ce33"/>
          <table:table-cell/>
          <table:table-cell table:style-name="ce5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63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72"/>
          <table:table-cell/>
          <table:table-cell table:style-name="ce12"/>
          <table:table-cell/>
          <table:table-cell table:style-name="ce90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859"/>
        </table:table-row>
        <table:table-row table:style-name="ro3">
          <table:table-cell table:style-name="ce4" office:value-type="string" calcext:value-type="string">
            <text:p>Sonstige</text:p>
          </table:table-cell>
          <table:table-cell table:style-name="ce4"/>
          <table:table-cell/>
          <table:table-cell table:style-name="ce35"/>
          <table:table-cell/>
          <table:table-cell table:style-name="ce53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73"/>
          <table:table-cell/>
          <table:table-cell table:style-name="ce28"/>
          <table:table-cell/>
          <table:table-cell table:style-name="ce91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859"/>
        </table:table-row>
        <table:table-row table:style-name="ro4">
          <table:table-cell office:value-type="string" calcext:value-type="string">
            <text:p>Stärke </text:p>
          </table:table-cell>
          <table:table-cell/>
          <table:table-cell table:style-name="ce27" table:formula="of:=([.O152]/(['Allgemeine Informationen'.$B$2]-[.Q152])*['Allgemeine Informationen'.$B$2])" office:value-type="float" office:value="98.0257902544791" calcext:value-type="float">
            <text:p>98,03</text:p>
          </table:table-cell>
          <table:table-cell table:formula="of:=[.M152]/(['Allgemeine Informationen'.$B$2]-[.Q152])*['Allgemeine Informationen'.$B$2]" office:value-type="float" office:value="0.490699532123702" calcext:value-type="float">
            <text:p>0,49</text:p>
          </table:table-cell>
          <table:table-cell table:style-name="ce45" table:formula="of:=[.N152]/(['Allgemeine Informationen'.$B$2]-[.Q152])*['Allgemeine Informationen'.$B$2]" office:value-type="float" office:value="0.0912929362090608" calcext:value-type="float">
            <text:p>0,09</text:p>
          </table:table-cell>
          <table:table-cell table:formula="of:=[.R152]/(['Allgemeine Informationen'.$B$2]-[.Q152])*['Allgemeine Informationen'.$B$2]" office:value-type="float" office:value="1.14116170261326" calcext:value-type="float">
            <text:p>1,14</text:p>
          </table:table-cell>
          <table:table-cell table:style-name="ce54"/>
          <table:table-cell table:formula="of:=[.O152]/['Allgemeine Informationen'.$B$1]" office:value-type="float" office:value="8.59" calcext:value-type="float">
            <text:p>8,59</text:p>
          </table:table-cell>
          <table:table-cell table:style-name="ce5"/>
          <table:table-cell/>
          <table:table-cell table:style-name="ce5" office:value-type="float" office:value="353" calcext:value-type="float">
            <text:p>353</text:p>
          </table:table-cell>
          <table:table-cell office:value-type="float" office:value="1479" calcext:value-type="float">
            <text:p>1.479</text:p>
          </table:table-cell>
          <table:table-cell table:style-name="ce5" office:value-type="float" office:value="0.43" calcext:value-type="float">
            <text:p>0,43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85.9" calcext:value-type="float">
            <text:p>85,9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2.37" calcext:value-type="float">
            <text:p>12,3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00" calcext:value-type="float">
            <text:p>1.000</text:p>
          </table:table-cell>
          <table:table-cell table:style-name="ce5" office:value-type="float" office:value="1000" calcext:value-type="float">
            <text:p>1.000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style-name="ce5"/>
          <table:table-cell table:style-name="ce84" table:formula="of:=IF([.CG152]=0;0;[.CF152]/[.CG152])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5.9" calcext:value-type="float">
            <text:p>85,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style-name="ce5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85900" calcext:value-type="float">
            <text:p>85.900</text:p>
          </table:table-cell>
          <table:table-cell/>
          <table:table-cell table:style-name="ce5" office:value-type="float" office:value="0.42" calcext:value-type="float">
            <text:p>0,42</text:p>
          </table:table-cell>
          <table:table-cell office:value-type="float" office:value="0.58" calcext:value-type="float">
            <text:p>0,58</text:p>
          </table:table-cell>
          <table:table-cell table:style-name="ce5" office:value-type="float" office:value="230" calcext:value-type="float">
            <text:p>230</text:p>
          </table:table-cell>
          <table:table-cell office:value-type="float" office:value="0.01" calcext:value-type="float">
            <text:p>0,0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67" calcext:value-type="float">
            <text:p>4,67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Rohrzucker braun (Saccharose)</text:p>
          </table:table-cell>
          <table:table-cell table:style-name="ce7"/>
          <table:table-cell table:formula="of:=([.O153]/(['Allgemeine Informationen'.$B$2]-[.Q153])*['Allgemeine Informationen'.$B$2])" office:value-type="float" office:value="99.5401124169648" calcext:value-type="float">
            <text:p>99,54</text:p>
          </table:table-cell>
          <table:table-cell table:style-name="ce39" table:formula="of:=[.M153]/(['Allgemeine Informationen'.$B$2]-[.Q153])*['Allgemeine Informationen'.$B$2]" office:value-type="float" office:value="0" calcext:value-type="float">
            <text:p>0</text:p>
          </table:table-cell>
          <table:table-cell table:formula="of:=[.N153]/(['Allgemeine Informationen'.$B$2]-[.Q153])*['Allgemeine Informationen'.$B$2]" office:value-type="float" office:value="0" calcext:value-type="float">
            <text:p>0</text:p>
          </table:table-cell>
          <table:table-cell table:style-name="ce56" table:formula="of:=[.R153]/(['Allgemeine Informationen'.$B$2]-[.Q153])*['Allgemeine Informationen'.$B$2]" office:value-type="float" office:value="0" calcext:value-type="float">
            <text:p>0</text:p>
          </table:table-cell>
          <table:table-cell/>
          <table:table-cell table:style-name="ce7" table:formula="of:=[.O153]/['Allgemeine Informationen'.$B$1]" office:value-type="float" office:value="9.74" calcext:value-type="float">
            <text:p>9,74</text:p>
          </table:table-cell>
          <table:table-cell/>
          <table:table-cell table:style-name="ce7"/>
          <table:table-cell office:value-type="float" office:value="396" calcext:value-type="float">
            <text:p>396</text:p>
          </table:table-cell>
          <table:table-cell table:style-name="ce7" office:value-type="float" office:value="1656" calcext:value-type="float">
            <text:p>1.65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7.4" calcext:value-type="float">
            <text:p>97,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5" calcext:value-type="float">
            <text:p>0,45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1" calcext:value-type="float">
            <text:p>0,01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0.06" calcext:value-type="float">
            <text:p>0,06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4000" calcext:value-type="float">
            <text:p>14.00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85" table:formula="of:=IF([.CG153]=0;0;[.CF153]/[.CG1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table:style-name="ce7" office:value-type="float" office:value="0.49" calcext:value-type="float">
            <text:p>0,49</text:p>
          </table:table-cell>
          <table:table-cell office:value-type="float" office:value="96.7" calcext:value-type="float">
            <text:p>96,7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7.67" calcext:value-type="float">
            <text:p>97,6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6700" calcext:value-type="float">
            <text:p>96.7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Haushaltszucker/Kristallzucker weiß (Saccharose)</text:p>
          </table:table-cell>
          <table:table-cell/>
          <table:table-cell table:style-name="ce27" table:formula="of:=([.O154]/(['Allgemeine Informationen'.$B$2]-[.Q154])*['Allgemeine Informationen'.$B$2])" office:value-type="float" office:value="99.9199038846616" calcext:value-type="float">
            <text:p>99,92</text:p>
          </table:table-cell>
          <table:table-cell table:formula="of:=[.M154]/(['Allgemeine Informationen'.$B$2]-[.Q154])*['Allgemeine Informationen'.$B$2]" office:value-type="float" office:value="0" calcext:value-type="float">
            <text:p>0</text:p>
          </table:table-cell>
          <table:table-cell table:style-name="ce45" table:formula="of:=[.N154]/(['Allgemeine Informationen'.$B$2]-[.Q154])*['Allgemeine Informationen'.$B$2]" office:value-type="float" office:value="0" calcext:value-type="float">
            <text:p>0</text:p>
          </table:table-cell>
          <table:table-cell table:formula="of:=[.R154]/(['Allgemeine Informationen'.$B$2]-[.Q154])*['Allgemeine Informationen'.$B$2]" office:value-type="float" office:value="0" calcext:value-type="float">
            <text:p>0</text:p>
          </table:table-cell>
          <table:table-cell table:style-name="ce54"/>
          <table:table-cell table:formula="of:=[.O154]/['Allgemeine Informationen'.$B$1]" office:value-type="float" office:value="9.98" calcext:value-type="float">
            <text:p>9,98</text:p>
          </table:table-cell>
          <table:table-cell table:style-name="ce5"/>
          <table:table-cell/>
          <table:table-cell table:style-name="ce5" office:value-type="float" office:value="405" calcext:value-type="float">
            <text:p>405</text:p>
          </table:table-cell>
          <table:table-cell office:value-type="float" office:value="1697" calcext:value-type="float">
            <text:p>1.69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style-name="ce84" table:formula="of:=IF([.CG154]=0;0;[.CF154]/[.CG154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9800" calcext:value-type="float">
            <text:p>99.8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Fruchtzucker (Fructose)</text:p>
          </table:table-cell>
          <table:table-cell table:style-name="ce7"/>
          <table:table-cell table:formula="of:=([.O155]/(['Allgemeine Informationen'.$B$2]-[.Q155])*['Allgemeine Informationen'.$B$2])" office:value-type="float" office:value="99.9199038846616" calcext:value-type="float">
            <text:p>99,92</text:p>
          </table:table-cell>
          <table:table-cell table:style-name="ce39" table:formula="of:=[.M155]/(['Allgemeine Informationen'.$B$2]-[.Q155])*['Allgemeine Informationen'.$B$2]" office:value-type="float" office:value="0" calcext:value-type="float">
            <text:p>0</text:p>
          </table:table-cell>
          <table:table-cell table:formula="of:=[.N155]/(['Allgemeine Informationen'.$B$2]-[.Q155])*['Allgemeine Informationen'.$B$2]" office:value-type="float" office:value="0" calcext:value-type="float">
            <text:p>0</text:p>
          </table:table-cell>
          <table:table-cell table:style-name="ce56" table:formula="of:=[.R155]/(['Allgemeine Informationen'.$B$2]-[.Q155])*['Allgemeine Informationen'.$B$2]" office:value-type="float" office:value="0" calcext:value-type="float">
            <text:p>0</text:p>
          </table:table-cell>
          <table:table-cell/>
          <table:table-cell table:style-name="ce7" table:formula="of:=[.O155]/['Allgemeine Informationen'.$B$1]" office:value-type="float" office:value="9.98" calcext:value-type="float">
            <text:p>9,98</text:p>
          </table:table-cell>
          <table:table-cell/>
          <table:table-cell table:style-name="ce7"/>
          <table:table-cell office:value-type="float" office:value="405" calcext:value-type="float">
            <text:p>405</text:p>
          </table:table-cell>
          <table:table-cell table:style-name="ce7" office:value-type="float" office:value="1697" calcext:value-type="float">
            <text:p>1.69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4" calcext:value-type="float">
            <text:p>0,04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85" table:formula="of:=IF([.CG155]=0;0;[.CF155]/[.CG1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9800" calcext:value-type="float">
            <text:p>99.8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Malzzucker (Maltose)</text:p>
          </table:table-cell>
          <table:table-cell/>
          <table:table-cell table:style-name="ce27" table:formula="of:=([.O156]/(['Allgemeine Informationen'.$B$2]-[.Q156])*['Allgemeine Informationen'.$B$2])" office:value-type="float" office:value="99.9199038846616" calcext:value-type="float">
            <text:p>99,92</text:p>
          </table:table-cell>
          <table:table-cell table:formula="of:=[.M156]/(['Allgemeine Informationen'.$B$2]-[.Q156])*['Allgemeine Informationen'.$B$2]" office:value-type="float" office:value="0" calcext:value-type="float">
            <text:p>0</text:p>
          </table:table-cell>
          <table:table-cell table:style-name="ce45" table:formula="of:=[.N156]/(['Allgemeine Informationen'.$B$2]-[.Q156])*['Allgemeine Informationen'.$B$2]" office:value-type="float" office:value="0" calcext:value-type="float">
            <text:p>0</text:p>
          </table:table-cell>
          <table:table-cell table:formula="of:=[.R156]/(['Allgemeine Informationen'.$B$2]-[.Q156])*['Allgemeine Informationen'.$B$2]" office:value-type="float" office:value="0" calcext:value-type="float">
            <text:p>0</text:p>
          </table:table-cell>
          <table:table-cell table:style-name="ce54"/>
          <table:table-cell table:formula="of:=[.O156]/['Allgemeine Informationen'.$B$1]" office:value-type="float" office:value="9.98" calcext:value-type="float">
            <text:p>9,98</text:p>
          </table:table-cell>
          <table:table-cell table:style-name="ce5"/>
          <table:table-cell/>
          <table:table-cell table:style-name="ce5" office:value-type="float" office:value="405" calcext:value-type="float">
            <text:p>405</text:p>
          </table:table-cell>
          <table:table-cell office:value-type="float" office:value="1697" calcext:value-type="float">
            <text:p>1.69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style-name="ce84" table:formula="of:=IF([.CG156]=0;0;[.CF156]/[.CG156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table:style-name="ce5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9800" calcext:value-type="float">
            <text:p>99.8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Milchzucker (Lactose)</text:p>
          </table:table-cell>
          <table:table-cell table:style-name="ce7"/>
          <table:table-cell table:formula="of:=([.O157]/(['Allgemeine Informationen'.$B$2]-[.Q157])*['Allgemeine Informationen'.$B$2])" office:value-type="float" office:value="99.9199038846616" calcext:value-type="float">
            <text:p>99,92</text:p>
          </table:table-cell>
          <table:table-cell table:style-name="ce39" table:formula="of:=[.M157]/(['Allgemeine Informationen'.$B$2]-[.Q157])*['Allgemeine Informationen'.$B$2]" office:value-type="float" office:value="0" calcext:value-type="float">
            <text:p>0</text:p>
          </table:table-cell>
          <table:table-cell table:formula="of:=[.N157]/(['Allgemeine Informationen'.$B$2]-[.Q157])*['Allgemeine Informationen'.$B$2]" office:value-type="float" office:value="0" calcext:value-type="float">
            <text:p>0</text:p>
          </table:table-cell>
          <table:table-cell table:style-name="ce56" table:formula="of:=[.R157]/(['Allgemeine Informationen'.$B$2]-[.Q157])*['Allgemeine Informationen'.$B$2]" office:value-type="float" office:value="0" calcext:value-type="float">
            <text:p>0</text:p>
          </table:table-cell>
          <table:table-cell/>
          <table:table-cell table:style-name="ce7" table:formula="of:=[.O157]/['Allgemeine Informationen'.$B$1]" office:value-type="float" office:value="9.98" calcext:value-type="float">
            <text:p>9,98</text:p>
          </table:table-cell>
          <table:table-cell/>
          <table:table-cell table:style-name="ce7"/>
          <table:table-cell office:value-type="float" office:value="405" calcext:value-type="float">
            <text:p>405</text:p>
          </table:table-cell>
          <table:table-cell table:style-name="ce7" office:value-type="float" office:value="1697" calcext:value-type="float">
            <text:p>1.69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4" calcext:value-type="float">
            <text:p>0,04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85" table:formula="of:=IF([.CG157]=0;0;[.CF157]/[.CG1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9800" calcext:value-type="float">
            <text:p>99.8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office:value-type="string" calcext:value-type="string">
            <text:p>Traubenzucker (Glucose)</text:p>
          </table:table-cell>
          <table:table-cell/>
          <table:table-cell table:style-name="ce27" table:formula="of:=([.O158]/(['Allgemeine Informationen'.$B$2]-[.Q158])*['Allgemeine Informationen'.$B$2])" office:value-type="float" office:value="99.9199038846616" calcext:value-type="float">
            <text:p>99,92</text:p>
          </table:table-cell>
          <table:table-cell table:formula="of:=[.M158]/(['Allgemeine Informationen'.$B$2]-[.Q158])*['Allgemeine Informationen'.$B$2]" office:value-type="float" office:value="0" calcext:value-type="float">
            <text:p>0</text:p>
          </table:table-cell>
          <table:table-cell table:style-name="ce45" table:formula="of:=[.N158]/(['Allgemeine Informationen'.$B$2]-[.Q158])*['Allgemeine Informationen'.$B$2]" office:value-type="float" office:value="0" calcext:value-type="float">
            <text:p>0</text:p>
          </table:table-cell>
          <table:table-cell table:formula="of:=[.R158]/(['Allgemeine Informationen'.$B$2]-[.Q158])*['Allgemeine Informationen'.$B$2]" office:value-type="float" office:value="0" calcext:value-type="float">
            <text:p>0</text:p>
          </table:table-cell>
          <table:table-cell table:style-name="ce54"/>
          <table:table-cell table:formula="of:=[.O158]/['Allgemeine Informationen'.$B$1]" office:value-type="float" office:value="9.98" calcext:value-type="float">
            <text:p>9,98</text:p>
          </table:table-cell>
          <table:table-cell table:style-name="ce5"/>
          <table:table-cell/>
          <table:table-cell table:style-name="ce5" office:value-type="float" office:value="405" calcext:value-type="float">
            <text:p>405</text:p>
          </table:table-cell>
          <table:table-cell office:value-type="float" office:value="1697" calcext:value-type="float">
            <text:p>1.69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style-name="ce84" table:formula="of:=IF([.CG158]=0;0;[.CF158]/[.CG158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5" office:value-type="float" office:value="99.8" calcext:value-type="float">
            <text:p>99,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99.8" calcext:value-type="float">
            <text:p>99,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9800" calcext:value-type="float">
            <text:p>99.80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table:style-name="ce7" office:value-type="string" calcext:value-type="string">
            <text:p>Birkenzucker (Xylit)</text:p>
          </table:table-cell>
          <table:table-cell table:style-name="ce7"/>
          <table:table-cell table:formula="of:=([.O159]/(['Allgemeine Informationen'.$B$2]-[.Q159])*['Allgemeine Informationen'.$B$2])" office:value-type="float" office:value="100" calcext:value-type="float">
            <text:p>100</text:p>
          </table:table-cell>
          <table:table-cell table:style-name="ce39" table:formula="of:=[.M159]/(['Allgemeine Informationen'.$B$2]-[.Q159])*['Allgemeine Informationen'.$B$2]" office:value-type="float" office:value="0" calcext:value-type="float">
            <text:p>0</text:p>
          </table:table-cell>
          <table:table-cell table:formula="of:=[.N159]/(['Allgemeine Informationen'.$B$2]-[.Q159])*['Allgemeine Informationen'.$B$2]" office:value-type="float" office:value="0" calcext:value-type="float">
            <text:p>0</text:p>
          </table:table-cell>
          <table:table-cell table:style-name="ce56" table:formula="of:=[.R159]/(['Allgemeine Informationen'.$B$2]-[.Q159])*['Allgemeine Informationen'.$B$2]" office:value-type="float" office:value="0" calcext:value-type="float">
            <text:p>0</text:p>
          </table:table-cell>
          <table:table-cell/>
          <table:table-cell table:style-name="ce7" table:formula="of:=[.O159]/['Allgemeine Informationen'.$B$1]" office:value-type="float" office:value="9.9" calcext:value-type="float">
            <text:p>9,9</text:p>
          </table:table-cell>
          <table:table-cell/>
          <table:table-cell table:style-name="ce7"/>
          <table:table-cell office:value-type="float" office:value="236" calcext:value-type="float">
            <text:p>236</text:p>
          </table:table-cell>
          <table:table-cell table:style-name="ce7"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85" table:formula="of:=IF([.CG159]=0;0;[.CF159]/[.CG1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9000" calcext:value-type="float">
            <text:p>99.0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9000" calcext:value-type="float">
            <text:p>99.00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57"/>
        </table:table-row>
        <table:table-row table:style-name="ro1">
          <table:table-cell table:style-name="ce12" table:number-columns-repeated="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style-name="ce7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859"/>
        </table:table-row>
        <calcext:conditional-formats>
          <calcext:conditional-format calcext:target-range-address="Grundnahrungsmittel.Q5:Grundnahrungsmittel.Q159">
            <calcext:color-scale>
              <calcext:color-scale-entry calcext:value="0" calcext:type="minimum" calcext:color="#c5000b"/>
              <calcext:color-scale-entry calcext:value="50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CF133:Grundnahrungsmittel.CF159 Grundnahrungsmittel.CF122:Grundnahrungsmittel.CF130 Grundnahrungsmittel.CF101:Grundnahrungsmittel.CF116 Grundnahrungsmittel.CF19:Grundnahrungsmittel.CF95 Grundnahrungsmittel.CF5:Grundnahrungsmittel.CF14">
            <calcext:color-scale>
              <calcext:color-scale-entry calcext:value="0" calcext:type="minimum" calcext:color="#c5000b"/>
              <calcext:color-scale-entry calcext:value="50" calcext:type="percent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CB122:Grundnahrungsmittel.CB151 Grundnahrungsmittel.CB106:Grundnahrungsmittel.CB117 Grundnahrungsmittel.CB5:Grundnahrungsmittel.CB32 Grundnahrungsmittel.CB34:Grundnahrungsmittel.CB102">
            <calcext:color-scale>
              <calcext:color-scale-entry calcext:value="0" calcext:type="minimum" calcext:color="#c5000b"/>
              <calcext:color-scale-entry calcext:value="=1/12" calcext:type="formula" calcext:color="#ffd320"/>
              <calcext:color-scale-entry calcext:value="=1/6" calcext:type="formula" calcext:color="#579d1c"/>
            </calcext:color-scale>
          </calcext:conditional-format>
          <calcext:conditional-format calcext:target-range-address="Grundnahrungsmittel.C5:Grundnahrungsmittel.C159">
            <calcext:color-scale>
              <calcext:color-scale-entry calcext:value="0" calcext:type="minimum" calcext:color="#579d1c"/>
              <calcext:color-scale-entry calcext:value="10" calcext:type="number" calcext:color="#ffd320"/>
              <calcext:color-scale-entry calcext:value="0" calcext:type="maximum" calcext:color="#c5000b"/>
            </calcext:color-scale>
          </calcext:conditional-format>
          <calcext:conditional-format calcext:target-range-address="Grundnahrungsmittel.D5:Grundnahrungsmittel.D159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E5:Grundnahrungsmittel.E159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F5:Grundnahrungsmittel.F159 Grundnahrungsmittel.G5:Grundnahrungsmittel.G20 Grundnahrungsmittel.G54:Grundnahrungsmittel.G159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CB152:Grundnahrungsmittel.CB159">
            <calcext:color-scale>
              <calcext:color-scale-entry calcext:value="0" calcext:type="minimum" calcext:color="#c5000b"/>
              <calcext:color-scale-entry calcext:value="=1/12" calcext:type="formula" calcext:color="#ffd320"/>
              <calcext:color-scale-entry calcext:value="=1/6" calcext:type="formula" calcext:color="#579d1c"/>
            </calcext:color-scale>
          </calcext:conditional-format>
          <calcext:conditional-format calcext:target-range-address="Grundnahrungsmittel.CF131:Grundnahrungsmittel.CF132 Grundnahrungsmittel.CB34:Grundnahrungsmittel.CB34 Grundnahrungsmittel.CB106:Grundnahrungsmittel.CB108">
            <calcext:color-scale>
              <calcext:color-scale-entry calcext:value="0" calcext:type="minimum" calcext:color="#c5000b"/>
              <calcext:color-scale-entry calcext:value="50" calcext:type="percent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CF96:Grundnahrungsmittel.CF100">
            <calcext:color-scale>
              <calcext:color-scale-entry calcext:value="0" calcext:type="minimum" calcext:color="#c5000b"/>
              <calcext:color-scale-entry calcext:value="50" calcext:type="percent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CF117:Grundnahrungsmittel.CF121">
            <calcext:color-scale>
              <calcext:color-scale-entry calcext:value="0" calcext:type="minimum" calcext:color="#c5000b"/>
              <calcext:color-scale-entry calcext:value="50" calcext:type="percent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CB118:Grundnahrungsmittel.CB121">
            <calcext:color-scale>
              <calcext:color-scale-entry calcext:value="0" calcext:type="minimum" calcext:color="#c5000b"/>
              <calcext:color-scale-entry calcext:value="=1/12" calcext:type="formula" calcext:color="#ffd320"/>
              <calcext:color-scale-entry calcext:value="=1/6" calcext:type="formula" calcext:color="#579d1c"/>
            </calcext:color-scale>
          </calcext:conditional-format>
          <calcext:conditional-format calcext:target-range-address="Grundnahrungsmittel.CB103:Grundnahrungsmittel.CB108">
            <calcext:color-scale>
              <calcext:color-scale-entry calcext:value="0" calcext:type="minimum" calcext:color="#c5000b"/>
              <calcext:color-scale-entry calcext:value="=1/12" calcext:type="formula" calcext:color="#ffd320"/>
              <calcext:color-scale-entry calcext:value="=1/6" calcext:type="formula" calcext:color="#579d1c"/>
            </calcext:color-scale>
          </calcext:conditional-format>
          <calcext:conditional-format calcext:target-range-address="Grundnahrungsmittel.CF15:Grundnahrungsmittel.CF18 Grundnahrungsmittel.CB5:Grundnahrungsmittel.CB5 Grundnahrungsmittel.CB34:Grundnahrungsmittel.CB34">
            <calcext:color-scale>
              <calcext:color-scale-entry calcext:value="0" calcext:type="minimum" calcext:color="#c5000b"/>
              <calcext:color-scale-entry calcext:value="50" calcext:type="percent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CB5:Grundnahrungsmittel.CB6">
            <calcext:color-scale>
              <calcext:color-scale-entry calcext:value="0" calcext:type="minimum" calcext:color="#c5000b"/>
              <calcext:color-scale-entry calcext:value="=1/12" calcext:type="formula" calcext:color="#ffd320"/>
              <calcext:color-scale-entry calcext:value="=1/6" calcext:type="formula" calcext:color="#579d1c"/>
            </calcext:color-scale>
          </calcext:conditional-format>
          <calcext:conditional-format calcext:target-range-address="Grundnahrungsmittel.CB5:Grundnahrungsmittel.CB6">
            <calcext:color-scale>
              <calcext:color-scale-entry calcext:value="0" calcext:type="minimum" calcext:color="#c5000b"/>
              <calcext:color-scale-entry calcext:value="=1/12" calcext:type="formula" calcext:color="#ffd320"/>
              <calcext:color-scale-entry calcext:value="=1/6" calcext:type="formula" calcext:color="#579d1c"/>
            </calcext:color-scale>
          </calcext:conditional-format>
          <calcext:conditional-format calcext:target-range-address="Grundnahrungsmittel.CB35:Grundnahrungsmittel.CB36">
            <calcext:color-scale>
              <calcext:color-scale-entry calcext:value="0" calcext:type="minimum" calcext:color="#c5000b"/>
              <calcext:color-scale-entry calcext:value="=1/12" calcext:type="formula" calcext:color="#ffd320"/>
              <calcext:color-scale-entry calcext:value="=1/6" calcext:type="formula" calcext:color="#579d1c"/>
            </calcext:color-scale>
          </calcext:conditional-format>
          <calcext:conditional-format calcext:target-range-address="Grundnahrungsmittel.CB35:Grundnahrungsmittel.CB36">
            <calcext:color-scale>
              <calcext:color-scale-entry calcext:value="0" calcext:type="minimum" calcext:color="#c5000b"/>
              <calcext:color-scale-entry calcext:value="=1/12" calcext:type="formula" calcext:color="#ffd320"/>
              <calcext:color-scale-entry calcext:value="=1/6" calcext:type="formula" calcext:color="#579d1c"/>
            </calcext:color-scale>
          </calcext:conditional-format>
          <calcext:conditional-format calcext:target-range-address="Grundnahrungsmittel.CB33:Grundnahrungsmittel.CB34">
            <calcext:color-scale>
              <calcext:color-scale-entry calcext:value="0" calcext:type="minimum" calcext:color="#c5000b"/>
              <calcext:color-scale-entry calcext:value="=1/12" calcext:type="formula" calcext:color="#ffd320"/>
              <calcext:color-scale-entry calcext:value="=1/6" calcext:type="formula" calcext:color="#579d1c"/>
            </calcext:color-scale>
          </calcext:conditional-format>
          <calcext:conditional-format calcext:target-range-address="Grundnahrungsmittel.G21:Grundnahrungsmittel.G21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G53:Grundnahrungsmittel.G53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G22:Grundnahrungsmittel.G52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C5:Grundnahrungsmittel.C19">
            <calcext:color-scale>
              <calcext:color-scale-entry calcext:value="0" calcext:type="minimum" calcext:color="#579d1c"/>
              <calcext:color-scale-entry calcext:value="10" calcext:type="number" calcext:color="#ffd320"/>
              <calcext:color-scale-entry calcext:value="0" calcext:type="maximum" calcext:color="#c5000b"/>
            </calcext:color-scale>
          </calcext:conditional-format>
          <calcext:conditional-format calcext:target-range-address="Grundnahrungsmittel.D5:Grundnahrungsmittel.D19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E5:Grundnahrungsmittel.E19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F5:Grundnahrungsmittel.G19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C5:Grundnahrungsmittel.C19">
            <calcext:color-scale>
              <calcext:color-scale-entry calcext:value="0" calcext:type="minimum" calcext:color="#579d1c"/>
              <calcext:color-scale-entry calcext:value="10" calcext:type="number" calcext:color="#ffd320"/>
              <calcext:color-scale-entry calcext:value="0" calcext:type="maximum" calcext:color="#c5000b"/>
            </calcext:color-scale>
          </calcext:conditional-format>
          <calcext:conditional-format calcext:target-range-address="Grundnahrungsmittel.D5:Grundnahrungsmittel.D19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E5:Grundnahrungsmittel.E19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  <calcext:conditional-format calcext:target-range-address="Grundnahrungsmittel.F5:Grundnahrungsmittel.G19">
            <calcext:color-scale>
              <calcext:color-scale-entry calcext:value="0" calcext:type="minimum" calcext:color="#c5000b"/>
              <calcext:color-scale-entry calcext:value="16.6666" calcext:type="number" calcext:color="#ffd320"/>
              <calcext:color-scale-entry calcext:value="0" calcext:type="maximum" calcext:color="#579d1c"/>
            </calcext:color-scale>
          </calcext:conditional-format>
        </calcext:conditional-formats>
      </table:table>
      <table:table table:name="Rezepte" table:style-name="ta1">
        <table:table-column table:style-name="co2" table:default-cell-style-name="Default"/>
        <table:table-row table:style-name="ro1">
          <table:table-cell/>
        </table:table-row>
        <table:table-row table:style-name="ro6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4" table:number-rows-repeated="15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4" table:number-rows-repeated="32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4" table:number-rows-repeated="34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4" table:number-rows-repeated="19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4" table:number-rows-repeated="6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4" table:number-rows-repeated="8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4" table:number-rows-repeated="2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4" table:number-rows-repeated="8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4" table:number-rows-repeated="5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4" table:number-rows-repeated="7">
          <table:table-cell/>
        </table:table-row>
        <table:table-row table:style-name="ro4">
          <table:table-cell/>
        </table:table-row>
      </table:table>
      <table:table table:name="Allgemeine Informationen" table:style-name="ta1">
        <table:table-column table:style-name="co70" table:default-cell-style-name="Default"/>
        <table:table-column table:style-name="co71" table:default-cell-style-name="Default"/>
        <table:table-row table:style-name="ro1">
          <table:table-cell office:value-type="string" calcext:value-type="string">
            <text:p>Kohlenhydrate/Kohlenhydrateinheit</text:p>
          </table:table-cell>
          <table:table-cell table:style-name="ce46" office:value-type="float" office:value="10" calcext:value-type="float">
            <text:p>10,0 g</text:p>
          </table:table-cell>
        </table:table-row>
        <table:table-row table:style-name="ro6">
          <table:table-cell office:value-type="string" calcext:value-type="string">
            <text:p>Portionsgröße</text:p>
          </table:table-cell>
          <table:table-cell table:style-name="ce46" office:value-type="float" office:value="100" calcext:value-type="float">
            <text:p>100,0 g</text:p>
          </table:table-cell>
        </table:table-row>
        <table:table-row table:style-name="ro1">
          <table:table-cell office:value-type="string" calcext:value-type="string">
            <text:p>Omega-3/Omega-6 (1:6)</text:p>
          </table:table-cell>
          <table:table-cell table:style-name="ce47" table:formula="of:=1/6" office:value-type="percentage" office:value="0.166666666666667" calcext:value-type="percentage">
            <text:p>16,67 %</text:p>
          </table:table-cell>
        </table:table-row>
        <table:table-row table:style-name="ro3">
          <table:table-cell office:value-type="string" calcext:value-type="string">
            <text:p>kJ/kcal</text:p>
          </table:table-cell>
          <table:table-cell table:style-name="ce34" office:value-type="float" office:value="4.1868" calcext:value-type="float">
            <text:p>4,1868</text:p>
          </table:table-cell>
        </table:table-row>
        <table:table-row table:style-name="ro4" table:number-rows-repeated="15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4" table:number-rows-repeated="3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4" table:number-rows-repeated="3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4" table:number-rows-repeated="19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4" table:number-rows-repeated="6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4" table:number-rows-repeated="8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4" table:number-rows-repeated="8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4" table:number-rows-repeated="5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4" table:number-rows-repeated="7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Fettsäuren (übersicht)" table:style-name="ta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row table:style-name="ro3">
          <table:table-cell table:style-name="Heading1" office:value-type="string" calcext:value-type="string">
            <text:p>Omega-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Hexadecatriensäure</text:p>
          </table:table-cell>
          <table:table-cell office:value-type="string" calcext:value-type="string">
            <text:p>16:3 (ω−3)</text:p>
          </table:table-cell>
          <table:table-cell office:value-type="string" calcext:value-type="string">
            <text:p>(7Z,10Z,13Z)-Hexadecatr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-Linolensäure</text:p>
          </table:table-cell>
          <table:table-cell office:value-type="string" calcext:value-type="string">
            <text:p>18:3 (ω−3)</text:p>
          </table:table-cell>
          <table:table-cell office:value-type="string" calcext:value-type="string">
            <text:p>(9Z,12Z,15Z)-Octadecatriensäu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earidonsäure</text:p>
          </table:table-cell>
          <table:table-cell office:value-type="string" calcext:value-type="string">
            <text:p>18:4 (ω−3)</text:p>
          </table:table-cell>
          <table:table-cell office:value-type="string" calcext:value-type="string">
            <text:p>(6Z,9Z,12Z,15Z)-Octadecatetra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icosatriensäure</text:p>
          </table:table-cell>
          <table:table-cell office:value-type="string" calcext:value-type="string">
            <text:p>20:3 (ω−3)</text:p>
          </table:table-cell>
          <table:table-cell office:value-type="string" calcext:value-type="string">
            <text:p>(11Z,14Z,17Z)-Eicosatri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icosatetraensäure</text:p>
          </table:table-cell>
          <table:table-cell office:value-type="string" calcext:value-type="string">
            <text:p>20:4 (ω−3)</text:p>
          </table:table-cell>
          <table:table-cell office:value-type="string" calcext:value-type="string">
            <text:p>(8Z,11Z,14Z,17Z)-Eicosatetra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icosapentaensäure</text:p>
          </table:table-cell>
          <table:table-cell office:value-type="string" calcext:value-type="string">
            <text:p>20:5 (ω−3)</text:p>
          </table:table-cell>
          <table:table-cell office:value-type="string" calcext:value-type="string">
            <text:p>(5Z,8Z,11Z,14Z,17Z)-Eicosapenta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eneicosapentaensäure</text:p>
          </table:table-cell>
          <table:table-cell office:value-type="string" calcext:value-type="string">
            <text:p>21:5 (ω−3)</text:p>
          </table:table-cell>
          <table:table-cell office:value-type="string" calcext:value-type="string">
            <text:p>(6Z,9Z,12Z,15Z,18Z)-Heneicosapenta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upanodonsäure</text:p>
          </table:table-cell>
          <table:table-cell office:value-type="string" calcext:value-type="string">
            <text:p>22:5 (ω−3)</text:p>
          </table:table-cell>
          <table:table-cell office:value-type="string" calcext:value-type="string">
            <text:p>(7Z,10Z,13Z,16Z,19Z)-Docosapenta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ocosahexaensäure</text:p>
          </table:table-cell>
          <table:table-cell office:value-type="string" calcext:value-type="string">
            <text:p>22:6 (ω−3)</text:p>
          </table:table-cell>
          <table:table-cell office:value-type="string" calcext:value-type="string">
            <text:p>(4Z,7Z,10Z,13Z,16Z,19Z)-Docosahexa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tracosapentaensäure</text:p>
          </table:table-cell>
          <table:table-cell office:value-type="string" calcext:value-type="string">
            <text:p>24:5 (ω−3)</text:p>
          </table:table-cell>
          <table:table-cell office:value-type="string" calcext:value-type="string">
            <text:p>(9Z,12Z,15Z,18Z,21Z)-Tetracosapenta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tracosahexaensäure</text:p>
          </table:table-cell>
          <table:table-cell office:value-type="string" calcext:value-type="string">
            <text:p>24:6 (ω−3)</text:p>
          </table:table-cell>
          <table:table-cell office:value-type="string" calcext:value-type="string">
            <text:p>(6Z,9Z,12Z,15Z,18Z,21Z)-Tetracosahexaensäure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3">
          <table:table-cell table:style-name="Heading1" office:value-type="string" calcext:value-type="string">
            <text:p>Omega-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inolsäure</text:p>
          </table:table-cell>
          <table:table-cell office:value-type="string" calcext:value-type="string">
            <text:p>18:2 (ω−6)</text:p>
          </table:table-cell>
          <table:table-cell office:value-type="string" calcext:value-type="string">
            <text:p>(9Z,12Z)-Octadecadi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mma-Linolensäure</text:p>
          </table:table-cell>
          <table:table-cell office:value-type="string" calcext:value-type="string">
            <text:p>18:3 (ω−6)</text:p>
          </table:table-cell>
          <table:table-cell office:value-type="string" calcext:value-type="string">
            <text:p>(6Z,9Z,12Z)-Octadecatri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alendulasäure</text:p>
          </table:table-cell>
          <table:table-cell office:value-type="string" calcext:value-type="string">
            <text:p>18:3 (ω−6)</text:p>
          </table:table-cell>
          <table:table-cell office:value-type="string" calcext:value-type="string">
            <text:p>(8E,10E,12Z)-Octadecatri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icosadiensäure</text:p>
          </table:table-cell>
          <table:table-cell office:value-type="string" calcext:value-type="string">
            <text:p>20:2 (ω−6)</text:p>
          </table:table-cell>
          <table:table-cell office:value-type="string" calcext:value-type="string">
            <text:p>(11Z,14Z)-Eicosadi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ihomogammalinolensäure</text:p>
          </table:table-cell>
          <table:table-cell office:value-type="string" calcext:value-type="string">
            <text:p>20:3 (ω−6)</text:p>
          </table:table-cell>
          <table:table-cell office:value-type="string" calcext:value-type="string">
            <text:p>(8Z,11Z,14Z)-Eicosatriensä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chidonsäure</text:p>
          </table:table-cell>
          <table:table-cell office:value-type="string" calcext:value-type="string">
            <text:p>20:4 (ω−6)</text:p>
          </table:table-cell>
          <table:table-cell office:value-type="string" calcext:value-type="string">
            <text:p>(5Z,8Z,11Z,14Z)-Eicosatetraensäu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ocosadiensäure</text:p>
          </table:table-cell>
          <table:table-cell office:value-type="string" calcext:value-type="string">
            <text:p>22:2 (ω−6)</text:p>
          </table:table-cell>
          <table:table-cell office:value-type="string" calcext:value-type="string">
            <text:p>(13Z,16Z)-Docosadi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ocosatetraensäure</text:p>
          </table:table-cell>
          <table:table-cell office:value-type="string" calcext:value-type="string">
            <text:p>22:4 (ω−6)</text:p>
          </table:table-cell>
          <table:table-cell office:value-type="string" calcext:value-type="string">
            <text:p>(7Z,10Z,13Z,16Z)-Docosatetra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ocosapentaensäure</text:p>
          </table:table-cell>
          <table:table-cell office:value-type="string" calcext:value-type="string">
            <text:p>22:5 (ω−6)</text:p>
          </table:table-cell>
          <table:table-cell office:value-type="string" calcext:value-type="string">
            <text:p>(4Z,7Z,10Z,13Z,16Z)-Docosapenta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tracosatetraensäure</text:p>
          </table:table-cell>
          <table:table-cell office:value-type="string" calcext:value-type="string">
            <text:p>24:4 (ω−6)</text:p>
          </table:table-cell>
          <table:table-cell office:value-type="string" calcext:value-type="string">
            <text:p>(9Z,12Z,15Z,18Z)-Tetracosatetra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etracosapentaensäure</text:p>
          </table:table-cell>
          <table:table-cell office:value-type="string" calcext:value-type="string">
            <text:p>24:5 (ω−6)</text:p>
          </table:table-cell>
          <table:table-cell office:value-type="string" calcext:value-type="string">
            <text:p>(6Z,9Z,12Z,15Z,18Z)-Tetracosapentaensäure</text:p>
          </table:table-cell>
          <table:table-cell table:number-columns-repeated="3"/>
        </table:table-row>
        <table:table-row table:style-name="ro4">
          <table:table-cell/>
          <table:table-cell table:style-name="ce55" office:value-type="string" calcext:value-type="string">
            <text:p>16:2 </text:p>
          </table:table-cell>
          <table:table-cell table:style-name="ce34" office:value-type="string" calcext:value-type="string">
            <text:p>Delta-7-cis,10-cis-Hexadecadiensäure 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3">
          <table:table-cell table:style-name="Heading1" office:value-type="string" calcext:value-type="string">
            <text:p>Omega-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Ölsäure</text:p>
          </table:table-cell>
          <table:table-cell office:value-type="string" calcext:value-type="string">
            <text:p>18:1 (ω−9)</text:p>
          </table:table-cell>
          <table:table-cell office:value-type="string" calcext:value-type="string">
            <text:p>(9Z)-Octadec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adoleinsäure</text:p>
          </table:table-cell>
          <table:table-cell office:value-type="string" calcext:value-type="string">
            <text:p>20:1 (ω−9)</text:p>
          </table:table-cell>
          <table:table-cell office:value-type="string" calcext:value-type="string">
            <text:p>(11Z)-Eicos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ad’sche Säure</text:p>
          </table:table-cell>
          <table:table-cell office:value-type="string" calcext:value-type="string">
            <text:p>20:3 (ω−9)</text:p>
          </table:table-cell>
          <table:table-cell office:value-type="string" calcext:value-type="string">
            <text:p>(5Z,8Z,11Z)-Eicosatri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rucasäure</text:p>
          </table:table-cell>
          <table:table-cell office:value-type="string" calcext:value-type="string">
            <text:p>22:1 (ω−9)</text:p>
          </table:table-cell>
          <table:table-cell office:value-type="string" calcext:value-type="string">
            <text:p>(13Z)-Docosensäur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ervonsäure</text:p>
          </table:table-cell>
          <table:table-cell office:value-type="string" calcext:value-type="string">
            <text:p>24:1 (ω−9)</text:p>
          </table:table-cell>
          <table:table-cell office:value-type="string" calcext:value-type="string">
            <text:p>(15Z)-Tetracosensäure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3">
          <table:table-cell table:style-name="Heading1" office:value-type="string" calcext:value-type="string">
            <text:p>gesättigt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meisensäure</text:p>
          </table:table-cell>
          <table:table-cell office:value-type="string" calcext:value-type="string">
            <text:p>Methansäure</text:p>
          </table:table-cell>
          <table:table-cell office:value-type="string" calcext:value-type="string">
            <text:p>1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sigsäure</text:p>
          </table:table-cell>
          <table:table-cell office:value-type="string" calcext:value-type="string">
            <text:p>Ethansäure</text:p>
          </table:table-cell>
          <table:table-cell office:value-type="string" calcext:value-type="string">
            <text:p>2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pionsäure</text:p>
          </table:table-cell>
          <table:table-cell office:value-type="string" calcext:value-type="string">
            <text:p>Propansäure</text:p>
          </table:table-cell>
          <table:table-cell office:value-type="string" calcext:value-type="string">
            <text:p>3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uttersäure</text:p>
          </table:table-cell>
          <table:table-cell office:value-type="string" calcext:value-type="string">
            <text:p>Butansäure</text:p>
          </table:table-cell>
          <table:table-cell office:value-type="string" calcext:value-type="string">
            <text:p>4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eriansäure</text:p>
          </table:table-cell>
          <table:table-cell office:value-type="string" calcext:value-type="string">
            <text:p>Pentansäure</text:p>
          </table:table-cell>
          <table:table-cell office:value-type="string" calcext:value-type="string">
            <text:p>5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apronsäure</text:p>
          </table:table-cell>
          <table:table-cell office:value-type="string" calcext:value-type="string">
            <text:p>Hexansäure</text:p>
          </table:table-cell>
          <table:table-cell office:value-type="string" calcext:value-type="string">
            <text:p>6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Önanthsäure</text:p>
          </table:table-cell>
          <table:table-cell office:value-type="string" calcext:value-type="string">
            <text:p>Heptansäure</text:p>
          </table:table-cell>
          <table:table-cell office:value-type="string" calcext:value-type="string">
            <text:p>7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aprylsäure</text:p>
          </table:table-cell>
          <table:table-cell office:value-type="string" calcext:value-type="string">
            <text:p>Octansäure</text:p>
          </table:table-cell>
          <table:table-cell office:value-type="string" calcext:value-type="string">
            <text:p>8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largonsäure</text:p>
          </table:table-cell>
          <table:table-cell office:value-type="string" calcext:value-type="string">
            <text:p>Nonansäure</text:p>
          </table:table-cell>
          <table:table-cell office:value-type="string" calcext:value-type="string">
            <text:p>9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aprinsäure</text:p>
          </table:table-cell>
          <table:table-cell office:value-type="string" calcext:value-type="string">
            <text:p>Decansäure</text:p>
          </table:table-cell>
          <table:table-cell office:value-type="string" calcext:value-type="string">
            <text:p>10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–</text:p>
          </table:table-cell>
          <table:table-cell office:value-type="string" calcext:value-type="string">
            <text:p>Undecansäure</text:p>
          </table:table-cell>
          <table:table-cell office:value-type="string" calcext:value-type="string">
            <text:p>11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aurinsäure</text:p>
          </table:table-cell>
          <table:table-cell office:value-type="string" calcext:value-type="string">
            <text:p>Dodecansäure</text:p>
          </table:table-cell>
          <table:table-cell office:value-type="string" calcext:value-type="string">
            <text:p>12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–</text:p>
          </table:table-cell>
          <table:table-cell office:value-type="string" calcext:value-type="string">
            <text:p>Tridecansäure</text:p>
          </table:table-cell>
          <table:table-cell office:value-type="string" calcext:value-type="string">
            <text:p>13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yristinsäure</text:p>
          </table:table-cell>
          <table:table-cell office:value-type="string" calcext:value-type="string">
            <text:p>Tetradecansäure</text:p>
          </table:table-cell>
          <table:table-cell office:value-type="string" calcext:value-type="string">
            <text:p>14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–</text:p>
          </table:table-cell>
          <table:table-cell office:value-type="string" calcext:value-type="string">
            <text:p>Pentadecansäure</text:p>
          </table:table-cell>
          <table:table-cell office:value-type="string" calcext:value-type="string">
            <text:p>15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almitinsäure</text:p>
          </table:table-cell>
          <table:table-cell office:value-type="string" calcext:value-type="string">
            <text:p>Hexadecansäure</text:p>
          </table:table-cell>
          <table:table-cell office:value-type="string" calcext:value-type="string">
            <text:p>16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rgarinsäure</text:p>
          </table:table-cell>
          <table:table-cell office:value-type="string" calcext:value-type="string">
            <text:p>Heptadecansäure</text:p>
          </table:table-cell>
          <table:table-cell office:value-type="string" calcext:value-type="string">
            <text:p>17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arinsäure</text:p>
          </table:table-cell>
          <table:table-cell office:value-type="string" calcext:value-type="string">
            <text:p>Octadecansäure</text:p>
          </table:table-cell>
          <table:table-cell office:value-type="string" calcext:value-type="string">
            <text:p>18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Nonadecansäure</text:p>
          </table:table-cell>
          <table:table-cell office:value-type="string" calcext:value-type="string">
            <text:p>19: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achinsäure</text:p>
          </table:table-cell>
          <table:table-cell office:value-type="string" calcext:value-type="string">
            <text:p>Eicosan-/Icosansäure</text:p>
          </table:table-cell>
          <table:table-cell office:value-type="string" calcext:value-type="string">
            <text:p>20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–</text:p>
          </table:table-cell>
          <table:table-cell office:value-type="string" calcext:value-type="string">
            <text:p>Heneicosansäure</text:p>
          </table:table-cell>
          <table:table-cell office:value-type="string" calcext:value-type="string">
            <text:p>21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hensäure</text:p>
          </table:table-cell>
          <table:table-cell office:value-type="string" calcext:value-type="string">
            <text:p>Docosansäure</text:p>
          </table:table-cell>
          <table:table-cell office:value-type="string" calcext:value-type="string">
            <text:p>22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ignocerinsäure</text:p>
          </table:table-cell>
          <table:table-cell office:value-type="string" calcext:value-type="string">
            <text:p>Tetracosansäure</text:p>
          </table:table-cell>
          <table:table-cell office:value-type="string" calcext:value-type="string">
            <text:p>24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erotinsäure</text:p>
          </table:table-cell>
          <table:table-cell office:value-type="string" calcext:value-type="string">
            <text:p>Hexacosansäure</text:p>
          </table:table-cell>
          <table:table-cell office:value-type="string" calcext:value-type="string">
            <text:p>26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tansäure</text:p>
          </table:table-cell>
          <table:table-cell office:value-type="string" calcext:value-type="string">
            <text:p>Octacosansäure</text:p>
          </table:table-cell>
          <table:table-cell office:value-type="string" calcext:value-type="string">
            <text:p>28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elissinsäure</text:p>
          </table:table-cell>
          <table:table-cell office:value-type="string" calcext:value-type="string">
            <text:p>Triacontansäure</text:p>
          </table:table-cell>
          <table:table-cell office:value-type="string" calcext:value-type="string">
            <text:p>30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accersäure</text:p>
          </table:table-cell>
          <table:table-cell office:value-type="string" calcext:value-type="string">
            <text:p>Dotriacontansäure</text:p>
          </table:table-cell>
          <table:table-cell office:value-type="string" calcext:value-type="string">
            <text:p>32: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ddinsäure</text:p>
          </table:table-cell>
          <table:table-cell office:value-type="string" calcext:value-type="string">
            <text:p>Tetratriacontansäure</text:p>
          </table:table-cell>
          <table:table-cell office:value-type="string" calcext:value-type="string">
            <text:p>34:0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3">
          <table:table-cell table:style-name="Heading1" office:value-type="string" calcext:value-type="string">
            <text:p>einfach ungesättigt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Undecylensäure</text:p>
          </table:table-cell>
          <table:table-cell office:value-type="string" calcext:value-type="string">
            <text:p>11: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yristoleinsäure</text:p>
          </table:table-cell>
          <table:table-cell office:value-type="string" calcext:value-type="string">
            <text:p>14: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almitoleinsäure</text:p>
          </table:table-cell>
          <table:table-cell office:value-type="string" calcext:value-type="string">
            <text:p>16: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etroselinsäure</text:p>
          </table:table-cell>
          <table:table-cell office:value-type="string" calcext:value-type="string">
            <text:p>18: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Ölsäure</text:p>
          </table:table-cell>
          <table:table-cell office:value-type="string" calcext:value-type="string">
            <text:p>18:1</text:p>
          </table:table-cell>
          <table:table-cell/>
          <table:table-cell office:value-type="string" calcext:value-type="string">
            <text:p>Omega-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laidinsäure</text:p>
          </table:table-cell>
          <table:table-cell office:value-type="string" calcext:value-type="string">
            <text:p>18: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Vaccensäure</text:p>
          </table:table-cell>
          <table:table-cell office:value-type="string" calcext:value-type="string">
            <text:p>18: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adoleinsäure</text:p>
          </table:table-cell>
          <table:table-cell office:value-type="string" calcext:value-type="string">
            <text:p>20:1</text:p>
          </table:table-cell>
          <table:table-cell/>
          <table:table-cell office:value-type="string" calcext:value-type="string">
            <text:p>Omega-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Gondosäure</text:p>
          </table:table-cell>
          <table:table-cell office:value-type="string" calcext:value-type="string">
            <text:p>20: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etoleinsäure</text:p>
          </table:table-cell>
          <table:table-cell office:value-type="string" calcext:value-type="string">
            <text:p>22: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rucasäure</text:p>
          </table:table-cell>
          <table:table-cell office:value-type="string" calcext:value-type="string">
            <text:p>22:1</text:p>
          </table:table-cell>
          <table:table-cell/>
          <table:table-cell office:value-type="string" calcext:value-type="string">
            <text:p>Omega-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ervonsäure</text:p>
          </table:table-cell>
          <table:table-cell office:value-type="string" calcext:value-type="string">
            <text:p>24:1</text:p>
          </table:table-cell>
          <table:table-cell/>
          <table:table-cell office:value-type="string" calcext:value-type="string">
            <text:p>Omega-9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3">
          <table:table-cell table:style-name="Heading1" office:value-type="string" calcext:value-type="string">
            <text:p>mehrfach ungesättigt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inolsäure</text:p>
          </table:table-cell>
          <table:table-cell office:value-type="string" calcext:value-type="string">
            <text:p>18:2</text:p>
          </table:table-cell>
          <table:table-cell/>
          <table:table-cell office:value-type="string" calcext:value-type="string">
            <text:p>Omega-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lpha-Linolensäure</text:p>
          </table:table-cell>
          <table:table-cell office:value-type="string" calcext:value-type="string">
            <text:p>18:3</text:p>
          </table:table-cell>
          <table:table-cell/>
          <table:table-cell office:value-type="string" calcext:value-type="string">
            <text:p>Omega-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Gamma-Linolensäure</text:p>
          </table:table-cell>
          <table:table-cell office:value-type="string" calcext:value-type="string">
            <text:p>18:3</text:p>
          </table:table-cell>
          <table:table-cell/>
          <table:table-cell office:value-type="string" calcext:value-type="string">
            <text:p>Omega-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lendulasäure</text:p>
          </table:table-cell>
          <table:table-cell office:value-type="string" calcext:value-type="string">
            <text:p>18:3</text:p>
          </table:table-cell>
          <table:table-cell/>
          <table:table-cell office:value-type="string" calcext:value-type="string">
            <text:p>Omega-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unicinsäure</text:p>
          </table:table-cell>
          <table:table-cell office:value-type="string" calcext:value-type="string">
            <text:p>18: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lpha-Elaeostearinsäure</text:p>
          </table:table-cell>
          <table:table-cell office:value-type="string" calcext:value-type="string">
            <text:p>18: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Beta-Elaeostearinsäure</text:p>
          </table:table-cell>
          <table:table-cell office:value-type="string" calcext:value-type="string">
            <text:p>18: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tearidonsäure</text:p>
          </table:table-cell>
          <table:table-cell office:value-type="string" calcext:value-type="string">
            <text:p>18:4</text:p>
          </table:table-cell>
          <table:table-cell/>
          <table:table-cell office:value-type="string" calcext:value-type="string">
            <text:p>Omega-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rachidonsäure</text:p>
          </table:table-cell>
          <table:table-cell office:value-type="string" calcext:value-type="string">
            <text:p>20:4</text:p>
          </table:table-cell>
          <table:table-cell/>
          <table:table-cell office:value-type="string" calcext:value-type="string">
            <text:p>Omega-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imnodonsäure</text:p>
          </table:table-cell>
          <table:table-cell office:value-type="string" calcext:value-type="string">
            <text:p>20: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osadiensäure</text:p>
          </table:table-cell>
          <table:table-cell office:value-type="string" calcext:value-type="string">
            <text:p>22:2</text:p>
          </table:table-cell>
          <table:table-cell/>
          <table:table-cell office:value-type="string" calcext:value-type="string">
            <text:p>Omega-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cosatetraensäure</text:p>
          </table:table-cell>
          <table:table-cell office:value-type="string" calcext:value-type="string">
            <text:p>22:4</text:p>
          </table:table-cell>
          <table:table-cell/>
          <table:table-cell office:value-type="string" calcext:value-type="string">
            <text:p>Omega-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upanodonsäure</text:p>
          </table:table-cell>
          <table:table-cell office:value-type="string" calcext:value-type="string">
            <text:p>22:5</text:p>
          </table:table-cell>
          <table:table-cell/>
          <table:table-cell office:value-type="string" calcext:value-type="string">
            <text:p>Omega-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ervonsäure</text:p>
          </table:table-cell>
          <table:table-cell office:value-type="string" calcext:value-type="string">
            <text:p>22:6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3">
          <table:table-cell table:style-name="Heading1" office:value-type="string" calcext:value-type="string">
            <text:p>weitere Fettsäuren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haulmoograsäure</text:p>
          </table:table-cell>
          <table:table-cell office:value-type="string" calcext:value-type="string">
            <text:p>18:1cy</text:p>
          </table:table-cell>
          <table:table-cell office:value-type="string" calcext:value-type="string">
            <text:p>Cyclopenten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aririnsäure</text:p>
          </table:table-cell>
          <table:table-cell office:value-type="string" calcext:value-type="string">
            <text:p>18:1-delta-6a</text:p>
          </table:table-cell>
          <table:table-cell table:style-name="ce50" office:value-type="string" calcext:value-type="string">
            <text:p>Dreifachbindun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ernolsäure</text:p>
          </table:table-cell>
          <table:table-cell office:value-type="string" calcext:value-type="string">
            <text:p>18:1-delta-9c-12,13-O</text:p>
          </table:table-cell>
          <table:table-cell office:value-type="string" calcext:value-type="string">
            <text:p>Epoxy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izinolsäure</text:p>
          </table:table-cell>
          <table:table-cell office:value-type="string" calcext:value-type="string">
            <text:p>18:1-delta-9c-12-OH</text:p>
          </table:table-cell>
          <table:table-cell office:value-type="string" calcext:value-type="string">
            <text:p>Hydroxy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actobacillsäure</text:p>
          </table:table-cell>
          <table:table-cell office:value-type="string" calcext:value-type="string">
            <text:p>19:0-11,12-cpa</text:p>
          </table:table-cell>
          <table:table-cell office:value-type="string" calcext:value-type="string">
            <text:p>Cyclopropyl-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terculiasäure</text:p>
          </table:table-cell>
          <table:table-cell office:value-type="string" calcext:value-type="string">
            <text:p>19:1-9,10-cpe</text:p>
          </table:table-cell>
          <table:table-cell office:value-type="string" calcext:value-type="string">
            <text:p>Cyclopropen-</text:p>
          </table:table-cell>
          <table:table-cell table:number-columns-repeated="3"/>
        </table:table-row>
        <table:table-row table:style-name="ro4" table:number-rows-repeated="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>
          <table:table-cell table:number-columns-repeated="6"/>
        </table:table-row>
        <table:table-row table:style-name="ro4" table:number-rows-repeated="6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>
          <table:table-cell table:number-columns-repeated="6"/>
        </table:table-row>
        <table:table-row table:style-name="ro4" table:number-rows-repeated="8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>
          <table:table-cell table:number-columns-repeated="6"/>
        </table:table-row>
        <table:table-row table:style-name="ro4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>
          <table:table-cell table:number-columns-repeated="6"/>
        </table:table-row>
        <table:table-row table:style-name="ro4" table:number-rows-repeated="8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>
          <table:table-cell table:number-columns-repeated="6"/>
        </table:table-row>
        <table:table-row table:style-name="ro4" table:number-rows-repeated="5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>
          <table:table-cell table:number-columns-repeated="6"/>
        </table:table-row>
        <table:table-row table:style-name="ro4" table:number-rows-repeated="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Datenquelle (ernaehrung.de)" table:style-name="ta1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column table:style-name="co78" table:default-cell-style-name="Default"/>
        <table:table-column table:style-name="co80" table:default-cell-style-name="Default"/>
        <table:table-column table:style-name="co2" table:default-cell-style-name="Default"/>
        <table:table-column table:style-name="co78" table:default-cell-style-name="Default"/>
        <table:table-row table:style-name="ro3">
          <table:table-cell table:style-name="ce49" office:value-type="string" calcext:value-type="string">
            <text:p>Hauptnährstoffe</text:p>
          </table:table-cell>
          <table:table-cell table:number-columns-repeated="6"/>
          <table:table-cell office:value-type="string" calcext:value-type="string">
            <text:p>Inhaltsstoff </text:p>
          </table:table-cell>
          <table:table-cell office:value-type="string" calcext:value-type="string">
            <text:p>Meng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4"/>
          <table:table-cell table:style-name="ce49" office:value-type="string" calcext:value-type="string">
            <text:p>Hauptnährstoff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teinheiten </text:p>
          </table:table-cell>
          <table:table-cell office:value-type="float" office:value="2.9" calcext:value-type="float">
            <text:p>2,9</text:p>
          </table:table-cell>
          <table:table-cell table:number-columns-repeated="5"/>
          <table:table-cell office:value-type="string" calcext:value-type="string">
            <text:p>Kilokalorien </text:p>
          </table:table-cell>
          <table:table-cell table:formula="of:=SUMPRODUCT([.$A$1:.$A$1048576]=[.H3];[.$B$1:.$B$1048576])" office:value-type="float" office:value="477" calcext:value-type="float">
            <text:p>4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ilokalorien </text:p>
          </table:table-cell>
          <table:table-cell office:value-type="float" office:value="477" calcext:value-type="float">
            <text:p>477</text:p>
          </table:table-cell>
          <table:table-cell table:number-columns-repeated="5"/>
          <table:table-cell office:value-type="string" calcext:value-type="string">
            <text:p>Kilojoule </text:p>
          </table:table-cell>
          <table:table-cell table:formula="of:=SUMPRODUCT([.$A$1:.$A$1048576]=[.H4];[.$B$1:.$B$1048576])" office:value-type="float" office:value="1965" calcext:value-type="float">
            <text:p>196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Kilojoule </text:p>
          </table:table-cell>
          <table:table-cell office:value-type="float" office:value="1965" calcext:value-type="float">
            <text:p>1965</text:p>
          </table:table-cell>
          <table:table-cell table:number-columns-repeated="5"/>
          <table:table-cell office:value-type="string" calcext:value-type="string">
            <text:p>Eiweiß </text:p>
          </table:table-cell>
          <table:table-cell table:formula="of:=SUMPRODUCT([.$A$1:.$A$1048576]=[.H5];[.$B$1:.$B$1048576])" office:value-type="float" office:value="21" calcext:value-type="float">
            <text:p>2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iweiß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Fett </text:p>
          </table:table-cell>
          <table:table-cell table:formula="of:=SUMPRODUCT([.$A$1:.$A$1048576]=[.H6];[.$B$1:.$B$1048576])"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ett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Kohlenhydrate </text:p>
          </table:table-cell>
          <table:table-cell table:formula="of:=SUMPRODUCT([.$A$1:.$A$1048576]=[.H7];[.$B$1:.$B$1048576])" office:value-type="float" office:value="2.2" calcext:value-type="float">
            <text:p>2,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Kohlenhydrate 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Alkohol </text:p>
          </table:table-cell>
          <table:table-cell table:formula="of:=SUMPRODUCT([.$A$1:.$A$1048576]=[.H8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lkohol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Wasser </text:p>
          </table:table-cell>
          <table:table-cell table:formula="of:=SUMPRODUCT([.$A$1:.$A$1048576]=[.H9];[.$B$1:.$B$1048576])" office:value-type="float" office:value="3.77" calcext:value-type="float">
            <text:p>3,7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asser </text:p>
          </table:table-cell>
          <table:table-cell office:value-type="float" office:value="3.77" calcext:value-type="float">
            <text:p>3,77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Ballaststoffe gesamt </text:p>
          </table:table-cell>
          <table:table-cell table:formula="of:=SUMPRODUCT([.$A$1:.$A$1048576]=[.H10];[.$B$1:.$B$1048576])" office:value-type="float" office:value="41" calcext:value-type="float">
            <text:p>4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allaststoffe gesamt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Cholesterin </text:p>
          </table:table-cell>
          <table:table-cell table:formula="of:=SUMPRODUCT([.$A$1:.$A$1048576]=[.H11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olesteri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Mineralstoffe </text:p>
          </table:table-cell>
          <table:table-cell table:formula="of:=SUMPRODUCT([.$A$1:.$A$1048576]=[.H12];[.$B$1:.$B$1048576])" office:value-type="float" office:value="3.28" calcext:value-type="float">
            <text:p>3,2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eralstoffe </text:p>
          </table:table-cell>
          <table:table-cell office:value-type="float" office:value="3.28" calcext:value-type="float">
            <text:p>3,28</text:p>
          </table:table-cell>
          <table:table-cell office:value-type="string" calcext:value-type="string">
            <text:p>g</text:p>
          </table:table-cell>
          <table:table-cell table:number-columns-repeated="4"/>
          <table:table-cell table:style-name="ce49" office:value-type="string" calcext:value-type="string">
            <text:p>Vitamine</text:p>
          </table:table-cell>
          <table:table-cell table:number-columns-repeated="3"/>
        </table:table-row>
        <table:table-row table:style-name="ro3">
          <table:table-cell table:style-name="ce49" office:value-type="string" calcext:value-type="string">
            <text:p>Vitamine</text:p>
          </table:table-cell>
          <table:table-cell table:number-columns-repeated="6"/>
          <table:table-cell office:value-type="string" calcext:value-type="string">
            <text:p>Vitamin A Retinol </text:p>
          </table:table-cell>
          <table:table-cell table:formula="of:=SUMPRODUCT([.$A$1:.$A$1048576]=[.H14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4"/>
          <table:table-cell office:value-type="string" calcext:value-type="string">
            <text:p>Vitamin D </text:p>
          </table:table-cell>
          <table:table-cell table:formula="of:=SUMPRODUCT([.$A$1:.$A$1048576]=[.H15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itamin A Retinol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E Aktiv. </text:p>
          </table:table-cell>
          <table:table-cell table:formula="of:=SUMPRODUCT([.$A$1:.$A$1048576]=[.H16];[.$B$1:.$B$1048576])" office:value-type="float" office:value="6.9" calcext:value-type="float">
            <text:p>6,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itamin 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Folsäure </text:p>
          </table:table-cell>
          <table:table-cell table:formula="of:=SUMPRODUCT([.$A$1:.$A$1048576]=[.H17];[.$B$1:.$B$1048576])" office:value-type="float" office:value="121" calcext:value-type="float">
            <text:p>12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itamin E Aktiv. 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B1 </text:p>
          </table:table-cell>
          <table:table-cell table:formula="of:=SUMPRODUCT([.$A$1:.$A$1048576]=[.H18];[.$B$1:.$B$1048576])" office:value-type="float" office:value="0.6" calcext:value-type="float">
            <text:p>0,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lsäure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Vitamin B2 </text:p>
          </table:table-cell>
          <table:table-cell table:formula="of:=SUMPRODUCT([.$A$1:.$A$1048576]=[.H19];[.$B$1:.$B$1048576])"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min B1 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B6 </text:p>
          </table:table-cell>
          <table:table-cell table:formula="of:=SUMPRODUCT([.$A$1:.$A$1048576]=[.H20];[.$B$1:.$B$1048576])" office:value-type="float" office:value="0.6" calcext:value-type="float">
            <text:p>0,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itamin B2 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C </text:p>
          </table:table-cell>
          <table:table-cell table:formula="of:=SUMPRODUCT([.$A$1:.$A$1048576]=[.H21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itamin B6 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a-Tocopherol </text:p>
          </table:table-cell>
          <table:table-cell table:formula="of:=SUMPRODUCT([.$A$1:.$A$1048576]=[.H22];[.$B$1:.$B$1048576])" office:value-type="float" office:value="37.2" calcext:value-type="float">
            <text:p>37,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itamin 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K </text:p>
          </table:table-cell>
          <table:table-cell table:formula="of:=SUMPRODUCT([.$A$1:.$A$1048576]=[.H23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-Tocopherol </text:p>
          </table:table-cell>
          <table:table-cell office:value-type="float" office:value="37.2" calcext:value-type="float">
            <text:p>37,2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Nicotinamid </text:p>
          </table:table-cell>
          <table:table-cell table:formula="of:=SUMPRODUCT([.$A$1:.$A$1048576]=[.H24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itamin K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Pantothensäure </text:p>
          </table:table-cell>
          <table:table-cell table:formula="of:=SUMPRODUCT([.$A$1:.$A$1048576]=[.H25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icotinamid </text:p>
          </table:table-cell>
          <table:table-cell/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Biotin </text:p>
          </table:table-cell>
          <table:table-cell table:formula="of:=SUMPRODUCT([.$A$1:.$A$1048576]=[.H26];[.$B$1:.$B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antothen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Vitamin B12 </text:p>
          </table:table-cell>
          <table:table-cell table:formula="of:=SUMPRODUCT([.$A$1:.$A$1048576]=[.H27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ioti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Retinoläquivalent </text:p>
          </table:table-cell>
          <table:table-cell table:formula="of:=SUMPRODUCT([.$A$1:.$A$1048576]=[.H28];[.$B$1:.$B$1048576])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itamin B12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ß-Carotin </text:p>
          </table:table-cell>
          <table:table-cell table:formula="of:=SUMPRODUCT([.$A$1:.$A$1048576]=[.H29];[.$B$1:.$B$1048576])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etinoläquivalen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Niacinäquivalent </text:p>
          </table:table-cell>
          <table:table-cell table:formula="of:=SUMPRODUCT([.$A$1:.$A$1048576]=[.H30];[.$B$1:.$B$1048576])" office:value-type="float" office:value="11183" calcext:value-type="float">
            <text:p>1118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ß-Carotin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freies Folsäureäquivalent </text:p>
          </table:table-cell>
          <table:table-cell table:formula="of:=SUMPRODUCT([.$A$1:.$A$1048576]=[.H31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iacinäquivalent </text:p>
          </table:table-cell>
          <table:table-cell office:value-type="float" office:value="11183" calcext:value-type="float">
            <text:p>11183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freie Folsäure </text:p>
          </table:table-cell>
          <table:table-cell table:formula="of:=SUMPRODUCT([.$A$1:.$A$1048576]=[.H32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reies Folsäureäquivalent </text:p>
          </table:table-cell>
          <table:table-cell/>
          <table:table-cell office:value-type="string" calcext:value-type="string">
            <text:p>µg</text:p>
          </table:table-cell>
          <table:table-cell table:number-columns-repeated="4"/>
          <table:table-cell table:style-name="ce49" office:value-type="string" calcext:value-type="string">
            <text:p>Mineralstoffe und Spurenelement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eie Folsäure </text:p>
          </table:table-cell>
          <table:table-cell/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Natrium </text:p>
          </table:table-cell>
          <table:table-cell table:formula="of:=SUMPRODUCT([.$A$1:.$A$1048576]=[.H34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Mineralstoffe und Spurenelemente</text:p>
          </table:table-cell>
          <table:table-cell table:number-columns-repeated="6"/>
          <table:table-cell office:value-type="string" calcext:value-type="string">
            <text:p>Kalium </text:p>
          </table:table-cell>
          <table:table-cell table:formula="of:=SUMPRODUCT([.$A$1:.$A$1048576]=[.H35];[.$B$1:.$B$1048576])" office:value-type="float" office:value="860" calcext:value-type="float">
            <text:p>86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4"/>
          <table:table-cell office:value-type="string" calcext:value-type="string">
            <text:p>Magnesium </text:p>
          </table:table-cell>
          <table:table-cell table:formula="of:=SUMPRODUCT([.$A$1:.$A$1048576]=[.H36];[.$B$1:.$B$1048576])" office:value-type="float" office:value="470" calcext:value-type="float">
            <text:p>47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atrium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Calcium </text:p>
          </table:table-cell>
          <table:table-cell table:formula="of:=SUMPRODUCT([.$A$1:.$A$1048576]=[.H37];[.$B$1:.$B$1048576])" office:value-type="float" office:value="190" calcext:value-type="float">
            <text:p>19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Kalium 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Eisen </text:p>
          </table:table-cell>
          <table:table-cell table:formula="of:=SUMPRODUCT([.$A$1:.$A$1048576]=[.H38];[.$B$1:.$B$1048576])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gnesium 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Phosphor </text:p>
          </table:table-cell>
          <table:table-cell table:formula="of:=SUMPRODUCT([.$A$1:.$A$1048576]=[.H39];[.$B$1:.$B$1048576])" office:value-type="float" office:value="688" calcext:value-type="float">
            <text:p>68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lcium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Kupfer </text:p>
          </table:table-cell>
          <table:table-cell table:formula="of:=SUMPRODUCT([.$A$1:.$A$1048576]=[.H40];[.$B$1:.$B$1048576])" office:value-type="float" office:value="1890" calcext:value-type="float">
            <text:p>189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isen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Zink </text:p>
          </table:table-cell>
          <table:table-cell table:formula="of:=SUMPRODUCT([.$A$1:.$A$1048576]=[.H41];[.$B$1:.$B$1048576])" office:value-type="float" office:value="5.76" calcext:value-type="float">
            <text:p>5,7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hosphor 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Chlorid </text:p>
          </table:table-cell>
          <table:table-cell table:formula="of:=SUMPRODUCT([.$A$1:.$A$1048576]=[.H42];[.$B$1:.$B$1048576])"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Kupfer 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Fluorid </text:p>
          </table:table-cell>
          <table:table-cell table:formula="of:=SUMPRODUCT([.$A$1:.$A$1048576]=[.H43];[.$B$1:.$B$1048576])" office:value-type="float" office:value="63" calcext:value-type="float">
            <text:p>6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Zink </text:p>
          </table:table-cell>
          <table:table-cell office:value-type="float" office:value="5.76" calcext:value-type="float">
            <text:p>5,76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Jodid </text:p>
          </table:table-cell>
          <table:table-cell table:formula="of:=SUMPRODUCT([.$A$1:.$A$1048576]=[.H44];[.$B$1:.$B$1048576])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lorid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Selen </text:p>
          </table:table-cell>
          <table:table-cell table:formula="of:=SUMPRODUCT([.$A$1:.$A$1048576]=[.H45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luorid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Mangan </text:p>
          </table:table-cell>
          <table:table-cell table:formula="of:=SUMPRODUCT([.$A$1:.$A$1048576]=[.H46];[.$B$1:.$B$1048576])" office:value-type="float" office:value="2380" calcext:value-type="float">
            <text:p>238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odi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Schwefel </text:p>
          </table:table-cell>
          <table:table-cell table:formula="of:=SUMPRODUCT([.$A$1:.$A$1048576]=[.H47];[.$B$1:.$B$1048576])" office:value-type="float" office:value="280000" calcext:value-type="float">
            <text:p>280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len </text:p>
          </table:table-cell>
          <table:table-cell/>
          <table:table-cell office:value-type="string" calcext:value-type="string">
            <text:p>µg</text:p>
          </table:table-cell>
          <table:table-cell table:number-columns-repeated="4"/>
          <table:table-cell table:style-name="ce49" office:value-type="string" calcext:value-type="string">
            <text:p>Aminosäure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ngan 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Arginin </text:p>
          </table:table-cell>
          <table:table-cell table:formula="of:=SUMPRODUCT([.$A$1:.$A$1048576]=[.H49];[.$B$1:.$B$1048576])" office:value-type="float" office:value="2466" calcext:value-type="float">
            <text:p>246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chwefel 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µg</text:p>
          </table:table-cell>
          <table:table-cell table:number-columns-repeated="4"/>
          <table:table-cell office:value-type="string" calcext:value-type="string">
            <text:p>Cystin </text:p>
          </table:table-cell>
          <table:table-cell table:formula="of:=SUMPRODUCT([.$A$1:.$A$1048576]=[.H50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49" office:value-type="string" calcext:value-type="string">
            <text:p>Aminosäuren</text:p>
          </table:table-cell>
          <table:table-cell table:number-columns-repeated="6"/>
          <table:table-cell office:value-type="string" calcext:value-type="string">
            <text:p>Histidin </text:p>
          </table:table-cell>
          <table:table-cell table:formula="of:=SUMPRODUCT([.$A$1:.$A$1048576]=[.H51];[.$B$1:.$B$1048576])" office:value-type="float" office:value="691" calcext:value-type="float">
            <text:p>69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4"/>
          <table:table-cell office:value-type="string" calcext:value-type="string">
            <text:p>Isoleucin </text:p>
          </table:table-cell>
          <table:table-cell table:formula="of:=SUMPRODUCT([.$A$1:.$A$1048576]=[.H52];[.$B$1:.$B$1048576])" office:value-type="float" office:value="1135" calcext:value-type="float">
            <text:p>113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rginin 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mi-essentiell</text:p>
          </table:table-cell>
          <table:table-cell table:number-columns-repeated="3"/>
          <table:table-cell office:value-type="string" calcext:value-type="string">
            <text:p>Leucin </text:p>
          </table:table-cell>
          <table:table-cell table:formula="of:=SUMPRODUCT([.$A$1:.$A$1048576]=[.H53];[.$B$1:.$B$1048576])" office:value-type="float" office:value="1702" calcext:value-type="float">
            <text:p>1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 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Lysin </text:p>
          </table:table-cell>
          <table:table-cell table:formula="of:=SUMPRODUCT([.$A$1:.$A$1048576]=[.H54];[.$B$1:.$B$1048576])" office:value-type="float" office:value="990" calcext:value-type="float">
            <text:p>9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istidin 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sentiell</text:p>
          </table:table-cell>
          <table:table-cell table:number-columns-repeated="3"/>
          <table:table-cell office:value-type="string" calcext:value-type="string">
            <text:p>Methionin </text:p>
          </table:table-cell>
          <table:table-cell table:formula="of:=SUMPRODUCT([.$A$1:.$A$1048576]=[.H55];[.$B$1:.$B$1048576])" office:value-type="float" office:value="567" calcext:value-type="float">
            <text:p>56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soleucin 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sentiell</text:p>
          </table:table-cell>
          <table:table-cell table:number-columns-repeated="3"/>
          <table:table-cell office:value-type="string" calcext:value-type="string">
            <text:p>Phenylalanin </text:p>
          </table:table-cell>
          <table:table-cell table:formula="of:=SUMPRODUCT([.$A$1:.$A$1048576]=[.H56];[.$B$1:.$B$1048576])" office:value-type="float" office:value="1289" calcext:value-type="float">
            <text:p>128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eucin 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Threonin </text:p>
          </table:table-cell>
          <table:table-cell table:formula="of:=SUMPRODUCT([.$A$1:.$A$1048576]=[.H57];[.$B$1:.$B$1048576])" office:value-type="float" office:value="959" calcext:value-type="float">
            <text:p>95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ysin 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Tryptophan </text:p>
          </table:table-cell>
          <table:table-cell table:formula="of:=SUMPRODUCT([.$A$1:.$A$1048576]=[.H58];[.$B$1:.$B$1048576])" office:value-type="float" office:value="371" calcext:value-type="float">
            <text:p>37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hionin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Tyrosin </text:p>
          </table:table-cell>
          <table:table-cell table:formula="of:=SUMPRODUCT([.$A$1:.$A$1048576]=[.H59];[.$B$1:.$B$1048576])" office:value-type="float" office:value="701" calcext:value-type="float">
            <text:p>70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henylalanin 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sentiell</text:p>
          </table:table-cell>
          <table:table-cell table:number-columns-repeated="3"/>
          <table:table-cell office:value-type="string" calcext:value-type="string">
            <text:p>Valin </text:p>
          </table:table-cell>
          <table:table-cell table:formula="of:=SUMPRODUCT([.$A$1:.$A$1048576]=[.H60];[.$B$1:.$B$1048576])" office:value-type="float" office:value="1331" calcext:value-type="float">
            <text:p>133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hreonin 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sentiell</text:p>
          </table:table-cell>
          <table:table-cell table:number-columns-repeated="3"/>
          <table:table-cell office:value-type="string" calcext:value-type="string">
            <text:p>Alanin </text:p>
          </table:table-cell>
          <table:table-cell table:formula="of:=SUMPRODUCT([.$A$1:.$A$1048576]=[.H61];[.$B$1:.$B$1048576])" office:value-type="float" office:value="1155" calcext:value-type="float">
            <text:p>115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ryptophan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Asparaginsäure </text:p>
          </table:table-cell>
          <table:table-cell table:formula="of:=SUMPRODUCT([.$A$1:.$A$1048576]=[.H62];[.$B$1:.$B$1048576])" office:value-type="float" office:value="2497" calcext:value-type="float">
            <text:p>249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yrosin 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mi-essentiell</text:p>
          </table:table-cell>
          <table:table-cell table:number-columns-repeated="3"/>
          <table:table-cell office:value-type="string" calcext:value-type="string">
            <text:p>Glutaminsäure </text:p>
          </table:table-cell>
          <table:table-cell table:formula="of:=SUMPRODUCT([.$A$1:.$A$1048576]=[.H63];[.$B$1:.$B$1048576])" office:value-type="float" office:value="5952" calcext:value-type="float">
            <text:p>595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Valin 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sentiell</text:p>
          </table:table-cell>
          <table:table-cell table:number-columns-repeated="3"/>
          <table:table-cell office:value-type="string" calcext:value-type="string">
            <text:p>Glycin </text:p>
          </table:table-cell>
          <table:table-cell table:formula="of:=SUMPRODUCT([.$A$1:.$A$1048576]=[.H64];[.$B$1:.$B$1048576])" office:value-type="float" office:value="1475" calcext:value-type="float">
            <text:p>14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anin 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icht-essentiell</text:p>
          </table:table-cell>
          <table:table-cell table:number-columns-repeated="3"/>
          <table:table-cell office:value-type="string" calcext:value-type="string">
            <text:p>Prolin </text:p>
          </table:table-cell>
          <table:table-cell table:formula="of:=SUMPRODUCT([.$A$1:.$A$1048576]=[.H65];[.$B$1:.$B$1048576])" office:value-type="float" office:value="1207" calcext:value-type="float">
            <text:p>120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sparaginsäure 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icht-essentiell</text:p>
          </table:table-cell>
          <table:table-cell table:number-columns-repeated="3"/>
          <table:table-cell office:value-type="string" calcext:value-type="string">
            <text:p>Serin </text:p>
          </table:table-cell>
          <table:table-cell table:formula="of:=SUMPRODUCT([.$A$1:.$A$1048576]=[.H66];[.$B$1:.$B$1048576])" office:value-type="float" office:value="1155" calcext:value-type="float">
            <text:p>115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Glutaminsäure </text:p>
          </table:table-cell>
          <table:table-cell office:value-type="float" office:value="5952" calcext:value-type="float">
            <text:p>595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icht-essentiell</text:p>
          </table:table-cell>
          <table:table-cell table:number-columns-repeated="3"/>
          <table:table-cell office:value-type="string" calcext:value-type="string">
            <text:p>sonst. essent. Aminosäuren </text:p>
          </table:table-cell>
          <table:table-cell table:formula="of:=SUMPRODUCT([.$A$1:.$A$1048576]=[.H67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Glycin 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mi-essentiell</text:p>
          </table:table-cell>
          <table:table-cell table:number-columns-repeated="3"/>
          <table:table-cell office:value-type="string" calcext:value-type="string">
            <text:p>essent. Aminosäuren </text:p>
          </table:table-cell>
          <table:table-cell table:formula="of:=SUMPRODUCT([.$A$1:.$A$1048576]=[.H68];[.$B$1:.$B$1048576])" office:value-type="float" office:value="12666" calcext:value-type="float">
            <text:p>1266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rolin 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mi-essentiell</text:p>
          </table:table-cell>
          <table:table-cell table:number-columns-repeated="3"/>
          <table:table-cell office:value-type="string" calcext:value-type="string">
            <text:p>sonst. n. essent. Aminosäuren </text:p>
          </table:table-cell>
          <table:table-cell table:formula="of:=SUMPRODUCT([.$A$1:.$A$1048576]=[.H69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rin 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emi-essentiell</text:p>
          </table:table-cell>
          <table:table-cell table:number-columns-repeated="3"/>
          <table:table-cell office:value-type="string" calcext:value-type="string">
            <text:p>n. essent. Aminosäuren </text:p>
          </table:table-cell>
          <table:table-cell table:formula="of:=SUMPRODUCT([.$A$1:.$A$1048576]=[.H70];[.$B$1:.$B$1048576])" office:value-type="float" office:value="13441" calcext:value-type="float">
            <text:p>1344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onst. essent. Amino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4"/>
          <table:table-cell table:style-name="ce49" office:value-type="string" calcext:value-type="string">
            <text:p>Fettsäuren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sent. Aminosäuren </text:p>
          </table:table-cell>
          <table:table-cell office:value-type="float" office:value="12666" calcext:value-type="float">
            <text:p>12666</text:p>
          </table:table-cell>
          <table:table-cell office:value-type="string" calcext:value-type="string">
            <text:p>mg</text:p>
          </table:table-cell>
          <table:table-cell table:number-columns-repeated="4"/>
          <table:table-cell table:style-name="ce49"/>
          <table:table-cell table:number-columns-repeated="3"/>
        </table:table-row>
        <table:table-row table:style-name="ro4">
          <table:table-cell office:value-type="string" calcext:value-type="string">
            <text:p>sonst. n. essent. Amino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gesättigt</text:p>
          </table:table-cell>
          <table:table-cell table:formula="of:=SUMPRODUCT([.$A$1:.$A$1048576]=[.$A$77];[.$B$1:.$B$1048576])" office:value-type="float" office:value="3.5" calcext:value-type="float">
            <text:p>3,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. essent. Aminosäuren </text:p>
          </table:table-cell>
          <table:table-cell office:value-type="float" office:value="13441" calcext:value-type="float">
            <text:p>13441</text:p>
          </table:table-cell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einfach ungesättigt</text:p>
          </table:table-cell>
          <table:table-cell table:formula="of:=SUMPRODUCT([.$A$1:.$A$1048576]=[.$A$78];[.$B$1:.$B$1048576])" office:value-type="float" office:value="23" calcext:value-type="float">
            <text:p>23</text:p>
          </table:table-cell>
          <table:table-cell table:number-columns-repeated="2"/>
        </table:table-row>
        <table:table-row table:style-name="ro4">
          <table:table-cell table:style-name="ce49" office:value-type="string" calcext:value-type="string">
            <text:p>Fettsäuren</text:p>
          </table:table-cell>
          <table:table-cell table:number-columns-repeated="6"/>
          <table:table-cell office:value-type="string" calcext:value-type="string">
            <text:p>mehrfach ungesättigt</text:p>
          </table:table-cell>
          <table:table-cell table:formula="of:=SUMPRODUCT([.$A$1:.$A$1048576]=[.$A$79];[.$B$1:.$B$1048576])" office:value-type="float" office:value="4.6" calcext:value-type="float">
            <text:p>4,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4"/>
          <table:table-cell office:value-type="string" calcext:value-type="string">
            <text:p>Omega-3</text:p>
          </table:table-cell>
          <table:table-cell table:formula="of:=SUMPRODUCT([.$E$1:.$E$171]=[.H76];[.$C$1:.$C$171]=&quot;g&quot;;[.$B$1:.$B$171])+SUMPRODUCT([.$E$1:.$E$171]=[.H76];[.$C$1:.$C$171]=&quot;mg&quot;;[.$B$1:.$B$171])/1000" office:value-type="float" office:value="0.03" calcext:value-type="float">
            <text:p>0,03</text:p>
          </table:table-cell>
          <table:table-cell table:style-name="ce50"/>
          <table:table-cell/>
        </table:table-row>
        <table:table-row table:style-name="ro4">
          <table:table-cell office:value-type="string" calcext:value-type="string">
            <text:p>Ges. Fettsäuren 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Omega-6</text:p>
          </table:table-cell>
          <table:table-cell table:formula="of:=SUMPRODUCT([.$E$1:.$E$171]=[.H77];[.$C$1:.$C$171]=&quot;g&quot;;[.$B$1:.$B$171])+SUMPRODUCT([.$E$1:.$E$171]=[.H77];[.$C$1:.$C$171]=&quot;mg&quot;;[.$B$1:.$B$171])/1000" office:value-type="float" office:value="16.71" calcext:value-type="float">
            <text:p>16,7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hrf. unges. Fettsäuren </text:p>
          </table:table-cell>
          <table:table-cell table:style-name="ce50"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Omega-9</text:p>
          </table:table-cell>
          <table:table-cell table:formula="of:=SUMPRODUCT([.$E$1:.$E$171]=[.H78];[.$C$1:.$C$171]=&quot;g&quot;;[.$B$1:.$B$171])+SUMPRODUCT([.$E$1:.$E$171]=[.H78];[.$C$1:.$C$171]=&quot;mg&quot;;[.$B$1:.$B$171])/1000" office:value-type="float" office:value="6.48" calcext:value-type="float">
            <text:p>6,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infach unges. Fettsäuren </text:p>
          </table:table-cell>
          <table:table-cell table:style-name="ce50" office:value-type="float" office:value="4.6" calcext:value-type="float">
            <text:p>4,6</text:p>
          </table:table-cell>
          <table:table-cell office:value-type="string" calcext:value-type="string">
            <text:p>g</text:p>
          </table:table-cell>
          <table:table-cell table:number-columns-repeated="4"/>
          <table:table-cell table:style-name="ce49" office:value-type="string" calcext:value-type="string">
            <text:p>Spezielle Kohlenhydrate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utter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Sorbit </text:p>
          </table:table-cell>
          <table:table-cell table:formula="of:=SUMPRODUCT([.$A$1:.$A$1048576]=[.H80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pron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Glucose </text:p>
          </table:table-cell>
          <table:table-cell table:formula="of:=SUMPRODUCT([.$A$1:.$A$1048576]=[.H81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pryl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Fructose </text:p>
          </table:table-cell>
          <table:table-cell table:formula="of:=SUMPRODUCT([.$A$1:.$A$1048576]=[.H82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aprin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Saccharose </text:p>
          </table:table-cell>
          <table:table-cell table:formula="of:=SUMPRODUCT([.$A$1:.$A$1048576]=[.H83];[.$B$1:.$B$1048576])" office:value-type="float" office:value="34.74" calcext:value-type="float">
            <text:p>34,7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aurinsäure </text:p>
          </table:table-cell>
          <table:table-cell table:style-name="ce5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Lactose </text:p>
          </table:table-cell>
          <table:table-cell table:formula="of:=SUMPRODUCT([.$A$1:.$A$1048576]=[.H84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yristinsäure </text:p>
          </table:table-cell>
          <table:table-cell table:style-name="ce50" office:value-type="float" office:value="0.02" calcext:value-type="float">
            <text:p>0,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Stärke </text:p>
          </table:table-cell>
          <table:table-cell table:formula="of:=SUMPRODUCT([.$A$1:.$A$1048576]=[.H85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15:O Fettsäure </text:p>
          </table:table-cell>
          <table:table-cell table:style-name="ce50" office:value-type="float" office:value="5" calcext:value-type="float">
            <text:p>5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esättigt</text:p>
          </table:table-cell>
          <table:table-cell/>
          <table:table-cell office:value-type="string" calcext:value-type="string">
            <text:p>Pentadecansäure</text:p>
          </table:table-cell>
          <table:table-cell/>
          <table:table-cell office:value-type="string" calcext:value-type="string">
            <text:p>Gesamtzucker </text:p>
          </table:table-cell>
          <table:table-cell table:formula="of:=SUMPRODUCT([.$A$1:.$A$1048576]=[.H86];[.$B$1:.$B$1048576])" office:value-type="float" office:value="2.2" calcext:value-type="float">
            <text:p>2,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almitinsäure </text:p>
          </table:table-cell>
          <table:table-cell table:style-name="ce50" office:value-type="float" office:value="1.64" calcext:value-type="float">
            <text:p>1,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style-name="ce25" table:number-columns-repeated="2"/>
          <table:table-cell/>
          <table:table-cell office:value-type="string" calcext:value-type="string">
            <text:p>Maltose </text:p>
          </table:table-cell>
          <table:table-cell table:formula="of:=SUMPRODUCT([.$A$1:.$A$1048576]=[.H87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rgarinsäure </text:p>
          </table:table-cell>
          <table:table-cell table:style-name="ce50" office:value-type="float" office:value="13" calcext:value-type="float">
            <text:p>13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Galactose </text:p>
          </table:table-cell>
          <table:table-cell table:formula="of:=SUMPRODUCT([.$A$1:.$A$1048576]=[.H88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tearinsäure </text:p>
          </table:table-cell>
          <table:table-cell table:style-name="ce50" office:value-type="float" office:value="1.02" calcext:value-type="float">
            <text:p>1,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Glycogen </text:p>
          </table:table-cell>
          <table:table-cell table:formula="of:=SUMPRODUCT([.$A$1:.$A$1048576]=[.H89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chinsäure </text:p>
          </table:table-cell>
          <table:table-cell table:style-name="ce50" office:value-type="float" office:value="0.07" calcext:value-type="float">
            <text:p>0,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Pentosan </text:p>
          </table:table-cell>
          <table:table-cell table:formula="of:=SUMPRODUCT([.$A$1:.$A$1048576]=[.H90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hensäure </text:p>
          </table:table-cell>
          <table:table-cell table:style-name="ce50" office:value-type="float" office:value="0.21" calcext:value-type="float">
            <text:p>0,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Hexosan </text:p>
          </table:table-cell>
          <table:table-cell table:formula="of:=SUMPRODUCT([.$A$1:.$A$1048576]=[.H91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ignocerinsäure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esättigt</text:p>
          </table:table-cell>
          <table:table-cell table:number-columns-repeated="3"/>
          <table:table-cell office:value-type="string" calcext:value-type="string">
            <text:p>Cellulose </text:p>
          </table:table-cell>
          <table:table-cell table:formula="of:=SUMPRODUCT([.$A$1:.$A$1048576]=[.H92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almitoleinsäure </text:p>
          </table:table-cell>
          <table:table-cell table:style-name="ce50" office:value-type="float" office:value="0.02" calcext:value-type="float">
            <text:p>0,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 table:number-columns-repeated="3"/>
          <table:table-cell office:value-type="string" calcext:value-type="string">
            <text:p>Polyuronsäure </text:p>
          </table:table-cell>
          <table:table-cell table:formula="of:=SUMPRODUCT([.$A$1:.$A$1048576]=[.H93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Ölsäure </text:p>
          </table:table-cell>
          <table:table-cell table:style-name="ce50" office:value-type="float" office:value="6.44" calcext:value-type="float">
            <text:p>6,4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 office:value-type="string" calcext:value-type="string">
            <text:p>Omega-9</text:p>
          </table:table-cell>
          <table:table-cell table:number-columns-repeated="2"/>
          <table:table-cell office:value-type="string" calcext:value-type="string">
            <text:p>Mannit </text:p>
          </table:table-cell>
          <table:table-cell table:formula="of:=SUMPRODUCT([.$A$1:.$A$1048576]=[.H94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icosensäure </text:p>
          </table:table-cell>
          <table:table-cell table:style-name="ce50" office:value-type="float" office:value="0.04" calcext:value-type="float">
            <text:p>0,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 office:value-type="string" calcext:value-type="string">
            <text:p>Omega-9</text:p>
          </table:table-cell>
          <table:table-cell office:value-type="string" calcext:value-type="string">
            <text:p>Gadoleinsäure</text:p>
          </table:table-cell>
          <table:table-cell/>
          <table:table-cell office:value-type="string" calcext:value-type="string">
            <text:p>Xylit </text:p>
          </table:table-cell>
          <table:table-cell table:formula="of:=SUMPRODUCT([.$A$1:.$A$1048576]=[.H95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22:1 Fett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 office:value-type="string" calcext:value-type="string">
            <text:p>Omega-9</text:p>
          </table:table-cell>
          <table:table-cell office:value-type="string" calcext:value-type="string">
            <text:p>Erucasäure</text:p>
          </table:table-cell>
          <table:table-cell/>
          <table:table-cell office:value-type="string" calcext:value-type="string">
            <text:p>sonst. Zuckeralkohole </text:p>
          </table:table-cell>
          <table:table-cell table:formula="of:=SUMPRODUCT([.$A$1:.$A$1048576]=[.H96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14:1 Fettsäure 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/>
          <table:table-cell office:value-type="string" calcext:value-type="string">
            <text:p>Myristoleinsäure</text:p>
          </table:table-cell>
          <table:table-cell/>
          <table:table-cell office:value-type="string" calcext:value-type="string">
            <text:p>Summe Zuckeralkohole </text:p>
          </table:table-cell>
          <table:table-cell table:formula="of:=SUMPRODUCT([.$A$1:.$A$1048576]=[.H97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24:1 Fett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infach ungesättigt</text:p>
          </table:table-cell>
          <table:table-cell office:value-type="string" calcext:value-type="string">
            <text:p>Omega-9</text:p>
          </table:table-cell>
          <table:table-cell office:value-type="string" calcext:value-type="string">
            <text:p>Nervonsäure</text:p>
          </table:table-cell>
          <table:table-cell/>
          <table:table-cell office:value-type="string" calcext:value-type="string">
            <text:p>sonst. Monosaccharide </text:p>
          </table:table-cell>
          <table:table-cell table:formula="of:=SUMPRODUCT([.$A$1:.$A$1048576]=[.H98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inolsäure </text:p>
          </table:table-cell>
          <table:table-cell table:style-name="ce50" office:value-type="float" office:value="16.71" calcext:value-type="float">
            <text:p>16,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table:number-columns-repeated="2"/>
          <table:table-cell office:value-type="string" calcext:value-type="string">
            <text:p>Monosaccharide </text:p>
          </table:table-cell>
          <table:table-cell table:formula="of:=SUMPRODUCT([.$A$1:.$A$1048576]=[.H99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inolensäure </text:p>
          </table:table-cell>
          <table:table-cell table:style-name="ce50" office:value-type="float" office:value="0.03" calcext:value-type="float">
            <text:p>0,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table:number-columns-repeated="2"/>
          <table:table-cell office:value-type="string" calcext:value-type="string">
            <text:p>sonst. Disaccharide </text:p>
          </table:table-cell>
          <table:table-cell table:formula="of:=SUMPRODUCT([.$A$1:.$A$1048576]=[.H100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rachidon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table:number-columns-repeated="2"/>
          <table:table-cell office:value-type="string" calcext:value-type="string">
            <text:p>Disaccharide </text:p>
          </table:table-cell>
          <table:table-cell table:formula="of:=SUMPRODUCT([.$A$1:.$A$1048576]=[.H101];[.$B$1:.$B$1048576])" office:value-type="float" office:value="34740" calcext:value-type="float">
            <text:p>3474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18:4 Fettsäure 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office:value-type="string" calcext:value-type="string">
            <text:p>Stearidonsäure</text:p>
          </table:table-cell>
          <table:table-cell/>
          <table:table-cell office:value-type="string" calcext:value-type="string">
            <text:p>Oligosaccharide resorb. </text:p>
          </table:table-cell>
          <table:table-cell table:formula="of:=SUMPRODUCT([.$A$1:.$A$1048576]=[.H102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20:5 N-3 Fett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office:value-type="string" calcext:value-type="string">
            <text:p>Eicosapentaensäure</text:p>
          </table:table-cell>
          <table:table-cell/>
          <table:table-cell office:value-type="string" calcext:value-type="string">
            <text:p>Oligosaccharide n. resorb. </text:p>
          </table:table-cell>
          <table:table-cell table:formula="of:=SUMPRODUCT([.$A$1:.$A$1048576]=[.H103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22:5 N-3 Fett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office:value-type="string" calcext:value-type="string">
            <text:p>Clupanodonsäure</text:p>
          </table:table-cell>
          <table:table-cell/>
          <table:table-cell office:value-type="string" calcext:value-type="string">
            <text:p>sonst. Polysaccharide </text:p>
          </table:table-cell>
          <table:table-cell table:formula="of:=SUMPRODUCT([.$A$1:.$A$1048576]=[.H104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22:6 N-3 Fett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office:value-type="string" calcext:value-type="string">
            <text:p>Docosahexaensäure</text:p>
          </table:table-cell>
          <table:table-cell/>
          <table:table-cell office:value-type="string" calcext:value-type="string">
            <text:p>Polysaccharide </text:p>
          </table:table-cell>
          <table:table-cell table:formula="of:=SUMPRODUCT([.$A$1:.$A$1048576]=[.H105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16:2 Fettsäure 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office:value-type="string" calcext:value-type="string">
            <text:p>Hexadecadiensäure </text:p>
          </table:table-cell>
          <table:table-cell/>
          <table:table-cell table:style-name="ce49" office:value-type="string" calcext:value-type="string">
            <text:p>Sonstig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onst. gesättigte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Ballaststoffe wasserl. </text:p>
          </table:table-cell>
          <table:table-cell table:formula="of:=SUMPRODUCT([.$A$1:.$A$1048576]=[.H107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onst. einfach unges.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Ballaststoffe w.unlösl. </text:p>
          </table:table-cell>
          <table:table-cell table:formula="of:=SUMPRODUCT([.$A$1:.$A$1048576]=[.H108];[.$B$1:.$B$1048576])" office:value-type="float" office:value="5.8" calcext:value-type="float">
            <text:p>5,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nadecatriensäure </text:p>
          </table:table-cell>
          <table:table-cell/>
          <table:table-cell office:value-type="string" calcext:value-type="string">
            <text:p>mg</text:p>
          </table:table-cell>
          <table:table-cell table:number-columns-repeated="4"/>
          <table:table-cell office:value-type="string" calcext:value-type="string">
            <text:p>Lignin </text:p>
          </table:table-cell>
          <table:table-cell table:formula="of:=SUMPRODUCT([.$A$1:.$A$1048576]=[.H109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icosadiensäure 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table:number-columns-repeated="2"/>
          <table:table-cell office:value-type="string" calcext:value-type="string">
            <text:p>Kochsalz </text:p>
          </table:table-cell>
          <table:table-cell table:formula="of:=SUMPRODUCT([.$A$1:.$A$1048576]=[.H110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osatriensäure 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3</text:p>
          </table:table-cell>
          <table:table-cell table:number-columns-repeated="2"/>
          <table:table-cell office:value-type="string" calcext:value-type="string">
            <text:p>Harnsäure </text:p>
          </table:table-cell>
          <table:table-cell table:formula="of:=SUMPRODUCT([.$A$1:.$A$1048576]=[.H111];[.$B$1:.$B$1048576]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cosadiensäure 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table:number-columns-repeated="2"/>
          <table:table-cell office:value-type="string" calcext:value-type="string">
            <text:p>P/S Verhältnis </text:p>
          </table:table-cell>
          <table:table-cell table:formula="of:=SUMPRODUCT([.$A$1:.$A$1048576]=[.H112];[.$B$1:.$B$1048576])" office:value-type="float" office:value="5.48" calcext:value-type="float">
            <text:p>5,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cosatriensäur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Docosatetraensäure 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ehrfach ungesättigt</text:p>
          </table:table-cell>
          <table:table-cell office:value-type="string" calcext:value-type="string">
            <text:p>Omega-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onst. mehrfach unges.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onst. kurzkettige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kurzkettige Fettsäur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onst. mittelkettige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ttelkettige Fettsäur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nst. langkettige Fett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langkettige Fettsäuren </text:p>
          </table:table-cell>
          <table:table-cell office:value-type="float" office:value="26299" calcext:value-type="float">
            <text:p>26299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Glycerin + Lipoid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table:style-name="ce49" office:value-type="string" calcext:value-type="string">
            <text:p>Spezielle Kohlenhydrate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orbi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Glucos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Fructos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accharose </text:p>
          </table:table-cell>
          <table:table-cell office:value-type="float" office:value="34.74" calcext:value-type="float">
            <text:p>34,74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ctos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tärk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Gesamtzucker 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Maltos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actos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lycoge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entosa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Hexosa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ellulos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olyuron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Manni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Xyli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onst. Zuckeralkohol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umme Zuckeralkoho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. Monosaccharid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onosaccharid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onst. Disaccharid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Disaccharide </text:p>
          </table:table-cell>
          <table:table-cell office:value-type="float" office:value="34740" calcext:value-type="float">
            <text:p>3474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ligosaccharide resorb.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ligosaccharide n. resorb.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onst. Polysaccharid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ysaccharid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3">
          <table:table-cell table:style-name="ce49" office:value-type="string" calcext:value-type="string">
            <text:p>Sonstige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Inhaltsstoff </text:p>
          </table:table-cell>
          <table:table-cell office:value-type="string" calcext:value-type="string">
            <text:p>Menge </text:p>
          </table:table-cell>
          <table:table-cell office:value-type="string" calcext:value-type="string">
            <text:p>Einheit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allaststoffe wasserl.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allaststoffe w.unlösl. 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Ligni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Purinbasen-Stickstoff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Kochsalz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Küchenabfäll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sonst. Eiweißstoffe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erisches Eiweiß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flanzliches Eiweiß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nsäur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. organischen Säuren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-Diff. Kationen-Anionen </text:p>
          </table:table-cell>
          <table:table-cell/>
          <table:table-cell office:value-type="string" calcext:value-type="string">
            <text:p>mä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ckstoffaktor </text:p>
          </table:table-cell>
          <table:table-cell/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ttsäurenantei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eralstoffantei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/S Verhältnis </text:p>
          </table:table-cell>
          <table:table-cell office:value-type="float" office:value="5.48" calcext:value-type="float">
            <text:p>5,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olog. Wertigkeit </text:p>
          </table:table-cell>
          <table:table-cell/>
          <table:table-cell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ktosefreie Broteinheiten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rchschn. Verzehr </text:p>
          </table:table-cell>
          <table:table-cell/>
          <table:table-cell office:value-type="string" calcext:value-type="string">
            <text:p>m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ergene und Zusatzstoff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ergen / Zusatzstoff </text:p>
          </table:table-cell>
          <table:table-cell office:value-type="string" calcext:value-type="string">
            <text:p>E-Numm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utenhaltiges Getreide sowie daraus hergestellte Erzeugnisse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alenfrüchte sowie daraus hergestellte Erzeugnisse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samsamen und Sesamsamenerzeugnisse </text:p>
          </table:table-cell>
          <table:table-cell table:number-columns-repeated="10"/>
        </table:table-row>
      </table:table>
      <table:table table:name="Datenquelle (vegane-fitnessernaehrung.de)" table:style-name="ta1">
        <table:table-column table:style-name="co84" table:default-cell-style-name="Default"/>
        <table:table-column table:style-name="co2" table:default-cell-style-name="Default"/>
        <table:table-column table:style-name="co85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ce38"/>
        <table:table-column table:style-name="co88" table:default-cell-style-name="Default"/>
        <table:table-column table:style-name="co89" table:default-cell-style-name="Default"/>
        <table:table-column table:style-name="co84" table:default-cell-style-name="Default"/>
        <table:table-column table:style-name="co78" table:default-cell-style-name="Default"/>
        <table:table-column table:style-name="co90" table:default-cell-style-name="Default"/>
        <table:table-column table:style-name="co91" table:default-cell-style-name="Default"/>
        <table:table-row table:style-name="ro3">
          <table:table-cell office:value-type="string" calcext:value-type="string">
            <text:p>Makronährstoffe</text:p>
          </table:table-cell>
          <table:table-cell table:number-columns-repeated="3"/>
          <table:table-cell table:style-name="ce49" office:value-type="string" calcext:value-type="string">
            <text:p>Makronährstoffe</text:p>
          </table:table-cell>
          <table:table-cell table:style-name="ce37"/>
          <table:table-cell/>
          <table:table-cell table:style-name="ce37"/>
          <table:table-cell table:number-columns-repeated="2"/>
          <table:table-cell table:style-name="ce49" office:value-type="string" calcext:value-type="string">
            <text:p>Hauptnährstoff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Nährwerte</text:p>
          </table:table-cell>
          <table:table-cell table:number-columns-repeated="3"/>
          <table:table-cell table:style-name="ce49" office:value-type="string" calcext:value-type="string">
            <text:p>Nährwerte</text:p>
          </table:table-cell>
          <table:table-cell table:style-name="ce37"/>
          <table:table-cell/>
          <table:table-cell table:style-name="ce37"/>
          <table:table-cell/>
          <table:table-cell office:value-type="string" calcext:value-type="string">
            <text:p>Kalorien / Brennwert</text:p>
          </table:table-cell>
          <table:table-cell office:value-type="string" calcext:value-type="string">
            <text:p>Kilokalorien </text:p>
          </table:table-cell>
          <table:table-cell table:style-name="ce40" table:formula="of:=IF([.J2]=&quot;&quot;;&quot;&quot;;SUMPRODUCT([.$E$3:.$E$77]=[.J2];[.$G$3:.$G$77]))" office:value-type="float" office:value="406" calcext:value-type="float">
            <text:p>406</text:p>
          </table:table-cell>
          <table:table-cell office:value-type="string" calcext:value-type="string">
            <text:p>kcal</text:p>
          </table:table-cell>
        </table:table-row>
        <table:table-row table:style-name="ro1">
          <table:table-cell office:value-type="string" calcext:value-type="string">
            <text:p>Kalorien / Brennwert</text:p>
          </table:table-cell>
          <table:table-cell table:number-columns-repeated="3"/>
          <table:table-cell office:value-type="string" calcext:value-type="string">
            <text:p>Kalorien / Brennwert</text:p>
          </table:table-cell>
          <table:table-cell table:style-name="ce37" table:formula="of:=IFERROR(INDEX([.A$1:.A$1048576];MATCH([.E3];[.A$1:.A$1048576];0)+1);&quot;&quot;)" office:value-type="string" office:string-value="406 kcal" calcext:value-type="string">
            <text:p>406 kcal</text:p>
          </table:table-cell>
          <table:table-cell table:formula="of:=IFERROR(VALUE(LEFT([.F3];FIND(&quot; &quot;;[.F3])-1));&quot;&quot;)" office:value-type="float" office:value="406" calcext:value-type="float">
            <text:p>406</text:p>
          </table:table-cell>
          <table:table-cell table:style-name="ce37" table:formula="of:=IFERROR(MID([.F3];FIND(&quot; &quot;;[.F3])+1;LEN([.F3])-FIND(&quot; &quot;;[.F3]));&quot;&quot;)" office:value-type="string" office:string-value="kcal" calcext:value-type="string">
            <text:p>kcal</text:p>
          </table:table-cell>
          <table:table-cell table:style-name="ce50"/>
          <table:table-cell/>
          <table:table-cell office:value-type="string" calcext:value-type="string">
            <text:p>Kilojoule </text:p>
          </table:table-cell>
          <table:table-cell table:style-name="ce41" table:formula="of:=[.L2]*[$'Allgemeine Informationen'.B4]" office:value-type="float" office:value="1699.8408" calcext:value-type="float">
            <text:p>1700</text:p>
          </table:table-cell>
          <table:table-cell office:value-type="string" calcext:value-type="string">
            <text:p>kJ</text:p>
          </table:table-cell>
        </table:table-row>
        <table:table-row table:style-name="ro3">
          <table:table-cell office:value-type="string" calcext:value-type="string">
            <text:p>406 kcal</text:p>
          </table:table-cell>
          <table:table-cell table:number-columns-repeated="3"/>
          <table:table-cell office:value-type="string" calcext:value-type="string">
            <text:p>Wasser</text:p>
          </table:table-cell>
          <table:table-cell table:style-name="ce37" table:formula="of:=IFERROR(INDEX([.A$1:.A$1048576];MATCH([.E4];[.A$1:.A$1048576];0)+1);&quot;&quot;)">
            <text:p/>
          </table:table-cell>
          <table:table-cell table:formula="of:=IFERROR(VALUE(LEFT([.F4];FIND(&quot; &quot;;[.F4])-1));&quot;&quot;)">
            <text:p/>
          </table:table-cell>
          <table:table-cell table:style-name="ce37" table:formula="of:=IFERROR(MID([.F4];FIND(&quot; &quot;;[.F4])+1;LEN([.F4])-FIND(&quot; &quot;;[.F4]));&quot;&quot;)">
            <text:p/>
          </table:table-cell>
          <table:table-cell/>
          <table:table-cell office:value-type="string" calcext:value-type="string">
            <text:p>▽ Eiweiß / Protein</text:p>
          </table:table-cell>
          <table:table-cell office:value-type="string" calcext:value-type="string">
            <text:p>Eiweiß </text:p>
          </table:table-cell>
          <table:table-cell table:style-name="ce40" table:formula="of:=IF([.J4]=&quot;&quot;;&quot;&quot;;SUMPRODUCT([.$E$3:.$E$77]=[.J4];[.$G$3:.$G$77]))" office:value-type="float" office:value="44.32" calcext:value-type="float">
            <text:p>44,32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office:value-type="string" calcext:value-type="string">
            <text:p>▽ Eiweiß / Protein</text:p>
          </table:table-cell>
          <table:table-cell table:number-columns-repeated="3"/>
          <table:table-cell office:value-type="string" calcext:value-type="string">
            <text:p>▽ Kohlenhydrate</text:p>
          </table:table-cell>
          <table:table-cell table:style-name="ce37" table:formula="of:=IFERROR(INDEX([.A$1:.A$1048576];MATCH([.E5];[.A$1:.A$1048576];0)+1);&quot;&quot;)">
            <text:p/>
          </table:table-cell>
          <table:table-cell table:formula="of:=IFERROR(VALUE(LEFT([.F5];FIND(&quot; &quot;;[.F5])-1));&quot;&quot;)">
            <text:p/>
          </table:table-cell>
          <table:table-cell table:style-name="ce37" table:formula="of:=IFERROR(MID([.F5];FIND(&quot; &quot;;[.F5])+1;LEN([.F5])-FIND(&quot; &quot;;[.F5]));&quot;&quot;)">
            <text:p/>
          </table:table-cell>
          <table:table-cell/>
          <table:table-cell office:value-type="string" calcext:value-type="string">
            <text:p>▽ Fett</text:p>
          </table:table-cell>
          <table:table-cell office:value-type="string" calcext:value-type="string">
            <text:p>Fett </text:p>
          </table:table-cell>
          <table:table-cell table:style-name="ce40" table:formula="of:=IF([.J5]=&quot;&quot;;&quot;&quot;;SUMPRODUCT([.$E$3:.$E$77]=[.J5];[.$G$3:.$G$77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office:value-type="string" calcext:value-type="string">
            <text:p>44,32 g</text:p>
          </table:table-cell>
          <table:table-cell table:number-columns-repeated="3"/>
          <table:table-cell office:value-type="string" calcext:value-type="string">
            <text:p>▽ Fett</text:p>
          </table:table-cell>
          <table:table-cell table:style-name="ce37" table:formula="of:=IFERROR(INDEX([.A$1:.A$1048576];MATCH([.E6];[.A$1:.A$1048576];0)+1);&quot;&quot;)">
            <text:p/>
          </table:table-cell>
          <table:table-cell table:formula="of:=IFERROR(VALUE(LEFT([.F6];FIND(&quot; &quot;;[.F6])-1));&quot;&quot;)">
            <text:p/>
          </table:table-cell>
          <table:table-cell table:style-name="ce37" table:formula="of:=IFERROR(MID([.F6];FIND(&quot; &quot;;[.F6])+1;LEN([.F6])-FIND(&quot; &quot;;[.F6]));&quot;&quot;)">
            <text:p/>
          </table:table-cell>
          <table:table-cell/>
          <table:table-cell office:value-type="string" calcext:value-type="string">
            <text:p>▽ Kohlenhydrate</text:p>
          </table:table-cell>
          <table:table-cell office:value-type="string" calcext:value-type="string">
            <text:p>Kohlenhydrate </text:p>
          </table:table-cell>
          <table:table-cell table:style-name="ce40" table:formula="of:=IF([.J6]=&quot;&quot;;&quot;&quot;;SUMPRODUCT([.$E$3:.$E$77]=[.J6];[.$G$3:.$G$77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office:value-type="string" calcext:value-type="string">
            <text:p>Aminosäuren</text:p>
          </table:table-cell>
          <table:table-cell table:number-columns-repeated="3"/>
          <table:table-cell office:value-type="string" calcext:value-type="string">
            <text:p>▽ Eiweiß / Protein</text:p>
          </table:table-cell>
          <table:table-cell table:style-name="ce37" table:formula="of:=IFERROR(INDEX([.A$1:.A$1048576];MATCH([.E7];[.A$1:.A$1048576];0)+1);&quot;&quot;)" office:value-type="string" office:string-value="44,32 g" calcext:value-type="string">
            <text:p>44,32 g</text:p>
          </table:table-cell>
          <table:table-cell table:formula="of:=IFERROR(VALUE(LEFT([.F7];FIND(&quot; &quot;;[.F7])-1));&quot;&quot;)" office:value-type="float" office:value="44.32" calcext:value-type="float">
            <text:p>44,32</text:p>
          </table:table-cell>
          <table:table-cell table:style-name="ce37" table:formula="of:=IFERROR(MID([.F7];FIND(&quot; &quot;;[.F7])+1;LEN([.F7])-FIND(&quot; &quot;;[.F7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Alkohol / Ethanol</text:p>
          </table:table-cell>
          <table:table-cell office:value-type="string" calcext:value-type="string">
            <text:p>Alkohol </text:p>
          </table:table-cell>
          <table:table-cell table:style-name="ce40" table:formula="of:=IF([.J7]=&quot;&quot;;&quot;&quot;;SUMPRODUCT([.$E$3:.$E$77]=[.J7];[.$G$3:.$G$77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office:value-type="string" calcext:value-type="string">
            <text:p>Essentielle Aminosäuren</text:p>
          </table:table-cell>
          <table:table-cell table:number-columns-repeated="3"/>
          <table:table-cell table:style-name="ce49" office:value-type="string" calcext:value-type="string">
            <text:p>Kohlenhydrate</text:p>
          </table:table-cell>
          <table:table-cell table:number-columns-repeated="4"/>
          <table:table-cell office:value-type="string" calcext:value-type="string">
            <text:p>Wasser</text:p>
          </table:table-cell>
          <table:table-cell office:value-type="string" calcext:value-type="string">
            <text:p>Wasser </text:p>
          </table:table-cell>
          <table:table-cell table:style-name="ce40" table:formula="of:=IF([.J8]=&quot;&quot;;&quot;&quot;;SUMPRODUCT([.$E$3:.$E$77]=[.J8];[.$G$3:.$G$77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office:value-type="string" calcext:value-type="string">
            <text:p>Histidin</text:p>
          </table:table-cell>
          <table:table-cell table:number-columns-repeated="3"/>
          <table:table-cell office:value-type="string" calcext:value-type="string">
            <text:p>Ballaststoffe</text:p>
          </table:table-cell>
          <table:table-cell table:style-name="ce37" table:formula="of:=IFERROR(INDEX([.A$1:.A$1048576];MATCH([.E9];[.A$1:.A$1048576];0)+1);&quot;&quot;)">
            <text:p/>
          </table:table-cell>
          <table:table-cell table:formula="of:=IFERROR(VALUE(LEFT([.F9];FIND(&quot; &quot;;[.F9])-1));&quot;&quot;)">
            <text:p/>
          </table:table-cell>
          <table:table-cell table:style-name="ce37" table:formula="of:=IFERROR(MID([.F9];FIND(&quot; &quot;;[.F9])+1;LEN([.F9])-FIND(&quot; &quot;;[.F9]));&quot;&quot;)">
            <text:p/>
          </table:table-cell>
          <table:table-cell/>
          <table:table-cell office:value-type="string" calcext:value-type="string">
            <text:p>Ballaststoffe</text:p>
          </table:table-cell>
          <table:table-cell office:value-type="string" calcext:value-type="string">
            <text:p>Ballaststoffe gesamt </text:p>
          </table:table-cell>
          <table:table-cell table:style-name="ce40" table:formula="of:=IF([.J9]=&quot;&quot;;&quot;&quot;;SUMPRODUCT([.$E$3:.$E$77]=[.J9];[.$G$3:.$G$77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office:value-type="string" calcext:value-type="string">
            <text:p>1,45 g</text:p>
          </table:table-cell>
          <table:table-cell table:number-columns-repeated="3"/>
          <table:table-cell office:value-type="string" calcext:value-type="string">
            <text:p>Alkohol / Ethanol</text:p>
          </table:table-cell>
          <table:table-cell table:style-name="ce37" table:formula="of:=IFERROR(INDEX([.A$1:.A$1048576];MATCH([.E10];[.A$1:.A$1048576];0)+1);&quot;&quot;)">
            <text:p/>
          </table:table-cell>
          <table:table-cell table:formula="of:=IFERROR(VALUE(LEFT([.F10];FIND(&quot; &quot;;[.F10])-1));&quot;&quot;)">
            <text:p/>
          </table:table-cell>
          <table:table-cell table:style-name="ce37" table:formula="of:=IFERROR(MID([.F10];FIND(&quot; &quot;;[.F10])+1;LEN([.F10])-FIND(&quot; &quot;;[.F10]));&quot;&quot;)">
            <text:p/>
          </table:table-cell>
          <table:table-cell table:number-columns-repeated="2"/>
          <table:table-cell office:value-type="string" calcext:value-type="string">
            <text:p>Cholesterin </text:p>
          </table:table-cell>
          <table:table-cell table:style-name="ce40" table:formula="of:=IF([.J10]=&quot;&quot;;&quot;&quot;;SUMPRODUCT([.$E$3:.$E$77]=[.J10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Isoleucin</text:p>
          </table:table-cell>
          <table:table-cell table:number-columns-repeated="3"/>
          <table:table-cell table:style-name="ce49" office:value-type="string" calcext:value-type="string">
            <text:p>Fettsäuren</text:p>
          </table:table-cell>
          <table:table-cell table:number-columns-repeated="4"/>
          <table:table-cell office:value-type="string" calcext:value-type="string">
            <text:p>Mineralstoffe</text:p>
          </table:table-cell>
          <table:table-cell office:value-type="string" calcext:value-type="string">
            <text:p>Mineralstoffe </text:p>
          </table:table-cell>
          <table:table-cell table:style-name="ce40" table:formula="of:=IF([.J11]=&quot;&quot;;&quot;&quot;;SUMPRODUCT([.$E$3:.$E$77]=[.J11];[.$G$3:.$G$77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office:value-type="string" calcext:value-type="string">
            <text:p>1,59 g</text:p>
          </table:table-cell>
          <table:table-cell table:number-columns-repeated="3"/>
          <table:table-cell office:value-type="string" calcext:value-type="string">
            <text:p>gesättigte Fettsäuren</text:p>
          </table:table-cell>
          <table:table-cell table:style-name="ce37" table:formula="of:=IFERROR(INDEX([.A$1:.A$1048576];MATCH([.E12];[.A$1:.A$1048576];0)+1);&quot;&quot;)">
            <text:p/>
          </table:table-cell>
          <table:table-cell table:formula="of:=IFERROR(VALUE(LEFT([.F12];FIND(&quot; &quot;;[.F12])-1));&quot;&quot;)">
            <text:p/>
          </table:table-cell>
          <table:table-cell table:style-name="ce37" table:formula="of:=IFERROR(MID([.F12];FIND(&quot; &quot;;[.F12])+1;LEN([.F12])-FIND(&quot; &quot;;[.F12]));&quot;&quot;)">
            <text:p/>
          </table:table-cell>
          <table:table-cell table:number-columns-repeated="2"/>
          <table:table-cell table:style-name="ce49" office:value-type="string" calcext:value-type="string">
            <text:p>Vitami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eucin</text:p>
          </table:table-cell>
          <table:table-cell table:number-columns-repeated="3"/>
          <table:table-cell office:value-type="string" calcext:value-type="string">
            <text:p>einfach ungesättigte Fettsäuren</text:p>
          </table:table-cell>
          <table:table-cell table:style-name="ce37" table:formula="of:=IFERROR(INDEX([.A$1:.A$1048576];MATCH([.E13];[.A$1:.A$1048576];0)+1);&quot;&quot;)">
            <text:p/>
          </table:table-cell>
          <table:table-cell table:formula="of:=IFERROR(VALUE(LEFT([.F13];FIND(&quot; &quot;;[.F13])-1));&quot;&quot;)">
            <text:p/>
          </table:table-cell>
          <table:table-cell table:style-name="ce37" table:formula="of:=IFERROR(MID([.F13];FIND(&quot; &quot;;[.F13])+1;LEN([.F13])-FIND(&quot; &quot;;[.F13]));&quot;&quot;)">
            <text:p/>
          </table:table-cell>
          <table:table-cell/>
          <table:table-cell office:value-type="string" calcext:value-type="string">
            <text:p>Vitamin A</text:p>
          </table:table-cell>
          <table:table-cell office:value-type="string" calcext:value-type="string">
            <text:p>Vitamin A Retinol </text:p>
          </table:table-cell>
          <table:table-cell table:style-name="ce40" table:formula="of:=IF([.J13]=&quot;&quot;;&quot;&quot;;SUMPRODUCT([.$E$3:.$E$99]=[.J13];[.$H$3:.$H$99]=&quot;g&quot;;[.$G$3:.$G$99])*1000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3">
          <table:table-cell office:value-type="string" calcext:value-type="string">
            <text:p>3,05 g</text:p>
          </table:table-cell>
          <table:table-cell table:number-columns-repeated="3"/>
          <table:table-cell office:value-type="string" calcext:value-type="string">
            <text:p>mehrfach ungesättigte Fettsäuren</text:p>
          </table:table-cell>
          <table:table-cell table:style-name="ce37" table:formula="of:=IFERROR(INDEX([.A$1:.A$1048576];MATCH([.E14];[.A$1:.A$1048576];0)+1);&quot;&quot;)">
            <text:p/>
          </table:table-cell>
          <table:table-cell table:formula="of:=IFERROR(VALUE(LEFT([.F14];FIND(&quot; &quot;;[.F14])-1));&quot;&quot;)">
            <text:p/>
          </table:table-cell>
          <table:table-cell table:style-name="ce37" table:formula="of:=IFERROR(MID([.F14];FIND(&quot; &quot;;[.F14])+1;LEN([.F14])-FIND(&quot; &quot;;[.F14]));&quot;&quot;)">
            <text:p/>
          </table:table-cell>
          <table:table-cell/>
          <table:table-cell office:value-type="string" calcext:value-type="string">
            <text:p>Vitamin D</text:p>
          </table:table-cell>
          <table:table-cell office:value-type="string" calcext:value-type="string">
            <text:p>Vitamin D </text:p>
          </table:table-cell>
          <table:table-cell table:style-name="ce40" table:formula="of:=IF([.J14]=&quot;&quot;;&quot;&quot;;SUMPRODUCT([.$E$3:.$E$99]=[.J14];[.$H$3:.$H$99]=&quot;g&quot;;[.$G$3:.$G$99])*1000)"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Lysin</text:p>
          </table:table-cell>
          <table:table-cell table:number-columns-repeated="3"/>
          <table:table-cell office:value-type="string" calcext:value-type="string">
            <text:p>Transfette</text:p>
          </table:table-cell>
          <table:table-cell table:style-name="ce37" table:formula="of:=IFERROR(INDEX([.A$1:.A$1048576];MATCH([.E15];[.A$1:.A$1048576];0)+1);&quot;&quot;)">
            <text:p/>
          </table:table-cell>
          <table:table-cell table:formula="of:=IFERROR(VALUE(LEFT([.F15];FIND(&quot; &quot;;[.F15])-1));&quot;&quot;)">
            <text:p/>
          </table:table-cell>
          <table:table-cell table:style-name="ce37" table:formula="of:=IFERROR(MID([.F15];FIND(&quot; &quot;;[.F15])+1;LEN([.F15])-FIND(&quot; &quot;;[.F15]));&quot;&quot;)">
            <text:p/>
          </table:table-cell>
          <table:table-cell/>
          <table:table-cell office:value-type="string" calcext:value-type="string">
            <text:p>Vitamin E</text:p>
          </table:table-cell>
          <table:table-cell office:value-type="string" calcext:value-type="string">
            <text:p>Vitamin E Aktiv. </text:p>
          </table:table-cell>
          <table:table-cell table:style-name="ce40" table:formula="of:=IF([.J15]=&quot;&quot;;&quot;&quot;;SUMPRODUCT([.$E$3:.$E$99]=[.J15];[.$H$3:.$H$99]=&quot;g&quot;;[.$G$3:.$G$99])*1000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1,75 g</text:p>
          </table:table-cell>
          <table:table-cell table:number-columns-repeated="3"/>
          <table:table-cell table:style-name="ce49" office:value-type="string" calcext:value-type="string">
            <text:p>Gesättigte Fettsäuren</text:p>
          </table:table-cell>
          <table:table-cell table:number-columns-repeated="4"/>
          <table:table-cell office:value-type="string" calcext:value-type="string">
            <text:p>Folsäure / Folat</text:p>
          </table:table-cell>
          <table:table-cell office:value-type="string" calcext:value-type="string">
            <text:p>Folsäure </text:p>
          </table:table-cell>
          <table:table-cell table:style-name="ce40" table:formula="of:=IF([.J16]=&quot;&quot;;&quot;&quot;;SUMPRODUCT([.$E$3:.$E$99]=[.J16];[.$H$3:.$H$99]=&quot;mg&quot;;[.$G$3:.$G$99])*1000)"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Methionin</text:p>
          </table:table-cell>
          <table:table-cell table:number-columns-repeated="3"/>
          <table:table-cell office:value-type="string" calcext:value-type="string">
            <text:p>(12:0) Laurinsäure</text:p>
          </table:table-cell>
          <table:table-cell table:style-name="ce37" table:formula="of:=IFERROR(INDEX([.A$1:.A$1048576];MATCH([.E17];[.A$1:.A$1048576];0)+1);&quot;&quot;)">
            <text:p/>
          </table:table-cell>
          <table:table-cell table:formula="of:=IFERROR(VALUE(LEFT([.F17];FIND(&quot; &quot;;[.F17])-1));&quot;&quot;)">
            <text:p/>
          </table:table-cell>
          <table:table-cell table:style-name="ce37" table:formula="of:=IFERROR(MID([.F17];FIND(&quot; &quot;;[.F17])+1;LEN([.F17])-FIND(&quot; &quot;;[.F17]));&quot;&quot;)">
            <text:p/>
          </table:table-cell>
          <table:table-cell/>
          <table:table-cell office:value-type="string" calcext:value-type="string">
            <text:p>Vitamin B1 / Thiamin</text:p>
          </table:table-cell>
          <table:table-cell office:value-type="string" calcext:value-type="string">
            <text:p>Vitamin B1 </text:p>
          </table:table-cell>
          <table:table-cell table:style-name="ce40" table:formula="of:=IF([.J17]=&quot;&quot;;&quot;&quot;;SUMPRODUCT([.$E$3:.$E$99]=[.J17];[.$H$3:.$H$99]=&quot;g&quot;;[.$G$3:.$G$99])*1000+SUMPRODUCT([.$E$3:.$E$99]=[.J17];[.$H$3:.$H$99]=&quot;mg&quot;;[.$G$3:.$G$99])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1,01 g</text:p>
          </table:table-cell>
          <table:table-cell table:number-columns-repeated="3"/>
          <table:table-cell office:value-type="string" calcext:value-type="string">
            <text:p>(14:0) Myristinsäure</text:p>
          </table:table-cell>
          <table:table-cell table:style-name="ce37" table:formula="of:=IFERROR(INDEX([.A$1:.A$1048576];MATCH([.E18];[.A$1:.A$1048576];0)+1);&quot;&quot;)">
            <text:p/>
          </table:table-cell>
          <table:table-cell table:formula="of:=IFERROR(VALUE(LEFT([.F18];FIND(&quot; &quot;;[.F18])-1));&quot;&quot;)">
            <text:p/>
          </table:table-cell>
          <table:table-cell table:style-name="ce37" table:formula="of:=IFERROR(MID([.F18];FIND(&quot; &quot;;[.F18])+1;LEN([.F18])-FIND(&quot; &quot;;[.F18]));&quot;&quot;)">
            <text:p/>
          </table:table-cell>
          <table:table-cell/>
          <table:table-cell office:value-type="string" calcext:value-type="string">
            <text:p>Vitamin B2 / Riboflavin</text:p>
          </table:table-cell>
          <table:table-cell office:value-type="string" calcext:value-type="string">
            <text:p>Vitamin B2 </text:p>
          </table:table-cell>
          <table:table-cell table:style-name="ce40" table:formula="of:=IF([.J18]=&quot;&quot;;&quot;&quot;;SUMPRODUCT([.$E$3:.$E$99]=[.J18];[.$H$3:.$H$99]=&quot;g&quot;;[.$G$3:.$G$99])*1000+SUMPRODUCT([.$E$3:.$E$99]=[.J18];[.$H$3:.$H$99]=&quot;mg&quot;;[.$G$3:.$G$99])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Phenylalanin</text:p>
          </table:table-cell>
          <table:table-cell table:number-columns-repeated="3"/>
          <table:table-cell office:value-type="string" calcext:value-type="string">
            <text:p>(15:0) Pentadecansäure</text:p>
          </table:table-cell>
          <table:table-cell table:style-name="ce37" table:formula="of:=IFERROR(INDEX([.A$1:.A$1048576];MATCH([.E19];[.A$1:.A$1048576];0)+1);&quot;&quot;)">
            <text:p/>
          </table:table-cell>
          <table:table-cell table:formula="of:=IFERROR(VALUE(LEFT([.F19];FIND(&quot; &quot;;[.F19])-1));&quot;&quot;)">
            <text:p/>
          </table:table-cell>
          <table:table-cell table:style-name="ce37" table:formula="of:=IFERROR(MID([.F19];FIND(&quot; &quot;;[.F19])+1;LEN([.F19])-FIND(&quot; &quot;;[.F19]));&quot;&quot;)">
            <text:p/>
          </table:table-cell>
          <table:table-cell/>
          <table:table-cell office:value-type="string" calcext:value-type="string">
            <text:p>Vitamin B6</text:p>
          </table:table-cell>
          <table:table-cell office:value-type="string" calcext:value-type="string">
            <text:p>Vitamin B6 </text:p>
          </table:table-cell>
          <table:table-cell table:style-name="ce40" table:formula="of:=IF([.J19]=&quot;&quot;;&quot;&quot;;SUMPRODUCT([.$E$3:.$E$99]=[.J19];[.$H$3:.$H$99]=&quot;g&quot;;[.$G$3:.$G$99])*1000+SUMPRODUCT([.$E$3:.$E$99]=[.J19];[.$H$3:.$H$99]=&quot;mg&quot;;[.$G$3:.$G$99])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2,07 g</text:p>
          </table:table-cell>
          <table:table-cell table:number-columns-repeated="3"/>
          <table:table-cell office:value-type="string" calcext:value-type="string">
            <text:p>(16:0) Palmitinsäure</text:p>
          </table:table-cell>
          <table:table-cell table:style-name="ce37" table:formula="of:=IFERROR(INDEX([.A$1:.A$1048576];MATCH([.E20];[.A$1:.A$1048576];0)+1);&quot;&quot;)">
            <text:p/>
          </table:table-cell>
          <table:table-cell table:formula="of:=IFERROR(VALUE(LEFT([.F20];FIND(&quot; &quot;;[.F20])-1));&quot;&quot;)">
            <text:p/>
          </table:table-cell>
          <table:table-cell table:style-name="ce37" table:formula="of:=IFERROR(MID([.F20];FIND(&quot; &quot;;[.F20])+1;LEN([.F20])-FIND(&quot; &quot;;[.F20]));&quot;&quot;)">
            <text:p/>
          </table:table-cell>
          <table:table-cell/>
          <table:table-cell office:value-type="string" calcext:value-type="string">
            <text:p>Vitamin C / Ascorbinsäure</text:p>
          </table:table-cell>
          <table:table-cell office:value-type="string" calcext:value-type="string">
            <text:p>Vitamin C </text:p>
          </table:table-cell>
          <table:table-cell table:style-name="ce40" table:formula="of:=IF([.J20]=&quot;&quot;;&quot;&quot;;SUMPRODUCT([.$E$3:.$E$99]=[.J20];[.$H$3:.$H$99]=&quot;g&quot;;[.$G$3:.$G$99])*10^3+SUMPRODUCT([.$E$3:.$E$99]=[.J20];[.$H$3:.$H$99]=&quot;mg&quot;;[.$G$3:.$G$99])+SUMPRODUCT([.$E$3:.$E$99]=[.J20];[.$H$3:.$H$99]=&quot;µg&quot;;[.$G$3:.$G$99])/10^3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3">
          <table:table-cell office:value-type="string" calcext:value-type="string">
            <text:p>Threonin</text:p>
          </table:table-cell>
          <table:table-cell table:number-columns-repeated="3"/>
          <table:table-cell office:value-type="string" calcext:value-type="string">
            <text:p>(17:0) Margarinsäure</text:p>
          </table:table-cell>
          <table:table-cell table:style-name="ce37" table:formula="of:=IFERROR(INDEX([.A$1:.A$1048576];MATCH([.E21];[.A$1:.A$1048576];0)+1);&quot;&quot;)">
            <text:p/>
          </table:table-cell>
          <table:table-cell table:formula="of:=IFERROR(VALUE(LEFT([.F21];FIND(&quot; &quot;;[.F21])-1));&quot;&quot;)">
            <text:p/>
          </table:table-cell>
          <table:table-cell table:style-name="ce37" table:formula="of:=IFERROR(MID([.F21];FIND(&quot; &quot;;[.F21])+1;LEN([.F21])-FIND(&quot; &quot;;[.F21]));&quot;&quot;)">
            <text:p/>
          </table:table-cell>
          <table:table-cell table:number-columns-repeated="2"/>
          <table:table-cell office:value-type="string" calcext:value-type="string">
            <text:p>a-Tocopherol </text:p>
          </table:table-cell>
          <table:table-cell table:style-name="ce40" table:formula="of:=IF([.J15]=&quot;&quot;;&quot;&quot;;SUMPRODUCT([.$E$3:.$E$99]=[.J15];[.$H$3:.$H$99]=&quot;mg&quot;;[.$G$3:.$G$99])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1,66 g</text:p>
          </table:table-cell>
          <table:table-cell table:number-columns-repeated="3"/>
          <table:table-cell office:value-type="string" calcext:value-type="string">
            <text:p>(18:0) Stearinsäure</text:p>
          </table:table-cell>
          <table:table-cell table:style-name="ce37" table:formula="of:=IFERROR(INDEX([.A$1:.A$1048576];MATCH([.E22];[.A$1:.A$1048576];0)+1);&quot;&quot;)">
            <text:p/>
          </table:table-cell>
          <table:table-cell table:formula="of:=IFERROR(VALUE(LEFT([.F22];FIND(&quot; &quot;;[.F22])-1));&quot;&quot;)">
            <text:p/>
          </table:table-cell>
          <table:table-cell table:style-name="ce37" table:formula="of:=IFERROR(MID([.F22];FIND(&quot; &quot;;[.F22])+1;LEN([.F22])-FIND(&quot; &quot;;[.F22]));&quot;&quot;)">
            <text:p/>
          </table:table-cell>
          <table:table-cell table:number-columns-repeated="2"/>
          <table:table-cell office:value-type="string" calcext:value-type="string">
            <text:p>Vitamin K </text:p>
          </table:table-cell>
          <table:table-cell table:style-name="ce40" table:formula="of:=IF([.J22]=&quot;&quot;;&quot;&quot;;SUMPRODUCT([.$E$3:.$E$99]=[.J22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Tryptophan</text:p>
          </table:table-cell>
          <table:table-cell table:number-columns-repeated="3"/>
          <table:table-cell office:value-type="string" calcext:value-type="string">
            <text:p>(20:0) Arachinsäure</text:p>
          </table:table-cell>
          <table:table-cell table:style-name="ce37" table:formula="of:=IFERROR(INDEX([.A$1:.A$1048576];MATCH([.E23];[.A$1:.A$1048576];0)+1);&quot;&quot;)">
            <text:p/>
          </table:table-cell>
          <table:table-cell table:formula="of:=IFERROR(VALUE(LEFT([.F23];FIND(&quot; &quot;;[.F23])-1));&quot;&quot;)">
            <text:p/>
          </table:table-cell>
          <table:table-cell table:style-name="ce37" table:formula="of:=IFERROR(MID([.F23];FIND(&quot; &quot;;[.F23])+1;LEN([.F23])-FIND(&quot; &quot;;[.F23]));&quot;&quot;)">
            <text:p/>
          </table:table-cell>
          <table:table-cell/>
          <table:table-cell office:value-type="string" calcext:value-type="string">
            <text:p>Vitamin B3 / Niacin</text:p>
          </table:table-cell>
          <table:table-cell office:value-type="string" calcext:value-type="string">
            <text:p>Nicotinamid </text:p>
          </table:table-cell>
          <table:table-cell table:style-name="ce40" table:formula="of:=IF([.J23]=&quot;&quot;;&quot;&quot;;SUMPRODUCT([.$E$3:.$E$99]=[.J23];[.$H$3:.$H$99]=&quot;g&quot;;[.$G$3:.$G$99])*10^6+SUMPRODUCT([.$E$3:.$E$99]=[.J23];[.$H$3:.$H$99]=&quot;mg&quot;;[.$G$3:.$G$99])*10^3+SUMPRODUCT([.$E$3:.$E$99]=[.J23];[.$H$3:.$H$99]=&quot;µg&quot;;[.$G$3:.$G$99]))"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0,47 g</text:p>
          </table:table-cell>
          <table:table-cell table:number-columns-repeated="3"/>
          <table:table-cell office:value-type="string" calcext:value-type="string">
            <text:p>(22:0) Behensäure</text:p>
          </table:table-cell>
          <table:table-cell table:style-name="ce37" table:formula="of:=IFERROR(INDEX([.A$1:.A$1048576];MATCH([.E24];[.A$1:.A$1048576];0)+1);&quot;&quot;)">
            <text:p/>
          </table:table-cell>
          <table:table-cell table:formula="of:=IFERROR(VALUE(LEFT([.F24];FIND(&quot; &quot;;[.F24])-1));&quot;&quot;)">
            <text:p/>
          </table:table-cell>
          <table:table-cell table:style-name="ce37" table:formula="of:=IFERROR(MID([.F24];FIND(&quot; &quot;;[.F24])+1;LEN([.F24])-FIND(&quot; &quot;;[.F24]));&quot;&quot;)">
            <text:p/>
          </table:table-cell>
          <table:table-cell/>
          <table:table-cell office:value-type="string" calcext:value-type="string">
            <text:p>Vitamin B5 / Pantothensäure</text:p>
          </table:table-cell>
          <table:table-cell office:value-type="string" calcext:value-type="string">
            <text:p>Pantothensäure </text:p>
          </table:table-cell>
          <table:table-cell table:style-name="ce40" table:formula="of:=IF([.J24]=&quot;&quot;;&quot;&quot;;SUMPRODUCT([.$E$3:.$E$99]=[.J24];[.$H$3:.$H$99]=&quot;g&quot;;[.$G$3:.$G$99])*1000+SUMPRODUCT([.$E$3:.$E$99]=[.J24];[.$H$3:.$H$99]=&quot;mg&quot;;[.$G$3:.$G$99])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Valin</text:p>
          </table:table-cell>
          <table:table-cell table:number-columns-repeated="3"/>
          <table:table-cell table:style-name="ce49" office:value-type="string" calcext:value-type="string">
            <text:p>Einfach ungesättigte Fettsäuren</text:p>
          </table:table-cell>
          <table:table-cell table:number-columns-repeated="5"/>
          <table:table-cell office:value-type="string" calcext:value-type="string">
            <text:p>Biotin </text:p>
          </table:table-cell>
          <table:table-cell table:style-name="ce40" table:formula="of:=IF([.J25]=&quot;&quot;;&quot;&quot;;SUMPRODUCT([.$E$3:.$E$99]=[.J25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2,08 g</text:p>
          </table:table-cell>
          <table:table-cell table:number-columns-repeated="3"/>
          <table:table-cell office:value-type="string" calcext:value-type="string">
            <text:p>(14:1) Myristoleinsäure</text:p>
          </table:table-cell>
          <table:table-cell table:style-name="ce37" table:formula="of:=IFERROR(INDEX([.A$1:.A$1048576];MATCH([.E26];[.A$1:.A$1048576];0)+1);&quot;&quot;)">
            <text:p/>
          </table:table-cell>
          <table:table-cell table:formula="of:=IFERROR(VALUE(LEFT([.F26];FIND(&quot; &quot;;[.F26])-1));&quot;&quot;)">
            <text:p/>
          </table:table-cell>
          <table:table-cell table:style-name="ce37" table:formula="of:=IFERROR(MID([.F26];FIND(&quot; &quot;;[.F26])+1;LEN([.F26])-FIND(&quot; &quot;;[.F26]));&quot;&quot;)">
            <text:p/>
          </table:table-cell>
          <table:table-cell/>
          <table:table-cell office:value-type="string" calcext:value-type="string">
            <text:p>Vitamin B12 / Cobalamin</text:p>
          </table:table-cell>
          <table:table-cell office:value-type="string" calcext:value-type="string">
            <text:p>Vitamin B12 </text:p>
          </table:table-cell>
          <table:table-cell table:style-name="ce40" table:formula="of:=IF([.J26]=&quot;&quot;;&quot;&quot;;SUMPRODUCT([.$E$3:.$E$99]=[.J26];[.$H$3:.$H$99]=&quot;g&quot;;[.$G$3:.$G$99])*1000)"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Semi-Essentielle Aminosäuren</text:p>
          </table:table-cell>
          <table:table-cell table:number-columns-repeated="3"/>
          <table:table-cell office:value-type="string" calcext:value-type="string">
            <text:p>(16:1) Palmitoleinsäure</text:p>
          </table:table-cell>
          <table:table-cell table:style-name="ce37" table:formula="of:=IFERROR(INDEX([.A$1:.A$1048576];MATCH([.E27];[.A$1:.A$1048576];0)+1);&quot;&quot;)">
            <text:p/>
          </table:table-cell>
          <table:table-cell table:formula="of:=IFERROR(VALUE(LEFT([.F27];FIND(&quot; &quot;;[.F27])-1));&quot;&quot;)">
            <text:p/>
          </table:table-cell>
          <table:table-cell table:style-name="ce37" table:formula="of:=IFERROR(MID([.F27];FIND(&quot; &quot;;[.F27])+1;LEN([.F27])-FIND(&quot; &quot;;[.F27]));&quot;&quot;)">
            <text:p/>
          </table:table-cell>
          <table:table-cell table:number-columns-repeated="2"/>
          <table:table-cell office:value-type="string" calcext:value-type="string">
            <text:p>Retinoläquivalent </text:p>
          </table:table-cell>
          <table:table-cell table:style-name="ce40" table:formula="of:=IF([.J27]=&quot;&quot;;&quot;&quot;;SUMPRODUCT([.$E$3:.$E$99]=[.J27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3">
          <table:table-cell office:value-type="string" calcext:value-type="string">
            <text:p>Arginin</text:p>
          </table:table-cell>
          <table:table-cell table:number-columns-repeated="3"/>
          <table:table-cell office:value-type="string" calcext:value-type="string">
            <text:p>(18:1) Ölsäure</text:p>
          </table:table-cell>
          <table:table-cell table:style-name="ce37" table:formula="of:=IFERROR(INDEX([.A$1:.A$1048576];MATCH([.E28];[.A$1:.A$1048576];0)+1);&quot;&quot;)">
            <text:p/>
          </table:table-cell>
          <table:table-cell table:formula="of:=IFERROR(VALUE(LEFT([.F28];FIND(&quot; &quot;;[.F28])-1));&quot;&quot;)">
            <text:p/>
          </table:table-cell>
          <table:table-cell table:style-name="ce37" table:formula="of:=IFERROR(MID([.F28];FIND(&quot; &quot;;[.F28])+1;LEN([.F28])-FIND(&quot; &quot;;[.F28]));&quot;&quot;)">
            <text:p/>
          </table:table-cell>
          <table:table-cell office:value-type="string" calcext:value-type="string">
            <text:p>Omega-9</text:p>
          </table:table-cell>
          <table:table-cell office:value-type="string" calcext:value-type="string">
            <text:p>Beta-Carotin</text:p>
          </table:table-cell>
          <table:table-cell office:value-type="string" calcext:value-type="string">
            <text:p>ß-Carotin </text:p>
          </table:table-cell>
          <table:table-cell table:style-name="ce40" table:formula="of:=IF([.J28]=&quot;&quot;;&quot;&quot;;SUMPRODUCT([.$E$3:.$E$99]=[.J28];[.$H$3:.$H$99]=&quot;g&quot;;[.$G$3:.$G$99])*1000)"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5,85 g</text:p>
          </table:table-cell>
          <table:table-cell table:number-columns-repeated="3"/>
          <table:table-cell office:value-type="string" calcext:value-type="string">
            <text:p>(20:1) Gadoleinsäure</text:p>
          </table:table-cell>
          <table:table-cell table:style-name="ce37" table:formula="of:=IFERROR(INDEX([.A$1:.A$1048576];MATCH([.E29];[.A$1:.A$1048576];0)+1);&quot;&quot;)">
            <text:p/>
          </table:table-cell>
          <table:table-cell table:formula="of:=IFERROR(VALUE(LEFT([.F29];FIND(&quot; &quot;;[.F29])-1));&quot;&quot;)">
            <text:p/>
          </table:table-cell>
          <table:table-cell table:style-name="ce37" table:formula="of:=IFERROR(MID([.F29];FIND(&quot; &quot;;[.F29])+1;LEN([.F29])-FIND(&quot; &quot;;[.F29]));&quot;&quot;)">
            <text:p/>
          </table:table-cell>
          <table:table-cell office:value-type="string" calcext:value-type="string">
            <text:p>Omega-9</text:p>
          </table:table-cell>
          <table:table-cell/>
          <table:table-cell office:value-type="string" calcext:value-type="string">
            <text:p>Niacinäquivalent </text:p>
          </table:table-cell>
          <table:table-cell table:style-name="ce40" table:formula="of:=IF([.J29]=&quot;&quot;;&quot;&quot;;SUMPRODUCT([.$E$3:.$E$99]=[.J29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Cystin</text:p>
          </table:table-cell>
          <table:table-cell table:number-columns-repeated="3"/>
          <table:table-cell table:style-name="ce49" office:value-type="string" calcext:value-type="string">
            <text:p>Mehrfach ungesättigte Fettsäuren</text:p>
          </table:table-cell>
          <table:table-cell table:number-columns-repeated="5"/>
          <table:table-cell office:value-type="string" calcext:value-type="string">
            <text:p>freies Folsäureäquivalent </text:p>
          </table:table-cell>
          <table:table-cell table:style-name="ce40" table:formula="of:=IF([.J30]=&quot;&quot;;&quot;&quot;;SUMPRODUCT([.$E$3:.$E$99]=[.J30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0,67 g</text:p>
          </table:table-cell>
          <table:table-cell table:number-columns-repeated="3"/>
          <table:table-cell office:value-type="string" calcext:value-type="string">
            <text:p>(18:2 omega-6) Linolsäure</text:p>
          </table:table-cell>
          <table:table-cell table:style-name="ce37" table:formula="of:=IFERROR(INDEX([.A$1:.A$1048576];MATCH([.E31];[.A$1:.A$1048576];0)+1);&quot;&quot;)">
            <text:p/>
          </table:table-cell>
          <table:table-cell table:formula="of:=IFERROR(VALUE(LEFT([.F31];FIND(&quot; &quot;;[.F31])-1));&quot;&quot;)">
            <text:p/>
          </table:table-cell>
          <table:table-cell table:style-name="ce37" table:formula="of:=IFERROR(MID([.F31];FIND(&quot; &quot;;[.F31])+1;LEN([.F31])-FIND(&quot; &quot;;[.F31]));&quot;&quot;)">
            <text:p/>
          </table:table-cell>
          <table:table-cell office:value-type="string" calcext:value-type="string">
            <text:p>Omega-6</text:p>
          </table:table-cell>
          <table:table-cell/>
          <table:table-cell office:value-type="string" calcext:value-type="string">
            <text:p>freie Folsäure </text:p>
          </table:table-cell>
          <table:table-cell table:style-name="ce40" table:formula="of:=IF([.J31]=&quot;&quot;;&quot;&quot;;SUMPRODUCT([.$E$3:.$E$99]=[.J31];[.$H$3:.$H$99]=&quot;g&quot;;[.$G$3:.$G$99])*1000)">
            <text:p/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Glycin</text:p>
          </table:table-cell>
          <table:table-cell table:number-columns-repeated="3"/>
          <table:table-cell office:value-type="string" calcext:value-type="string">
            <text:p>(18:3 omega-3) Alpha-Linolensäure</text:p>
          </table:table-cell>
          <table:table-cell table:style-name="ce37" table:formula="of:=IFERROR(INDEX([.A$1:.A$1048576];MATCH([.E32];[.A$1:.A$1048576];0)+1);&quot;&quot;)">
            <text:p/>
          </table:table-cell>
          <table:table-cell table:formula="of:=IFERROR(VALUE(LEFT([.F32];FIND(&quot; &quot;;[.F32])-1));&quot;&quot;)">
            <text:p/>
          </table:table-cell>
          <table:table-cell table:style-name="ce37" table:formula="of:=IFERROR(MID([.F32];FIND(&quot; &quot;;[.F32])+1;LEN([.F32])-FIND(&quot; &quot;;[.F32]));&quot;&quot;)">
            <text:p/>
          </table:table-cell>
          <table:table-cell office:value-type="string" calcext:value-type="string">
            <text:p>Omega-3</text:p>
          </table:table-cell>
          <table:table-cell/>
          <table:table-cell table:style-name="ce49" office:value-type="string" calcext:value-type="string">
            <text:p>Mineralstoffe und Spurenelement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,07 g</text:p>
          </table:table-cell>
          <table:table-cell table:number-columns-repeated="3"/>
          <table:table-cell table:style-name="ce49" office:value-type="string" calcext:value-type="string">
            <text:p>Aminosäuren</text:p>
          </table:table-cell>
          <table:table-cell table:number-columns-repeated="4"/>
          <table:table-cell office:value-type="string" calcext:value-type="string">
            <text:p>Natrium</text:p>
          </table:table-cell>
          <table:table-cell office:value-type="string" calcext:value-type="string">
            <text:p>Natrium </text:p>
          </table:table-cell>
          <table:table-cell table:style-name="ce40" table:formula="of:=IF([.J33]=&quot;&quot;;&quot;&quot;;SUMPRODUCT([.$E$3:.$E$77]=[.J33];[.$G$3:.$G$77])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Prolin</text:p>
          </table:table-cell>
          <table:table-cell table:number-columns-repeated="3"/>
          <table:table-cell table:style-name="ce49" office:value-type="string" calcext:value-type="string">
            <text:p>Essentielle Aminosäuren</text:p>
          </table:table-cell>
          <table:table-cell table:number-columns-repeated="4"/>
          <table:table-cell office:value-type="string" calcext:value-type="string">
            <text:p>Kalium</text:p>
          </table:table-cell>
          <table:table-cell office:value-type="string" calcext:value-type="string">
            <text:p>Kalium </text:p>
          </table:table-cell>
          <table:table-cell table:style-name="ce40" table:formula="of:=IF([.J34]=&quot;&quot;;&quot;&quot;;SUMPRODUCT([.$E$3:.$E$77]=[.J34];[.$G$3:.$G$77])*1000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3">
          <table:table-cell office:value-type="string" calcext:value-type="string">
            <text:p>1,94 g</text:p>
          </table:table-cell>
          <table:table-cell table:number-columns-repeated="3"/>
          <table:table-cell office:value-type="string" calcext:value-type="string">
            <text:p>Histidin</text:p>
          </table:table-cell>
          <table:table-cell table:style-name="ce37" table:formula="of:=IFERROR(INDEX([.A$1:.A$1048576];MATCH([.E35];[.A$1:.A$1048576];0)+1);&quot;&quot;)" office:value-type="string" office:string-value="1,45 g" calcext:value-type="string">
            <text:p>1,45 g</text:p>
          </table:table-cell>
          <table:table-cell table:formula="of:=IFERROR(VALUE(LEFT([.F35];FIND(&quot; &quot;;[.F35])-1));&quot;&quot;)" office:value-type="float" office:value="1.45" calcext:value-type="float">
            <text:p>1,45</text:p>
          </table:table-cell>
          <table:table-cell table:style-name="ce37" table:formula="of:=IFERROR(MID([.F35];FIND(&quot; &quot;;[.F35])+1;LEN([.F35])-FIND(&quot; &quot;;[.F35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Magnesium</text:p>
          </table:table-cell>
          <table:table-cell office:value-type="string" calcext:value-type="string">
            <text:p>Magnesium </text:p>
          </table:table-cell>
          <table:table-cell table:style-name="ce40" table:formula="of:=IF([.J35]=&quot;&quot;;&quot;&quot;;SUMPRODUCT([.$E$3:.$E$77]=[.J35];[.$G$3:.$G$77])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Serin</text:p>
          </table:table-cell>
          <table:table-cell table:number-columns-repeated="3"/>
          <table:table-cell office:value-type="string" calcext:value-type="string">
            <text:p>Isoleucin</text:p>
          </table:table-cell>
          <table:table-cell table:style-name="ce37" table:formula="of:=IFERROR(INDEX([.A$1:.A$1048576];MATCH([.E36];[.A$1:.A$1048576];0)+1);&quot;&quot;)" office:value-type="string" office:string-value="1,59 g" calcext:value-type="string">
            <text:p>1,59 g</text:p>
          </table:table-cell>
          <table:table-cell table:formula="of:=IFERROR(VALUE(LEFT([.F36];FIND(&quot; &quot;;[.F36])-1));&quot;&quot;)" office:value-type="float" office:value="1.59" calcext:value-type="float">
            <text:p>1,59</text:p>
          </table:table-cell>
          <table:table-cell table:style-name="ce37" table:formula="of:=IFERROR(MID([.F36];FIND(&quot; &quot;;[.F36])+1;LEN([.F36])-FIND(&quot; &quot;;[.F36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Kalzium</text:p>
          </table:table-cell>
          <table:table-cell office:value-type="string" calcext:value-type="string">
            <text:p>Calcium </text:p>
          </table:table-cell>
          <table:table-cell table:style-name="ce40" table:formula="of:=IF([.J36]=&quot;&quot;;&quot;&quot;;SUMPRODUCT([.$E$3:.$E$77]=[.J36];[.$G$3:.$G$77])*1000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2,5 g</text:p>
          </table:table-cell>
          <table:table-cell table:number-columns-repeated="3"/>
          <table:table-cell office:value-type="string" calcext:value-type="string">
            <text:p>Leucin</text:p>
          </table:table-cell>
          <table:table-cell table:style-name="ce37" table:formula="of:=IFERROR(INDEX([.A$1:.A$1048576];MATCH([.E37];[.A$1:.A$1048576];0)+1);&quot;&quot;)" office:value-type="string" office:string-value="3,05 g" calcext:value-type="string">
            <text:p>3,05 g</text:p>
          </table:table-cell>
          <table:table-cell table:formula="of:=IFERROR(VALUE(LEFT([.F37];FIND(&quot; &quot;;[.F37])-1));&quot;&quot;)" office:value-type="float" office:value="3.05" calcext:value-type="float">
            <text:p>3,05</text:p>
          </table:table-cell>
          <table:table-cell table:style-name="ce37" table:formula="of:=IFERROR(MID([.F37];FIND(&quot; &quot;;[.F37])+1;LEN([.F37])-FIND(&quot; &quot;;[.F37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Eisen</text:p>
          </table:table-cell>
          <table:table-cell office:value-type="string" calcext:value-type="string">
            <text:p>Eisen </text:p>
          </table:table-cell>
          <table:table-cell table:style-name="ce40" table:formula="of:=IF([.J37]=&quot;&quot;;&quot;&quot;;SUMPRODUCT([.$E$3:.$E$77]=[.J37];[.$G$3:.$G$77])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Tyrosin</text:p>
          </table:table-cell>
          <table:table-cell table:number-columns-repeated="3"/>
          <table:table-cell office:value-type="string" calcext:value-type="string">
            <text:p>Lysin</text:p>
          </table:table-cell>
          <table:table-cell table:style-name="ce37" table:formula="of:=IFERROR(INDEX([.A$1:.A$1048576];MATCH([.E38];[.A$1:.A$1048576];0)+1);&quot;&quot;)" office:value-type="string" office:string-value="1,75 g" calcext:value-type="string">
            <text:p>1,75 g</text:p>
          </table:table-cell>
          <table:table-cell table:formula="of:=IFERROR(VALUE(LEFT([.F38];FIND(&quot; &quot;;[.F38])-1));&quot;&quot;)" office:value-type="float" office:value="1.75" calcext:value-type="float">
            <text:p>1,75</text:p>
          </table:table-cell>
          <table:table-cell table:style-name="ce37" table:formula="of:=IFERROR(MID([.F38];FIND(&quot; &quot;;[.F38])+1;LEN([.F38])-FIND(&quot; &quot;;[.F38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Phosphor</text:p>
          </table:table-cell>
          <table:table-cell office:value-type="string" calcext:value-type="string">
            <text:p>Phosphor </text:p>
          </table:table-cell>
          <table:table-cell table:style-name="ce40" table:formula="of:=IF([.J38]=&quot;&quot;;&quot;&quot;;SUMPRODUCT([.$E$3:.$E$77]=[.J38];[.$G$3:.$G$77])*1000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1,35 g</text:p>
          </table:table-cell>
          <table:table-cell table:number-columns-repeated="3"/>
          <table:table-cell office:value-type="string" calcext:value-type="string">
            <text:p>Methionin</text:p>
          </table:table-cell>
          <table:table-cell table:style-name="ce37" table:formula="of:=IFERROR(INDEX([.A$1:.A$1048576];MATCH([.E39];[.A$1:.A$1048576];0)+1);&quot;&quot;)" office:value-type="string" office:string-value="1,01 g" calcext:value-type="string">
            <text:p>1,01 g</text:p>
          </table:table-cell>
          <table:table-cell table:formula="of:=IFERROR(VALUE(LEFT([.F39];FIND(&quot; &quot;;[.F39])-1));&quot;&quot;)" office:value-type="float" office:value="1.01" calcext:value-type="float">
            <text:p>1,01</text:p>
          </table:table-cell>
          <table:table-cell table:style-name="ce37" table:formula="of:=IFERROR(MID([.F39];FIND(&quot; &quot;;[.F39])+1;LEN([.F39])-FIND(&quot; &quot;;[.F39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Kupfer</text:p>
          </table:table-cell>
          <table:table-cell office:value-type="string" calcext:value-type="string">
            <text:p>Kupfer </text:p>
          </table:table-cell>
          <table:table-cell table:style-name="ce40" table:formula="of:=IF([.J39]=&quot;&quot;;&quot;&quot;;SUMPRODUCT([.$E$3:.$E$77]=[.J39];[.$G$3:.$G$77])*1000)"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Nicht-Essentielle Aminosäuren</text:p>
          </table:table-cell>
          <table:table-cell table:number-columns-repeated="3"/>
          <table:table-cell office:value-type="string" calcext:value-type="string">
            <text:p>Phenylalanin</text:p>
          </table:table-cell>
          <table:table-cell table:style-name="ce37" table:formula="of:=IFERROR(INDEX([.A$1:.A$1048576];MATCH([.E40];[.A$1:.A$1048576];0)+1);&quot;&quot;)" office:value-type="string" office:string-value="2,07 g" calcext:value-type="string">
            <text:p>2,07 g</text:p>
          </table:table-cell>
          <table:table-cell table:formula="of:=IFERROR(VALUE(LEFT([.F40];FIND(&quot; &quot;;[.F40])-1));&quot;&quot;)" office:value-type="float" office:value="2.07" calcext:value-type="float">
            <text:p>2,07</text:p>
          </table:table-cell>
          <table:table-cell table:style-name="ce37" table:formula="of:=IFERROR(MID([.F40];FIND(&quot; &quot;;[.F40])+1;LEN([.F40])-FIND(&quot; &quot;;[.F40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Zink</text:p>
          </table:table-cell>
          <table:table-cell office:value-type="string" calcext:value-type="string">
            <text:p>Zink </text:p>
          </table:table-cell>
          <table:table-cell table:style-name="ce40" table:formula="of:=IF([.J40]=&quot;&quot;;&quot;&quot;;SUMPRODUCT([.$E$3:.$E$77]=[.J40];[.$G$3:.$G$77]))" office:value-type="float" office:value="0" calcext:value-type="float">
            <text:p>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Alanin</text:p>
          </table:table-cell>
          <table:table-cell table:number-columns-repeated="3"/>
          <table:table-cell office:value-type="string" calcext:value-type="string">
            <text:p>Threonin</text:p>
          </table:table-cell>
          <table:table-cell table:style-name="ce37" table:formula="of:=IFERROR(INDEX([.A$1:.A$1048576];MATCH([.E41];[.A$1:.A$1048576];0)+1);&quot;&quot;)" office:value-type="string" office:string-value="1,66 g" calcext:value-type="string">
            <text:p>1,66 g</text:p>
          </table:table-cell>
          <table:table-cell table:formula="of:=IFERROR(VALUE(LEFT([.F41];FIND(&quot; &quot;;[.F41])-1));&quot;&quot;)" office:value-type="float" office:value="1.66" calcext:value-type="float">
            <text:p>1,66</text:p>
          </table:table-cell>
          <table:table-cell table:style-name="ce37" table:formula="of:=IFERROR(MID([.F41];FIND(&quot; &quot;;[.F41])+1;LEN([.F41])-FIND(&quot; &quot;;[.F41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Chlorid </text:p>
          </table:table-cell>
          <table:table-cell table:style-name="ce40" table:formula="of:=IF([.J41]=&quot;&quot;;&quot;&quot;;SUMPRODUCT([.$E$3:.$E$77]=[.J41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office:value-type="string" calcext:value-type="string">
            <text:p>1,86 g</text:p>
          </table:table-cell>
          <table:table-cell table:number-columns-repeated="3"/>
          <table:table-cell office:value-type="string" calcext:value-type="string">
            <text:p>Tryptophan</text:p>
          </table:table-cell>
          <table:table-cell table:style-name="ce37" table:formula="of:=IFERROR(INDEX([.A$1:.A$1048576];MATCH([.E42];[.A$1:.A$1048576];0)+1);&quot;&quot;)" office:value-type="string" office:string-value="0,47 g" calcext:value-type="string">
            <text:p>0,47 g</text:p>
          </table:table-cell>
          <table:table-cell table:formula="of:=IFERROR(VALUE(LEFT([.F42];FIND(&quot; &quot;;[.F42])-1));&quot;&quot;)" office:value-type="float" office:value="0.47" calcext:value-type="float">
            <text:p>0,47</text:p>
          </table:table-cell>
          <table:table-cell table:style-name="ce37" table:formula="of:=IFERROR(MID([.F42];FIND(&quot; &quot;;[.F42])+1;LEN([.F42])-FIND(&quot; &quot;;[.F42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Fluorid </text:p>
          </table:table-cell>
          <table:table-cell table:style-name="ce40" table:formula="of:=IF([.J42]=&quot;&quot;;&quot;&quot;;SUMPRODUCT([.$E$3:.$E$77]=[.J42];[.$G$3:.$G$77]))">
            <text:p/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Asparaginsäure</text:p>
          </table:table-cell>
          <table:table-cell table:number-columns-repeated="3"/>
          <table:table-cell office:value-type="string" calcext:value-type="string">
            <text:p>Valin</text:p>
          </table:table-cell>
          <table:table-cell table:style-name="ce37" table:formula="of:=IFERROR(INDEX([.A$1:.A$1048576];MATCH([.E43];[.A$1:.A$1048576];0)+1);&quot;&quot;)" office:value-type="string" office:string-value="2,08 g" calcext:value-type="string">
            <text:p>2,08 g</text:p>
          </table:table-cell>
          <table:table-cell table:formula="of:=IFERROR(VALUE(LEFT([.F43];FIND(&quot; &quot;;[.F43])-1));&quot;&quot;)" office:value-type="float" office:value="2.08" calcext:value-type="float">
            <text:p>2,08</text:p>
          </table:table-cell>
          <table:table-cell table:style-name="ce37" table:formula="of:=IFERROR(MID([.F43];FIND(&quot; &quot;;[.F43])+1;LEN([.F43])-FIND(&quot; &quot;;[.F43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Jodid </text:p>
          </table:table-cell>
          <table:table-cell table:style-name="ce40" table:formula="of:=IF([.J43]=&quot;&quot;;&quot;&quot;;SUMPRODUCT([.$E$3:.$E$77]=[.J43];[.$G$3:.$G$77]))">
            <text:p/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4,78 g</text:p>
          </table:table-cell>
          <table:table-cell table:number-columns-repeated="3"/>
          <table:table-cell table:style-name="ce49" office:value-type="string" calcext:value-type="string">
            <text:p>Semi-Essentielle Aminosäuren</text:p>
          </table:table-cell>
          <table:table-cell table:number-columns-repeated="4"/>
          <table:table-cell office:value-type="string" calcext:value-type="string">
            <text:p>Selen</text:p>
          </table:table-cell>
          <table:table-cell office:value-type="string" calcext:value-type="string">
            <text:p>Selen </text:p>
          </table:table-cell>
          <table:table-cell table:style-name="ce40" table:formula="of:=IF([.J44]=&quot;&quot;;&quot;&quot;;SUMPRODUCT([.$E$3:.$E$77]=[.J44];[.$G$3:.$G$77]))"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Glutaminsäure</text:p>
          </table:table-cell>
          <table:table-cell table:number-columns-repeated="3"/>
          <table:table-cell office:value-type="string" calcext:value-type="string">
            <text:p>Arginin</text:p>
          </table:table-cell>
          <table:table-cell table:style-name="ce37" table:formula="of:=IFERROR(INDEX([.A$1:.A$1048576];MATCH([.E45];[.A$1:.A$1048576];0)+1);&quot;&quot;)" office:value-type="string" office:string-value="5,85 g" calcext:value-type="string">
            <text:p>5,85 g</text:p>
          </table:table-cell>
          <table:table-cell table:formula="of:=IFERROR(VALUE(LEFT([.F45];FIND(&quot; &quot;;[.F45])-1));&quot;&quot;)" office:value-type="float" office:value="5.85" calcext:value-type="float">
            <text:p>5,85</text:p>
          </table:table-cell>
          <table:table-cell table:style-name="ce37" table:formula="of:=IFERROR(MID([.F45];FIND(&quot; &quot;;[.F45])+1;LEN([.F45])-FIND(&quot; &quot;;[.F45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Mangan</text:p>
          </table:table-cell>
          <table:table-cell office:value-type="string" calcext:value-type="string">
            <text:p>Mangan </text:p>
          </table:table-cell>
          <table:table-cell table:style-name="ce40" table:formula="of:=IF([.J45]=&quot;&quot;;&quot;&quot;;SUMPRODUCT([.$E$3:.$E$77]=[.J45];[.$G$3:.$G$77])*1000)" office:value-type="float" office:value="0" calcext:value-type="float">
            <text:p>0</text:p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office:value-type="string" calcext:value-type="string">
            <text:p>8,18 g</text:p>
          </table:table-cell>
          <table:table-cell table:number-columns-repeated="3"/>
          <table:table-cell office:value-type="string" calcext:value-type="string">
            <text:p>Cystin</text:p>
          </table:table-cell>
          <table:table-cell table:style-name="ce37" table:formula="of:=IFERROR(INDEX([.A$1:.A$1048576];MATCH([.E46];[.A$1:.A$1048576];0)+1);&quot;&quot;)" office:value-type="string" office:string-value="0,67 g" calcext:value-type="string">
            <text:p>0,67 g</text:p>
          </table:table-cell>
          <table:table-cell table:formula="of:=IFERROR(VALUE(LEFT([.F46];FIND(&quot; &quot;;[.F46])-1));&quot;&quot;)" office:value-type="float" office:value="0.67" calcext:value-type="float">
            <text:p>0,67</text:p>
          </table:table-cell>
          <table:table-cell table:style-name="ce37" table:formula="of:=IFERROR(MID([.F46];FIND(&quot; &quot;;[.F46])+1;LEN([.F46])-FIND(&quot; &quot;;[.F46]));&quot;&quot;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Schwefel </text:p>
          </table:table-cell>
          <table:table-cell table:style-name="ce40" table:formula="of:=IF([.J46]=&quot;&quot;;&quot;&quot;;SUMPRODUCT([.$E$3:.$E$77]=[.J46];[.$G$3:.$G$77]))">
            <text:p/>
          </table:table-cell>
          <table:table-cell office:value-type="string" calcext:value-type="string">
            <text:p>µ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Glycin</text:p>
          </table:table-cell>
          <table:table-cell table:style-name="ce37" table:formula="of:=IFERROR(INDEX([.A$1:.A$1048576];MATCH([.E47];[.A$1:.A$1048576];0)+1);&quot;&quot;)" office:value-type="string" office:string-value="2,07 g" calcext:value-type="string">
            <text:p>2,07 g</text:p>
          </table:table-cell>
          <table:table-cell table:formula="of:=IFERROR(VALUE(LEFT([.F47];FIND(&quot; &quot;;[.F47])-1));&quot;&quot;)" office:value-type="float" office:value="2.07" calcext:value-type="float">
            <text:p>2,07</text:p>
          </table:table-cell>
          <table:table-cell table:style-name="ce37" table:formula="of:=IFERROR(MID([.F47];FIND(&quot; &quot;;[.F47])+1;LEN([.F47])-FIND(&quot; &quot;;[.F47]));&quot;&quot;)" office:value-type="string" office:string-value="g" calcext:value-type="string">
            <text:p>g</text:p>
          </table:table-cell>
          <table:table-cell table:number-columns-repeated="2"/>
          <table:table-cell table:style-name="ce49" office:value-type="string" calcext:value-type="string">
            <text:p>Aminosäuren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Prolin</text:p>
          </table:table-cell>
          <table:table-cell table:style-name="ce37" table:formula="of:=IFERROR(INDEX([.A$1:.A$1048576];MATCH([.E48];[.A$1:.A$1048576];0)+1);&quot;&quot;)" office:value-type="string" office:string-value="1,94 g" calcext:value-type="string">
            <text:p>1,94 g</text:p>
          </table:table-cell>
          <table:table-cell table:formula="of:=IFERROR(VALUE(LEFT([.F48];FIND(&quot; &quot;;[.F48])-1));&quot;&quot;)" office:value-type="float" office:value="1.94" calcext:value-type="float">
            <text:p>1,94</text:p>
          </table:table-cell>
          <table:table-cell table:style-name="ce37" table:formula="of:=IFERROR(MID([.F48];FIND(&quot; &quot;;[.F48])+1;LEN([.F48])-FIND(&quot; &quot;;[.F48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Arginin</text:p>
          </table:table-cell>
          <table:table-cell office:value-type="string" calcext:value-type="string">
            <text:p>Arginin </text:p>
          </table:table-cell>
          <table:table-cell table:style-name="ce40" table:formula="of:=IF([.J48]=&quot;&quot;;&quot;&quot;;SUMPRODUCT([.$E$3:.$E$77]=[.J48];[.$G$3:.$G$77])*1000)" office:value-type="float" office:value="5850" calcext:value-type="float">
            <text:p>585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Serin</text:p>
          </table:table-cell>
          <table:table-cell table:style-name="ce37" table:formula="of:=IFERROR(INDEX([.A$1:.A$1048576];MATCH([.E49];[.A$1:.A$1048576];0)+1);&quot;&quot;)" office:value-type="string" office:string-value="2,5 g" calcext:value-type="string">
            <text:p>2,5 g</text:p>
          </table:table-cell>
          <table:table-cell table:formula="of:=IFERROR(VALUE(LEFT([.F49];FIND(&quot; &quot;;[.F49])-1));&quot;&quot;)" office:value-type="float" office:value="2.5" calcext:value-type="float">
            <text:p>2,5</text:p>
          </table:table-cell>
          <table:table-cell table:style-name="ce37" table:formula="of:=IFERROR(MID([.F49];FIND(&quot; &quot;;[.F49])+1;LEN([.F49])-FIND(&quot; &quot;;[.F49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Cystin</text:p>
          </table:table-cell>
          <table:table-cell office:value-type="string" calcext:value-type="string">
            <text:p>Cystin </text:p>
          </table:table-cell>
          <table:table-cell table:style-name="ce40" table:formula="of:=IF([.J49]=&quot;&quot;;&quot;&quot;;SUMPRODUCT([.$E$3:.$E$77]=[.J49];[.$G$3:.$G$77])*1000)" office:value-type="float" office:value="670" calcext:value-type="float">
            <text:p>67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Tyrosin</text:p>
          </table:table-cell>
          <table:table-cell table:style-name="ce37" table:formula="of:=IFERROR(INDEX([.A$1:.A$1048576];MATCH([.E50];[.A$1:.A$1048576];0)+1);&quot;&quot;)" office:value-type="string" office:string-value="1,35 g" calcext:value-type="string">
            <text:p>1,35 g</text:p>
          </table:table-cell>
          <table:table-cell table:formula="of:=IFERROR(VALUE(LEFT([.F50];FIND(&quot; &quot;;[.F50])-1));&quot;&quot;)" office:value-type="float" office:value="1.35" calcext:value-type="float">
            <text:p>1,35</text:p>
          </table:table-cell>
          <table:table-cell table:style-name="ce37" table:formula="of:=IFERROR(MID([.F50];FIND(&quot; &quot;;[.F50])+1;LEN([.F50])-FIND(&quot; &quot;;[.F50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Histidin</text:p>
          </table:table-cell>
          <table:table-cell office:value-type="string" calcext:value-type="string">
            <text:p>Histidin </text:p>
          </table:table-cell>
          <table:table-cell table:style-name="ce40" table:formula="of:=IF([.J50]=&quot;&quot;;&quot;&quot;;SUMPRODUCT([.$E$3:.$E$77]=[.J50];[.$G$3:.$G$77])*1000)" office:value-type="float" office:value="1450" calcext:value-type="float">
            <text:p>145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table:style-name="ce49" office:value-type="string" calcext:value-type="string">
            <text:p>Nicht-Essentielle Aminosäuren</text:p>
          </table:table-cell>
          <table:table-cell table:number-columns-repeated="4"/>
          <table:table-cell office:value-type="string" calcext:value-type="string">
            <text:p>Isoleucin</text:p>
          </table:table-cell>
          <table:table-cell office:value-type="string" calcext:value-type="string">
            <text:p>Isoleucin </text:p>
          </table:table-cell>
          <table:table-cell table:style-name="ce40" table:formula="of:=IF([.J51]=&quot;&quot;;&quot;&quot;;SUMPRODUCT([.$E$3:.$E$77]=[.J51];[.$G$3:.$G$77])*1000)" office:value-type="float" office:value="1590" calcext:value-type="float">
            <text:p>159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Alanin</text:p>
          </table:table-cell>
          <table:table-cell table:style-name="ce37" table:formula="of:=IFERROR(INDEX([.A$1:.A$1048576];MATCH([.E52];[.A$1:.A$1048576];0)+1);&quot;&quot;)" office:value-type="string" office:string-value="1,86 g" calcext:value-type="string">
            <text:p>1,86 g</text:p>
          </table:table-cell>
          <table:table-cell table:formula="of:=IFERROR(VALUE(LEFT([.F52];FIND(&quot; &quot;;[.F52])-1));&quot;&quot;)" office:value-type="float" office:value="1.86" calcext:value-type="float">
            <text:p>1,86</text:p>
          </table:table-cell>
          <table:table-cell table:style-name="ce37" table:formula="of:=IFERROR(MID([.F52];FIND(&quot; &quot;;[.F52])+1;LEN([.F52])-FIND(&quot; &quot;;[.F52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Leucin</text:p>
          </table:table-cell>
          <table:table-cell office:value-type="string" calcext:value-type="string">
            <text:p>Leucin </text:p>
          </table:table-cell>
          <table:table-cell table:style-name="ce40" table:formula="of:=IF([.J52]=&quot;&quot;;&quot;&quot;;SUMPRODUCT([.$E$3:.$E$77]=[.J52];[.$G$3:.$G$77])*1000)" office:value-type="float" office:value="3050" calcext:value-type="float">
            <text:p>305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Asparaginsäure</text:p>
          </table:table-cell>
          <table:table-cell table:style-name="ce37" table:formula="of:=IFERROR(INDEX([.A$1:.A$1048576];MATCH([.E53];[.A$1:.A$1048576];0)+1);&quot;&quot;)" office:value-type="string" office:string-value="4,78 g" calcext:value-type="string">
            <text:p>4,78 g</text:p>
          </table:table-cell>
          <table:table-cell table:formula="of:=IFERROR(VALUE(LEFT([.F53];FIND(&quot; &quot;;[.F53])-1));&quot;&quot;)" office:value-type="float" office:value="4.78" calcext:value-type="float">
            <text:p>4,78</text:p>
          </table:table-cell>
          <table:table-cell table:style-name="ce37" table:formula="of:=IFERROR(MID([.F53];FIND(&quot; &quot;;[.F53])+1;LEN([.F53])-FIND(&quot; &quot;;[.F53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Lysin</text:p>
          </table:table-cell>
          <table:table-cell office:value-type="string" calcext:value-type="string">
            <text:p>Lysin </text:p>
          </table:table-cell>
          <table:table-cell table:style-name="ce40" table:formula="of:=IF([.J53]=&quot;&quot;;&quot;&quot;;SUMPRODUCT([.$E$3:.$E$77]=[.J53];[.$G$3:.$G$77])*1000)" office:value-type="float" office:value="1750" calcext:value-type="float">
            <text:p>1750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lutaminsäure</text:p>
          </table:table-cell>
          <table:table-cell table:style-name="ce37" table:formula="of:=IFERROR(INDEX([.A$1:.A$1048576];MATCH([.E54];[.A$1:.A$1048576];0)+1);&quot;&quot;)" office:value-type="string" office:string-value="8,18 g" calcext:value-type="string">
            <text:p>8,18 g</text:p>
          </table:table-cell>
          <table:table-cell table:formula="of:=IFERROR(VALUE(LEFT([.F54];FIND(&quot; &quot;;[.F54])-1));&quot;&quot;)" office:value-type="float" office:value="8.18" calcext:value-type="float">
            <text:p>8,18</text:p>
          </table:table-cell>
          <table:table-cell table:style-name="ce37" table:formula="of:=IFERROR(MID([.F54];FIND(&quot; &quot;;[.F54])+1;LEN([.F54])-FIND(&quot; &quot;;[.F54]));&quot;&quot;)" office:value-type="string" office:string-value="g" calcext:value-type="string">
            <text:p>g</text:p>
          </table:table-cell>
          <table:table-cell/>
          <table:table-cell office:value-type="string" calcext:value-type="string">
            <text:p>Methionin</text:p>
          </table:table-cell>
          <table:table-cell office:value-type="string" calcext:value-type="string">
            <text:p>Methionin </text:p>
          </table:table-cell>
          <table:table-cell table:style-name="ce40" table:formula="of:=IF([.J54]=&quot;&quot;;&quot;&quot;;SUMPRODUCT([.$E$3:.$E$77]=[.J54];[.$G$3:.$G$77])*1000)" office:value-type="float" office:value="1010" calcext:value-type="float">
            <text:p>1010</text:p>
          </table:table-cell>
          <table:table-cell office:value-type="string" calcext:value-type="string">
            <text:p>mg</text:p>
          </table:table-cell>
        </table:table-row>
        <table:table-row table:style-name="ro3">
          <table:table-cell table:number-columns-repeated="4"/>
          <table:table-cell table:style-name="ce49" office:value-type="string" calcext:value-type="string">
            <text:p>Mikronährstoffe</text:p>
          </table:table-cell>
          <table:table-cell table:number-columns-repeated="4"/>
          <table:table-cell office:value-type="string" calcext:value-type="string">
            <text:p>Phenylalanin</text:p>
          </table:table-cell>
          <table:table-cell office:value-type="string" calcext:value-type="string">
            <text:p>Phenylalanin </text:p>
          </table:table-cell>
          <table:table-cell table:style-name="ce40" table:formula="of:=IF([.J55]=&quot;&quot;;&quot;&quot;;SUMPRODUCT([.$E$3:.$E$77]=[.J55];[.$G$3:.$G$77])*1000)" office:value-type="float" office:value="2070" calcext:value-type="float">
            <text:p>207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table:style-name="ce49" office:value-type="string" calcext:value-type="string">
            <text:p>Mineralstoffe</text:p>
          </table:table-cell>
          <table:table-cell/>
          <table:table-cell table:formula="of:=SUMPRODUCT([.H57:.H67]=&quot;g&quot;;[.G57:.G67])+SUMPRODUCT([.H57:.H67]=&quot;mg&quot;;[.G57:.G67])/1000+SUMPRODUCT([.H57:.H67]=&quot;µg&quot;;[.G57:.G67])/10^6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Threonin</text:p>
          </table:table-cell>
          <table:table-cell office:value-type="string" calcext:value-type="string">
            <text:p>Threonin </text:p>
          </table:table-cell>
          <table:table-cell table:style-name="ce40" table:formula="of:=IF([.J56]=&quot;&quot;;&quot;&quot;;SUMPRODUCT([.$E$3:.$E$77]=[.J56];[.$G$3:.$G$77])*1000)" office:value-type="float" office:value="1660" calcext:value-type="float">
            <text:p>166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Kalium</text:p>
          </table:table-cell>
          <table:table-cell table:style-name="ce37" table:formula="of:=IFERROR(INDEX([.A$1:.A$1048576];MATCH([.E57];[.A$1:.A$1048576];0)+1);&quot;&quot;)">
            <text:p/>
          </table:table-cell>
          <table:table-cell table:formula="of:=IFERROR(VALUE(LEFT([.F57];FIND(&quot; &quot;;[.F57])-1));&quot;&quot;)">
            <text:p/>
          </table:table-cell>
          <table:table-cell table:style-name="ce37" table:formula="of:=IFERROR(MID([.F57];FIND(&quot; &quot;;[.F57])+1;LEN([.F57])-FIND(&quot; &quot;;[.F57]));&quot;&quot;)">
            <text:p/>
          </table:table-cell>
          <table:table-cell/>
          <table:table-cell office:value-type="string" calcext:value-type="string">
            <text:p>Tryptophan</text:p>
          </table:table-cell>
          <table:table-cell office:value-type="string" calcext:value-type="string">
            <text:p>Tryptophan </text:p>
          </table:table-cell>
          <table:table-cell table:style-name="ce40" table:formula="of:=IF([.J57]=&quot;&quot;;&quot;&quot;;SUMPRODUCT([.$E$3:.$E$77]=[.J57];[.$G$3:.$G$77])*1000)" office:value-type="float" office:value="470" calcext:value-type="float">
            <text:p>47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Kalzium</text:p>
          </table:table-cell>
          <table:table-cell table:style-name="ce37" table:formula="of:=IFERROR(INDEX([.A$1:.A$1048576];MATCH([.E58];[.A$1:.A$1048576];0)+1);&quot;&quot;)">
            <text:p/>
          </table:table-cell>
          <table:table-cell table:formula="of:=IFERROR(VALUE(LEFT([.F58];FIND(&quot; &quot;;[.F58])-1));&quot;&quot;)">
            <text:p/>
          </table:table-cell>
          <table:table-cell table:style-name="ce37" table:formula="of:=IFERROR(MID([.F58];FIND(&quot; &quot;;[.F58])+1;LEN([.F58])-FIND(&quot; &quot;;[.F58]));&quot;&quot;)">
            <text:p/>
          </table:table-cell>
          <table:table-cell/>
          <table:table-cell office:value-type="string" calcext:value-type="string">
            <text:p>Tyrosin</text:p>
          </table:table-cell>
          <table:table-cell office:value-type="string" calcext:value-type="string">
            <text:p>Tyrosin </text:p>
          </table:table-cell>
          <table:table-cell table:style-name="ce40" table:formula="of:=IF([.J58]=&quot;&quot;;&quot;&quot;;SUMPRODUCT([.$E$3:.$E$77]=[.J58];[.$G$3:.$G$77])*1000)" office:value-type="float" office:value="1350" calcext:value-type="float">
            <text:p>135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Phosphor</text:p>
          </table:table-cell>
          <table:table-cell table:style-name="ce37" table:formula="of:=IFERROR(INDEX([.A$1:.A$1048576];MATCH([.E59];[.A$1:.A$1048576];0)+1);&quot;&quot;)">
            <text:p/>
          </table:table-cell>
          <table:table-cell table:formula="of:=IFERROR(VALUE(LEFT([.F59];FIND(&quot; &quot;;[.F59])-1));&quot;&quot;)">
            <text:p/>
          </table:table-cell>
          <table:table-cell table:style-name="ce37" table:formula="of:=IFERROR(MID([.F59];FIND(&quot; &quot;;[.F59])+1;LEN([.F59])-FIND(&quot; &quot;;[.F59]));&quot;&quot;)">
            <text:p/>
          </table:table-cell>
          <table:table-cell/>
          <table:table-cell office:value-type="string" calcext:value-type="string">
            <text:p>Valin</text:p>
          </table:table-cell>
          <table:table-cell office:value-type="string" calcext:value-type="string">
            <text:p>Valin </text:p>
          </table:table-cell>
          <table:table-cell table:style-name="ce40" table:formula="of:=IF([.J59]=&quot;&quot;;&quot;&quot;;SUMPRODUCT([.$E$3:.$E$77]=[.J59];[.$G$3:.$G$77])*1000)" office:value-type="float" office:value="2080" calcext:value-type="float">
            <text:p>208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Natrium</text:p>
          </table:table-cell>
          <table:table-cell table:style-name="ce37" table:formula="of:=IFERROR(INDEX([.A$1:.A$1048576];MATCH([.E60];[.A$1:.A$1048576];0)+1);&quot;&quot;)">
            <text:p/>
          </table:table-cell>
          <table:table-cell table:formula="of:=IFERROR(VALUE(LEFT([.F60];FIND(&quot; &quot;;[.F60])-1));&quot;&quot;)">
            <text:p/>
          </table:table-cell>
          <table:table-cell table:style-name="ce37" table:formula="of:=IFERROR(MID([.F60];FIND(&quot; &quot;;[.F60])+1;LEN([.F60])-FIND(&quot; &quot;;[.F60]));&quot;&quot;)">
            <text:p/>
          </table:table-cell>
          <table:table-cell/>
          <table:table-cell office:value-type="string" calcext:value-type="string">
            <text:p>Alanin</text:p>
          </table:table-cell>
          <table:table-cell office:value-type="string" calcext:value-type="string">
            <text:p>Alanin </text:p>
          </table:table-cell>
          <table:table-cell table:style-name="ce40" table:formula="of:=IF([.J60]=&quot;&quot;;&quot;&quot;;SUMPRODUCT([.$E$3:.$E$77]=[.J60];[.$G$3:.$G$77])*1000)" office:value-type="float" office:value="1860" calcext:value-type="float">
            <text:p>186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agnesium</text:p>
          </table:table-cell>
          <table:table-cell table:style-name="ce37" table:formula="of:=IFERROR(INDEX([.A$1:.A$1048576];MATCH([.E61];[.A$1:.A$1048576];0)+1);&quot;&quot;)">
            <text:p/>
          </table:table-cell>
          <table:table-cell table:formula="of:=IFERROR(VALUE(LEFT([.F61];FIND(&quot; &quot;;[.F61])-1));&quot;&quot;)">
            <text:p/>
          </table:table-cell>
          <table:table-cell table:style-name="ce37" table:formula="of:=IFERROR(MID([.F61];FIND(&quot; &quot;;[.F61])+1;LEN([.F61])-FIND(&quot; &quot;;[.F61]));&quot;&quot;)">
            <text:p/>
          </table:table-cell>
          <table:table-cell/>
          <table:table-cell office:value-type="string" calcext:value-type="string">
            <text:p>Asparaginsäure</text:p>
          </table:table-cell>
          <table:table-cell office:value-type="string" calcext:value-type="string">
            <text:p>Asparaginsäure </text:p>
          </table:table-cell>
          <table:table-cell table:style-name="ce40" table:formula="of:=IF([.J61]=&quot;&quot;;&quot;&quot;;SUMPRODUCT([.$E$3:.$E$77]=[.J61];[.$G$3:.$G$77])*1000)" office:value-type="float" office:value="4780" calcext:value-type="float">
            <text:p>478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table:style-name="ce49" office:value-type="string" calcext:value-type="string">
            <text:p>Spurenelemente</text:p>
          </table:table-cell>
          <table:table-cell table:number-columns-repeated="4"/>
          <table:table-cell office:value-type="string" calcext:value-type="string">
            <text:p>Glutaminsäure</text:p>
          </table:table-cell>
          <table:table-cell office:value-type="string" calcext:value-type="string">
            <text:p>Glutaminsäure </text:p>
          </table:table-cell>
          <table:table-cell table:style-name="ce40" table:formula="of:=IF([.J62]=&quot;&quot;;&quot;&quot;;SUMPRODUCT([.$E$3:.$E$77]=[.J62];[.$G$3:.$G$77])*1000)" office:value-type="float" office:value="8180" calcext:value-type="float">
            <text:p>818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Zink</text:p>
          </table:table-cell>
          <table:table-cell table:style-name="ce37" table:formula="of:=IFERROR(INDEX([.A$1:.A$1048576];MATCH([.E63];[.A$1:.A$1048576];0)+1);&quot;&quot;)">
            <text:p/>
          </table:table-cell>
          <table:table-cell table:formula="of:=IFERROR(VALUE(LEFT([.F63];FIND(&quot; &quot;;[.F63])-1));&quot;&quot;)">
            <text:p/>
          </table:table-cell>
          <table:table-cell table:style-name="ce37" table:formula="of:=IFERROR(MID([.F63];FIND(&quot; &quot;;[.F63])+1;LEN([.F63])-FIND(&quot; &quot;;[.F63]));&quot;&quot;)">
            <text:p/>
          </table:table-cell>
          <table:table-cell/>
          <table:table-cell office:value-type="string" calcext:value-type="string">
            <text:p>Glycin</text:p>
          </table:table-cell>
          <table:table-cell office:value-type="string" calcext:value-type="string">
            <text:p>Glycin </text:p>
          </table:table-cell>
          <table:table-cell table:style-name="ce40" table:formula="of:=IF([.J63]=&quot;&quot;;&quot;&quot;;SUMPRODUCT([.$E$3:.$E$77]=[.J63];[.$G$3:.$G$77])*1000)" office:value-type="float" office:value="2070" calcext:value-type="float">
            <text:p>207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Eisen</text:p>
          </table:table-cell>
          <table:table-cell table:style-name="ce37" table:formula="of:=IFERROR(INDEX([.A$1:.A$1048576];MATCH([.E64];[.A$1:.A$1048576];0)+1);&quot;&quot;)">
            <text:p/>
          </table:table-cell>
          <table:table-cell table:formula="of:=IFERROR(VALUE(LEFT([.F64];FIND(&quot; &quot;;[.F64])-1));&quot;&quot;)">
            <text:p/>
          </table:table-cell>
          <table:table-cell table:style-name="ce37" table:formula="of:=IFERROR(MID([.F64];FIND(&quot; &quot;;[.F64])+1;LEN([.F64])-FIND(&quot; &quot;;[.F64]));&quot;&quot;)">
            <text:p/>
          </table:table-cell>
          <table:table-cell/>
          <table:table-cell office:value-type="string" calcext:value-type="string">
            <text:p>Prolin</text:p>
          </table:table-cell>
          <table:table-cell office:value-type="string" calcext:value-type="string">
            <text:p>Prolin </text:p>
          </table:table-cell>
          <table:table-cell table:style-name="ce40" table:formula="of:=IF([.J64]=&quot;&quot;;&quot;&quot;;SUMPRODUCT([.$E$3:.$E$77]=[.J64];[.$G$3:.$G$77])*1000)" office:value-type="float" office:value="1940" calcext:value-type="float">
            <text:p>1940</text:p>
          </table:table-cell>
          <table:table-cell office:value-type="string" calcext:value-type="string">
            <text:p>mg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angan</text:p>
          </table:table-cell>
          <table:table-cell table:style-name="ce37" table:formula="of:=IFERROR(INDEX([.A$1:.A$1048576];MATCH([.E65];[.A$1:.A$1048576];0)+1);&quot;&quot;)">
            <text:p/>
          </table:table-cell>
          <table:table-cell table:formula="of:=IFERROR(VALUE(LEFT([.F65];FIND(&quot; &quot;;[.F65])-1));&quot;&quot;)">
            <text:p/>
          </table:table-cell>
          <table:table-cell table:style-name="ce37" table:formula="of:=IFERROR(MID([.F65];FIND(&quot; &quot;;[.F65])+1;LEN([.F65])-FIND(&quot; &quot;;[.F65]));&quot;&quot;)">
            <text:p/>
          </table:table-cell>
          <table:table-cell/>
          <table:table-cell office:value-type="string" calcext:value-type="string">
            <text:p>Serin</text:p>
          </table:table-cell>
          <table:table-cell office:value-type="string" calcext:value-type="string">
            <text:p>Serin </text:p>
          </table:table-cell>
          <table:table-cell table:style-name="ce40" table:formula="of:=IF([.J65]=&quot;&quot;;&quot;&quot;;SUMPRODUCT([.$E$3:.$E$77]=[.J65];[.$G$3:.$G$77])*1000)" office:value-type="float" office:value="2500" calcext:value-type="float">
            <text:p>2500</text:p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Kupfer</text:p>
          </table:table-cell>
          <table:table-cell table:style-name="ce37" table:formula="of:=IFERROR(INDEX([.A$1:.A$1048576];MATCH([.E66];[.A$1:.A$1048576];0)+1);&quot;&quot;)">
            <text:p/>
          </table:table-cell>
          <table:table-cell table:formula="of:=IFERROR(VALUE(LEFT([.F66];FIND(&quot; &quot;;[.F66])-1));&quot;&quot;)">
            <text:p/>
          </table:table-cell>
          <table:table-cell table:style-name="ce37" table:formula="of:=IFERROR(MID([.F66];FIND(&quot; &quot;;[.F66])+1;LEN([.F66])-FIND(&quot; &quot;;[.F66]));&quot;&quot;)">
            <text:p/>
          </table:table-cell>
          <table:table-cell table:number-columns-repeated="2"/>
          <table:table-cell office:value-type="string" calcext:value-type="string">
            <text:p>sonst. essent. Aminosäuren </text:p>
          </table:table-cell>
          <table:table-cell table:style-name="ce40" table:formula="of:=IF([.J66]=&quot;&quot;;&quot;&quot;;SUMPRODUCT([.$E$3:.$E$77]=[.J66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Selen</text:p>
          </table:table-cell>
          <table:table-cell table:style-name="ce37" table:formula="of:=IFERROR(INDEX([.A$1:.A$1048576];MATCH([.E67];[.A$1:.A$1048576];0)+1);&quot;&quot;)">
            <text:p/>
          </table:table-cell>
          <table:table-cell table:formula="of:=IFERROR(VALUE(LEFT([.F67];FIND(&quot; &quot;;[.F67])-1));&quot;&quot;)">
            <text:p/>
          </table:table-cell>
          <table:table-cell table:style-name="ce37" table:formula="of:=IFERROR(MID([.F67];FIND(&quot; &quot;;[.F67])+1;LEN([.F67])-FIND(&quot; &quot;;[.F67]));&quot;&quot;)">
            <text:p/>
          </table:table-cell>
          <table:table-cell table:number-columns-repeated="2"/>
          <table:table-cell office:value-type="string" calcext:value-type="string">
            <text:p>essent. Aminosäuren </text:p>
          </table:table-cell>
          <table:table-cell table:style-name="ce40" table:formula="of:=IF([.J67]=&quot;&quot;;&quot;&quot;;SUMPRODUCT([.$E$3:.$E$77]=[.J67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table:style-name="ce49" office:value-type="string" calcext:value-type="string">
            <text:p>Vitamine</text:p>
          </table:table-cell>
          <table:table-cell table:number-columns-repeated="5"/>
          <table:table-cell office:value-type="string" calcext:value-type="string">
            <text:p>sonst. n. essent. Aminosäuren </text:p>
          </table:table-cell>
          <table:table-cell table:style-name="ce40" table:formula="of:=IF([.J68]=&quot;&quot;;&quot;&quot;;SUMPRODUCT([.$E$3:.$E$77]=[.J68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Vitamin C / Ascorbinsäure</text:p>
          </table:table-cell>
          <table:table-cell table:style-name="ce37" table:formula="of:=IFERROR(INDEX([.A$1:.A$1048576];MATCH([.E69];[.A$1:.A$1048576];0)+1);&quot;&quot;)">
            <text:p/>
          </table:table-cell>
          <table:table-cell table:formula="of:=IFERROR(VALUE(LEFT([.F69];FIND(&quot; &quot;;[.F69])-1));&quot;&quot;)">
            <text:p/>
          </table:table-cell>
          <table:table-cell table:style-name="ce37" table:formula="of:=IFERROR(MID([.F69];FIND(&quot; &quot;;[.F69])+1;LEN([.F69])-FIND(&quot; &quot;;[.F69]));&quot;&quot;)">
            <text:p/>
          </table:table-cell>
          <table:table-cell table:number-columns-repeated="2"/>
          <table:table-cell office:value-type="string" calcext:value-type="string">
            <text:p>n. essent. Aminosäuren </text:p>
          </table:table-cell>
          <table:table-cell table:style-name="ce40" table:formula="of:=IF([.J69]=&quot;&quot;;&quot;&quot;;SUMPRODUCT([.$E$3:.$E$77]=[.J69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Vitamin E</text:p>
          </table:table-cell>
          <table:table-cell table:style-name="ce37" table:formula="of:=IFERROR(INDEX([.A$1:.A$1048576];MATCH([.E70];[.A$1:.A$1048576];0)+1);&quot;&quot;)">
            <text:p/>
          </table:table-cell>
          <table:table-cell table:formula="of:=IFERROR(VALUE(LEFT([.F70];FIND(&quot; &quot;;[.F70])-1));&quot;&quot;)">
            <text:p/>
          </table:table-cell>
          <table:table-cell table:style-name="ce37" table:formula="of:=IFERROR(MID([.F70];FIND(&quot; &quot;;[.F70])+1;LEN([.F70])-FIND(&quot; &quot;;[.F70]));&quot;&quot;)">
            <text:p/>
          </table:table-cell>
          <table:table-cell table:number-columns-repeated="2"/>
          <table:table-cell table:style-name="ce49" office:value-type="string" calcext:value-type="string">
            <text:p>Fettsäuren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Vitamin B1 / Thiamin</text:p>
          </table:table-cell>
          <table:table-cell table:style-name="ce37" table:formula="of:=IFERROR(INDEX([.A$1:.A$1048576];MATCH([.E71];[.A$1:.A$1048576];0)+1);&quot;&quot;)">
            <text:p/>
          </table:table-cell>
          <table:table-cell table:formula="of:=IFERROR(VALUE(LEFT([.F71];FIND(&quot; &quot;;[.F71])-1));&quot;&quot;)">
            <text:p/>
          </table:table-cell>
          <table:table-cell table:style-name="ce37" table:formula="of:=IFERROR(MID([.F71];FIND(&quot; &quot;;[.F71])+1;LEN([.F71])-FIND(&quot; &quot;;[.F71]));&quot;&quot;)">
            <text:p/>
          </table:table-cell>
          <table:table-cell/>
          <table:table-cell office:value-type="string" calcext:value-type="string">
            <text:p>Transfette</text:p>
          </table:table-cell>
          <table:table-cell table:style-name="ce49"/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Vitamin B2 / Riboflavin</text:p>
          </table:table-cell>
          <table:table-cell table:style-name="ce37" table:formula="of:=IFERROR(INDEX([.A$1:.A$1048576];MATCH([.E72];[.A$1:.A$1048576];0)+1);&quot;&quot;)">
            <text:p/>
          </table:table-cell>
          <table:table-cell table:formula="of:=IFERROR(VALUE(LEFT([.F72];FIND(&quot; &quot;;[.F72])-1));&quot;&quot;)">
            <text:p/>
          </table:table-cell>
          <table:table-cell table:style-name="ce37" table:formula="of:=IFERROR(MID([.F72];FIND(&quot; &quot;;[.F72])+1;LEN([.F72])-FIND(&quot; &quot;;[.F72]));&quot;&quot;)">
            <text:p/>
          </table:table-cell>
          <table:table-cell/>
          <table:table-cell office:value-type="string" calcext:value-type="string">
            <text:p>gesättigte Fettsäuren</text:p>
          </table:table-cell>
          <table:table-cell office:value-type="string" calcext:value-type="string">
            <text:p>gesättigt</text:p>
          </table:table-cell>
          <table:table-cell table:style-name="ce40" table:formula="of:=IF([.J72]=&quot;&quot;;&quot;&quot;;SUMPRODUCT([.$E$3:.$E$77]=[.J72];[.$G$3:.$G$77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Vitamin B3 / Niacin</text:p>
          </table:table-cell>
          <table:table-cell table:style-name="ce37" table:formula="of:=IFERROR(INDEX([.A$1:.A$1048576];MATCH([.E73];[.A$1:.A$1048576];0)+1);&quot;&quot;)">
            <text:p/>
          </table:table-cell>
          <table:table-cell table:formula="of:=IFERROR(VALUE(LEFT([.F73];FIND(&quot; &quot;;[.F73])-1));&quot;&quot;)">
            <text:p/>
          </table:table-cell>
          <table:table-cell table:style-name="ce37" table:formula="of:=IFERROR(MID([.F73];FIND(&quot; &quot;;[.F73])+1;LEN([.F73])-FIND(&quot; &quot;;[.F73]));&quot;&quot;)">
            <text:p/>
          </table:table-cell>
          <table:table-cell/>
          <table:table-cell office:value-type="string" calcext:value-type="string">
            <text:p>einfach ungesättigte Fettsäuren</text:p>
          </table:table-cell>
          <table:table-cell office:value-type="string" calcext:value-type="string">
            <text:p>einfach ungesättigt</text:p>
          </table:table-cell>
          <table:table-cell table:style-name="ce40" table:formula="of:=IF([.J73]=&quot;&quot;;&quot;&quot;;SUMPRODUCT([.$E$3:.$E$77]=[.J73];[.$G$3:.$G$77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Vitamin B5 / Pantothensäure</text:p>
          </table:table-cell>
          <table:table-cell table:style-name="ce37" table:formula="of:=IFERROR(INDEX([.A$1:.A$1048576];MATCH([.E74];[.A$1:.A$1048576];0)+1);&quot;&quot;)">
            <text:p/>
          </table:table-cell>
          <table:table-cell table:formula="of:=IFERROR(VALUE(LEFT([.F74];FIND(&quot; &quot;;[.F74])-1));&quot;&quot;)">
            <text:p/>
          </table:table-cell>
          <table:table-cell table:style-name="ce37" table:formula="of:=IFERROR(MID([.F74];FIND(&quot; &quot;;[.F74])+1;LEN([.F74])-FIND(&quot; &quot;;[.F74]));&quot;&quot;)">
            <text:p/>
          </table:table-cell>
          <table:table-cell/>
          <table:table-cell office:value-type="string" calcext:value-type="string">
            <text:p>mehrfach ungesättigte Fettsäuren</text:p>
          </table:table-cell>
          <table:table-cell office:value-type="string" calcext:value-type="string">
            <text:p>mehrfach ungesättigt</text:p>
          </table:table-cell>
          <table:table-cell table:style-name="ce40" table:formula="of:=IF([.J74]=&quot;&quot;;&quot;&quot;;SUMPRODUCT([.$E$3:.$E$77]=[.J74];[.$G$3:.$G$77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Vitamin B6</text:p>
          </table:table-cell>
          <table:table-cell table:style-name="ce37" table:formula="of:=IFERROR(INDEX([.A$1:.A$1048576];MATCH([.E75];[.A$1:.A$1048576];0)+1);&quot;&quot;)">
            <text:p/>
          </table:table-cell>
          <table:table-cell table:formula="of:=IFERROR(VALUE(LEFT([.F75];FIND(&quot; &quot;;[.F75])-1));&quot;&quot;)">
            <text:p/>
          </table:table-cell>
          <table:table-cell table:style-name="ce37" table:formula="of:=IFERROR(MID([.F75];FIND(&quot; &quot;;[.F75])+1;LEN([.F75])-FIND(&quot; &quot;;[.F75]));&quot;&quot;)">
            <text:p/>
          </table:table-cell>
          <table:table-cell table:number-columns-repeated="2"/>
          <table:table-cell office:value-type="string" calcext:value-type="string">
            <text:p>Omega-3</text:p>
          </table:table-cell>
          <table:table-cell table:style-name="ce40" table:formula="of:=SUMPRODUCT([.$I$16:.$I$32]=[.K75];[.$H$16:.$H$32]=&quot;g&quot;;[.$G$16:.$G$32])+SUMPRODUCT([.$I$16:.$I$32]=[.K75];[.$H$16:.$H$32]=&quot;mg&quot;;[.$G$16:.$G$32])/100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Vitamin B12 / Cobalamin</text:p>
          </table:table-cell>
          <table:table-cell table:style-name="ce37" table:formula="of:=IFERROR(INDEX([.A$1:.A$1048576];MATCH([.E76];[.A$1:.A$1048576];0)+1);&quot;&quot;)">
            <text:p/>
          </table:table-cell>
          <table:table-cell table:formula="of:=IFERROR(VALUE(LEFT([.F76];FIND(&quot; &quot;;[.F76])-1));&quot;&quot;)">
            <text:p/>
          </table:table-cell>
          <table:table-cell table:style-name="ce37" table:formula="of:=IFERROR(MID([.F76];FIND(&quot; &quot;;[.F76])+1;LEN([.F76])-FIND(&quot; &quot;;[.F76]));&quot;&quot;)">
            <text:p/>
          </table:table-cell>
          <table:table-cell table:number-columns-repeated="2"/>
          <table:table-cell office:value-type="string" calcext:value-type="string">
            <text:p>Omega-6</text:p>
          </table:table-cell>
          <table:table-cell table:style-name="ce40" table:formula="of:=SUMPRODUCT([.$I$16:.$I$32]=[.K76];[.$H$16:.$H$32]=&quot;g&quot;;[.$G$16:.$G$32])+SUMPRODUCT([.$I$16:.$I$32]=[.K76];[.$H$16:.$H$32]=&quot;mg&quot;;[.$G$16:.$G$32])/100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Folsäure / Folat</text:p>
          </table:table-cell>
          <table:table-cell table:style-name="ce37" table:formula="of:=IFERROR(INDEX([.A$1:.A$1048576];MATCH([.E77];[.A$1:.A$1048576];0)+1);&quot;&quot;)">
            <text:p/>
          </table:table-cell>
          <table:table-cell table:formula="of:=IFERROR(VALUE(LEFT([.F77];FIND(&quot; &quot;;[.F77])-1));&quot;&quot;)">
            <text:p/>
          </table:table-cell>
          <table:table-cell table:style-name="ce37" table:formula="of:=IFERROR(MID([.F77];FIND(&quot; &quot;;[.F77])+1;LEN([.F77])-FIND(&quot; &quot;;[.F77]));&quot;&quot;)">
            <text:p/>
          </table:table-cell>
          <table:table-cell table:number-columns-repeated="2"/>
          <table:table-cell office:value-type="string" calcext:value-type="string">
            <text:p>Omega-9</text:p>
          </table:table-cell>
          <table:table-cell table:style-name="ce40" table:formula="of:=SUMPRODUCT([.$I$16:.$I$32]=[.K77];[.$H$16:.$H$32]=&quot;g&quot;;[.$G$16:.$G$32])+SUMPRODUCT([.$I$16:.$I$32]=[.K77];[.$H$16:.$H$32]=&quot;mg&quot;;[.$G$16:.$G$32])/1000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Vitamin A</text:p>
          </table:table-cell>
          <table:table-cell table:style-name="ce37" table:formula="of:=IFERROR(INDEX([.A$1:.A$1048576];MATCH([.E78];[.A$1:.A$1048576];0)+1);&quot;&quot;)">
            <text:p/>
          </table:table-cell>
          <table:table-cell table:formula="of:=IFERROR(VALUE(LEFT([.F78];FIND(&quot; &quot;;[.F78])-1));&quot;&quot;)">
            <text:p/>
          </table:table-cell>
          <table:table-cell table:style-name="ce37" table:formula="of:=IFERROR(MID([.F78];FIND(&quot; &quot;;[.F78])+1;LEN([.F78])-FIND(&quot; &quot;;[.F78]));&quot;&quot;)">
            <text:p/>
          </table:table-cell>
          <table:table-cell table:number-columns-repeated="2"/>
          <table:table-cell table:style-name="ce49" office:value-type="string" calcext:value-type="string">
            <text:p>Spezielle Kohlenhydrate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Vitamin D</text:p>
          </table:table-cell>
          <table:table-cell table:style-name="ce37" table:formula="of:=IFERROR(INDEX([.A$1:.A$1048576];MATCH([.E79];[.A$1:.A$1048576];0)+1);&quot;&quot;)">
            <text:p/>
          </table:table-cell>
          <table:table-cell table:formula="of:=IFERROR(VALUE(LEFT([.F79];FIND(&quot; &quot;;[.F79])-1));&quot;&quot;)">
            <text:p/>
          </table:table-cell>
          <table:table-cell table:style-name="ce37" table:formula="of:=IFERROR(MID([.F79];FIND(&quot; &quot;;[.F79])+1;LEN([.F79])-FIND(&quot; &quot;;[.F79]));&quot;&quot;)">
            <text:p/>
          </table:table-cell>
          <table:table-cell table:number-columns-repeated="2"/>
          <table:table-cell office:value-type="string" calcext:value-type="string">
            <text:p>Sorbit </text:p>
          </table:table-cell>
          <table:table-cell table:style-name="ce40" table:formula="of:=IF([.J79]=&quot;&quot;;&quot;&quot;;SUMPRODUCT([.$E$3:.$E$77]=[.J79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table:style-name="ce49" office:value-type="string" calcext:value-type="string">
            <text:p>Sekundäre Pflanzenstoffe</text:p>
          </table:table-cell>
          <table:table-cell table:style-name="ce37"/>
          <table:table-cell/>
          <table:table-cell table:style-name="ce37"/>
          <table:table-cell table:number-columns-repeated="2"/>
          <table:table-cell office:value-type="string" calcext:value-type="string">
            <text:p>Glucose </text:p>
          </table:table-cell>
          <table:table-cell table:style-name="ce40" table:formula="of:=IF([.J80]=&quot;&quot;;&quot;&quot;;SUMPRODUCT([.$E$3:.$E$77]=[.J80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table:style-name="ce49" office:value-type="string" calcext:value-type="string">
            <text:p>Carotinoide</text:p>
          </table:table-cell>
          <table:table-cell table:style-name="ce37"/>
          <table:table-cell table:formula="of:=IFERROR(VALUE(LEFT([.F81];FIND(&quot; &quot;;[.F81])-1));&quot;&quot;)">
            <text:p/>
          </table:table-cell>
          <table:table-cell table:style-name="ce37" table:formula="of:=IFERROR(MID([.F81];FIND(&quot; &quot;;[.F81])+1;LEN([.F81])-FIND(&quot; &quot;;[.F81]));&quot;&quot;)">
            <text:p/>
          </table:table-cell>
          <table:table-cell table:number-columns-repeated="2"/>
          <table:table-cell office:value-type="string" calcext:value-type="string">
            <text:p>Fructose </text:p>
          </table:table-cell>
          <table:table-cell table:style-name="ce40" table:formula="of:=IF([.J81]=&quot;&quot;;&quot;&quot;;SUMPRODUCT([.$E$3:.$E$77]=[.J81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Alpha-Carotin</text:p>
          </table:table-cell>
          <table:table-cell table:style-name="ce37" table:formula="of:=IFERROR(INDEX([.A$1:.A$1048576];MATCH([.E82];[.A$1:.A$1048576];0)+1);&quot;&quot;)">
            <text:p/>
          </table:table-cell>
          <table:table-cell table:formula="of:=IFERROR(VALUE(LEFT([.F82];FIND(&quot; &quot;;[.F82])-1));&quot;&quot;)">
            <text:p/>
          </table:table-cell>
          <table:table-cell table:style-name="ce37" table:formula="of:=IFERROR(MID([.F82];FIND(&quot; &quot;;[.F82])+1;LEN([.F82])-FIND(&quot; &quot;;[.F82]));&quot;&quot;)">
            <text:p/>
          </table:table-cell>
          <table:table-cell table:number-columns-repeated="2"/>
          <table:table-cell office:value-type="string" calcext:value-type="string">
            <text:p>Saccharose </text:p>
          </table:table-cell>
          <table:table-cell table:style-name="ce40" table:formula="of:=IF([.J82]=&quot;&quot;;&quot;&quot;;SUMPRODUCT([.$E$3:.$E$77]=[.J82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Beta-Carotin</text:p>
          </table:table-cell>
          <table:table-cell table:style-name="ce37" table:formula="of:=IFERROR(INDEX([.A$1:.A$1048576];MATCH([.E83];[.A$1:.A$1048576];0)+1);&quot;&quot;)">
            <text:p/>
          </table:table-cell>
          <table:table-cell table:formula="of:=IFERROR(VALUE(LEFT([.F83];FIND(&quot; &quot;;[.F83])-1));&quot;&quot;)">
            <text:p/>
          </table:table-cell>
          <table:table-cell table:style-name="ce37" table:formula="of:=IFERROR(MID([.F83];FIND(&quot; &quot;;[.F83])+1;LEN([.F83])-FIND(&quot; &quot;;[.F83]));&quot;&quot;)">
            <text:p/>
          </table:table-cell>
          <table:table-cell table:number-columns-repeated="2"/>
          <table:table-cell office:value-type="string" calcext:value-type="string">
            <text:p>Lactose </text:p>
          </table:table-cell>
          <table:table-cell table:style-name="ce40" table:formula="of:=IF([.J83]=&quot;&quot;;&quot;&quot;;SUMPRODUCT([.$E$3:.$E$77]=[.J83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Beta-Cryptoxanthin</text:p>
          </table:table-cell>
          <table:table-cell table:style-name="ce37" table:formula="of:=IFERROR(INDEX([.A$1:.A$1048576];MATCH([.E84];[.A$1:.A$1048576];0)+1);&quot;&quot;)">
            <text:p/>
          </table:table-cell>
          <table:table-cell table:formula="of:=IFERROR(VALUE(LEFT([.F84];FIND(&quot; &quot;;[.F84])-1));&quot;&quot;)">
            <text:p/>
          </table:table-cell>
          <table:table-cell table:style-name="ce37" table:formula="of:=IFERROR(MID([.F84];FIND(&quot; &quot;;[.F84])+1;LEN([.F84])-FIND(&quot; &quot;;[.F84]));&quot;&quot;)">
            <text:p/>
          </table:table-cell>
          <table:table-cell table:number-columns-repeated="2"/>
          <table:table-cell office:value-type="string" calcext:value-type="string">
            <text:p>Stärke </text:p>
          </table:table-cell>
          <table:table-cell table:style-name="ce40" table:formula="of:=IF([.J84]=&quot;&quot;;&quot;&quot;;SUMPRODUCT([.$E$3:.$E$77]=[.J84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Lycopin</text:p>
          </table:table-cell>
          <table:table-cell table:style-name="ce37" table:formula="of:=IFERROR(INDEX([.A$1:.A$1048576];MATCH([.E85];[.A$1:.A$1048576];0)+1);&quot;&quot;)">
            <text:p/>
          </table:table-cell>
          <table:table-cell table:formula="of:=IFERROR(VALUE(LEFT([.F85];FIND(&quot; &quot;;[.F85])-1));&quot;&quot;)">
            <text:p/>
          </table:table-cell>
          <table:table-cell table:style-name="ce37" table:formula="of:=IFERROR(MID([.F85];FIND(&quot; &quot;;[.F85])+1;LEN([.F85])-FIND(&quot; &quot;;[.F85]));&quot;&quot;)">
            <text:p/>
          </table:table-cell>
          <table:table-cell table:number-columns-repeated="2"/>
          <table:table-cell office:value-type="string" calcext:value-type="string">
            <text:p>Gesamtzucker </text:p>
          </table:table-cell>
          <table:table-cell table:style-name="ce40" table:formula="of:=IF([.J85]=&quot;&quot;;&quot;&quot;;SUMPRODUCT([.$E$3:.$E$77]=[.J85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Lutein + Zeaxanthin</text:p>
          </table:table-cell>
          <table:table-cell table:style-name="ce37" table:formula="of:=IFERROR(INDEX([.A$1:.A$1048576];MATCH([.E86];[.A$1:.A$1048576];0)+1);&quot;&quot;)">
            <text:p/>
          </table:table-cell>
          <table:table-cell table:formula="of:=IFERROR(VALUE(LEFT([.F86];FIND(&quot; &quot;;[.F86])-1));&quot;&quot;)">
            <text:p/>
          </table:table-cell>
          <table:table-cell table:style-name="ce37" table:formula="of:=IFERROR(MID([.F86];FIND(&quot; &quot;;[.F86])+1;LEN([.F86])-FIND(&quot; &quot;;[.F86]));&quot;&quot;)">
            <text:p/>
          </table:table-cell>
          <table:table-cell table:number-columns-repeated="2"/>
          <table:table-cell office:value-type="string" calcext:value-type="string">
            <text:p>Maltose </text:p>
          </table:table-cell>
          <table:table-cell table:style-name="ce40" table:formula="of:=IF([.J86]=&quot;&quot;;&quot;&quot;;SUMPRODUCT([.$E$3:.$E$77]=[.J86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table:style-name="ce49" office:value-type="string" calcext:value-type="string">
            <text:p>Alkaloide</text:p>
          </table:table-cell>
          <table:table-cell table:style-name="ce37"/>
          <table:table-cell/>
          <table:table-cell table:style-name="ce37"/>
          <table:table-cell table:number-columns-repeated="2"/>
          <table:table-cell office:value-type="string" calcext:value-type="string">
            <text:p>Galactose </text:p>
          </table:table-cell>
          <table:table-cell table:style-name="ce40" table:formula="of:=IF([.J87]=&quot;&quot;;&quot;&quot;;SUMPRODUCT([.$E$3:.$E$77]=[.J87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offein</text:p>
          </table:table-cell>
          <table:table-cell table:style-name="ce37" table:formula="of:=IFERROR(INDEX([.A$1:.A$1048576];MATCH([.E88];[.A$1:.A$1048576];0)+1);&quot;&quot;)">
            <text:p/>
          </table:table-cell>
          <table:table-cell table:formula="of:=IFERROR(VALUE(LEFT([.F88];FIND(&quot; &quot;;[.F88])-1));&quot;&quot;)">
            <text:p/>
          </table:table-cell>
          <table:table-cell table:style-name="ce37" table:formula="of:=IFERROR(MID([.F88];FIND(&quot; &quot;;[.F88])+1;LEN([.F88])-FIND(&quot; &quot;;[.F88]));&quot;&quot;)">
            <text:p/>
          </table:table-cell>
          <table:table-cell table:number-columns-repeated="2"/>
          <table:table-cell office:value-type="string" calcext:value-type="string">
            <text:p>Glycogen </text:p>
          </table:table-cell>
          <table:table-cell table:style-name="ce40" table:formula="of:=IF([.J88]=&quot;&quot;;&quot;&quot;;SUMPRODUCT([.$E$3:.$E$77]=[.J88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Theobromin</text:p>
          </table:table-cell>
          <table:table-cell table:style-name="ce37" table:formula="of:=IFERROR(INDEX([.A$1:.A$1048576];MATCH([.E89];[.A$1:.A$1048576];0)+1);&quot;&quot;)">
            <text:p/>
          </table:table-cell>
          <table:table-cell table:formula="of:=IFERROR(VALUE(LEFT([.F89];FIND(&quot; &quot;;[.F89])-1));&quot;&quot;)">
            <text:p/>
          </table:table-cell>
          <table:table-cell table:style-name="ce37" table:formula="of:=IFERROR(MID([.F89];FIND(&quot; &quot;;[.F89])+1;LEN([.F89])-FIND(&quot; &quot;;[.F89]));&quot;&quot;)">
            <text:p/>
          </table:table-cell>
          <table:table-cell table:number-columns-repeated="2"/>
          <table:table-cell office:value-type="string" calcext:value-type="string">
            <text:p>Pentosan </text:p>
          </table:table-cell>
          <table:table-cell table:style-name="ce40" table:formula="of:=IF([.J89]=&quot;&quot;;&quot;&quot;;SUMPRODUCT([.$E$3:.$E$77]=[.J89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table:number-columns-repeated="4"/>
          <table:table-cell table:style-name="ce49" office:value-type="string" calcext:value-type="string">
            <text:p>Flavonoide</text:p>
          </table:table-cell>
          <table:table-cell table:style-name="ce37"/>
          <table:table-cell/>
          <table:table-cell table:style-name="ce37"/>
          <table:table-cell table:number-columns-repeated="2"/>
          <table:table-cell office:value-type="string" calcext:value-type="string">
            <text:p>Hexosan </text:p>
          </table:table-cell>
          <table:table-cell table:style-name="ce40" table:formula="of:=IF([.J90]=&quot;&quot;;&quot;&quot;;SUMPRODUCT([.$E$3:.$E$77]=[.J90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3">
          <table:table-cell table:number-columns-repeated="4"/>
          <table:table-cell table:style-name="ce49" office:value-type="string" calcext:value-type="string">
            <text:p>Phytoöstrogene</text:p>
          </table:table-cell>
          <table:table-cell table:style-name="ce37"/>
          <table:table-cell table:formula="of:=IFERROR(VALUE(LEFT([.F91];FIND(&quot; &quot;;[.F91])-1));&quot;&quot;)">
            <text:p/>
          </table:table-cell>
          <table:table-cell table:style-name="ce37" table:formula="of:=IFERROR(MID([.F91];FIND(&quot; &quot;;[.F91])+1;LEN([.F91])-FIND(&quot; &quot;;[.F91]));&quot;&quot;)">
            <text:p/>
          </table:table-cell>
          <table:table-cell table:number-columns-repeated="2"/>
          <table:table-cell office:value-type="string" calcext:value-type="string">
            <text:p>Cellulose </text:p>
          </table:table-cell>
          <table:table-cell table:style-name="ce40" table:formula="of:=IF([.J91]=&quot;&quot;;&quot;&quot;;SUMPRODUCT([.$E$3:.$E$77]=[.J91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Biochanin A</text:p>
          </table:table-cell>
          <table:table-cell table:style-name="ce37" table:formula="of:=IFERROR(INDEX([.A$1:.A$1048576];MATCH([.E92];[.A$1:.A$1048576];0)+1);&quot;&quot;)">
            <text:p/>
          </table:table-cell>
          <table:table-cell table:formula="of:=IFERROR(VALUE(LEFT([.F92];FIND(&quot; &quot;;[.F92])-1));&quot;&quot;)">
            <text:p/>
          </table:table-cell>
          <table:table-cell table:style-name="ce37" table:formula="of:=IFERROR(MID([.F92];FIND(&quot; &quot;;[.F92])+1;LEN([.F92])-FIND(&quot; &quot;;[.F92]));&quot;&quot;)">
            <text:p/>
          </table:table-cell>
          <table:table-cell table:number-columns-repeated="2"/>
          <table:table-cell office:value-type="string" calcext:value-type="string">
            <text:p>Polyuronsäure </text:p>
          </table:table-cell>
          <table:table-cell table:style-name="ce40" table:formula="of:=IF([.J92]=&quot;&quot;;&quot;&quot;;SUMPRODUCT([.$E$3:.$E$77]=[.J92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oumestrol</text:p>
          </table:table-cell>
          <table:table-cell table:style-name="ce37" table:formula="of:=IFERROR(INDEX([.A$1:.A$1048576];MATCH([.E93];[.A$1:.A$1048576];0)+1);&quot;&quot;)">
            <text:p/>
          </table:table-cell>
          <table:table-cell table:formula="of:=IFERROR(VALUE(LEFT([.F93];FIND(&quot; &quot;;[.F93])-1));&quot;&quot;)">
            <text:p/>
          </table:table-cell>
          <table:table-cell table:style-name="ce37" table:formula="of:=IFERROR(MID([.F93];FIND(&quot; &quot;;[.F93])+1;LEN([.F93])-FIND(&quot; &quot;;[.F93]));&quot;&quot;)">
            <text:p/>
          </table:table-cell>
          <table:table-cell table:number-columns-repeated="2"/>
          <table:table-cell office:value-type="string" calcext:value-type="string">
            <text:p>Mannit </text:p>
          </table:table-cell>
          <table:table-cell table:style-name="ce40" table:formula="of:=IF([.J93]=&quot;&quot;;&quot;&quot;;SUMPRODUCT([.$E$3:.$E$77]=[.J93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Formononetin</text:p>
          </table:table-cell>
          <table:table-cell table:style-name="ce37" table:formula="of:=IFERROR(INDEX([.A$1:.A$1048576];MATCH([.E94];[.A$1:.A$1048576];0)+1);&quot;&quot;)">
            <text:p/>
          </table:table-cell>
          <table:table-cell table:formula="of:=IFERROR(VALUE(LEFT([.F94];FIND(&quot; &quot;;[.F94])-1));&quot;&quot;)">
            <text:p/>
          </table:table-cell>
          <table:table-cell table:style-name="ce37" table:formula="of:=IFERROR(MID([.F94];FIND(&quot; &quot;;[.F94])+1;LEN([.F94])-FIND(&quot; &quot;;[.F94]));&quot;&quot;)">
            <text:p/>
          </table:table-cell>
          <table:table-cell table:number-columns-repeated="2"/>
          <table:table-cell office:value-type="string" calcext:value-type="string">
            <text:p>Xylit </text:p>
          </table:table-cell>
          <table:table-cell table:style-name="ce40" table:formula="of:=IF([.J94]=&quot;&quot;;&quot;&quot;;SUMPRODUCT([.$E$3:.$E$77]=[.J94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Isoflavone</text:p>
          </table:table-cell>
          <table:table-cell table:style-name="ce37" table:formula="of:=IFERROR(INDEX([.A$1:.A$1048576];MATCH([.E95];[.A$1:.A$1048576];0)+1);&quot;&quot;)">
            <text:p/>
          </table:table-cell>
          <table:table-cell table:formula="of:=IFERROR(VALUE(LEFT([.F95];FIND(&quot; &quot;;[.F95])-1));&quot;&quot;)">
            <text:p/>
          </table:table-cell>
          <table:table-cell table:style-name="ce37" table:formula="of:=IFERROR(MID([.F95];FIND(&quot; &quot;;[.F95])+1;LEN([.F95])-FIND(&quot; &quot;;[.F95]));&quot;&quot;)">
            <text:p/>
          </table:table-cell>
          <table:table-cell table:number-columns-repeated="2"/>
          <table:table-cell office:value-type="string" calcext:value-type="string">
            <text:p>sonst. Zuckeralkohole </text:p>
          </table:table-cell>
          <table:table-cell table:style-name="ce40" table:formula="of:=IF([.J95]=&quot;&quot;;&quot;&quot;;SUMPRODUCT([.$E$3:.$E$77]=[.J95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Isoflavone</text:p>
          </table:table-cell>
          <table:table-cell table:style-name="ce37" table:formula="of:=IFERROR(INDEX([.A$1:.A$1048576];MATCH([.E96];[.A$1:.A$1048576];0)+1);&quot;&quot;)">
            <text:p/>
          </table:table-cell>
          <table:table-cell table:formula="of:=IFERROR(VALUE(LEFT([.F96];FIND(&quot; &quot;;[.F96])-1));&quot;&quot;)">
            <text:p/>
          </table:table-cell>
          <table:table-cell table:style-name="ce37" table:formula="of:=IFERROR(MID([.F96];FIND(&quot; &quot;;[.F96])+1;LEN([.F96])-FIND(&quot; &quot;;[.F96]));&quot;&quot;)">
            <text:p/>
          </table:table-cell>
          <table:table-cell table:number-columns-repeated="2"/>
          <table:table-cell office:value-type="string" calcext:value-type="string">
            <text:p>Summe Zuckeralkohole </text:p>
          </table:table-cell>
          <table:table-cell table:style-name="ce40" table:formula="of:=IF([.J96]=&quot;&quot;;&quot;&quot;;SUMPRODUCT([.$E$3:.$E$77]=[.J96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Daidzein</text:p>
          </table:table-cell>
          <table:table-cell table:style-name="ce37" table:formula="of:=IFERROR(INDEX([.A$1:.A$1048576];MATCH([.E97];[.A$1:.A$1048576];0)+1);&quot;&quot;)">
            <text:p/>
          </table:table-cell>
          <table:table-cell table:formula="of:=IFERROR(VALUE(LEFT([.F97];FIND(&quot; &quot;;[.F97])-1));&quot;&quot;)">
            <text:p/>
          </table:table-cell>
          <table:table-cell table:style-name="ce37" table:formula="of:=IFERROR(MID([.F97];FIND(&quot; &quot;;[.F97])+1;LEN([.F97])-FIND(&quot; &quot;;[.F97]));&quot;&quot;)">
            <text:p/>
          </table:table-cell>
          <table:table-cell table:number-columns-repeated="2"/>
          <table:table-cell office:value-type="string" calcext:value-type="string">
            <text:p>sonst. Monosaccharide </text:p>
          </table:table-cell>
          <table:table-cell table:style-name="ce40" table:formula="of:=IF([.J97]=&quot;&quot;;&quot;&quot;;SUMPRODUCT([.$E$3:.$E$77]=[.J97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Genistein</text:p>
          </table:table-cell>
          <table:table-cell table:style-name="ce37" table:formula="of:=IFERROR(INDEX([.A$1:.A$1048576];MATCH([.E98];[.A$1:.A$1048576];0)+1);&quot;&quot;)">
            <text:p/>
          </table:table-cell>
          <table:table-cell table:formula="of:=IFERROR(VALUE(LEFT([.F98];FIND(&quot; &quot;;[.F98])-1));&quot;&quot;)">
            <text:p/>
          </table:table-cell>
          <table:table-cell table:style-name="ce37" table:formula="of:=IFERROR(MID([.F98];FIND(&quot; &quot;;[.F98])+1;LEN([.F98])-FIND(&quot; &quot;;[.F98]));&quot;&quot;)">
            <text:p/>
          </table:table-cell>
          <table:table-cell table:number-columns-repeated="2"/>
          <table:table-cell office:value-type="string" calcext:value-type="string">
            <text:p>Monosaccharide </text:p>
          </table:table-cell>
          <table:table-cell table:style-name="ce40" table:formula="of:=IF([.J98]=&quot;&quot;;&quot;&quot;;SUMPRODUCT([.$E$3:.$E$77]=[.J98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Glycitein</text:p>
          </table:table-cell>
          <table:table-cell table:style-name="ce37" table:formula="of:=IFERROR(INDEX([.A$1:.A$1048576];MATCH([.E99];[.A$1:.A$1048576];0)+1);&quot;&quot;)">
            <text:p/>
          </table:table-cell>
          <table:table-cell table:formula="of:=IFERROR(VALUE(LEFT([.F99];FIND(&quot; &quot;;[.F99])-1));&quot;&quot;)">
            <text:p/>
          </table:table-cell>
          <table:table-cell table:style-name="ce37" table:formula="of:=IFERROR(MID([.F99];FIND(&quot; &quot;;[.F99])+1;LEN([.F99])-FIND(&quot; &quot;;[.F99]));&quot;&quot;)">
            <text:p/>
          </table:table-cell>
          <table:table-cell table:number-columns-repeated="2"/>
          <table:table-cell office:value-type="string" calcext:value-type="string">
            <text:p>sonst. Disaccharide </text:p>
          </table:table-cell>
          <table:table-cell table:style-name="ce40" table:formula="of:=IF([.J99]=&quot;&quot;;&quot;&quot;;SUMPRODUCT([.$E$3:.$E$77]=[.J99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Disaccharide </text:p>
          </table:table-cell>
          <table:table-cell table:style-name="ce40" table:formula="of:=IF([.J100]=&quot;&quot;;&quot;&quot;;SUMPRODUCT([.$E$3:.$E$77]=[.J100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Oligosaccharide resorb. </text:p>
          </table:table-cell>
          <table:table-cell table:style-name="ce40" table:formula="of:=IF([.J101]=&quot;&quot;;&quot;&quot;;SUMPRODUCT([.$E$3:.$E$77]=[.J101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Oligosaccharide n. resorb. </text:p>
          </table:table-cell>
          <table:table-cell table:style-name="ce40" table:formula="of:=IF([.J102]=&quot;&quot;;&quot;&quot;;SUMPRODUCT([.$E$3:.$E$77]=[.J102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sonst. Polysaccharide </text:p>
          </table:table-cell>
          <table:table-cell table:style-name="ce40" table:formula="of:=IF([.J103]=&quot;&quot;;&quot;&quot;;SUMPRODUCT([.$E$3:.$E$77]=[.J103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Polysaccharide </text:p>
          </table:table-cell>
          <table:table-cell table:style-name="ce40" table:formula="of:=IF([.J104]=&quot;&quot;;&quot;&quot;;SUMPRODUCT([.$E$3:.$E$77]=[.J104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10"/>
          <table:table-cell table:style-name="ce49" office:value-type="string" calcext:value-type="string">
            <text:p>Sonstiges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string" calcext:value-type="string">
            <text:p>Ballaststoffe wasserl. </text:p>
          </table:table-cell>
          <table:table-cell table:style-name="ce40" table:formula="of:=IF([.J106]=&quot;&quot;;&quot;&quot;;SUMPRODUCT([.$E$3:.$E$77]=[.J106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Ballaststoffe w.unlösl. </text:p>
          </table:table-cell>
          <table:table-cell table:style-name="ce40" table:formula="of:=IF([.J107]=&quot;&quot;;&quot;&quot;;SUMPRODUCT([.$E$3:.$E$77]=[.J107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Lignin </text:p>
          </table:table-cell>
          <table:table-cell table:style-name="ce40" table:formula="of:=IF([.J108]=&quot;&quot;;&quot;&quot;;SUMPRODUCT([.$E$3:.$E$77]=[.J108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Kochsalz </text:p>
          </table:table-cell>
          <table:table-cell table:style-name="ce40" table:formula="of:=IF([.J109]=&quot;&quot;;&quot;&quot;;SUMPRODUCT([.$E$3:.$E$77]=[.J109];[.$G$3:.$G$77]))">
            <text:p/>
          </table:table-cell>
          <table:table-cell office:value-type="string" calcext:value-type="string">
            <text:p>g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Harnsäure </text:p>
          </table:table-cell>
          <table:table-cell table:style-name="ce40" table:formula="of:=IF([.J110]=&quot;&quot;;&quot;&quot;;SUMPRODUCT([.$E$3:.$E$77]=[.J110];[.$G$3:.$G$77]))">
            <text:p/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/S Verhältnis </text:p>
          </table:table-cell>
          <table:table-cell table:style-name="ce40" table:formula="of:=IF([.J111]=&quot;&quot;;&quot;&quot;;SUMPRODUCT([.$E$3:.$E$77]=[.J111];[.$G$3:.$G$77]))">
            <text:p/>
          </table:table-cell>
          <table:table-cell office:value-type="string" calcext:value-type="string">
            <text:p>P/S Verhältnis </text:p>
          </table:table-cell>
        </table:table-row>
        <table:table-row table:style-name="ro3">
          <table:table-cell table:number-columns-repeated="13"/>
        </table:table-row>
        <table:table-row table:style-name="ro4" table:number-rows-repeated="6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4" table:number-rows-repeated="8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4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4" table:number-rows-repeated="8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4" table:number-rows-repeated="5"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table:style-name="Default"/>
          <table:table-cell table:number-columns-repeated="6"/>
        </table:table-row>
        <table:table-row table:style-name="ro4" table:number-rows-repeated="8">
          <table:table-cell table:number-columns-repeated="6"/>
          <table:table-cell table:style-name="Default"/>
          <table:table-cell table:number-columns-repeated="6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6"/>
        </table:table-row>
        <table:table-row table:style-name="ro1" table:number-rows-repeated="104841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Grundnahrungsmittel.A145:Grundnahrungsmittel.AMJ149" table:contains-header="false">
          <table:sort>
            <table:sort-by table:field-number="1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adornments="Standard" style:font-pitch="variable"/>
    <style:font-face style:name="Open Sans Semibold" svg:font-family="'Open Sans Semibold'" style:font-adornments="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">
      <number:number number:decimal-places="1" loext:min-decimal-places="1" number:min-integer-digits="1"/>
      <number:text> g</number:text>
    </number:number-style>
    <number:number-style style:name="N110">
      <number:number number:decimal-places="2" loext:min-decimal-places="2" number:min-integer-digits="1"/>
      <number:text> g</number:text>
    </number:number-style>
    <number:number-style style:name="N111">
      <number:number number:decimal-places="2" loext:min-decimal-places="2" number:min-integer-digits="1"/>
      <number:text> mg</number:text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0" number:min-integer-digits="1" number:decimal-replacement="" number:grouping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style:style style:name="Default" style:family="table-cell">
      <style:text-properties style:font-name="Open Sans" fo:font-family="'Open Sans'" style:font-style-name="Standard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text-align-source="fix" style:repeat-content="false" style:rotation-angle="0" loext:vertical-justify="auto"/>
      <style:paragraph-properties fo:text-align="start" css3t:text-justify="auto"/>
      <style:text-properties style:font-name="Open Sans Semibold" fo:font-family="'Open Sans Semibold'" style:font-style-name="Semibold" style:font-pitch="variable" fo:font-size="12pt" fo:font-style="normal" fo:font-weight="600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35mm" style:vertical-align="automatic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.00.0000</text:date>, <text:time style:data-style-name="N2" text:time-value="10:51:34.6243653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ra </meta:initial-creator>
    <meta:creation-date>2017-10-18T09:58:21.052857986</meta:creation-date>
    <dc:date>2018-11-19T11:11:40.338570656</dc:date>
    <meta:editing-duration>P1DT5H21M44S</meta:editing-duration>
    <meta:editing-cycles>145</meta:editing-cycles>
    <meta:generator>LibreOffice/6.1.3.2$Linux_X86_64 LibreOffice_project/10$Build-2</meta:generator>
    <dc:creator>flra </dc:creator>
    <meta:document-statistic meta:table-count="6" meta:cell-count="16661" meta:object-count="0"/>
  </office:meta>
</office:document-meta>
</file>